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VBAProject/Module1.xml" manifest:media-type="text/xml"/>
  <manifest:file-entry manifest:full-path="Basic/VBAProject/script-lb.xml" manifest:media-type="text/xml"/>
  <manifest:file-entry manifest:full-path="Basic/VBAProject/ThisWorkbook.xml" manifest:media-type="text/xml"/>
  <manifest:file-entry manifest:full-path="Basic/VBAProject/Ark13.xml" manifest:media-type="text/xml"/>
  <manifest:file-entry manifest:full-path="Basic/VBAProject/Ark14.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474.75pt"/>
    </style:style>
    <style:style style:name="co3" style:family="table-column">
      <style:table-column-properties fo:break-before="auto" style:column-width="24.69pt"/>
    </style:style>
    <style:style style:name="co4" style:family="table-column">
      <style:table-column-properties fo:break-before="auto" style:column-width="96.04pt"/>
    </style:style>
    <style:style style:name="co5" style:family="table-column">
      <style:table-column-properties fo:break-before="auto" style:column-width="69.45pt"/>
    </style:style>
    <style:style style:name="co6" style:family="table-column">
      <style:table-column-properties fo:break-before="auto" style:column-width="149.19pt"/>
    </style:style>
    <style:style style:name="co7" style:family="table-column">
      <style:table-column-properties fo:break-before="auto" style:column-width="56.35pt"/>
    </style:style>
    <style:style style:name="co8" style:family="table-column">
      <style:table-column-properties fo:break-before="auto" style:column-width="43.2pt"/>
    </style:style>
    <style:style style:name="co9" style:family="table-column">
      <style:table-column-properties fo:break-before="auto" style:column-width="30.1pt"/>
    </style:style>
    <style:style style:name="co10" style:family="table-column">
      <style:table-column-properties fo:break-before="auto" style:column-width="63.44pt"/>
    </style:style>
    <style:style style:name="co11" style:family="table-column">
      <style:table-column-properties fo:break-before="auto" style:column-width="66.61pt"/>
    </style:style>
    <style:style style:name="co12" style:family="table-column">
      <style:table-column-properties fo:break-before="auto" style:column-width="87.45pt"/>
    </style:style>
    <style:style style:name="co13" style:family="table-column">
      <style:table-column-properties fo:break-before="auto" style:column-width="26.19pt"/>
    </style:style>
    <style:style style:name="co14" style:family="table-column">
      <style:table-column-properties fo:break-before="auto" style:column-width="71.74pt"/>
    </style:style>
    <style:style style:name="co15" style:family="table-column">
      <style:table-column-properties fo:break-before="auto" style:column-width="162.11pt"/>
    </style:style>
    <style:style style:name="co16" style:family="table-column">
      <style:table-column-properties fo:break-before="auto" style:column-width="22.34pt"/>
    </style:style>
    <style:style style:name="co17" style:family="table-column">
      <style:table-column-properties fo:break-before="auto" style:column-width="276.35pt"/>
    </style:style>
    <style:style style:name="co18" style:family="table-column">
      <style:table-column-properties fo:break-before="auto" style:column-width="148.39pt"/>
    </style:style>
    <style:style style:name="co19" style:family="table-column">
      <style:table-column-properties fo:break-before="auto" style:column-width="138.9pt"/>
    </style:style>
    <style:style style:name="co20" style:family="table-column">
      <style:table-column-properties fo:break-before="auto" style:column-width="82.54pt"/>
    </style:style>
    <style:style style:name="co21" style:family="table-column">
      <style:table-column-properties fo:break-before="auto" style:column-width="430.16pt"/>
    </style:style>
    <style:style style:name="co22" style:family="table-column">
      <style:table-column-properties fo:break-before="auto" style:column-width="381pt"/>
    </style:style>
    <style:style style:name="co23" style:family="table-column">
      <style:table-column-properties fo:break-before="auto" style:column-width="285.7pt"/>
    </style:style>
    <style:style style:name="co24" style:family="table-column">
      <style:table-column-properties fo:break-before="auto" style:column-width="59.3pt"/>
    </style:style>
    <style:style style:name="ro1" style:family="table-row">
      <style:table-row-properties style:row-height="13.8pt" fo:break-before="auto" style:use-optimal-row-height="true"/>
    </style:style>
    <style:style style:name="ro2" style:family="table-row">
      <style:table-row-properties style:row-height="26.25pt" fo:break-before="auto" style:use-optimal-row-height="false"/>
    </style:style>
    <style:style style:name="ro3" style:family="table-row">
      <style:table-row-properties style:row-height="23.84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14.26pt" fo:break-before="auto" style:use-optimal-row-height="false"/>
    </style:style>
    <style:style style:name="ta1" style:family="table" style:master-page-name="PageStyle_5f_res.field">
      <style:table-properties table:display="true" style:writing-mode="lr-tb"/>
    </style:style>
    <style:style style:name="ta2" style:family="table" style:master-page-name="PageStyle_5f_res.field.selection_5f_value">
      <style:table-properties table:display="true" style:writing-mode="lr-tb"/>
    </style:style>
    <style:style style:name="ta3" style:family="table" style:master-page-name="PageStyle_5f_KODETYPE">
      <style:table-properties table:display="true" style:writing-mode="lr-tb"/>
    </style:style>
    <number:text-style style:name="N100">
      <number:text-content/>
    </number:text-style>
    <style:style style:name="ce1"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Normal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d9d9d9"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transparent"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Normal_20_3" style:data-style-name="N100">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100">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Normal_20_3" style:data-style-name="N125">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c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fc0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wrap-option="no-wrap"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Normal_20_2"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20_2"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fo:background-color="#d9d9d9" fo:wrap-option="no-wrap"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7" style:family="table-cell" style:parent-style-name="TableStyleLight1">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data-style-name="N10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0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100">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Normal_20_2"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4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wrap-option="no-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fo:background-color="transparent" fo:wrap-option="no-wrap"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ackground-color="#f2f2f2" fo:wrap-option="no-wrap"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Pivot_20_Table_20_Field">
      <style:table-cell-properties fo:border-bottom="0.99pt solid #000000" fo:border-left="2.01pt solid #000000" fo:border-right="0.99pt solid #000000" fo:border-top="2.01pt solid #000000"/>
    </style:style>
    <style:style style:name="ce53" style:family="table-cell" style:parent-style-name="Pivot_20_Table_20_Category" style:data-style-name="N0">
      <style:table-cell-properties fo:border-bottom="none" fo:border-left="2.01pt solid #000000" fo:border-right="0.99pt solid #000000" fo:border-top="0.99pt solid #000000"/>
    </style:style>
    <style:style style:name="ce54" style:family="table-cell" style:parent-style-name="Pivot_20_Table_20_Category" style:data-style-name="N0">
      <style:table-cell-properties fo:border-bottom="none" fo:border-left="2.01pt solid #000000" fo:border-right="0.99pt solid #000000" fo:border-top="none"/>
    </style:style>
    <style:style style:name="ce55" style:family="table-cell" style:parent-style-name="Pivot_20_Table_20_Title" style:data-style-name="N0">
      <style:table-cell-properties fo:border-bottom="2.01pt solid #000000" fo:border-left="2.01pt solid #000000" fo:border-right="0.99pt solid #000000" fo:border-top="0.99pt solid #000000"/>
    </style:style>
    <style:style style:name="ce56" style:family="table-cell" style:parent-style-name="Pivot_20_Table_20_Corner">
      <style:table-cell-properties fo:border-bottom="0.99pt solid #000000" fo:border-left="0.99pt solid #000000" fo:border-right="2.01pt solid #000000" fo:border-top="2.01pt solid #000000"/>
    </style:style>
    <style:style style:name="ce57" style:family="table-cell" style:parent-style-name="Pivot_20_Table_20_Value">
      <style:table-cell-properties fo:border-bottom="none" fo:border-left="0.99pt solid #000000" fo:border-right="2.01pt solid #000000" fo:border-top="0.99pt solid #000000"/>
    </style:style>
    <style:style style:name="ce58" style:family="table-cell" style:parent-style-name="Pivot_20_Table_20_Value">
      <style:table-cell-properties fo:border-bottom="none" fo:border-left="0.99pt solid #000000" fo:border-right="2.01pt solid #000000" fo:border-top="none"/>
    </style:style>
    <style:style style:name="ce59" style:family="table-cell" style:parent-style-name="Pivot_20_Table_20_Value">
      <style:table-cell-properties fo:border-bottom="0.99pt solid #000000" fo:border-left="0.99pt solid #000000" fo:border-right="2.01pt solid #000000" fo:border-top="none"/>
    </style:style>
    <style:style style:name="ce60" style:family="table-cell" style:parent-style-name="Pivot_20_Table_20_Result">
      <style:table-cell-properties fo:border-bottom="2.01pt solid #000000" fo:border-left="0.99pt solid #000000" fo:border-right="2.01pt solid #000000" fo:border-top="0.99pt solid #000000"/>
    </style:style>
    <style:style style:name="T1" style:family="text">
      <style:text-properties style:use-window-font-color="true"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field" table:style-name="ta1" table:print-ranges="'res.field'.A3:'res.field'.A9">
        <office:forms form:automatic-focus="false" form:apply-design-mode="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9"/>
        <table:table-column table:style-name="co6" table:default-cell-style-name="ce11"/>
        <table:table-column table:style-name="co7" table:default-cell-style-name="ce9"/>
        <table:table-column table:style-name="co8" table:default-cell-style-name="ce16"/>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0" table:number-columns-repeated="1007" table:default-cell-style-name="ce9"/>
        <table:table-column table:style-name="co10" table:number-columns-repeated="4" table:default-cell-style-name="Default"/>
        <table:table-row table:style-name="ro1">
          <table:table-cell table:style-name="ce1"/>
          <table:table-cell table:style-name="ce2"/>
          <table:table-cell table:number-columns-repeated="2" table:style-name="ce2" office:value-type="string" calcext:value-type="string">
            <text:p>i</text:p>
          </table:table-cell>
          <table:table-cell table:style-name="ce2"/>
          <table:table-cell table:number-columns-repeated="2" table:style-name="ce2" office:value-type="string" calcext:value-type="string">
            <text:p>i</text:p>
          </table:table-cell>
          <table:table-cell table:style-name="ce13" office:value-type="string" calcext:value-type="string">
            <text:p>i</text:p>
          </table:table-cell>
          <table:table-cell table:number-columns-repeated="4" table:style-name="ce2" office:value-type="string" calcext:value-type="string">
            <text:p>i</text:p>
          </table:table-cell>
          <table:table-cell table:style-name="ce2" table:number-columns-repeated="1008"/>
          <table:table-cell table:number-columns-repeated="4"/>
        </table:table-row>
        <table:table-row table:style-name="ro1">
          <table:table-cell/>
          <table:table-cell table:style-name="ce2" table:number-columns-repeated="6"/>
          <table:table-cell table:style-name="ce13"/>
          <table:table-cell table:style-name="ce2" table:number-columns-repeated="1012"/>
          <table:table-cell table:number-columns-repeated="4"/>
        </table:table-row>
        <table:table-row table:style-name="ro1">
          <table:table-cell table:style-name="ce1" office:value-type="string" calcext:value-type="string">
            <text:p>i</text:p>
          </table:table-cell>
          <table:table-cell table:style-name="ce4" table:formula="of:=&quot;&quot;&quot;&quot;&amp;[.C3]&amp;&quot;&quot;&quot;,&quot;&quot;&quot;&amp;[.D3]&amp;&quot;&quot;&quot;,&quot;&quot;&quot;&amp;[.F3]&amp;&quot;&quot;&quot;,&quot;&quot;&quot;&amp;[.G3]&amp;&quot;&quot;&quot;,&quot;&quot;&quot;&amp;[.H3]&amp;&quot;&quot;&quot;,&quot;&quot;&quot;&amp;[.I3]&amp;&quot;&quot;&quot;,&quot;&quot;&quot;&amp;[.J3]&amp;&quot;&quot;&quot;,&quot;&quot;&quot;&amp;[.K3]&amp;&quot;&quot;&quot;,&quot;&quot;&quot;&amp;[.L3]&amp;&quot;&quot;&quot;&quot;" office:value-type="string" office:string-value="&quot;id&quot;,&quot;code&quot;,&quot;name&quot;,&quot;data_type&quot;,&quot;auto_create&quot;,&quot;app&quot;,&quot;country_id/id&quot;,&quot;model&quot;,&quot;default_value&quot;" calcext:value-type="string">
            <text:p>"id","code","name","data_type","auto_create","app","country_id/id","model","default_value"</text:p>
          </table:table-cell>
          <table:table-cell table:style-name="ce4" office:value-type="string" calcext:value-type="string">
            <text:p>id</text:p>
          </table:table-cell>
          <table:table-cell table:style-name="ce4" office:value-type="string" calcext:value-type="string">
            <text:p>code</text:p>
          </table:table-cell>
          <table:table-cell table:style-name="ce4" office:value-type="string" calcext:value-type="string">
            <text:p>main_code</text:p>
          </table:table-cell>
          <table:table-cell table:style-name="ce4" office:value-type="string" calcext:value-type="string">
            <text:p>name</text:p>
          </table:table-cell>
          <table:table-cell table:style-name="ce4" office:value-type="string" calcext:value-type="string">
            <text:p>data_type</text:p>
          </table:table-cell>
          <table:table-cell table:style-name="ce14" office:value-type="string" calcext:value-type="string">
            <text:p>auto_create</text:p>
          </table:table-cell>
          <table:table-cell table:style-name="ce4" office:value-type="string" calcext:value-type="string">
            <text:p>app</text:p>
          </table:table-cell>
          <table:table-cell table:style-name="ce4" office:value-type="string" calcext:value-type="string">
            <text:p>country_id/id</text:p>
          </table:table-cell>
          <table:table-cell table:style-name="ce4" office:value-type="string" calcext:value-type="string">
            <text:p>model</text:p>
          </table:table-cell>
          <table:table-cell table:style-name="ce4" office:value-type="string" calcext:value-type="string">
            <text:p>default_value</text:p>
          </table:table-cell>
          <table:table-cell table:style-name="ce20" office:value-type="string" calcext:value-type="string">
            <text:p>res.field.selection_value</text:p>
          </table:table-cell>
          <table:table-cell table:style-name="ce20" table:number-columns-repeated="956"/>
          <table:table-cell table:style-name="ce20" office:value-type="string" calcext:value-type="string">
            <text:p>dato</text:p>
          </table:table-cell>
          <table:table-cell table:style-name="ce20" table:number-columns-repeated="50"/>
          <table:table-cell table:number-columns-repeated="4"/>
        </table:table-row>
        <table:table-row table:style-name="ro1">
          <table:table-cell table:style-name="ce3" table:formula="of:=IF([.K4]=&quot;&quot;;&quot;&quot;;&quot;i&quot;)" office:value-type="string" office:string-value="i" calcext:value-type="string">
            <text:p>i</text:p>
          </table:table-cell>
          <table:table-cell table:style-name="ce5" table:formula="of:=&quot;&quot;&quot;&quot;&amp;[.C4]&amp;&quot;&quot;&quot;,&quot;&quot;&quot;&amp;[.D4]&amp;&quot;&quot;&quot;,&quot;&quot;&quot;&amp;[.F4]&amp;&quot;&quot;&quot;,&quot;&quot;&quot;&amp;[.G4]&amp;&quot;&quot;&quot;,&quot;&quot;&quot;&amp;[.H4]&amp;&quot;&quot;&quot;,&quot;&quot;&quot;&amp;[.I4]&amp;&quot;&quot;&quot;,&quot;&quot;&quot;&amp;[.J4]&amp;&quot;&quot;&quot;,&quot;&quot;&quot;&amp;[.K4]&amp;&quot;&quot;&quot;,&quot;&quot;&quot;&amp;[.L4]&amp;&quot;&quot;&quot;&quot;" office:value-type="string" office:string-value="&quot;l10n_no_hr_payroll.res_field_l10n_no_Arbeidsforholdtype&quot;,&quot;l10n_no_Arbeidsforholdtype&quot;,&quot;Type arbeidsforhold&quot;,&quot;selection&quot;,&quot;False&quot;,&quot;hr&quot;,&quot;base.no&quot;,&quot;hr.contract&quot;,&quot;&quot;" calcext:value-type="string">
            <text:p>"l10n_no_hr_payroll.res_field_l10n_no_Arbeidsforholdtype","l10n_no_Arbeidsforholdtype","Type arbeidsforhold","selection","False","hr","base.no","hr.contract",""</text:p>
          </table:table-cell>
          <table:table-cell table:style-name="ce5" table:formula="of:=&quot;l10n_no_hr_payroll.res_field_&quot;&amp;[.D4]" office:value-type="string" office:string-value="l10n_no_hr_payroll.res_field_l10n_no_Arbeidsforholdtype" calcext:value-type="string">
            <text:p>l10n_no_hr_payroll.res_field_l10n_no_Arbeidsforholdtype</text:p>
          </table:table-cell>
          <table:table-cell table:style-name="ce5" table:formula="of:=&quot;l10n_no_&quot;&amp;[.E4]" office:value-type="string" office:string-value="l10n_no_Arbeidsforholdtype" calcext:value-type="string">
            <text:p>l10n_no_Arbeidsforholdtype</text:p>
          </table:table-cell>
          <table:table-cell table:style-name="ce7" office:value-type="string" calcext:value-type="string">
            <text:p>Arbeidsforholdtype</text:p>
          </table:table-cell>
          <table:table-cell table:style-name="ce10" office:value-type="string" calcext:value-type="string">
            <text:p>Type arbeidsforhold</text:p>
          </table:table-cell>
          <table:table-cell table:style-name="ce7"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8" office:value-type="string" calcext:value-type="string">
            <text:p>hr.contract</text:p>
          </table:table-cell>
          <table:table-cell table:style-name="ce7"/>
          <table:table-cell table:style-name="ce3" table:formula="of:=[.A4]" office:value-type="string" office:string-value="i" calcext:value-type="string">
            <text:p>i</text:p>
          </table:table-cell>
          <table:table-cell table:number-columns-repeated="1011"/>
        </table:table-row>
        <table:table-row table:style-name="ro2">
          <table:table-cell table:style-name="ce3" table:formula="of:=IF([.K5]=&quot;&quot;;&quot;&quot;;&quot;i&quot;)" office:value-type="string" office:string-value="i" calcext:value-type="string">
            <text:p>i</text:p>
          </table:table-cell>
          <table:table-cell table:style-name="ce5" table:formula="of:=&quot;&quot;&quot;&quot;&amp;[.C5]&amp;&quot;&quot;&quot;,&quot;&quot;&quot;&amp;[.D5]&amp;&quot;&quot;&quot;,&quot;&quot;&quot;&amp;[.F5]&amp;&quot;&quot;&quot;,&quot;&quot;&quot;&amp;[.G5]&amp;&quot;&quot;&quot;,&quot;&quot;&quot;&amp;[.H5]&amp;&quot;&quot;&quot;,&quot;&quot;&quot;&amp;[.I5]&amp;&quot;&quot;&quot;,&quot;&quot;&quot;&amp;[.J5]&amp;&quot;&quot;&quot;,&quot;&quot;&quot;&amp;[.K5]&amp;&quot;&quot;&quot;,&quot;&quot;&quot;&amp;[.L5]&amp;&quot;&quot;&quot;&quot;" office:value-type="string" office:string-value="&quot;l10n_no_hr_payroll.res_field_l10n_no_Arbeidstidsordning&quot;,&quot;l10n_no_Arbeidstidsordning&quot;,&quot;Arbeidstidsordning&quot;,&quot;selection&quot;,&quot;False&quot;,&quot;hr&quot;,&quot;base.no&quot;,&quot;hr.contract&quot;,&quot;&quot;" calcext:value-type="string">
            <text:p>"l10n_no_hr_payroll.res_field_l10n_no_Arbeidstidsordning","l10n_no_Arbeidstidsordning","Arbeidstidsordning","selection","False","hr","base.no","hr.contract",""</text:p>
          </table:table-cell>
          <table:table-cell table:style-name="ce5" table:formula="of:=&quot;l10n_no_hr_payroll.res_field_&quot;&amp;[.D5]" office:value-type="string" office:string-value="l10n_no_hr_payroll.res_field_l10n_no_Arbeidstidsordning" calcext:value-type="string">
            <text:p>l10n_no_hr_payroll.res_field_l10n_no_Arbeidstidsordning</text:p>
          </table:table-cell>
          <table:table-cell table:style-name="ce5" table:formula="of:=&quot;l10n_no_&quot;&amp;[.E5]" office:value-type="string" office:string-value="l10n_no_Arbeidstidsordning" calcext:value-type="string">
            <text:p>l10n_no_Arbeidstidsordning</text:p>
          </table:table-cell>
          <table:table-cell table:number-columns-repeated="2" table:style-name="ce7" office:value-type="string" calcext:value-type="string">
            <text:p>Arbeidstidsordning</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contract</text:p>
          </table:table-cell>
          <table:table-cell/>
          <table:table-cell table:style-name="ce3" table:formula="of:=[.A5]" office:value-type="string" office:string-value="i" calcext:value-type="string">
            <text:p>i</text:p>
          </table:table-cell>
          <table:table-cell table:number-columns-repeated="1011"/>
        </table:table-row>
        <table:table-row table:style-name="ro1">
          <table:table-cell table:style-name="ce3" table:formula="of:=IF([.K6]=&quot;&quot;;&quot;&quot;;&quot;i&quot;)">
            <text:p/>
          </table:table-cell>
          <table:table-cell table:style-name="ce5" table:formula="of:=&quot;&quot;&quot;&quot;&amp;[.C6]&amp;&quot;&quot;&quot;,&quot;&quot;&quot;&amp;[.D6]&amp;&quot;&quot;&quot;,&quot;&quot;&quot;&amp;[.F6]&amp;&quot;&quot;&quot;,&quot;&quot;&quot;&amp;[.G6]&amp;&quot;&quot;&quot;,&quot;&quot;&quot;&amp;[.H6]&amp;&quot;&quot;&quot;,&quot;&quot;&quot;&amp;[.I6]&amp;&quot;&quot;&quot;,&quot;&quot;&quot;&amp;[.J6]&amp;&quot;&quot;&quot;,&quot;&quot;&quot;&amp;[.K6]&amp;&quot;&quot;&quot;,&quot;&quot;&quot;&amp;[.L6]&amp;&quot;&quot;&quot;&quot;" office:value-type="string" office:string-value="&quot;l10n_no_hr_payroll.res_field_l10n_no_Fartsomraade&quot;,&quot;l10n_no_Fartsomraade&quot;,&quot;Fartsomraade&quot;,&quot;selection&quot;,&quot;False&quot;,&quot;hr&quot;,&quot;base.no&quot;,&quot;&quot;,&quot;&quot;" calcext:value-type="string">
            <text:p>"l10n_no_hr_payroll.res_field_l10n_no_Fartsomraade","l10n_no_Fartsomraade","Fartsomraade","selection","False","hr","base.no","",""</text:p>
          </table:table-cell>
          <table:table-cell table:style-name="ce5" table:formula="of:=&quot;l10n_no_hr_payroll.res_field_&quot;&amp;[.D6]" office:value-type="string" office:string-value="l10n_no_hr_payroll.res_field_l10n_no_Fartsomraade" calcext:value-type="string">
            <text:p>l10n_no_hr_payroll.res_field_l10n_no_Fartsomraade</text:p>
          </table:table-cell>
          <table:table-cell table:style-name="ce5" table:formula="of:=&quot;l10n_no_&quot;&amp;[.E6]" office:value-type="string" office:string-value="l10n_no_Fartsomraade" calcext:value-type="string">
            <text:p>l10n_no_Fartsomraade</text:p>
          </table:table-cell>
          <table:table-cell table:style-name="ce7" office:value-type="string" calcext:value-type="string">
            <text:p>Fartsomraade</text:p>
          </table:table-cell>
          <table:table-cell table:style-name="ce10" office:value-type="string" calcext:value-type="string">
            <text:p>Fartsomraad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2"/>
          <table:table-cell/>
          <table:table-cell table:style-name="ce3" table:formula="of:=[.A6]">
            <text:p/>
          </table:table-cell>
          <table:table-cell table:number-columns-repeated="1011"/>
        </table:table-row>
        <table:table-row table:style-name="ro3">
          <table:table-cell table:style-name="ce3" table:formula="of:=IF([.K7]=&quot;&quot;;&quot;&quot;;&quot;i&quot;)" office:value-type="string" office:string-value="i" calcext:value-type="string">
            <text:p>i</text:p>
          </table:table-cell>
          <table:table-cell table:style-name="ce5" table:formula="of:=&quot;&quot;&quot;&quot;&amp;[.C7]&amp;&quot;&quot;&quot;,&quot;&quot;&quot;&amp;[.D7]&amp;&quot;&quot;&quot;,&quot;&quot;&quot;&amp;[.F7]&amp;&quot;&quot;&quot;,&quot;&quot;&quot;&amp;[.G7]&amp;&quot;&quot;&quot;,&quot;&quot;&quot;&amp;[.H7]&amp;&quot;&quot;&quot;,&quot;&quot;&quot;&amp;[.I7]&amp;&quot;&quot;&quot;,&quot;&quot;&quot;&amp;[.J7]&amp;&quot;&quot;&quot;,&quot;&quot;&quot;&amp;[.K7]&amp;&quot;&quot;&quot;,&quot;&quot;&quot;&amp;[.L7]&amp;&quot;&quot;&quot;&quot;" office:value-type="string" office:string-value="&quot;l10n_no_hr_payroll.res_field_l10n_no_antallTimerPerUkeSomEnFullStillingTilsvarer&quot;,&quot;l10n_no_antallTimerPerUkeSomEnFullStillingTilsvarer&quot;,&quot;Antall timer per uke som en full stilling tilsvarer&quot;,&quot;float&quot;,&quot;False&quot;,&quot;hr&quot;,&quot;base.no&quot;,&quot;hr.contract&quot;,&quot;&quot;" calcext:value-type="string">
            <text:p>"l10n_no_hr_payroll.res_field_l10n_no_antallTimerPerUkeSomEnFullStillingTilsvarer","l10n_no_antallTimerPerUkeSomEnFullStillingTilsvarer","Antall timer per uke som en full stilling tilsvarer","float","False","hr","base.no","hr.contract",""</text:p>
          </table:table-cell>
          <table:table-cell table:style-name="ce5" table:formula="of:=&quot;l10n_no_hr_payroll.res_field_&quot;&amp;[.D7]" office:value-type="string" office:string-value="l10n_no_hr_payroll.res_field_l10n_no_antallTimerPerUkeSomEnFullStillingTilsvarer" calcext:value-type="string">
            <text:p>l10n_no_hr_payroll.res_field_l10n_no_antallTimerPerUkeSomEnFullStillingTilsvarer</text:p>
          </table:table-cell>
          <table:table-cell table:style-name="ce5" table:formula="of:=&quot;l10n_no_&quot;&amp;[.E7]" office:value-type="string" office:string-value="l10n_no_antallTimerPerUkeSomEnFullStillingTilsvarer" calcext:value-type="string">
            <text:p>l10n_no_antallTimerPerUkeSomEnFullStillingTilsvarer</text:p>
          </table:table-cell>
          <table:table-cell table:style-name="ce7" office:value-type="string" calcext:value-type="string">
            <text:p>antallTimerPerUkeSomEnFullStillingTilsvarer</text:p>
          </table:table-cell>
          <table:table-cell table:style-name="ce10" office:value-type="string" calcext:value-type="string">
            <text:p>Antall timer per uke som en full stilling tilsvarer</text:p>
          </table:table-cell>
          <table:table-cell office:value-type="string" calcext:value-type="string">
            <text:p>float</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8" office:value-type="string" calcext:value-type="string">
            <text:p>hr.contract</text:p>
          </table:table-cell>
          <table:table-cell/>
          <table:table-cell table:style-name="ce3" table:formula="of:=[.A7]" office:value-type="string" office:string-value="i" calcext:value-type="string">
            <text:p>i</text:p>
          </table:table-cell>
          <table:table-cell table:number-columns-repeated="1011"/>
        </table:table-row>
        <table:table-row table:style-name="ro1">
          <table:table-cell table:style-name="ce3" table:formula="of:=IF([.K8]=&quot;&quot;;&quot;&quot;;&quot;i&quot;)">
            <text:p/>
          </table:table-cell>
          <table:table-cell table:style-name="ce5" table:formula="of:=&quot;&quot;&quot;&quot;&amp;[.C8]&amp;&quot;&quot;&quot;,&quot;&quot;&quot;&amp;[.D8]&amp;&quot;&quot;&quot;,&quot;&quot;&quot;&amp;[.F8]&amp;&quot;&quot;&quot;,&quot;&quot;&quot;&amp;[.G8]&amp;&quot;&quot;&quot;,&quot;&quot;&quot;&amp;[.H8]&amp;&quot;&quot;&quot;,&quot;&quot;&quot;&amp;[.I8]&amp;&quot;&quot;&quot;,&quot;&quot;&quot;&amp;[.J8]&amp;&quot;&quot;&quot;,&quot;&quot;&quot;&amp;[.K8]&amp;&quot;&quot;&quot;,&quot;&quot;&quot;&amp;[.L8]&amp;&quot;&quot;&quot;&quot;" office:value-type="string" office:string-value="&quot;l10n_no_hr_payroll.res_field_l10n_no_Skipsregister&quot;,&quot;l10n_no_Skipsregister&quot;,&quot;Skipsregister&quot;,&quot;selection&quot;,&quot;False&quot;,&quot;hr&quot;,&quot;base.no&quot;,&quot;&quot;,&quot;&quot;" calcext:value-type="string">
            <text:p>"l10n_no_hr_payroll.res_field_l10n_no_Skipsregister","l10n_no_Skipsregister","Skipsregister","selection","False","hr","base.no","",""</text:p>
          </table:table-cell>
          <table:table-cell table:style-name="ce5" table:formula="of:=&quot;l10n_no_hr_payroll.res_field_&quot;&amp;[.D8]" office:value-type="string" office:string-value="l10n_no_hr_payroll.res_field_l10n_no_Skipsregister" calcext:value-type="string">
            <text:p>l10n_no_hr_payroll.res_field_l10n_no_Skipsregister</text:p>
          </table:table-cell>
          <table:table-cell table:style-name="ce5" table:formula="of:=&quot;l10n_no_&quot;&amp;[.E8]" office:value-type="string" office:string-value="l10n_no_Skipsregister" calcext:value-type="string">
            <text:p>l10n_no_Skipsregister</text:p>
          </table:table-cell>
          <table:table-cell table:style-name="ce7" office:value-type="string" calcext:value-type="string">
            <text:p>Skipsregister</text:p>
          </table:table-cell>
          <table:table-cell table:style-name="ce10" office:value-type="string" calcext:value-type="string">
            <text:p>Skipsregister</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2"/>
          <table:table-cell/>
          <table:table-cell table:style-name="ce3" table:formula="of:=[.A8]">
            <text:p/>
          </table:table-cell>
          <table:table-cell table:style-name="ce12" table:number-columns-repeated="1007"/>
          <table:table-cell table:number-columns-repeated="4"/>
        </table:table-row>
        <table:table-row table:style-name="ro1">
          <table:table-cell table:style-name="ce3" table:formula="of:=IF([.K9]=&quot;&quot;;&quot;&quot;;&quot;i&quot;)">
            <text:p/>
          </table:table-cell>
          <table:table-cell table:style-name="ce5" table:formula="of:=&quot;&quot;&quot;&quot;&amp;[.C9]&amp;&quot;&quot;&quot;,&quot;&quot;&quot;&amp;[.D9]&amp;&quot;&quot;&quot;,&quot;&quot;&quot;&amp;[.F9]&amp;&quot;&quot;&quot;,&quot;&quot;&quot;&amp;[.G9]&amp;&quot;&quot;&quot;,&quot;&quot;&quot;&amp;[.H9]&amp;&quot;&quot;&quot;,&quot;&quot;&quot;&amp;[.I9]&amp;&quot;&quot;&quot;,&quot;&quot;&quot;&amp;[.J9]&amp;&quot;&quot;&quot;,&quot;&quot;&quot;&amp;[.K9]&amp;&quot;&quot;&quot;,&quot;&quot;&quot;&amp;[.L9]&amp;&quot;&quot;&quot;&quot;" office:value-type="string" office:string-value="&quot;l10n_no_hr_payroll.res_field_l10n_no_Skipstype&quot;,&quot;l10n_no_Skipstype&quot;,&quot;Skipstype&quot;,&quot;selection&quot;,&quot;False&quot;,&quot;hr&quot;,&quot;base.no&quot;,&quot;&quot;,&quot;&quot;" calcext:value-type="string">
            <text:p>"l10n_no_hr_payroll.res_field_l10n_no_Skipstype","l10n_no_Skipstype","Skipstype","selection","False","hr","base.no","",""</text:p>
          </table:table-cell>
          <table:table-cell table:style-name="ce5" table:formula="of:=&quot;l10n_no_hr_payroll.res_field_&quot;&amp;[.D9]" office:value-type="string" office:string-value="l10n_no_hr_payroll.res_field_l10n_no_Skipstype" calcext:value-type="string">
            <text:p>l10n_no_hr_payroll.res_field_l10n_no_Skipstype</text:p>
          </table:table-cell>
          <table:table-cell table:style-name="ce5" table:formula="of:=&quot;l10n_no_&quot;&amp;[.E9]" office:value-type="string" office:string-value="l10n_no_Skipstype" calcext:value-type="string">
            <text:p>l10n_no_Skipstype</text:p>
          </table:table-cell>
          <table:table-cell table:style-name="ce7" office:value-type="string" calcext:value-type="string">
            <text:p>Skipstype</text:p>
          </table:table-cell>
          <table:table-cell table:style-name="ce10" office:value-type="string" calcext:value-type="string">
            <text:p>Skipstyp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2"/>
          <table:table-cell/>
          <table:table-cell table:style-name="ce3" table:formula="of:=[.A9]">
            <text:p/>
          </table:table-cell>
          <table:table-cell table:style-name="ce20" table:number-columns-repeated="1007"/>
          <table:table-cell table:number-columns-repeated="4"/>
        </table:table-row>
        <table:table-row table:style-name="ro1">
          <table:table-cell table:style-name="ce3" table:formula="of:=IF([.K10]=&quot;&quot;;&quot;&quot;;&quot;i&quot;)">
            <text:p/>
          </table:table-cell>
          <table:table-cell table:style-name="ce5" table:formula="of:=&quot;&quot;&quot;&quot;&amp;[.C10]&amp;&quot;&quot;&quot;,&quot;&quot;&quot;&amp;[.D10]&amp;&quot;&quot;&quot;,&quot;&quot;&quot;&amp;[.F10]&amp;&quot;&quot;&quot;,&quot;&quot;&quot;&amp;[.G10]&amp;&quot;&quot;&quot;,&quot;&quot;&quot;&amp;[.H10]&amp;&quot;&quot;&quot;,&quot;&quot;&quot;&amp;[.I10]&amp;&quot;&quot;&quot;,&quot;&quot;&quot;&amp;[.J10]&amp;&quot;&quot;&quot;,&quot;&quot;&quot;&amp;[.K10]&amp;&quot;&quot;&quot;,&quot;&quot;&quot;&amp;[.L10]&amp;&quot;&quot;&quot;&quot;" office:value-type="string" office:string-value="&quot;l10n_no_hr_payroll.res_field_l10n_no_Internasjonalidentifikatortype&quot;,&quot;l10n_no_Internasjonalidentifikatortype&quot;,&quot;Internasjonalidentifikatortype&quot;,&quot;selection&quot;,&quot;False&quot;,&quot;hr&quot;,&quot;base.no&quot;,&quot;&quot;,&quot;&quot;" calcext:value-type="string">
            <text:p>"l10n_no_hr_payroll.res_field_l10n_no_Internasjonalidentifikatortype","l10n_no_Internasjonalidentifikatortype","Internasjonalidentifikatortype","selection","False","hr","base.no","",""</text:p>
          </table:table-cell>
          <table:table-cell table:style-name="ce5" table:formula="of:=&quot;l10n_no_hr_payroll.res_field_&quot;&amp;[.D10]" office:value-type="string" office:string-value="l10n_no_hr_payroll.res_field_l10n_no_Internasjonalidentifikatortype" calcext:value-type="string">
            <text:p>l10n_no_hr_payroll.res_field_l10n_no_Internasjonalidentifikatortype</text:p>
          </table:table-cell>
          <table:table-cell table:style-name="ce5" table:formula="of:=&quot;l10n_no_&quot;&amp;[.E10]" office:value-type="string" office:string-value="l10n_no_Internasjonalidentifikatortype" calcext:value-type="string">
            <text:p>l10n_no_Internasjonalidentifikatortype</text:p>
          </table:table-cell>
          <table:table-cell table:style-name="ce7" office:value-type="string" calcext:value-type="string">
            <text:p>Internasjonalidentifikatortype</text:p>
          </table:table-cell>
          <table:table-cell table:style-name="ce10" office:value-type="string" calcext:value-type="string">
            <text:p>Internasjonalidentifikatortyp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2"/>
          <table:table-cell/>
          <table:table-cell table:style-name="ce3" table:formula="of:=[.A10]">
            <text:p/>
          </table:table-cell>
          <table:table-cell table:style-name="ce20" table:number-columns-repeated="1007"/>
          <table:table-cell table:number-columns-repeated="4"/>
        </table:table-row>
        <table:table-row table:style-name="ro1">
          <table:table-cell table:style-name="ce3" table:formula="of:=IF([.K11]=&quot;&quot;;&quot;&quot;;&quot;i&quot;)">
            <text:p/>
          </table:table-cell>
          <table:table-cell table:style-name="ce5" table:formula="of:=&quot;&quot;&quot;&quot;&amp;[.C11]&amp;&quot;&quot;&quot;,&quot;&quot;&quot;&amp;[.D11]&amp;&quot;&quot;&quot;,&quot;&quot;&quot;&amp;[.F11]&amp;&quot;&quot;&quot;,&quot;&quot;&quot;&amp;[.G11]&amp;&quot;&quot;&quot;,&quot;&quot;&quot;&amp;[.H11]&amp;&quot;&quot;&quot;,&quot;&quot;&quot;&amp;[.I11]&amp;&quot;&quot;&quot;,&quot;&quot;&quot;&amp;[.J11]&amp;&quot;&quot;&quot;,&quot;&quot;&quot;&amp;[.K11]&amp;&quot;&quot;&quot;,&quot;&quot;&quot;&amp;[.L11]&amp;&quot;&quot;&quot;&quot;" office:value-type="string" office:string-value="&quot;l10n_no_hr_payroll.res_field_l10n_no_Avloenningstype&quot;,&quot;l10n_no_Avloenningstype&quot;,&quot;Avloenningstype&quot;,&quot;selection&quot;,&quot;False&quot;,&quot;hr&quot;,&quot;base.no&quot;,&quot;&quot;,&quot;&quot;" calcext:value-type="string">
            <text:p>"l10n_no_hr_payroll.res_field_l10n_no_Avloenningstype","l10n_no_Avloenningstype","Avloenningstype","selection","False","hr","base.no","",""</text:p>
          </table:table-cell>
          <table:table-cell table:style-name="ce5" table:formula="of:=&quot;l10n_no_hr_payroll.res_field_&quot;&amp;[.D11]" office:value-type="string" office:string-value="l10n_no_hr_payroll.res_field_l10n_no_Avloenningstype" calcext:value-type="string">
            <text:p>l10n_no_hr_payroll.res_field_l10n_no_Avloenningstype</text:p>
          </table:table-cell>
          <table:table-cell table:style-name="ce5" table:formula="of:=&quot;l10n_no_&quot;&amp;[.E11]" office:value-type="string" office:string-value="l10n_no_Avloenningstype" calcext:value-type="string">
            <text:p>l10n_no_Avloenningstype</text:p>
          </table:table-cell>
          <table:table-cell table:style-name="ce7" office:value-type="string" calcext:value-type="string">
            <text:p>Avloenningstype</text:p>
          </table:table-cell>
          <table:table-cell table:style-name="ce10" office:value-type="string" calcext:value-type="string">
            <text:p>Avloenningstyp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2"/>
          <table:table-cell/>
          <table:table-cell table:style-name="ce3" table:formula="of:=[.A11]">
            <text:p/>
          </table:table-cell>
          <table:table-cell table:style-name="ce20" table:number-columns-repeated="1007"/>
          <table:table-cell table:number-columns-repeated="4"/>
        </table:table-row>
        <table:table-row table:style-name="ro1">
          <table:table-cell table:style-name="ce3" table:formula="of:=IF([.K12]=&quot;&quot;;&quot;&quot;;&quot;i&quot;)" office:value-type="string" office:string-value="i" calcext:value-type="string">
            <text:p>i</text:p>
          </table:table-cell>
          <table:table-cell table:style-name="ce5" table:formula="of:=&quot;&quot;&quot;&quot;&amp;[.C12]&amp;&quot;&quot;&quot;,&quot;&quot;&quot;&amp;[.D12]&amp;&quot;&quot;&quot;,&quot;&quot;&quot;&amp;[.F12]&amp;&quot;&quot;&quot;,&quot;&quot;&quot;&amp;[.G12]&amp;&quot;&quot;&quot;,&quot;&quot;&quot;&amp;[.H12]&amp;&quot;&quot;&quot;,&quot;&quot;&quot;&amp;[.I12]&amp;&quot;&quot;&quot;,&quot;&quot;&quot;&amp;[.J12]&amp;&quot;&quot;&quot;,&quot;&quot;&quot;&amp;[.K12]&amp;&quot;&quot;&quot;,&quot;&quot;&quot;&amp;[.L12]&amp;&quot;&quot;&quot;&quot;" office:value-type="string" office:string-value="&quot;l10n_no_hr_payroll.res_field_l10n_no_profession_code&quot;,&quot;l10n_no_profession_code&quot;,&quot;Yrkeskode&quot;,&quot;selection&quot;,&quot;False&quot;,&quot;hr&quot;,&quot;base.no&quot;,&quot;hr.job&quot;,&quot;&quot;" calcext:value-type="string">
            <text:p>"l10n_no_hr_payroll.res_field_l10n_no_profession_code","l10n_no_profession_code","Yrkeskode","selection","False","hr","base.no","hr.job",""</text:p>
          </table:table-cell>
          <table:table-cell table:style-name="ce5" table:formula="of:=&quot;l10n_no_hr_payroll.res_field_&quot;&amp;[.D12]" office:value-type="string" office:string-value="l10n_no_hr_payroll.res_field_l10n_no_profession_code" calcext:value-type="string">
            <text:p>l10n_no_hr_payroll.res_field_l10n_no_profession_code</text:p>
          </table:table-cell>
          <table:table-cell table:style-name="ce5" table:formula="of:=&quot;l10n_no_&quot;&amp;[.E12]" office:value-type="string" office:string-value="l10n_no_profession_code" calcext:value-type="string">
            <text:p>l10n_no_profession_code</text:p>
          </table:table-cell>
          <table:table-cell table:style-name="ce7" office:value-type="string" calcext:value-type="string">
            <text:p>profession_code</text:p>
          </table:table-cell>
          <table:table-cell table:style-name="ce10" office:value-type="string" calcext:value-type="string">
            <text:p>Yrkeskode</text:p>
          </table:table-cell>
          <table:table-cell table:style-name="ce7"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job</text:p>
          </table:table-cell>
          <table:table-cell table:style-name="ce7"/>
          <table:table-cell table:style-name="ce3" table:formula="of:=[.A12]" office:value-type="string" office:string-value="i" calcext:value-type="string">
            <text:p>i</text:p>
          </table:table-cell>
          <table:table-cell table:number-columns-repeated="1011"/>
        </table:table-row>
        <table:table-row table:style-name="ro1">
          <table:table-cell table:style-name="ce3" table:formula="of:=IF([.K13]=&quot;&quot;;&quot;&quot;;&quot;i&quot;)" office:value-type="string" office:string-value="i" calcext:value-type="string">
            <text:p>i</text:p>
          </table:table-cell>
          <table:table-cell table:style-name="ce5" table:formula="of:=&quot;&quot;&quot;&quot;&amp;[.C13]&amp;&quot;&quot;&quot;,&quot;&quot;&quot;&amp;[.D13]&amp;&quot;&quot;&quot;,&quot;&quot;&quot;&amp;[.F13]&amp;&quot;&quot;&quot;,&quot;&quot;&quot;&amp;[.G13]&amp;&quot;&quot;&quot;,&quot;&quot;&quot;&amp;[.H13]&amp;&quot;&quot;&quot;,&quot;&quot;&quot;&amp;[.I13]&amp;&quot;&quot;&quot;,&quot;&quot;&quot;&amp;[.J13]&amp;&quot;&quot;&quot;,&quot;&quot;&quot;&amp;[.K13]&amp;&quot;&quot;&quot;,&quot;&quot;&quot;&amp;[.L13]&amp;&quot;&quot;&quot;&quot;" office:value-type="string" office:string-value="&quot;l10n_no_hr_payroll.res_field_l10n_no_Fordel&quot;,&quot;l10n_no_Fordel&quot;,&quot;Fordel&quot;,&quot;selection&quot;,&quot;False&quot;,&quot;hr&quot;,&quot;base.no&quot;,&quot;hr.salary.rule&quot;,&quot;&quot;" calcext:value-type="string">
            <text:p>"l10n_no_hr_payroll.res_field_l10n_no_Fordel","l10n_no_Fordel","Fordel","selection","False","hr","base.no","hr.salary.rule",""</text:p>
          </table:table-cell>
          <table:table-cell table:style-name="ce5" table:formula="of:=&quot;l10n_no_hr_payroll.res_field_&quot;&amp;[.D13]" office:value-type="string" office:string-value="l10n_no_hr_payroll.res_field_l10n_no_Fordel" calcext:value-type="string">
            <text:p>l10n_no_hr_payroll.res_field_l10n_no_Fordel</text:p>
          </table:table-cell>
          <table:table-cell table:style-name="ce5" table:formula="of:=&quot;l10n_no_&quot;&amp;[.E13]" office:value-type="string" office:string-value="l10n_no_Fordel" calcext:value-type="string">
            <text:p>l10n_no_Fordel</text:p>
          </table:table-cell>
          <table:table-cell table:style-name="ce7" office:value-type="string" calcext:value-type="string">
            <text:p>Fordel</text:p>
          </table:table-cell>
          <table:table-cell table:style-name="ce10" office:value-type="string" calcext:value-type="string">
            <text:p>Fordel</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salary.rule</text:p>
          </table:table-cell>
          <table:table-cell/>
          <table:table-cell table:style-name="ce3" table:formula="of:=[.A13]" office:value-type="string" office:string-value="i" calcext:value-type="string">
            <text:p>i</text:p>
          </table:table-cell>
          <table:table-cell table:number-columns-repeated="1011"/>
        </table:table-row>
        <table:table-row table:style-name="ro1">
          <table:table-cell table:style-name="ce3" table:formula="of:=IF([.K14]=&quot;&quot;;&quot;&quot;;&quot;i&quot;)" office:value-type="string" office:string-value="i" calcext:value-type="string">
            <text:p>i</text:p>
          </table:table-cell>
          <table:table-cell table:style-name="ce5" table:formula="of:=&quot;&quot;&quot;&quot;&amp;[.C14]&amp;&quot;&quot;&quot;,&quot;&quot;&quot;&amp;[.D14]&amp;&quot;&quot;&quot;,&quot;&quot;&quot;&amp;[.F14]&amp;&quot;&quot;&quot;,&quot;&quot;&quot;&amp;[.G14]&amp;&quot;&quot;&quot;,&quot;&quot;&quot;&amp;[.H14]&amp;&quot;&quot;&quot;,&quot;&quot;&quot;&amp;[.I14]&amp;&quot;&quot;&quot;,&quot;&quot;&quot;&amp;[.J14]&amp;&quot;&quot;&quot;,&quot;&quot;&quot;&amp;[.K14]&amp;&quot;&quot;&quot;,&quot;&quot;&quot;&amp;[.L14]&amp;&quot;&quot;&quot;&quot;" office:value-type="string" office:string-value="&quot;l10n_no_hr_payroll.res_field_l10n_no_Forskuddstrekkbeskrivelse&quot;,&quot;l10n_no_Forskuddstrekkbeskrivelse&quot;,&quot;Forskuddstrekkbeskrivelse&quot;,&quot;selection&quot;,&quot;False&quot;,&quot;hr&quot;,&quot;base.no&quot;,&quot;hr.salary.rule&quot;,&quot;&quot;" calcext:value-type="string">
            <text:p>"l10n_no_hr_payroll.res_field_l10n_no_Forskuddstrekkbeskrivelse","l10n_no_Forskuddstrekkbeskrivelse","Forskuddstrekkbeskrivelse","selection","False","hr","base.no","hr.salary.rule",""</text:p>
          </table:table-cell>
          <table:table-cell table:style-name="ce5" table:formula="of:=&quot;l10n_no_hr_payroll.res_field_&quot;&amp;[.D14]" office:value-type="string" office:string-value="l10n_no_hr_payroll.res_field_l10n_no_Forskuddstrekkbeskrivelse" calcext:value-type="string">
            <text:p>l10n_no_hr_payroll.res_field_l10n_no_Forskuddstrekkbeskrivelse</text:p>
          </table:table-cell>
          <table:table-cell table:style-name="ce5" table:formula="of:=&quot;l10n_no_&quot;&amp;[.E14]" office:value-type="string" office:string-value="l10n_no_Forskuddstrekkbeskrivelse" calcext:value-type="string">
            <text:p>l10n_no_Forskuddstrekkbeskrivelse</text:p>
          </table:table-cell>
          <table:table-cell table:style-name="ce7" office:value-type="string" calcext:value-type="string">
            <text:p>Forskuddstrekkbeskrivelse</text:p>
          </table:table-cell>
          <table:table-cell table:style-name="ce10" office:value-type="string" calcext:value-type="string">
            <text:p>Forskuddstrekkbeskrivels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salary.rule</text:p>
          </table:table-cell>
          <table:table-cell/>
          <table:table-cell table:style-name="ce3" table:formula="of:=[.A14]" office:value-type="string" office:string-value="i" calcext:value-type="string">
            <text:p>i</text:p>
          </table:table-cell>
          <table:table-cell table:number-columns-repeated="1011"/>
        </table:table-row>
        <table:table-row table:style-name="ro1">
          <table:table-cell table:style-name="ce3" table:formula="of:=IF([.K15]=&quot;&quot;;&quot;&quot;;&quot;i&quot;)">
            <text:p/>
          </table:table-cell>
          <table:table-cell table:style-name="ce5" table:formula="of:=&quot;&quot;&quot;&quot;&amp;[.C15]&amp;&quot;&quot;&quot;,&quot;&quot;&quot;&amp;[.D15]&amp;&quot;&quot;&quot;,&quot;&quot;&quot;&amp;[.F15]&amp;&quot;&quot;&quot;,&quot;&quot;&quot;&amp;[.G15]&amp;&quot;&quot;&quot;,&quot;&quot;&quot;&amp;[.H15]&amp;&quot;&quot;&quot;,&quot;&quot;&quot;&amp;[.I15]&amp;&quot;&quot;&quot;,&quot;&quot;&quot;&amp;[.J15]&amp;&quot;&quot;&quot;,&quot;&quot;&quot;&amp;[.K15]&amp;&quot;&quot;&quot;,&quot;&quot;&quot;&amp;[.L15]&amp;&quot;&quot;&quot;&quot;" office:value-type="string" office:string-value="&quot;l10n_no_hr_payroll.res_field_l10n_no_Fradragbeskrivelse&quot;,&quot;l10n_no_Fradragbeskrivelse&quot;,&quot;Fradragbeskrivelse&quot;,&quot;selection&quot;,&quot;False&quot;,&quot;hr&quot;,&quot;base.no&quot;,&quot;&quot;,&quot;&quot;" calcext:value-type="string">
            <text:p>"l10n_no_hr_payroll.res_field_l10n_no_Fradragbeskrivelse","l10n_no_Fradragbeskrivelse","Fradragbeskrivelse","selection","False","hr","base.no","",""</text:p>
          </table:table-cell>
          <table:table-cell table:style-name="ce5" table:formula="of:=&quot;l10n_no_hr_payroll.res_field_&quot;&amp;[.D15]" office:value-type="string" office:string-value="l10n_no_hr_payroll.res_field_l10n_no_Fradragbeskrivelse" calcext:value-type="string">
            <text:p>l10n_no_hr_payroll.res_field_l10n_no_Fradragbeskrivelse</text:p>
          </table:table-cell>
          <table:table-cell table:style-name="ce5" table:formula="of:=&quot;l10n_no_&quot;&amp;[.E15]" office:value-type="string" office:string-value="l10n_no_Fradragbeskrivelse" calcext:value-type="string">
            <text:p>l10n_no_Fradragbeskrivelse</text:p>
          </table:table-cell>
          <table:table-cell table:style-name="ce7" office:value-type="string" calcext:value-type="string">
            <text:p>Fradragbeskrivelse</text:p>
          </table:table-cell>
          <table:table-cell table:style-name="ce10" office:value-type="string" calcext:value-type="string">
            <text:p>Fradragbeskrivels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2"/>
          <table:table-cell/>
          <table:table-cell table:style-name="ce3" table:formula="of:=[.A15]">
            <text:p/>
          </table:table-cell>
          <table:table-cell table:number-columns-repeated="1011"/>
        </table:table-row>
        <table:table-row table:style-name="ro1">
          <table:table-cell table:style-name="ce3" table:formula="of:=IF([.K16]=&quot;&quot;;&quot;&quot;;&quot;i&quot;)" office:value-type="string" office:string-value="i" calcext:value-type="string">
            <text:p>i</text:p>
          </table:table-cell>
          <table:table-cell table:style-name="ce5" table:formula="of:=&quot;&quot;&quot;&quot;&amp;[.C16]&amp;&quot;&quot;&quot;,&quot;&quot;&quot;&amp;[.D16]&amp;&quot;&quot;&quot;,&quot;&quot;&quot;&amp;[.F16]&amp;&quot;&quot;&quot;,&quot;&quot;&quot;&amp;[.G16]&amp;&quot;&quot;&quot;,&quot;&quot;&quot;&amp;[.H16]&amp;&quot;&quot;&quot;,&quot;&quot;&quot;&amp;[.I16]&amp;&quot;&quot;&quot;,&quot;&quot;&quot;&amp;[.J16]&amp;&quot;&quot;&quot;,&quot;&quot;&quot;&amp;[.K16]&amp;&quot;&quot;&quot;,&quot;&quot;&quot;&amp;[.L16]&amp;&quot;&quot;&quot;&quot;" office:value-type="string" office:string-value="&quot;l10n_no_hr_payroll.res_field_l10n_no_Loennsbeskrivelse&quot;,&quot;l10n_no_Loennsbeskrivelse&quot;,&quot;Loennsbeskrivelse&quot;,&quot;selection&quot;,&quot;False&quot;,&quot;hr&quot;,&quot;base.no&quot;,&quot;hr.salary.rule&quot;,&quot;&quot;" calcext:value-type="string">
            <text:p>"l10n_no_hr_payroll.res_field_l10n_no_Loennsbeskrivelse","l10n_no_Loennsbeskrivelse","Loennsbeskrivelse","selection","False","hr","base.no","hr.salary.rule",""</text:p>
          </table:table-cell>
          <table:table-cell table:style-name="ce5" table:formula="of:=&quot;l10n_no_hr_payroll.res_field_&quot;&amp;[.D16]" office:value-type="string" office:string-value="l10n_no_hr_payroll.res_field_l10n_no_Loennsbeskrivelse" calcext:value-type="string">
            <text:p>l10n_no_hr_payroll.res_field_l10n_no_Loennsbeskrivelse</text:p>
          </table:table-cell>
          <table:table-cell table:style-name="ce5" table:formula="of:=&quot;l10n_no_&quot;&amp;[.E16]" office:value-type="string" office:string-value="l10n_no_Loennsbeskrivelse" calcext:value-type="string">
            <text:p>l10n_no_Loennsbeskrivelse</text:p>
          </table:table-cell>
          <table:table-cell table:style-name="ce7" office:value-type="string" calcext:value-type="string">
            <text:p>Loennsbeskrivelse</text:p>
          </table:table-cell>
          <table:table-cell table:style-name="ce10" office:value-type="string" calcext:value-type="string">
            <text:p>Loennsbeskrivels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salary.rule</text:p>
          </table:table-cell>
          <table:table-cell/>
          <table:table-cell table:style-name="ce3" table:formula="of:=[.A16]" office:value-type="string" office:string-value="i" calcext:value-type="string">
            <text:p>i</text:p>
          </table:table-cell>
          <table:table-cell table:number-columns-repeated="1011"/>
        </table:table-row>
        <table:table-row table:style-name="ro1">
          <table:table-cell table:style-name="ce3" table:formula="of:=IF([.K17]=&quot;&quot;;&quot;&quot;;&quot;i&quot;)">
            <text:p/>
          </table:table-cell>
          <table:table-cell table:style-name="ce5" table:formula="of:=&quot;&quot;&quot;&quot;&amp;[.C17]&amp;&quot;&quot;&quot;,&quot;&quot;&quot;&amp;[.D17]&amp;&quot;&quot;&quot;,&quot;&quot;&quot;&amp;[.F17]&amp;&quot;&quot;&quot;,&quot;&quot;&quot;&amp;[.G17]&amp;&quot;&quot;&quot;,&quot;&quot;&quot;&amp;[.H17]&amp;&quot;&quot;&quot;,&quot;&quot;&quot;&amp;[.I17]&amp;&quot;&quot;&quot;,&quot;&quot;&quot;&amp;[.J17]&amp;&quot;&quot;&quot;,&quot;&quot;&quot;&amp;[.K17]&amp;&quot;&quot;&quot;,&quot;&quot;&quot;&amp;[.L17]&amp;&quot;&quot;&quot;&quot;" office:value-type="string" office:string-value="&quot;l10n_no_hr_payroll.res_field_l10n_no_Naeringsinntektsbeskrivelse&quot;,&quot;l10n_no_Naeringsinntektsbeskrivelse&quot;,&quot;Naeringsinntektsbeskrivelse&quot;,&quot;selection&quot;,&quot;False&quot;,&quot;hr&quot;,&quot;base.no&quot;,&quot;&quot;,&quot;&quot;" calcext:value-type="string">
            <text:p>"l10n_no_hr_payroll.res_field_l10n_no_Naeringsinntektsbeskrivelse","l10n_no_Naeringsinntektsbeskrivelse","Naeringsinntektsbeskrivelse","selection","False","hr","base.no","",""</text:p>
          </table:table-cell>
          <table:table-cell table:style-name="ce5" table:formula="of:=&quot;l10n_no_hr_payroll.res_field_&quot;&amp;[.D17]" office:value-type="string" office:string-value="l10n_no_hr_payroll.res_field_l10n_no_Naeringsinntektsbeskrivelse" calcext:value-type="string">
            <text:p>l10n_no_hr_payroll.res_field_l10n_no_Naeringsinntektsbeskrivelse</text:p>
          </table:table-cell>
          <table:table-cell table:style-name="ce5" table:formula="of:=&quot;l10n_no_&quot;&amp;[.E17]" office:value-type="string" office:string-value="l10n_no_Naeringsinntektsbeskrivelse" calcext:value-type="string">
            <text:p>l10n_no_Naeringsinntektsbeskrivelse</text:p>
          </table:table-cell>
          <table:table-cell table:style-name="ce7" office:value-type="string" calcext:value-type="string">
            <text:p>Naeringsinntektsbeskrivelse</text:p>
          </table:table-cell>
          <table:table-cell table:style-name="ce10" office:value-type="string" calcext:value-type="string">
            <text:p>Naeringsinntektsbeskrivels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2"/>
          <table:table-cell/>
          <table:table-cell table:style-name="ce3" table:formula="of:=[.A17]">
            <text:p/>
          </table:table-cell>
          <table:table-cell table:number-columns-repeated="1011"/>
        </table:table-row>
        <table:table-row table:style-name="ro1">
          <table:table-cell table:style-name="ce3" table:formula="of:=IF([.K18]=&quot;&quot;;&quot;&quot;;&quot;i&quot;)">
            <text:p/>
          </table:table-cell>
          <table:table-cell table:style-name="ce5" table:formula="of:=&quot;&quot;&quot;&quot;&amp;[.C18]&amp;&quot;&quot;&quot;,&quot;&quot;&quot;&amp;[.D18]&amp;&quot;&quot;&quot;,&quot;&quot;&quot;&amp;[.F18]&amp;&quot;&quot;&quot;,&quot;&quot;&quot;&amp;[.G18]&amp;&quot;&quot;&quot;,&quot;&quot;&quot;&amp;[.H18]&amp;&quot;&quot;&quot;,&quot;&quot;&quot;&amp;[.I18]&amp;&quot;&quot;&quot;,&quot;&quot;&quot;&amp;[.J18]&amp;&quot;&quot;&quot;,&quot;&quot;&quot;&amp;[.K18]&amp;&quot;&quot;&quot;,&quot;&quot;&quot;&amp;[.L18]&amp;&quot;&quot;&quot;&quot;" office:value-type="string" office:string-value="&quot;l10n_no_hr_payroll.res_field_l10n_no_PensjonEllerTrygdeBeskrivelse&quot;,&quot;l10n_no_PensjonEllerTrygdeBeskrivelse&quot;,&quot;PensjonEllerTrygdeBeskrivelse&quot;,&quot;selection&quot;,&quot;False&quot;,&quot;hr&quot;,&quot;base.no&quot;,&quot;&quot;,&quot;&quot;" calcext:value-type="string">
            <text:p>"l10n_no_hr_payroll.res_field_l10n_no_PensjonEllerTrygdeBeskrivelse","l10n_no_PensjonEllerTrygdeBeskrivelse","PensjonEllerTrygdeBeskrivelse","selection","False","hr","base.no","",""</text:p>
          </table:table-cell>
          <table:table-cell table:style-name="ce5" table:formula="of:=&quot;l10n_no_hr_payroll.res_field_&quot;&amp;[.D18]" office:value-type="string" office:string-value="l10n_no_hr_payroll.res_field_l10n_no_PensjonEllerTrygdeBeskrivelse" calcext:value-type="string">
            <text:p>l10n_no_hr_payroll.res_field_l10n_no_PensjonEllerTrygdeBeskrivelse</text:p>
          </table:table-cell>
          <table:table-cell table:style-name="ce5" table:formula="of:=&quot;l10n_no_&quot;&amp;[.E18]" office:value-type="string" office:string-value="l10n_no_PensjonEllerTrygdeBeskrivelse" calcext:value-type="string">
            <text:p>l10n_no_PensjonEllerTrygdeBeskrivelse</text:p>
          </table:table-cell>
          <table:table-cell table:style-name="ce7" office:value-type="string" calcext:value-type="string">
            <text:p>PensjonEllerTrygdeBeskrivelse</text:p>
          </table:table-cell>
          <table:table-cell table:style-name="ce10" office:value-type="string" calcext:value-type="string">
            <text:p>PensjonEllerTrygdeBeskrivels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2"/>
          <table:table-cell/>
          <table:table-cell table:style-name="ce3" table:formula="of:=[.A18]">
            <text:p/>
          </table:table-cell>
          <table:table-cell table:number-columns-repeated="1011"/>
        </table:table-row>
        <table:table-row table:style-name="ro1">
          <table:table-cell table:style-name="ce3" table:formula="of:=IF([.K19]=&quot;&quot;;&quot;&quot;;&quot;i&quot;)" office:value-type="string" office:string-value="i" calcext:value-type="string">
            <text:p>i</text:p>
          </table:table-cell>
          <table:table-cell table:style-name="ce5" table:formula="of:=&quot;&quot;&quot;&quot;&amp;[.C19]&amp;&quot;&quot;&quot;,&quot;&quot;&quot;&amp;[.D19]&amp;&quot;&quot;&quot;,&quot;&quot;&quot;&amp;[.F19]&amp;&quot;&quot;&quot;,&quot;&quot;&quot;&amp;[.G19]&amp;&quot;&quot;&quot;,&quot;&quot;&quot;&amp;[.H19]&amp;&quot;&quot;&quot;,&quot;&quot;&quot;&amp;[.I19]&amp;&quot;&quot;&quot;,&quot;&quot;&quot;&amp;[.J19]&amp;&quot;&quot;&quot;,&quot;&quot;&quot;&amp;[.K19]&amp;&quot;&quot;&quot;,&quot;&quot;&quot;&amp;[.L19]&amp;&quot;&quot;&quot;&quot;" office:value-type="string" office:string-value="&quot;l10n_no_hr_payroll.res_field_l10n_no_SkatteOgAvgiftsregel&quot;,&quot;l10n_no_SkatteOgAvgiftsregel&quot;,&quot;SkatteOgAvgiftsregel&quot;,&quot;selection&quot;,&quot;False&quot;,&quot;hr&quot;,&quot;base.no&quot;,&quot;hr.salary.rule&quot;,&quot;&quot;" calcext:value-type="string">
            <text:p>"l10n_no_hr_payroll.res_field_l10n_no_SkatteOgAvgiftsregel","l10n_no_SkatteOgAvgiftsregel","SkatteOgAvgiftsregel","selection","False","hr","base.no","hr.salary.rule",""</text:p>
          </table:table-cell>
          <table:table-cell table:style-name="ce5" table:formula="of:=&quot;l10n_no_hr_payroll.res_field_&quot;&amp;[.D19]" office:value-type="string" office:string-value="l10n_no_hr_payroll.res_field_l10n_no_SkatteOgAvgiftsregel" calcext:value-type="string">
            <text:p>l10n_no_hr_payroll.res_field_l10n_no_SkatteOgAvgiftsregel</text:p>
          </table:table-cell>
          <table:table-cell table:style-name="ce5" table:formula="of:=&quot;l10n_no_&quot;&amp;[.E19]" office:value-type="string" office:string-value="l10n_no_SkatteOgAvgiftsregel" calcext:value-type="string">
            <text:p>l10n_no_SkatteOgAvgiftsregel</text:p>
          </table:table-cell>
          <table:table-cell table:style-name="ce7" office:value-type="string" calcext:value-type="string">
            <text:p>SkatteOgAvgiftsregel</text:p>
          </table:table-cell>
          <table:table-cell table:style-name="ce10" office:value-type="string" calcext:value-type="string">
            <text:p>SkatteOgAvgiftsregel</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salary.rule</text:p>
          </table:table-cell>
          <table:table-cell/>
          <table:table-cell table:style-name="ce3" table:formula="of:=[.A19]" office:value-type="string" office:string-value="i" calcext:value-type="string">
            <text:p>i</text:p>
          </table:table-cell>
          <table:table-cell table:number-columns-repeated="1011"/>
        </table:table-row>
        <table:table-row table:style-name="ro1">
          <table:table-cell table:style-name="ce3" table:formula="of:=IF([.K20]=&quot;&quot;;&quot;&quot;;&quot;i&quot;)">
            <text:p/>
          </table:table-cell>
          <table:table-cell table:style-name="ce5" table:formula="of:=&quot;&quot;&quot;&quot;&amp;[.C20]&amp;&quot;&quot;&quot;,&quot;&quot;&quot;&amp;[.D20]&amp;&quot;&quot;&quot;,&quot;&quot;&quot;&amp;[.F20]&amp;&quot;&quot;&quot;,&quot;&quot;&quot;&amp;[.G20]&amp;&quot;&quot;&quot;,&quot;&quot;&quot;&amp;[.H20]&amp;&quot;&quot;&quot;,&quot;&quot;&quot;&amp;[.I20]&amp;&quot;&quot;&quot;,&quot;&quot;&quot;&amp;[.J20]&amp;&quot;&quot;&quot;,&quot;&quot;&quot;&amp;[.K20]&amp;&quot;&quot;&quot;,&quot;&quot;&quot;&amp;[.L20]&amp;&quot;&quot;&quot;&quot;" office:value-type="string" office:string-value="&quot;l10n_no_hr_payroll.res_field_l10n_no_Spesielleinntjeningsforhold&quot;,&quot;l10n_no_Spesielleinntjeningsforhold&quot;,&quot;Spesielleinntjeningsforhold&quot;,&quot;selection&quot;,&quot;False&quot;,&quot;hr&quot;,&quot;base.no&quot;,&quot;&quot;,&quot;&quot;" calcext:value-type="string">
            <text:p>"l10n_no_hr_payroll.res_field_l10n_no_Spesielleinntjeningsforhold","l10n_no_Spesielleinntjeningsforhold","Spesielleinntjeningsforhold","selection","False","hr","base.no","",""</text:p>
          </table:table-cell>
          <table:table-cell table:style-name="ce5" table:formula="of:=&quot;l10n_no_hr_payroll.res_field_&quot;&amp;[.D20]" office:value-type="string" office:string-value="l10n_no_hr_payroll.res_field_l10n_no_Spesielleinntjeningsforhold" calcext:value-type="string">
            <text:p>l10n_no_hr_payroll.res_field_l10n_no_Spesielleinntjeningsforhold</text:p>
          </table:table-cell>
          <table:table-cell table:style-name="ce5" table:formula="of:=&quot;l10n_no_&quot;&amp;[.E20]" office:value-type="string" office:string-value="l10n_no_Spesielleinntjeningsforhold" calcext:value-type="string">
            <text:p>l10n_no_Spesielleinntjeningsforhold</text:p>
          </table:table-cell>
          <table:table-cell table:style-name="ce7" office:value-type="string" calcext:value-type="string">
            <text:p>Spesielleinntjeningsforhold</text:p>
          </table:table-cell>
          <table:table-cell table:style-name="ce10" office:value-type="string" calcext:value-type="string">
            <text:p>Spesielleinntjeningsforhold</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2"/>
          <table:table-cell/>
          <table:table-cell table:style-name="ce3" table:formula="of:=[.A20]">
            <text:p/>
          </table:table-cell>
          <table:table-cell table:number-columns-repeated="1011"/>
        </table:table-row>
        <table:table-row table:style-name="ro1">
          <table:table-cell table:style-name="ce3" table:formula="of:=IF([.K21]=&quot;&quot;;&quot;&quot;;&quot;i&quot;)">
            <text:p/>
          </table:table-cell>
          <table:table-cell table:style-name="ce5" table:formula="of:=&quot;&quot;&quot;&quot;&amp;[.C21]&amp;&quot;&quot;&quot;,&quot;&quot;&quot;&amp;[.D21]&amp;&quot;&quot;&quot;,&quot;&quot;&quot;&amp;[.F21]&amp;&quot;&quot;&quot;,&quot;&quot;&quot;&amp;[.G21]&amp;&quot;&quot;&quot;,&quot;&quot;&quot;&amp;[.H21]&amp;&quot;&quot;&quot;,&quot;&quot;&quot;&amp;[.I21]&amp;&quot;&quot;&quot;,&quot;&quot;&quot;&amp;[.J21]&amp;&quot;&quot;&quot;,&quot;&quot;&quot;&amp;[.K21]&amp;&quot;&quot;&quot;,&quot;&quot;&quot;&amp;[.L21]&amp;&quot;&quot;&quot;&quot;" office:value-type="string" office:string-value="&quot;l10n_no_hr_payroll.res_field_l10n_no_YtelseFraOffentligeBeskrivelse&quot;,&quot;l10n_no_YtelseFraOffentligeBeskrivelse&quot;,&quot;YtelseFraOffentligeBeskrivelse&quot;,&quot;selection&quot;,&quot;False&quot;,&quot;hr&quot;,&quot;base.no&quot;,&quot;&quot;,&quot;&quot;" calcext:value-type="string">
            <text:p>"l10n_no_hr_payroll.res_field_l10n_no_YtelseFraOffentligeBeskrivelse","l10n_no_YtelseFraOffentligeBeskrivelse","YtelseFraOffentligeBeskrivelse","selection","False","hr","base.no","",""</text:p>
          </table:table-cell>
          <table:table-cell table:style-name="ce5" table:formula="of:=&quot;l10n_no_hr_payroll.res_field_&quot;&amp;[.D21]" office:value-type="string" office:string-value="l10n_no_hr_payroll.res_field_l10n_no_YtelseFraOffentligeBeskrivelse" calcext:value-type="string">
            <text:p>l10n_no_hr_payroll.res_field_l10n_no_YtelseFraOffentligeBeskrivelse</text:p>
          </table:table-cell>
          <table:table-cell table:style-name="ce5" table:formula="of:=&quot;l10n_no_&quot;&amp;[.E21]" office:value-type="string" office:string-value="l10n_no_YtelseFraOffentligeBeskrivelse" calcext:value-type="string">
            <text:p>l10n_no_YtelseFraOffentligeBeskrivelse</text:p>
          </table:table-cell>
          <table:table-cell table:style-name="ce7" office:value-type="string" calcext:value-type="string">
            <text:p>YtelseFraOffentligeBeskrivelse</text:p>
          </table:table-cell>
          <table:table-cell table:style-name="ce10" office:value-type="string" calcext:value-type="string">
            <text:p>YtelseFraOffentligeBeskrivels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2"/>
          <table:table-cell/>
          <table:table-cell table:style-name="ce3" table:formula="of:=[.A21]">
            <text:p/>
          </table:table-cell>
          <table:table-cell table:number-columns-repeated="1011"/>
        </table:table-row>
        <table:table-row table:style-name="ro1">
          <table:table-cell table:style-name="ce3" table:formula="of:=IF([.K22]=&quot;&quot;;&quot;&quot;;&quot;i&quot;)" office:value-type="string" office:string-value="i" calcext:value-type="string">
            <text:p>i</text:p>
          </table:table-cell>
          <table:table-cell table:style-name="ce5" table:formula="of:=&quot;&quot;&quot;&quot;&amp;[.C22]&amp;&quot;&quot;&quot;,&quot;&quot;&quot;&amp;[.D22]&amp;&quot;&quot;&quot;,&quot;&quot;&quot;&amp;[.F22]&amp;&quot;&quot;&quot;,&quot;&quot;&quot;&amp;[.G22]&amp;&quot;&quot;&quot;,&quot;&quot;&quot;&amp;[.H22]&amp;&quot;&quot;&quot;,&quot;&quot;&quot;&amp;[.I22]&amp;&quot;&quot;&quot;,&quot;&quot;&quot;&amp;[.J22]&amp;&quot;&quot;&quot;,&quot;&quot;&quot;&amp;[.K22]&amp;&quot;&quot;&quot;,&quot;&quot;&quot;&amp;[.L22]&amp;&quot;&quot;&quot;&quot;" office:value-type="string" office:string-value="&quot;l10n_no_hr_payroll.res_field_l10n_no_Arbeidsgiveravgiftsone&quot;,&quot;l10n_no_Arbeidsgiveravgiftsone&quot;,&quot;Sone&quot;,&quot;selection&quot;,&quot;False&quot;,&quot;hr&quot;,&quot;base.no&quot;,&quot;res.company&quot;,&quot;&quot;" calcext:value-type="string">
            <text:p>"l10n_no_hr_payroll.res_field_l10n_no_Arbeidsgiveravgiftsone","l10n_no_Arbeidsgiveravgiftsone","Sone","selection","False","hr","base.no","res.company",""</text:p>
          </table:table-cell>
          <table:table-cell table:style-name="ce5" table:formula="of:=&quot;l10n_no_hr_payroll.res_field_&quot;&amp;[.D22]" office:value-type="string" office:string-value="l10n_no_hr_payroll.res_field_l10n_no_Arbeidsgiveravgiftsone" calcext:value-type="string">
            <text:p>l10n_no_hr_payroll.res_field_l10n_no_Arbeidsgiveravgiftsone</text:p>
          </table:table-cell>
          <table:table-cell table:style-name="ce5" table:formula="of:=&quot;l10n_no_&quot;&amp;[.E22]" office:value-type="string" office:string-value="l10n_no_Arbeidsgiveravgiftsone" calcext:value-type="string">
            <text:p>l10n_no_Arbeidsgiveravgiftsone</text:p>
          </table:table-cell>
          <table:table-cell table:style-name="ce7" office:value-type="string" calcext:value-type="string">
            <text:p>Arbeidsgiveravgiftsone</text:p>
          </table:table-cell>
          <table:table-cell table:style-name="ce10" office:value-type="string" calcext:value-type="string">
            <text:p>Sone</text:p>
          </table:table-cell>
          <table:table-cell table:style-name="ce7"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9" office:value-type="string" calcext:value-type="string">
            <text:p>res.company</text:p>
          </table:table-cell>
          <table:table-cell table:style-name="ce7"/>
          <table:table-cell table:style-name="ce3" table:formula="of:=[.A22]" office:value-type="string" office:string-value="i" calcext:value-type="string">
            <text:p>i</text:p>
          </table:table-cell>
          <table:table-cell table:number-columns-repeated="1011"/>
        </table:table-row>
        <table:table-row table:style-name="ro1">
          <table:table-cell table:style-name="ce3" table:formula="of:=IF([.K23]=&quot;&quot;;&quot;&quot;;&quot;i&quot;)" office:value-type="string" office:string-value="i" calcext:value-type="string">
            <text:p>i</text:p>
          </table:table-cell>
          <table:table-cell table:style-name="ce5" table:formula="of:=&quot;&quot;&quot;&quot;&amp;[.C23]&amp;&quot;&quot;&quot;,&quot;&quot;&quot;&amp;[.D23]&amp;&quot;&quot;&quot;,&quot;&quot;&quot;&amp;[.F23]&amp;&quot;&quot;&quot;,&quot;&quot;&quot;&amp;[.G23]&amp;&quot;&quot;&quot;,&quot;&quot;&quot;&amp;[.H23]&amp;&quot;&quot;&quot;,&quot;&quot;&quot;&amp;[.I23]&amp;&quot;&quot;&quot;,&quot;&quot;&quot;&amp;[.J23]&amp;&quot;&quot;&quot;,&quot;&quot;&quot;&amp;[.K23]&amp;&quot;&quot;&quot;,&quot;&quot;&quot;&amp;[.L23]&amp;&quot;&quot;&quot;&quot;" office:value-type="string" office:string-value="&quot;l10n_no_hr_payroll.res_field_l10n_no_Grunnlagsprosent&quot;,&quot;l10n_no_Grunnlagsprosent&quot;,&quot;Prosentsats for a.g.a.&quot;,&quot;selection&quot;,&quot;False&quot;,&quot;hr&quot;,&quot;base.no&quot;,&quot;res.company&quot;,&quot;&quot;" calcext:value-type="string">
            <text:p>"l10n_no_hr_payroll.res_field_l10n_no_Grunnlagsprosent","l10n_no_Grunnlagsprosent","Prosentsats for a.g.a.","selection","False","hr","base.no","res.company",""</text:p>
          </table:table-cell>
          <table:table-cell table:style-name="ce5" table:formula="of:=&quot;l10n_no_hr_payroll.res_field_&quot;&amp;[.D23]" office:value-type="string" office:string-value="l10n_no_hr_payroll.res_field_l10n_no_Grunnlagsprosent" calcext:value-type="string">
            <text:p>l10n_no_hr_payroll.res_field_l10n_no_Grunnlagsprosent</text:p>
          </table:table-cell>
          <table:table-cell table:style-name="ce5" table:formula="of:=&quot;l10n_no_&quot;&amp;[.E23]" office:value-type="string" office:string-value="l10n_no_Grunnlagsprosent" calcext:value-type="string">
            <text:p>l10n_no_Grunnlagsprosent</text:p>
          </table:table-cell>
          <table:table-cell table:style-name="ce7" office:value-type="string" calcext:value-type="string">
            <text:p>Grunnlagsprosent</text:p>
          </table:table-cell>
          <table:table-cell table:style-name="ce10" office:value-type="string" calcext:value-type="string">
            <text:p>Prosentsats for a.g.a.</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9" office:value-type="string" calcext:value-type="string">
            <text:p>res.company</text:p>
          </table:table-cell>
          <table:table-cell/>
          <table:table-cell table:style-name="ce3" table:formula="of:=[.A23]" office:value-type="string" office:string-value="i" calcext:value-type="string">
            <text:p>i</text:p>
          </table:table-cell>
          <table:table-cell table:number-columns-repeated="1011"/>
        </table:table-row>
        <table:table-row table:style-name="ro1">
          <table:table-cell table:style-name="ce3" table:formula="of:=IF([.K24]=&quot;&quot;;&quot;&quot;;&quot;i&quot;)" office:value-type="string" office:string-value="i" calcext:value-type="string">
            <text:p>i</text:p>
          </table:table-cell>
          <table:table-cell table:style-name="ce5" table:formula="of:=&quot;&quot;&quot;&quot;&amp;[.C24]&amp;&quot;&quot;&quot;,&quot;&quot;&quot;&amp;[.D24]&amp;&quot;&quot;&quot;,&quot;&quot;&quot;&amp;[.F24]&amp;&quot;&quot;&quot;,&quot;&quot;&quot;&amp;[.G24]&amp;&quot;&quot;&quot;,&quot;&quot;&quot;&amp;[.H24]&amp;&quot;&quot;&quot;,&quot;&quot;&quot;&amp;[.I24]&amp;&quot;&quot;&quot;,&quot;&quot;&quot;&amp;[.J24]&amp;&quot;&quot;&quot;,&quot;&quot;&quot;&amp;[.K24]&amp;&quot;&quot;&quot;,&quot;&quot;&quot;&amp;[.L24]&amp;&quot;&quot;&quot;&quot;" office:value-type="string" office:string-value="&quot;l10n_no_hr_payroll.res_field_l10n_no_BeregningskodeForArbeidsgiveravgift&quot;,&quot;l10n_no_BeregningskodeForArbeidsgiveravgift&quot;,&quot;Naeringskode&quot;,&quot;selection&quot;,&quot;False&quot;,&quot;hr&quot;,&quot;base.no&quot;,&quot;res.company&quot;,&quot;&quot;" calcext:value-type="string">
            <text:p>"l10n_no_hr_payroll.res_field_l10n_no_BeregningskodeForArbeidsgiveravgift","l10n_no_BeregningskodeForArbeidsgiveravgift","Naeringskode","selection","False","hr","base.no","res.company",""</text:p>
          </table:table-cell>
          <table:table-cell table:style-name="ce5" table:formula="of:=&quot;l10n_no_hr_payroll.res_field_&quot;&amp;[.D24]" office:value-type="string" office:string-value="l10n_no_hr_payroll.res_field_l10n_no_BeregningskodeForArbeidsgiveravgift" calcext:value-type="string">
            <text:p>l10n_no_hr_payroll.res_field_l10n_no_BeregningskodeForArbeidsgiveravgift</text:p>
          </table:table-cell>
          <table:table-cell table:style-name="ce5" table:formula="of:=&quot;l10n_no_&quot;&amp;[.E24]" office:value-type="string" office:string-value="l10n_no_BeregningskodeForArbeidsgiveravgift" calcext:value-type="string">
            <text:p>l10n_no_BeregningskodeForArbeidsgiveravgift</text:p>
          </table:table-cell>
          <table:table-cell table:style-name="ce8" office:value-type="string" calcext:value-type="string">
            <text:p>BeregningskodeForArbeidsgiveravgift</text:p>
          </table:table-cell>
          <table:table-cell table:style-name="ce7" office:value-type="string" calcext:value-type="string">
            <text:p>Naeringskode</text:p>
          </table:table-cell>
          <table:table-cell table:style-name="ce7"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9" office:value-type="string" calcext:value-type="string">
            <text:p>res.company</text:p>
          </table:table-cell>
          <table:table-cell table:style-name="ce7"/>
          <table:table-cell table:style-name="ce3" table:formula="of:=[.A24]" office:value-type="string" office:string-value="i" calcext:value-type="string">
            <text:p>i</text:p>
          </table:table-cell>
          <table:table-cell table:number-columns-repeated="1011"/>
        </table:table-row>
        <table:table-row table:style-name="ro2">
          <table:table-cell table:style-name="ce3" table:formula="of:=IF([.K25]=&quot;&quot;;&quot;&quot;;&quot;i&quot;)" office:value-type="string" office:string-value="i" calcext:value-type="string">
            <text:p>i</text:p>
          </table:table-cell>
          <table:table-cell table:style-name="ce5" table:formula="of:=&quot;&quot;&quot;&quot;&amp;[.C25]&amp;&quot;&quot;&quot;,&quot;&quot;&quot;&amp;[.D25]&amp;&quot;&quot;&quot;,&quot;&quot;&quot;&amp;[.F25]&amp;&quot;&quot;&quot;,&quot;&quot;&quot;&amp;[.G25]&amp;&quot;&quot;&quot;,&quot;&quot;&quot;&amp;[.H25]&amp;&quot;&quot;&quot;,&quot;&quot;&quot;&amp;[.I25]&amp;&quot;&quot;&quot;,&quot;&quot;&quot;&amp;[.J25]&amp;&quot;&quot;&quot;,&quot;&quot;&quot;&amp;[.K25]&amp;&quot;&quot;&quot;,&quot;&quot;&quot;&amp;[.L25]&amp;&quot;&quot;&quot;&quot;" office:value-type="string" office:string-value="&quot;l10n_no_hr_payroll.res_field_l10n_no_virksomhet&quot;,&quot;l10n_no_virksomhet&quot;,&quot;Virksomhetsnummer&quot;,&quot;string&quot;,&quot;False&quot;,&quot;hr&quot;,&quot;base.no&quot;,&quot;res.company&quot;,&quot;&quot;" calcext:value-type="string">
            <text:p>"l10n_no_hr_payroll.res_field_l10n_no_virksomhet","l10n_no_virksomhet","Virksomhetsnummer","string","False","hr","base.no","res.company",""</text:p>
          </table:table-cell>
          <table:table-cell table:style-name="ce5" table:formula="of:=&quot;l10n_no_hr_payroll.res_field_&quot;&amp;[.D25]" office:value-type="string" office:string-value="l10n_no_hr_payroll.res_field_l10n_no_virksomhet" calcext:value-type="string">
            <text:p>l10n_no_hr_payroll.res_field_l10n_no_virksomhet</text:p>
          </table:table-cell>
          <table:table-cell table:style-name="ce5" table:formula="of:=&quot;l10n_no_&quot;&amp;[.E25]" office:value-type="string" office:string-value="l10n_no_virksomhet" calcext:value-type="string">
            <text:p>l10n_no_virksomhet</text:p>
          </table:table-cell>
          <table:table-cell table:style-name="ce7" office:value-type="string" calcext:value-type="string">
            <text:p>virksomhet</text:p>
          </table:table-cell>
          <table:table-cell table:style-name="ce7" office:value-type="string" calcext:value-type="string">
            <text:p>Virksomhetsnummer</text:p>
          </table:table-cell>
          <table:table-cell table:style-name="ce7" office:value-type="string" calcext:value-type="string">
            <text:p>string</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9" office:value-type="string" calcext:value-type="string">
            <text:p>res.company</text:p>
          </table:table-cell>
          <table:table-cell table:style-name="ce7"/>
          <table:table-cell table:style-name="ce3" table:formula="of:=[.A25]" office:value-type="string" office:string-value="i" calcext:value-type="string">
            <text:p>i</text:p>
          </table:table-cell>
          <table:table-cell table:number-columns-repeated="1011"/>
        </table:table-row>
        <table:table-row table:style-name="ro1">
          <table:table-cell table:style-name="ce3" table:formula="of:=IF([.K26]=&quot;&quot;;&quot;&quot;;&quot;i&quot;)" office:value-type="string" office:string-value="i" calcext:value-type="string">
            <text:p>i</text:p>
          </table:table-cell>
          <table:table-cell table:style-name="ce5" table:formula="of:=&quot;&quot;&quot;&quot;&amp;[.C26]&amp;&quot;&quot;&quot;,&quot;&quot;&quot;&amp;[.D26]&amp;&quot;&quot;&quot;,&quot;&quot;&quot;&amp;[.F26]&amp;&quot;&quot;&quot;,&quot;&quot;&quot;&amp;[.G26]&amp;&quot;&quot;&quot;,&quot;&quot;&quot;&amp;[.H26]&amp;&quot;&quot;&quot;,&quot;&quot;&quot;&amp;[.I26]&amp;&quot;&quot;&quot;,&quot;&quot;&quot;&amp;[.J26]&amp;&quot;&quot;&quot;,&quot;&quot;&quot;&amp;[.K26]&amp;&quot;&quot;&quot;,&quot;&quot;&quot;&amp;[.L26]&amp;&quot;&quot;&quot;&quot;" office:value-type="string" office:string-value="&quot;l10n_no_hr_payroll.res_field_l10n_no_Spraak&quot;,&quot;l10n_no_Spraak&quot;,&quot;Spraak&quot;,&quot;selection&quot;,&quot;False&quot;,&quot;hr&quot;,&quot;base.no&quot;,&quot;res.company&quot;,&quot;&quot;" calcext:value-type="string">
            <text:p>"l10n_no_hr_payroll.res_field_l10n_no_Spraak","l10n_no_Spraak","Spraak","selection","False","hr","base.no","res.company",""</text:p>
          </table:table-cell>
          <table:table-cell table:style-name="ce5" table:formula="of:=&quot;l10n_no_hr_payroll.res_field_&quot;&amp;[.D26]" office:value-type="string" office:string-value="l10n_no_hr_payroll.res_field_l10n_no_Spraak" calcext:value-type="string">
            <text:p>l10n_no_hr_payroll.res_field_l10n_no_Spraak</text:p>
          </table:table-cell>
          <table:table-cell table:style-name="ce5" table:formula="of:=&quot;l10n_no_&quot;&amp;[.E26]" office:value-type="string" office:string-value="l10n_no_Spraak" calcext:value-type="string">
            <text:p>l10n_no_Spraak</text:p>
          </table:table-cell>
          <table:table-cell table:style-name="ce7" office:value-type="string" calcext:value-type="string">
            <text:p>Spraak</text:p>
          </table:table-cell>
          <table:table-cell table:style-name="ce10" office:value-type="string" calcext:value-type="string">
            <text:p>Spraak</text:p>
          </table:table-cell>
          <table:table-cell table:style-name="ce12"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9" office:value-type="string" calcext:value-type="string">
            <text:p>res.company</text:p>
          </table:table-cell>
          <table:table-cell table:style-name="ce12"/>
          <table:table-cell table:style-name="ce3" table:formula="of:=[.A26]" office:value-type="string" office:string-value="i" calcext:value-type="string">
            <text:p>i</text:p>
          </table:table-cell>
          <table:table-cell table:number-columns-repeated="1011"/>
        </table:table-row>
        <table:table-row table:style-name="ro1">
          <table:table-cell table:style-name="ce3" table:formula="of:=IF([.K27]=&quot;&quot;;&quot;&quot;;&quot;i&quot;)">
            <text:p/>
          </table:table-cell>
          <table:table-cell table:style-name="ce5" table:formula="of:=&quot;&quot;&quot;&quot;&amp;[.C27]&amp;&quot;&quot;&quot;,&quot;&quot;&quot;&amp;[.D27]&amp;&quot;&quot;&quot;,&quot;&quot;&quot;&amp;[.F27]&amp;&quot;&quot;&quot;,&quot;&quot;&quot;&amp;[.G27]&amp;&quot;&quot;&quot;,&quot;&quot;&quot;&amp;[.H27]&amp;&quot;&quot;&quot;,&quot;&quot;&quot;&amp;[.I27]&amp;&quot;&quot;&quot;,&quot;&quot;&quot;&amp;[.J27]&amp;&quot;&quot;&quot;,&quot;&quot;&quot;&amp;[.K27]&amp;&quot;&quot;&quot;,&quot;&quot;&quot;&amp;[.L27]&amp;&quot;&quot;&quot;&quot;" office:value-type="string" office:string-value="&quot;l10n_no_hr_payroll.res_field_l10n_no_GrunnlagsbeloepForUtenlandske&quot;,&quot;l10n_no_GrunnlagsbeloepForUtenlandske&quot;,&quot;GrunnlagsbeloepForUtenlandske&quot;,&quot;selection&quot;,&quot;False&quot;,&quot;hr&quot;,&quot;base.no&quot;,&quot;&quot;,&quot;&quot;" calcext:value-type="string">
            <text:p>"l10n_no_hr_payroll.res_field_l10n_no_GrunnlagsbeloepForUtenlandske","l10n_no_GrunnlagsbeloepForUtenlandske","GrunnlagsbeloepForUtenlandske","selection","False","hr","base.no","",""</text:p>
          </table:table-cell>
          <table:table-cell table:style-name="ce5" table:formula="of:=&quot;l10n_no_hr_payroll.res_field_&quot;&amp;[.D27]" office:value-type="string" office:string-value="l10n_no_hr_payroll.res_field_l10n_no_GrunnlagsbeloepForUtenlandske" calcext:value-type="string">
            <text:p>l10n_no_hr_payroll.res_field_l10n_no_GrunnlagsbeloepForUtenlandske</text:p>
          </table:table-cell>
          <table:table-cell table:style-name="ce5" table:formula="of:=&quot;l10n_no_&quot;&amp;[.E27]" office:value-type="string" office:string-value="l10n_no_GrunnlagsbeloepForUtenlandske" calcext:value-type="string">
            <text:p>l10n_no_GrunnlagsbeloepForUtenlandske</text:p>
          </table:table-cell>
          <table:table-cell office:value-type="string" calcext:value-type="string">
            <text:p>GrunnlagsbeloepForUtenlandske</text:p>
          </table:table-cell>
          <table:table-cell table:style-name="ce9" office:value-type="string" calcext:value-type="string">
            <text:p>GrunnlagsbeloepForUtenlandsk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7"/>
          <table:table-cell/>
          <table:table-cell table:style-name="ce3" table:formula="of:=[.A27]">
            <text:p/>
          </table:table-cell>
          <table:table-cell table:number-columns-repeated="1011"/>
        </table:table-row>
        <table:table-row table:style-name="ro2">
          <table:table-cell table:style-name="ce3" table:formula="of:=IF([.K28]=&quot;&quot;;&quot;&quot;;&quot;i&quot;)">
            <text:p/>
          </table:table-cell>
          <table:table-cell table:style-name="ce5" table:formula="of:=&quot;&quot;&quot;&quot;&amp;[.C28]&amp;&quot;&quot;&quot;,&quot;&quot;&quot;&amp;[.D28]&amp;&quot;&quot;&quot;,&quot;&quot;&quot;&amp;[.F28]&amp;&quot;&quot;&quot;,&quot;&quot;&quot;&amp;[.G28]&amp;&quot;&quot;&quot;,&quot;&quot;&quot;&amp;[.H28]&amp;&quot;&quot;&quot;,&quot;&quot;&quot;&amp;[.I28]&amp;&quot;&quot;&quot;,&quot;&quot;&quot;&amp;[.J28]&amp;&quot;&quot;&quot;,&quot;&quot;&quot;&amp;[.K28]&amp;&quot;&quot;&quot;,&quot;&quot;&quot;&amp;[.L28]&amp;&quot;&quot;&quot;&quot;" office:value-type="string" office:string-value="&quot;l10n_no_hr_payroll.res_field_l10n_no_GrunnlagsprosentForUtenlandske&quot;,&quot;l10n_no_GrunnlagsprosentForUtenlandske&quot;,&quot;GrunnlagsprosentForUtenlandske&quot;,&quot;selection&quot;,&quot;False&quot;,&quot;hr&quot;,&quot;base.no&quot;,&quot;&quot;,&quot;&quot;" calcext:value-type="string">
            <text:p>"l10n_no_hr_payroll.res_field_l10n_no_GrunnlagsprosentForUtenlandske","l10n_no_GrunnlagsprosentForUtenlandske","GrunnlagsprosentForUtenlandske","selection","False","hr","base.no","",""</text:p>
          </table:table-cell>
          <table:table-cell table:style-name="ce5" table:formula="of:=&quot;l10n_no_hr_payroll.res_field_&quot;&amp;[.D28]" office:value-type="string" office:string-value="l10n_no_hr_payroll.res_field_l10n_no_GrunnlagsprosentForUtenlandske" calcext:value-type="string">
            <text:p>l10n_no_hr_payroll.res_field_l10n_no_GrunnlagsprosentForUtenlandske</text:p>
          </table:table-cell>
          <table:table-cell table:style-name="ce5" table:formula="of:=&quot;l10n_no_&quot;&amp;[.E28]" office:value-type="string" office:string-value="l10n_no_GrunnlagsprosentForUtenlandske" calcext:value-type="string">
            <text:p>l10n_no_GrunnlagsprosentForUtenlandske</text:p>
          </table:table-cell>
          <table:table-cell office:value-type="string" calcext:value-type="string">
            <text:p>GrunnlagsprosentForUtenlandske</text:p>
          </table:table-cell>
          <table:table-cell table:style-name="ce9" office:value-type="string" calcext:value-type="string">
            <text:p>GrunnlagsprosentForUtenlandsk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7"/>
          <table:table-cell/>
          <table:table-cell table:style-name="ce3" table:formula="of:=[.A28]">
            <text:p/>
          </table:table-cell>
          <table:table-cell table:number-columns-repeated="1011"/>
        </table:table-row>
        <table:table-row table:style-name="ro3">
          <table:table-cell table:style-name="ce3" table:formula="of:=IF([.K29]=&quot;&quot;;&quot;&quot;;&quot;i&quot;)">
            <text:p/>
          </table:table-cell>
          <table:table-cell table:style-name="ce5" table:formula="of:=&quot;&quot;&quot;&quot;&amp;[.C29]&amp;&quot;&quot;&quot;,&quot;&quot;&quot;&amp;[.D29]&amp;&quot;&quot;&quot;,&quot;&quot;&quot;&amp;[.F29]&amp;&quot;&quot;&quot;,&quot;&quot;&quot;&amp;[.G29]&amp;&quot;&quot;&quot;,&quot;&quot;&quot;&amp;[.H29]&amp;&quot;&quot;&quot;,&quot;&quot;&quot;&amp;[.I29]&amp;&quot;&quot;&quot;,&quot;&quot;&quot;&amp;[.J29]&amp;&quot;&quot;&quot;,&quot;&quot;&quot;&amp;[.K29]&amp;&quot;&quot;&quot;,&quot;&quot;&quot;&amp;[.L29]&amp;&quot;&quot;&quot;&quot;" office:value-type="string" office:string-value="&quot;l10n_no_hr_payroll.res_field_l10n_no_OppholdsbeskrivelseForSvalbardJanMayenOgBilandene&quot;,&quot;l10n_no_OppholdsbeskrivelseForSvalbardJanMayenOgBilandene&quot;,&quot;OppholdsbeskrivelseForSvalbardJanMayenOgBilandene&quot;,&quot;selection&quot;,&quot;False&quot;,&quot;hr&quot;,&quot;base.no&quot;,&quot;&quot;,&quot;&quot;" calcext:value-type="string">
            <text:p>"l10n_no_hr_payroll.res_field_l10n_no_OppholdsbeskrivelseForSvalbardJanMayenOgBilandene","l10n_no_OppholdsbeskrivelseForSvalbardJanMayenOgBilandene","OppholdsbeskrivelseForSvalbardJanMayenOgBilandene","selection","False","hr","base.no","",""</text:p>
          </table:table-cell>
          <table:table-cell table:style-name="ce5" table:formula="of:=&quot;l10n_no_hr_payroll.res_field_&quot;&amp;[.D29]" office:value-type="string" office:string-value="l10n_no_hr_payroll.res_field_l10n_no_OppholdsbeskrivelseForSvalbardJanMayenOgBilandene" calcext:value-type="string">
            <text:p>l10n_no_hr_payroll.res_field_l10n_no_OppholdsbeskrivelseForSvalbardJanMayenOgBilandene</text:p>
          </table:table-cell>
          <table:table-cell table:style-name="ce5" table:formula="of:=&quot;l10n_no_&quot;&amp;[.E29]" office:value-type="string" office:string-value="l10n_no_OppholdsbeskrivelseForSvalbardJanMayenOgBilandene" calcext:value-type="string">
            <text:p>l10n_no_OppholdsbeskrivelseForSvalbardJanMayenOgBilandene</text:p>
          </table:table-cell>
          <table:table-cell table:style-name="ce7" office:value-type="string" calcext:value-type="string">
            <text:p>OppholdsbeskrivelseForSvalbardJanMayenOgBilandene</text:p>
          </table:table-cell>
          <table:table-cell table:style-name="ce10" office:value-type="string" calcext:value-type="string">
            <text:p>OppholdsbeskrivelseForSvalbardJanMayenOgBilanden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7"/>
          <table:table-cell/>
          <table:table-cell table:style-name="ce3" table:formula="of:=[.A29]">
            <text:p/>
          </table:table-cell>
          <table:table-cell table:number-columns-repeated="1011"/>
        </table:table-row>
        <table:table-row table:style-name="ro2">
          <table:table-cell table:style-name="ce3" table:formula="of:=IF([.K30]=&quot;&quot;;&quot;&quot;;&quot;i&quot;)" office:value-type="string" office:string-value="i" calcext:value-type="string">
            <text:p>i</text:p>
          </table:table-cell>
          <table:table-cell table:style-name="ce5" table:formula="of:=&quot;&quot;&quot;&quot;&amp;[.C30]&amp;&quot;&quot;&quot;,&quot;&quot;&quot;&amp;[.D30]&amp;&quot;&quot;&quot;,&quot;&quot;&quot;&amp;[.F30]&amp;&quot;&quot;&quot;,&quot;&quot;&quot;&amp;[.G30]&amp;&quot;&quot;&quot;,&quot;&quot;&quot;&amp;[.H30]&amp;&quot;&quot;&quot;,&quot;&quot;&quot;&amp;[.I30]&amp;&quot;&quot;&quot;,&quot;&quot;&quot;&amp;[.J30]&amp;&quot;&quot;&quot;,&quot;&quot;&quot;&amp;[.K30]&amp;&quot;&quot;&quot;,&quot;&quot;&quot;&amp;[.L30]&amp;&quot;&quot;&quot;&quot;" office:value-type="string" office:string-value="&quot;l10n_no_hr_payroll.res_field_l10n_no_PermisjonsOgPermitteringsBeskrivelse&quot;,&quot;l10n_no_PermisjonsOgPermitteringsBeskrivelse&quot;,&quot;PermisjonsOgPermitteringsBeskrivelse&quot;,&quot;selection&quot;,&quot;False&quot;,&quot;hr&quot;,&quot;base.no&quot;,&quot;hr.leave.type&quot;,&quot;&quot;" calcext:value-type="string">
            <text:p>"l10n_no_hr_payroll.res_field_l10n_no_PermisjonsOgPermitteringsBeskrivelse","l10n_no_PermisjonsOgPermitteringsBeskrivelse","PermisjonsOgPermitteringsBeskrivelse","selection","False","hr","base.no","hr.leave.type",""</text:p>
          </table:table-cell>
          <table:table-cell table:style-name="ce5" table:formula="of:=&quot;l10n_no_hr_payroll.res_field_&quot;&amp;[.D30]" office:value-type="string" office:string-value="l10n_no_hr_payroll.res_field_l10n_no_PermisjonsOgPermitteringsBeskrivelse" calcext:value-type="string">
            <text:p>l10n_no_hr_payroll.res_field_l10n_no_PermisjonsOgPermitteringsBeskrivelse</text:p>
          </table:table-cell>
          <table:table-cell table:style-name="ce5" table:formula="of:=&quot;l10n_no_&quot;&amp;[.E30]" office:value-type="string" office:string-value="l10n_no_PermisjonsOgPermitteringsBeskrivelse" calcext:value-type="string">
            <text:p>l10n_no_PermisjonsOgPermitteringsBeskrivelse</text:p>
          </table:table-cell>
          <table:table-cell table:style-name="ce7" office:value-type="string" calcext:value-type="string">
            <text:p>PermisjonsOgPermitteringsBeskrivelse</text:p>
          </table:table-cell>
          <table:table-cell table:style-name="ce10" office:value-type="string" calcext:value-type="string">
            <text:p>PermisjonsOgPermitteringsBeskrivels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leave.type</text:p>
          </table:table-cell>
          <table:table-cell/>
          <table:table-cell table:style-name="ce3" table:formula="of:=[.A30]" office:value-type="string" office:string-value="i" calcext:value-type="string">
            <text:p>i</text:p>
          </table:table-cell>
          <table:table-cell table:number-columns-repeated="1011"/>
        </table:table-row>
        <table:table-row table:style-name="ro1">
          <table:table-cell table:style-name="ce3" table:formula="of:=IF([.K31]=&quot;&quot;;&quot;&quot;;&quot;i&quot;)">
            <text:p/>
          </table:table-cell>
          <table:table-cell table:style-name="ce5" table:formula="of:=&quot;&quot;&quot;&quot;&amp;[.C31]&amp;&quot;&quot;&quot;,&quot;&quot;&quot;&amp;[.D31]&amp;&quot;&quot;&quot;,&quot;&quot;&quot;&amp;[.F31]&amp;&quot;&quot;&quot;,&quot;&quot;&quot;&amp;[.G31]&amp;&quot;&quot;&quot;,&quot;&quot;&quot;&amp;[.H31]&amp;&quot;&quot;&quot;,&quot;&quot;&quot;&amp;[.I31]&amp;&quot;&quot;&quot;,&quot;&quot;&quot;&amp;[.J31]&amp;&quot;&quot;&quot;,&quot;&quot;&quot;&amp;[.K31]&amp;&quot;&quot;&quot;,&quot;&quot;&quot;&amp;[.L31]&amp;&quot;&quot;&quot;&quot;" office:value-type="string" office:string-value="&quot;l10n_no_hr_payroll.res_field_l10n_no_PersontypeForReiseKostLosji&quot;,&quot;l10n_no_PersontypeForReiseKostLosji&quot;,&quot;PersontypeForReiseKostLosji&quot;,&quot;selection&quot;,&quot;False&quot;,&quot;hr&quot;,&quot;base.no&quot;,&quot;&quot;,&quot;&quot;" calcext:value-type="string">
            <text:p>"l10n_no_hr_payroll.res_field_l10n_no_PersontypeForReiseKostLosji","l10n_no_PersontypeForReiseKostLosji","PersontypeForReiseKostLosji","selection","False","hr","base.no","",""</text:p>
          </table:table-cell>
          <table:table-cell table:style-name="ce5" table:formula="of:=&quot;l10n_no_hr_payroll.res_field_&quot;&amp;[.D31]" office:value-type="string" office:string-value="l10n_no_hr_payroll.res_field_l10n_no_PersontypeForReiseKostLosji" calcext:value-type="string">
            <text:p>l10n_no_hr_payroll.res_field_l10n_no_PersontypeForReiseKostLosji</text:p>
          </table:table-cell>
          <table:table-cell table:style-name="ce5" table:formula="of:=&quot;l10n_no_&quot;&amp;[.E31]" office:value-type="string" office:string-value="l10n_no_PersontypeForReiseKostLosji" calcext:value-type="string">
            <text:p>l10n_no_PersontypeForReiseKostLosji</text:p>
          </table:table-cell>
          <table:table-cell table:style-name="ce7" office:value-type="string" calcext:value-type="string">
            <text:p>PersontypeForReiseKostLosji</text:p>
          </table:table-cell>
          <table:table-cell table:style-name="ce10" office:value-type="string" calcext:value-type="string">
            <text:p>PersontypeForReiseKostLosji</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7"/>
          <table:table-cell/>
          <table:table-cell table:style-name="ce3" table:formula="of:=[.A31]">
            <text:p/>
          </table:table-cell>
          <table:table-cell table:number-columns-repeated="1011"/>
        </table:table-row>
        <table:table-row table:style-name="ro1">
          <table:table-cell table:style-name="ce3" table:formula="of:=IF([.K32]=&quot;&quot;;&quot;&quot;;&quot;i&quot;)" office:value-type="string" office:string-value="i" calcext:value-type="string">
            <text:p>i</text:p>
          </table:table-cell>
          <table:table-cell table:style-name="ce5" table:formula="of:=&quot;&quot;&quot;&quot;&amp;[.C32]&amp;&quot;&quot;&quot;,&quot;&quot;&quot;&amp;[.D32]&amp;&quot;&quot;&quot;,&quot;&quot;&quot;&amp;[.F32]&amp;&quot;&quot;&quot;,&quot;&quot;&quot;&amp;[.G32]&amp;&quot;&quot;&quot;,&quot;&quot;&quot;&amp;[.H32]&amp;&quot;&quot;&quot;,&quot;&quot;&quot;&amp;[.I32]&amp;&quot;&quot;&quot;,&quot;&quot;&quot;&amp;[.J32]&amp;&quot;&quot;&quot;,&quot;&quot;&quot;&amp;[.K32]&amp;&quot;&quot;&quot;,&quot;&quot;&quot;&amp;[.L32]&amp;&quot;&quot;&quot;&quot;" office:value-type="string" office:string-value="&quot;l10n_no_hr_payroll.res_field_l10n_no_trekktabell&quot;,&quot;l10n_no_trekktabell&quot;,&quot;Trekktabell&quot;,&quot;string&quot;,&quot;False&quot;,&quot;hr&quot;,&quot;base.no&quot;,&quot;hr.employee&quot;,&quot;&quot;" calcext:value-type="string">
            <text:p>"l10n_no_hr_payroll.res_field_l10n_no_trekktabell","l10n_no_trekktabell","Trekktabell","string","False","hr","base.no","hr.employee",""</text:p>
          </table:table-cell>
          <table:table-cell table:style-name="ce5" table:formula="of:=&quot;l10n_no_hr_payroll.res_field_&quot;&amp;[.D32]" office:value-type="string" office:string-value="l10n_no_hr_payroll.res_field_l10n_no_trekktabell" calcext:value-type="string">
            <text:p>l10n_no_hr_payroll.res_field_l10n_no_trekktabell</text:p>
          </table:table-cell>
          <table:table-cell table:style-name="ce5" table:formula="of:=&quot;l10n_no_&quot;&amp;[.E32]" office:value-type="string" office:string-value="l10n_no_trekktabell" calcext:value-type="string">
            <text:p>l10n_no_trekktabell</text:p>
          </table:table-cell>
          <table:table-cell table:style-name="ce7" office:value-type="string" calcext:value-type="string">
            <text:p>trekktabell</text:p>
          </table:table-cell>
          <table:table-cell table:style-name="ce10" office:value-type="string" calcext:value-type="string">
            <text:p>Trekktabell</text:p>
          </table:table-cell>
          <table:table-cell office:value-type="string" calcext:value-type="string">
            <text:p>string</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8" office:value-type="string" calcext:value-type="string">
            <text:p>hr.employee</text:p>
          </table:table-cell>
          <table:table-cell/>
          <table:table-cell table:style-name="ce3" table:formula="of:=[.A32]" office:value-type="string" office:string-value="i" calcext:value-type="string">
            <text:p>i</text:p>
          </table:table-cell>
          <table:table-cell table:number-columns-repeated="1011"/>
        </table:table-row>
        <table:table-row table:style-name="ro1">
          <table:table-cell table:style-name="ce3" table:formula="of:=IF([.K33]=&quot;&quot;;&quot;&quot;;&quot;i&quot;)" office:value-type="string" office:string-value="i" calcext:value-type="string">
            <text:p>i</text:p>
          </table:table-cell>
          <table:table-cell table:style-name="ce5" table:formula="of:=&quot;&quot;&quot;&quot;&amp;[.C33]&amp;&quot;&quot;&quot;,&quot;&quot;&quot;&amp;[.D33]&amp;&quot;&quot;&quot;,&quot;&quot;&quot;&amp;[.F33]&amp;&quot;&quot;&quot;,&quot;&quot;&quot;&amp;[.G33]&amp;&quot;&quot;&quot;,&quot;&quot;&quot;&amp;[.H33]&amp;&quot;&quot;&quot;,&quot;&quot;&quot;&amp;[.I33]&amp;&quot;&quot;&quot;,&quot;&quot;&quot;&amp;[.J33]&amp;&quot;&quot;&quot;,&quot;&quot;&quot;&amp;[.K33]&amp;&quot;&quot;&quot;,&quot;&quot;&quot;&amp;[.L33]&amp;&quot;&quot;&quot;&quot;" office:value-type="string" office:string-value="&quot;l10n_no_hr_payroll.res_field_l10n_no_trekkprosent&quot;,&quot;l10n_no_trekkprosent&quot;,&quot;Trekkprosent&quot;,&quot;string&quot;,&quot;False&quot;,&quot;hr&quot;,&quot;base.no&quot;,&quot;hr.employee&quot;,&quot;&quot;" calcext:value-type="string">
            <text:p>"l10n_no_hr_payroll.res_field_l10n_no_trekkprosent","l10n_no_trekkprosent","Trekkprosent","string","False","hr","base.no","hr.employee",""</text:p>
          </table:table-cell>
          <table:table-cell table:style-name="ce5" table:formula="of:=&quot;l10n_no_hr_payroll.res_field_&quot;&amp;[.D33]" office:value-type="string" office:string-value="l10n_no_hr_payroll.res_field_l10n_no_trekkprosent" calcext:value-type="string">
            <text:p>l10n_no_hr_payroll.res_field_l10n_no_trekkprosent</text:p>
          </table:table-cell>
          <table:table-cell table:style-name="ce5" table:formula="of:=&quot;l10n_no_&quot;&amp;[.E33]" office:value-type="string" office:string-value="l10n_no_trekkprosent" calcext:value-type="string">
            <text:p>l10n_no_trekkprosent</text:p>
          </table:table-cell>
          <table:table-cell table:style-name="ce7" office:value-type="string" calcext:value-type="string">
            <text:p>trekkprosent</text:p>
          </table:table-cell>
          <table:table-cell table:style-name="ce10" office:value-type="string" calcext:value-type="string">
            <text:p>Trekkprosent</text:p>
          </table:table-cell>
          <table:table-cell office:value-type="string" calcext:value-type="string">
            <text:p>string</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8" office:value-type="string" calcext:value-type="string">
            <text:p>hr.employee</text:p>
          </table:table-cell>
          <table:table-cell/>
          <table:table-cell table:style-name="ce3" table:formula="of:=[.A33]" office:value-type="string" office:string-value="i" calcext:value-type="string">
            <text:p>i</text:p>
          </table:table-cell>
          <table:table-cell table:number-columns-repeated="1011"/>
        </table:table-row>
        <table:table-row table:style-name="ro1">
          <table:table-cell table:style-name="ce3" table:formula="of:=IF([.K34]=&quot;&quot;;&quot;&quot;;&quot;i&quot;)" office:value-type="string" office:string-value="i" calcext:value-type="string">
            <text:p>i</text:p>
          </table:table-cell>
          <table:table-cell table:style-name="ce5" table:formula="of:=&quot;&quot;&quot;&quot;&amp;[.C34]&amp;&quot;&quot;&quot;,&quot;&quot;&quot;&amp;[.D34]&amp;&quot;&quot;&quot;,&quot;&quot;&quot;&amp;[.F34]&amp;&quot;&quot;&quot;,&quot;&quot;&quot;&amp;[.G34]&amp;&quot;&quot;&quot;,&quot;&quot;&quot;&amp;[.H34]&amp;&quot;&quot;&quot;,&quot;&quot;&quot;&amp;[.I34]&amp;&quot;&quot;&quot;,&quot;&quot;&quot;&amp;[.J34]&amp;&quot;&quot;&quot;,&quot;&quot;&quot;&amp;[.K34]&amp;&quot;&quot;&quot;,&quot;&quot;&quot;&amp;[.L34]&amp;&quot;&quot;&quot;&quot;" office:value-type="string" office:string-value="&quot;l10n_no_hr_payroll.res_field_l10n_no_fribeloep&quot;,&quot;l10n_no_fribeloep&quot;,&quot;Fribeloep&quot;,&quot;string&quot;,&quot;False&quot;,&quot;hr&quot;,&quot;base.no&quot;,&quot;hr.employee&quot;,&quot;&quot;" calcext:value-type="string">
            <text:p>"l10n_no_hr_payroll.res_field_l10n_no_fribeloep","l10n_no_fribeloep","Fribeloep","string","False","hr","base.no","hr.employee",""</text:p>
          </table:table-cell>
          <table:table-cell table:style-name="ce5" table:formula="of:=&quot;l10n_no_hr_payroll.res_field_&quot;&amp;[.D34]" office:value-type="string" office:string-value="l10n_no_hr_payroll.res_field_l10n_no_fribeloep" calcext:value-type="string">
            <text:p>l10n_no_hr_payroll.res_field_l10n_no_fribeloep</text:p>
          </table:table-cell>
          <table:table-cell table:style-name="ce5" table:formula="of:=&quot;l10n_no_&quot;&amp;[.E34]" office:value-type="string" office:string-value="l10n_no_fribeloep" calcext:value-type="string">
            <text:p>l10n_no_fribeloep</text:p>
          </table:table-cell>
          <table:table-cell table:style-name="ce7" office:value-type="string" calcext:value-type="string">
            <text:p>fribeloep</text:p>
          </table:table-cell>
          <table:table-cell table:style-name="ce10" office:value-type="string" calcext:value-type="string">
            <text:p>Fribeloep</text:p>
          </table:table-cell>
          <table:table-cell office:value-type="string" calcext:value-type="string">
            <text:p>string</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8" office:value-type="string" calcext:value-type="string">
            <text:p>hr.employee</text:p>
          </table:table-cell>
          <table:table-cell/>
          <table:table-cell table:style-name="ce3" table:formula="of:=[.A34]" office:value-type="string" office:string-value="i" calcext:value-type="string">
            <text:p>i</text:p>
          </table:table-cell>
          <table:table-cell table:number-columns-repeated="1011"/>
        </table:table-row>
        <table:table-row table:style-name="ro1">
          <table:table-cell table:style-name="ce3" table:formula="of:=IF([.K35]=&quot;&quot;;&quot;&quot;;&quot;i&quot;)" office:value-type="string" office:string-value="i" calcext:value-type="string">
            <text:p>i</text:p>
          </table:table-cell>
          <table:table-cell table:style-name="ce5" table:formula="of:=&quot;&quot;&quot;&quot;&amp;[.C35]&amp;&quot;&quot;&quot;,&quot;&quot;&quot;&amp;[.D35]&amp;&quot;&quot;&quot;,&quot;&quot;&quot;&amp;[.F35]&amp;&quot;&quot;&quot;,&quot;&quot;&quot;&amp;[.G35]&amp;&quot;&quot;&quot;,&quot;&quot;&quot;&amp;[.H35]&amp;&quot;&quot;&quot;,&quot;&quot;&quot;&amp;[.I35]&amp;&quot;&quot;&quot;,&quot;&quot;&quot;&amp;[.J35]&amp;&quot;&quot;&quot;,&quot;&quot;&quot;&amp;[.K35]&amp;&quot;&quot;&quot;,&quot;&quot;&quot;&amp;[.L35]&amp;&quot;&quot;&quot;&quot;" office:value-type="string" office:string-value="&quot;l10n_no_hr_payroll.res_field_l10n_no_BeregnAga&quot;,&quot;l10n_no_BeregnAga&quot;,&quot;Beregn arbeidsgiveravgift&quot;,&quot;selection&quot;,&quot;False&quot;,&quot;hr&quot;,&quot;base.no&quot;,&quot;hr.salary.rule&quot;,&quot;&quot;" calcext:value-type="string">
            <text:p>"l10n_no_hr_payroll.res_field_l10n_no_BeregnAga","l10n_no_BeregnAga","Beregn arbeidsgiveravgift","selection","False","hr","base.no","hr.salary.rule",""</text:p>
          </table:table-cell>
          <table:table-cell table:style-name="ce5" table:formula="of:=&quot;l10n_no_hr_payroll.res_field_&quot;&amp;[.D35]" office:value-type="string" office:string-value="l10n_no_hr_payroll.res_field_l10n_no_BeregnAga" calcext:value-type="string">
            <text:p>l10n_no_hr_payroll.res_field_l10n_no_BeregnAga</text:p>
          </table:table-cell>
          <table:table-cell table:style-name="ce5" table:formula="of:=&quot;l10n_no_&quot;&amp;[.E35]" office:value-type="string" office:string-value="l10n_no_BeregnAga" calcext:value-type="string">
            <text:p>l10n_no_BeregnAga</text:p>
          </table:table-cell>
          <table:table-cell table:style-name="ce7" office:value-type="string" calcext:value-type="string">
            <text:p>BeregnAga</text:p>
          </table:table-cell>
          <table:table-cell table:style-name="ce10" office:value-type="string" calcext:value-type="string">
            <text:p>Beregn arbeidsgiveravgift</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8" office:value-type="string" calcext:value-type="string">
            <text:p>hr.salary.rule</text:p>
          </table:table-cell>
          <table:table-cell/>
          <table:table-cell table:style-name="ce3" table:formula="of:=[.A35]" office:value-type="string" office:string-value="i" calcext:value-type="string">
            <text:p>i</text:p>
          </table:table-cell>
          <table:table-cell table:number-columns-repeated="1011"/>
        </table:table-row>
        <table:table-row table:style-name="ro1">
          <table:table-cell table:style-name="ce3" table:formula="of:=IF([.K36]=&quot;&quot;;&quot;&quot;;&quot;i&quot;)" office:value-type="string" office:string-value="i" calcext:value-type="string">
            <text:p>i</text:p>
          </table:table-cell>
          <table:table-cell table:style-name="ce5" table:formula="of:=&quot;&quot;&quot;&quot;&amp;[.C36]&amp;&quot;&quot;&quot;,&quot;&quot;&quot;&amp;[.D36]&amp;&quot;&quot;&quot;,&quot;&quot;&quot;&amp;[.F36]&amp;&quot;&quot;&quot;,&quot;&quot;&quot;&amp;[.G36]&amp;&quot;&quot;&quot;,&quot;&quot;&quot;&amp;[.H36]&amp;&quot;&quot;&quot;,&quot;&quot;&quot;&amp;[.I36]&amp;&quot;&quot;&quot;,&quot;&quot;&quot;&amp;[.J36]&amp;&quot;&quot;&quot;,&quot;&quot;&quot;&amp;[.K36]&amp;&quot;&quot;&quot;,&quot;&quot;&quot;&amp;[.L36]&amp;&quot;&quot;&quot;&quot;" office:value-type="string" office:string-value="&quot;l10n_no_hr_payroll.res_field_l10n_no_BeregnTrekk&quot;,&quot;l10n_no_BeregnTrekk&quot;,&quot;Beregn skattetrekk&quot;,&quot;selection&quot;,&quot;False&quot;,&quot;hr&quot;,&quot;base.no&quot;,&quot;hr.salary.rule&quot;,&quot;&quot;" calcext:value-type="string">
            <text:p>"l10n_no_hr_payroll.res_field_l10n_no_BeregnTrekk","l10n_no_BeregnTrekk","Beregn skattetrekk","selection","False","hr","base.no","hr.salary.rule",""</text:p>
          </table:table-cell>
          <table:table-cell table:style-name="ce5" table:formula="of:=&quot;l10n_no_hr_payroll.res_field_&quot;&amp;[.D36]" office:value-type="string" office:string-value="l10n_no_hr_payroll.res_field_l10n_no_BeregnTrekk" calcext:value-type="string">
            <text:p>l10n_no_hr_payroll.res_field_l10n_no_BeregnTrekk</text:p>
          </table:table-cell>
          <table:table-cell table:style-name="ce5" table:formula="of:=&quot;l10n_no_&quot;&amp;[.E36]" office:value-type="string" office:string-value="l10n_no_BeregnTrekk" calcext:value-type="string">
            <text:p>l10n_no_BeregnTrekk</text:p>
          </table:table-cell>
          <table:table-cell table:style-name="ce7" office:value-type="string" calcext:value-type="string">
            <text:p>BeregnTrekk</text:p>
          </table:table-cell>
          <table:table-cell table:style-name="ce10" office:value-type="string" calcext:value-type="string">
            <text:p>Beregn skattetrekk</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8" office:value-type="string" calcext:value-type="string">
            <text:p>hr.salary.rule</text:p>
          </table:table-cell>
          <table:table-cell/>
          <table:table-cell table:style-name="ce3" table:formula="of:=[.A36]" office:value-type="string" office:string-value="i" calcext:value-type="string">
            <text:p>i</text:p>
          </table:table-cell>
          <table:table-cell table:number-columns-repeated="1011"/>
        </table:table-row>
        <table:table-row table:style-name="ro2">
          <table:table-cell table:style-name="ce3" table:formula="of:=IF([.K37]=&quot;&quot;;&quot;&quot;;&quot;i&quot;)" office:value-type="string" office:string-value="i" calcext:value-type="string">
            <text:p>i</text:p>
          </table:table-cell>
          <table:table-cell table:style-name="ce5" table:formula="of:=&quot;&quot;&quot;&quot;&amp;[.C37]&amp;&quot;&quot;&quot;,&quot;&quot;&quot;&amp;[.D37]&amp;&quot;&quot;&quot;,&quot;&quot;&quot;&amp;[.F37]&amp;&quot;&quot;&quot;,&quot;&quot;&quot;&amp;[.G37]&amp;&quot;&quot;&quot;,&quot;&quot;&quot;&amp;[.H37]&amp;&quot;&quot;&quot;,&quot;&quot;&quot;&amp;[.I37]&amp;&quot;&quot;&quot;,&quot;&quot;&quot;&amp;[.J37]&amp;&quot;&quot;&quot;,&quot;&quot;&quot;&amp;[.K37]&amp;&quot;&quot;&quot;,&quot;&quot;&quot;&amp;[.L37]&amp;&quot;&quot;&quot;&quot;" office:value-type="string" office:string-value="&quot;l10n_no_hr_payroll.res_field_l10n_no_BeregnFP&quot;,&quot;l10n_no_BeregnFP&quot;,&quot;Beregn feriepenger&quot;,&quot;boolean&quot;,&quot;False&quot;,&quot;hr&quot;,&quot;base.no&quot;,&quot;hr.salary.rule&quot;,&quot;True&quot;" calcext:value-type="string">
            <text:p>"l10n_no_hr_payroll.res_field_l10n_no_BeregnFP","l10n_no_BeregnFP","Beregn feriepenger","boolean","False","hr","base.no","hr.salary.rule","True"</text:p>
          </table:table-cell>
          <table:table-cell table:style-name="ce5" table:formula="of:=&quot;l10n_no_hr_payroll.res_field_&quot;&amp;[.D37]" office:value-type="string" office:string-value="l10n_no_hr_payroll.res_field_l10n_no_BeregnFP" calcext:value-type="string">
            <text:p>l10n_no_hr_payroll.res_field_l10n_no_BeregnFP</text:p>
          </table:table-cell>
          <table:table-cell table:style-name="ce5" table:formula="of:=&quot;l10n_no_&quot;&amp;[.E37]" office:value-type="string" office:string-value="l10n_no_BeregnFP" calcext:value-type="string">
            <text:p>l10n_no_BeregnFP</text:p>
          </table:table-cell>
          <table:table-cell table:style-name="ce7" office:value-type="string" calcext:value-type="string">
            <text:p>BeregnFP</text:p>
          </table:table-cell>
          <table:table-cell table:style-name="ce10" office:value-type="string" calcext:value-type="string">
            <text:p>Beregn feriepenger</text:p>
          </table:table-cell>
          <table:table-cell office:value-type="string" calcext:value-type="string">
            <text:p>boolean</text:p>
          </table:table-cell>
          <table:table-cell table:style-name="ce15" office:value-type="string" calcext:value-type="string">
            <text:p>False</text:p>
          </table:table-cell>
          <table:table-cell table:style-name="ce7" office:value-type="string" calcext:value-type="string">
            <text:p>hr</text:p>
          </table:table-cell>
          <table:table-cell table:style-name="ce7" office:value-type="string" calcext:value-type="string">
            <text:p>base.no</text:p>
          </table:table-cell>
          <table:table-cell table:style-name="ce18" office:value-type="string" calcext:value-type="string">
            <text:p>hr.salary.rule</text:p>
          </table:table-cell>
          <table:table-cell office:value-type="string" calcext:value-type="string">
            <text:p>True</text:p>
          </table:table-cell>
          <table:table-cell table:style-name="ce3" table:formula="of:=[.A37]" office:value-type="string" office:string-value="i" calcext:value-type="string">
            <text:p>i</text:p>
          </table:table-cell>
          <table:table-cell table:number-columns-repeated="1011"/>
        </table:table-row>
        <table:table-row table:style-name="ro1">
          <table:table-cell table:style-name="ce3" table:formula="of:=IF([.K38]=&quot;&quot;;&quot;&quot;;&quot;i&quot;)" office:value-type="string" office:string-value="i" calcext:value-type="string">
            <text:p>i</text:p>
          </table:table-cell>
          <table:table-cell table:style-name="ce5" table:formula="of:=&quot;&quot;&quot;&quot;&amp;[.C38]&amp;&quot;&quot;&quot;,&quot;&quot;&quot;&amp;[.D38]&amp;&quot;&quot;&quot;,&quot;&quot;&quot;&amp;[.F38]&amp;&quot;&quot;&quot;,&quot;&quot;&quot;&amp;[.G38]&amp;&quot;&quot;&quot;,&quot;&quot;&quot;&amp;[.H38]&amp;&quot;&quot;&quot;,&quot;&quot;&quot;&amp;[.I38]&amp;&quot;&quot;&quot;,&quot;&quot;&quot;&amp;[.J38]&amp;&quot;&quot;&quot;,&quot;&quot;&quot;&amp;[.K38]&amp;&quot;&quot;&quot;,&quot;&quot;&quot;&amp;[.L38]&amp;&quot;&quot;&quot;&quot;" office:value-type="string" office:string-value="&quot;l10n_no_hr_payroll.res_field_l10n_no_stillingsprosent&quot;,&quot;l10n_no_stillingsprosent&quot;,&quot;Stillingsprosent&quot;,&quot;float&quot;,&quot;False&quot;,&quot;hr&quot;,&quot;base.no&quot;,&quot;hr.contract&quot;,&quot;&quot;" calcext:value-type="string">
            <text:p>"l10n_no_hr_payroll.res_field_l10n_no_stillingsprosent","l10n_no_stillingsprosent","Stillingsprosent","float","False","hr","base.no","hr.contract",""</text:p>
          </table:table-cell>
          <table:table-cell table:style-name="ce5" table:formula="of:=&quot;l10n_no_hr_payroll.res_field_&quot;&amp;[.D38]" office:value-type="string" office:string-value="l10n_no_hr_payroll.res_field_l10n_no_stillingsprosent" calcext:value-type="string">
            <text:p>l10n_no_hr_payroll.res_field_l10n_no_stillingsprosent</text:p>
          </table:table-cell>
          <table:table-cell table:style-name="ce5" table:formula="of:=&quot;l10n_no_&quot;&amp;[.E38]" office:value-type="string" office:string-value="l10n_no_stillingsprosent" calcext:value-type="string">
            <text:p>l10n_no_stillingsprosent</text:p>
          </table:table-cell>
          <table:table-cell table:style-name="ce7" office:value-type="string" calcext:value-type="string">
            <text:p>stillingsprosent</text:p>
          </table:table-cell>
          <table:table-cell table:style-name="ce10" office:value-type="string" calcext:value-type="string">
            <text:p>Stillingsprosent</text:p>
          </table:table-cell>
          <table:table-cell office:value-type="string" calcext:value-type="string">
            <text:p>float</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contract</text:p>
          </table:table-cell>
          <table:table-cell/>
          <table:table-cell table:style-name="ce3" table:formula="of:=[.A38]" office:value-type="string" office:string-value="i" calcext:value-type="string">
            <text:p>i</text:p>
          </table:table-cell>
          <table:table-cell table:number-columns-repeated="1011"/>
        </table:table-row>
        <table:table-row table:style-name="ro1">
          <table:table-cell table:style-name="ce3" table:formula="of:=IF([.K39]=&quot;&quot;;&quot;&quot;;&quot;i&quot;)" office:value-type="string" office:string-value="i" calcext:value-type="string">
            <text:p>i</text:p>
          </table:table-cell>
          <table:table-cell table:style-name="ce5" table:formula="of:=&quot;&quot;&quot;&quot;&amp;[.C39]&amp;&quot;&quot;&quot;,&quot;&quot;&quot;&amp;[.D39]&amp;&quot;&quot;&quot;,&quot;&quot;&quot;&amp;[.F39]&amp;&quot;&quot;&quot;,&quot;&quot;&quot;&amp;[.G39]&amp;&quot;&quot;&quot;,&quot;&quot;&quot;&amp;[.H39]&amp;&quot;&quot;&quot;,&quot;&quot;&quot;&amp;[.I39]&amp;&quot;&quot;&quot;,&quot;&quot;&quot;&amp;[.J39]&amp;&quot;&quot;&quot;,&quot;&quot;&quot;&amp;[.K39]&amp;&quot;&quot;&quot;,&quot;&quot;&quot;&amp;[.L39]&amp;&quot;&quot;&quot;&quot;" office:value-type="string" office:string-value="&quot;l10n_no_hr_payroll.res_field_l10n_no_sisteLoennsendringsdato&quot;,&quot;l10n_no_sisteLoennsendringsdato&quot;,&quot;Dato for siste lønnsendring&quot;,&quot;date&quot;,&quot;False&quot;,&quot;hr&quot;,&quot;base.no&quot;,&quot;hr.contract&quot;,&quot;&quot;" calcext:value-type="string">
            <text:p>"l10n_no_hr_payroll.res_field_l10n_no_sisteLoennsendringsdato","l10n_no_sisteLoennsendringsdato","Dato for siste lønnsendring","date","False","hr","base.no","hr.contract",""</text:p>
          </table:table-cell>
          <table:table-cell table:style-name="ce5" table:formula="of:=&quot;l10n_no_hr_payroll.res_field_&quot;&amp;[.D39]" office:value-type="string" office:string-value="l10n_no_hr_payroll.res_field_l10n_no_sisteLoennsendringsdato" calcext:value-type="string">
            <text:p>l10n_no_hr_payroll.res_field_l10n_no_sisteLoennsendringsdato</text:p>
          </table:table-cell>
          <table:table-cell table:style-name="ce5" table:formula="of:=&quot;l10n_no_&quot;&amp;[.E39]" office:value-type="string" office:string-value="l10n_no_sisteLoennsendringsdato" calcext:value-type="string">
            <text:p>l10n_no_sisteLoennsendringsdato</text:p>
          </table:table-cell>
          <table:table-cell table:style-name="ce7" office:value-type="string" calcext:value-type="string">
            <text:p>sisteLoennsendringsdato</text:p>
          </table:table-cell>
          <table:table-cell table:style-name="ce10" office:value-type="string" calcext:value-type="string">
            <text:p>Dato for siste lønnsendring</text:p>
          </table:table-cell>
          <table:table-cell office:value-type="string" calcext:value-type="string">
            <text:p>dat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contract</text:p>
          </table:table-cell>
          <table:table-cell/>
          <table:table-cell table:style-name="ce3" table:formula="of:=[.A39]" office:value-type="string" office:string-value="i" calcext:value-type="string">
            <text:p>i</text:p>
          </table:table-cell>
          <table:table-cell table:number-columns-repeated="1011"/>
        </table:table-row>
        <table:table-row table:style-name="ro1">
          <table:table-cell table:style-name="ce3" table:formula="of:=IF([.K40]=&quot;&quot;;&quot;&quot;;&quot;i&quot;)" office:value-type="string" office:string-value="i" calcext:value-type="string">
            <text:p>i</text:p>
          </table:table-cell>
          <table:table-cell table:style-name="ce5" table:formula="of:=&quot;&quot;&quot;&quot;&amp;[.C40]&amp;&quot;&quot;&quot;,&quot;&quot;&quot;&amp;[.D40]&amp;&quot;&quot;&quot;,&quot;&quot;&quot;&amp;[.F40]&amp;&quot;&quot;&quot;,&quot;&quot;&quot;&amp;[.G40]&amp;&quot;&quot;&quot;,&quot;&quot;&quot;&amp;[.H40]&amp;&quot;&quot;&quot;,&quot;&quot;&quot;&amp;[.I40]&amp;&quot;&quot;&quot;,&quot;&quot;&quot;&amp;[.J40]&amp;&quot;&quot;&quot;,&quot;&quot;&quot;&amp;[.K40]&amp;&quot;&quot;&quot;,&quot;&quot;&quot;&amp;[.L40]&amp;&quot;&quot;&quot;&quot;" office:value-type="string" office:string-value="&quot;l10n_no_hr_payroll.res_field_l10n_no_loennsansiennitet&quot;,&quot;l10n_no_loennsansiennitet&quot;,&quot;Dato for lønnsansiennitet&quot;,&quot;date&quot;,&quot;False&quot;,&quot;hr&quot;,&quot;base.no&quot;,&quot;hr.contract&quot;,&quot;&quot;" calcext:value-type="string">
            <text:p>"l10n_no_hr_payroll.res_field_l10n_no_loennsansiennitet","l10n_no_loennsansiennitet","Dato for lønnsansiennitet","date","False","hr","base.no","hr.contract",""</text:p>
          </table:table-cell>
          <table:table-cell table:style-name="ce5" table:formula="of:=&quot;l10n_no_hr_payroll.res_field_&quot;&amp;[.D40]" office:value-type="string" office:string-value="l10n_no_hr_payroll.res_field_l10n_no_loennsansiennitet" calcext:value-type="string">
            <text:p>l10n_no_hr_payroll.res_field_l10n_no_loennsansiennitet</text:p>
          </table:table-cell>
          <table:table-cell table:style-name="ce5" table:formula="of:=&quot;l10n_no_&quot;&amp;[.E40]" office:value-type="string" office:string-value="l10n_no_loennsansiennitet" calcext:value-type="string">
            <text:p>l10n_no_loennsansiennitet</text:p>
          </table:table-cell>
          <table:table-cell table:style-name="ce7" office:value-type="string" calcext:value-type="string">
            <text:p>loennsansiennitet</text:p>
          </table:table-cell>
          <table:table-cell table:style-name="ce10" office:value-type="string" calcext:value-type="string">
            <text:p>Dato for lønnsansiennitet</text:p>
          </table:table-cell>
          <table:table-cell office:value-type="string" calcext:value-type="string">
            <text:p>dat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contract</text:p>
          </table:table-cell>
          <table:table-cell/>
          <table:table-cell table:style-name="ce3" table:formula="of:=[.A40]" office:value-type="string" office:string-value="i" calcext:value-type="string">
            <text:p>i</text:p>
          </table:table-cell>
          <table:table-cell table:number-columns-repeated="1011"/>
        </table:table-row>
        <table:table-row table:style-name="ro1">
          <table:table-cell table:style-name="ce3" table:formula="of:=IF([.K41]=&quot;&quot;;&quot;&quot;;&quot;i&quot;)" office:value-type="string" office:string-value="i" calcext:value-type="string">
            <text:p>i</text:p>
          </table:table-cell>
          <table:table-cell table:style-name="ce5" table:formula="of:=&quot;&quot;&quot;&quot;&amp;[.C41]&amp;&quot;&quot;&quot;,&quot;&quot;&quot;&amp;[.D41]&amp;&quot;&quot;&quot;,&quot;&quot;&quot;&amp;[.F41]&amp;&quot;&quot;&quot;,&quot;&quot;&quot;&amp;[.G41]&amp;&quot;&quot;&quot;,&quot;&quot;&quot;&amp;[.H41]&amp;&quot;&quot;&quot;,&quot;&quot;&quot;&amp;[.I41]&amp;&quot;&quot;&quot;,&quot;&quot;&quot;&amp;[.J41]&amp;&quot;&quot;&quot;,&quot;&quot;&quot;&amp;[.K41]&amp;&quot;&quot;&quot;,&quot;&quot;&quot;&amp;[.L41]&amp;&quot;&quot;&quot;&quot;" office:value-type="string" office:string-value="&quot;l10n_no_hr_payroll.res_field_l10n_no_loennstrinn&quot;,&quot;l10n_no_loennstrinn&quot;,&quot;Loennstrinn&quot;,&quot;string&quot;,&quot;False&quot;,&quot;hr&quot;,&quot;base.no&quot;,&quot;hr.contract&quot;,&quot;&quot;" calcext:value-type="string">
            <text:p>"l10n_no_hr_payroll.res_field_l10n_no_loennstrinn","l10n_no_loennstrinn","Loennstrinn","string","False","hr","base.no","hr.contract",""</text:p>
          </table:table-cell>
          <table:table-cell table:style-name="ce5" table:formula="of:=&quot;l10n_no_hr_payroll.res_field_&quot;&amp;[.D41]" office:value-type="string" office:string-value="l10n_no_hr_payroll.res_field_l10n_no_loennstrinn" calcext:value-type="string">
            <text:p>l10n_no_hr_payroll.res_field_l10n_no_loennstrinn</text:p>
          </table:table-cell>
          <table:table-cell table:style-name="ce5" table:formula="of:=&quot;l10n_no_&quot;&amp;[.E41]" office:value-type="string" office:string-value="l10n_no_loennstrinn" calcext:value-type="string">
            <text:p>l10n_no_loennstrinn</text:p>
          </table:table-cell>
          <table:table-cell table:style-name="ce7" office:value-type="string" calcext:value-type="string">
            <text:p>loennstrinn</text:p>
          </table:table-cell>
          <table:table-cell table:style-name="ce10" office:value-type="string" calcext:value-type="string">
            <text:p>Loennstrinn</text:p>
          </table:table-cell>
          <table:table-cell office:value-type="string" calcext:value-type="string">
            <text:p>string</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contract</text:p>
          </table:table-cell>
          <table:table-cell/>
          <table:table-cell table:style-name="ce3" table:formula="of:=[.A41]" office:value-type="string" office:string-value="i" calcext:value-type="string">
            <text:p>i</text:p>
          </table:table-cell>
          <table:table-cell table:number-columns-repeated="1011"/>
        </table:table-row>
        <table:table-row table:style-name="ro2">
          <table:table-cell table:style-name="ce3" table:formula="of:=IF([.K42]=&quot;&quot;;&quot;&quot;;&quot;i&quot;)" office:value-type="string" office:string-value="i" calcext:value-type="string">
            <text:p>i</text:p>
          </table:table-cell>
          <table:table-cell table:style-name="ce5" table:formula="of:=&quot;&quot;&quot;&quot;&amp;[.C42]&amp;&quot;&quot;&quot;,&quot;&quot;&quot;&amp;[.D42]&amp;&quot;&quot;&quot;,&quot;&quot;&quot;&amp;[.F42]&amp;&quot;&quot;&quot;,&quot;&quot;&quot;&amp;[.G42]&amp;&quot;&quot;&quot;,&quot;&quot;&quot;&amp;[.H42]&amp;&quot;&quot;&quot;,&quot;&quot;&quot;&amp;[.I42]&amp;&quot;&quot;&quot;,&quot;&quot;&quot;&amp;[.J42]&amp;&quot;&quot;&quot;,&quot;&quot;&quot;&amp;[.K42]&amp;&quot;&quot;&quot;,&quot;&quot;&quot;&amp;[.L42]&amp;&quot;&quot;&quot;&quot;" office:value-type="string" office:string-value="&quot;l10n_no_hr_payroll.res_field_l10n_no_sisteDatoForStillingsprosentendring&quot;,&quot;l10n_no_sisteDatoForStillingsprosentendring&quot;,&quot;Dato for siste stillingsprosentendring&quot;,&quot;date&quot;,&quot;False&quot;,&quot;hr&quot;,&quot;base.no&quot;,&quot;hr.contract&quot;,&quot;&quot;" calcext:value-type="string">
            <text:p>"l10n_no_hr_payroll.res_field_l10n_no_sisteDatoForStillingsprosentendring","l10n_no_sisteDatoForStillingsprosentendring","Dato for siste stillingsprosentendring","date","False","hr","base.no","hr.contract",""</text:p>
          </table:table-cell>
          <table:table-cell table:style-name="ce5" table:formula="of:=&quot;l10n_no_hr_payroll.res_field_&quot;&amp;[.D42]" office:value-type="string" office:string-value="l10n_no_hr_payroll.res_field_l10n_no_sisteDatoForStillingsprosentendring" calcext:value-type="string">
            <text:p>l10n_no_hr_payroll.res_field_l10n_no_sisteDatoForStillingsprosentendring</text:p>
          </table:table-cell>
          <table:table-cell table:style-name="ce5" table:formula="of:=&quot;l10n_no_&quot;&amp;[.E42]" office:value-type="string" office:string-value="l10n_no_sisteDatoForStillingsprosentendring" calcext:value-type="string">
            <text:p>l10n_no_sisteDatoForStillingsprosentendring</text:p>
          </table:table-cell>
          <table:table-cell table:style-name="ce7" office:value-type="string" calcext:value-type="string">
            <text:p>sisteDatoForStillingsprosentendring</text:p>
          </table:table-cell>
          <table:table-cell table:style-name="ce10" office:value-type="string" calcext:value-type="string">
            <text:p>Dato for siste stillingsprosentendring</text:p>
          </table:table-cell>
          <table:table-cell office:value-type="string" calcext:value-type="string">
            <text:p>dat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contract</text:p>
          </table:table-cell>
          <table:table-cell/>
          <table:table-cell table:style-name="ce3" table:formula="of:=[.A42]" office:value-type="string" office:string-value="i" calcext:value-type="string">
            <text:p>i</text:p>
          </table:table-cell>
          <table:table-cell table:number-columns-repeated="1011"/>
        </table:table-row>
        <table:table-row table:style-name="ro1">
          <table:table-cell table:style-name="ce3" table:formula="of:=IF([.K43]=&quot;&quot;;&quot;&quot;;&quot;i&quot;)" office:value-type="string" office:string-value="i" calcext:value-type="string">
            <text:p>i</text:p>
          </table:table-cell>
          <table:table-cell table:style-name="ce5" table:formula="of:=&quot;&quot;&quot;&quot;&amp;[.C43]&amp;&quot;&quot;&quot;,&quot;&quot;&quot;&amp;[.D43]&amp;&quot;&quot;&quot;,&quot;&quot;&quot;&amp;[.F43]&amp;&quot;&quot;&quot;,&quot;&quot;&quot;&amp;[.G43]&amp;&quot;&quot;&quot;,&quot;&quot;&quot;&amp;[.H43]&amp;&quot;&quot;&quot;,&quot;&quot;&quot;&amp;[.I43]&amp;&quot;&quot;&quot;,&quot;&quot;&quot;&amp;[.J43]&amp;&quot;&quot;&quot;,&quot;&quot;&quot;&amp;[.K43]&amp;&quot;&quot;&quot;,&quot;&quot;&quot;&amp;[.L43]&amp;&quot;&quot;&quot;&quot;" office:value-type="string" office:string-value="&quot;l10n_no_hr_payroll.res_field_l10n_no_RegelType&quot;,&quot;l10n_no_RegelType&quot;,&quot;Regeltype&quot;,&quot;selection&quot;,&quot;False&quot;,&quot;hr&quot;,&quot;base.no&quot;,&quot;hr.salary.rule&quot;,&quot;&quot;" calcext:value-type="string">
            <text:p>"l10n_no_hr_payroll.res_field_l10n_no_RegelType","l10n_no_RegelType","Regeltype","selection","False","hr","base.no","hr.salary.rule",""</text:p>
          </table:table-cell>
          <table:table-cell table:style-name="ce5" table:formula="of:=&quot;l10n_no_hr_payroll.res_field_&quot;&amp;[.D43]" office:value-type="string" office:string-value="l10n_no_hr_payroll.res_field_l10n_no_RegelType" calcext:value-type="string">
            <text:p>l10n_no_hr_payroll.res_field_l10n_no_RegelType</text:p>
          </table:table-cell>
          <table:table-cell table:style-name="ce5" table:formula="of:=&quot;l10n_no_&quot;&amp;[.E43]" office:value-type="string" office:string-value="l10n_no_RegelType" calcext:value-type="string">
            <text:p>l10n_no_RegelType</text:p>
          </table:table-cell>
          <table:table-cell table:style-name="ce7" office:value-type="string" calcext:value-type="string">
            <text:p>RegelType</text:p>
          </table:table-cell>
          <table:table-cell table:style-name="ce10" office:value-type="string" calcext:value-type="string">
            <text:p>Regeltyp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salary.rule</text:p>
          </table:table-cell>
          <table:table-cell/>
          <table:table-cell table:style-name="ce3" table:formula="of:=[.A43]" office:value-type="string" office:string-value="i" calcext:value-type="string">
            <text:p>i</text:p>
          </table:table-cell>
          <table:table-cell table:number-columns-repeated="1011"/>
        </table:table-row>
        <table:table-row table:style-name="ro1">
          <table:table-cell table:style-name="ce3" table:formula="of:=IF([.K44]=&quot;&quot;;&quot;&quot;;&quot;i&quot;)" office:value-type="string" office:string-value="i" calcext:value-type="string">
            <text:p>i</text:p>
          </table:table-cell>
          <table:table-cell table:style-name="ce5" table:formula="of:=&quot;&quot;&quot;&quot;&amp;[.C44]&amp;&quot;&quot;&quot;,&quot;&quot;&quot;&amp;[.D44]&amp;&quot;&quot;&quot;,&quot;&quot;&quot;&amp;[.F44]&amp;&quot;&quot;&quot;,&quot;&quot;&quot;&amp;[.G44]&amp;&quot;&quot;&quot;,&quot;&quot;&quot;&amp;[.H44]&amp;&quot;&quot;&quot;,&quot;&quot;&quot;&amp;[.I44]&amp;&quot;&quot;&quot;,&quot;&quot;&quot;&amp;[.J44]&amp;&quot;&quot;&quot;,&quot;&quot;&quot;&amp;[.K44]&amp;&quot;&quot;&quot;,&quot;&quot;&quot;&amp;[.L44]&amp;&quot;&quot;&quot;&quot;" office:value-type="string" office:string-value="&quot;l10n_no_hr_payroll.res_field_l10n_no_aga_konto&quot;,&quot;l10n_no_aga_konto&quot;,&quot;Arbeidsgiveravgift konto&quot;,&quot;reference&quot;,&quot;False&quot;,&quot;hr&quot;,&quot;base.no&quot;,&quot;res.company&quot;,&quot;&quot;" calcext:value-type="string">
            <text:p>"l10n_no_hr_payroll.res_field_l10n_no_aga_konto","l10n_no_aga_konto","Arbeidsgiveravgift konto","reference","False","hr","base.no","res.company",""</text:p>
          </table:table-cell>
          <table:table-cell table:style-name="ce5" table:formula="of:=&quot;l10n_no_hr_payroll.res_field_&quot;&amp;[.D44]" office:value-type="string" office:string-value="l10n_no_hr_payroll.res_field_l10n_no_aga_konto" calcext:value-type="string">
            <text:p>l10n_no_hr_payroll.res_field_l10n_no_aga_konto</text:p>
          </table:table-cell>
          <table:table-cell table:style-name="ce5" table:formula="of:=&quot;l10n_no_&quot;&amp;[.E44]" office:value-type="string" office:string-value="l10n_no_aga_konto" calcext:value-type="string">
            <text:p>l10n_no_aga_konto</text:p>
          </table:table-cell>
          <table:table-cell table:style-name="ce7" office:value-type="string" calcext:value-type="string">
            <text:p>aga_konto</text:p>
          </table:table-cell>
          <table:table-cell table:style-name="ce10" office:value-type="string" calcext:value-type="string">
            <text:p>Arbeidsgiveravgift konto</text:p>
          </table:table-cell>
          <table:table-cell office:value-type="string" calcext:value-type="string">
            <text:p>referenc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44]" office:value-type="string" office:string-value="i" calcext:value-type="string">
            <text:p>i</text:p>
          </table:table-cell>
          <table:table-cell table:number-columns-repeated="1011"/>
        </table:table-row>
        <table:table-row table:style-name="ro1">
          <table:table-cell table:style-name="ce3" table:formula="of:=IF([.K45]=&quot;&quot;;&quot;&quot;;&quot;i&quot;)" office:value-type="string" office:string-value="i" calcext:value-type="string">
            <text:p>i</text:p>
          </table:table-cell>
          <table:table-cell table:style-name="ce5" table:formula="of:=&quot;&quot;&quot;&quot;&amp;[.C45]&amp;&quot;&quot;&quot;,&quot;&quot;&quot;&amp;[.D45]&amp;&quot;&quot;&quot;,&quot;&quot;&quot;&amp;[.F45]&amp;&quot;&quot;&quot;,&quot;&quot;&quot;&amp;[.G45]&amp;&quot;&quot;&quot;,&quot;&quot;&quot;&amp;[.H45]&amp;&quot;&quot;&quot;,&quot;&quot;&quot;&amp;[.I45]&amp;&quot;&quot;&quot;,&quot;&quot;&quot;&amp;[.J45]&amp;&quot;&quot;&quot;,&quot;&quot;&quot;&amp;[.K45]&amp;&quot;&quot;&quot;,&quot;&quot;&quot;&amp;[.L45]&amp;&quot;&quot;&quot;&quot;" office:value-type="string" office:string-value="&quot;l10n_no_hr_payroll.res_field_l10n_no_aga_motkonto&quot;,&quot;l10n_no_aga_motkonto&quot;,&quot;Arbeidsgiveravgift motkonto&quot;,&quot;reference&quot;,&quot;False&quot;,&quot;hr&quot;,&quot;base.no&quot;,&quot;res.company&quot;,&quot;&quot;" calcext:value-type="string">
            <text:p>"l10n_no_hr_payroll.res_field_l10n_no_aga_motkonto","l10n_no_aga_motkonto","Arbeidsgiveravgift motkonto","reference","False","hr","base.no","res.company",""</text:p>
          </table:table-cell>
          <table:table-cell table:style-name="ce5" table:formula="of:=&quot;l10n_no_hr_payroll.res_field_&quot;&amp;[.D45]" office:value-type="string" office:string-value="l10n_no_hr_payroll.res_field_l10n_no_aga_motkonto" calcext:value-type="string">
            <text:p>l10n_no_hr_payroll.res_field_l10n_no_aga_motkonto</text:p>
          </table:table-cell>
          <table:table-cell table:style-name="ce5" table:formula="of:=&quot;l10n_no_&quot;&amp;[.E45]" office:value-type="string" office:string-value="l10n_no_aga_motkonto" calcext:value-type="string">
            <text:p>l10n_no_aga_motkonto</text:p>
          </table:table-cell>
          <table:table-cell table:style-name="ce7" office:value-type="string" calcext:value-type="string">
            <text:p>aga_motkonto</text:p>
          </table:table-cell>
          <table:table-cell table:style-name="ce10" office:value-type="string" calcext:value-type="string">
            <text:p>Arbeidsgiveravgift motkonto</text:p>
          </table:table-cell>
          <table:table-cell office:value-type="string" calcext:value-type="string">
            <text:p>referenc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45]" office:value-type="string" office:string-value="i" calcext:value-type="string">
            <text:p>i</text:p>
          </table:table-cell>
          <table:table-cell table:number-columns-repeated="1011"/>
        </table:table-row>
        <table:table-row table:style-name="ro1">
          <table:table-cell table:style-name="ce3" table:formula="of:=IF([.K46]=&quot;&quot;;&quot;&quot;;&quot;i&quot;)" office:value-type="string" office:string-value="i" calcext:value-type="string">
            <text:p>i</text:p>
          </table:table-cell>
          <table:table-cell table:style-name="ce5" table:formula="of:=&quot;&quot;&quot;&quot;&amp;[.C46]&amp;&quot;&quot;&quot;,&quot;&quot;&quot;&amp;[.D46]&amp;&quot;&quot;&quot;,&quot;&quot;&quot;&amp;[.F46]&amp;&quot;&quot;&quot;,&quot;&quot;&quot;&amp;[.G46]&amp;&quot;&quot;&quot;,&quot;&quot;&quot;&amp;[.H46]&amp;&quot;&quot;&quot;,&quot;&quot;&quot;&amp;[.I46]&amp;&quot;&quot;&quot;,&quot;&quot;&quot;&amp;[.J46]&amp;&quot;&quot;&quot;,&quot;&quot;&quot;&amp;[.K46]&amp;&quot;&quot;&quot;,&quot;&quot;&quot;&amp;[.L46]&amp;&quot;&quot;&quot;&quot;" office:value-type="string" office:string-value="&quot;l10n_no_hr_payroll.res_field_l10n_no_fp_konto&quot;,&quot;l10n_no_fp_konto&quot;,&quot;Feriepenger konto&quot;,&quot;reference&quot;,&quot;False&quot;,&quot;hr&quot;,&quot;base.no&quot;,&quot;res.company&quot;,&quot;&quot;" calcext:value-type="string">
            <text:p>"l10n_no_hr_payroll.res_field_l10n_no_fp_konto","l10n_no_fp_konto","Feriepenger konto","reference","False","hr","base.no","res.company",""</text:p>
          </table:table-cell>
          <table:table-cell table:style-name="ce5" table:formula="of:=&quot;l10n_no_hr_payroll.res_field_&quot;&amp;[.D46]" office:value-type="string" office:string-value="l10n_no_hr_payroll.res_field_l10n_no_fp_konto" calcext:value-type="string">
            <text:p>l10n_no_hr_payroll.res_field_l10n_no_fp_konto</text:p>
          </table:table-cell>
          <table:table-cell table:style-name="ce5" table:formula="of:=&quot;l10n_no_&quot;&amp;[.E46]" office:value-type="string" office:string-value="l10n_no_fp_konto" calcext:value-type="string">
            <text:p>l10n_no_fp_konto</text:p>
          </table:table-cell>
          <table:table-cell table:style-name="ce7" office:value-type="string" calcext:value-type="string">
            <text:p>fp_konto</text:p>
          </table:table-cell>
          <table:table-cell table:style-name="ce10" office:value-type="string" calcext:value-type="string">
            <text:p>Feriepenger konto</text:p>
          </table:table-cell>
          <table:table-cell office:value-type="string" calcext:value-type="string">
            <text:p>referenc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46]" office:value-type="string" office:string-value="i" calcext:value-type="string">
            <text:p>i</text:p>
          </table:table-cell>
          <table:table-cell table:number-columns-repeated="1011"/>
        </table:table-row>
        <table:table-row table:style-name="ro1">
          <table:table-cell table:style-name="ce3" table:formula="of:=IF([.K47]=&quot;&quot;;&quot;&quot;;&quot;i&quot;)" office:value-type="string" office:string-value="i" calcext:value-type="string">
            <text:p>i</text:p>
          </table:table-cell>
          <table:table-cell table:style-name="ce5" table:formula="of:=&quot;&quot;&quot;&quot;&amp;[.C47]&amp;&quot;&quot;&quot;,&quot;&quot;&quot;&amp;[.D47]&amp;&quot;&quot;&quot;,&quot;&quot;&quot;&amp;[.F47]&amp;&quot;&quot;&quot;,&quot;&quot;&quot;&amp;[.G47]&amp;&quot;&quot;&quot;,&quot;&quot;&quot;&amp;[.H47]&amp;&quot;&quot;&quot;,&quot;&quot;&quot;&amp;[.I47]&amp;&quot;&quot;&quot;,&quot;&quot;&quot;&amp;[.J47]&amp;&quot;&quot;&quot;,&quot;&quot;&quot;&amp;[.K47]&amp;&quot;&quot;&quot;,&quot;&quot;&quot;&amp;[.L47]&amp;&quot;&quot;&quot;&quot;" office:value-type="string" office:string-value="&quot;l10n_no_hr_payroll.res_field_l10n_no_fp_motkonto&quot;,&quot;l10n_no_fp_motkonto&quot;,&quot;Feriepenger motkonto&quot;,&quot;reference&quot;,&quot;False&quot;,&quot;hr&quot;,&quot;base.no&quot;,&quot;res.company&quot;,&quot;&quot;" calcext:value-type="string">
            <text:p>"l10n_no_hr_payroll.res_field_l10n_no_fp_motkonto","l10n_no_fp_motkonto","Feriepenger motkonto","reference","False","hr","base.no","res.company",""</text:p>
          </table:table-cell>
          <table:table-cell table:style-name="ce5" table:formula="of:=&quot;l10n_no_hr_payroll.res_field_&quot;&amp;[.D47]" office:value-type="string" office:string-value="l10n_no_hr_payroll.res_field_l10n_no_fp_motkonto" calcext:value-type="string">
            <text:p>l10n_no_hr_payroll.res_field_l10n_no_fp_motkonto</text:p>
          </table:table-cell>
          <table:table-cell table:style-name="ce5" table:formula="of:=&quot;l10n_no_&quot;&amp;[.E47]" office:value-type="string" office:string-value="l10n_no_fp_motkonto" calcext:value-type="string">
            <text:p>l10n_no_fp_motkonto</text:p>
          </table:table-cell>
          <table:table-cell table:style-name="ce7" office:value-type="string" calcext:value-type="string">
            <text:p>fp_motkonto</text:p>
          </table:table-cell>
          <table:table-cell table:style-name="ce10" office:value-type="string" calcext:value-type="string">
            <text:p>Feriepenger motkonto</text:p>
          </table:table-cell>
          <table:table-cell office:value-type="string" calcext:value-type="string">
            <text:p>referenc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47]" office:value-type="string" office:string-value="i" calcext:value-type="string">
            <text:p>i</text:p>
          </table:table-cell>
          <table:table-cell table:number-columns-repeated="1011"/>
        </table:table-row>
        <table:table-row table:style-name="ro1">
          <table:table-cell table:style-name="ce3" table:formula="of:=IF([.K48]=&quot;&quot;;&quot;&quot;;&quot;i&quot;)" office:value-type="string" office:string-value="i" calcext:value-type="string">
            <text:p>i</text:p>
          </table:table-cell>
          <table:table-cell table:style-name="ce5" table:formula="of:=&quot;&quot;&quot;&quot;&amp;[.C48]&amp;&quot;&quot;&quot;,&quot;&quot;&quot;&amp;[.D48]&amp;&quot;&quot;&quot;,&quot;&quot;&quot;&amp;[.F48]&amp;&quot;&quot;&quot;,&quot;&quot;&quot;&amp;[.G48]&amp;&quot;&quot;&quot;,&quot;&quot;&quot;&amp;[.H48]&amp;&quot;&quot;&quot;,&quot;&quot;&quot;&amp;[.I48]&amp;&quot;&quot;&quot;,&quot;&quot;&quot;&amp;[.J48]&amp;&quot;&quot;&quot;,&quot;&quot;&quot;&amp;[.K48]&amp;&quot;&quot;&quot;,&quot;&quot;&quot;&amp;[.L48]&amp;&quot;&quot;&quot;&quot;" office:value-type="string" office:string-value="&quot;l10n_no_hr_payroll.res_field_l10n_no_aga_fp_konto&quot;,&quot;l10n_no_aga_fp_konto&quot;,&quot;A.g.a. av feriepenger konto&quot;,&quot;reference&quot;,&quot;False&quot;,&quot;hr&quot;,&quot;base.no&quot;,&quot;res.company&quot;,&quot;&quot;" calcext:value-type="string">
            <text:p>"l10n_no_hr_payroll.res_field_l10n_no_aga_fp_konto","l10n_no_aga_fp_konto","A.g.a. av feriepenger konto","reference","False","hr","base.no","res.company",""</text:p>
          </table:table-cell>
          <table:table-cell table:style-name="ce5" table:formula="of:=&quot;l10n_no_hr_payroll.res_field_&quot;&amp;[.D48]" office:value-type="string" office:string-value="l10n_no_hr_payroll.res_field_l10n_no_aga_fp_konto" calcext:value-type="string">
            <text:p>l10n_no_hr_payroll.res_field_l10n_no_aga_fp_konto</text:p>
          </table:table-cell>
          <table:table-cell table:style-name="ce5" table:formula="of:=&quot;l10n_no_&quot;&amp;[.E48]" office:value-type="string" office:string-value="l10n_no_aga_fp_konto" calcext:value-type="string">
            <text:p>l10n_no_aga_fp_konto</text:p>
          </table:table-cell>
          <table:table-cell table:style-name="ce7" office:value-type="string" calcext:value-type="string">
            <text:p>aga_fp_konto</text:p>
          </table:table-cell>
          <table:table-cell table:style-name="ce10" office:value-type="string" calcext:value-type="string">
            <text:p>A.g.a. av feriepenger konto</text:p>
          </table:table-cell>
          <table:table-cell office:value-type="string" calcext:value-type="string">
            <text:p>referenc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48]" office:value-type="string" office:string-value="i" calcext:value-type="string">
            <text:p>i</text:p>
          </table:table-cell>
          <table:table-cell table:number-columns-repeated="1011"/>
        </table:table-row>
        <table:table-row table:style-name="ro1">
          <table:table-cell table:style-name="ce3" table:formula="of:=IF([.K49]=&quot;&quot;;&quot;&quot;;&quot;i&quot;)" office:value-type="string" office:string-value="i" calcext:value-type="string">
            <text:p>i</text:p>
          </table:table-cell>
          <table:table-cell table:style-name="ce5" table:formula="of:=&quot;&quot;&quot;&quot;&amp;[.C49]&amp;&quot;&quot;&quot;,&quot;&quot;&quot;&amp;[.D49]&amp;&quot;&quot;&quot;,&quot;&quot;&quot;&amp;[.F49]&amp;&quot;&quot;&quot;,&quot;&quot;&quot;&amp;[.G49]&amp;&quot;&quot;&quot;,&quot;&quot;&quot;&amp;[.H49]&amp;&quot;&quot;&quot;,&quot;&quot;&quot;&amp;[.I49]&amp;&quot;&quot;&quot;,&quot;&quot;&quot;&amp;[.J49]&amp;&quot;&quot;&quot;,&quot;&quot;&quot;&amp;[.K49]&amp;&quot;&quot;&quot;,&quot;&quot;&quot;&amp;[.L49]&amp;&quot;&quot;&quot;&quot;" office:value-type="string" office:string-value="&quot;l10n_no_hr_payroll.res_field_l10n_no_aga_fp_motkonto&quot;,&quot;l10n_no_aga_fp_motkonto&quot;,&quot;A.g.a. av feriepenger motkonto&quot;,&quot;reference&quot;,&quot;False&quot;,&quot;hr&quot;,&quot;base.no&quot;,&quot;res.company&quot;,&quot;&quot;" calcext:value-type="string">
            <text:p>"l10n_no_hr_payroll.res_field_l10n_no_aga_fp_motkonto","l10n_no_aga_fp_motkonto","A.g.a. av feriepenger motkonto","reference","False","hr","base.no","res.company",""</text:p>
          </table:table-cell>
          <table:table-cell table:style-name="ce5" table:formula="of:=&quot;l10n_no_hr_payroll.res_field_&quot;&amp;[.D49]" office:value-type="string" office:string-value="l10n_no_hr_payroll.res_field_l10n_no_aga_fp_motkonto" calcext:value-type="string">
            <text:p>l10n_no_hr_payroll.res_field_l10n_no_aga_fp_motkonto</text:p>
          </table:table-cell>
          <table:table-cell table:style-name="ce5" table:formula="of:=&quot;l10n_no_&quot;&amp;[.E49]" office:value-type="string" office:string-value="l10n_no_aga_fp_motkonto" calcext:value-type="string">
            <text:p>l10n_no_aga_fp_motkonto</text:p>
          </table:table-cell>
          <table:table-cell table:style-name="ce7" office:value-type="string" calcext:value-type="string">
            <text:p>aga_fp_motkonto</text:p>
          </table:table-cell>
          <table:table-cell table:style-name="ce10" office:value-type="string" calcext:value-type="string">
            <text:p>A.g.a. av feriepenger motkonto</text:p>
          </table:table-cell>
          <table:table-cell office:value-type="string" calcext:value-type="string">
            <text:p>referenc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49]" office:value-type="string" office:string-value="i" calcext:value-type="string">
            <text:p>i</text:p>
          </table:table-cell>
          <table:table-cell table:number-columns-repeated="1011"/>
        </table:table-row>
        <table:table-row table:style-name="ro2">
          <table:table-cell table:style-name="ce3" table:formula="of:=IF([.K50]=&quot;&quot;;&quot;&quot;;&quot;i&quot;)" office:value-type="string" office:string-value="i" calcext:value-type="string">
            <text:p>i</text:p>
          </table:table-cell>
          <table:table-cell table:style-name="ce5" table:formula="of:=&quot;&quot;&quot;&quot;&amp;[.C50]&amp;&quot;&quot;&quot;,&quot;&quot;&quot;&amp;[.D50]&amp;&quot;&quot;&quot;,&quot;&quot;&quot;&amp;[.F50]&amp;&quot;&quot;&quot;,&quot;&quot;&quot;&amp;[.G50]&amp;&quot;&quot;&quot;,&quot;&quot;&quot;&amp;[.H50]&amp;&quot;&quot;&quot;,&quot;&quot;&quot;&amp;[.I50]&amp;&quot;&quot;&quot;,&quot;&quot;&quot;&amp;[.J50]&amp;&quot;&quot;&quot;,&quot;&quot;&quot;&amp;[.K50]&amp;&quot;&quot;&quot;,&quot;&quot;&quot;&amp;[.L50]&amp;&quot;&quot;&quot;&quot;" office:value-type="string" office:string-value="&quot;l10n_no_hr_payroll.res_field_l10n_no_fp_prosent&quot;,&quot;l10n_no_fp_prosent&quot;,&quot;Feriepenger prosent&quot;,&quot;float&quot;,&quot;False&quot;,&quot;hr&quot;,&quot;base.no&quot;,&quot;res.company&quot;,&quot;&quot;" calcext:value-type="string">
            <text:p>"l10n_no_hr_payroll.res_field_l10n_no_fp_prosent","l10n_no_fp_prosent","Feriepenger prosent","float","False","hr","base.no","res.company",""</text:p>
          </table:table-cell>
          <table:table-cell table:style-name="ce5" table:formula="of:=&quot;l10n_no_hr_payroll.res_field_&quot;&amp;[.D50]" office:value-type="string" office:string-value="l10n_no_hr_payroll.res_field_l10n_no_fp_prosent" calcext:value-type="string">
            <text:p>l10n_no_hr_payroll.res_field_l10n_no_fp_prosent</text:p>
          </table:table-cell>
          <table:table-cell table:style-name="ce5" table:formula="of:=&quot;l10n_no_&quot;&amp;[.E50]" office:value-type="string" office:string-value="l10n_no_fp_prosent" calcext:value-type="string">
            <text:p>l10n_no_fp_prosent</text:p>
          </table:table-cell>
          <table:table-cell table:style-name="ce7" office:value-type="string" calcext:value-type="string">
            <text:p>fp_prosent</text:p>
          </table:table-cell>
          <table:table-cell table:style-name="ce10" office:value-type="string" calcext:value-type="string">
            <text:p>Feriepenger prosent</text:p>
          </table:table-cell>
          <table:table-cell office:value-type="string" calcext:value-type="string">
            <text:p>float</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50]" office:value-type="string" office:string-value="i" calcext:value-type="string">
            <text:p>i</text:p>
          </table:table-cell>
          <table:table-cell table:number-columns-repeated="1011"/>
        </table:table-row>
        <table:table-row table:style-name="ro1">
          <table:table-cell table:style-name="ce3" table:formula="of:=IF([.K51]=&quot;&quot;;&quot;&quot;;&quot;i&quot;)" office:value-type="string" office:string-value="i" calcext:value-type="string">
            <text:p>i</text:p>
          </table:table-cell>
          <table:table-cell table:style-name="ce5" table:formula="of:=&quot;&quot;&quot;&quot;&amp;[.C51]&amp;&quot;&quot;&quot;,&quot;&quot;&quot;&amp;[.D51]&amp;&quot;&quot;&quot;,&quot;&quot;&quot;&amp;[.F51]&amp;&quot;&quot;&quot;,&quot;&quot;&quot;&amp;[.G51]&amp;&quot;&quot;&quot;,&quot;&quot;&quot;&amp;[.H51]&amp;&quot;&quot;&quot;,&quot;&quot;&quot;&amp;[.I51]&amp;&quot;&quot;&quot;,&quot;&quot;&quot;&amp;[.J51]&amp;&quot;&quot;&quot;,&quot;&quot;&quot;&amp;[.K51]&amp;&quot;&quot;&quot;,&quot;&quot;&quot;&amp;[.L51]&amp;&quot;&quot;&quot;&quot;" office:value-type="string" office:string-value="&quot;l10n_no_hr_payroll.res_field_l10n_no_fp_prosent_senior&quot;,&quot;l10n_no_fp_prosent_senior&quot;,&quot;Feriepenger prosent over 60 år&quot;,&quot;float&quot;,&quot;False&quot;,&quot;hr&quot;,&quot;base.no&quot;,&quot;res.company&quot;,&quot;&quot;" calcext:value-type="string">
            <text:p>"l10n_no_hr_payroll.res_field_l10n_no_fp_prosent_senior","l10n_no_fp_prosent_senior","Feriepenger prosent over 60 år","float","False","hr","base.no","res.company",""</text:p>
          </table:table-cell>
          <table:table-cell table:style-name="ce5" table:formula="of:=&quot;l10n_no_hr_payroll.res_field_&quot;&amp;[.D51]" office:value-type="string" office:string-value="l10n_no_hr_payroll.res_field_l10n_no_fp_prosent_senior" calcext:value-type="string">
            <text:p>l10n_no_hr_payroll.res_field_l10n_no_fp_prosent_senior</text:p>
          </table:table-cell>
          <table:table-cell table:style-name="ce5" table:formula="of:=&quot;l10n_no_&quot;&amp;[.E51]" office:value-type="string" office:string-value="l10n_no_fp_prosent_senior" calcext:value-type="string">
            <text:p>l10n_no_fp_prosent_senior</text:p>
          </table:table-cell>
          <table:table-cell table:style-name="ce7" office:value-type="string" calcext:value-type="string">
            <text:p>fp_prosent_senior</text:p>
          </table:table-cell>
          <table:table-cell table:style-name="ce10" office:value-type="string" calcext:value-type="string">
            <text:p>Feriepenger prosent over 60 år</text:p>
          </table:table-cell>
          <table:table-cell office:value-type="string" calcext:value-type="string">
            <text:p>float</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51]" office:value-type="string" office:string-value="i" calcext:value-type="string">
            <text:p>i</text:p>
          </table:table-cell>
          <table:table-cell table:number-columns-repeated="1011"/>
        </table:table-row>
        <table:table-row table:style-name="ro1">
          <table:table-cell table:style-name="ce3" table:formula="of:=IF([.K52]=&quot;&quot;;&quot;&quot;;&quot;i&quot;)" office:value-type="string" office:string-value="i" calcext:value-type="string">
            <text:p>i</text:p>
          </table:table-cell>
          <table:table-cell table:style-name="ce5" table:formula="of:=&quot;&quot;&quot;&quot;&amp;[.C52]&amp;&quot;&quot;&quot;,&quot;&quot;&quot;&amp;[.D52]&amp;&quot;&quot;&quot;,&quot;&quot;&quot;&amp;[.F52]&amp;&quot;&quot;&quot;,&quot;&quot;&quot;&amp;[.G52]&amp;&quot;&quot;&quot;,&quot;&quot;&quot;&amp;[.H52]&amp;&quot;&quot;&quot;,&quot;&quot;&quot;&amp;[.I52]&amp;&quot;&quot;&quot;,&quot;&quot;&quot;&amp;[.J52]&amp;&quot;&quot;&quot;,&quot;&quot;&quot;&amp;[.K52]&amp;&quot;&quot;&quot;,&quot;&quot;&quot;&amp;[.L52]&amp;&quot;&quot;&quot;&quot;" office:value-type="string" office:string-value="&quot;l10n_no_hr_payroll.res_field_l10n_no_loennsart_fp_i_aar&quot;,&quot;l10n_no_loennsart_fp_i_aar&quot;,&quot;Lønnsart feriepenger i år&quot;,&quot;reference&quot;,&quot;False&quot;,&quot;hr&quot;,&quot;base.no&quot;,&quot;res.company&quot;,&quot;&quot;" calcext:value-type="string">
            <text:p>"l10n_no_hr_payroll.res_field_l10n_no_loennsart_fp_i_aar","l10n_no_loennsart_fp_i_aar","Lønnsart feriepenger i år","reference","False","hr","base.no","res.company",""</text:p>
          </table:table-cell>
          <table:table-cell table:style-name="ce5" table:formula="of:=&quot;l10n_no_hr_payroll.res_field_&quot;&amp;[.D52]" office:value-type="string" office:string-value="l10n_no_hr_payroll.res_field_l10n_no_loennsart_fp_i_aar" calcext:value-type="string">
            <text:p>l10n_no_hr_payroll.res_field_l10n_no_loennsart_fp_i_aar</text:p>
          </table:table-cell>
          <table:table-cell table:style-name="ce5" table:formula="of:=&quot;l10n_no_&quot;&amp;[.E52]" office:value-type="string" office:string-value="l10n_no_loennsart_fp_i_aar" calcext:value-type="string">
            <text:p>l10n_no_loennsart_fp_i_aar</text:p>
          </table:table-cell>
          <table:table-cell table:style-name="ce7" office:value-type="string" calcext:value-type="string">
            <text:p>loennsart_fp_i_aar</text:p>
          </table:table-cell>
          <table:table-cell table:style-name="ce7" office:value-type="string" calcext:value-type="string">
            <text:p>Lønnsart feriepenger i år</text:p>
          </table:table-cell>
          <table:table-cell office:value-type="string" calcext:value-type="string">
            <text:p>referenc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52]" office:value-type="string" office:string-value="i" calcext:value-type="string">
            <text:p>i</text:p>
          </table:table-cell>
          <table:table-cell table:number-columns-repeated="1011"/>
        </table:table-row>
        <table:table-row table:style-name="ro1">
          <table:table-cell table:style-name="ce3" table:formula="of:=IF([.K53]=&quot;&quot;;&quot;&quot;;&quot;i&quot;)" office:value-type="string" office:string-value="i" calcext:value-type="string">
            <text:p>i</text:p>
          </table:table-cell>
          <table:table-cell table:style-name="ce5" table:formula="of:=&quot;&quot;&quot;&quot;&amp;[.C53]&amp;&quot;&quot;&quot;,&quot;&quot;&quot;&amp;[.D53]&amp;&quot;&quot;&quot;,&quot;&quot;&quot;&amp;[.F53]&amp;&quot;&quot;&quot;,&quot;&quot;&quot;&amp;[.G53]&amp;&quot;&quot;&quot;,&quot;&quot;&quot;&amp;[.H53]&amp;&quot;&quot;&quot;,&quot;&quot;&quot;&amp;[.I53]&amp;&quot;&quot;&quot;,&quot;&quot;&quot;&amp;[.J53]&amp;&quot;&quot;&quot;,&quot;&quot;&quot;&amp;[.K53]&amp;&quot;&quot;&quot;,&quot;&quot;&quot;&amp;[.L53]&amp;&quot;&quot;&quot;&quot;" office:value-type="string" office:string-value="&quot;l10n_no_hr_payroll.res_field_l10n_no_loennsart_fp_i_fjor&quot;,&quot;l10n_no_loennsart_fp_i_fjor&quot;,&quot;Lønnsart feriepenger i fjor&quot;,&quot;reference&quot;,&quot;False&quot;,&quot;hr&quot;,&quot;base.no&quot;,&quot;res.company&quot;,&quot;&quot;" calcext:value-type="string">
            <text:p>"l10n_no_hr_payroll.res_field_l10n_no_loennsart_fp_i_fjor","l10n_no_loennsart_fp_i_fjor","Lønnsart feriepenger i fjor","reference","False","hr","base.no","res.company",""</text:p>
          </table:table-cell>
          <table:table-cell table:style-name="ce5" table:formula="of:=&quot;l10n_no_hr_payroll.res_field_&quot;&amp;[.D53]" office:value-type="string" office:string-value="l10n_no_hr_payroll.res_field_l10n_no_loennsart_fp_i_fjor" calcext:value-type="string">
            <text:p>l10n_no_hr_payroll.res_field_l10n_no_loennsart_fp_i_fjor</text:p>
          </table:table-cell>
          <table:table-cell table:style-name="ce5" table:formula="of:=&quot;l10n_no_&quot;&amp;[.E53]" office:value-type="string" office:string-value="l10n_no_loennsart_fp_i_fjor" calcext:value-type="string">
            <text:p>l10n_no_loennsart_fp_i_fjor</text:p>
          </table:table-cell>
          <table:table-cell table:style-name="ce7" office:value-type="string" calcext:value-type="string">
            <text:p>loennsart_fp_i_fjor</text:p>
          </table:table-cell>
          <table:table-cell table:style-name="ce10" office:value-type="string" calcext:value-type="string">
            <text:p>Lønnsart feriepenger i fjor</text:p>
          </table:table-cell>
          <table:table-cell office:value-type="string" calcext:value-type="string">
            <text:p>reference</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53]" office:value-type="string" office:string-value="i" calcext:value-type="string">
            <text:p>i</text:p>
          </table:table-cell>
          <table:table-cell table:number-columns-repeated="1011"/>
        </table:table-row>
        <table:table-row table:style-name="ro3">
          <table:table-cell table:style-name="ce3" table:formula="of:=IF([.K54]=&quot;&quot;;&quot;&quot;;&quot;i&quot;)" office:value-type="string" office:string-value="i" calcext:value-type="string">
            <text:p>i</text:p>
          </table:table-cell>
          <table:table-cell table:style-name="ce5" table:formula="of:=&quot;&quot;&quot;&quot;&amp;[.C54]&amp;&quot;&quot;&quot;,&quot;&quot;&quot;&amp;[.D54]&amp;&quot;&quot;&quot;,&quot;&quot;&quot;&amp;[.F54]&amp;&quot;&quot;&quot;,&quot;&quot;&quot;&amp;[.G54]&amp;&quot;&quot;&quot;,&quot;&quot;&quot;&amp;[.H54]&amp;&quot;&quot;&quot;,&quot;&quot;&quot;&amp;[.I54]&amp;&quot;&quot;&quot;,&quot;&quot;&quot;&amp;[.J54]&amp;&quot;&quot;&quot;,&quot;&quot;&quot;&amp;[.K54]&amp;&quot;&quot;&quot;,&quot;&quot;&quot;&amp;[.L54]&amp;&quot;&quot;&quot;&quot;" office:value-type="string" office:string-value="&quot;l10n_no_hr_payroll.res_field_l10n_no_pensjonsinnretning&quot;,&quot;l10n_no_pensjonsinnretning&quot;,&quot;Pensjonsinnretning org.nr.&quot;,&quot;string&quot;,&quot;False&quot;,&quot;hr&quot;,&quot;base.no&quot;,&quot;res.company&quot;,&quot;&quot;" calcext:value-type="string">
            <text:p>"l10n_no_hr_payroll.res_field_l10n_no_pensjonsinnretning","l10n_no_pensjonsinnretning","Pensjonsinnretning org.nr.","string","False","hr","base.no","res.company",""</text:p>
          </table:table-cell>
          <table:table-cell table:style-name="ce5" table:formula="of:=&quot;l10n_no_hr_payroll.res_field_&quot;&amp;[.D54]" office:value-type="string" office:string-value="l10n_no_hr_payroll.res_field_l10n_no_pensjonsinnretning" calcext:value-type="string">
            <text:p>l10n_no_hr_payroll.res_field_l10n_no_pensjonsinnretning</text:p>
          </table:table-cell>
          <table:table-cell table:style-name="ce5" table:formula="of:=&quot;l10n_no_&quot;&amp;[.E54]" office:value-type="string" office:string-value="l10n_no_pensjonsinnretning" calcext:value-type="string">
            <text:p>l10n_no_pensjonsinnretning</text:p>
          </table:table-cell>
          <table:table-cell table:style-name="ce10" office:value-type="string" calcext:value-type="string">
            <text:p>pensjonsinnretning</text:p>
          </table:table-cell>
          <table:table-cell table:style-name="ce10" office:value-type="string" calcext:value-type="string">
            <text:p>Pensjonsinnretning org.nr.</text:p>
          </table:table-cell>
          <table:table-cell office:value-type="string" calcext:value-type="string">
            <text:p>string</text:p>
          </table:table-cell>
          <table:table-cell table:style-name="ce15" office:value-type="string" calcext:value-type="string">
            <text:p>False</text:p>
          </table:table-cell>
          <table:table-cell office:value-type="string" calcext:value-type="string">
            <text:p>hr</text:p>
          </table:table-cell>
          <table:table-cell table:style-name="ce17" office:value-type="string" calcext:value-type="string">
            <text:p>base.no</text:p>
          </table:table-cell>
          <table:table-cell table:style-name="ce18" office:value-type="string" calcext:value-type="string">
            <text:p>res.company</text:p>
          </table:table-cell>
          <table:table-cell/>
          <table:table-cell table:style-name="ce3" table:formula="of:=[.A54]" office:value-type="string" office:string-value="i" calcext:value-type="string">
            <text:p>i</text:p>
          </table:table-cell>
          <table:table-cell table:number-columns-repeated="1011"/>
        </table:table-row>
        <table:table-row table:style-name="ro1">
          <table:table-cell table:style-name="ce3" table:formula="of:=IF([.K55]=&quot;&quot;;&quot;&quot;;&quot;i&quot;)" office:value-type="string" office:string-value="i" calcext:value-type="string">
            <text:p>i</text:p>
          </table:table-cell>
          <table:table-cell table:style-name="ce5" table:formula="of:=&quot;&quot;&quot;&quot;&amp;[.C55]&amp;&quot;&quot;&quot;,&quot;&quot;&quot;&amp;[.D55]&amp;&quot;&quot;&quot;,&quot;&quot;&quot;&amp;[.F55]&amp;&quot;&quot;&quot;,&quot;&quot;&quot;&amp;[.G55]&amp;&quot;&quot;&quot;,&quot;&quot;&quot;&amp;[.H55]&amp;&quot;&quot;&quot;,&quot;&quot;&quot;&amp;[.I55]&amp;&quot;&quot;&quot;,&quot;&quot;&quot;&amp;[.J55]&amp;&quot;&quot;&quot;,&quot;&quot;&quot;&amp;[.K55]&amp;&quot;&quot;&quot;,&quot;&quot;&quot;&amp;[.L55]&amp;&quot;&quot;&quot;&quot;" office:value-type="string" office:string-value="&quot;l10n_no_hr_payroll.res_field_l10n_no_AarsakTilSluttdato&quot;,&quot;l10n_no_AarsakTilSluttdato&quot;,&quot;Årsak til sluttdato&quot;,&quot;selection&quot;,&quot;False&quot;,&quot;hr&quot;,&quot;base.no&quot;,&quot;hr.contract&quot;,&quot;&quot;" calcext:value-type="string">
            <text:p>"l10n_no_hr_payroll.res_field_l10n_no_AarsakTilSluttdato","l10n_no_AarsakTilSluttdato","Årsak til sluttdato","selection","False","hr","base.no","hr.contract",""</text:p>
          </table:table-cell>
          <table:table-cell table:style-name="ce5" table:formula="of:=&quot;l10n_no_hr_payroll.res_field_&quot;&amp;[.D55]" office:value-type="string" office:string-value="l10n_no_hr_payroll.res_field_l10n_no_AarsakTilSluttdato" calcext:value-type="string">
            <text:p>l10n_no_hr_payroll.res_field_l10n_no_AarsakTilSluttdato</text:p>
          </table:table-cell>
          <table:table-cell table:style-name="ce5" table:formula="of:=&quot;l10n_no_&quot;&amp;[.E55]" office:value-type="string" office:string-value="l10n_no_AarsakTilSluttdato" calcext:value-type="string">
            <text:p>l10n_no_AarsakTilSluttdato</text:p>
          </table:table-cell>
          <table:table-cell table:style-name="Default" office:value-type="string" calcext:value-type="string">
            <text:p>AarsakTilSluttdato</text:p>
          </table:table-cell>
          <table:table-cell table:style-name="ce10" office:value-type="string" calcext:value-type="string">
            <text:p>Årsak til sluttdato</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contract</text:p>
          </table:table-cell>
          <table:table-cell/>
          <table:table-cell table:style-name="ce3" table:formula="of:=[.A55]" office:value-type="string" office:string-value="i" calcext:value-type="string">
            <text:p>i</text:p>
          </table:table-cell>
          <table:table-cell table:number-columns-repeated="1011"/>
        </table:table-row>
        <table:table-row table:style-name="ro1">
          <table:table-cell table:style-name="ce3" table:formula="of:=IF([.K56]=&quot;&quot;;&quot;&quot;;&quot;i&quot;)" office:value-type="string" office:string-value="i" calcext:value-type="string">
            <text:p>i</text:p>
          </table:table-cell>
          <table:table-cell table:style-name="ce5" table:formula="of:=&quot;&quot;&quot;&quot;&amp;[.C56]&amp;&quot;&quot;&quot;,&quot;&quot;&quot;&amp;[.D56]&amp;&quot;&quot;&quot;,&quot;&quot;&quot;&amp;[.F56]&amp;&quot;&quot;&quot;,&quot;&quot;&quot;&amp;[.G56]&amp;&quot;&quot;&quot;,&quot;&quot;&quot;&amp;[.H56]&amp;&quot;&quot;&quot;,&quot;&quot;&quot;&amp;[.I56]&amp;&quot;&quot;&quot;,&quot;&quot;&quot;&amp;[.J56]&amp;&quot;&quot;&quot;,&quot;&quot;&quot;&amp;[.K56]&amp;&quot;&quot;&quot;,&quot;&quot;&quot;&amp;[.L56]&amp;&quot;&quot;&quot;&quot;" office:value-type="string" office:string-value="&quot;l10n_no_hr_payroll.res_field_l10n_no_FormForAnsettelse&quot;,&quot;l10n_no_FormForAnsettelse&quot;,&quot;Form for ansettelse&quot;,&quot;selection&quot;,&quot;False&quot;,&quot;hr&quot;,&quot;base.no&quot;,&quot;hr.contract&quot;,&quot;&quot;" calcext:value-type="string">
            <text:p>"l10n_no_hr_payroll.res_field_l10n_no_FormForAnsettelse","l10n_no_FormForAnsettelse","Form for ansettelse","selection","False","hr","base.no","hr.contract",""</text:p>
          </table:table-cell>
          <table:table-cell table:style-name="ce5" table:formula="of:=&quot;l10n_no_hr_payroll.res_field_&quot;&amp;[.D56]" office:value-type="string" office:string-value="l10n_no_hr_payroll.res_field_l10n_no_FormForAnsettelse" calcext:value-type="string">
            <text:p>l10n_no_hr_payroll.res_field_l10n_no_FormForAnsettelse</text:p>
          </table:table-cell>
          <table:table-cell table:style-name="ce5" table:formula="of:=&quot;l10n_no_&quot;&amp;[.E56]" office:value-type="string" office:string-value="l10n_no_FormForAnsettelse" calcext:value-type="string">
            <text:p>l10n_no_FormForAnsettelse</text:p>
          </table:table-cell>
          <table:table-cell table:style-name="Default" office:value-type="string" calcext:value-type="string">
            <text:p>FormForAnsettelse</text:p>
          </table:table-cell>
          <table:table-cell table:style-name="ce10" office:value-type="string" calcext:value-type="string">
            <text:p>Form for ansettelse</text:p>
          </table:table-cell>
          <table:table-cell office:value-type="string" calcext:value-type="string">
            <text:p>selection</text:p>
          </table:table-cell>
          <table:table-cell table:style-name="ce15" office:value-type="string" calcext:value-type="string">
            <text:p>False</text:p>
          </table:table-cell>
          <table:table-cell table:style-name="ce7" office:value-type="string" calcext:value-type="string">
            <text:p>hr</text:p>
          </table:table-cell>
          <table:table-cell table:style-name="ce17" office:value-type="string" calcext:value-type="string">
            <text:p>base.no</text:p>
          </table:table-cell>
          <table:table-cell table:style-name="ce18" office:value-type="string" calcext:value-type="string">
            <text:p>hr.contract</text:p>
          </table:table-cell>
          <table:table-cell/>
          <table:table-cell table:style-name="ce3" table:formula="of:=[.A56]" office:value-type="string" office:string-value="i" calcext:value-type="string">
            <text:p>i</text:p>
          </table:table-cell>
          <table:table-cell table:number-columns-repeated="1011"/>
        </table:table-row>
        <table:table-row table:style-name="ro1" table:number-rows-repeated="165">
          <table:table-cell table:number-columns-repeated="5"/>
          <table:table-cell table:style-name="ce10"/>
          <table:table-cell table:number-columns-repeated="1018"/>
        </table:table-row>
        <table:table-row table:style-name="ro1" table:number-rows-repeated="1048354">
          <table:table-cell table:number-columns-repeated="1024"/>
        </table:table-row>
        <table:table-row table:style-name="ro1">
          <table:table-cell table:number-columns-repeated="1024"/>
        </table:table-row>
        <table:named-expressions>
          <table:named-expression table:name="bank_account" table:base-cell-address="" table:expression="'res.field'!#ref!"/>
          <table:named-expression table:name="bank_text" table:base-cell-address="" table:expression="'res.field'!#ref!"/>
          <table:named-expression table:name="export_path" table:base-cell-address="" table:expression="'res.field'!#ref!"/>
          <table:named-expression table:name="journal_code" table:base-cell-address="" table:expression="'res.field'!#ref!"/>
          <table:named-expression table:name="next_entry" table:base-cell-address="" table:expression="'res.field'!#ref!"/>
          <table:named-expression table:name="period" table:base-cell-address="" table:expression="'res.field'!#ref!"/>
          <table:named-expression table:name="supplier_account" table:base-cell-address="" table:expression="'res.field'!#ref!"/>
          <table:named-range table:name="_xlnm.Print_Area" table:base-cell-address="" table:cell-range-address="$'res.field'.$A$3:.$A$9" table:range-usable-as="print-range"/>
          <table:named-range table:name="_xlnm._FilterDatabase" table:base-cell-address="" table:cell-range-address="$'res.field'.$A$3:.$L$53"/>
        </table:named-expressions>
      </table:table>
      <table:table table:name="res.field.selection_value" table:style-name="ta2" table:print-ranges="'res.field.selection_value'.A3:'res.field.selection_value'.A12">
        <office:forms form:automatic-focus="false" form:apply-design-mode="false"/>
        <table:table-column table:style-name="co14" table:default-cell-style-name="ce2"/>
        <table:table-column table:style-name="co15" table:default-cell-style-name="ce21"/>
        <table:table-column table:style-name="co16" table:default-cell-style-name="ce21"/>
        <table:table-column table:style-name="co17" table:default-cell-style-name="ce6"/>
        <table:table-column table:style-name="co18" table:default-cell-style-name="ce21"/>
        <table:table-column table:style-name="co19" table:default-cell-style-name="ce27"/>
        <table:table-column table:style-name="co20" table:default-cell-style-name="ce32"/>
        <table:table-column table:style-name="co10" table:default-cell-style-name="ce6"/>
        <table:table-column table:style-name="co21" table:default-cell-style-name="ce6"/>
        <table:table-column table:style-name="co10" table:number-columns-repeated="6" table:default-cell-style-name="ce6"/>
        <table:table-column table:style-name="co10" table:number-columns-repeated="1009" table:default-cell-style-name="ce21"/>
        <table:table-row table:style-name="ro1">
          <table:table-cell/>
          <table:table-cell table:style-name="ce2"/>
          <table:table-cell table:number-columns-repeated="3" table:style-name="ce2" office:value-type="string" calcext:value-type="string">
            <text:p>i</text:p>
          </table:table-cell>
          <table:table-cell table:style-name="ce23" office:value-type="string" calcext:value-type="string">
            <text:p>i</text:p>
          </table:table-cell>
          <table:table-cell table:style-name="ce6"/>
          <table:table-cell table:style-name="ce33" office:value-type="string" calcext:value-type="string">
            <text:p>Kodetype</text:p>
          </table:table-cell>
          <table:table-cell table:number-columns-repeated="7"/>
          <table:table-cell table:style-name="ce2" table:number-columns-repeated="1009"/>
        </table:table-row>
        <table:table-row table:style-name="ro4">
          <table:table-cell/>
          <table:table-cell table:style-name="ce2" table:number-columns-repeated="4"/>
          <table:table-cell table:style-name="ce23"/>
          <table:table-cell table:style-name="ce6"/>
          <table:table-cell table:number-columns-repeated="8"/>
          <table:table-cell table:style-name="ce2" table:number-columns-repeated="1009"/>
        </table:table-row>
        <table:table-row table:style-name="ro1">
          <table:table-cell table:style-name="ce1" office:value-type="string" calcext:value-type="string">
            <text:p>i</text:p>
          </table:table-cell>
          <table:table-cell table:style-name="ce4" table:formula="of:=&quot;&quot;&quot;&quot;&amp;[.C3]&amp;&quot;&quot;&quot;,&quot;&quot;&quot;&amp;[.D3]&amp;&quot;&quot;&quot;,&quot;&quot;&quot;&amp;[.E3]&amp;&quot;&quot;&quot;,&quot;&quot;&quot;&amp;[.F3]&amp;&quot;&quot;&quot;&quot;" office:value-type="string" office:string-value="&quot;id&quot;,&quot;field_id/id&quot;,&quot;code&quot;,&quot;name&quot;" calcext:value-type="string">
            <text:p>"id","field_id/id","code","name"</text:p>
          </table:table-cell>
          <table:table-cell table:style-name="ce4" office:value-type="string" calcext:value-type="string">
            <text:p>id</text:p>
          </table:table-cell>
          <table:table-cell table:style-name="ce4" office:value-type="string" calcext:value-type="string">
            <text:p>field_id/id</text:p>
          </table:table-cell>
          <table:table-cell table:style-name="ce4" office:value-type="string" calcext:value-type="string">
            <text:p>code</text:p>
          </table:table-cell>
          <table:table-cell table:style-name="ce24" office:value-type="string" calcext:value-type="string">
            <text:p>name</text:p>
          </table:table-cell>
          <table:table-cell table:style-name="ce28" office:value-type="string" calcext:value-type="string">
            <text:p>Merk endringer</text:p>
          </table:table-cell>
          <table:table-cell table:style-name="ce33" office:value-type="string" calcext:value-type="string">
            <text:p>Kodetype</text:p>
          </table:table-cell>
          <table:table-cell table:style-name="ce33" office:value-type="string" calcext:value-type="string">
            <text:p>Kodeid</text:p>
          </table:table-cell>
          <table:table-cell table:style-name="ce33" office:value-type="string" calcext:value-type="string">
            <text:p>Gyldig fra og med</text:p>
          </table:table-cell>
          <table:table-cell table:style-name="ce33" office:value-type="string" calcext:value-type="string">
            <text:p>Gyldig til</text:p>
          </table:table-cell>
          <table:table-cell table:style-name="ce33" office:value-type="string" calcext:value-type="string">
            <text:p>KodebeskrivelseBokmaal</text:p>
          </table:table-cell>
          <table:table-cell table:style-name="ce39" office:value-type="string" calcext:value-type="string">
            <text:p>KodebeskrivelseNynorsk</text:p>
          </table:table-cell>
          <table:table-cell table:style-name="ce39" office:value-type="string" calcext:value-type="string">
            <text:p>KodebeskrivelseEngelsk</text:p>
          </table:table-cell>
          <table:table-cell table:style-name="ce33" office:value-type="string" calcext:value-type="string">
            <text:p>TUL-filer</text:p>
          </table:table-cell>
          <table:table-cell table:style-name="ce49" table:number-columns-repeated="949"/>
          <table:table-cell table:style-name="ce49" office:value-type="string" calcext:value-type="string">
            <text:p>dato</text:p>
          </table:table-cell>
          <table:table-cell table:style-name="ce49" table:number-columns-repeated="59"/>
        </table:table-row>
        <table:table-row table:style-name="ro2">
          <table:table-cell table:style-name="ce3" table:formula="of:=IF([.G4]=&quot;UTGÅR&quot;;&quot;&quot;;VLOOKUP([.H4];[$'res.field'.E$1:$'res.field'.M$1048576];9;0))" office:value-type="string" office:string-value="i" calcext:value-type="string">
            <text:p>i</text:p>
          </table:table-cell>
          <table:table-cell table:style-name="ce5" table:formula="of:=&quot;&quot;&quot;&quot;&amp;[.C4]&amp;&quot;&quot;&quot;,&quot;&quot;&quot;&amp;[.D4]&amp;&quot;&quot;&quot;,&quot;&quot;&quot;&amp;[.E4]&amp;&quot;&quot;&quot;,&quot;&quot;&quot;&amp;[.F4]&amp;&quot;&quot;&quot;&quot;" office:value-type="string" office:string-value="&quot;l10n_no_hr_payroll.res_field_selection_Arbeidsforholdtype_frilanserOppdragstakerHonorarPersonerMm&quot;,&quot;l10n_no_hr_payroll.res_field_l10n_no_Arbeidsforholdtype&quot;,&quot;frilanserOppdragstakerHonorarPersonerMm&quot;,&quot;frilanserOppdragstakerHonorarPersonerMm&quot;" calcext:value-type="string">
            <text:p>"l10n_no_hr_payroll.res_field_selection_Arbeidsforholdtype_frilanserOppdragstakerHonorarPersonerMm","l10n_no_hr_payroll.res_field_l10n_no_Arbeidsforholdtype","frilanserOppdragstakerHonorarPersonerMm","frilanserOppdragstakerHonorarPersonerMm"</text:p>
          </table:table-cell>
          <table:table-cell table:style-name="ce5" table:formula="of:=&quot;l10n_no_hr_payroll.res_field_selection_&quot;&amp;SUBSTITUTE([.H4]&amp;&quot;_&quot;&amp;[.E4];&quot;.&quot;;&quot;_&quot;)" office:value-type="string" office:string-value="l10n_no_hr_payroll.res_field_selection_Arbeidsforholdtype_frilanserOppdragstakerHonorarPersonerMm" calcext:value-type="string">
            <text:p>l10n_no_hr_payroll.res_field_selection_Arbeidsforholdtype_frilanserOppdragstakerHonorarPersonerMm</text:p>
          </table:table-cell>
          <table:table-cell table:style-name="ce5" table:formula="of:=&quot;l10n_no_hr_payroll.res_field_l10n_no_&quot;&amp;[.H4]" office:value-type="string" office:string-value="l10n_no_hr_payroll.res_field_l10n_no_Arbeidsforholdtype" calcext:value-type="string">
            <text:p>l10n_no_hr_payroll.res_field_l10n_no_Arbeidsforholdtype</text:p>
          </table:table-cell>
          <table:table-cell table:style-name="ce22" table:formula="of:=[.I4]" office:value-type="string" office:string-value="frilanserOppdragstakerHonorarPersonerMm" calcext:value-type="string">
            <text:p>frilanserOppdragstakerHonorarPersonerMm</text:p>
          </table:table-cell>
          <table:table-cell table:style-name="ce25" table:formula="of:=[.I4]" office:value-type="string" office:string-value="frilanserOppdragstakerHonorarPersonerMm" calcext:value-type="string">
            <text:p>frilanserOppdragstakerHonorarPersonerMm</text:p>
          </table:table-cell>
          <table:table-cell table:style-name="ce29"/>
          <table:table-cell table:style-name="ce34" office:value-type="string" calcext:value-type="string">
            <text:p>Arbeidsforholdtype</text:p>
          </table:table-cell>
          <table:table-cell table:style-name="ce34" office:value-type="string" calcext:value-type="string">
            <text:p>frilanserOppdragstakerHonorarPersonerMm</text:p>
          </table:table-cell>
          <table:table-cell table:style-name="ce34" office:value-type="string" calcext:value-type="string">
            <text:p>2013-01</text:p>
          </table:table-cell>
          <table:table-cell table:style-name="ce29"/>
          <table:table-cell table:style-name="ce34" office:value-type="string" calcext:value-type="string">
            <text:p>Frilansere/oppdragstakere, styremedlemmer, folkevalgte, personer som innehar tillitsverv, fosterforelder, støttekontakter, avlastere og personer med omsorgslønn</text:p>
          </table:table-cell>
          <table:table-cell table:style-name="ce40" office:value-type="string" calcext:value-type="string">
            <text:p><text:span text:style-name="T1">Frilansarar/oppdragstakarar, styremedlemmer, folkevalde, personar som har tillitsverv, fosterforelder, støttekontaktar, avlastarar og personar med omsorgslønn</text:span></text:p>
          </table:table-cell>
          <table:table-cell table:style-name="ce40" office:value-type="string" calcext:value-type="string">
            <text:p><text:span text:style-name="T1">Freelancers, board members, elected officials, trustees, foster parents, support contacts, respite care workers and carers.</text:span></text:p>
          </table:table-cell>
          <table:table-cell table:style-name="ce34" office:value-type="string" calcext:value-type="string">
            <text:p>SKD_EDAG_Arbeidsforholdtype</text:p>
          </table:table-cell>
          <table:table-cell table:number-columns-repeated="1009"/>
        </table:table-row>
        <table:table-row table:style-name="ro1">
          <table:table-cell table:style-name="ce3" table:formula="of:=IF([.G5]=&quot;UTGÅR&quot;;&quot;&quot;;VLOOKUP([.H5];[$'res.field'.E$1:$'res.field'.M$1048576];9;0))" office:value-type="string" office:string-value="i" calcext:value-type="string">
            <text:p>i</text:p>
          </table:table-cell>
          <table:table-cell table:style-name="ce5" table:formula="of:=&quot;&quot;&quot;&quot;&amp;[.C5]&amp;&quot;&quot;&quot;,&quot;&quot;&quot;&amp;[.D5]&amp;&quot;&quot;&quot;,&quot;&quot;&quot;&amp;[.E5]&amp;&quot;&quot;&quot;,&quot;&quot;&quot;&amp;[.F5]&amp;&quot;&quot;&quot;&quot;" office:value-type="string" office:string-value="&quot;l10n_no_hr_payroll.res_field_selection_Arbeidsforholdtype_maritimtArbeidsforhold&quot;,&quot;l10n_no_hr_payroll.res_field_l10n_no_Arbeidsforholdtype&quot;,&quot;maritimtArbeidsforhold&quot;,&quot;maritimtArbeidsforhold&quot;" calcext:value-type="string">
            <text:p>"l10n_no_hr_payroll.res_field_selection_Arbeidsforholdtype_maritimtArbeidsforhold","l10n_no_hr_payroll.res_field_l10n_no_Arbeidsforholdtype","maritimtArbeidsforhold","maritimtArbeidsforhold"</text:p>
          </table:table-cell>
          <table:table-cell table:style-name="ce5" table:formula="of:=&quot;l10n_no_hr_payroll.res_field_selection_&quot;&amp;SUBSTITUTE([.H5]&amp;&quot;_&quot;&amp;[.E5];&quot;.&quot;;&quot;_&quot;)" office:value-type="string" office:string-value="l10n_no_hr_payroll.res_field_selection_Arbeidsforholdtype_maritimtArbeidsforhold" calcext:value-type="string">
            <text:p>l10n_no_hr_payroll.res_field_selection_Arbeidsforholdtype_maritimtArbeidsforhold</text:p>
          </table:table-cell>
          <table:table-cell table:style-name="ce5" table:formula="of:=&quot;l10n_no_hr_payroll.res_field_l10n_no_&quot;&amp;[.H5]" office:value-type="string" office:string-value="l10n_no_hr_payroll.res_field_l10n_no_Arbeidsforholdtype" calcext:value-type="string">
            <text:p>l10n_no_hr_payroll.res_field_l10n_no_Arbeidsforholdtype</text:p>
          </table:table-cell>
          <table:table-cell table:style-name="ce22" table:formula="of:=[.I5]" office:value-type="string" office:string-value="maritimtArbeidsforhold" calcext:value-type="string">
            <text:p>maritimtArbeidsforhold</text:p>
          </table:table-cell>
          <table:table-cell table:style-name="ce25" table:formula="of:=[.I5]" office:value-type="string" office:string-value="maritimtArbeidsforhold" calcext:value-type="string">
            <text:p>maritimtArbeidsforhold</text:p>
          </table:table-cell>
          <table:table-cell table:style-name="ce29"/>
          <table:table-cell table:style-name="ce34" office:value-type="string" calcext:value-type="string">
            <text:p>Arbeidsforholdtype</text:p>
          </table:table-cell>
          <table:table-cell table:style-name="ce34" office:value-type="string" calcext:value-type="string">
            <text:p>maritimtArbeidsforhold</text:p>
          </table:table-cell>
          <table:table-cell table:style-name="ce34" office:value-type="string" calcext:value-type="string">
            <text:p>2013-01</text:p>
          </table:table-cell>
          <table:table-cell table:style-name="ce29"/>
          <table:table-cell table:style-name="ce34" office:value-type="string" calcext:value-type="string">
            <text:p>Maritimt arbeidsforhold, dvs. arbeidstakere til sjøs, på fartøy eller flyttbare innretninger (jf. Aa-forskriften)</text:p>
          </table:table-cell>
          <table:table-cell table:style-name="ce40" office:value-type="string" calcext:value-type="string">
            <text:p><text:span text:style-name="T1">Maritimt arbeidsforhold, dvs. arbeidstakarar til sjøs, på fartøy eller flyttbare innretningar (jf. Aa-forskrifta)</text:span></text:p>
          </table:table-cell>
          <table:table-cell table:style-name="ce40" office:value-type="string" calcext:value-type="string">
            <text:p><text:span text:style-name="T1">Maritime employment, i.e. employees at sea, on vessels or mobile installations (see the Aa Regulation)</text:span></text:p>
          </table:table-cell>
          <table:table-cell table:style-name="ce29"/>
          <table:table-cell table:number-columns-repeated="1009"/>
        </table:table-row>
        <table:table-row table:style-name="ro1">
          <table:table-cell table:style-name="ce3" table:formula="of:=IF([.G6]=&quot;UTGÅR&quot;;&quot;&quot;;VLOOKUP([.H6];[$'res.field'.E$1:$'res.field'.M$1048576];9;0))" office:value-type="string" office:string-value="i" calcext:value-type="string">
            <text:p>i</text:p>
          </table:table-cell>
          <table:table-cell table:style-name="ce5" table:formula="of:=&quot;&quot;&quot;&quot;&amp;[.C6]&amp;&quot;&quot;&quot;,&quot;&quot;&quot;&amp;[.D6]&amp;&quot;&quot;&quot;,&quot;&quot;&quot;&amp;[.E6]&amp;&quot;&quot;&quot;,&quot;&quot;&quot;&amp;[.F6]&amp;&quot;&quot;&quot;&quot;" office:value-type="string" office:string-value="&quot;l10n_no_hr_payroll.res_field_selection_Arbeidsforholdtype_ordinaertArbeidsforhold&quot;,&quot;l10n_no_hr_payroll.res_field_l10n_no_Arbeidsforholdtype&quot;,&quot;ordinaertArbeidsforhold&quot;,&quot;ordinaertArbeidsforhold&quot;" calcext:value-type="string">
            <text:p>"l10n_no_hr_payroll.res_field_selection_Arbeidsforholdtype_ordinaertArbeidsforhold","l10n_no_hr_payroll.res_field_l10n_no_Arbeidsforholdtype","ordinaertArbeidsforhold","ordinaertArbeidsforhold"</text:p>
          </table:table-cell>
          <table:table-cell table:style-name="ce5" table:formula="of:=&quot;l10n_no_hr_payroll.res_field_selection_&quot;&amp;SUBSTITUTE([.H6]&amp;&quot;_&quot;&amp;[.E6];&quot;.&quot;;&quot;_&quot;)" office:value-type="string" office:string-value="l10n_no_hr_payroll.res_field_selection_Arbeidsforholdtype_ordinaertArbeidsforhold" calcext:value-type="string">
            <text:p>l10n_no_hr_payroll.res_field_selection_Arbeidsforholdtype_ordinaertArbeidsforhold</text:p>
          </table:table-cell>
          <table:table-cell table:style-name="ce5" table:formula="of:=&quot;l10n_no_hr_payroll.res_field_l10n_no_&quot;&amp;[.H6]" office:value-type="string" office:string-value="l10n_no_hr_payroll.res_field_l10n_no_Arbeidsforholdtype" calcext:value-type="string">
            <text:p>l10n_no_hr_payroll.res_field_l10n_no_Arbeidsforholdtype</text:p>
          </table:table-cell>
          <table:table-cell table:style-name="ce22" table:formula="of:=[.I6]" office:value-type="string" office:string-value="ordinaertArbeidsforhold" calcext:value-type="string">
            <text:p>ordinaertArbeidsforhold</text:p>
          </table:table-cell>
          <table:table-cell table:style-name="ce25" table:formula="of:=[.I6]" office:value-type="string" office:string-value="ordinaertArbeidsforhold" calcext:value-type="string">
            <text:p>ordinaertArbeidsforhold</text:p>
          </table:table-cell>
          <table:table-cell table:style-name="ce29"/>
          <table:table-cell table:style-name="ce34" office:value-type="string" calcext:value-type="string">
            <text:p>Arbeidsforholdtype</text:p>
          </table:table-cell>
          <table:table-cell table:style-name="ce34" office:value-type="string" calcext:value-type="string">
            <text:p>ordinaertArbeidsforhold</text:p>
          </table:table-cell>
          <table:table-cell table:style-name="ce34" office:value-type="string" calcext:value-type="string">
            <text:p>2013-01</text:p>
          </table:table-cell>
          <table:table-cell table:style-name="ce29"/>
          <table:table-cell table:style-name="ce34" office:value-type="string" calcext:value-type="string">
            <text:p>Ordinært arbeidsforhold, dvs. arbeidstakere som arbeider i andres tjeneste for lønn eller annet godtgjørelse (jf. Aa-forskriften)</text:p>
          </table:table-cell>
          <table:table-cell table:style-name="ce40" office:value-type="string" calcext:value-type="string">
            <text:p><text:span text:style-name="T1">Ordinært arbeidsforhold, dvs. arbeidstakarar som arbeider i andre si teneste for lønn eller anna godtgjersle (jf. Aa-forskrifta)</text:span></text:p>
          </table:table-cell>
          <table:table-cell table:style-name="ce40" office:value-type="string" calcext:value-type="string">
            <text:p><text:span text:style-name="T1">Ordinary employment, i.e. employees working in the service of others for pay or other remuneration (see the Aa Regulation)</text:span></text:p>
          </table:table-cell>
          <table:table-cell table:style-name="ce29"/>
          <table:table-cell table:number-columns-repeated="1009"/>
        </table:table-row>
        <table:table-row table:style-name="ro1">
          <table:table-cell table:style-name="ce3" table:formula="of:=IF([.G7]=&quot;UTGÅR&quot;;&quot;&quot;;VLOOKUP([.H7];[$'res.field'.E$1:$'res.field'.M$1048576];9;0))" office:value-type="string" office:string-value="i" calcext:value-type="string">
            <text:p>i</text:p>
          </table:table-cell>
          <table:table-cell table:style-name="ce5" table:formula="of:=&quot;&quot;&quot;&quot;&amp;[.C7]&amp;&quot;&quot;&quot;,&quot;&quot;&quot;&amp;[.D7]&amp;&quot;&quot;&quot;,&quot;&quot;&quot;&amp;[.E7]&amp;&quot;&quot;&quot;,&quot;&quot;&quot;&amp;[.F7]&amp;&quot;&quot;&quot;&quot;" office:value-type="string" office:string-value="&quot;l10n_no_hr_payroll.res_field_selection_Arbeidsforholdtype_pensjonOgAndreTyperYtelserUtenAnsettelsesforhold&quot;,&quot;l10n_no_hr_payroll.res_field_l10n_no_Arbeidsforholdtype&quot;,&quot;pensjonOgAndreTyperYtelserUtenAnsettelsesforhold&quot;,&quot;pensjonOgAndreTyperYtelserUtenAnsettelsesforhold&quot;" calcext:value-type="string">
            <text:p>"l10n_no_hr_payroll.res_field_selection_Arbeidsforholdtype_pensjonOgAndreTyperYtelserUtenAnsettelsesforhold","l10n_no_hr_payroll.res_field_l10n_no_Arbeidsforholdtype","pensjonOgAndreTyperYtelserUtenAnsettelsesforhold","pensjonOgAndreTyperYtelserUtenAnsettelsesforhold"</text:p>
          </table:table-cell>
          <table:table-cell table:style-name="ce5" table:formula="of:=&quot;l10n_no_hr_payroll.res_field_selection_&quot;&amp;SUBSTITUTE([.H7]&amp;&quot;_&quot;&amp;[.E7];&quot;.&quot;;&quot;_&quot;)" office:value-type="string" office:string-value="l10n_no_hr_payroll.res_field_selection_Arbeidsforholdtype_pensjonOgAndreTyperYtelserUtenAnsettelsesforhold" calcext:value-type="string">
            <text:p>l10n_no_hr_payroll.res_field_selection_Arbeidsforholdtype_pensjonOgAndreTyperYtelserUtenAnsettelsesforhold</text:p>
          </table:table-cell>
          <table:table-cell table:style-name="ce5" table:formula="of:=&quot;l10n_no_hr_payroll.res_field_l10n_no_&quot;&amp;[.H7]" office:value-type="string" office:string-value="l10n_no_hr_payroll.res_field_l10n_no_Arbeidsforholdtype" calcext:value-type="string">
            <text:p>l10n_no_hr_payroll.res_field_l10n_no_Arbeidsforholdtype</text:p>
          </table:table-cell>
          <table:table-cell table:style-name="ce22" table:formula="of:=[.I7]" office:value-type="string" office:string-value="pensjonOgAndreTyperYtelserUtenAnsettelsesforhold" calcext:value-type="string">
            <text:p>pensjonOgAndreTyperYtelserUtenAnsettelsesforhold</text:p>
          </table:table-cell>
          <table:table-cell table:style-name="ce25" table:formula="of:=[.I7]" office:value-type="string" office:string-value="pensjonOgAndreTyperYtelserUtenAnsettelsesforhold" calcext:value-type="string">
            <text:p>pensjonOgAndreTyperYtelserUtenAnsettelsesforhold</text:p>
          </table:table-cell>
          <table:table-cell table:style-name="ce29"/>
          <table:table-cell table:style-name="ce34" office:value-type="string" calcext:value-type="string">
            <text:p>Arbeidsforholdtype</text:p>
          </table:table-cell>
          <table:table-cell table:style-name="ce34" office:value-type="string" calcext:value-type="string">
            <text:p>pensjonOgAndreTyperYtelserUtenAnsettelsesforhold</text:p>
          </table:table-cell>
          <table:table-cell table:style-name="ce34" office:value-type="string" calcext:value-type="string">
            <text:p>2013-01</text:p>
          </table:table-cell>
          <table:table-cell table:style-name="ce29"/>
          <table:table-cell table:style-name="ce34" office:value-type="string" calcext:value-type="string">
            <text:p>Pensjoner og andre typer ytelser, uten ansettelsesforhold, dekning fra lønnsgaranti ordning og konkursbo, personer som deltar i arbeidstreningstiltak for yrkeshemmede når lønnen er definert som mottak av oppmuntringspenger (eks Varig tilrettelagt arbeid VTA), mv.</text:p>
          </table:table-cell>
          <table:table-cell table:style-name="ce40" office:value-type="string" calcext:value-type="string">
            <text:p><text:span text:style-name="T1">Pensjonar og andre typar ytingar, utan tilsetjingsforhold, dekning frå lønnsgarantiordning og konkursbu, personar som deltek i arbeidstreningstiltak for yrkeshemma når lønna er definert som mottak av oppmuntringspengar (t.d. Varig tilrettelagt arbeid VTA), o.a.</text:span></text:p>
          </table:table-cell>
          <table:table-cell table:style-name="ce40" office:value-type="string" calcext:value-type="string">
            <text:p><text:span text:style-name="T1">Pensions and other types of payment, without employment, coverage from the wage guarantee scheme and deceased debtors, persons participating in work training measures for the occupationally disabled when the pay is defined as the receipt of incentive payments (e.g. permanently adapted work, etc.</text:span></text:p>
          </table:table-cell>
          <table:table-cell table:style-name="ce29"/>
          <table:table-cell table:number-columns-repeated="1009"/>
        </table:table-row>
        <table:table-row table:style-name="ro1">
          <table:table-cell table:style-name="ce3" table:formula="of:=IF([.G8]=&quot;UTGÅR&quot;;&quot;&quot;;VLOOKUP([.H8];[$'res.field'.E$1:$'res.field'.M$1048576];9;0))" office:value-type="string" office:string-value="i" calcext:value-type="string">
            <text:p>i</text:p>
          </table:table-cell>
          <table:table-cell table:style-name="ce5" table:formula="of:=&quot;&quot;&quot;&quot;&amp;[.C8]&amp;&quot;&quot;&quot;,&quot;&quot;&quot;&amp;[.D8]&amp;&quot;&quot;&quot;,&quot;&quot;&quot;&amp;[.E8]&amp;&quot;&quot;&quot;,&quot;&quot;&quot;&amp;[.F8]&amp;&quot;&quot;&quot;&quot;" office:value-type="string" office:string-value="&quot;l10n_no_hr_payroll.res_field_selection_Arbeidsgiveravgiftsone_1&quot;,&quot;l10n_no_hr_payroll.res_field_l10n_no_Arbeidsgiveravgiftsone&quot;,&quot;1&quot;,&quot;1&quot;" calcext:value-type="string">
            <text:p>"l10n_no_hr_payroll.res_field_selection_Arbeidsgiveravgiftsone_1","l10n_no_hr_payroll.res_field_l10n_no_Arbeidsgiveravgiftsone","1","1"</text:p>
          </table:table-cell>
          <table:table-cell table:style-name="ce5" table:formula="of:=&quot;l10n_no_hr_payroll.res_field_selection_&quot;&amp;SUBSTITUTE([.H8]&amp;&quot;_&quot;&amp;[.E8];&quot;.&quot;;&quot;_&quot;)" office:value-type="string" office:string-value="l10n_no_hr_payroll.res_field_selection_Arbeidsgiveravgiftsone_1" calcext:value-type="string">
            <text:p>l10n_no_hr_payroll.res_field_selection_Arbeidsgiveravgiftsone_1</text:p>
          </table:table-cell>
          <table:table-cell table:style-name="ce5" table:formula="of:=&quot;l10n_no_hr_payroll.res_field_l10n_no_&quot;&amp;[.H8]" office:value-type="string" office:string-value="l10n_no_hr_payroll.res_field_l10n_no_Arbeidsgiveravgiftsone" calcext:value-type="string">
            <text:p>l10n_no_hr_payroll.res_field_l10n_no_Arbeidsgiveravgiftsone</text:p>
          </table:table-cell>
          <table:table-cell table:style-name="ce22" table:formula="of:=[.I8]" office:value-type="string" office:string-value="1" calcext:value-type="string">
            <text:p>1</text:p>
          </table:table-cell>
          <table:table-cell table:style-name="ce25" table:formula="of:=[.I8]" office:value-type="string" office:string-value="1" calcext:value-type="string">
            <text:p>1</text:p>
          </table:table-cell>
          <table:table-cell table:style-name="ce29"/>
          <table:table-cell table:style-name="ce34" office:value-type="string" calcext:value-type="string">
            <text:p>Arbeidsgiveravgiftsone</text:p>
          </table:table-cell>
          <table:table-cell table:style-name="ce34" office:value-type="string" calcext:value-type="string">
            <text:p>1</text:p>
          </table:table-cell>
          <table:table-cell table:style-name="ce34" office:value-type="string" calcext:value-type="string">
            <text:p>2013-01</text:p>
          </table:table-cell>
          <table:table-cell table:style-name="ce29"/>
          <table:table-cell table:style-name="ce34" office:value-type="string" calcext:value-type="string">
            <text:p>Sone 1</text:p>
          </table:table-cell>
          <table:table-cell table:style-name="ce40" office:value-type="string" calcext:value-type="string">
            <text:p><text:span text:style-name="T1">Sone 1</text:span></text:p>
          </table:table-cell>
          <table:table-cell table:style-name="ce40" office:value-type="string" calcext:value-type="string">
            <text:p><text:span text:style-name="T1">Zone 1</text:span></text:p>
          </table:table-cell>
          <table:table-cell table:style-name="ce29"/>
          <table:table-cell table:number-columns-repeated="1009"/>
        </table:table-row>
        <table:table-row table:style-name="ro1">
          <table:table-cell table:style-name="ce3" table:formula="of:=IF([.G9]=&quot;UTGÅR&quot;;&quot;&quot;;VLOOKUP([.H9];[$'res.field'.E$1:$'res.field'.M$1048576];9;0))" office:value-type="string" office:string-value="i" calcext:value-type="string">
            <text:p>i</text:p>
          </table:table-cell>
          <table:table-cell table:style-name="ce5" table:formula="of:=&quot;&quot;&quot;&quot;&amp;[.C9]&amp;&quot;&quot;&quot;,&quot;&quot;&quot;&amp;[.D9]&amp;&quot;&quot;&quot;,&quot;&quot;&quot;&amp;[.E9]&amp;&quot;&quot;&quot;,&quot;&quot;&quot;&amp;[.F9]&amp;&quot;&quot;&quot;&quot;" office:value-type="string" office:string-value="&quot;l10n_no_hr_payroll.res_field_selection_Arbeidsgiveravgiftsone_1a&quot;,&quot;l10n_no_hr_payroll.res_field_l10n_no_Arbeidsgiveravgiftsone&quot;,&quot;1a&quot;,&quot;1a&quot;" calcext:value-type="string">
            <text:p>"l10n_no_hr_payroll.res_field_selection_Arbeidsgiveravgiftsone_1a","l10n_no_hr_payroll.res_field_l10n_no_Arbeidsgiveravgiftsone","1a","1a"</text:p>
          </table:table-cell>
          <table:table-cell table:style-name="ce5" table:formula="of:=&quot;l10n_no_hr_payroll.res_field_selection_&quot;&amp;SUBSTITUTE([.H9]&amp;&quot;_&quot;&amp;[.E9];&quot;.&quot;;&quot;_&quot;)" office:value-type="string" office:string-value="l10n_no_hr_payroll.res_field_selection_Arbeidsgiveravgiftsone_1a" calcext:value-type="string">
            <text:p>l10n_no_hr_payroll.res_field_selection_Arbeidsgiveravgiftsone_1a</text:p>
          </table:table-cell>
          <table:table-cell table:style-name="ce5" table:formula="of:=&quot;l10n_no_hr_payroll.res_field_l10n_no_&quot;&amp;[.H9]" office:value-type="string" office:string-value="l10n_no_hr_payroll.res_field_l10n_no_Arbeidsgiveravgiftsone" calcext:value-type="string">
            <text:p>l10n_no_hr_payroll.res_field_l10n_no_Arbeidsgiveravgiftsone</text:p>
          </table:table-cell>
          <table:table-cell table:style-name="ce22" table:formula="of:=[.I9]" office:value-type="string" office:string-value="1a" calcext:value-type="string">
            <text:p>1a</text:p>
          </table:table-cell>
          <table:table-cell table:style-name="ce25" table:formula="of:=[.I9]" office:value-type="string" office:string-value="1a" calcext:value-type="string">
            <text:p>1a</text:p>
          </table:table-cell>
          <table:table-cell table:style-name="ce29"/>
          <table:table-cell table:style-name="ce34" office:value-type="string" calcext:value-type="string">
            <text:p>Arbeidsgiveravgiftsone</text:p>
          </table:table-cell>
          <table:table-cell table:style-name="ce34" office:value-type="string" calcext:value-type="string">
            <text:p>1a</text:p>
          </table:table-cell>
          <table:table-cell table:style-name="ce34" office:value-type="string" calcext:value-type="string">
            <text:p>2013-01</text:p>
          </table:table-cell>
          <table:table-cell table:style-name="ce29"/>
          <table:table-cell table:style-name="ce34" office:value-type="string" calcext:value-type="string">
            <text:p>Sone 1a</text:p>
          </table:table-cell>
          <table:table-cell table:style-name="ce40" office:value-type="string" calcext:value-type="string">
            <text:p><text:span text:style-name="T1">Sone 1a</text:span></text:p>
          </table:table-cell>
          <table:table-cell table:style-name="ce40" office:value-type="string" calcext:value-type="string">
            <text:p><text:span text:style-name="T1">Zone 1a</text:span></text:p>
          </table:table-cell>
          <table:table-cell table:style-name="ce29"/>
          <table:table-cell table:number-columns-repeated="1009"/>
        </table:table-row>
        <table:table-row table:style-name="ro1">
          <table:table-cell table:style-name="ce3" table:formula="of:=IF([.G10]=&quot;UTGÅR&quot;;&quot;&quot;;VLOOKUP([.H10];[$'res.field'.E$1:$'res.field'.M$1048576];9;0))" office:value-type="string" office:string-value="i" calcext:value-type="string">
            <text:p>i</text:p>
          </table:table-cell>
          <table:table-cell table:style-name="ce5" table:formula="of:=&quot;&quot;&quot;&quot;&amp;[.C10]&amp;&quot;&quot;&quot;,&quot;&quot;&quot;&amp;[.D10]&amp;&quot;&quot;&quot;,&quot;&quot;&quot;&amp;[.E10]&amp;&quot;&quot;&quot;,&quot;&quot;&quot;&amp;[.F10]&amp;&quot;&quot;&quot;&quot;" office:value-type="string" office:string-value="&quot;l10n_no_hr_payroll.res_field_selection_Arbeidsgiveravgiftsone_2&quot;,&quot;l10n_no_hr_payroll.res_field_l10n_no_Arbeidsgiveravgiftsone&quot;,&quot;2&quot;,&quot;2&quot;" calcext:value-type="string">
            <text:p>"l10n_no_hr_payroll.res_field_selection_Arbeidsgiveravgiftsone_2","l10n_no_hr_payroll.res_field_l10n_no_Arbeidsgiveravgiftsone","2","2"</text:p>
          </table:table-cell>
          <table:table-cell table:style-name="ce5" table:formula="of:=&quot;l10n_no_hr_payroll.res_field_selection_&quot;&amp;SUBSTITUTE([.H10]&amp;&quot;_&quot;&amp;[.E10];&quot;.&quot;;&quot;_&quot;)" office:value-type="string" office:string-value="l10n_no_hr_payroll.res_field_selection_Arbeidsgiveravgiftsone_2" calcext:value-type="string">
            <text:p>l10n_no_hr_payroll.res_field_selection_Arbeidsgiveravgiftsone_2</text:p>
          </table:table-cell>
          <table:table-cell table:style-name="ce5" table:formula="of:=&quot;l10n_no_hr_payroll.res_field_l10n_no_&quot;&amp;[.H10]" office:value-type="string" office:string-value="l10n_no_hr_payroll.res_field_l10n_no_Arbeidsgiveravgiftsone" calcext:value-type="string">
            <text:p>l10n_no_hr_payroll.res_field_l10n_no_Arbeidsgiveravgiftsone</text:p>
          </table:table-cell>
          <table:table-cell table:style-name="ce22" table:formula="of:=[.I10]" office:value-type="string" office:string-value="2" calcext:value-type="string">
            <text:p>2</text:p>
          </table:table-cell>
          <table:table-cell table:style-name="ce25" table:formula="of:=[.I10]" office:value-type="string" office:string-value="2" calcext:value-type="string">
            <text:p>2</text:p>
          </table:table-cell>
          <table:table-cell table:style-name="ce29"/>
          <table:table-cell table:style-name="ce34" office:value-type="string" calcext:value-type="string">
            <text:p>Arbeidsgiveravgiftsone</text:p>
          </table:table-cell>
          <table:table-cell table:style-name="ce34" office:value-type="string" calcext:value-type="string">
            <text:p>2</text:p>
          </table:table-cell>
          <table:table-cell table:style-name="ce34" office:value-type="string" calcext:value-type="string">
            <text:p>2013-01</text:p>
          </table:table-cell>
          <table:table-cell table:style-name="ce29"/>
          <table:table-cell table:style-name="ce34" office:value-type="string" calcext:value-type="string">
            <text:p>Sone 2</text:p>
          </table:table-cell>
          <table:table-cell table:style-name="ce40" office:value-type="string" calcext:value-type="string">
            <text:p><text:span text:style-name="T1">Sone 2</text:span></text:p>
          </table:table-cell>
          <table:table-cell table:style-name="ce40" office:value-type="string" calcext:value-type="string">
            <text:p><text:span text:style-name="T1">Zone 2</text:span></text:p>
          </table:table-cell>
          <table:table-cell table:style-name="ce29"/>
          <table:table-cell table:style-name="ce50" table:number-columns-repeated="1009"/>
        </table:table-row>
        <table:table-row table:style-name="ro1">
          <table:table-cell table:style-name="ce3" table:formula="of:=IF([.G11]=&quot;UTGÅR&quot;;&quot;&quot;;VLOOKUP([.H11];[$'res.field'.E$1:$'res.field'.M$1048576];9;0))" office:value-type="string" office:string-value="i" calcext:value-type="string">
            <text:p>i</text:p>
          </table:table-cell>
          <table:table-cell table:style-name="ce5" table:formula="of:=&quot;&quot;&quot;&quot;&amp;[.C11]&amp;&quot;&quot;&quot;,&quot;&quot;&quot;&amp;[.D11]&amp;&quot;&quot;&quot;,&quot;&quot;&quot;&amp;[.E11]&amp;&quot;&quot;&quot;,&quot;&quot;&quot;&amp;[.F11]&amp;&quot;&quot;&quot;&quot;" office:value-type="string" office:string-value="&quot;l10n_no_hr_payroll.res_field_selection_Arbeidsgiveravgiftsone_3&quot;,&quot;l10n_no_hr_payroll.res_field_l10n_no_Arbeidsgiveravgiftsone&quot;,&quot;3&quot;,&quot;3&quot;" calcext:value-type="string">
            <text:p>"l10n_no_hr_payroll.res_field_selection_Arbeidsgiveravgiftsone_3","l10n_no_hr_payroll.res_field_l10n_no_Arbeidsgiveravgiftsone","3","3"</text:p>
          </table:table-cell>
          <table:table-cell table:style-name="ce5" table:formula="of:=&quot;l10n_no_hr_payroll.res_field_selection_&quot;&amp;SUBSTITUTE([.H11]&amp;&quot;_&quot;&amp;[.E11];&quot;.&quot;;&quot;_&quot;)" office:value-type="string" office:string-value="l10n_no_hr_payroll.res_field_selection_Arbeidsgiveravgiftsone_3" calcext:value-type="string">
            <text:p>l10n_no_hr_payroll.res_field_selection_Arbeidsgiveravgiftsone_3</text:p>
          </table:table-cell>
          <table:table-cell table:style-name="ce5" table:formula="of:=&quot;l10n_no_hr_payroll.res_field_l10n_no_&quot;&amp;[.H11]" office:value-type="string" office:string-value="l10n_no_hr_payroll.res_field_l10n_no_Arbeidsgiveravgiftsone" calcext:value-type="string">
            <text:p>l10n_no_hr_payroll.res_field_l10n_no_Arbeidsgiveravgiftsone</text:p>
          </table:table-cell>
          <table:table-cell table:style-name="ce22" table:formula="of:=[.I11]" office:value-type="string" office:string-value="3" calcext:value-type="string">
            <text:p>3</text:p>
          </table:table-cell>
          <table:table-cell table:style-name="ce25" table:formula="of:=[.I11]" office:value-type="string" office:string-value="3" calcext:value-type="string">
            <text:p>3</text:p>
          </table:table-cell>
          <table:table-cell table:style-name="ce29"/>
          <table:table-cell table:style-name="ce34" office:value-type="string" calcext:value-type="string">
            <text:p>Arbeidsgiveravgiftsone</text:p>
          </table:table-cell>
          <table:table-cell table:style-name="ce34" office:value-type="string" calcext:value-type="string">
            <text:p>3</text:p>
          </table:table-cell>
          <table:table-cell table:style-name="ce34" office:value-type="string" calcext:value-type="string">
            <text:p>2013-01</text:p>
          </table:table-cell>
          <table:table-cell table:style-name="ce29"/>
          <table:table-cell table:style-name="ce34" office:value-type="string" calcext:value-type="string">
            <text:p>Sone 3</text:p>
          </table:table-cell>
          <table:table-cell table:style-name="ce40" office:value-type="string" calcext:value-type="string">
            <text:p><text:span text:style-name="T1">Sone 3</text:span></text:p>
          </table:table-cell>
          <table:table-cell table:style-name="ce40" office:value-type="string" calcext:value-type="string">
            <text:p><text:span text:style-name="T1">Zone 3</text:span></text:p>
          </table:table-cell>
          <table:table-cell table:style-name="ce29"/>
          <table:table-cell table:style-name="ce49" table:number-columns-repeated="1009"/>
        </table:table-row>
        <table:table-row table:style-name="ro1">
          <table:table-cell table:style-name="ce3" table:formula="of:=IF([.G12]=&quot;UTGÅR&quot;;&quot;&quot;;VLOOKUP([.H12];[$'res.field'.E$1:$'res.field'.M$1048576];9;0))" office:value-type="string" office:string-value="i" calcext:value-type="string">
            <text:p>i</text:p>
          </table:table-cell>
          <table:table-cell table:style-name="ce5" table:formula="of:=&quot;&quot;&quot;&quot;&amp;[.C12]&amp;&quot;&quot;&quot;,&quot;&quot;&quot;&amp;[.D12]&amp;&quot;&quot;&quot;,&quot;&quot;&quot;&amp;[.E12]&amp;&quot;&quot;&quot;,&quot;&quot;&quot;&amp;[.F12]&amp;&quot;&quot;&quot;&quot;" office:value-type="string" office:string-value="&quot;l10n_no_hr_payroll.res_field_selection_Arbeidsgiveravgiftsone_4&quot;,&quot;l10n_no_hr_payroll.res_field_l10n_no_Arbeidsgiveravgiftsone&quot;,&quot;4&quot;,&quot;4&quot;" calcext:value-type="string">
            <text:p>"l10n_no_hr_payroll.res_field_selection_Arbeidsgiveravgiftsone_4","l10n_no_hr_payroll.res_field_l10n_no_Arbeidsgiveravgiftsone","4","4"</text:p>
          </table:table-cell>
          <table:table-cell table:style-name="ce5" table:formula="of:=&quot;l10n_no_hr_payroll.res_field_selection_&quot;&amp;SUBSTITUTE([.H12]&amp;&quot;_&quot;&amp;[.E12];&quot;.&quot;;&quot;_&quot;)" office:value-type="string" office:string-value="l10n_no_hr_payroll.res_field_selection_Arbeidsgiveravgiftsone_4" calcext:value-type="string">
            <text:p>l10n_no_hr_payroll.res_field_selection_Arbeidsgiveravgiftsone_4</text:p>
          </table:table-cell>
          <table:table-cell table:style-name="ce5" table:formula="of:=&quot;l10n_no_hr_payroll.res_field_l10n_no_&quot;&amp;[.H12]" office:value-type="string" office:string-value="l10n_no_hr_payroll.res_field_l10n_no_Arbeidsgiveravgiftsone" calcext:value-type="string">
            <text:p>l10n_no_hr_payroll.res_field_l10n_no_Arbeidsgiveravgiftsone</text:p>
          </table:table-cell>
          <table:table-cell table:style-name="ce22" table:formula="of:=[.I12]" office:value-type="string" office:string-value="4" calcext:value-type="string">
            <text:p>4</text:p>
          </table:table-cell>
          <table:table-cell table:style-name="ce25" table:formula="of:=[.I12]" office:value-type="string" office:string-value="4" calcext:value-type="string">
            <text:p>4</text:p>
          </table:table-cell>
          <table:table-cell table:style-name="ce29"/>
          <table:table-cell table:style-name="ce34" office:value-type="string" calcext:value-type="string">
            <text:p>Arbeidsgiveravgiftsone</text:p>
          </table:table-cell>
          <table:table-cell table:style-name="ce34" office:value-type="string" calcext:value-type="string">
            <text:p>4</text:p>
          </table:table-cell>
          <table:table-cell table:style-name="ce34" office:value-type="string" calcext:value-type="string">
            <text:p>2013-01</text:p>
          </table:table-cell>
          <table:table-cell table:style-name="ce29"/>
          <table:table-cell table:style-name="ce34" office:value-type="string" calcext:value-type="string">
            <text:p>Sone 4</text:p>
          </table:table-cell>
          <table:table-cell table:style-name="ce40" office:value-type="string" calcext:value-type="string">
            <text:p><text:span text:style-name="T1">Sone 4</text:span></text:p>
          </table:table-cell>
          <table:table-cell table:style-name="ce40" office:value-type="string" calcext:value-type="string">
            <text:p><text:span text:style-name="T1">Zone 4</text:span></text:p>
          </table:table-cell>
          <table:table-cell table:style-name="ce29"/>
          <table:table-cell table:number-columns-repeated="1009"/>
        </table:table-row>
        <table:table-row table:style-name="ro1">
          <table:table-cell table:style-name="ce3" table:formula="of:=IF([.G13]=&quot;UTGÅR&quot;;&quot;&quot;;VLOOKUP([.H13];[$'res.field'.E$1:$'res.field'.M$1048576];9;0))" office:value-type="string" office:string-value="i" calcext:value-type="string">
            <text:p>i</text:p>
          </table:table-cell>
          <table:table-cell table:style-name="ce5" table:formula="of:=&quot;&quot;&quot;&quot;&amp;[.C13]&amp;&quot;&quot;&quot;,&quot;&quot;&quot;&amp;[.D13]&amp;&quot;&quot;&quot;,&quot;&quot;&quot;&amp;[.E13]&amp;&quot;&quot;&quot;,&quot;&quot;&quot;&amp;[.F13]&amp;&quot;&quot;&quot;&quot;" office:value-type="string" office:string-value="&quot;l10n_no_hr_payroll.res_field_selection_Arbeidsgiveravgiftsone_4a&quot;,&quot;l10n_no_hr_payroll.res_field_l10n_no_Arbeidsgiveravgiftsone&quot;,&quot;4a&quot;,&quot;4a&quot;" calcext:value-type="string">
            <text:p>"l10n_no_hr_payroll.res_field_selection_Arbeidsgiveravgiftsone_4a","l10n_no_hr_payroll.res_field_l10n_no_Arbeidsgiveravgiftsone","4a","4a"</text:p>
          </table:table-cell>
          <table:table-cell table:style-name="ce5" table:formula="of:=&quot;l10n_no_hr_payroll.res_field_selection_&quot;&amp;SUBSTITUTE([.H13]&amp;&quot;_&quot;&amp;[.E13];&quot;.&quot;;&quot;_&quot;)" office:value-type="string" office:string-value="l10n_no_hr_payroll.res_field_selection_Arbeidsgiveravgiftsone_4a" calcext:value-type="string">
            <text:p>l10n_no_hr_payroll.res_field_selection_Arbeidsgiveravgiftsone_4a</text:p>
          </table:table-cell>
          <table:table-cell table:style-name="ce5" table:formula="of:=&quot;l10n_no_hr_payroll.res_field_l10n_no_&quot;&amp;[.H13]" office:value-type="string" office:string-value="l10n_no_hr_payroll.res_field_l10n_no_Arbeidsgiveravgiftsone" calcext:value-type="string">
            <text:p>l10n_no_hr_payroll.res_field_l10n_no_Arbeidsgiveravgiftsone</text:p>
          </table:table-cell>
          <table:table-cell table:style-name="ce22" table:formula="of:=[.I13]" office:value-type="string" office:string-value="4a" calcext:value-type="string">
            <text:p>4a</text:p>
          </table:table-cell>
          <table:table-cell table:style-name="ce25" table:formula="of:=[.I13]" office:value-type="string" office:string-value="4a" calcext:value-type="string">
            <text:p>4a</text:p>
          </table:table-cell>
          <table:table-cell table:style-name="ce29"/>
          <table:table-cell table:style-name="ce34" office:value-type="string" calcext:value-type="string">
            <text:p>Arbeidsgiveravgiftsone</text:p>
          </table:table-cell>
          <table:table-cell table:style-name="ce34" office:value-type="string" calcext:value-type="string">
            <text:p>4a</text:p>
          </table:table-cell>
          <table:table-cell table:style-name="ce34" office:value-type="string" calcext:value-type="string">
            <text:p>2013-01</text:p>
          </table:table-cell>
          <table:table-cell table:style-name="ce29"/>
          <table:table-cell table:style-name="ce34" office:value-type="string" calcext:value-type="string">
            <text:p>Sone 4a</text:p>
          </table:table-cell>
          <table:table-cell table:style-name="ce40" office:value-type="string" calcext:value-type="string">
            <text:p><text:span text:style-name="T1">Sone 4a</text:span></text:p>
          </table:table-cell>
          <table:table-cell table:style-name="ce40" office:value-type="string" calcext:value-type="string">
            <text:p><text:span text:style-name="T1">Zone 4a</text:span></text:p>
          </table:table-cell>
          <table:table-cell table:style-name="ce29"/>
          <table:table-cell table:number-columns-repeated="1009"/>
        </table:table-row>
        <table:table-row table:style-name="ro1">
          <table:table-cell table:style-name="ce3" table:formula="of:=IF([.G14]=&quot;UTGÅR&quot;;&quot;&quot;;VLOOKUP([.H14];[$'res.field'.E$1:$'res.field'.M$1048576];9;0))" office:value-type="string" office:string-value="i" calcext:value-type="string">
            <text:p>i</text:p>
          </table:table-cell>
          <table:table-cell table:style-name="ce5" table:formula="of:=&quot;&quot;&quot;&quot;&amp;[.C14]&amp;&quot;&quot;&quot;,&quot;&quot;&quot;&amp;[.D14]&amp;&quot;&quot;&quot;,&quot;&quot;&quot;&amp;[.E14]&amp;&quot;&quot;&quot;,&quot;&quot;&quot;&amp;[.F14]&amp;&quot;&quot;&quot;&quot;" office:value-type="string" office:string-value="&quot;l10n_no_hr_payroll.res_field_selection_Arbeidsgiveravgiftsone_5&quot;,&quot;l10n_no_hr_payroll.res_field_l10n_no_Arbeidsgiveravgiftsone&quot;,&quot;5&quot;,&quot;5&quot;" calcext:value-type="string">
            <text:p>"l10n_no_hr_payroll.res_field_selection_Arbeidsgiveravgiftsone_5","l10n_no_hr_payroll.res_field_l10n_no_Arbeidsgiveravgiftsone","5","5"</text:p>
          </table:table-cell>
          <table:table-cell table:style-name="ce5" table:formula="of:=&quot;l10n_no_hr_payroll.res_field_selection_&quot;&amp;SUBSTITUTE([.H14]&amp;&quot;_&quot;&amp;[.E14];&quot;.&quot;;&quot;_&quot;)" office:value-type="string" office:string-value="l10n_no_hr_payroll.res_field_selection_Arbeidsgiveravgiftsone_5" calcext:value-type="string">
            <text:p>l10n_no_hr_payroll.res_field_selection_Arbeidsgiveravgiftsone_5</text:p>
          </table:table-cell>
          <table:table-cell table:style-name="ce5" table:formula="of:=&quot;l10n_no_hr_payroll.res_field_l10n_no_&quot;&amp;[.H14]" office:value-type="string" office:string-value="l10n_no_hr_payroll.res_field_l10n_no_Arbeidsgiveravgiftsone" calcext:value-type="string">
            <text:p>l10n_no_hr_payroll.res_field_l10n_no_Arbeidsgiveravgiftsone</text:p>
          </table:table-cell>
          <table:table-cell table:style-name="ce22" table:formula="of:=[.I14]" office:value-type="string" office:string-value="5" calcext:value-type="string">
            <text:p>5</text:p>
          </table:table-cell>
          <table:table-cell table:style-name="ce25" table:formula="of:=[.I14]" office:value-type="string" office:string-value="5" calcext:value-type="string">
            <text:p>5</text:p>
          </table:table-cell>
          <table:table-cell table:style-name="ce29"/>
          <table:table-cell table:style-name="ce34" office:value-type="string" calcext:value-type="string">
            <text:p>Arbeidsgiveravgiftsone</text:p>
          </table:table-cell>
          <table:table-cell table:style-name="ce34" office:value-type="string" calcext:value-type="string">
            <text:p>5</text:p>
          </table:table-cell>
          <table:table-cell table:style-name="ce34" office:value-type="string" calcext:value-type="string">
            <text:p>2013-01</text:p>
          </table:table-cell>
          <table:table-cell table:style-name="ce29"/>
          <table:table-cell table:style-name="ce34" office:value-type="string" calcext:value-type="string">
            <text:p>Sone 5</text:p>
          </table:table-cell>
          <table:table-cell table:style-name="ce40" office:value-type="string" calcext:value-type="string">
            <text:p><text:span text:style-name="T1">Sone 5</text:span></text:p>
          </table:table-cell>
          <table:table-cell table:style-name="ce40" office:value-type="string" calcext:value-type="string">
            <text:p><text:span text:style-name="T1">Zone 5</text:span></text:p>
          </table:table-cell>
          <table:table-cell table:style-name="ce29"/>
          <table:table-cell table:number-columns-repeated="1009"/>
        </table:table-row>
        <table:table-row table:style-name="ro1">
          <table:table-cell table:style-name="ce3" table:formula="of:=IF([.G15]=&quot;UTGÅR&quot;;&quot;&quot;;VLOOKUP([.H15];[$'res.field'.E$1:$'res.field'.M$1048576];9;0))" office:value-type="string" office:string-value="i" calcext:value-type="string">
            <text:p>i</text:p>
          </table:table-cell>
          <table:table-cell table:style-name="ce5" table:formula="of:=&quot;&quot;&quot;&quot;&amp;[.C15]&amp;&quot;&quot;&quot;,&quot;&quot;&quot;&amp;[.D15]&amp;&quot;&quot;&quot;,&quot;&quot;&quot;&amp;[.E15]&amp;&quot;&quot;&quot;,&quot;&quot;&quot;&amp;[.F15]&amp;&quot;&quot;&quot;&quot;" office:value-type="string" office:string-value="&quot;l10n_no_hr_payroll.res_field_selection_Arbeidstidsordning_offshore336&quot;,&quot;l10n_no_hr_payroll.res_field_l10n_no_Arbeidstidsordning&quot;,&quot;offshore336&quot;,&quot;offshore336&quot;" calcext:value-type="string">
            <text:p>"l10n_no_hr_payroll.res_field_selection_Arbeidstidsordning_offshore336","l10n_no_hr_payroll.res_field_l10n_no_Arbeidstidsordning","offshore336","offshore336"</text:p>
          </table:table-cell>
          <table:table-cell table:style-name="ce5" table:formula="of:=&quot;l10n_no_hr_payroll.res_field_selection_&quot;&amp;SUBSTITUTE([.H15]&amp;&quot;_&quot;&amp;[.E15];&quot;.&quot;;&quot;_&quot;)" office:value-type="string" office:string-value="l10n_no_hr_payroll.res_field_selection_Arbeidstidsordning_offshore336" calcext:value-type="string">
            <text:p>l10n_no_hr_payroll.res_field_selection_Arbeidstidsordning_offshore336</text:p>
          </table:table-cell>
          <table:table-cell table:style-name="ce5" table:formula="of:=&quot;l10n_no_hr_payroll.res_field_l10n_no_&quot;&amp;[.H15]" office:value-type="string" office:string-value="l10n_no_hr_payroll.res_field_l10n_no_Arbeidstidsordning" calcext:value-type="string">
            <text:p>l10n_no_hr_payroll.res_field_l10n_no_Arbeidstidsordning</text:p>
          </table:table-cell>
          <table:table-cell table:style-name="ce22" table:formula="of:=[.I15]" office:value-type="string" office:string-value="offshore336" calcext:value-type="string">
            <text:p>offshore336</text:p>
          </table:table-cell>
          <table:table-cell table:style-name="ce25" table:formula="of:=[.I15]" office:value-type="string" office:string-value="offshore336" calcext:value-type="string">
            <text:p>offshore336</text:p>
          </table:table-cell>
          <table:table-cell table:style-name="ce29"/>
          <table:table-cell table:style-name="ce34" office:value-type="string" calcext:value-type="string">
            <text:p>Arbeidstidsordning</text:p>
          </table:table-cell>
          <table:table-cell table:style-name="ce34" office:value-type="string" calcext:value-type="string">
            <text:p>offshore336</text:p>
          </table:table-cell>
          <table:table-cell table:style-name="ce34" office:value-type="string" calcext:value-type="string">
            <text:p>2013-01</text:p>
          </table:table-cell>
          <table:table-cell table:style-name="ce29"/>
          <table:table-cell table:style-name="ce34" office:value-type="string" calcext:value-type="string">
            <text:p>Arbeid offshore - 33,6 t/u</text:p>
          </table:table-cell>
          <table:table-cell table:style-name="ce40" office:value-type="string" calcext:value-type="string">
            <text:p><text:span text:style-name="T1">Arbeid offshore – 33,6 t/v</text:span></text:p>
          </table:table-cell>
          <table:table-cell table:style-name="ce40" office:value-type="string" calcext:value-type="string">
            <text:p>percentage of full-time equivalent</text:p>
          </table:table-cell>
          <table:table-cell table:style-name="ce47"/>
          <table:table-cell table:number-columns-repeated="1009"/>
        </table:table-row>
        <table:table-row table:style-name="ro1">
          <table:table-cell table:style-name="ce3" table:formula="of:=IF([.G16]=&quot;UTGÅR&quot;;&quot;&quot;;VLOOKUP([.H16];[$'res.field'.E$1:$'res.field'.M$1048576];9;0))" office:value-type="string" office:string-value="i" calcext:value-type="string">
            <text:p>i</text:p>
          </table:table-cell>
          <table:table-cell table:style-name="ce5" table:formula="of:=&quot;&quot;&quot;&quot;&amp;[.C16]&amp;&quot;&quot;&quot;,&quot;&quot;&quot;&amp;[.D16]&amp;&quot;&quot;&quot;,&quot;&quot;&quot;&amp;[.E16]&amp;&quot;&quot;&quot;,&quot;&quot;&quot;&amp;[.F16]&amp;&quot;&quot;&quot;&quot;" office:value-type="string" office:string-value="&quot;l10n_no_hr_payroll.res_field_selection_Arbeidstidsordning_doegnkontinuerligSkiftOgTurnus355&quot;,&quot;l10n_no_hr_payroll.res_field_l10n_no_Arbeidstidsordning&quot;,&quot;doegnkontinuerligSkiftOgTurnus355&quot;,&quot;doegnkontinuerligSkiftOgTurnus355&quot;" calcext:value-type="string">
            <text:p>"l10n_no_hr_payroll.res_field_selection_Arbeidstidsordning_doegnkontinuerligSkiftOgTurnus355","l10n_no_hr_payroll.res_field_l10n_no_Arbeidstidsordning","doegnkontinuerligSkiftOgTurnus355","doegnkontinuerligSkiftOgTurnus355"</text:p>
          </table:table-cell>
          <table:table-cell table:style-name="ce5" table:formula="of:=&quot;l10n_no_hr_payroll.res_field_selection_&quot;&amp;SUBSTITUTE([.H16]&amp;&quot;_&quot;&amp;[.E16];&quot;.&quot;;&quot;_&quot;)" office:value-type="string" office:string-value="l10n_no_hr_payroll.res_field_selection_Arbeidstidsordning_doegnkontinuerligSkiftOgTurnus355" calcext:value-type="string">
            <text:p>l10n_no_hr_payroll.res_field_selection_Arbeidstidsordning_doegnkontinuerligSkiftOgTurnus355</text:p>
          </table:table-cell>
          <table:table-cell table:style-name="ce5" table:formula="of:=&quot;l10n_no_hr_payroll.res_field_l10n_no_&quot;&amp;[.H16]" office:value-type="string" office:string-value="l10n_no_hr_payroll.res_field_l10n_no_Arbeidstidsordning" calcext:value-type="string">
            <text:p>l10n_no_hr_payroll.res_field_l10n_no_Arbeidstidsordning</text:p>
          </table:table-cell>
          <table:table-cell table:style-name="ce22" table:formula="of:=[.I16]" office:value-type="string" office:string-value="doegnkontinuerligSkiftOgTurnus355" calcext:value-type="string">
            <text:p>doegnkontinuerligSkiftOgTurnus355</text:p>
          </table:table-cell>
          <table:table-cell table:style-name="ce25" table:formula="of:=[.I16]" office:value-type="string" office:string-value="doegnkontinuerligSkiftOgTurnus355" calcext:value-type="string">
            <text:p>doegnkontinuerligSkiftOgTurnus355</text:p>
          </table:table-cell>
          <table:table-cell table:style-name="ce29"/>
          <table:table-cell table:style-name="ce34" office:value-type="string" calcext:value-type="string">
            <text:p>Arbeidstidsordning</text:p>
          </table:table-cell>
          <table:table-cell table:style-name="ce34" office:value-type="string" calcext:value-type="string">
            <text:p>doegnkontinuerligSkiftOgTurnus355</text:p>
          </table:table-cell>
          <table:table-cell table:style-name="ce34" office:value-type="string" calcext:value-type="string">
            <text:p>2013-01</text:p>
          </table:table-cell>
          <table:table-cell table:style-name="ce29"/>
          <table:table-cell table:style-name="ce34" office:value-type="string" calcext:value-type="string">
            <text:p>Døgnkontinuerlig skiftarbeid og turnusarbeid - 35,5 t/u</text:p>
          </table:table-cell>
          <table:table-cell table:style-name="ce40" office:value-type="string" calcext:value-type="string">
            <text:p><text:span text:style-name="T1">Døgnkontinuerleg skiftarbeid og turnusarbeid – 35,5 t/v</text:span></text:p>
          </table:table-cell>
          <table:table-cell table:style-name="ce40" office:value-type="string" calcext:value-type="string">
            <text:p><text:span text:style-name="T1">Semi-continuous shift work and rota work - 35.5 hours per week</text:span></text:p>
          </table:table-cell>
          <table:table-cell table:style-name="ce29"/>
          <table:table-cell table:number-columns-repeated="1009"/>
        </table:table-row>
        <table:table-row table:style-name="ro1">
          <table:table-cell table:style-name="ce3" table:formula="of:=IF([.G17]=&quot;UTGÅR&quot;;&quot;&quot;;VLOOKUP([.H17];[$'res.field'.E$1:$'res.field'.M$1048576];9;0))" office:value-type="string" office:string-value="i" calcext:value-type="string">
            <text:p>i</text:p>
          </table:table-cell>
          <table:table-cell table:style-name="ce5" table:formula="of:=&quot;&quot;&quot;&quot;&amp;[.C17]&amp;&quot;&quot;&quot;,&quot;&quot;&quot;&amp;[.D17]&amp;&quot;&quot;&quot;,&quot;&quot;&quot;&amp;[.E17]&amp;&quot;&quot;&quot;,&quot;&quot;&quot;&amp;[.F17]&amp;&quot;&quot;&quot;&quot;" office:value-type="string" office:string-value="&quot;l10n_no_hr_payroll.res_field_selection_Arbeidstidsordning_helkontinuerligSkiftOgAndreOrdninger336&quot;,&quot;l10n_no_hr_payroll.res_field_l10n_no_Arbeidstidsordning&quot;,&quot;helkontinuerligSkiftOgAndreOrdninger336&quot;,&quot;helkontinuerligSkiftOgAndreOrdninger336&quot;" calcext:value-type="string">
            <text:p>"l10n_no_hr_payroll.res_field_selection_Arbeidstidsordning_helkontinuerligSkiftOgAndreOrdninger336","l10n_no_hr_payroll.res_field_l10n_no_Arbeidstidsordning","helkontinuerligSkiftOgAndreOrdninger336","helkontinuerligSkiftOgAndreOrdninger336"</text:p>
          </table:table-cell>
          <table:table-cell table:style-name="ce5" table:formula="of:=&quot;l10n_no_hr_payroll.res_field_selection_&quot;&amp;SUBSTITUTE([.H17]&amp;&quot;_&quot;&amp;[.E17];&quot;.&quot;;&quot;_&quot;)" office:value-type="string" office:string-value="l10n_no_hr_payroll.res_field_selection_Arbeidstidsordning_helkontinuerligSkiftOgAndreOrdninger336" calcext:value-type="string">
            <text:p>l10n_no_hr_payroll.res_field_selection_Arbeidstidsordning_helkontinuerligSkiftOgAndreOrdninger336</text:p>
          </table:table-cell>
          <table:table-cell table:style-name="ce5" table:formula="of:=&quot;l10n_no_hr_payroll.res_field_l10n_no_&quot;&amp;[.H17]" office:value-type="string" office:string-value="l10n_no_hr_payroll.res_field_l10n_no_Arbeidstidsordning" calcext:value-type="string">
            <text:p>l10n_no_hr_payroll.res_field_l10n_no_Arbeidstidsordning</text:p>
          </table:table-cell>
          <table:table-cell table:style-name="ce22" table:formula="of:=[.I17]" office:value-type="string" office:string-value="helkontinuerligSkiftOgAndreOrdninger336" calcext:value-type="string">
            <text:p>helkontinuerligSkiftOgAndreOrdninger336</text:p>
          </table:table-cell>
          <table:table-cell table:style-name="ce25" table:formula="of:=[.I17]" office:value-type="string" office:string-value="helkontinuerligSkiftOgAndreOrdninger336" calcext:value-type="string">
            <text:p>helkontinuerligSkiftOgAndreOrdninger336</text:p>
          </table:table-cell>
          <table:table-cell table:style-name="ce29"/>
          <table:table-cell table:style-name="ce34" office:value-type="string" calcext:value-type="string">
            <text:p>Arbeidstidsordning</text:p>
          </table:table-cell>
          <table:table-cell table:style-name="ce34" office:value-type="string" calcext:value-type="string">
            <text:p>helkontinuerligSkiftOgAndreOrdninger336</text:p>
          </table:table-cell>
          <table:table-cell table:style-name="ce34" office:value-type="string" calcext:value-type="string">
            <text:p>2013-01</text:p>
          </table:table-cell>
          <table:table-cell table:style-name="ce29"/>
          <table:table-cell table:style-name="ce34" office:value-type="string" calcext:value-type="string">
            <text:p>Helkontinuerlig skiftarbeid og andre ordninger med 33,6 t/u</text:p>
          </table:table-cell>
          <table:table-cell table:style-name="ce40" office:value-type="string" calcext:value-type="string">
            <text:p><text:span text:style-name="T1">Heilkontinuerleg skiftarbeid og andre ordningar med 33,6 t/v</text:span></text:p>
          </table:table-cell>
          <table:table-cell table:style-name="ce40" office:value-type="string" calcext:value-type="string">
            <text:p><text:span text:style-name="T1">Continuous shift work and other schemes at 33.6 hours per week</text:span></text:p>
          </table:table-cell>
          <table:table-cell table:style-name="ce29"/>
          <table:table-cell table:number-columns-repeated="1009"/>
        </table:table-row>
        <table:table-row table:style-name="ro1">
          <table:table-cell table:style-name="ce3" table:formula="of:=IF([.G18]=&quot;UTGÅR&quot;;&quot;&quot;;VLOOKUP([.H18];[$'res.field'.E$1:$'res.field'.M$1048576];9;0))" office:value-type="string" office:string-value="i" calcext:value-type="string">
            <text:p>i</text:p>
          </table:table-cell>
          <table:table-cell table:style-name="ce5" table:formula="of:=&quot;&quot;&quot;&quot;&amp;[.C18]&amp;&quot;&quot;&quot;,&quot;&quot;&quot;&amp;[.D18]&amp;&quot;&quot;&quot;,&quot;&quot;&quot;&amp;[.E18]&amp;&quot;&quot;&quot;,&quot;&quot;&quot;&amp;[.F18]&amp;&quot;&quot;&quot;&quot;" office:value-type="string" office:string-value="&quot;l10n_no_hr_payroll.res_field_selection_Arbeidstidsordning_ikkeSkift&quot;,&quot;l10n_no_hr_payroll.res_field_l10n_no_Arbeidstidsordning&quot;,&quot;ikkeSkift&quot;,&quot;ikkeSkift&quot;" calcext:value-type="string">
            <text:p>"l10n_no_hr_payroll.res_field_selection_Arbeidstidsordning_ikkeSkift","l10n_no_hr_payroll.res_field_l10n_no_Arbeidstidsordning","ikkeSkift","ikkeSkift"</text:p>
          </table:table-cell>
          <table:table-cell table:style-name="ce5" table:formula="of:=&quot;l10n_no_hr_payroll.res_field_selection_&quot;&amp;SUBSTITUTE([.H18]&amp;&quot;_&quot;&amp;[.E18];&quot;.&quot;;&quot;_&quot;)" office:value-type="string" office:string-value="l10n_no_hr_payroll.res_field_selection_Arbeidstidsordning_ikkeSkift" calcext:value-type="string">
            <text:p>l10n_no_hr_payroll.res_field_selection_Arbeidstidsordning_ikkeSkift</text:p>
          </table:table-cell>
          <table:table-cell table:style-name="ce5" table:formula="of:=&quot;l10n_no_hr_payroll.res_field_l10n_no_&quot;&amp;[.H18]" office:value-type="string" office:string-value="l10n_no_hr_payroll.res_field_l10n_no_Arbeidstidsordning" calcext:value-type="string">
            <text:p>l10n_no_hr_payroll.res_field_l10n_no_Arbeidstidsordning</text:p>
          </table:table-cell>
          <table:table-cell table:style-name="ce22" table:formula="of:=[.I18]" office:value-type="string" office:string-value="ikkeSkift" calcext:value-type="string">
            <text:p>ikkeSkift</text:p>
          </table:table-cell>
          <table:table-cell table:style-name="ce25" table:formula="of:=[.I18]" office:value-type="string" office:string-value="ikkeSkift" calcext:value-type="string">
            <text:p>ikkeSkift</text:p>
          </table:table-cell>
          <table:table-cell table:style-name="ce29"/>
          <table:table-cell table:style-name="ce34" office:value-type="string" calcext:value-type="string">
            <text:p>Arbeidstidsordning</text:p>
          </table:table-cell>
          <table:table-cell table:style-name="ce34" office:value-type="string" calcext:value-type="string">
            <text:p>ikkeSkift</text:p>
          </table:table-cell>
          <table:table-cell table:style-name="ce34" office:value-type="string" calcext:value-type="string">
            <text:p>2013-01</text:p>
          </table:table-cell>
          <table:table-cell table:style-name="ce29"/>
          <table:table-cell table:style-name="ce34" office:value-type="string" calcext:value-type="string">
            <text:p>Ikke skift</text:p>
          </table:table-cell>
          <table:table-cell table:style-name="ce40" office:value-type="string" calcext:value-type="string">
            <text:p><text:span text:style-name="T1">Ikkje skift</text:span></text:p>
          </table:table-cell>
          <table:table-cell table:style-name="ce40" office:value-type="string" calcext:value-type="string">
            <text:p><text:span text:style-name="T1">Non-shift</text:span></text:p>
          </table:table-cell>
          <table:table-cell table:style-name="ce29"/>
          <table:table-cell table:number-columns-repeated="1009"/>
        </table:table-row>
        <table:table-row table:style-name="ro1">
          <table:table-cell table:style-name="ce3" table:formula="of:=IF([.G19]=&quot;UTGÅR&quot;;&quot;&quot;;VLOOKUP([.H19];[$'res.field'.E$1:$'res.field'.M$1048576];9;0))" office:value-type="string" office:string-value="i" calcext:value-type="string">
            <text:p>i</text:p>
          </table:table-cell>
          <table:table-cell table:style-name="ce5" table:formula="of:=&quot;&quot;&quot;&quot;&amp;[.C19]&amp;&quot;&quot;&quot;,&quot;&quot;&quot;&amp;[.D19]&amp;&quot;&quot;&quot;,&quot;&quot;&quot;&amp;[.E19]&amp;&quot;&quot;&quot;,&quot;&quot;&quot;&amp;[.F19]&amp;&quot;&quot;&quot;&quot;" office:value-type="string" office:string-value="&quot;l10n_no_hr_payroll.res_field_selection_Arbeidstidsordning_skift365&quot;,&quot;l10n_no_hr_payroll.res_field_l10n_no_Arbeidstidsordning&quot;,&quot;skift365&quot;,&quot;skift365&quot;" calcext:value-type="string">
            <text:p>"l10n_no_hr_payroll.res_field_selection_Arbeidstidsordning_skift365","l10n_no_hr_payroll.res_field_l10n_no_Arbeidstidsordning","skift365","skift365"</text:p>
          </table:table-cell>
          <table:table-cell table:style-name="ce5" table:formula="of:=&quot;l10n_no_hr_payroll.res_field_selection_&quot;&amp;SUBSTITUTE([.H19]&amp;&quot;_&quot;&amp;[.E19];&quot;.&quot;;&quot;_&quot;)" office:value-type="string" office:string-value="l10n_no_hr_payroll.res_field_selection_Arbeidstidsordning_skift365" calcext:value-type="string">
            <text:p>l10n_no_hr_payroll.res_field_selection_Arbeidstidsordning_skift365</text:p>
          </table:table-cell>
          <table:table-cell table:style-name="ce5" table:formula="of:=&quot;l10n_no_hr_payroll.res_field_l10n_no_&quot;&amp;[.H19]" office:value-type="string" office:string-value="l10n_no_hr_payroll.res_field_l10n_no_Arbeidstidsordning" calcext:value-type="string">
            <text:p>l10n_no_hr_payroll.res_field_l10n_no_Arbeidstidsordning</text:p>
          </table:table-cell>
          <table:table-cell table:style-name="ce22" table:formula="of:=[.I19]" office:value-type="string" office:string-value="skift365" calcext:value-type="string">
            <text:p>skift365</text:p>
          </table:table-cell>
          <table:table-cell table:style-name="ce25" table:formula="of:=[.I19]" office:value-type="string" office:string-value="skift365" calcext:value-type="string">
            <text:p>skift365</text:p>
          </table:table-cell>
          <table:table-cell table:style-name="ce29"/>
          <table:table-cell table:style-name="ce34" office:value-type="string" calcext:value-type="string">
            <text:p>Arbeidstidsordning</text:p>
          </table:table-cell>
          <table:table-cell table:style-name="ce34" office:value-type="string" calcext:value-type="string">
            <text:p>skift365</text:p>
          </table:table-cell>
          <table:table-cell table:style-name="ce34" office:value-type="string" calcext:value-type="string">
            <text:p>2013-01</text:p>
          </table:table-cell>
          <table:table-cell table:style-name="ce29"/>
          <table:table-cell table:style-name="ce34" office:value-type="string" calcext:value-type="string">
            <text:p>Skiftarbeid - 36,5 t/u</text:p>
          </table:table-cell>
          <table:table-cell table:style-name="ce40" office:value-type="string" calcext:value-type="string">
            <text:p><text:span text:style-name="T1">Skiftarbeid – 36,5 t/v</text:span></text:p>
          </table:table-cell>
          <table:table-cell table:style-name="ce40" office:value-type="string" calcext:value-type="string">
            <text:p><text:span text:style-name="T1">Shift work - 36.5 hours per week</text:span></text:p>
          </table:table-cell>
          <table:table-cell table:style-name="ce29"/>
          <table:table-cell table:number-columns-repeated="1009"/>
        </table:table-row>
        <table:table-row table:style-name="ro1">
          <table:table-cell table:style-name="ce3" table:formula="of:=IF([.G20]=&quot;UTGÅR&quot;;&quot;&quot;;VLOOKUP([.H20];[$'res.field'.E$1:$'res.field'.M$1048576];9;0))">
            <text:p/>
          </table:table-cell>
          <table:table-cell table:style-name="ce5" table:formula="of:=&quot;&quot;&quot;&quot;&amp;[.C20]&amp;&quot;&quot;&quot;,&quot;&quot;&quot;&amp;[.D20]&amp;&quot;&quot;&quot;,&quot;&quot;&quot;&amp;[.E20]&amp;&quot;&quot;&quot;,&quot;&quot;&quot;&amp;[.F20]&amp;&quot;&quot;&quot;&quot;" office:value-type="string" office:string-value="&quot;l10n_no_hr_payroll.res_field_selection_Avloenningstype_akkord&quot;,&quot;l10n_no_hr_payroll.res_field_l10n_no_Avloenningstype&quot;,&quot;akkord&quot;,&quot;akkord&quot;" calcext:value-type="string">
            <text:p>"l10n_no_hr_payroll.res_field_selection_Avloenningstype_akkord","l10n_no_hr_payroll.res_field_l10n_no_Avloenningstype","akkord","akkord"</text:p>
          </table:table-cell>
          <table:table-cell table:style-name="ce5" table:formula="of:=&quot;l10n_no_hr_payroll.res_field_selection_&quot;&amp;SUBSTITUTE([.H20]&amp;&quot;_&quot;&amp;[.E20];&quot;.&quot;;&quot;_&quot;)" office:value-type="string" office:string-value="l10n_no_hr_payroll.res_field_selection_Avloenningstype_akkord" calcext:value-type="string">
            <text:p>l10n_no_hr_payroll.res_field_selection_Avloenningstype_akkord</text:p>
          </table:table-cell>
          <table:table-cell table:style-name="ce5" table:formula="of:=&quot;l10n_no_hr_payroll.res_field_l10n_no_&quot;&amp;[.H20]" office:value-type="string" office:string-value="l10n_no_hr_payroll.res_field_l10n_no_Avloenningstype" calcext:value-type="string">
            <text:p>l10n_no_hr_payroll.res_field_l10n_no_Avloenningstype</text:p>
          </table:table-cell>
          <table:table-cell table:style-name="ce22" table:formula="of:=[.I20]" office:value-type="string" office:string-value="akkord" calcext:value-type="string">
            <text:p>akkord</text:p>
          </table:table-cell>
          <table:table-cell table:style-name="ce25" table:formula="of:=[.I20]" office:value-type="string" office:string-value="akkord" calcext:value-type="string">
            <text:p>akkord</text:p>
          </table:table-cell>
          <table:table-cell table:style-name="ce29" office:value-type="string" calcext:value-type="string">
            <text:p>UTGÅR</text:p>
          </table:table-cell>
          <table:table-cell table:style-name="ce34" office:value-type="string" calcext:value-type="string">
            <text:p>Avloenningstype</text:p>
          </table:table-cell>
          <table:table-cell table:style-name="ce34" office:value-type="string" calcext:value-type="string">
            <text:p>akkord</text:p>
          </table:table-cell>
          <table:table-cell table:style-name="ce34" office:value-type="string" calcext:value-type="string">
            <text:p>2013-01</text:p>
          </table:table-cell>
          <table:table-cell table:style-name="ce29" office:value-type="string" calcext:value-type="string">
            <text:p>2019-01</text:p>
          </table:table-cell>
          <table:table-cell table:style-name="ce34" office:value-type="string" calcext:value-type="string">
            <text:p>Akkordlønnet</text:p>
          </table:table-cell>
          <table:table-cell table:style-name="ce40" office:value-type="string" calcext:value-type="string">
            <text:p><text:span text:style-name="T1">Akkordlønt</text:span></text:p>
          </table:table-cell>
          <table:table-cell table:style-name="ce40" office:value-type="string" calcext:value-type="string">
            <text:p>Paid for piecework</text:p>
          </table:table-cell>
          <table:table-cell table:style-name="ce29" office:value-type="string" calcext:value-type="string">
            <text:p>SKD_EDAG_Avlonningstype</text:p>
          </table:table-cell>
          <table:table-cell table:number-columns-repeated="1009"/>
        </table:table-row>
        <table:table-row table:style-name="ro1">
          <table:table-cell table:style-name="ce3" table:formula="of:=IF([.G21]=&quot;UTGÅR&quot;;&quot;&quot;;VLOOKUP([.H21];[$'res.field'.E$1:$'res.field'.M$1048576];9;0))">
            <text:p/>
          </table:table-cell>
          <table:table-cell table:style-name="ce5" table:formula="of:=&quot;&quot;&quot;&quot;&amp;[.C21]&amp;&quot;&quot;&quot;,&quot;&quot;&quot;&amp;[.D21]&amp;&quot;&quot;&quot;,&quot;&quot;&quot;&amp;[.E21]&amp;&quot;&quot;&quot;,&quot;&quot;&quot;&amp;[.F21]&amp;&quot;&quot;&quot;&quot;" office:value-type="string" office:string-value="&quot;l10n_no_hr_payroll.res_field_selection_Avloenningstype_fast&quot;,&quot;l10n_no_hr_payroll.res_field_l10n_no_Avloenningstype&quot;,&quot;fast&quot;,&quot;fast&quot;" calcext:value-type="string">
            <text:p>"l10n_no_hr_payroll.res_field_selection_Avloenningstype_fast","l10n_no_hr_payroll.res_field_l10n_no_Avloenningstype","fast","fast"</text:p>
          </table:table-cell>
          <table:table-cell table:style-name="ce5" table:formula="of:=&quot;l10n_no_hr_payroll.res_field_selection_&quot;&amp;SUBSTITUTE([.H21]&amp;&quot;_&quot;&amp;[.E21];&quot;.&quot;;&quot;_&quot;)" office:value-type="string" office:string-value="l10n_no_hr_payroll.res_field_selection_Avloenningstype_fast" calcext:value-type="string">
            <text:p>l10n_no_hr_payroll.res_field_selection_Avloenningstype_fast</text:p>
          </table:table-cell>
          <table:table-cell table:style-name="ce5" table:formula="of:=&quot;l10n_no_hr_payroll.res_field_l10n_no_&quot;&amp;[.H21]" office:value-type="string" office:string-value="l10n_no_hr_payroll.res_field_l10n_no_Avloenningstype" calcext:value-type="string">
            <text:p>l10n_no_hr_payroll.res_field_l10n_no_Avloenningstype</text:p>
          </table:table-cell>
          <table:table-cell table:style-name="ce22" table:formula="of:=[.I21]" office:value-type="string" office:string-value="fast" calcext:value-type="string">
            <text:p>fast</text:p>
          </table:table-cell>
          <table:table-cell table:style-name="ce25" table:formula="of:=[.I21]" office:value-type="string" office:string-value="fast" calcext:value-type="string">
            <text:p>fast</text:p>
          </table:table-cell>
          <table:table-cell table:style-name="ce29" office:value-type="string" calcext:value-type="string">
            <text:p>UTGÅR</text:p>
          </table:table-cell>
          <table:table-cell table:style-name="ce34" office:value-type="string" calcext:value-type="string">
            <text:p>Avloenningstype</text:p>
          </table:table-cell>
          <table:table-cell table:style-name="ce34" office:value-type="string" calcext:value-type="string">
            <text:p>fast</text:p>
          </table:table-cell>
          <table:table-cell table:style-name="ce34" office:value-type="string" calcext:value-type="string">
            <text:p>2013-01</text:p>
          </table:table-cell>
          <table:table-cell table:style-name="ce29" office:value-type="string" calcext:value-type="string">
            <text:p>2019-01</text:p>
          </table:table-cell>
          <table:table-cell table:style-name="ce34" office:value-type="string" calcext:value-type="string">
            <text:p>Fastlønnet</text:p>
          </table:table-cell>
          <table:table-cell table:style-name="ce40" office:value-type="string" calcext:value-type="string">
            <text:p><text:span text:style-name="T1">Fastlønt</text:span></text:p>
          </table:table-cell>
          <table:table-cell table:style-name="ce40" office:value-type="string" calcext:value-type="string">
            <text:p>Fixed wage</text:p>
          </table:table-cell>
          <table:table-cell table:style-name="ce29"/>
          <table:table-cell table:number-columns-repeated="1009"/>
        </table:table-row>
        <table:table-row table:style-name="ro1">
          <table:table-cell table:style-name="ce3" table:formula="of:=IF([.G22]=&quot;UTGÅR&quot;;&quot;&quot;;VLOOKUP([.H22];[$'res.field'.E$1:$'res.field'.M$1048576];9;0))">
            <text:p/>
          </table:table-cell>
          <table:table-cell table:style-name="ce5" table:formula="of:=&quot;&quot;&quot;&quot;&amp;[.C22]&amp;&quot;&quot;&quot;,&quot;&quot;&quot;&amp;[.D22]&amp;&quot;&quot;&quot;,&quot;&quot;&quot;&amp;[.E22]&amp;&quot;&quot;&quot;,&quot;&quot;&quot;&amp;[.F22]&amp;&quot;&quot;&quot;&quot;" office:value-type="string" office:string-value="&quot;l10n_no_hr_payroll.res_field_selection_Avloenningstype_honorar&quot;,&quot;l10n_no_hr_payroll.res_field_l10n_no_Avloenningstype&quot;,&quot;honorar&quot;,&quot;honorar&quot;" calcext:value-type="string">
            <text:p>"l10n_no_hr_payroll.res_field_selection_Avloenningstype_honorar","l10n_no_hr_payroll.res_field_l10n_no_Avloenningstype","honorar","honorar"</text:p>
          </table:table-cell>
          <table:table-cell table:style-name="ce5" table:formula="of:=&quot;l10n_no_hr_payroll.res_field_selection_&quot;&amp;SUBSTITUTE([.H22]&amp;&quot;_&quot;&amp;[.E22];&quot;.&quot;;&quot;_&quot;)" office:value-type="string" office:string-value="l10n_no_hr_payroll.res_field_selection_Avloenningstype_honorar" calcext:value-type="string">
            <text:p>l10n_no_hr_payroll.res_field_selection_Avloenningstype_honorar</text:p>
          </table:table-cell>
          <table:table-cell table:style-name="ce5" table:formula="of:=&quot;l10n_no_hr_payroll.res_field_l10n_no_&quot;&amp;[.H22]" office:value-type="string" office:string-value="l10n_no_hr_payroll.res_field_l10n_no_Avloenningstype" calcext:value-type="string">
            <text:p>l10n_no_hr_payroll.res_field_l10n_no_Avloenningstype</text:p>
          </table:table-cell>
          <table:table-cell table:style-name="ce22" table:formula="of:=[.I22]" office:value-type="string" office:string-value="honorar" calcext:value-type="string">
            <text:p>honorar</text:p>
          </table:table-cell>
          <table:table-cell table:style-name="ce25" table:formula="of:=[.I22]" office:value-type="string" office:string-value="honorar" calcext:value-type="string">
            <text:p>honorar</text:p>
          </table:table-cell>
          <table:table-cell table:style-name="ce29" office:value-type="string" calcext:value-type="string">
            <text:p>UTGÅR</text:p>
          </table:table-cell>
          <table:table-cell table:style-name="ce34" office:value-type="string" calcext:value-type="string">
            <text:p>Avloenningstype</text:p>
          </table:table-cell>
          <table:table-cell table:style-name="ce34" office:value-type="string" calcext:value-type="string">
            <text:p>honorar</text:p>
          </table:table-cell>
          <table:table-cell table:style-name="ce34" office:value-type="string" calcext:value-type="string">
            <text:p>2013-01</text:p>
          </table:table-cell>
          <table:table-cell table:style-name="ce29" office:value-type="string" calcext:value-type="string">
            <text:p>2019-01</text:p>
          </table:table-cell>
          <table:table-cell table:style-name="ce34" office:value-type="string" calcext:value-type="string">
            <text:p>Honorar</text:p>
          </table:table-cell>
          <table:table-cell table:style-name="ce40" office:value-type="string" calcext:value-type="string">
            <text:p><text:span text:style-name="T1">Honorar</text:span></text:p>
          </table:table-cell>
          <table:table-cell table:style-name="ce40" office:value-type="string" calcext:value-type="string">
            <text:p>Fees</text:p>
          </table:table-cell>
          <table:table-cell table:style-name="ce29"/>
          <table:table-cell table:number-columns-repeated="1009"/>
        </table:table-row>
        <table:table-row table:style-name="ro1">
          <table:table-cell table:style-name="ce3" table:formula="of:=IF([.G23]=&quot;UTGÅR&quot;;&quot;&quot;;VLOOKUP([.H23];[$'res.field'.E$1:$'res.field'.M$1048576];9;0))">
            <text:p/>
          </table:table-cell>
          <table:table-cell table:style-name="ce5" table:formula="of:=&quot;&quot;&quot;&quot;&amp;[.C23]&amp;&quot;&quot;&quot;,&quot;&quot;&quot;&amp;[.D23]&amp;&quot;&quot;&quot;,&quot;&quot;&quot;&amp;[.E23]&amp;&quot;&quot;&quot;,&quot;&quot;&quot;&amp;[.F23]&amp;&quot;&quot;&quot;&quot;" office:value-type="string" office:string-value="&quot;l10n_no_hr_payroll.res_field_selection_Avloenningstype_provisjonProsent&quot;,&quot;l10n_no_hr_payroll.res_field_l10n_no_Avloenningstype&quot;,&quot;provisjonProsent&quot;,&quot;provisjonProsent&quot;" calcext:value-type="string">
            <text:p>"l10n_no_hr_payroll.res_field_selection_Avloenningstype_provisjonProsent","l10n_no_hr_payroll.res_field_l10n_no_Avloenningstype","provisjonProsent","provisjonProsent"</text:p>
          </table:table-cell>
          <table:table-cell table:style-name="ce5" table:formula="of:=&quot;l10n_no_hr_payroll.res_field_selection_&quot;&amp;SUBSTITUTE([.H23]&amp;&quot;_&quot;&amp;[.E23];&quot;.&quot;;&quot;_&quot;)" office:value-type="string" office:string-value="l10n_no_hr_payroll.res_field_selection_Avloenningstype_provisjonProsent" calcext:value-type="string">
            <text:p>l10n_no_hr_payroll.res_field_selection_Avloenningstype_provisjonProsent</text:p>
          </table:table-cell>
          <table:table-cell table:style-name="ce5" table:formula="of:=&quot;l10n_no_hr_payroll.res_field_l10n_no_&quot;&amp;[.H23]" office:value-type="string" office:string-value="l10n_no_hr_payroll.res_field_l10n_no_Avloenningstype" calcext:value-type="string">
            <text:p>l10n_no_hr_payroll.res_field_l10n_no_Avloenningstype</text:p>
          </table:table-cell>
          <table:table-cell table:style-name="ce22" table:formula="of:=[.I23]" office:value-type="string" office:string-value="provisjonProsent" calcext:value-type="string">
            <text:p>provisjonProsent</text:p>
          </table:table-cell>
          <table:table-cell table:style-name="ce25" table:formula="of:=[.I23]" office:value-type="string" office:string-value="provisjonProsent" calcext:value-type="string">
            <text:p>provisjonProsent</text:p>
          </table:table-cell>
          <table:table-cell table:style-name="ce29" office:value-type="string" calcext:value-type="string">
            <text:p>UTGÅR</text:p>
          </table:table-cell>
          <table:table-cell table:style-name="ce34" office:value-type="string" calcext:value-type="string">
            <text:p>Avloenningstype</text:p>
          </table:table-cell>
          <table:table-cell table:style-name="ce34" office:value-type="string" calcext:value-type="string">
            <text:p>provisjonProsent</text:p>
          </table:table-cell>
          <table:table-cell table:style-name="ce34" office:value-type="string" calcext:value-type="string">
            <text:p>2013-01</text:p>
          </table:table-cell>
          <table:table-cell table:style-name="ce29" office:value-type="string" calcext:value-type="string">
            <text:p>2019-01</text:p>
          </table:table-cell>
          <table:table-cell table:style-name="ce34" office:value-type="string" calcext:value-type="string">
            <text:p>Provisjonslønnet, prosentlønn</text:p>
          </table:table-cell>
          <table:table-cell table:style-name="ce40" office:value-type="string" calcext:value-type="string">
            <text:p><text:span text:style-name="T1">Provisjonslønt, prosentlønn</text:span></text:p>
          </table:table-cell>
          <table:table-cell table:style-name="ce40" office:value-type="string" calcext:value-type="string">
            <text:p>Paid on commission, by percentage</text:p>
          </table:table-cell>
          <table:table-cell table:style-name="ce29"/>
          <table:table-cell table:number-columns-repeated="1009"/>
        </table:table-row>
        <table:table-row table:style-name="ro1">
          <table:table-cell table:style-name="ce3" table:formula="of:=IF([.G24]=&quot;UTGÅR&quot;;&quot;&quot;;VLOOKUP([.H24];[$'res.field'.E$1:$'res.field'.M$1048576];9;0))">
            <text:p/>
          </table:table-cell>
          <table:table-cell table:style-name="ce5" table:formula="of:=&quot;&quot;&quot;&quot;&amp;[.C24]&amp;&quot;&quot;&quot;,&quot;&quot;&quot;&amp;[.D24]&amp;&quot;&quot;&quot;,&quot;&quot;&quot;&amp;[.E24]&amp;&quot;&quot;&quot;,&quot;&quot;&quot;&amp;[.F24]&amp;&quot;&quot;&quot;&quot;" office:value-type="string" office:string-value="&quot;l10n_no_hr_payroll.res_field_selection_Avloenningstype_time&quot;,&quot;l10n_no_hr_payroll.res_field_l10n_no_Avloenningstype&quot;,&quot;time&quot;,&quot;time&quot;" calcext:value-type="string">
            <text:p>"l10n_no_hr_payroll.res_field_selection_Avloenningstype_time","l10n_no_hr_payroll.res_field_l10n_no_Avloenningstype","time","time"</text:p>
          </table:table-cell>
          <table:table-cell table:style-name="ce5" table:formula="of:=&quot;l10n_no_hr_payroll.res_field_selection_&quot;&amp;SUBSTITUTE([.H24]&amp;&quot;_&quot;&amp;[.E24];&quot;.&quot;;&quot;_&quot;)" office:value-type="string" office:string-value="l10n_no_hr_payroll.res_field_selection_Avloenningstype_time" calcext:value-type="string">
            <text:p>l10n_no_hr_payroll.res_field_selection_Avloenningstype_time</text:p>
          </table:table-cell>
          <table:table-cell table:style-name="ce5" table:formula="of:=&quot;l10n_no_hr_payroll.res_field_l10n_no_&quot;&amp;[.H24]" office:value-type="string" office:string-value="l10n_no_hr_payroll.res_field_l10n_no_Avloenningstype" calcext:value-type="string">
            <text:p>l10n_no_hr_payroll.res_field_l10n_no_Avloenningstype</text:p>
          </table:table-cell>
          <table:table-cell table:style-name="ce22" table:formula="of:=[.I24]" office:value-type="string" office:string-value="time" calcext:value-type="string">
            <text:p>time</text:p>
          </table:table-cell>
          <table:table-cell table:style-name="ce25" table:formula="of:=[.I24]" office:value-type="string" office:string-value="time" calcext:value-type="string">
            <text:p>time</text:p>
          </table:table-cell>
          <table:table-cell table:style-name="ce29" office:value-type="string" calcext:value-type="string">
            <text:p>UTGÅR</text:p>
          </table:table-cell>
          <table:table-cell table:style-name="ce34" office:value-type="string" calcext:value-type="string">
            <text:p>Avloenningstype</text:p>
          </table:table-cell>
          <table:table-cell table:style-name="ce34" office:value-type="string" calcext:value-type="string">
            <text:p>time</text:p>
          </table:table-cell>
          <table:table-cell table:style-name="ce34" office:value-type="string" calcext:value-type="string">
            <text:p>2013-01</text:p>
          </table:table-cell>
          <table:table-cell table:style-name="ce29" office:value-type="string" calcext:value-type="string">
            <text:p>2019-01</text:p>
          </table:table-cell>
          <table:table-cell table:style-name="ce34" office:value-type="string" calcext:value-type="string">
            <text:p>Timelønnet</text:p>
          </table:table-cell>
          <table:table-cell table:style-name="ce40" office:value-type="string" calcext:value-type="string">
            <text:p><text:span text:style-name="T1">Timelønt</text:span></text:p>
          </table:table-cell>
          <table:table-cell table:style-name="ce40" office:value-type="string" calcext:value-type="string">
            <text:p>Hourly wage</text:p>
          </table:table-cell>
          <table:table-cell table:style-name="ce29"/>
          <table:table-cell table:number-columns-repeated="1009"/>
        </table:table-row>
        <table:table-row table:style-name="ro1">
          <table:table-cell table:style-name="ce3" table:formula="of:=IF([.G25]=&quot;UTGÅR&quot;;&quot;&quot;;VLOOKUP([.H25];[$'res.field'.E$1:$'res.field'.M$1048576];9;0))" office:value-type="string" office:string-value="i" calcext:value-type="string">
            <text:p>i</text:p>
          </table:table-cell>
          <table:table-cell table:style-name="ce5" table:formula="of:=&quot;&quot;&quot;&quot;&amp;[.C25]&amp;&quot;&quot;&quot;,&quot;&quot;&quot;&amp;[.D25]&amp;&quot;&quot;&quot;,&quot;&quot;&quot;&amp;[.E25]&amp;&quot;&quot;&quot;,&quot;&quot;&quot;&amp;[.F25]&amp;&quot;&quot;&quot;&quot;" office:value-type="string" office:string-value="&quot;l10n_no_hr_payroll.res_field_selection_BeregningskodeForArbeidsgiveravgift_generelleNaeringer&quot;,&quot;l10n_no_hr_payroll.res_field_l10n_no_BeregningskodeForArbeidsgiveravgift&quot;,&quot;generelleNaeringer&quot;,&quot;generelleNaeringer&quot;" calcext:value-type="string">
            <text:p>"l10n_no_hr_payroll.res_field_selection_BeregningskodeForArbeidsgiveravgift_generelleNaeringer","l10n_no_hr_payroll.res_field_l10n_no_BeregningskodeForArbeidsgiveravgift","generelleNaeringer","generelleNaeringer"</text:p>
          </table:table-cell>
          <table:table-cell table:style-name="ce5" table:formula="of:=&quot;l10n_no_hr_payroll.res_field_selection_&quot;&amp;SUBSTITUTE([.H25]&amp;&quot;_&quot;&amp;[.E25];&quot;.&quot;;&quot;_&quot;)" office:value-type="string" office:string-value="l10n_no_hr_payroll.res_field_selection_BeregningskodeForArbeidsgiveravgift_generelleNaeringer" calcext:value-type="string">
            <text:p>l10n_no_hr_payroll.res_field_selection_BeregningskodeForArbeidsgiveravgift_generelleNaeringer</text:p>
          </table:table-cell>
          <table:table-cell table:style-name="ce5" table:formula="of:=&quot;l10n_no_hr_payroll.res_field_l10n_no_&quot;&amp;[.H25]" office:value-type="string" office:string-value="l10n_no_hr_payroll.res_field_l10n_no_BeregningskodeForArbeidsgiveravgift" calcext:value-type="string">
            <text:p>l10n_no_hr_payroll.res_field_l10n_no_BeregningskodeForArbeidsgiveravgift</text:p>
          </table:table-cell>
          <table:table-cell table:style-name="ce22" table:formula="of:=[.I25]" office:value-type="string" office:string-value="generelleNaeringer" calcext:value-type="string">
            <text:p>generelleNaeringer</text:p>
          </table:table-cell>
          <table:table-cell table:style-name="ce25" table:formula="of:=[.I25]" office:value-type="string" office:string-value="generelleNaeringer" calcext:value-type="string">
            <text:p>generelleNaeringer</text:p>
          </table:table-cell>
          <table:table-cell table:style-name="ce29"/>
          <table:table-cell table:style-name="ce34" office:value-type="string" calcext:value-type="string">
            <text:p>BeregningskodeForArbeidsgiveravgift</text:p>
          </table:table-cell>
          <table:table-cell table:style-name="ce34" office:value-type="string" calcext:value-type="string">
            <text:p>generelleNaeringer</text:p>
          </table:table-cell>
          <table:table-cell table:style-name="ce34" office:value-type="string" calcext:value-type="string">
            <text:p>2013-01</text:p>
          </table:table-cell>
          <table:table-cell table:style-name="ce29"/>
          <table:table-cell table:style-name="ce34" office:value-type="string" calcext:value-type="string">
            <text:p>Generelle næringer</text:p>
          </table:table-cell>
          <table:table-cell table:style-name="ce40" office:value-type="string" calcext:value-type="string">
            <text:p><text:span text:style-name="T1">Generelle næringar</text:span></text:p>
          </table:table-cell>
          <table:table-cell table:style-name="ce40" office:value-type="string" calcext:value-type="string">
            <text:p><text:span text:style-name="T1">General trade and industry</text:span></text:p>
          </table:table-cell>
          <table:table-cell table:style-name="ce47"/>
          <table:table-cell table:number-columns-repeated="1009"/>
        </table:table-row>
        <table:table-row table:style-name="ro1">
          <table:table-cell table:style-name="ce3" table:formula="of:=IF([.G26]=&quot;UTGÅR&quot;;&quot;&quot;;VLOOKUP([.H26];[$'res.field'.E$1:$'res.field'.M$1048576];9;0))" office:value-type="string" office:string-value="i" calcext:value-type="string">
            <text:p>i</text:p>
          </table:table-cell>
          <table:table-cell table:style-name="ce5" table:formula="of:=&quot;&quot;&quot;&quot;&amp;[.C26]&amp;&quot;&quot;&quot;,&quot;&quot;&quot;&amp;[.D26]&amp;&quot;&quot;&quot;,&quot;&quot;&quot;&amp;[.E26]&amp;&quot;&quot;&quot;,&quot;&quot;&quot;&amp;[.F26]&amp;&quot;&quot;&quot;&quot;" office:value-type="string" office:string-value="&quot;l10n_no_hr_payroll.res_field_selection_BeregningskodeForArbeidsgiveravgift_helseforetakOgDelerAvStatsforvaltningen&quot;,&quot;l10n_no_hr_payroll.res_field_l10n_no_BeregningskodeForArbeidsgiveravgift&quot;,&quot;helseforetakOgDelerAvStatsforvaltningen&quot;,&quot;helseforetakOgDelerAvStatsforvaltningen&quot;" calcext:value-type="string">
            <text:p>"l10n_no_hr_payroll.res_field_selection_BeregningskodeForArbeidsgiveravgift_helseforetakOgDelerAvStatsforvaltningen","l10n_no_hr_payroll.res_field_l10n_no_BeregningskodeForArbeidsgiveravgift","helseforetakOgDelerAvStatsforvaltningen","helseforetakOgDelerAvStatsforvaltningen"</text:p>
          </table:table-cell>
          <table:table-cell table:style-name="ce5" table:formula="of:=&quot;l10n_no_hr_payroll.res_field_selection_&quot;&amp;SUBSTITUTE([.H26]&amp;&quot;_&quot;&amp;[.E26];&quot;.&quot;;&quot;_&quot;)" office:value-type="string" office:string-value="l10n_no_hr_payroll.res_field_selection_BeregningskodeForArbeidsgiveravgift_helseforetakOgDelerAvStatsforvaltningen" calcext:value-type="string">
            <text:p>l10n_no_hr_payroll.res_field_selection_BeregningskodeForArbeidsgiveravgift_helseforetakOgDelerAvStatsforvaltningen</text:p>
          </table:table-cell>
          <table:table-cell table:style-name="ce5" table:formula="of:=&quot;l10n_no_hr_payroll.res_field_l10n_no_&quot;&amp;[.H26]" office:value-type="string" office:string-value="l10n_no_hr_payroll.res_field_l10n_no_BeregningskodeForArbeidsgiveravgift" calcext:value-type="string">
            <text:p>l10n_no_hr_payroll.res_field_l10n_no_BeregningskodeForArbeidsgiveravgift</text:p>
          </table:table-cell>
          <table:table-cell table:style-name="ce22" table:formula="of:=[.I26]" office:value-type="string" office:string-value="helseforetakOgDelerAvStatsforvaltningen" calcext:value-type="string">
            <text:p>helseforetakOgDelerAvStatsforvaltningen</text:p>
          </table:table-cell>
          <table:table-cell table:style-name="ce25" table:formula="of:=[.I26]" office:value-type="string" office:string-value="helseforetakOgDelerAvStatsforvaltningen" calcext:value-type="string">
            <text:p>helseforetakOgDelerAvStatsforvaltningen</text:p>
          </table:table-cell>
          <table:table-cell table:style-name="ce29"/>
          <table:table-cell table:style-name="ce34" office:value-type="string" calcext:value-type="string">
            <text:p>BeregningskodeForArbeidsgiveravgift</text:p>
          </table:table-cell>
          <table:table-cell table:style-name="ce34" office:value-type="string" calcext:value-type="string">
            <text:p>helseforetakOgDelerAvStatsforvaltningen</text:p>
          </table:table-cell>
          <table:table-cell table:style-name="ce34" office:value-type="string" calcext:value-type="string">
            <text:p>2013-01</text:p>
          </table:table-cell>
          <table:table-cell table:style-name="ce29"/>
          <table:table-cell table:style-name="ce34" office:value-type="string" calcext:value-type="string">
            <text:p>Helseforetakene og deler av statsforvaltningen</text:p>
          </table:table-cell>
          <table:table-cell table:style-name="ce40" office:value-type="string" calcext:value-type="string">
            <text:p><text:span text:style-name="T1">Helseføretaka og delar av statsforvaltinga</text:span></text:p>
          </table:table-cell>
          <table:table-cell table:style-name="ce40" office:value-type="string" calcext:value-type="string">
            <text:p><text:span text:style-name="T1">The health enterprises and parts of the public administration</text:span></text:p>
          </table:table-cell>
          <table:table-cell table:style-name="ce29"/>
          <table:table-cell table:number-columns-repeated="1009"/>
        </table:table-row>
        <table:table-row table:style-name="ro1">
          <table:table-cell table:style-name="ce3" table:formula="of:=IF([.G27]=&quot;UTGÅR&quot;;&quot;&quot;;VLOOKUP([.H27];[$'res.field'.E$1:$'res.field'.M$1048576];9;0))" office:value-type="string" office:string-value="i" calcext:value-type="string">
            <text:p>i</text:p>
          </table:table-cell>
          <table:table-cell table:style-name="ce5" table:formula="of:=&quot;&quot;&quot;&quot;&amp;[.C27]&amp;&quot;&quot;&quot;,&quot;&quot;&quot;&amp;[.D27]&amp;&quot;&quot;&quot;,&quot;&quot;&quot;&amp;[.E27]&amp;&quot;&quot;&quot;,&quot;&quot;&quot;&amp;[.F27]&amp;&quot;&quot;&quot;&quot;" office:value-type="string" office:string-value="&quot;l10n_no_hr_payroll.res_field_selection_BeregningskodeForArbeidsgiveravgift_jordOgSkogbrukFiskeri&quot;,&quot;l10n_no_hr_payroll.res_field_l10n_no_BeregningskodeForArbeidsgiveravgift&quot;,&quot;jordOgSkogbrukFiskeri&quot;,&quot;jordOgSkogbrukFiskeri&quot;" calcext:value-type="string">
            <text:p>"l10n_no_hr_payroll.res_field_selection_BeregningskodeForArbeidsgiveravgift_jordOgSkogbrukFiskeri","l10n_no_hr_payroll.res_field_l10n_no_BeregningskodeForArbeidsgiveravgift","jordOgSkogbrukFiskeri","jordOgSkogbrukFiskeri"</text:p>
          </table:table-cell>
          <table:table-cell table:style-name="ce5" table:formula="of:=&quot;l10n_no_hr_payroll.res_field_selection_&quot;&amp;SUBSTITUTE([.H27]&amp;&quot;_&quot;&amp;[.E27];&quot;.&quot;;&quot;_&quot;)" office:value-type="string" office:string-value="l10n_no_hr_payroll.res_field_selection_BeregningskodeForArbeidsgiveravgift_jordOgSkogbrukFiskeri" calcext:value-type="string">
            <text:p>l10n_no_hr_payroll.res_field_selection_BeregningskodeForArbeidsgiveravgift_jordOgSkogbrukFiskeri</text:p>
          </table:table-cell>
          <table:table-cell table:style-name="ce5" table:formula="of:=&quot;l10n_no_hr_payroll.res_field_l10n_no_&quot;&amp;[.H27]" office:value-type="string" office:string-value="l10n_no_hr_payroll.res_field_l10n_no_BeregningskodeForArbeidsgiveravgift" calcext:value-type="string">
            <text:p>l10n_no_hr_payroll.res_field_l10n_no_BeregningskodeForArbeidsgiveravgift</text:p>
          </table:table-cell>
          <table:table-cell table:style-name="ce22" table:formula="of:=[.I27]" office:value-type="string" office:string-value="jordOgSkogbrukFiskeri" calcext:value-type="string">
            <text:p>jordOgSkogbrukFiskeri</text:p>
          </table:table-cell>
          <table:table-cell table:style-name="ce25" table:formula="of:=[.I27]" office:value-type="string" office:string-value="jordOgSkogbrukFiskeri" calcext:value-type="string">
            <text:p>jordOgSkogbrukFiskeri</text:p>
          </table:table-cell>
          <table:table-cell table:style-name="ce29"/>
          <table:table-cell table:style-name="ce34" office:value-type="string" calcext:value-type="string">
            <text:p>BeregningskodeForArbeidsgiveravgift</text:p>
          </table:table-cell>
          <table:table-cell table:style-name="ce34" office:value-type="string" calcext:value-type="string">
            <text:p>jordOgSkogbrukFiskeri</text:p>
          </table:table-cell>
          <table:table-cell table:style-name="ce34" office:value-type="string" calcext:value-type="string">
            <text:p>2013-01</text:p>
          </table:table-cell>
          <table:table-cell table:style-name="ce29"/>
          <table:table-cell table:style-name="ce34" office:value-type="string" calcext:value-type="string">
            <text:p>Jord- og skogbruk, fiskeri etc.</text:p>
          </table:table-cell>
          <table:table-cell table:style-name="ce40" office:value-type="string" calcext:value-type="string">
            <text:p><text:span text:style-name="T1">Jord- og skogbruk, fiskeri osv.</text:span></text:p>
          </table:table-cell>
          <table:table-cell table:style-name="ce40" office:value-type="string" calcext:value-type="string">
            <text:p><text:span text:style-name="T1">Agriculture and forestry, fisheries etc.</text:span></text:p>
          </table:table-cell>
          <table:table-cell table:style-name="ce29"/>
          <table:table-cell table:number-columns-repeated="1009"/>
        </table:table-row>
        <table:table-row table:style-name="ro1">
          <table:table-cell table:style-name="ce3" table:formula="of:=IF([.G28]=&quot;UTGÅR&quot;;&quot;&quot;;VLOOKUP([.H28];[$'res.field'.E$1:$'res.field'.M$1048576];9;0))" office:value-type="string" office:string-value="i" calcext:value-type="string">
            <text:p>i</text:p>
          </table:table-cell>
          <table:table-cell table:style-name="ce5" table:formula="of:=&quot;&quot;&quot;&quot;&amp;[.C28]&amp;&quot;&quot;&quot;,&quot;&quot;&quot;&amp;[.D28]&amp;&quot;&quot;&quot;,&quot;&quot;&quot;&amp;[.E28]&amp;&quot;&quot;&quot;,&quot;&quot;&quot;&amp;[.F28]&amp;&quot;&quot;&quot;&quot;" office:value-type="string" office:string-value="&quot;l10n_no_hr_payroll.res_field_selection_BeregningskodeForArbeidsgiveravgift_kunForskuddstrekk&quot;,&quot;l10n_no_hr_payroll.res_field_l10n_no_BeregningskodeForArbeidsgiveravgift&quot;,&quot;kunForskuddstrekk&quot;,&quot;kunForskuddstrekk&quot;" calcext:value-type="string">
            <text:p>"l10n_no_hr_payroll.res_field_selection_BeregningskodeForArbeidsgiveravgift_kunForskuddstrekk","l10n_no_hr_payroll.res_field_l10n_no_BeregningskodeForArbeidsgiveravgift","kunForskuddstrekk","kunForskuddstrekk"</text:p>
          </table:table-cell>
          <table:table-cell table:style-name="ce5" table:formula="of:=&quot;l10n_no_hr_payroll.res_field_selection_&quot;&amp;SUBSTITUTE([.H28]&amp;&quot;_&quot;&amp;[.E28];&quot;.&quot;;&quot;_&quot;)" office:value-type="string" office:string-value="l10n_no_hr_payroll.res_field_selection_BeregningskodeForArbeidsgiveravgift_kunForskuddstrekk" calcext:value-type="string">
            <text:p>l10n_no_hr_payroll.res_field_selection_BeregningskodeForArbeidsgiveravgift_kunForskuddstrekk</text:p>
          </table:table-cell>
          <table:table-cell table:style-name="ce5" table:formula="of:=&quot;l10n_no_hr_payroll.res_field_l10n_no_&quot;&amp;[.H28]" office:value-type="string" office:string-value="l10n_no_hr_payroll.res_field_l10n_no_BeregningskodeForArbeidsgiveravgift" calcext:value-type="string">
            <text:p>l10n_no_hr_payroll.res_field_l10n_no_BeregningskodeForArbeidsgiveravgift</text:p>
          </table:table-cell>
          <table:table-cell table:style-name="ce22" table:formula="of:=[.I28]" office:value-type="string" office:string-value="kunForskuddstrekk" calcext:value-type="string">
            <text:p>kunForskuddstrekk</text:p>
          </table:table-cell>
          <table:table-cell table:style-name="ce25" table:formula="of:=[.I28]" office:value-type="string" office:string-value="kunForskuddstrekk" calcext:value-type="string">
            <text:p>kunForskuddstrekk</text:p>
          </table:table-cell>
          <table:table-cell table:style-name="ce29"/>
          <table:table-cell table:style-name="ce34" office:value-type="string" calcext:value-type="string">
            <text:p>BeregningskodeForArbeidsgiveravgift</text:p>
          </table:table-cell>
          <table:table-cell table:style-name="ce34" office:value-type="string" calcext:value-type="string">
            <text:p>kunForskuddstrekk</text:p>
          </table:table-cell>
          <table:table-cell table:style-name="ce34" office:value-type="string" calcext:value-type="string">
            <text:p>2013-01</text:p>
          </table:table-cell>
          <table:table-cell table:style-name="ce29"/>
          <table:table-cell table:style-name="ce34" office:value-type="string" calcext:value-type="string">
            <text:p>Kun innberetning av forskuddstrekk</text:p>
          </table:table-cell>
          <table:table-cell table:style-name="ce40" office:value-type="string" calcext:value-type="string">
            <text:p><text:span text:style-name="T1">Berre rapportering av forskotstrekk</text:span></text:p>
          </table:table-cell>
          <table:table-cell table:style-name="ce40" office:value-type="string" calcext:value-type="string">
            <text:p><text:span text:style-name="T1">Reporting of prepayment deductions only*</text:span></text:p>
          </table:table-cell>
          <table:table-cell table:style-name="ce29"/>
          <table:table-cell table:number-columns-repeated="1009"/>
        </table:table-row>
        <table:table-row table:style-name="ro2">
          <table:table-cell table:style-name="ce3" table:formula="of:=IF([.G29]=&quot;UTGÅR&quot;;&quot;&quot;;VLOOKUP([.H29];[$'res.field'.E$1:$'res.field'.M$1048576];9;0))" office:value-type="string" office:string-value="i" calcext:value-type="string">
            <text:p>i</text:p>
          </table:table-cell>
          <table:table-cell table:style-name="ce5" table:formula="of:=&quot;&quot;&quot;&quot;&amp;[.C29]&amp;&quot;&quot;&quot;,&quot;&quot;&quot;&amp;[.D29]&amp;&quot;&quot;&quot;,&quot;&quot;&quot;&amp;[.E29]&amp;&quot;&quot;&quot;,&quot;&quot;&quot;&amp;[.F29]&amp;&quot;&quot;&quot;&quot;" office:value-type="string" office:string-value="&quot;l10n_no_hr_payroll.res_field_selection_BeregningskodeForArbeidsgiveravgift_svalbard&quot;,&quot;l10n_no_hr_payroll.res_field_l10n_no_BeregningskodeForArbeidsgiveravgift&quot;,&quot;svalbard&quot;,&quot;svalbard&quot;" calcext:value-type="string">
            <text:p>"l10n_no_hr_payroll.res_field_selection_BeregningskodeForArbeidsgiveravgift_svalbard","l10n_no_hr_payroll.res_field_l10n_no_BeregningskodeForArbeidsgiveravgift","svalbard","svalbard"</text:p>
          </table:table-cell>
          <table:table-cell table:style-name="ce5" table:formula="of:=&quot;l10n_no_hr_payroll.res_field_selection_&quot;&amp;SUBSTITUTE([.H29]&amp;&quot;_&quot;&amp;[.E29];&quot;.&quot;;&quot;_&quot;)" office:value-type="string" office:string-value="l10n_no_hr_payroll.res_field_selection_BeregningskodeForArbeidsgiveravgift_svalbard" calcext:value-type="string">
            <text:p>l10n_no_hr_payroll.res_field_selection_BeregningskodeForArbeidsgiveravgift_svalbard</text:p>
          </table:table-cell>
          <table:table-cell table:style-name="ce5" table:formula="of:=&quot;l10n_no_hr_payroll.res_field_l10n_no_&quot;&amp;[.H29]" office:value-type="string" office:string-value="l10n_no_hr_payroll.res_field_l10n_no_BeregningskodeForArbeidsgiveravgift" calcext:value-type="string">
            <text:p>l10n_no_hr_payroll.res_field_l10n_no_BeregningskodeForArbeidsgiveravgift</text:p>
          </table:table-cell>
          <table:table-cell table:style-name="ce22" table:formula="of:=[.I29]" office:value-type="string" office:string-value="svalbard" calcext:value-type="string">
            <text:p>svalbard</text:p>
          </table:table-cell>
          <table:table-cell table:style-name="ce25" table:formula="of:=[.I29]" office:value-type="string" office:string-value="svalbard" calcext:value-type="string">
            <text:p>svalbard</text:p>
          </table:table-cell>
          <table:table-cell table:style-name="ce29"/>
          <table:table-cell table:style-name="ce34" office:value-type="string" calcext:value-type="string">
            <text:p>BeregningskodeForArbeidsgiveravgift</text:p>
          </table:table-cell>
          <table:table-cell table:style-name="ce34" office:value-type="string" calcext:value-type="string">
            <text:p>svalbard</text:p>
          </table:table-cell>
          <table:table-cell table:style-name="ce34" office:value-type="string" calcext:value-type="string">
            <text:p>2013-01</text:p>
          </table:table-cell>
          <table:table-cell table:style-name="ce29"/>
          <table:table-cell table:style-name="ce34" office:value-type="string" calcext:value-type="string">
            <text:p>Lønnstrekk for Svalbard</text:p>
          </table:table-cell>
          <table:table-cell table:style-name="ce40" office:value-type="string" calcext:value-type="string">
            <text:p><text:span text:style-name="T1">Lønnstrekk for Svalbard</text:span></text:p>
          </table:table-cell>
          <table:table-cell table:style-name="ce40" office:value-type="string" calcext:value-type="string">
            <text:p><text:span text:style-name="T1">PAYE for Svalbard</text:span></text:p>
          </table:table-cell>
          <table:table-cell table:style-name="ce29"/>
          <table:table-cell table:number-columns-repeated="1009"/>
        </table:table-row>
        <table:table-row table:style-name="ro1">
          <table:table-cell table:style-name="ce3" table:formula="of:=IF([.G30]=&quot;UTGÅR&quot;;&quot;&quot;;VLOOKUP([.H30];[$'res.field'.E$1:$'res.field'.M$1048576];9;0))" office:value-type="string" office:string-value="i" calcext:value-type="string">
            <text:p>i</text:p>
          </table:table-cell>
          <table:table-cell table:style-name="ce5" table:formula="of:=&quot;&quot;&quot;&quot;&amp;[.C30]&amp;&quot;&quot;&quot;,&quot;&quot;&quot;&amp;[.D30]&amp;&quot;&quot;&quot;,&quot;&quot;&quot;&amp;[.E30]&amp;&quot;&quot;&quot;,&quot;&quot;&quot;&amp;[.F30]&amp;&quot;&quot;&quot;&quot;" office:value-type="string" office:string-value="&quot;l10n_no_hr_payroll.res_field_selection_BeregningskodeForArbeidsgiveravgift_staalprodukterOgSkipsverft&quot;,&quot;l10n_no_hr_payroll.res_field_l10n_no_BeregningskodeForArbeidsgiveravgift&quot;,&quot;staalprodukterOgSkipsverft&quot;,&quot;staalprodukterOgSkipsverft&quot;" calcext:value-type="string">
            <text:p>"l10n_no_hr_payroll.res_field_selection_BeregningskodeForArbeidsgiveravgift_staalprodukterOgSkipsverft","l10n_no_hr_payroll.res_field_l10n_no_BeregningskodeForArbeidsgiveravgift","staalprodukterOgSkipsverft","staalprodukterOgSkipsverft"</text:p>
          </table:table-cell>
          <table:table-cell table:style-name="ce5" table:formula="of:=&quot;l10n_no_hr_payroll.res_field_selection_&quot;&amp;SUBSTITUTE([.H30]&amp;&quot;_&quot;&amp;[.E30];&quot;.&quot;;&quot;_&quot;)" office:value-type="string" office:string-value="l10n_no_hr_payroll.res_field_selection_BeregningskodeForArbeidsgiveravgift_staalprodukterOgSkipsverft" calcext:value-type="string">
            <text:p>l10n_no_hr_payroll.res_field_selection_BeregningskodeForArbeidsgiveravgift_staalprodukterOgSkipsverft</text:p>
          </table:table-cell>
          <table:table-cell table:style-name="ce5" table:formula="of:=&quot;l10n_no_hr_payroll.res_field_l10n_no_&quot;&amp;[.H30]" office:value-type="string" office:string-value="l10n_no_hr_payroll.res_field_l10n_no_BeregningskodeForArbeidsgiveravgift" calcext:value-type="string">
            <text:p>l10n_no_hr_payroll.res_field_l10n_no_BeregningskodeForArbeidsgiveravgift</text:p>
          </table:table-cell>
          <table:table-cell table:style-name="ce22" table:formula="of:=[.I30]" office:value-type="string" office:string-value="staalprodukterOgSkipsverft" calcext:value-type="string">
            <text:p>staalprodukterOgSkipsverft</text:p>
          </table:table-cell>
          <table:table-cell table:style-name="ce25" table:formula="of:=[.I30]" office:value-type="string" office:string-value="staalprodukterOgSkipsverft" calcext:value-type="string">
            <text:p>staalprodukterOgSkipsverft</text:p>
          </table:table-cell>
          <table:table-cell table:style-name="ce29"/>
          <table:table-cell table:style-name="ce34" office:value-type="string" calcext:value-type="string">
            <text:p>BeregningskodeForArbeidsgiveravgift</text:p>
          </table:table-cell>
          <table:table-cell table:style-name="ce34" office:value-type="string" calcext:value-type="string">
            <text:p>staalprodukterOgSkipsverft</text:p>
          </table:table-cell>
          <table:table-cell table:style-name="ce34" office:value-type="string" calcext:value-type="string">
            <text:p>2013-01</text:p>
          </table:table-cell>
          <table:table-cell table:style-name="ce34" office:value-type="string" calcext:value-type="string">
            <text:p>2015-01</text:p>
          </table:table-cell>
          <table:table-cell table:style-name="ce34" office:value-type="string" calcext:value-type="string">
            <text:p>Produksjon av enkelte stålprodukter og skiftsverft</text:p>
          </table:table-cell>
          <table:table-cell table:style-name="ce40" table:number-columns-repeated="2"/>
          <table:table-cell table:style-name="ce29"/>
          <table:table-cell table:number-columns-repeated="1009"/>
        </table:table-row>
        <table:table-row table:style-name="ro1">
          <table:table-cell table:style-name="ce3" table:formula="of:=IF([.G31]=&quot;UTGÅR&quot;;&quot;&quot;;VLOOKUP([.H31];[$'res.field'.E$1:$'res.field'.M$1048576];9;0))" office:value-type="string" office:string-value="i" calcext:value-type="string">
            <text:p>i</text:p>
          </table:table-cell>
          <table:table-cell table:style-name="ce5" table:formula="of:=&quot;&quot;&quot;&quot;&amp;[.C31]&amp;&quot;&quot;&quot;,&quot;&quot;&quot;&amp;[.D31]&amp;&quot;&quot;&quot;,&quot;&quot;&quot;&amp;[.E31]&amp;&quot;&quot;&quot;,&quot;&quot;&quot;&amp;[.F31]&amp;&quot;&quot;&quot;&quot;" office:value-type="string" office:string-value="&quot;l10n_no_hr_payroll.res_field_selection_BeregningskodeForArbeidsgiveravgift_veitransport&quot;,&quot;l10n_no_hr_payroll.res_field_l10n_no_BeregningskodeForArbeidsgiveravgift&quot;,&quot;veitransport&quot;,&quot;veitransport&quot;" calcext:value-type="string">
            <text:p>"l10n_no_hr_payroll.res_field_selection_BeregningskodeForArbeidsgiveravgift_veitransport","l10n_no_hr_payroll.res_field_l10n_no_BeregningskodeForArbeidsgiveravgift","veitransport","veitransport"</text:p>
          </table:table-cell>
          <table:table-cell table:style-name="ce5" table:formula="of:=&quot;l10n_no_hr_payroll.res_field_selection_&quot;&amp;SUBSTITUTE([.H31]&amp;&quot;_&quot;&amp;[.E31];&quot;.&quot;;&quot;_&quot;)" office:value-type="string" office:string-value="l10n_no_hr_payroll.res_field_selection_BeregningskodeForArbeidsgiveravgift_veitransport" calcext:value-type="string">
            <text:p>l10n_no_hr_payroll.res_field_selection_BeregningskodeForArbeidsgiveravgift_veitransport</text:p>
          </table:table-cell>
          <table:table-cell table:style-name="ce5" table:formula="of:=&quot;l10n_no_hr_payroll.res_field_l10n_no_&quot;&amp;[.H31]" office:value-type="string" office:string-value="l10n_no_hr_payroll.res_field_l10n_no_BeregningskodeForArbeidsgiveravgift" calcext:value-type="string">
            <text:p>l10n_no_hr_payroll.res_field_l10n_no_BeregningskodeForArbeidsgiveravgift</text:p>
          </table:table-cell>
          <table:table-cell table:style-name="ce22" table:formula="of:=[.I31]" office:value-type="string" office:string-value="veitransport" calcext:value-type="string">
            <text:p>veitransport</text:p>
          </table:table-cell>
          <table:table-cell table:style-name="ce25" table:formula="of:=[.I31]" office:value-type="string" office:string-value="veitransport" calcext:value-type="string">
            <text:p>veitransport</text:p>
          </table:table-cell>
          <table:table-cell table:style-name="ce29"/>
          <table:table-cell table:style-name="ce34" office:value-type="string" calcext:value-type="string">
            <text:p>BeregningskodeForArbeidsgiveravgift</text:p>
          </table:table-cell>
          <table:table-cell table:style-name="ce34" office:value-type="string" calcext:value-type="string">
            <text:p>veitransport</text:p>
          </table:table-cell>
          <table:table-cell table:style-name="ce34" office:value-type="string" calcext:value-type="string">
            <text:p>2013-01</text:p>
          </table:table-cell>
          <table:table-cell table:style-name="ce34" office:value-type="string" calcext:value-type="string">
            <text:p>2015-01</text:p>
          </table:table-cell>
          <table:table-cell table:style-name="ce34" office:value-type="string" calcext:value-type="string">
            <text:p>Veitransport</text:p>
          </table:table-cell>
          <table:table-cell table:style-name="ce40" table:number-columns-repeated="2"/>
          <table:table-cell table:style-name="ce29"/>
          <table:table-cell table:style-name="ce51" table:number-columns-repeated="1009"/>
        </table:table-row>
        <table:table-row table:style-name="ro1">
          <table:table-cell table:style-name="ce3" table:formula="of:=IF([.G32]=&quot;UTGÅR&quot;;&quot;&quot;;VLOOKUP([.H32];[$'res.field'.E$1:$'res.field'.M$1048576];9;0))" office:value-type="string" office:string-value="i" calcext:value-type="string">
            <text:p>i</text:p>
          </table:table-cell>
          <table:table-cell table:style-name="ce5" table:formula="of:=&quot;&quot;&quot;&quot;&amp;[.C32]&amp;&quot;&quot;&quot;,&quot;&quot;&quot;&amp;[.D32]&amp;&quot;&quot;&quot;,&quot;&quot;&quot;&amp;[.E32]&amp;&quot;&quot;&quot;,&quot;&quot;&quot;&amp;[.F32]&amp;&quot;&quot;&quot;&quot;" office:value-type="string" office:string-value="&quot;l10n_no_hr_payroll.res_field_selection_BeregningskodeForArbeidsgiveravgift_sektorunnattAktivitet&quot;,&quot;l10n_no_hr_payroll.res_field_l10n_no_BeregningskodeForArbeidsgiveravgift&quot;,&quot;sektorunnattAktivitet&quot;,&quot;sektorunnattAktivitet&quot;" calcext:value-type="string">
            <text:p>"l10n_no_hr_payroll.res_field_selection_BeregningskodeForArbeidsgiveravgift_sektorunnattAktivitet","l10n_no_hr_payroll.res_field_l10n_no_BeregningskodeForArbeidsgiveravgift","sektorunnattAktivitet","sektorunnattAktivitet"</text:p>
          </table:table-cell>
          <table:table-cell table:style-name="ce5" table:formula="of:=&quot;l10n_no_hr_payroll.res_field_selection_&quot;&amp;SUBSTITUTE([.H32]&amp;&quot;_&quot;&amp;[.E32];&quot;.&quot;;&quot;_&quot;)" office:value-type="string" office:string-value="l10n_no_hr_payroll.res_field_selection_BeregningskodeForArbeidsgiveravgift_sektorunnattAktivitet" calcext:value-type="string">
            <text:p>l10n_no_hr_payroll.res_field_selection_BeregningskodeForArbeidsgiveravgift_sektorunnattAktivitet</text:p>
          </table:table-cell>
          <table:table-cell table:style-name="ce5" table:formula="of:=&quot;l10n_no_hr_payroll.res_field_l10n_no_&quot;&amp;[.H32]" office:value-type="string" office:string-value="l10n_no_hr_payroll.res_field_l10n_no_BeregningskodeForArbeidsgiveravgift" calcext:value-type="string">
            <text:p>l10n_no_hr_payroll.res_field_l10n_no_BeregningskodeForArbeidsgiveravgift</text:p>
          </table:table-cell>
          <table:table-cell table:style-name="ce22" table:formula="of:=[.I32]" office:value-type="string" office:string-value="sektorunnattAktivitet" calcext:value-type="string">
            <text:p>sektorunnattAktivitet</text:p>
          </table:table-cell>
          <table:table-cell table:style-name="ce25" table:formula="of:=[.I32]" office:value-type="string" office:string-value="sektorunnattAktivitet" calcext:value-type="string">
            <text:p>sektorunnattAktivitet</text:p>
          </table:table-cell>
          <table:table-cell table:style-name="ce29"/>
          <table:table-cell table:style-name="ce34" office:value-type="string" calcext:value-type="string">
            <text:p>BeregningskodeForArbeidsgiveravgift</text:p>
          </table:table-cell>
          <table:table-cell table:style-name="ce34" office:value-type="string" calcext:value-type="string">
            <text:p>sektorunnattAktivitet</text:p>
          </table:table-cell>
          <table:table-cell table:style-name="ce34" office:value-type="string" calcext:value-type="string">
            <text:p>2014-07</text:p>
          </table:table-cell>
          <table:table-cell table:style-name="ce29"/>
          <table:table-cell table:style-name="ce34" office:value-type="string" calcext:value-type="string">
            <text:p>Sektorunntatt aktivitet</text:p>
          </table:table-cell>
          <table:table-cell table:style-name="ce40" office:value-type="string" calcext:value-type="string">
            <text:p>Sektorunnatekne aktivitetar</text:p>
          </table:table-cell>
          <table:table-cell table:style-name="ce40" office:value-type="string" calcext:value-type="string">
            <text:p>Exempted business sectors</text:p>
          </table:table-cell>
          <table:table-cell table:style-name="ce29"/>
          <table:table-cell table:style-name="ce51" table:number-columns-repeated="1009"/>
        </table:table-row>
        <table:table-row table:style-name="ro2">
          <table:table-cell table:style-name="ce3" table:formula="of:=IF([.G33]=&quot;UTGÅR&quot;;&quot;&quot;;VLOOKUP([.H33];[$'res.field'.E$1:$'res.field'.M$1048576];9;0))" office:value-type="string" office:string-value="i" calcext:value-type="string">
            <text:p>i</text:p>
          </table:table-cell>
          <table:table-cell table:style-name="ce5" table:formula="of:=&quot;&quot;&quot;&quot;&amp;[.C33]&amp;&quot;&quot;&quot;,&quot;&quot;&quot;&amp;[.D33]&amp;&quot;&quot;&quot;,&quot;&quot;&quot;&amp;[.E33]&amp;&quot;&quot;&quot;,&quot;&quot;&quot;&amp;[.F33]&amp;&quot;&quot;&quot;&quot;" office:value-type="string" office:string-value="&quot;l10n_no_hr_payroll.res_field_selection_BeregningskodeForArbeidsgiveravgift_godstransportPaaVei&quot;,&quot;l10n_no_hr_payroll.res_field_l10n_no_BeregningskodeForArbeidsgiveravgift&quot;,&quot;godstransportPaaVei&quot;,&quot;godstransportPaaVei&quot;" calcext:value-type="string">
            <text:p>"l10n_no_hr_payroll.res_field_selection_BeregningskodeForArbeidsgiveravgift_godstransportPaaVei","l10n_no_hr_payroll.res_field_l10n_no_BeregningskodeForArbeidsgiveravgift","godstransportPaaVei","godstransportPaaVei"</text:p>
          </table:table-cell>
          <table:table-cell table:style-name="ce5" table:formula="of:=&quot;l10n_no_hr_payroll.res_field_selection_&quot;&amp;SUBSTITUTE([.H33]&amp;&quot;_&quot;&amp;[.E33];&quot;.&quot;;&quot;_&quot;)" office:value-type="string" office:string-value="l10n_no_hr_payroll.res_field_selection_BeregningskodeForArbeidsgiveravgift_godstransportPaaVei" calcext:value-type="string">
            <text:p>l10n_no_hr_payroll.res_field_selection_BeregningskodeForArbeidsgiveravgift_godstransportPaaVei</text:p>
          </table:table-cell>
          <table:table-cell table:style-name="ce5" table:formula="of:=&quot;l10n_no_hr_payroll.res_field_l10n_no_&quot;&amp;[.H33]" office:value-type="string" office:string-value="l10n_no_hr_payroll.res_field_l10n_no_BeregningskodeForArbeidsgiveravgift" calcext:value-type="string">
            <text:p>l10n_no_hr_payroll.res_field_l10n_no_BeregningskodeForArbeidsgiveravgift</text:p>
          </table:table-cell>
          <table:table-cell table:style-name="ce22" table:formula="of:=[.I33]" office:value-type="string" office:string-value="godstransportPaaVei" calcext:value-type="string">
            <text:p>godstransportPaaVei</text:p>
          </table:table-cell>
          <table:table-cell table:style-name="ce25" table:formula="of:=[.I33]" office:value-type="string" office:string-value="godstransportPaaVei" calcext:value-type="string">
            <text:p>godstransportPaaVei</text:p>
          </table:table-cell>
          <table:table-cell table:style-name="ce29"/>
          <table:table-cell table:style-name="ce34" office:value-type="string" calcext:value-type="string">
            <text:p>BeregningskodeForArbeidsgiveravgift</text:p>
          </table:table-cell>
          <table:table-cell table:style-name="ce34" office:value-type="string" calcext:value-type="string">
            <text:p>godstransportPaaVei</text:p>
          </table:table-cell>
          <table:table-cell table:style-name="ce34" office:value-type="string" calcext:value-type="string">
            <text:p>2014-07</text:p>
          </table:table-cell>
          <table:table-cell table:style-name="ce29"/>
          <table:table-cell table:style-name="ce34" office:value-type="string" calcext:value-type="string">
            <text:p>Godstransport på vei</text:p>
          </table:table-cell>
          <table:table-cell table:style-name="ce40" office:value-type="string" calcext:value-type="string">
            <text:p>Godstransport på veg</text:p>
          </table:table-cell>
          <table:table-cell table:style-name="ce40" office:value-type="string" calcext:value-type="string">
            <text:p>Road freight transport</text:p>
          </table:table-cell>
          <table:table-cell table:style-name="ce29"/>
          <table:table-cell table:style-name="ce51" table:number-columns-repeated="1009"/>
        </table:table-row>
        <table:table-row table:style-name="ro1">
          <table:table-cell table:style-name="ce3" table:formula="of:=IF([.G34]=&quot;UTGÅR&quot;;&quot;&quot;;VLOOKUP([.H34];[$'res.field'.E$1:$'res.field'.M$1048576];9;0))">
            <text:p/>
          </table:table-cell>
          <table:table-cell table:style-name="ce5" table:formula="of:=&quot;&quot;&quot;&quot;&amp;[.C34]&amp;&quot;&quot;&quot;,&quot;&quot;&quot;&amp;[.D34]&amp;&quot;&quot;&quot;,&quot;&quot;&quot;&amp;[.E34]&amp;&quot;&quot;&quot;,&quot;&quot;&quot;&amp;[.F34]&amp;&quot;&quot;&quot;&quot;" office:value-type="string" office:string-value="&quot;l10n_no_hr_payroll.res_field_selection_Fartsomraade_innenriks&quot;,&quot;l10n_no_hr_payroll.res_field_l10n_no_Fartsomraade&quot;,&quot;innenriks&quot;,&quot;innenriks&quot;" calcext:value-type="string">
            <text:p>"l10n_no_hr_payroll.res_field_selection_Fartsomraade_innenriks","l10n_no_hr_payroll.res_field_l10n_no_Fartsomraade","innenriks","innenriks"</text:p>
          </table:table-cell>
          <table:table-cell table:style-name="ce5" table:formula="of:=&quot;l10n_no_hr_payroll.res_field_selection_&quot;&amp;SUBSTITUTE([.H34]&amp;&quot;_&quot;&amp;[.E34];&quot;.&quot;;&quot;_&quot;)" office:value-type="string" office:string-value="l10n_no_hr_payroll.res_field_selection_Fartsomraade_innenriks" calcext:value-type="string">
            <text:p>l10n_no_hr_payroll.res_field_selection_Fartsomraade_innenriks</text:p>
          </table:table-cell>
          <table:table-cell table:style-name="ce5" table:formula="of:=&quot;l10n_no_hr_payroll.res_field_l10n_no_&quot;&amp;[.H34]" office:value-type="string" office:string-value="l10n_no_hr_payroll.res_field_l10n_no_Fartsomraade" calcext:value-type="string">
            <text:p>l10n_no_hr_payroll.res_field_l10n_no_Fartsomraade</text:p>
          </table:table-cell>
          <table:table-cell table:style-name="ce22" table:formula="of:=[.I34]" office:value-type="string" office:string-value="innenriks" calcext:value-type="string">
            <text:p>innenriks</text:p>
          </table:table-cell>
          <table:table-cell table:style-name="ce25" table:formula="of:=[.I34]" office:value-type="string" office:string-value="innenriks" calcext:value-type="string">
            <text:p>innenriks</text:p>
          </table:table-cell>
          <table:table-cell table:style-name="ce29"/>
          <table:table-cell table:style-name="ce34" office:value-type="string" calcext:value-type="string">
            <text:p>Fartsomraade</text:p>
          </table:table-cell>
          <table:table-cell table:style-name="ce34" office:value-type="string" calcext:value-type="string">
            <text:p>innenriks</text:p>
          </table:table-cell>
          <table:table-cell table:style-name="ce34" office:value-type="string" calcext:value-type="string">
            <text:p>2013-01</text:p>
          </table:table-cell>
          <table:table-cell table:style-name="ce29"/>
          <table:table-cell table:style-name="ce34" office:value-type="string" calcext:value-type="string">
            <text:p>Innenriks</text:p>
          </table:table-cell>
          <table:table-cell table:style-name="ce40" office:value-type="string" calcext:value-type="string">
            <text:p><text:span text:style-name="T1">Innanriks</text:span></text:p>
          </table:table-cell>
          <table:table-cell table:style-name="ce40" office:value-type="string" calcext:value-type="string">
            <text:p>Domestic</text:p>
          </table:table-cell>
          <table:table-cell table:style-name="ce34" office:value-type="string" calcext:value-type="string">
            <text:p>SKD_EDAG_Fartsomrade</text:p>
          </table:table-cell>
          <table:table-cell table:style-name="ce51" table:number-columns-repeated="1009"/>
        </table:table-row>
        <table:table-row table:style-name="ro2">
          <table:table-cell table:style-name="ce3" table:formula="of:=IF([.G35]=&quot;UTGÅR&quot;;&quot;&quot;;VLOOKUP([.H35];[$'res.field'.E$1:$'res.field'.M$1048576];9;0))">
            <text:p/>
          </table:table-cell>
          <table:table-cell table:style-name="ce5" table:formula="of:=&quot;&quot;&quot;&quot;&amp;[.C35]&amp;&quot;&quot;&quot;,&quot;&quot;&quot;&amp;[.D35]&amp;&quot;&quot;&quot;,&quot;&quot;&quot;&amp;[.E35]&amp;&quot;&quot;&quot;,&quot;&quot;&quot;&amp;[.F35]&amp;&quot;&quot;&quot;&quot;" office:value-type="string" office:string-value="&quot;l10n_no_hr_payroll.res_field_selection_Fartsomraade_utenriks&quot;,&quot;l10n_no_hr_payroll.res_field_l10n_no_Fartsomraade&quot;,&quot;utenriks&quot;,&quot;utenriks&quot;" calcext:value-type="string">
            <text:p>"l10n_no_hr_payroll.res_field_selection_Fartsomraade_utenriks","l10n_no_hr_payroll.res_field_l10n_no_Fartsomraade","utenriks","utenriks"</text:p>
          </table:table-cell>
          <table:table-cell table:style-name="ce5" table:formula="of:=&quot;l10n_no_hr_payroll.res_field_selection_&quot;&amp;SUBSTITUTE([.H35]&amp;&quot;_&quot;&amp;[.E35];&quot;.&quot;;&quot;_&quot;)" office:value-type="string" office:string-value="l10n_no_hr_payroll.res_field_selection_Fartsomraade_utenriks" calcext:value-type="string">
            <text:p>l10n_no_hr_payroll.res_field_selection_Fartsomraade_utenriks</text:p>
          </table:table-cell>
          <table:table-cell table:style-name="ce5" table:formula="of:=&quot;l10n_no_hr_payroll.res_field_l10n_no_&quot;&amp;[.H35]" office:value-type="string" office:string-value="l10n_no_hr_payroll.res_field_l10n_no_Fartsomraade" calcext:value-type="string">
            <text:p>l10n_no_hr_payroll.res_field_l10n_no_Fartsomraade</text:p>
          </table:table-cell>
          <table:table-cell table:style-name="ce22" table:formula="of:=[.I35]" office:value-type="string" office:string-value="utenriks" calcext:value-type="string">
            <text:p>utenriks</text:p>
          </table:table-cell>
          <table:table-cell table:style-name="ce25" table:formula="of:=[.I35]" office:value-type="string" office:string-value="utenriks" calcext:value-type="string">
            <text:p>utenriks</text:p>
          </table:table-cell>
          <table:table-cell table:style-name="ce29"/>
          <table:table-cell table:style-name="ce34" office:value-type="string" calcext:value-type="string">
            <text:p>Fartsomraade</text:p>
          </table:table-cell>
          <table:table-cell table:style-name="ce34" office:value-type="string" calcext:value-type="string">
            <text:p>utenriks</text:p>
          </table:table-cell>
          <table:table-cell table:style-name="ce34" office:value-type="string" calcext:value-type="string">
            <text:p>2013-01</text:p>
          </table:table-cell>
          <table:table-cell table:style-name="ce29"/>
          <table:table-cell table:style-name="ce34" office:value-type="string" calcext:value-type="string">
            <text:p>Utenriks</text:p>
          </table:table-cell>
          <table:table-cell table:style-name="ce40" office:value-type="string" calcext:value-type="string">
            <text:p><text:span text:style-name="T1">Utanriks</text:span></text:p>
          </table:table-cell>
          <table:table-cell table:style-name="ce40" office:value-type="string" calcext:value-type="string">
            <text:p>International</text:p>
          </table:table-cell>
          <table:table-cell table:style-name="ce29"/>
          <table:table-cell table:style-name="ce51" table:number-columns-repeated="1009"/>
        </table:table-row>
        <table:table-row table:style-name="ro1">
          <table:table-cell table:style-name="ce3" table:formula="of:=IF([.G36]=&quot;UTGÅR&quot;;&quot;&quot;;VLOOKUP([.H36];[$'res.field'.E$1:$'res.field'.M$1048576];9;0))" office:value-type="string" office:string-value="i" calcext:value-type="string">
            <text:p>i</text:p>
          </table:table-cell>
          <table:table-cell table:style-name="ce5" table:formula="of:=&quot;&quot;&quot;&quot;&amp;[.C36]&amp;&quot;&quot;&quot;,&quot;&quot;&quot;&amp;[.D36]&amp;&quot;&quot;&quot;,&quot;&quot;&quot;&amp;[.E36]&amp;&quot;&quot;&quot;,&quot;&quot;&quot;&amp;[.F36]&amp;&quot;&quot;&quot;&quot;" office:value-type="string" office:string-value="&quot;l10n_no_hr_payroll.res_field_selection_Fordel_kontantytelse&quot;,&quot;l10n_no_hr_payroll.res_field_l10n_no_Fordel&quot;,&quot;kontantytelse&quot;,&quot;kontantytelse&quot;" calcext:value-type="string">
            <text:p>"l10n_no_hr_payroll.res_field_selection_Fordel_kontantytelse","l10n_no_hr_payroll.res_field_l10n_no_Fordel","kontantytelse","kontantytelse"</text:p>
          </table:table-cell>
          <table:table-cell table:style-name="ce5" table:formula="of:=&quot;l10n_no_hr_payroll.res_field_selection_&quot;&amp;SUBSTITUTE([.H36]&amp;&quot;_&quot;&amp;[.E36];&quot;.&quot;;&quot;_&quot;)" office:value-type="string" office:string-value="l10n_no_hr_payroll.res_field_selection_Fordel_kontantytelse" calcext:value-type="string">
            <text:p>l10n_no_hr_payroll.res_field_selection_Fordel_kontantytelse</text:p>
          </table:table-cell>
          <table:table-cell table:style-name="ce5" table:formula="of:=&quot;l10n_no_hr_payroll.res_field_l10n_no_&quot;&amp;[.H36]" office:value-type="string" office:string-value="l10n_no_hr_payroll.res_field_l10n_no_Fordel" calcext:value-type="string">
            <text:p>l10n_no_hr_payroll.res_field_l10n_no_Fordel</text:p>
          </table:table-cell>
          <table:table-cell table:style-name="ce22" table:formula="of:=[.I36]" office:value-type="string" office:string-value="kontantytelse" calcext:value-type="string">
            <text:p>kontantytelse</text:p>
          </table:table-cell>
          <table:table-cell table:style-name="ce25" table:formula="of:=[.I36]" office:value-type="string" office:string-value="kontantytelse" calcext:value-type="string">
            <text:p>kontantytelse</text:p>
          </table:table-cell>
          <table:table-cell table:style-name="ce29"/>
          <table:table-cell table:style-name="ce34" office:value-type="string" calcext:value-type="string">
            <text:p>Fordel</text:p>
          </table:table-cell>
          <table:table-cell table:style-name="ce34" office:value-type="string" calcext:value-type="string">
            <text:p>kontantytelse</text:p>
          </table:table-cell>
          <table:table-cell table:style-name="ce34" office:value-type="string" calcext:value-type="string">
            <text:p>2013-01</text:p>
          </table:table-cell>
          <table:table-cell table:style-name="ce29"/>
          <table:table-cell table:style-name="ce34" office:value-type="string" calcext:value-type="string">
            <text:p>Kontantytelse</text:p>
          </table:table-cell>
          <table:table-cell table:style-name="ce40" office:value-type="string" calcext:value-type="string">
            <text:p><text:span text:style-name="T1">Kontantyting</text:span></text:p>
          </table:table-cell>
          <table:table-cell table:style-name="ce40" office:value-type="string" calcext:value-type="string">
            <text:p>Cash benefit</text:p>
          </table:table-cell>
          <table:table-cell table:style-name="ce47"/>
          <table:table-cell table:number-columns-repeated="1009"/>
        </table:table-row>
        <table:table-row table:style-name="ro1">
          <table:table-cell table:style-name="ce3" table:formula="of:=IF([.G37]=&quot;UTGÅR&quot;;&quot;&quot;;VLOOKUP([.H37];[$'res.field'.E$1:$'res.field'.M$1048576];9;0))" office:value-type="string" office:string-value="i" calcext:value-type="string">
            <text:p>i</text:p>
          </table:table-cell>
          <table:table-cell table:style-name="ce5" table:formula="of:=&quot;&quot;&quot;&quot;&amp;[.C37]&amp;&quot;&quot;&quot;,&quot;&quot;&quot;&amp;[.D37]&amp;&quot;&quot;&quot;,&quot;&quot;&quot;&amp;[.E37]&amp;&quot;&quot;&quot;,&quot;&quot;&quot;&amp;[.F37]&amp;&quot;&quot;&quot;&quot;" office:value-type="string" office:string-value="&quot;l10n_no_hr_payroll.res_field_selection_Fordel_naturalytelse&quot;,&quot;l10n_no_hr_payroll.res_field_l10n_no_Fordel&quot;,&quot;naturalytelse&quot;,&quot;naturalytelse&quot;" calcext:value-type="string">
            <text:p>"l10n_no_hr_payroll.res_field_selection_Fordel_naturalytelse","l10n_no_hr_payroll.res_field_l10n_no_Fordel","naturalytelse","naturalytelse"</text:p>
          </table:table-cell>
          <table:table-cell table:style-name="ce5" table:formula="of:=&quot;l10n_no_hr_payroll.res_field_selection_&quot;&amp;SUBSTITUTE([.H37]&amp;&quot;_&quot;&amp;[.E37];&quot;.&quot;;&quot;_&quot;)" office:value-type="string" office:string-value="l10n_no_hr_payroll.res_field_selection_Fordel_naturalytelse" calcext:value-type="string">
            <text:p>l10n_no_hr_payroll.res_field_selection_Fordel_naturalytelse</text:p>
          </table:table-cell>
          <table:table-cell table:style-name="ce5" table:formula="of:=&quot;l10n_no_hr_payroll.res_field_l10n_no_&quot;&amp;[.H37]" office:value-type="string" office:string-value="l10n_no_hr_payroll.res_field_l10n_no_Fordel" calcext:value-type="string">
            <text:p>l10n_no_hr_payroll.res_field_l10n_no_Fordel</text:p>
          </table:table-cell>
          <table:table-cell table:style-name="ce22" table:formula="of:=[.I37]" office:value-type="string" office:string-value="naturalytelse" calcext:value-type="string">
            <text:p>naturalytelse</text:p>
          </table:table-cell>
          <table:table-cell table:style-name="ce25" table:formula="of:=[.I37]" office:value-type="string" office:string-value="naturalytelse" calcext:value-type="string">
            <text:p>naturalytelse</text:p>
          </table:table-cell>
          <table:table-cell table:style-name="ce29"/>
          <table:table-cell table:style-name="ce34" office:value-type="string" calcext:value-type="string">
            <text:p>Fordel</text:p>
          </table:table-cell>
          <table:table-cell table:style-name="ce34" office:value-type="string" calcext:value-type="string">
            <text:p>naturalytelse</text:p>
          </table:table-cell>
          <table:table-cell table:style-name="ce34" office:value-type="string" calcext:value-type="string">
            <text:p>2013-01</text:p>
          </table:table-cell>
          <table:table-cell table:style-name="ce29"/>
          <table:table-cell table:style-name="ce34" office:value-type="string" calcext:value-type="string">
            <text:p>Naturalytelse</text:p>
          </table:table-cell>
          <table:table-cell table:style-name="ce40" office:value-type="string" calcext:value-type="string">
            <text:p><text:span text:style-name="T1">Naturalyting</text:span></text:p>
          </table:table-cell>
          <table:table-cell table:style-name="ce40" office:value-type="string" calcext:value-type="string">
            <text:p>Benefit in kind</text:p>
          </table:table-cell>
          <table:table-cell table:style-name="ce29"/>
          <table:table-cell table:number-columns-repeated="1009"/>
        </table:table-row>
        <table:table-row table:style-name="ro1">
          <table:table-cell table:style-name="ce3" table:formula="of:=IF([.G38]=&quot;UTGÅR&quot;;&quot;&quot;;VLOOKUP([.H38];[$'res.field'.E$1:$'res.field'.M$1048576];9;0))" office:value-type="string" office:string-value="i" calcext:value-type="string">
            <text:p>i</text:p>
          </table:table-cell>
          <table:table-cell table:style-name="ce5" table:formula="of:=&quot;&quot;&quot;&quot;&amp;[.C38]&amp;&quot;&quot;&quot;,&quot;&quot;&quot;&amp;[.D38]&amp;&quot;&quot;&quot;,&quot;&quot;&quot;&amp;[.E38]&amp;&quot;&quot;&quot;,&quot;&quot;&quot;&amp;[.F38]&amp;&quot;&quot;&quot;&quot;" office:value-type="string" office:string-value="&quot;l10n_no_hr_payroll.res_field_selection_Fordel_utgiftsgodtgjoerelse&quot;,&quot;l10n_no_hr_payroll.res_field_l10n_no_Fordel&quot;,&quot;utgiftsgodtgjoerelse&quot;,&quot;utgiftsgodtgjoerelse&quot;" calcext:value-type="string">
            <text:p>"l10n_no_hr_payroll.res_field_selection_Fordel_utgiftsgodtgjoerelse","l10n_no_hr_payroll.res_field_l10n_no_Fordel","utgiftsgodtgjoerelse","utgiftsgodtgjoerelse"</text:p>
          </table:table-cell>
          <table:table-cell table:style-name="ce5" table:formula="of:=&quot;l10n_no_hr_payroll.res_field_selection_&quot;&amp;SUBSTITUTE([.H38]&amp;&quot;_&quot;&amp;[.E38];&quot;.&quot;;&quot;_&quot;)" office:value-type="string" office:string-value="l10n_no_hr_payroll.res_field_selection_Fordel_utgiftsgodtgjoerelse" calcext:value-type="string">
            <text:p>l10n_no_hr_payroll.res_field_selection_Fordel_utgiftsgodtgjoerelse</text:p>
          </table:table-cell>
          <table:table-cell table:style-name="ce5" table:formula="of:=&quot;l10n_no_hr_payroll.res_field_l10n_no_&quot;&amp;[.H38]" office:value-type="string" office:string-value="l10n_no_hr_payroll.res_field_l10n_no_Fordel" calcext:value-type="string">
            <text:p>l10n_no_hr_payroll.res_field_l10n_no_Fordel</text:p>
          </table:table-cell>
          <table:table-cell table:style-name="ce22" table:formula="of:=[.I38]" office:value-type="string" office:string-value="utgiftsgodtgjoerelse" calcext:value-type="string">
            <text:p>utgiftsgodtgjoerelse</text:p>
          </table:table-cell>
          <table:table-cell table:style-name="ce25" table:formula="of:=[.I38]" office:value-type="string" office:string-value="utgiftsgodtgjoerelse" calcext:value-type="string">
            <text:p>utgiftsgodtgjoerelse</text:p>
          </table:table-cell>
          <table:table-cell table:style-name="ce29"/>
          <table:table-cell table:style-name="ce34" office:value-type="string" calcext:value-type="string">
            <text:p>Fordel</text:p>
          </table:table-cell>
          <table:table-cell table:style-name="ce34" office:value-type="string" calcext:value-type="string">
            <text:p>utgiftsgodtgjoerelse</text:p>
          </table:table-cell>
          <table:table-cell table:style-name="ce34" office:value-type="string" calcext:value-type="string">
            <text:p>2013-01</text:p>
          </table:table-cell>
          <table:table-cell table:style-name="ce29"/>
          <table:table-cell table:style-name="ce34" office:value-type="string" calcext:value-type="string">
            <text:p>Utgiftsgodtgjørelse</text:p>
          </table:table-cell>
          <table:table-cell table:style-name="ce40" office:value-type="string" calcext:value-type="string">
            <text:p><text:span text:style-name="T1">Utgiftsgodtgjersle</text:span></text:p>
          </table:table-cell>
          <table:table-cell table:style-name="ce40" office:value-type="string" calcext:value-type="string">
            <text:p>Expense allowance</text:p>
          </table:table-cell>
          <table:table-cell table:style-name="ce29"/>
          <table:table-cell table:number-columns-repeated="1009"/>
        </table:table-row>
        <table:table-row table:style-name="ro1">
          <table:table-cell table:style-name="ce3" table:formula="of:=IF([.G39]=&quot;UTGÅR&quot;;&quot;&quot;;VLOOKUP([.H39];[$'res.field'.E$1:$'res.field'.M$1048576];9;0))" office:value-type="string" office:string-value="i" calcext:value-type="string">
            <text:p>i</text:p>
          </table:table-cell>
          <table:table-cell table:style-name="ce5" table:formula="of:=&quot;&quot;&quot;&quot;&amp;[.C39]&amp;&quot;&quot;&quot;,&quot;&quot;&quot;&amp;[.D39]&amp;&quot;&quot;&quot;,&quot;&quot;&quot;&amp;[.E39]&amp;&quot;&quot;&quot;,&quot;&quot;&quot;&amp;[.F39]&amp;&quot;&quot;&quot;&quot;" office:value-type="string" office:string-value="&quot;l10n_no_hr_payroll.res_field_selection_Forskuddstrekkbeskrivelse_betaltTrygdeavgiftTilJanMayen&quot;,&quot;l10n_no_hr_payroll.res_field_l10n_no_Forskuddstrekkbeskrivelse&quot;,&quot;betaltTrygdeavgiftTilJanMayen&quot;,&quot;betaltTrygdeavgiftTilJanMayen&quot;" calcext:value-type="string">
            <text:p>"l10n_no_hr_payroll.res_field_selection_Forskuddstrekkbeskrivelse_betaltTrygdeavgiftTilJanMayen","l10n_no_hr_payroll.res_field_l10n_no_Forskuddstrekkbeskrivelse","betaltTrygdeavgiftTilJanMayen","betaltTrygdeavgiftTilJanMayen"</text:p>
          </table:table-cell>
          <table:table-cell table:style-name="ce5" table:formula="of:=&quot;l10n_no_hr_payroll.res_field_selection_&quot;&amp;SUBSTITUTE([.H39]&amp;&quot;_&quot;&amp;[.E39];&quot;.&quot;;&quot;_&quot;)" office:value-type="string" office:string-value="l10n_no_hr_payroll.res_field_selection_Forskuddstrekkbeskrivelse_betaltTrygdeavgiftTilJanMayen" calcext:value-type="string">
            <text:p>l10n_no_hr_payroll.res_field_selection_Forskuddstrekkbeskrivelse_betaltTrygdeavgiftTilJanMayen</text:p>
          </table:table-cell>
          <table:table-cell table:style-name="ce5" table:formula="of:=&quot;l10n_no_hr_payroll.res_field_l10n_no_&quot;&amp;[.H39]" office:value-type="string" office:string-value="l10n_no_hr_payroll.res_field_l10n_no_Forskuddstrekkbeskrivelse" calcext:value-type="string">
            <text:p>l10n_no_hr_payroll.res_field_l10n_no_Forskuddstrekkbeskrivelse</text:p>
          </table:table-cell>
          <table:table-cell table:style-name="ce22" table:formula="of:=[.I39]" office:value-type="string" office:string-value="betaltTrygdeavgiftTilJanMayen" calcext:value-type="string">
            <text:p>betaltTrygdeavgiftTilJanMayen</text:p>
          </table:table-cell>
          <table:table-cell table:style-name="ce25" table:formula="of:=[.I39]" office:value-type="string" office:string-value="betaltTrygdeavgiftTilJanMayen" calcext:value-type="string">
            <text:p>betaltTrygdeavgiftTilJanMayen</text:p>
          </table:table-cell>
          <table:table-cell table:style-name="ce29"/>
          <table:table-cell table:style-name="ce34" office:value-type="string" calcext:value-type="string">
            <text:p>Forskuddstrekkbeskrivelse</text:p>
          </table:table-cell>
          <table:table-cell table:style-name="ce34" office:value-type="string" calcext:value-type="string">
            <text:p>betaltTrygdeavgiftTilJanMayen</text:p>
          </table:table-cell>
          <table:table-cell table:style-name="ce34" office:value-type="string" calcext:value-type="string">
            <text:p>2014-01</text:p>
          </table:table-cell>
          <table:table-cell table:style-name="ce29"/>
          <table:table-cell table:style-name="ce34" office:value-type="string" calcext:value-type="string">
            <text:p>Betalt trygdeavgift til Jan Mayen</text:p>
          </table:table-cell>
          <table:table-cell table:style-name="ce40" office:value-type="string" calcext:value-type="string">
            <text:p><text:span text:style-name="T1">Betalt trygdeavgift til Jan Mayen</text:span></text:p>
          </table:table-cell>
          <table:table-cell table:style-name="ce44" office:value-type="string" calcext:value-type="string">
            <text:p><text:span text:style-name="T1">National insurance contributions to Jan Mayen</text:span></text:p>
          </table:table-cell>
          <table:table-cell table:style-name="ce47" office:value-type="string" calcext:value-type="string">
            <text:p>SKD_EDAG_Forskuddstrekkbeskrivelse</text:p>
          </table:table-cell>
          <table:table-cell table:number-columns-repeated="1009"/>
        </table:table-row>
        <table:table-row table:style-name="ro1">
          <table:table-cell table:style-name="ce3" table:formula="of:=IF([.G40]=&quot;UTGÅR&quot;;&quot;&quot;;VLOOKUP([.H40];[$'res.field'.E$1:$'res.field'.M$1048576];9;0))" office:value-type="string" office:string-value="i" calcext:value-type="string">
            <text:p>i</text:p>
          </table:table-cell>
          <table:table-cell table:style-name="ce5" table:formula="of:=&quot;&quot;&quot;&quot;&amp;[.C40]&amp;&quot;&quot;&quot;,&quot;&quot;&quot;&amp;[.D40]&amp;&quot;&quot;&quot;,&quot;&quot;&quot;&amp;[.E40]&amp;&quot;&quot;&quot;,&quot;&quot;&quot;&amp;[.F40]&amp;&quot;&quot;&quot;&quot;" office:value-type="string" office:string-value="&quot;l10n_no_hr_payroll.res_field_selection_Forskuddstrekkbeskrivelse_janMayenOgBilandene&quot;,&quot;l10n_no_hr_payroll.res_field_l10n_no_Forskuddstrekkbeskrivelse&quot;,&quot;janMayenOgBilandene&quot;,&quot;janMayenOgBilandene&quot;" calcext:value-type="string">
            <text:p>"l10n_no_hr_payroll.res_field_selection_Forskuddstrekkbeskrivelse_janMayenOgBilandene","l10n_no_hr_payroll.res_field_l10n_no_Forskuddstrekkbeskrivelse","janMayenOgBilandene","janMayenOgBilandene"</text:p>
          </table:table-cell>
          <table:table-cell table:style-name="ce5" table:formula="of:=&quot;l10n_no_hr_payroll.res_field_selection_&quot;&amp;SUBSTITUTE([.H40]&amp;&quot;_&quot;&amp;[.E40];&quot;.&quot;;&quot;_&quot;)" office:value-type="string" office:string-value="l10n_no_hr_payroll.res_field_selection_Forskuddstrekkbeskrivelse_janMayenOgBilandene" calcext:value-type="string">
            <text:p>l10n_no_hr_payroll.res_field_selection_Forskuddstrekkbeskrivelse_janMayenOgBilandene</text:p>
          </table:table-cell>
          <table:table-cell table:style-name="ce5" table:formula="of:=&quot;l10n_no_hr_payroll.res_field_l10n_no_&quot;&amp;[.H40]" office:value-type="string" office:string-value="l10n_no_hr_payroll.res_field_l10n_no_Forskuddstrekkbeskrivelse" calcext:value-type="string">
            <text:p>l10n_no_hr_payroll.res_field_l10n_no_Forskuddstrekkbeskrivelse</text:p>
          </table:table-cell>
          <table:table-cell table:style-name="ce22" table:formula="of:=[.I40]" office:value-type="string" office:string-value="janMayenOgBilandene" calcext:value-type="string">
            <text:p>janMayenOgBilandene</text:p>
          </table:table-cell>
          <table:table-cell table:style-name="ce25" table:formula="of:=[.I40]" office:value-type="string" office:string-value="janMayenOgBilandene" calcext:value-type="string">
            <text:p>janMayenOgBilandene</text:p>
          </table:table-cell>
          <table:table-cell table:style-name="ce29"/>
          <table:table-cell table:style-name="ce34" office:value-type="string" calcext:value-type="string">
            <text:p>Forskuddstrekkbeskrivelse</text:p>
          </table:table-cell>
          <table:table-cell table:style-name="ce34" office:value-type="string" calcext:value-type="string">
            <text:p>janMayenOgBilandene</text:p>
          </table:table-cell>
          <table:table-cell table:style-name="ce34" office:value-type="string" calcext:value-type="string">
            <text:p>2013-01</text:p>
          </table:table-cell>
          <table:table-cell table:style-name="ce29"/>
          <table:table-cell table:style-name="ce34" office:value-type="string" calcext:value-type="string">
            <text:p>Jan Mayen og bilandene</text:p>
          </table:table-cell>
          <table:table-cell table:style-name="ce40" office:value-type="string" calcext:value-type="string">
            <text:p><text:span text:style-name="T1">Jan Mayen og bilanda</text:span></text:p>
          </table:table-cell>
          <table:table-cell table:style-name="ce44" office:value-type="string" calcext:value-type="string">
            <text:p>Jan Mayen and the Norwegian dependencies </text:p>
          </table:table-cell>
          <table:table-cell table:style-name="ce29"/>
          <table:table-cell table:number-columns-repeated="1009"/>
        </table:table-row>
        <table:table-row table:style-name="ro1">
          <table:table-cell table:style-name="ce3" table:formula="of:=IF([.G41]=&quot;UTGÅR&quot;;&quot;&quot;;VLOOKUP([.H41];[$'res.field'.E$1:$'res.field'.M$1048576];9;0))" office:value-type="string" office:string-value="i" calcext:value-type="string">
            <text:p>i</text:p>
          </table:table-cell>
          <table:table-cell table:style-name="ce5" table:formula="of:=&quot;&quot;&quot;&quot;&amp;[.C41]&amp;&quot;&quot;&quot;,&quot;&quot;&quot;&amp;[.D41]&amp;&quot;&quot;&quot;,&quot;&quot;&quot;&amp;[.E41]&amp;&quot;&quot;&quot;,&quot;&quot;&quot;&amp;[.F41]&amp;&quot;&quot;&quot;&quot;" office:value-type="string" office:string-value="&quot;l10n_no_hr_payroll.res_field_selection_Forskuddstrekkbeskrivelse_kildeskattPaaPensjon&quot;,&quot;l10n_no_hr_payroll.res_field_l10n_no_Forskuddstrekkbeskrivelse&quot;,&quot;kildeskattPaaPensjon&quot;,&quot;kildeskattPaaPensjon&quot;" calcext:value-type="string">
            <text:p>"l10n_no_hr_payroll.res_field_selection_Forskuddstrekkbeskrivelse_kildeskattPaaPensjon","l10n_no_hr_payroll.res_field_l10n_no_Forskuddstrekkbeskrivelse","kildeskattPaaPensjon","kildeskattPaaPensjon"</text:p>
          </table:table-cell>
          <table:table-cell table:style-name="ce5" table:formula="of:=&quot;l10n_no_hr_payroll.res_field_selection_&quot;&amp;SUBSTITUTE([.H41]&amp;&quot;_&quot;&amp;[.E41];&quot;.&quot;;&quot;_&quot;)" office:value-type="string" office:string-value="l10n_no_hr_payroll.res_field_selection_Forskuddstrekkbeskrivelse_kildeskattPaaPensjon" calcext:value-type="string">
            <text:p>l10n_no_hr_payroll.res_field_selection_Forskuddstrekkbeskrivelse_kildeskattPaaPensjon</text:p>
          </table:table-cell>
          <table:table-cell table:style-name="ce5" table:formula="of:=&quot;l10n_no_hr_payroll.res_field_l10n_no_&quot;&amp;[.H41]" office:value-type="string" office:string-value="l10n_no_hr_payroll.res_field_l10n_no_Forskuddstrekkbeskrivelse" calcext:value-type="string">
            <text:p>l10n_no_hr_payroll.res_field_l10n_no_Forskuddstrekkbeskrivelse</text:p>
          </table:table-cell>
          <table:table-cell table:style-name="ce22" table:formula="of:=[.I41]" office:value-type="string" office:string-value="kildeskattPaaPensjon" calcext:value-type="string">
            <text:p>kildeskattPaaPensjon</text:p>
          </table:table-cell>
          <table:table-cell table:style-name="ce25" table:formula="of:=[.I41]" office:value-type="string" office:string-value="kildeskattPaaPensjon" calcext:value-type="string">
            <text:p>kildeskattPaaPensjon</text:p>
          </table:table-cell>
          <table:table-cell table:style-name="ce29"/>
          <table:table-cell table:style-name="ce34" office:value-type="string" calcext:value-type="string">
            <text:p>Forskuddstrekkbeskrivelse</text:p>
          </table:table-cell>
          <table:table-cell table:style-name="ce34" office:value-type="string" calcext:value-type="string">
            <text:p>kildeskattPaaPensjon</text:p>
          </table:table-cell>
          <table:table-cell table:style-name="ce34" office:value-type="string" calcext:value-type="string">
            <text:p>2013-01</text:p>
          </table:table-cell>
          <table:table-cell table:style-name="ce29"/>
          <table:table-cell table:style-name="ce34" office:value-type="string" calcext:value-type="string">
            <text:p>Kildeskatt på pensjon</text:p>
          </table:table-cell>
          <table:table-cell table:style-name="ce40" office:value-type="string" calcext:value-type="string">
            <text:p><text:span text:style-name="T1">Kjeldeskatt på pensjon</text:span></text:p>
          </table:table-cell>
          <table:table-cell table:style-name="ce41" office:value-type="string" calcext:value-type="string">
            <text:p>Tax deducted at source on pensions</text:p>
          </table:table-cell>
          <table:table-cell table:style-name="ce29"/>
          <table:table-cell table:style-name="ce50" table:number-columns-repeated="1009"/>
        </table:table-row>
        <table:table-row table:style-name="ro2">
          <table:table-cell table:style-name="ce3" table:formula="of:=IF([.G42]=&quot;UTGÅR&quot;;&quot;&quot;;VLOOKUP([.H42];[$'res.field'.E$1:$'res.field'.M$1048576];9;0))" office:value-type="string" office:string-value="i" calcext:value-type="string">
            <text:p>i</text:p>
          </table:table-cell>
          <table:table-cell table:style-name="ce5" table:formula="of:=&quot;&quot;&quot;&quot;&amp;[.C42]&amp;&quot;&quot;&quot;,&quot;&quot;&quot;&amp;[.D42]&amp;&quot;&quot;&quot;,&quot;&quot;&quot;&amp;[.E42]&amp;&quot;&quot;&quot;,&quot;&quot;&quot;&amp;[.F42]&amp;&quot;&quot;&quot;&quot;" office:value-type="string" office:string-value="&quot;l10n_no_hr_payroll.res_field_selection_Forskuddstrekkbeskrivelse_svalbard&quot;,&quot;l10n_no_hr_payroll.res_field_l10n_no_Forskuddstrekkbeskrivelse&quot;,&quot;svalbard&quot;,&quot;svalbard&quot;" calcext:value-type="string">
            <text:p>"l10n_no_hr_payroll.res_field_selection_Forskuddstrekkbeskrivelse_svalbard","l10n_no_hr_payroll.res_field_l10n_no_Forskuddstrekkbeskrivelse","svalbard","svalbard"</text:p>
          </table:table-cell>
          <table:table-cell table:style-name="ce5" table:formula="of:=&quot;l10n_no_hr_payroll.res_field_selection_&quot;&amp;SUBSTITUTE([.H42]&amp;&quot;_&quot;&amp;[.E42];&quot;.&quot;;&quot;_&quot;)" office:value-type="string" office:string-value="l10n_no_hr_payroll.res_field_selection_Forskuddstrekkbeskrivelse_svalbard" calcext:value-type="string">
            <text:p>l10n_no_hr_payroll.res_field_selection_Forskuddstrekkbeskrivelse_svalbard</text:p>
          </table:table-cell>
          <table:table-cell table:style-name="ce5" table:formula="of:=&quot;l10n_no_hr_payroll.res_field_l10n_no_&quot;&amp;[.H42]" office:value-type="string" office:string-value="l10n_no_hr_payroll.res_field_l10n_no_Forskuddstrekkbeskrivelse" calcext:value-type="string">
            <text:p>l10n_no_hr_payroll.res_field_l10n_no_Forskuddstrekkbeskrivelse</text:p>
          </table:table-cell>
          <table:table-cell table:style-name="ce22" table:formula="of:=[.I42]" office:value-type="string" office:string-value="svalbard" calcext:value-type="string">
            <text:p>svalbard</text:p>
          </table:table-cell>
          <table:table-cell table:style-name="ce25" table:formula="of:=[.I42]" office:value-type="string" office:string-value="svalbard" calcext:value-type="string">
            <text:p>svalbard</text:p>
          </table:table-cell>
          <table:table-cell table:style-name="ce29"/>
          <table:table-cell table:style-name="ce34" office:value-type="string" calcext:value-type="string">
            <text:p>Forskuddstrekkbeskrivelse</text:p>
          </table:table-cell>
          <table:table-cell table:style-name="ce34" office:value-type="string" calcext:value-type="string">
            <text:p>svalbard</text:p>
          </table:table-cell>
          <table:table-cell table:style-name="ce34" office:value-type="string" calcext:value-type="string">
            <text:p>2013-01</text:p>
          </table:table-cell>
          <table:table-cell table:style-name="ce29"/>
          <table:table-cell table:style-name="ce34" office:value-type="string" calcext:value-type="string">
            <text:p>Svalbard</text:p>
          </table:table-cell>
          <table:table-cell table:style-name="ce40" office:value-type="string" calcext:value-type="string">
            <text:p><text:span text:style-name="T1">Svalbard</text:span></text:p>
          </table:table-cell>
          <table:table-cell table:style-name="ce40" office:value-type="string" calcext:value-type="string">
            <text:p>Svalbard</text:p>
          </table:table-cell>
          <table:table-cell table:style-name="ce29"/>
          <table:table-cell table:style-name="ce50" table:number-columns-repeated="1009"/>
        </table:table-row>
        <table:table-row table:style-name="ro1">
          <table:table-cell table:style-name="ce3" table:formula="of:=IF([.G43]=&quot;UTGÅR&quot;;&quot;&quot;;VLOOKUP([.H43];[$'res.field'.E$1:$'res.field'.M$1048576];9;0))" office:value-type="string" office:string-value="i" calcext:value-type="string">
            <text:p>i</text:p>
          </table:table-cell>
          <table:table-cell table:style-name="ce5" table:formula="of:=&quot;&quot;&quot;&quot;&amp;[.C43]&amp;&quot;&quot;&quot;,&quot;&quot;&quot;&amp;[.D43]&amp;&quot;&quot;&quot;,&quot;&quot;&quot;&amp;[.E43]&amp;&quot;&quot;&quot;,&quot;&quot;&quot;&amp;[.F43]&amp;&quot;&quot;&quot;&quot;" office:value-type="string" office:string-value="&quot;l10n_no_hr_payroll.res_field_selection_Forskuddstrekkbeskrivelse_barnepensjon&quot;,&quot;l10n_no_hr_payroll.res_field_l10n_no_Forskuddstrekkbeskrivelse&quot;,&quot;barnepensjon&quot;,&quot;barnepensjon&quot;" calcext:value-type="string">
            <text:p>"l10n_no_hr_payroll.res_field_selection_Forskuddstrekkbeskrivelse_barnepensjon","l10n_no_hr_payroll.res_field_l10n_no_Forskuddstrekkbeskrivelse","barnepensjon","barnepensjon"</text:p>
          </table:table-cell>
          <table:table-cell table:style-name="ce5" table:formula="of:=&quot;l10n_no_hr_payroll.res_field_selection_&quot;&amp;SUBSTITUTE([.H43]&amp;&quot;_&quot;&amp;[.E43];&quot;.&quot;;&quot;_&quot;)" office:value-type="string" office:string-value="l10n_no_hr_payroll.res_field_selection_Forskuddstrekkbeskrivelse_barnepensjon" calcext:value-type="string">
            <text:p>l10n_no_hr_payroll.res_field_selection_Forskuddstrekkbeskrivelse_barnepensjon</text:p>
          </table:table-cell>
          <table:table-cell table:style-name="ce5" table:formula="of:=&quot;l10n_no_hr_payroll.res_field_l10n_no_&quot;&amp;[.H43]" office:value-type="string" office:string-value="l10n_no_hr_payroll.res_field_l10n_no_Forskuddstrekkbeskrivelse" calcext:value-type="string">
            <text:p>l10n_no_hr_payroll.res_field_l10n_no_Forskuddstrekkbeskrivelse</text:p>
          </table:table-cell>
          <table:table-cell table:style-name="ce22" table:formula="of:=[.I43]" office:value-type="string" office:string-value="barnepensjon" calcext:value-type="string">
            <text:p>barnepensjon</text:p>
          </table:table-cell>
          <table:table-cell table:style-name="ce25" table:formula="of:=[.I43]" office:value-type="string" office:string-value="barnepensjon" calcext:value-type="string">
            <text:p>barnepensjon</text:p>
          </table:table-cell>
          <table:table-cell table:style-name="ce29"/>
          <table:table-cell table:style-name="ce34" office:value-type="string" calcext:value-type="string">
            <text:p>Forskuddstrekkbeskrivelse</text:p>
          </table:table-cell>
          <table:table-cell table:style-name="ce34" office:value-type="string" calcext:value-type="string">
            <text:p>barnepensjon</text:p>
          </table:table-cell>
          <table:table-cell table:style-name="ce34" office:value-type="string" calcext:value-type="string">
            <text:p>2014-01</text:p>
          </table:table-cell>
          <table:table-cell table:style-name="ce29"/>
          <table:table-cell table:style-name="ce34" office:value-type="string" calcext:value-type="string">
            <text:p>Barnepensjon</text:p>
          </table:table-cell>
          <table:table-cell table:style-name="ce40" office:value-type="string" calcext:value-type="string">
            <text:p><text:span text:style-name="T1">Barnepensjon</text:span></text:p>
          </table:table-cell>
          <table:table-cell table:style-name="ce41" office:value-type="string" calcext:value-type="string">
            <text:p>Children’s pension </text:p>
          </table:table-cell>
          <table:table-cell table:style-name="ce29"/>
          <table:table-cell table:style-name="ce50" table:number-columns-repeated="1009"/>
        </table:table-row>
        <table:table-row table:style-name="ro1">
          <table:table-cell table:style-name="ce3" table:formula="of:=IF([.G44]=&quot;UTGÅR&quot;;&quot;&quot;;VLOOKUP([.H44];[$'res.field'.E$1:$'res.field'.M$1048576];9;0))" office:value-type="string" office:string-value="i" calcext:value-type="string">
            <text:p>i</text:p>
          </table:table-cell>
          <table:table-cell table:style-name="ce5" table:formula="of:=&quot;&quot;&quot;&quot;&amp;[.C44]&amp;&quot;&quot;&quot;,&quot;&quot;&quot;&amp;[.D44]&amp;&quot;&quot;&quot;,&quot;&quot;&quot;&amp;[.E44]&amp;&quot;&quot;&quot;,&quot;&quot;&quot;&amp;[.F44]&amp;&quot;&quot;&quot;&quot;" office:value-type="string" office:string-value="&quot;l10n_no_hr_payroll.res_field_selection_Forskuddstrekkbeskrivelse_refusjonNegativeEtteroppgjoer&quot;,&quot;l10n_no_hr_payroll.res_field_l10n_no_Forskuddstrekkbeskrivelse&quot;,&quot;refusjonNegativeEtteroppgjoer&quot;,&quot;refusjonNegativeEtteroppgjoer&quot;" calcext:value-type="string">
            <text:p>"l10n_no_hr_payroll.res_field_selection_Forskuddstrekkbeskrivelse_refusjonNegativeEtteroppgjoer","l10n_no_hr_payroll.res_field_l10n_no_Forskuddstrekkbeskrivelse","refusjonNegativeEtteroppgjoer","refusjonNegativeEtteroppgjoer"</text:p>
          </table:table-cell>
          <table:table-cell table:style-name="ce5" table:formula="of:=&quot;l10n_no_hr_payroll.res_field_selection_&quot;&amp;SUBSTITUTE([.H44]&amp;&quot;_&quot;&amp;[.E44];&quot;.&quot;;&quot;_&quot;)" office:value-type="string" office:string-value="l10n_no_hr_payroll.res_field_selection_Forskuddstrekkbeskrivelse_refusjonNegativeEtteroppgjoer" calcext:value-type="string">
            <text:p>l10n_no_hr_payroll.res_field_selection_Forskuddstrekkbeskrivelse_refusjonNegativeEtteroppgjoer</text:p>
          </table:table-cell>
          <table:table-cell table:style-name="ce5" table:formula="of:=&quot;l10n_no_hr_payroll.res_field_l10n_no_&quot;&amp;[.H44]" office:value-type="string" office:string-value="l10n_no_hr_payroll.res_field_l10n_no_Forskuddstrekkbeskrivelse" calcext:value-type="string">
            <text:p>l10n_no_hr_payroll.res_field_l10n_no_Forskuddstrekkbeskrivelse</text:p>
          </table:table-cell>
          <table:table-cell table:style-name="ce22" table:formula="of:=[.I44]" office:value-type="string" office:string-value="refusjonNegativeEtteroppgjoer" calcext:value-type="string">
            <text:p>refusjonNegativeEtteroppgjoer</text:p>
          </table:table-cell>
          <table:table-cell table:style-name="ce25" table:formula="of:=[.I44]" office:value-type="string" office:string-value="refusjonNegativeEtteroppgjoer" calcext:value-type="string">
            <text:p>refusjonNegativeEtteroppgjoer</text:p>
          </table:table-cell>
          <table:table-cell table:style-name="ce29"/>
          <table:table-cell table:style-name="ce34" office:value-type="string" calcext:value-type="string">
            <text:p>Forskuddstrekkbeskrivelse</text:p>
          </table:table-cell>
          <table:table-cell table:style-name="ce34" office:value-type="string" calcext:value-type="string">
            <text:p>refusjonNegativeEtteroppgjoer</text:p>
          </table:table-cell>
          <table:table-cell table:number-columns-repeated="2" table:style-name="ce34" office:value-type="string" calcext:value-type="string">
            <text:p>2016-01</text:p>
          </table:table-cell>
          <table:table-cell table:number-columns-repeated="3" table:style-name="ce34" office:value-type="string" calcext:value-type="string">
            <text:p>Refusjon av negative etteroppgjør </text:p>
          </table:table-cell>
          <table:table-cell table:style-name="ce29"/>
          <table:table-cell table:style-name="ce50" table:number-columns-repeated="1009"/>
        </table:table-row>
        <table:table-row table:style-name="ro1">
          <table:table-cell table:style-name="ce3" table:formula="of:=IF([.G45]=&quot;UTGÅR&quot;;&quot;&quot;;VLOOKUP([.H45];[$'res.field'.E$1:$'res.field'.M$1048576];9;0))" office:value-type="string" office:string-value="i" calcext:value-type="string">
            <text:p>i</text:p>
          </table:table-cell>
          <table:table-cell table:style-name="ce5" table:formula="of:=&quot;&quot;&quot;&quot;&amp;[.C45]&amp;&quot;&quot;&quot;,&quot;&quot;&quot;&amp;[.D45]&amp;&quot;&quot;&quot;,&quot;&quot;&quot;&amp;[.E45]&amp;&quot;&quot;&quot;,&quot;&quot;&quot;&amp;[.F45]&amp;&quot;&quot;&quot;&quot;" office:value-type="string" office:string-value="&quot;l10n_no_hr_payroll.res_field_selection_Forskuddstrekkbeskrivelse_refusjonNegativeEtteroppgjoerKildeskatt&quot;,&quot;l10n_no_hr_payroll.res_field_l10n_no_Forskuddstrekkbeskrivelse&quot;,&quot;refusjonNegativeEtteroppgjoerKildeskatt&quot;,&quot;refusjonNegativeEtteroppgjoerKildeskatt&quot;" calcext:value-type="string">
            <text:p>"l10n_no_hr_payroll.res_field_selection_Forskuddstrekkbeskrivelse_refusjonNegativeEtteroppgjoerKildeskatt","l10n_no_hr_payroll.res_field_l10n_no_Forskuddstrekkbeskrivelse","refusjonNegativeEtteroppgjoerKildeskatt","refusjonNegativeEtteroppgjoerKildeskatt"</text:p>
          </table:table-cell>
          <table:table-cell table:style-name="ce5" table:formula="of:=&quot;l10n_no_hr_payroll.res_field_selection_&quot;&amp;SUBSTITUTE([.H45]&amp;&quot;_&quot;&amp;[.E45];&quot;.&quot;;&quot;_&quot;)" office:value-type="string" office:string-value="l10n_no_hr_payroll.res_field_selection_Forskuddstrekkbeskrivelse_refusjonNegativeEtteroppgjoerKildeskatt" calcext:value-type="string">
            <text:p>l10n_no_hr_payroll.res_field_selection_Forskuddstrekkbeskrivelse_refusjonNegativeEtteroppgjoerKildeskatt</text:p>
          </table:table-cell>
          <table:table-cell table:style-name="ce5" table:formula="of:=&quot;l10n_no_hr_payroll.res_field_l10n_no_&quot;&amp;[.H45]" office:value-type="string" office:string-value="l10n_no_hr_payroll.res_field_l10n_no_Forskuddstrekkbeskrivelse" calcext:value-type="string">
            <text:p>l10n_no_hr_payroll.res_field_l10n_no_Forskuddstrekkbeskrivelse</text:p>
          </table:table-cell>
          <table:table-cell table:style-name="ce22" table:formula="of:=[.I45]" office:value-type="string" office:string-value="refusjonNegativeEtteroppgjoerKildeskatt" calcext:value-type="string">
            <text:p>refusjonNegativeEtteroppgjoerKildeskatt</text:p>
          </table:table-cell>
          <table:table-cell table:style-name="ce25" table:formula="of:=[.I45]" office:value-type="string" office:string-value="refusjonNegativeEtteroppgjoerKildeskatt" calcext:value-type="string">
            <text:p>refusjonNegativeEtteroppgjoerKildeskatt</text:p>
          </table:table-cell>
          <table:table-cell table:style-name="ce29"/>
          <table:table-cell table:style-name="ce34" office:value-type="string" calcext:value-type="string">
            <text:p>Forskuddstrekkbeskrivelse</text:p>
          </table:table-cell>
          <table:table-cell table:style-name="ce34" office:value-type="string" calcext:value-type="string">
            <text:p>refusjonNegativeEtteroppgjoerKildeskatt</text:p>
          </table:table-cell>
          <table:table-cell table:number-columns-repeated="2" table:style-name="ce34" office:value-type="string" calcext:value-type="string">
            <text:p>2016-01</text:p>
          </table:table-cell>
          <table:table-cell table:number-columns-repeated="3" table:style-name="ce34" office:value-type="string" calcext:value-type="string">
            <text:p>Refusjon av negative etteroppgjør kildeskatt</text:p>
          </table:table-cell>
          <table:table-cell table:style-name="ce29"/>
          <table:table-cell table:style-name="ce50" table:number-columns-repeated="1009"/>
        </table:table-row>
        <table:table-row table:style-name="ro1">
          <table:table-cell table:style-name="ce3" table:formula="of:=IF([.G46]=&quot;UTGÅR&quot;;&quot;&quot;;VLOOKUP([.H46];[$'res.field'.E$1:$'res.field'.M$1048576];9;0))" office:value-type="string" office:string-value="i" calcext:value-type="string">
            <text:p>i</text:p>
          </table:table-cell>
          <table:table-cell table:style-name="ce5" table:formula="of:=&quot;&quot;&quot;&quot;&amp;[.C46]&amp;&quot;&quot;&quot;,&quot;&quot;&quot;&amp;[.D46]&amp;&quot;&quot;&quot;,&quot;&quot;&quot;&amp;[.E46]&amp;&quot;&quot;&quot;,&quot;&quot;&quot;&amp;[.F46]&amp;&quot;&quot;&quot;&quot;" office:value-type="string" office:string-value="&quot;l10n_no_hr_payroll.res_field_selection_Forskuddstrekkbeskrivelse_refusjonNegativeEtteroppgjoerSvalbard&quot;,&quot;l10n_no_hr_payroll.res_field_l10n_no_Forskuddstrekkbeskrivelse&quot;,&quot;refusjonNegativeEtteroppgjoerSvalbard&quot;,&quot;refusjonNegativeEtteroppgjoerSvalbard&quot;" calcext:value-type="string">
            <text:p>"l10n_no_hr_payroll.res_field_selection_Forskuddstrekkbeskrivelse_refusjonNegativeEtteroppgjoerSvalbard","l10n_no_hr_payroll.res_field_l10n_no_Forskuddstrekkbeskrivelse","refusjonNegativeEtteroppgjoerSvalbard","refusjonNegativeEtteroppgjoerSvalbard"</text:p>
          </table:table-cell>
          <table:table-cell table:style-name="ce5" table:formula="of:=&quot;l10n_no_hr_payroll.res_field_selection_&quot;&amp;SUBSTITUTE([.H46]&amp;&quot;_&quot;&amp;[.E46];&quot;.&quot;;&quot;_&quot;)" office:value-type="string" office:string-value="l10n_no_hr_payroll.res_field_selection_Forskuddstrekkbeskrivelse_refusjonNegativeEtteroppgjoerSvalbard" calcext:value-type="string">
            <text:p>l10n_no_hr_payroll.res_field_selection_Forskuddstrekkbeskrivelse_refusjonNegativeEtteroppgjoerSvalbard</text:p>
          </table:table-cell>
          <table:table-cell table:style-name="ce5" table:formula="of:=&quot;l10n_no_hr_payroll.res_field_l10n_no_&quot;&amp;[.H46]" office:value-type="string" office:string-value="l10n_no_hr_payroll.res_field_l10n_no_Forskuddstrekkbeskrivelse" calcext:value-type="string">
            <text:p>l10n_no_hr_payroll.res_field_l10n_no_Forskuddstrekkbeskrivelse</text:p>
          </table:table-cell>
          <table:table-cell table:style-name="ce22" table:formula="of:=[.I46]" office:value-type="string" office:string-value="refusjonNegativeEtteroppgjoerSvalbard" calcext:value-type="string">
            <text:p>refusjonNegativeEtteroppgjoerSvalbard</text:p>
          </table:table-cell>
          <table:table-cell table:style-name="ce25" table:formula="of:=[.I46]" office:value-type="string" office:string-value="refusjonNegativeEtteroppgjoerSvalbard" calcext:value-type="string">
            <text:p>refusjonNegativeEtteroppgjoerSvalbard</text:p>
          </table:table-cell>
          <table:table-cell table:style-name="ce29"/>
          <table:table-cell table:style-name="ce34" office:value-type="string" calcext:value-type="string">
            <text:p>Forskuddstrekkbeskrivelse</text:p>
          </table:table-cell>
          <table:table-cell table:style-name="ce34" office:value-type="string" calcext:value-type="string">
            <text:p>refusjonNegativeEtteroppgjoerSvalbard</text:p>
          </table:table-cell>
          <table:table-cell table:number-columns-repeated="2" table:style-name="ce34" office:value-type="string" calcext:value-type="string">
            <text:p>2016-01</text:p>
          </table:table-cell>
          <table:table-cell table:number-columns-repeated="3" table:style-name="ce34" office:value-type="string" calcext:value-type="string">
            <text:p>Refusjon av negative etteroppgjør Svalbard</text:p>
          </table:table-cell>
          <table:table-cell table:style-name="ce29"/>
          <table:table-cell table:style-name="ce50" table:number-columns-repeated="1009"/>
        </table:table-row>
        <table:table-row table:style-name="ro2">
          <table:table-cell table:style-name="ce3" table:formula="of:=IF([.G47]=&quot;UTGÅR&quot;;&quot;&quot;;VLOOKUP([.H47];[$'res.field'.E$1:$'res.field'.M$1048576];9;0))">
            <text:p/>
          </table:table-cell>
          <table:table-cell table:style-name="ce5" table:formula="of:=&quot;&quot;&quot;&quot;&amp;[.C47]&amp;&quot;&quot;&quot;,&quot;&quot;&quot;&amp;[.D47]&amp;&quot;&quot;&quot;,&quot;&quot;&quot;&amp;[.E47]&amp;&quot;&quot;&quot;,&quot;&quot;&quot;&amp;[.F47]&amp;&quot;&quot;&quot;&quot;" office:value-type="string" office:string-value="&quot;l10n_no_hr_payroll.res_field_selection_Fradragbeskrivelse_brakkeleie&quot;,&quot;l10n_no_hr_payroll.res_field_l10n_no_Fradragbeskrivelse&quot;,&quot;brakkeleie&quot;,&quot;brakkeleie&quot;" calcext:value-type="string">
            <text:p>"l10n_no_hr_payroll.res_field_selection_Fradragbeskrivelse_brakkeleie","l10n_no_hr_payroll.res_field_l10n_no_Fradragbeskrivelse","brakkeleie","brakkeleie"</text:p>
          </table:table-cell>
          <table:table-cell table:style-name="ce5" table:formula="of:=&quot;l10n_no_hr_payroll.res_field_selection_&quot;&amp;SUBSTITUTE([.H47]&amp;&quot;_&quot;&amp;[.E47];&quot;.&quot;;&quot;_&quot;)" office:value-type="string" office:string-value="l10n_no_hr_payroll.res_field_selection_Fradragbeskrivelse_brakkeleie" calcext:value-type="string">
            <text:p>l10n_no_hr_payroll.res_field_selection_Fradragbeskrivelse_brakkeleie</text:p>
          </table:table-cell>
          <table:table-cell table:style-name="ce5" table:formula="of:=&quot;l10n_no_hr_payroll.res_field_l10n_no_&quot;&amp;[.H47]" office:value-type="string" office:string-value="l10n_no_hr_payroll.res_field_l10n_no_Fradragbeskrivelse" calcext:value-type="string">
            <text:p>l10n_no_hr_payroll.res_field_l10n_no_Fradragbeskrivelse</text:p>
          </table:table-cell>
          <table:table-cell table:style-name="ce22" table:formula="of:=[.I47]" office:value-type="string" office:string-value="brakkeleie" calcext:value-type="string">
            <text:p>brakkeleie</text:p>
          </table:table-cell>
          <table:table-cell table:style-name="ce25" table:formula="of:=[.I47]" office:value-type="string" office:string-value="brakkeleie" calcext:value-type="string">
            <text:p>brakkeleie</text:p>
          </table:table-cell>
          <table:table-cell table:style-name="ce29"/>
          <table:table-cell table:style-name="ce34" office:value-type="string" calcext:value-type="string">
            <text:p>Fradragbeskrivelse</text:p>
          </table:table-cell>
          <table:table-cell table:style-name="ce34" office:value-type="string" calcext:value-type="string">
            <text:p>brakkeleie</text:p>
          </table:table-cell>
          <table:table-cell table:style-name="ce34" office:value-type="string" calcext:value-type="string">
            <text:p>2013-01</text:p>
          </table:table-cell>
          <table:table-cell table:style-name="ce29"/>
          <table:table-cell table:style-name="ce34" office:value-type="string" calcext:value-type="string">
            <text:p>Brakkeleie</text:p>
          </table:table-cell>
          <table:table-cell table:style-name="ce40" office:value-type="string" calcext:value-type="string">
            <text:p><text:span text:style-name="T1">Brakkeleige</text:span></text:p>
          </table:table-cell>
          <table:table-cell table:style-name="ce41" office:value-type="string" calcext:value-type="string">
            <text:p>Port cabin rent</text:p>
          </table:table-cell>
          <table:table-cell table:style-name="ce47" office:value-type="string" calcext:value-type="string">
            <text:p>SKD_EDAG_Fradragbeskrivelse</text:p>
          </table:table-cell>
          <table:table-cell table:style-name="ce50" table:number-columns-repeated="1009"/>
        </table:table-row>
        <table:table-row table:style-name="ro1">
          <table:table-cell table:style-name="ce3" table:formula="of:=IF([.G48]=&quot;UTGÅR&quot;;&quot;&quot;;VLOOKUP([.H48];[$'res.field'.E$1:$'res.field'.M$1048576];9;0))">
            <text:p/>
          </table:table-cell>
          <table:table-cell table:style-name="ce5" table:formula="of:=&quot;&quot;&quot;&quot;&amp;[.C48]&amp;&quot;&quot;&quot;,&quot;&quot;&quot;&amp;[.D48]&amp;&quot;&quot;&quot;,&quot;&quot;&quot;&amp;[.E48]&amp;&quot;&quot;&quot;,&quot;&quot;&quot;&amp;[.F48]&amp;&quot;&quot;&quot;&quot;" office:value-type="string" office:string-value="&quot;l10n_no_hr_payroll.res_field_selection_Fradragbeskrivelse_fagforeningskontingent&quot;,&quot;l10n_no_hr_payroll.res_field_l10n_no_Fradragbeskrivelse&quot;,&quot;fagforeningskontingent&quot;,&quot;fagforeningskontingent&quot;" calcext:value-type="string">
            <text:p>"l10n_no_hr_payroll.res_field_selection_Fradragbeskrivelse_fagforeningskontingent","l10n_no_hr_payroll.res_field_l10n_no_Fradragbeskrivelse","fagforeningskontingent","fagforeningskontingent"</text:p>
          </table:table-cell>
          <table:table-cell table:style-name="ce5" table:formula="of:=&quot;l10n_no_hr_payroll.res_field_selection_&quot;&amp;SUBSTITUTE([.H48]&amp;&quot;_&quot;&amp;[.E48];&quot;.&quot;;&quot;_&quot;)" office:value-type="string" office:string-value="l10n_no_hr_payroll.res_field_selection_Fradragbeskrivelse_fagforeningskontingent" calcext:value-type="string">
            <text:p>l10n_no_hr_payroll.res_field_selection_Fradragbeskrivelse_fagforeningskontingent</text:p>
          </table:table-cell>
          <table:table-cell table:style-name="ce5" table:formula="of:=&quot;l10n_no_hr_payroll.res_field_l10n_no_&quot;&amp;[.H48]" office:value-type="string" office:string-value="l10n_no_hr_payroll.res_field_l10n_no_Fradragbeskrivelse" calcext:value-type="string">
            <text:p>l10n_no_hr_payroll.res_field_l10n_no_Fradragbeskrivelse</text:p>
          </table:table-cell>
          <table:table-cell table:style-name="ce22" table:formula="of:=[.I48]" office:value-type="string" office:string-value="fagforeningskontingent" calcext:value-type="string">
            <text:p>fagforeningskontingent</text:p>
          </table:table-cell>
          <table:table-cell table:style-name="ce25" table:formula="of:=[.I48]" office:value-type="string" office:string-value="fagforeningskontingent" calcext:value-type="string">
            <text:p>fagforeningskontingent</text:p>
          </table:table-cell>
          <table:table-cell table:style-name="ce29"/>
          <table:table-cell table:style-name="ce34" office:value-type="string" calcext:value-type="string">
            <text:p>Fradragbeskrivelse</text:p>
          </table:table-cell>
          <table:table-cell table:style-name="ce34" office:value-type="string" calcext:value-type="string">
            <text:p>fagforeningskontingent</text:p>
          </table:table-cell>
          <table:table-cell table:style-name="ce34" office:value-type="string" calcext:value-type="string">
            <text:p>2013-01</text:p>
          </table:table-cell>
          <table:table-cell table:style-name="ce29"/>
          <table:table-cell table:style-name="ce34" office:value-type="string" calcext:value-type="string">
            <text:p>Fagforeningskontingent</text:p>
          </table:table-cell>
          <table:table-cell table:style-name="ce40" office:value-type="string" calcext:value-type="string">
            <text:p><text:span text:style-name="T1">Fagforeiningskontingent</text:span></text:p>
          </table:table-cell>
          <table:table-cell table:style-name="ce41" office:value-type="string" calcext:value-type="string">
            <text:p>Trade union dues</text:p>
          </table:table-cell>
          <table:table-cell table:style-name="ce29"/>
          <table:table-cell table:style-name="ce50" table:number-columns-repeated="1009"/>
        </table:table-row>
        <table:table-row table:style-name="ro1">
          <table:table-cell table:style-name="ce3" table:formula="of:=IF([.G49]=&quot;UTGÅR&quot;;&quot;&quot;;VLOOKUP([.H49];[$'res.field'.E$1:$'res.field'.M$1048576];9;0))">
            <text:p/>
          </table:table-cell>
          <table:table-cell table:style-name="ce5" table:formula="of:=&quot;&quot;&quot;&quot;&amp;[.C49]&amp;&quot;&quot;&quot;,&quot;&quot;&quot;&amp;[.D49]&amp;&quot;&quot;&quot;,&quot;&quot;&quot;&amp;[.E49]&amp;&quot;&quot;&quot;,&quot;&quot;&quot;&amp;[.F49]&amp;&quot;&quot;&quot;&quot;" office:value-type="string" office:string-value="&quot;l10n_no_hr_payroll.res_field_selection_Fradragbeskrivelse_premieTilFondOgTrygd&quot;,&quot;l10n_no_hr_payroll.res_field_l10n_no_Fradragbeskrivelse&quot;,&quot;premieTilFondOgTrygd&quot;,&quot;premieTilFondOgTrygd&quot;" calcext:value-type="string">
            <text:p>"l10n_no_hr_payroll.res_field_selection_Fradragbeskrivelse_premieTilFondOgTrygd","l10n_no_hr_payroll.res_field_l10n_no_Fradragbeskrivelse","premieTilFondOgTrygd","premieTilFondOgTrygd"</text:p>
          </table:table-cell>
          <table:table-cell table:style-name="ce5" table:formula="of:=&quot;l10n_no_hr_payroll.res_field_selection_&quot;&amp;SUBSTITUTE([.H49]&amp;&quot;_&quot;&amp;[.E49];&quot;.&quot;;&quot;_&quot;)" office:value-type="string" office:string-value="l10n_no_hr_payroll.res_field_selection_Fradragbeskrivelse_premieTilFondOgTrygd" calcext:value-type="string">
            <text:p>l10n_no_hr_payroll.res_field_selection_Fradragbeskrivelse_premieTilFondOgTrygd</text:p>
          </table:table-cell>
          <table:table-cell table:style-name="ce5" table:formula="of:=&quot;l10n_no_hr_payroll.res_field_l10n_no_&quot;&amp;[.H49]" office:value-type="string" office:string-value="l10n_no_hr_payroll.res_field_l10n_no_Fradragbeskrivelse" calcext:value-type="string">
            <text:p>l10n_no_hr_payroll.res_field_l10n_no_Fradragbeskrivelse</text:p>
          </table:table-cell>
          <table:table-cell table:style-name="ce22" table:formula="of:=[.I49]" office:value-type="string" office:string-value="premieTilFondOgTrygd" calcext:value-type="string">
            <text:p>premieTilFondOgTrygd</text:p>
          </table:table-cell>
          <table:table-cell table:style-name="ce25" table:formula="of:=[.I49]" office:value-type="string" office:string-value="premieTilFondOgTrygd" calcext:value-type="string">
            <text:p>premieTilFondOgTrygd</text:p>
          </table:table-cell>
          <table:table-cell table:style-name="ce29"/>
          <table:table-cell table:style-name="ce34" office:value-type="string" calcext:value-type="string">
            <text:p>Fradragbeskrivelse</text:p>
          </table:table-cell>
          <table:table-cell table:style-name="ce34" office:value-type="string" calcext:value-type="string">
            <text:p>premieTilFondOgTrygd</text:p>
          </table:table-cell>
          <table:table-cell table:style-name="ce34" office:value-type="string" calcext:value-type="string">
            <text:p>2013-01</text:p>
          </table:table-cell>
          <table:table-cell table:style-name="ce29"/>
          <table:table-cell table:style-name="ce34" office:value-type="string" calcext:value-type="string">
            <text:p>Premie til fond og trygd</text:p>
          </table:table-cell>
          <table:table-cell table:style-name="ce40" office:value-type="string" calcext:value-type="string">
            <text:p><text:span text:style-name="T1">Premie til fond og trygd</text:span></text:p>
          </table:table-cell>
          <table:table-cell table:style-name="ce41" office:value-type="string" calcext:value-type="string">
            <text:p>National Insurance premiums and education and development fund premiums</text:p>
          </table:table-cell>
          <table:table-cell table:style-name="ce29"/>
          <table:table-cell table:style-name="ce50" table:number-columns-repeated="1009"/>
        </table:table-row>
        <table:table-row table:style-name="ro1">
          <table:table-cell table:style-name="ce3" table:formula="of:=IF([.G50]=&quot;UTGÅR&quot;;&quot;&quot;;VLOOKUP([.H50];[$'res.field'.E$1:$'res.field'.M$1048576];9;0))">
            <text:p/>
          </table:table-cell>
          <table:table-cell table:style-name="ce5" table:formula="of:=&quot;&quot;&quot;&quot;&amp;[.C50]&amp;&quot;&quot;&quot;,&quot;&quot;&quot;&amp;[.D50]&amp;&quot;&quot;&quot;,&quot;&quot;&quot;&amp;[.E50]&amp;&quot;&quot;&quot;,&quot;&quot;&quot;&amp;[.F50]&amp;&quot;&quot;&quot;&quot;" office:value-type="string" office:string-value="&quot;l10n_no_hr_payroll.res_field_selection_Fradragbeskrivelse_premieTilPensjonsordninger&quot;,&quot;l10n_no_hr_payroll.res_field_l10n_no_Fradragbeskrivelse&quot;,&quot;premieTilPensjonsordninger&quot;,&quot;premieTilPensjonsordninger&quot;" calcext:value-type="string">
            <text:p>"l10n_no_hr_payroll.res_field_selection_Fradragbeskrivelse_premieTilPensjonsordninger","l10n_no_hr_payroll.res_field_l10n_no_Fradragbeskrivelse","premieTilPensjonsordninger","premieTilPensjonsordninger"</text:p>
          </table:table-cell>
          <table:table-cell table:style-name="ce5" table:formula="of:=&quot;l10n_no_hr_payroll.res_field_selection_&quot;&amp;SUBSTITUTE([.H50]&amp;&quot;_&quot;&amp;[.E50];&quot;.&quot;;&quot;_&quot;)" office:value-type="string" office:string-value="l10n_no_hr_payroll.res_field_selection_Fradragbeskrivelse_premieTilPensjonsordninger" calcext:value-type="string">
            <text:p>l10n_no_hr_payroll.res_field_selection_Fradragbeskrivelse_premieTilPensjonsordninger</text:p>
          </table:table-cell>
          <table:table-cell table:style-name="ce5" table:formula="of:=&quot;l10n_no_hr_payroll.res_field_l10n_no_&quot;&amp;[.H50]" office:value-type="string" office:string-value="l10n_no_hr_payroll.res_field_l10n_no_Fradragbeskrivelse" calcext:value-type="string">
            <text:p>l10n_no_hr_payroll.res_field_l10n_no_Fradragbeskrivelse</text:p>
          </table:table-cell>
          <table:table-cell table:style-name="ce22" table:formula="of:=[.I50]" office:value-type="string" office:string-value="premieTilPensjonsordninger" calcext:value-type="string">
            <text:p>premieTilPensjonsordninger</text:p>
          </table:table-cell>
          <table:table-cell table:style-name="ce25" table:formula="of:=[.I50]" office:value-type="string" office:string-value="premieTilPensjonsordninger" calcext:value-type="string">
            <text:p>premieTilPensjonsordninger</text:p>
          </table:table-cell>
          <table:table-cell table:style-name="ce29"/>
          <table:table-cell table:style-name="ce34" office:value-type="string" calcext:value-type="string">
            <text:p>Fradragbeskrivelse</text:p>
          </table:table-cell>
          <table:table-cell table:style-name="ce34" office:value-type="string" calcext:value-type="string">
            <text:p>premieTilPensjonsordninger</text:p>
          </table:table-cell>
          <table:table-cell table:style-name="ce34" office:value-type="string" calcext:value-type="string">
            <text:p>2013-01</text:p>
          </table:table-cell>
          <table:table-cell table:style-name="ce29"/>
          <table:table-cell table:style-name="ce34" office:value-type="string" calcext:value-type="string">
            <text:p>Premie til pensjonsordninger</text:p>
          </table:table-cell>
          <table:table-cell table:style-name="ce40" office:value-type="string" calcext:value-type="string">
            <text:p><text:span text:style-name="T1">Premie til pensjonsordningar</text:span></text:p>
          </table:table-cell>
          <table:table-cell table:style-name="ce44" office:value-type="string" calcext:value-type="string">
            <text:p>Premium for pension schemes</text:p>
          </table:table-cell>
          <table:table-cell table:style-name="ce29"/>
          <table:table-cell table:style-name="ce50" table:number-columns-repeated="1009"/>
        </table:table-row>
        <table:table-row table:style-name="ro1">
          <table:table-cell table:style-name="ce3" table:formula="of:=IF([.G51]=&quot;UTGÅR&quot;;&quot;&quot;;VLOOKUP([.H51];[$'res.field'.E$1:$'res.field'.M$1048576];9;0))">
            <text:p/>
          </table:table-cell>
          <table:table-cell table:style-name="ce5" table:formula="of:=&quot;&quot;&quot;&quot;&amp;[.C51]&amp;&quot;&quot;&quot;,&quot;&quot;&quot;&amp;[.D51]&amp;&quot;&quot;&quot;,&quot;&quot;&quot;&amp;[.E51]&amp;&quot;&quot;&quot;,&quot;&quot;&quot;&amp;[.F51]&amp;&quot;&quot;&quot;&quot;" office:value-type="string" office:string-value="&quot;l10n_no_hr_payroll.res_field_selection_Fradragbeskrivelse_brakkeleieSvalbard&quot;,&quot;l10n_no_hr_payroll.res_field_l10n_no_Fradragbeskrivelse&quot;,&quot;brakkeleieSvalbard&quot;,&quot;brakkeleieSvalbard&quot;" calcext:value-type="string">
            <text:p>"l10n_no_hr_payroll.res_field_selection_Fradragbeskrivelse_brakkeleieSvalbard","l10n_no_hr_payroll.res_field_l10n_no_Fradragbeskrivelse","brakkeleieSvalbard","brakkeleieSvalbard"</text:p>
          </table:table-cell>
          <table:table-cell table:style-name="ce5" table:formula="of:=&quot;l10n_no_hr_payroll.res_field_selection_&quot;&amp;SUBSTITUTE([.H51]&amp;&quot;_&quot;&amp;[.E51];&quot;.&quot;;&quot;_&quot;)" office:value-type="string" office:string-value="l10n_no_hr_payroll.res_field_selection_Fradragbeskrivelse_brakkeleieSvalbard" calcext:value-type="string">
            <text:p>l10n_no_hr_payroll.res_field_selection_Fradragbeskrivelse_brakkeleieSvalbard</text:p>
          </table:table-cell>
          <table:table-cell table:style-name="ce5" table:formula="of:=&quot;l10n_no_hr_payroll.res_field_l10n_no_&quot;&amp;[.H51]" office:value-type="string" office:string-value="l10n_no_hr_payroll.res_field_l10n_no_Fradragbeskrivelse" calcext:value-type="string">
            <text:p>l10n_no_hr_payroll.res_field_l10n_no_Fradragbeskrivelse</text:p>
          </table:table-cell>
          <table:table-cell table:style-name="ce22" table:formula="of:=[.I51]" office:value-type="string" office:string-value="brakkeleieSvalbard" calcext:value-type="string">
            <text:p>brakkeleieSvalbard</text:p>
          </table:table-cell>
          <table:table-cell table:style-name="ce25" table:formula="of:=[.I51]" office:value-type="string" office:string-value="brakkeleieSvalbard" calcext:value-type="string">
            <text:p>brakkeleieSvalbard</text:p>
          </table:table-cell>
          <table:table-cell table:style-name="ce29"/>
          <table:table-cell table:style-name="ce34" office:value-type="string" calcext:value-type="string">
            <text:p>Fradragbeskrivelse</text:p>
          </table:table-cell>
          <table:table-cell table:style-name="ce34" office:value-type="string" calcext:value-type="string">
            <text:p>brakkeleieSvalbard</text:p>
          </table:table-cell>
          <table:table-cell table:style-name="ce34" office:value-type="string" calcext:value-type="string">
            <text:p>2014-01</text:p>
          </table:table-cell>
          <table:table-cell table:style-name="ce29"/>
          <table:table-cell table:style-name="ce34" office:value-type="string" calcext:value-type="string">
            <text:p>Brakkeleie Svalbard</text:p>
          </table:table-cell>
          <table:table-cell table:style-name="ce40" office:value-type="string" calcext:value-type="string">
            <text:p><text:span text:style-name="T1">Brakkeleige Svalbard</text:span></text:p>
          </table:table-cell>
          <table:table-cell table:style-name="ce40" office:value-type="string" calcext:value-type="string">
            <text:p>Port cabin rent - Svalbard</text:p>
          </table:table-cell>
          <table:table-cell table:style-name="ce29"/>
          <table:table-cell table:style-name="ce50" table:number-columns-repeated="1009"/>
        </table:table-row>
        <table:table-row table:style-name="ro1">
          <table:table-cell table:style-name="ce3" table:formula="of:=IF([.G52]=&quot;UTGÅR&quot;;&quot;&quot;;VLOOKUP([.H52];[$'res.field'.E$1:$'res.field'.M$1048576];9;0))">
            <text:p/>
          </table:table-cell>
          <table:table-cell table:style-name="ce5" table:formula="of:=&quot;&quot;&quot;&quot;&amp;[.C52]&amp;&quot;&quot;&quot;,&quot;&quot;&quot;&amp;[.D52]&amp;&quot;&quot;&quot;,&quot;&quot;&quot;&amp;[.E52]&amp;&quot;&quot;&quot;,&quot;&quot;&quot;&amp;[.F52]&amp;&quot;&quot;&quot;&quot;" office:value-type="string" office:string-value="&quot;l10n_no_hr_payroll.res_field_selection_Fradragbeskrivelse_fagforeningskontingentSvalbard&quot;,&quot;l10n_no_hr_payroll.res_field_l10n_no_Fradragbeskrivelse&quot;,&quot;fagforeningskontingentSvalbard&quot;,&quot;fagforeningskontingentSvalbard&quot;" calcext:value-type="string">
            <text:p>"l10n_no_hr_payroll.res_field_selection_Fradragbeskrivelse_fagforeningskontingentSvalbard","l10n_no_hr_payroll.res_field_l10n_no_Fradragbeskrivelse","fagforeningskontingentSvalbard","fagforeningskontingentSvalbard"</text:p>
          </table:table-cell>
          <table:table-cell table:style-name="ce5" table:formula="of:=&quot;l10n_no_hr_payroll.res_field_selection_&quot;&amp;SUBSTITUTE([.H52]&amp;&quot;_&quot;&amp;[.E52];&quot;.&quot;;&quot;_&quot;)" office:value-type="string" office:string-value="l10n_no_hr_payroll.res_field_selection_Fradragbeskrivelse_fagforeningskontingentSvalbard" calcext:value-type="string">
            <text:p>l10n_no_hr_payroll.res_field_selection_Fradragbeskrivelse_fagforeningskontingentSvalbard</text:p>
          </table:table-cell>
          <table:table-cell table:style-name="ce5" table:formula="of:=&quot;l10n_no_hr_payroll.res_field_l10n_no_&quot;&amp;[.H52]" office:value-type="string" office:string-value="l10n_no_hr_payroll.res_field_l10n_no_Fradragbeskrivelse" calcext:value-type="string">
            <text:p>l10n_no_hr_payroll.res_field_l10n_no_Fradragbeskrivelse</text:p>
          </table:table-cell>
          <table:table-cell table:style-name="ce22" table:formula="of:=[.I52]" office:value-type="string" office:string-value="fagforeningskontingentSvalbard" calcext:value-type="string">
            <text:p>fagforeningskontingentSvalbard</text:p>
          </table:table-cell>
          <table:table-cell table:style-name="ce25" table:formula="of:=[.I52]" office:value-type="string" office:string-value="fagforeningskontingentSvalbard" calcext:value-type="string">
            <text:p>fagforeningskontingentSvalbard</text:p>
          </table:table-cell>
          <table:table-cell table:style-name="ce29"/>
          <table:table-cell table:style-name="ce34" office:value-type="string" calcext:value-type="string">
            <text:p>Fradragbeskrivelse</text:p>
          </table:table-cell>
          <table:table-cell table:style-name="ce34" office:value-type="string" calcext:value-type="string">
            <text:p>fagforeningskontingentSvalbard</text:p>
          </table:table-cell>
          <table:table-cell table:style-name="ce34" office:value-type="string" calcext:value-type="string">
            <text:p>2014-01</text:p>
          </table:table-cell>
          <table:table-cell table:style-name="ce29"/>
          <table:table-cell table:style-name="ce34" office:value-type="string" calcext:value-type="string">
            <text:p>Fagforeningskontingent Svalbard</text:p>
          </table:table-cell>
          <table:table-cell table:style-name="ce40" office:value-type="string" calcext:value-type="string">
            <text:p><text:span text:style-name="T1">Fagforeiningskontingent Svalbard</text:span></text:p>
          </table:table-cell>
          <table:table-cell table:style-name="ce40" office:value-type="string" calcext:value-type="string">
            <text:p>Trade union dues - Svalbard</text:p>
          </table:table-cell>
          <table:table-cell table:style-name="ce29"/>
          <table:table-cell table:style-name="ce50" table:number-columns-repeated="1009"/>
        </table:table-row>
        <table:table-row table:style-name="ro1">
          <table:table-cell table:style-name="ce3" table:formula="of:=IF([.G53]=&quot;UTGÅR&quot;;&quot;&quot;;VLOOKUP([.H53];[$'res.field'.E$1:$'res.field'.M$1048576];9;0))">
            <text:p/>
          </table:table-cell>
          <table:table-cell table:style-name="ce5" table:formula="of:=&quot;&quot;&quot;&quot;&amp;[.C53]&amp;&quot;&quot;&quot;,&quot;&quot;&quot;&amp;[.D53]&amp;&quot;&quot;&quot;,&quot;&quot;&quot;&amp;[.E53]&amp;&quot;&quot;&quot;,&quot;&quot;&quot;&amp;[.F53]&amp;&quot;&quot;&quot;&quot;" office:value-type="string" office:string-value="&quot;l10n_no_hr_payroll.res_field_selection_Fradragbeskrivelse_premieTilFondOgTrygdSvalbard&quot;,&quot;l10n_no_hr_payroll.res_field_l10n_no_Fradragbeskrivelse&quot;,&quot;premieTilFondOgTrygdSvalbard&quot;,&quot;premieTilFondOgTrygdSvalbard&quot;" calcext:value-type="string">
            <text:p>"l10n_no_hr_payroll.res_field_selection_Fradragbeskrivelse_premieTilFondOgTrygdSvalbard","l10n_no_hr_payroll.res_field_l10n_no_Fradragbeskrivelse","premieTilFondOgTrygdSvalbard","premieTilFondOgTrygdSvalbard"</text:p>
          </table:table-cell>
          <table:table-cell table:style-name="ce5" table:formula="of:=&quot;l10n_no_hr_payroll.res_field_selection_&quot;&amp;SUBSTITUTE([.H53]&amp;&quot;_&quot;&amp;[.E53];&quot;.&quot;;&quot;_&quot;)" office:value-type="string" office:string-value="l10n_no_hr_payroll.res_field_selection_Fradragbeskrivelse_premieTilFondOgTrygdSvalbard" calcext:value-type="string">
            <text:p>l10n_no_hr_payroll.res_field_selection_Fradragbeskrivelse_premieTilFondOgTrygdSvalbard</text:p>
          </table:table-cell>
          <table:table-cell table:style-name="ce5" table:formula="of:=&quot;l10n_no_hr_payroll.res_field_l10n_no_&quot;&amp;[.H53]" office:value-type="string" office:string-value="l10n_no_hr_payroll.res_field_l10n_no_Fradragbeskrivelse" calcext:value-type="string">
            <text:p>l10n_no_hr_payroll.res_field_l10n_no_Fradragbeskrivelse</text:p>
          </table:table-cell>
          <table:table-cell table:style-name="ce22" table:formula="of:=[.I53]" office:value-type="string" office:string-value="premieTilFondOgTrygdSvalbard" calcext:value-type="string">
            <text:p>premieTilFondOgTrygdSvalbard</text:p>
          </table:table-cell>
          <table:table-cell table:style-name="ce25" table:formula="of:=[.I53]" office:value-type="string" office:string-value="premieTilFondOgTrygdSvalbard" calcext:value-type="string">
            <text:p>premieTilFondOgTrygdSvalbard</text:p>
          </table:table-cell>
          <table:table-cell table:style-name="ce29"/>
          <table:table-cell table:style-name="ce34" office:value-type="string" calcext:value-type="string">
            <text:p>Fradragbeskrivelse</text:p>
          </table:table-cell>
          <table:table-cell table:style-name="ce34" office:value-type="string" calcext:value-type="string">
            <text:p>premieTilFondOgTrygdSvalbard</text:p>
          </table:table-cell>
          <table:table-cell table:style-name="ce34" office:value-type="string" calcext:value-type="string">
            <text:p>2014-01</text:p>
          </table:table-cell>
          <table:table-cell table:style-name="ce29"/>
          <table:table-cell table:style-name="ce34" office:value-type="string" calcext:value-type="string">
            <text:p>Premie til fond og trygd Svalbard</text:p>
          </table:table-cell>
          <table:table-cell table:style-name="ce40" office:value-type="string" calcext:value-type="string">
            <text:p><text:span text:style-name="T1">Premie til fond og trygd Svalbard</text:span></text:p>
          </table:table-cell>
          <table:table-cell table:style-name="ce40" office:value-type="string" calcext:value-type="string">
            <text:p>National Insurance premiums and education and development fund premiums - Svalbard</text:p>
          </table:table-cell>
          <table:table-cell table:style-name="ce29"/>
          <table:table-cell table:style-name="ce50" table:number-columns-repeated="1009"/>
        </table:table-row>
        <table:table-row table:style-name="ro1">
          <table:table-cell table:style-name="ce3" table:formula="of:=IF([.G54]=&quot;UTGÅR&quot;;&quot;&quot;;VLOOKUP([.H54];[$'res.field'.E$1:$'res.field'.M$1048576];9;0))">
            <text:p/>
          </table:table-cell>
          <table:table-cell table:style-name="ce5" table:formula="of:=&quot;&quot;&quot;&quot;&amp;[.C54]&amp;&quot;&quot;&quot;,&quot;&quot;&quot;&amp;[.D54]&amp;&quot;&quot;&quot;,&quot;&quot;&quot;&amp;[.E54]&amp;&quot;&quot;&quot;,&quot;&quot;&quot;&amp;[.F54]&amp;&quot;&quot;&quot;&quot;" office:value-type="string" office:string-value="&quot;l10n_no_hr_payroll.res_field_selection_Fradragbeskrivelse_premieTilPensjonsordningerSvalbard&quot;,&quot;l10n_no_hr_payroll.res_field_l10n_no_Fradragbeskrivelse&quot;,&quot;premieTilPensjonsordningerSvalbard&quot;,&quot;premieTilPensjonsordningerSvalbard&quot;" calcext:value-type="string">
            <text:p>"l10n_no_hr_payroll.res_field_selection_Fradragbeskrivelse_premieTilPensjonsordningerSvalbard","l10n_no_hr_payroll.res_field_l10n_no_Fradragbeskrivelse","premieTilPensjonsordningerSvalbard","premieTilPensjonsordningerSvalbard"</text:p>
          </table:table-cell>
          <table:table-cell table:style-name="ce5" table:formula="of:=&quot;l10n_no_hr_payroll.res_field_selection_&quot;&amp;SUBSTITUTE([.H54]&amp;&quot;_&quot;&amp;[.E54];&quot;.&quot;;&quot;_&quot;)" office:value-type="string" office:string-value="l10n_no_hr_payroll.res_field_selection_Fradragbeskrivelse_premieTilPensjonsordningerSvalbard" calcext:value-type="string">
            <text:p>l10n_no_hr_payroll.res_field_selection_Fradragbeskrivelse_premieTilPensjonsordningerSvalbard</text:p>
          </table:table-cell>
          <table:table-cell table:style-name="ce5" table:formula="of:=&quot;l10n_no_hr_payroll.res_field_l10n_no_&quot;&amp;[.H54]" office:value-type="string" office:string-value="l10n_no_hr_payroll.res_field_l10n_no_Fradragbeskrivelse" calcext:value-type="string">
            <text:p>l10n_no_hr_payroll.res_field_l10n_no_Fradragbeskrivelse</text:p>
          </table:table-cell>
          <table:table-cell table:style-name="ce22" table:formula="of:=[.I54]" office:value-type="string" office:string-value="premieTilPensjonsordningerSvalbard" calcext:value-type="string">
            <text:p>premieTilPensjonsordningerSvalbard</text:p>
          </table:table-cell>
          <table:table-cell table:style-name="ce25" table:formula="of:=[.I54]" office:value-type="string" office:string-value="premieTilPensjonsordningerSvalbard" calcext:value-type="string">
            <text:p>premieTilPensjonsordningerSvalbard</text:p>
          </table:table-cell>
          <table:table-cell table:style-name="ce29"/>
          <table:table-cell table:style-name="ce34" office:value-type="string" calcext:value-type="string">
            <text:p>Fradragbeskrivelse</text:p>
          </table:table-cell>
          <table:table-cell table:style-name="ce34" office:value-type="string" calcext:value-type="string">
            <text:p>premieTilPensjonsordningerSvalbard</text:p>
          </table:table-cell>
          <table:table-cell table:style-name="ce34" office:value-type="string" calcext:value-type="string">
            <text:p>2014-01</text:p>
          </table:table-cell>
          <table:table-cell table:style-name="ce29"/>
          <table:table-cell table:style-name="ce34" office:value-type="string" calcext:value-type="string">
            <text:p>Premie til pensjonsordninger Svalbard</text:p>
          </table:table-cell>
          <table:table-cell table:style-name="ce40" office:value-type="string" calcext:value-type="string">
            <text:p><text:span text:style-name="T1">Premie til pensjonsordningar Svalbard</text:span></text:p>
          </table:table-cell>
          <table:table-cell table:style-name="ce44" office:value-type="string" calcext:value-type="string">
            <text:p>Premium for pension schemes - Svalbard</text:p>
          </table:table-cell>
          <table:table-cell table:style-name="ce29"/>
          <table:table-cell table:style-name="ce50" table:number-columns-repeated="1009"/>
        </table:table-row>
        <table:table-row table:style-name="ro2">
          <table:table-cell table:style-name="ce3" table:formula="of:=IF([.G55]=&quot;UTGÅR&quot;;&quot;&quot;;VLOOKUP([.H55];[$'res.field'.E$1:$'res.field'.M$1048576];9;0))">
            <text:p/>
          </table:table-cell>
          <table:table-cell table:style-name="ce5" table:formula="of:=&quot;&quot;&quot;&quot;&amp;[.C55]&amp;&quot;&quot;&quot;,&quot;&quot;&quot;&amp;[.D55]&amp;&quot;&quot;&quot;,&quot;&quot;&quot;&amp;[.E55]&amp;&quot;&quot;&quot;,&quot;&quot;&quot;&amp;[.F55]&amp;&quot;&quot;&quot;&quot;" office:value-type="string" office:string-value="&quot;l10n_no_hr_payroll.res_field_selection_Fradragbeskrivelse_fagforeningskontingentJanMayenOgBilandene&quot;,&quot;l10n_no_hr_payroll.res_field_l10n_no_Fradragbeskrivelse&quot;,&quot;fagforeningskontingentJanMayenOgBilandene&quot;,&quot;fagforeningskontingentJanMayenOgBilandene&quot;" calcext:value-type="string">
            <text:p>"l10n_no_hr_payroll.res_field_selection_Fradragbeskrivelse_fagforeningskontingentJanMayenOgBilandene","l10n_no_hr_payroll.res_field_l10n_no_Fradragbeskrivelse","fagforeningskontingentJanMayenOgBilandene","fagforeningskontingentJanMayenOgBilandene"</text:p>
          </table:table-cell>
          <table:table-cell table:style-name="ce5" table:formula="of:=&quot;l10n_no_hr_payroll.res_field_selection_&quot;&amp;SUBSTITUTE([.H55]&amp;&quot;_&quot;&amp;[.E55];&quot;.&quot;;&quot;_&quot;)" office:value-type="string" office:string-value="l10n_no_hr_payroll.res_field_selection_Fradragbeskrivelse_fagforeningskontingentJanMayenOgBilandene" calcext:value-type="string">
            <text:p>l10n_no_hr_payroll.res_field_selection_Fradragbeskrivelse_fagforeningskontingentJanMayenOgBilandene</text:p>
          </table:table-cell>
          <table:table-cell table:style-name="ce5" table:formula="of:=&quot;l10n_no_hr_payroll.res_field_l10n_no_&quot;&amp;[.H55]" office:value-type="string" office:string-value="l10n_no_hr_payroll.res_field_l10n_no_Fradragbeskrivelse" calcext:value-type="string">
            <text:p>l10n_no_hr_payroll.res_field_l10n_no_Fradragbeskrivelse</text:p>
          </table:table-cell>
          <table:table-cell table:style-name="ce22" table:formula="of:=[.I55]" office:value-type="string" office:string-value="fagforeningskontingentJanMayenOgBilandene" calcext:value-type="string">
            <text:p>fagforeningskontingentJanMayenOgBilandene</text:p>
          </table:table-cell>
          <table:table-cell table:style-name="ce25" table:formula="of:=[.I55]" office:value-type="string" office:string-value="fagforeningskontingentJanMayenOgBilandene" calcext:value-type="string">
            <text:p>fagforeningskontingentJanMayenOgBilandene</text:p>
          </table:table-cell>
          <table:table-cell table:style-name="ce29"/>
          <table:table-cell table:style-name="ce34" office:value-type="string" calcext:value-type="string">
            <text:p>Fradragbeskrivelse</text:p>
          </table:table-cell>
          <table:table-cell table:style-name="ce34" office:value-type="string" calcext:value-type="string">
            <text:p>fagforeningskontingentJanMayenOgBilandene</text:p>
          </table:table-cell>
          <table:table-cell table:style-name="ce34" office:value-type="string" calcext:value-type="string">
            <text:p>2014-01</text:p>
          </table:table-cell>
          <table:table-cell table:style-name="ce29"/>
          <table:table-cell table:style-name="ce34" office:value-type="string" calcext:value-type="string">
            <text:p>Fagforeningskontingent Jan Mayen og bilandene</text:p>
          </table:table-cell>
          <table:table-cell table:style-name="ce40" office:value-type="string" calcext:value-type="string">
            <text:p><text:span text:style-name="T1">Fagforeiningskontingent Jan Mayen og bilanda</text:span></text:p>
          </table:table-cell>
          <table:table-cell table:style-name="ce41" office:value-type="string" calcext:value-type="string">
            <text:p>Trade union dues Jan Mayen and the Norwegian dependencies in the Antarctic</text:p>
          </table:table-cell>
          <table:table-cell table:style-name="ce29"/>
          <table:table-cell table:style-name="ce50" table:number-columns-repeated="1009"/>
        </table:table-row>
        <table:table-row table:style-name="ro2">
          <table:table-cell table:style-name="ce3" table:formula="of:=IF([.G56]=&quot;UTGÅR&quot;;&quot;&quot;;VLOOKUP([.H56];[$'res.field'.E$1:$'res.field'.M$1048576];9;0))">
            <text:p/>
          </table:table-cell>
          <table:table-cell table:style-name="ce5" table:formula="of:=&quot;&quot;&quot;&quot;&amp;[.C56]&amp;&quot;&quot;&quot;,&quot;&quot;&quot;&amp;[.D56]&amp;&quot;&quot;&quot;,&quot;&quot;&quot;&amp;[.E56]&amp;&quot;&quot;&quot;,&quot;&quot;&quot;&amp;[.F56]&amp;&quot;&quot;&quot;&quot;" office:value-type="string" office:string-value="&quot;l10n_no_hr_payroll.res_field_selection_Fradragbeskrivelse_premieTilPensjonsordningerJanMayenOgBilandene&quot;,&quot;l10n_no_hr_payroll.res_field_l10n_no_Fradragbeskrivelse&quot;,&quot;premieTilPensjonsordningerJanMayenOgBilandene&quot;,&quot;premieTilPensjonsordningerJanMayenOgBilandene&quot;" calcext:value-type="string">
            <text:p>"l10n_no_hr_payroll.res_field_selection_Fradragbeskrivelse_premieTilPensjonsordningerJanMayenOgBilandene","l10n_no_hr_payroll.res_field_l10n_no_Fradragbeskrivelse","premieTilPensjonsordningerJanMayenOgBilandene","premieTilPensjonsordningerJanMayenOgBilandene"</text:p>
          </table:table-cell>
          <table:table-cell table:style-name="ce5" table:formula="of:=&quot;l10n_no_hr_payroll.res_field_selection_&quot;&amp;SUBSTITUTE([.H56]&amp;&quot;_&quot;&amp;[.E56];&quot;.&quot;;&quot;_&quot;)" office:value-type="string" office:string-value="l10n_no_hr_payroll.res_field_selection_Fradragbeskrivelse_premieTilPensjonsordningerJanMayenOgBilandene" calcext:value-type="string">
            <text:p>l10n_no_hr_payroll.res_field_selection_Fradragbeskrivelse_premieTilPensjonsordningerJanMayenOgBilandene</text:p>
          </table:table-cell>
          <table:table-cell table:style-name="ce5" table:formula="of:=&quot;l10n_no_hr_payroll.res_field_l10n_no_&quot;&amp;[.H56]" office:value-type="string" office:string-value="l10n_no_hr_payroll.res_field_l10n_no_Fradragbeskrivelse" calcext:value-type="string">
            <text:p>l10n_no_hr_payroll.res_field_l10n_no_Fradragbeskrivelse</text:p>
          </table:table-cell>
          <table:table-cell table:style-name="ce22" table:formula="of:=[.I56]" office:value-type="string" office:string-value="premieTilPensjonsordningerJanMayenOgBilandene" calcext:value-type="string">
            <text:p>premieTilPensjonsordningerJanMayenOgBilandene</text:p>
          </table:table-cell>
          <table:table-cell table:style-name="ce25" table:formula="of:=[.I56]" office:value-type="string" office:string-value="premieTilPensjonsordningerJanMayenOgBilandene" calcext:value-type="string">
            <text:p>premieTilPensjonsordningerJanMayenOgBilandene</text:p>
          </table:table-cell>
          <table:table-cell table:style-name="ce29"/>
          <table:table-cell table:style-name="ce34" office:value-type="string" calcext:value-type="string">
            <text:p>Fradragbeskrivelse</text:p>
          </table:table-cell>
          <table:table-cell table:style-name="ce34" office:value-type="string" calcext:value-type="string">
            <text:p>premieTilPensjonsordningerJanMayenOgBilandene</text:p>
          </table:table-cell>
          <table:table-cell table:style-name="ce34" office:value-type="string" calcext:value-type="string">
            <text:p>2014-01</text:p>
          </table:table-cell>
          <table:table-cell table:style-name="ce29"/>
          <table:table-cell table:style-name="ce34" office:value-type="string" calcext:value-type="string">
            <text:p>Premie til pensjonsordninger Jan Mayen og bilandene</text:p>
          </table:table-cell>
          <table:table-cell table:style-name="ce40" office:value-type="string" calcext:value-type="string">
            <text:p><text:span text:style-name="T1">Premie til pensjonsordningar Jan Mayen og bilanda</text:span></text:p>
          </table:table-cell>
          <table:table-cell table:style-name="ce41" office:value-type="string" calcext:value-type="string">
            <text:p>Pension premiums – Jan Mayen and the Norwegian dependencies in the Antarctic</text:p>
          </table:table-cell>
          <table:table-cell table:style-name="ce47"/>
          <table:table-cell table:number-columns-repeated="1009"/>
        </table:table-row>
        <table:table-row table:style-name="ro1">
          <table:table-cell table:style-name="ce3" table:formula="of:=IF([.G57]=&quot;UTGÅR&quot;;&quot;&quot;;VLOOKUP([.H57];[$'res.field'.E$1:$'res.field'.M$1048576];9;0))">
            <text:p/>
          </table:table-cell>
          <table:table-cell table:style-name="ce5" table:formula="of:=&quot;&quot;&quot;&quot;&amp;[.C57]&amp;&quot;&quot;&quot;,&quot;&quot;&quot;&amp;[.D57]&amp;&quot;&quot;&quot;,&quot;&quot;&quot;&amp;[.E57]&amp;&quot;&quot;&quot;,&quot;&quot;&quot;&amp;[.F57]&amp;&quot;&quot;&quot;&quot;" office:value-type="string" office:string-value="&quot;l10n_no_hr_payroll.res_field_selection_Fradragbeskrivelse_premieTilUtenlandskePensjonsordninger&quot;,&quot;l10n_no_hr_payroll.res_field_l10n_no_Fradragbeskrivelse&quot;,&quot;premieTilUtenlandskePensjonsordninger&quot;,&quot;premieTilUtenlandskePensjonsordninger&quot;" calcext:value-type="string">
            <text:p>"l10n_no_hr_payroll.res_field_selection_Fradragbeskrivelse_premieTilUtenlandskePensjonsordninger","l10n_no_hr_payroll.res_field_l10n_no_Fradragbeskrivelse","premieTilUtenlandskePensjonsordninger","premieTilUtenlandskePensjonsordninger"</text:p>
          </table:table-cell>
          <table:table-cell table:style-name="ce5" table:formula="of:=&quot;l10n_no_hr_payroll.res_field_selection_&quot;&amp;SUBSTITUTE([.H57]&amp;&quot;_&quot;&amp;[.E57];&quot;.&quot;;&quot;_&quot;)" office:value-type="string" office:string-value="l10n_no_hr_payroll.res_field_selection_Fradragbeskrivelse_premieTilUtenlandskePensjonsordninger" calcext:value-type="string">
            <text:p>l10n_no_hr_payroll.res_field_selection_Fradragbeskrivelse_premieTilUtenlandskePensjonsordninger</text:p>
          </table:table-cell>
          <table:table-cell table:style-name="ce5" table:formula="of:=&quot;l10n_no_hr_payroll.res_field_l10n_no_&quot;&amp;[.H57]" office:value-type="string" office:string-value="l10n_no_hr_payroll.res_field_l10n_no_Fradragbeskrivelse" calcext:value-type="string">
            <text:p>l10n_no_hr_payroll.res_field_l10n_no_Fradragbeskrivelse</text:p>
          </table:table-cell>
          <table:table-cell table:style-name="ce22" table:formula="of:=[.I57]" office:value-type="string" office:string-value="premieTilUtenlandskePensjonsordninger" calcext:value-type="string">
            <text:p>premieTilUtenlandskePensjonsordninger</text:p>
          </table:table-cell>
          <table:table-cell table:style-name="ce25" table:formula="of:=[.I57]" office:value-type="string" office:string-value="premieTilUtenlandskePensjonsordninger" calcext:value-type="string">
            <text:p>premieTilUtenlandskePensjonsordninger</text:p>
          </table:table-cell>
          <table:table-cell table:style-name="ce29"/>
          <table:table-cell table:style-name="ce34" office:value-type="string" calcext:value-type="string">
            <text:p>Fradragbeskrivelse</text:p>
          </table:table-cell>
          <table:table-cell table:style-name="ce36" office:value-type="string" calcext:value-type="string">
            <text:p>premieTilUtenlandskePensjonsordninger</text:p>
          </table:table-cell>
          <table:table-cell table:style-name="ce34" office:value-type="string" calcext:value-type="string">
            <text:p>2016-01</text:p>
          </table:table-cell>
          <table:table-cell table:style-name="ce29"/>
          <table:table-cell table:style-name="ce34" office:value-type="string" calcext:value-type="string">
            <text:p>Premie til utenlandske pensjonsordninger</text:p>
          </table:table-cell>
          <table:table-cell table:style-name="ce40" office:value-type="string" calcext:value-type="string">
            <text:p>Premie til utanlandske pensjonsordningar</text:p>
          </table:table-cell>
          <table:table-cell table:style-name="ce41" office:value-type="string" calcext:value-type="string">
            <text:p>Premium for foreign pension schemes</text:p>
          </table:table-cell>
          <table:table-cell table:style-name="ce47"/>
          <table:table-cell table:number-columns-repeated="1009"/>
        </table:table-row>
        <table:table-row table:style-name="ro1">
          <table:table-cell table:style-name="ce3" table:formula="of:=IF([.G58]=&quot;UTGÅR&quot;;&quot;&quot;;VLOOKUP([.H58];[$'res.field'.E$1:$'res.field'.M$1048576];9;0))">
            <text:p/>
          </table:table-cell>
          <table:table-cell table:style-name="ce5" table:formula="of:=&quot;&quot;&quot;&quot;&amp;[.C58]&amp;&quot;&quot;&quot;,&quot;&quot;&quot;&amp;[.D58]&amp;&quot;&quot;&quot;,&quot;&quot;&quot;&amp;[.E58]&amp;&quot;&quot;&quot;,&quot;&quot;&quot;&amp;[.F58]&amp;&quot;&quot;&quot;&quot;" office:value-type="string" office:string-value="&quot;l10n_no_hr_payroll.res_field_selection_GrunnlagsbeloepForUtenlandske_390&quot;,&quot;l10n_no_hr_payroll.res_field_l10n_no_GrunnlagsbeloepForUtenlandske&quot;,&quot;390&quot;,&quot;390&quot;" calcext:value-type="string">
            <text:p>"l10n_no_hr_payroll.res_field_selection_GrunnlagsbeloepForUtenlandske_390","l10n_no_hr_payroll.res_field_l10n_no_GrunnlagsbeloepForUtenlandske","390","390"</text:p>
          </table:table-cell>
          <table:table-cell table:style-name="ce5" table:formula="of:=&quot;l10n_no_hr_payroll.res_field_selection_&quot;&amp;SUBSTITUTE([.H58]&amp;&quot;_&quot;&amp;[.E58];&quot;.&quot;;&quot;_&quot;)" office:value-type="string" office:string-value="l10n_no_hr_payroll.res_field_selection_GrunnlagsbeloepForUtenlandske_390" calcext:value-type="string">
            <text:p>l10n_no_hr_payroll.res_field_selection_GrunnlagsbeloepForUtenlandske_390</text:p>
          </table:table-cell>
          <table:table-cell table:style-name="ce5" table:formula="of:=&quot;l10n_no_hr_payroll.res_field_l10n_no_&quot;&amp;[.H58]" office:value-type="string" office:string-value="l10n_no_hr_payroll.res_field_l10n_no_GrunnlagsbeloepForUtenlandske" calcext:value-type="string">
            <text:p>l10n_no_hr_payroll.res_field_l10n_no_GrunnlagsbeloepForUtenlandske</text:p>
          </table:table-cell>
          <table:table-cell table:style-name="ce22" table:formula="of:=[.I58]" office:value-type="string" office:string-value="390" calcext:value-type="string">
            <text:p>390</text:p>
          </table:table-cell>
          <table:table-cell table:style-name="ce25" table:formula="of:=[.I58]" office:value-type="string" office:string-value="390" calcext:value-type="string">
            <text:p>390</text:p>
          </table:table-cell>
          <table:table-cell table:style-name="ce29"/>
          <table:table-cell table:style-name="ce34" office:value-type="string" calcext:value-type="string">
            <text:p>GrunnlagsbeloepForUtenlandske</text:p>
          </table:table-cell>
          <table:table-cell table:style-name="ce34" office:value-type="string" calcext:value-type="string">
            <text:p>390</text:p>
          </table:table-cell>
          <table:table-cell table:style-name="ce34" office:value-type="string" calcext:value-type="string">
            <text:p>2014-01</text:p>
          </table:table-cell>
          <table:table-cell table:style-name="ce34" office:value-type="string" calcext:value-type="string">
            <text:p>2015-01</text:p>
          </table:table-cell>
          <table:table-cell table:style-name="ce34" office:value-type="string" calcext:value-type="string">
            <text:p>390</text:p>
          </table:table-cell>
          <table:table-cell table:number-columns-repeated="2" table:style-name="ce40" office:value-type="string" calcext:value-type="string">
            <text:p>390</text:p>
          </table:table-cell>
          <table:table-cell table:style-name="ce29"/>
          <table:table-cell table:number-columns-repeated="1009"/>
        </table:table-row>
        <table:table-row table:style-name="ro1">
          <table:table-cell table:style-name="ce3" table:formula="of:=IF([.G59]=&quot;UTGÅR&quot;;&quot;&quot;;VLOOKUP([.H59];[$'res.field'.E$1:$'res.field'.M$1048576];9;0))">
            <text:p/>
          </table:table-cell>
          <table:table-cell table:style-name="ce5" table:formula="of:=&quot;&quot;&quot;&quot;&amp;[.C59]&amp;&quot;&quot;&quot;,&quot;&quot;&quot;&amp;[.D59]&amp;&quot;&quot;&quot;,&quot;&quot;&quot;&amp;[.E59]&amp;&quot;&quot;&quot;,&quot;&quot;&quot;&amp;[.F59]&amp;&quot;&quot;&quot;&quot;" office:value-type="string" office:string-value="&quot;l10n_no_hr_payroll.res_field_selection_GrunnlagsbeloepForUtenlandske_404&quot;,&quot;l10n_no_hr_payroll.res_field_l10n_no_GrunnlagsbeloepForUtenlandske&quot;,&quot;404&quot;,&quot;404&quot;" calcext:value-type="string">
            <text:p>"l10n_no_hr_payroll.res_field_selection_GrunnlagsbeloepForUtenlandske_404","l10n_no_hr_payroll.res_field_l10n_no_GrunnlagsbeloepForUtenlandske","404","404"</text:p>
          </table:table-cell>
          <table:table-cell table:style-name="ce5" table:formula="of:=&quot;l10n_no_hr_payroll.res_field_selection_&quot;&amp;SUBSTITUTE([.H59]&amp;&quot;_&quot;&amp;[.E59];&quot;.&quot;;&quot;_&quot;)" office:value-type="string" office:string-value="l10n_no_hr_payroll.res_field_selection_GrunnlagsbeloepForUtenlandske_404" calcext:value-type="string">
            <text:p>l10n_no_hr_payroll.res_field_selection_GrunnlagsbeloepForUtenlandske_404</text:p>
          </table:table-cell>
          <table:table-cell table:style-name="ce5" table:formula="of:=&quot;l10n_no_hr_payroll.res_field_l10n_no_&quot;&amp;[.H59]" office:value-type="string" office:string-value="l10n_no_hr_payroll.res_field_l10n_no_GrunnlagsbeloepForUtenlandske" calcext:value-type="string">
            <text:p>l10n_no_hr_payroll.res_field_l10n_no_GrunnlagsbeloepForUtenlandske</text:p>
          </table:table-cell>
          <table:table-cell table:style-name="ce22" table:formula="of:=[.I59]" office:value-type="string" office:string-value="404" calcext:value-type="string">
            <text:p>404</text:p>
          </table:table-cell>
          <table:table-cell table:style-name="ce25" table:formula="of:=[.I59]" office:value-type="string" office:string-value="404" calcext:value-type="string">
            <text:p>404</text:p>
          </table:table-cell>
          <table:table-cell table:style-name="ce29"/>
          <table:table-cell table:style-name="ce34" office:value-type="string" calcext:value-type="string">
            <text:p>GrunnlagsbeloepForUtenlandske</text:p>
          </table:table-cell>
          <table:table-cell table:style-name="ce34" office:value-type="string" calcext:value-type="string">
            <text:p>404</text:p>
          </table:table-cell>
          <table:table-cell table:style-name="ce34" office:value-type="string" calcext:value-type="string">
            <text:p>2015-01</text:p>
          </table:table-cell>
          <table:table-cell table:style-name="ce34" office:value-type="string" calcext:value-type="string">
            <text:p>2016-01</text:p>
          </table:table-cell>
          <table:table-cell table:style-name="ce34" office:value-type="string" calcext:value-type="string">
            <text:p>404</text:p>
          </table:table-cell>
          <table:table-cell table:number-columns-repeated="2" table:style-name="ce40" office:value-type="float" office:value="404" calcext:value-type="float">
            <text:p>404</text:p>
          </table:table-cell>
          <table:table-cell table:style-name="ce29"/>
          <table:table-cell table:number-columns-repeated="1009"/>
        </table:table-row>
        <table:table-row table:style-name="ro1">
          <table:table-cell table:style-name="ce3" table:formula="of:=IF([.G60]=&quot;UTGÅR&quot;;&quot;&quot;;VLOOKUP([.H60];[$'res.field'.E$1:$'res.field'.M$1048576];9;0))">
            <text:p/>
          </table:table-cell>
          <table:table-cell table:style-name="ce5" table:formula="of:=&quot;&quot;&quot;&quot;&amp;[.C60]&amp;&quot;&quot;&quot;,&quot;&quot;&quot;&amp;[.D60]&amp;&quot;&quot;&quot;,&quot;&quot;&quot;&amp;[.E60]&amp;&quot;&quot;&quot;,&quot;&quot;&quot;&amp;[.F60]&amp;&quot;&quot;&quot;&quot;" office:value-type="string" office:string-value="&quot;l10n_no_hr_payroll.res_field_selection_GrunnlagsbeloepForUtenlandske_412&quot;,&quot;l10n_no_hr_payroll.res_field_l10n_no_GrunnlagsbeloepForUtenlandske&quot;,&quot;412&quot;,&quot;412&quot;" calcext:value-type="string">
            <text:p>"l10n_no_hr_payroll.res_field_selection_GrunnlagsbeloepForUtenlandske_412","l10n_no_hr_payroll.res_field_l10n_no_GrunnlagsbeloepForUtenlandske","412","412"</text:p>
          </table:table-cell>
          <table:table-cell table:style-name="ce5" table:formula="of:=&quot;l10n_no_hr_payroll.res_field_selection_&quot;&amp;SUBSTITUTE([.H60]&amp;&quot;_&quot;&amp;[.E60];&quot;.&quot;;&quot;_&quot;)" office:value-type="string" office:string-value="l10n_no_hr_payroll.res_field_selection_GrunnlagsbeloepForUtenlandske_412" calcext:value-type="string">
            <text:p>l10n_no_hr_payroll.res_field_selection_GrunnlagsbeloepForUtenlandske_412</text:p>
          </table:table-cell>
          <table:table-cell table:style-name="ce5" table:formula="of:=&quot;l10n_no_hr_payroll.res_field_l10n_no_&quot;&amp;[.H60]" office:value-type="string" office:string-value="l10n_no_hr_payroll.res_field_l10n_no_GrunnlagsbeloepForUtenlandske" calcext:value-type="string">
            <text:p>l10n_no_hr_payroll.res_field_l10n_no_GrunnlagsbeloepForUtenlandske</text:p>
          </table:table-cell>
          <table:table-cell table:style-name="ce22" table:formula="of:=[.I60]" office:value-type="string" office:string-value="412" calcext:value-type="string">
            <text:p>412</text:p>
          </table:table-cell>
          <table:table-cell table:style-name="ce25" table:formula="of:=[.I60]" office:value-type="string" office:string-value="412" calcext:value-type="string">
            <text:p>412</text:p>
          </table:table-cell>
          <table:table-cell table:style-name="ce29"/>
          <table:table-cell table:style-name="ce34" office:value-type="string" calcext:value-type="string">
            <text:p>GrunnlagsbeloepForUtenlandske</text:p>
          </table:table-cell>
          <table:table-cell table:style-name="ce34" office:value-type="string" calcext:value-type="string">
            <text:p>412</text:p>
          </table:table-cell>
          <table:table-cell table:style-name="ce34" office:value-type="string" calcext:value-type="string">
            <text:p>2016-01</text:p>
          </table:table-cell>
          <table:table-cell table:style-name="ce34" office:value-type="string" calcext:value-type="string">
            <text:p>2017-01</text:p>
          </table:table-cell>
          <table:table-cell table:number-columns-repeated="3" table:style-name="ce34" office:value-type="string" calcext:value-type="string">
            <text:p>412</text:p>
          </table:table-cell>
          <table:table-cell table:style-name="ce29"/>
          <table:table-cell table:number-columns-repeated="1009"/>
        </table:table-row>
        <table:table-row table:style-name="ro1">
          <table:table-cell table:style-name="ce3" table:formula="of:=IF([.G61]=&quot;UTGÅR&quot;;&quot;&quot;;VLOOKUP([.H61];[$'res.field'.E$1:$'res.field'.M$1048576];9;0))">
            <text:p/>
          </table:table-cell>
          <table:table-cell table:style-name="ce5" table:formula="of:=&quot;&quot;&quot;&quot;&amp;[.C61]&amp;&quot;&quot;&quot;,&quot;&quot;&quot;&amp;[.D61]&amp;&quot;&quot;&quot;,&quot;&quot;&quot;&amp;[.E61]&amp;&quot;&quot;&quot;,&quot;&quot;&quot;&amp;[.F61]&amp;&quot;&quot;&quot;&quot;" office:value-type="string" office:string-value="&quot;l10n_no_hr_payroll.res_field_selection_GrunnlagsbeloepForUtenlandske_428&quot;,&quot;l10n_no_hr_payroll.res_field_l10n_no_GrunnlagsbeloepForUtenlandske&quot;,&quot;428&quot;,&quot;428&quot;" calcext:value-type="string">
            <text:p>"l10n_no_hr_payroll.res_field_selection_GrunnlagsbeloepForUtenlandske_428","l10n_no_hr_payroll.res_field_l10n_no_GrunnlagsbeloepForUtenlandske","428","428"</text:p>
          </table:table-cell>
          <table:table-cell table:style-name="ce5" table:formula="of:=&quot;l10n_no_hr_payroll.res_field_selection_&quot;&amp;SUBSTITUTE([.H61]&amp;&quot;_&quot;&amp;[.E61];&quot;.&quot;;&quot;_&quot;)" office:value-type="string" office:string-value="l10n_no_hr_payroll.res_field_selection_GrunnlagsbeloepForUtenlandske_428" calcext:value-type="string">
            <text:p>l10n_no_hr_payroll.res_field_selection_GrunnlagsbeloepForUtenlandske_428</text:p>
          </table:table-cell>
          <table:table-cell table:style-name="ce5" table:formula="of:=&quot;l10n_no_hr_payroll.res_field_l10n_no_&quot;&amp;[.H61]" office:value-type="string" office:string-value="l10n_no_hr_payroll.res_field_l10n_no_GrunnlagsbeloepForUtenlandske" calcext:value-type="string">
            <text:p>l10n_no_hr_payroll.res_field_l10n_no_GrunnlagsbeloepForUtenlandske</text:p>
          </table:table-cell>
          <table:table-cell table:style-name="ce22" table:formula="of:=[.I61]" office:value-type="string" office:string-value="428" calcext:value-type="string">
            <text:p>428</text:p>
          </table:table-cell>
          <table:table-cell table:style-name="ce25" table:formula="of:=[.I61]" office:value-type="string" office:string-value="428" calcext:value-type="string">
            <text:p>428</text:p>
          </table:table-cell>
          <table:table-cell table:style-name="ce30" office:value-type="string" calcext:value-type="string">
            <text:p>NY</text:p>
          </table:table-cell>
          <table:table-cell table:style-name="ce35" office:value-type="string" calcext:value-type="string">
            <text:p>GrunnlagsbeloepForUtenlandske</text:p>
          </table:table-cell>
          <table:table-cell table:style-name="ce35" office:value-type="string" calcext:value-type="string">
            <text:p>428</text:p>
          </table:table-cell>
          <table:table-cell table:style-name="ce35" office:value-type="string" calcext:value-type="string">
            <text:p>2018-01</text:p>
          </table:table-cell>
          <table:table-cell table:style-name="ce31"/>
          <table:table-cell table:number-columns-repeated="3" table:style-name="ce35" office:value-type="string" calcext:value-type="string">
            <text:p>428</text:p>
          </table:table-cell>
          <table:table-cell table:style-name="ce29"/>
          <table:table-cell table:number-columns-repeated="1009"/>
        </table:table-row>
        <table:table-row table:style-name="ro1">
          <table:table-cell table:style-name="ce3" table:formula="of:=IF([.G62]=&quot;UTGÅR&quot;;&quot;&quot;;VLOOKUP([.H62];[$'res.field'.E$1:$'res.field'.M$1048576];9;0))">
            <text:p/>
          </table:table-cell>
          <table:table-cell table:style-name="ce5" table:formula="of:=&quot;&quot;&quot;&quot;&amp;[.C62]&amp;&quot;&quot;&quot;,&quot;&quot;&quot;&amp;[.D62]&amp;&quot;&quot;&quot;,&quot;&quot;&quot;&amp;[.E62]&amp;&quot;&quot;&quot;,&quot;&quot;&quot;&amp;[.F62]&amp;&quot;&quot;&quot;&quot;" office:value-type="string" office:string-value="&quot;l10n_no_hr_payroll.res_field_selection_GrunnlagsbeloepForUtenlandske_423&quot;,&quot;l10n_no_hr_payroll.res_field_l10n_no_GrunnlagsbeloepForUtenlandske&quot;,&quot;423&quot;,&quot;423&quot;" calcext:value-type="string">
            <text:p>"l10n_no_hr_payroll.res_field_selection_GrunnlagsbeloepForUtenlandske_423","l10n_no_hr_payroll.res_field_l10n_no_GrunnlagsbeloepForUtenlandske","423","423"</text:p>
          </table:table-cell>
          <table:table-cell table:style-name="ce5" table:formula="of:=&quot;l10n_no_hr_payroll.res_field_selection_&quot;&amp;SUBSTITUTE([.H62]&amp;&quot;_&quot;&amp;[.E62];&quot;.&quot;;&quot;_&quot;)" office:value-type="string" office:string-value="l10n_no_hr_payroll.res_field_selection_GrunnlagsbeloepForUtenlandske_423" calcext:value-type="string">
            <text:p>l10n_no_hr_payroll.res_field_selection_GrunnlagsbeloepForUtenlandske_423</text:p>
          </table:table-cell>
          <table:table-cell table:style-name="ce5" table:formula="of:=&quot;l10n_no_hr_payroll.res_field_l10n_no_&quot;&amp;[.H62]" office:value-type="string" office:string-value="l10n_no_hr_payroll.res_field_l10n_no_GrunnlagsbeloepForUtenlandske" calcext:value-type="string">
            <text:p>l10n_no_hr_payroll.res_field_l10n_no_GrunnlagsbeloepForUtenlandske</text:p>
          </table:table-cell>
          <table:table-cell table:style-name="ce22" table:formula="of:=[.I62]" office:value-type="string" office:string-value="423" calcext:value-type="string">
            <text:p>423</text:p>
          </table:table-cell>
          <table:table-cell table:style-name="ce25" table:formula="of:=[.I62]" office:value-type="string" office:string-value="423" calcext:value-type="string">
            <text:p>423</text:p>
          </table:table-cell>
          <table:table-cell table:style-name="ce29"/>
          <table:table-cell table:style-name="ce34" office:value-type="string" calcext:value-type="string">
            <text:p>GrunnlagsbeloepForUtenlandske</text:p>
          </table:table-cell>
          <table:table-cell table:style-name="ce34" office:value-type="string" calcext:value-type="string">
            <text:p>423</text:p>
          </table:table-cell>
          <table:table-cell table:style-name="ce34" office:value-type="string" calcext:value-type="string">
            <text:p>2017-01</text:p>
          </table:table-cell>
          <table:table-cell table:style-name="ce29"/>
          <table:table-cell table:number-columns-repeated="3" table:style-name="ce34" office:value-type="string" calcext:value-type="string">
            <text:p>423</text:p>
          </table:table-cell>
          <table:table-cell table:style-name="ce29"/>
          <table:table-cell table:number-columns-repeated="1009"/>
        </table:table-row>
        <table:table-row table:style-name="ro1">
          <table:table-cell table:style-name="ce3" table:formula="of:=IF([.G63]=&quot;UTGÅR&quot;;&quot;&quot;;VLOOKUP([.H63];[$'res.field'.E$1:$'res.field'.M$1048576];9;0))" office:value-type="string" office:string-value="i" calcext:value-type="string">
            <text:p>i</text:p>
          </table:table-cell>
          <table:table-cell table:style-name="ce5" table:formula="of:=&quot;&quot;&quot;&quot;&amp;[.C63]&amp;&quot;&quot;&quot;,&quot;&quot;&quot;&amp;[.D63]&amp;&quot;&quot;&quot;,&quot;&quot;&quot;&amp;[.E63]&amp;&quot;&quot;&quot;,&quot;&quot;&quot;&amp;[.F63]&amp;&quot;&quot;&quot;&quot;" office:value-type="string" office:string-value="&quot;l10n_no_hr_payroll.res_field_selection_Grunnlagsprosent_14_1&quot;,&quot;l10n_no_hr_payroll.res_field_l10n_no_Grunnlagsprosent&quot;,&quot;14.1&quot;,&quot;14.1&quot;" calcext:value-type="string">
            <text:p>"l10n_no_hr_payroll.res_field_selection_Grunnlagsprosent_14_1","l10n_no_hr_payroll.res_field_l10n_no_Grunnlagsprosent","14.1","14.1"</text:p>
          </table:table-cell>
          <table:table-cell table:style-name="ce5" table:formula="of:=&quot;l10n_no_hr_payroll.res_field_selection_&quot;&amp;SUBSTITUTE([.H63]&amp;&quot;_&quot;&amp;[.E63];&quot;.&quot;;&quot;_&quot;)" office:value-type="string" office:string-value="l10n_no_hr_payroll.res_field_selection_Grunnlagsprosent_14_1" calcext:value-type="string">
            <text:p>l10n_no_hr_payroll.res_field_selection_Grunnlagsprosent_14_1</text:p>
          </table:table-cell>
          <table:table-cell table:style-name="ce5" table:formula="of:=&quot;l10n_no_hr_payroll.res_field_l10n_no_&quot;&amp;[.H63]" office:value-type="string" office:string-value="l10n_no_hr_payroll.res_field_l10n_no_Grunnlagsprosent" calcext:value-type="string">
            <text:p>l10n_no_hr_payroll.res_field_l10n_no_Grunnlagsprosent</text:p>
          </table:table-cell>
          <table:table-cell table:style-name="ce22" table:formula="of:=[.I63]" office:value-type="string" office:string-value="14.1" calcext:value-type="string">
            <text:p>14.1</text:p>
          </table:table-cell>
          <table:table-cell table:style-name="ce25" table:formula="of:=[.I63]" office:value-type="string" office:string-value="14.1" calcext:value-type="string">
            <text:p>14.1</text:p>
          </table:table-cell>
          <table:table-cell table:style-name="ce29"/>
          <table:table-cell table:style-name="ce34" office:value-type="string" calcext:value-type="string">
            <text:p>Grunnlagsprosent</text:p>
          </table:table-cell>
          <table:table-cell table:style-name="ce34" office:value-type="string" calcext:value-type="string">
            <text:p>14.1</text:p>
          </table:table-cell>
          <table:table-cell table:style-name="ce34" office:value-type="string" calcext:value-type="string">
            <text:p>2013-01</text:p>
          </table:table-cell>
          <table:table-cell table:style-name="ce29"/>
          <table:table-cell table:style-name="ce34" office:value-type="string" calcext:value-type="string">
            <text:p>14,1</text:p>
          </table:table-cell>
          <table:table-cell table:style-name="ce40" office:value-type="string" calcext:value-type="string">
            <text:p><text:span text:style-name="T1">14,1</text:span></text:p>
          </table:table-cell>
          <table:table-cell table:style-name="ce40" office:value-type="string" calcext:value-type="string">
            <text:p>14.1</text:p>
          </table:table-cell>
          <table:table-cell table:style-name="ce29"/>
          <table:table-cell table:number-columns-repeated="1009"/>
        </table:table-row>
        <table:table-row table:style-name="ro1">
          <table:table-cell table:style-name="ce3" table:formula="of:=IF([.G64]=&quot;UTGÅR&quot;;&quot;&quot;;VLOOKUP([.H64];[$'res.field'.E$1:$'res.field'.M$1048576];9;0))" office:value-type="string" office:string-value="i" calcext:value-type="string">
            <text:p>i</text:p>
          </table:table-cell>
          <table:table-cell table:style-name="ce5" table:formula="of:=&quot;&quot;&quot;&quot;&amp;[.C64]&amp;&quot;&quot;&quot;,&quot;&quot;&quot;&amp;[.D64]&amp;&quot;&quot;&quot;,&quot;&quot;&quot;&amp;[.E64]&amp;&quot;&quot;&quot;,&quot;&quot;&quot;&amp;[.F64]&amp;&quot;&quot;&quot;&quot;" office:value-type="string" office:string-value="&quot;l10n_no_hr_payroll.res_field_selection_Grunnlagsprosent_10_6&quot;,&quot;l10n_no_hr_payroll.res_field_l10n_no_Grunnlagsprosent&quot;,&quot;10.6&quot;,&quot;10.6&quot;" calcext:value-type="string">
            <text:p>"l10n_no_hr_payroll.res_field_selection_Grunnlagsprosent_10_6","l10n_no_hr_payroll.res_field_l10n_no_Grunnlagsprosent","10.6","10.6"</text:p>
          </table:table-cell>
          <table:table-cell table:style-name="ce5" table:formula="of:=&quot;l10n_no_hr_payroll.res_field_selection_&quot;&amp;SUBSTITUTE([.H64]&amp;&quot;_&quot;&amp;[.E64];&quot;.&quot;;&quot;_&quot;)" office:value-type="string" office:string-value="l10n_no_hr_payroll.res_field_selection_Grunnlagsprosent_10_6" calcext:value-type="string">
            <text:p>l10n_no_hr_payroll.res_field_selection_Grunnlagsprosent_10_6</text:p>
          </table:table-cell>
          <table:table-cell table:style-name="ce5" table:formula="of:=&quot;l10n_no_hr_payroll.res_field_l10n_no_&quot;&amp;[.H64]" office:value-type="string" office:string-value="l10n_no_hr_payroll.res_field_l10n_no_Grunnlagsprosent" calcext:value-type="string">
            <text:p>l10n_no_hr_payroll.res_field_l10n_no_Grunnlagsprosent</text:p>
          </table:table-cell>
          <table:table-cell table:style-name="ce22" table:formula="of:=[.I64]" office:value-type="string" office:string-value="10.6" calcext:value-type="string">
            <text:p>10.6</text:p>
          </table:table-cell>
          <table:table-cell table:style-name="ce25" table:formula="of:=[.I64]" office:value-type="string" office:string-value="10.6" calcext:value-type="string">
            <text:p>10.6</text:p>
          </table:table-cell>
          <table:table-cell table:style-name="ce29"/>
          <table:table-cell table:style-name="ce34" office:value-type="string" calcext:value-type="string">
            <text:p>Grunnlagsprosent</text:p>
          </table:table-cell>
          <table:table-cell table:style-name="ce34" office:value-type="string" calcext:value-type="string">
            <text:p>10.6</text:p>
          </table:table-cell>
          <table:table-cell table:style-name="ce34" office:value-type="string" calcext:value-type="string">
            <text:p>2013-01</text:p>
          </table:table-cell>
          <table:table-cell table:style-name="ce29"/>
          <table:table-cell table:style-name="ce34" office:value-type="string" calcext:value-type="string">
            <text:p>10,6</text:p>
          </table:table-cell>
          <table:table-cell table:style-name="ce40" office:value-type="string" calcext:value-type="string">
            <text:p><text:span text:style-name="T1">10,6</text:span></text:p>
          </table:table-cell>
          <table:table-cell table:style-name="ce40" office:value-type="string" calcext:value-type="string">
            <text:p>10.6</text:p>
          </table:table-cell>
          <table:table-cell table:style-name="ce29"/>
          <table:table-cell table:number-columns-repeated="1009"/>
        </table:table-row>
        <table:table-row table:style-name="ro1">
          <table:table-cell table:style-name="ce3" table:formula="of:=IF([.G65]=&quot;UTGÅR&quot;;&quot;&quot;;VLOOKUP([.H65];[$'res.field'.E$1:$'res.field'.M$1048576];9;0))" office:value-type="string" office:string-value="i" calcext:value-type="string">
            <text:p>i</text:p>
          </table:table-cell>
          <table:table-cell table:style-name="ce5" table:formula="of:=&quot;&quot;&quot;&quot;&amp;[.C65]&amp;&quot;&quot;&quot;,&quot;&quot;&quot;&amp;[.D65]&amp;&quot;&quot;&quot;,&quot;&quot;&quot;&amp;[.E65]&amp;&quot;&quot;&quot;,&quot;&quot;&quot;&amp;[.F65]&amp;&quot;&quot;&quot;&quot;" office:value-type="string" office:string-value="&quot;l10n_no_hr_payroll.res_field_selection_Grunnlagsprosent_7_9&quot;,&quot;l10n_no_hr_payroll.res_field_l10n_no_Grunnlagsprosent&quot;,&quot;7.9&quot;,&quot;7.9&quot;" calcext:value-type="string">
            <text:p>"l10n_no_hr_payroll.res_field_selection_Grunnlagsprosent_7_9","l10n_no_hr_payroll.res_field_l10n_no_Grunnlagsprosent","7.9","7.9"</text:p>
          </table:table-cell>
          <table:table-cell table:style-name="ce5" table:formula="of:=&quot;l10n_no_hr_payroll.res_field_selection_&quot;&amp;SUBSTITUTE([.H65]&amp;&quot;_&quot;&amp;[.E65];&quot;.&quot;;&quot;_&quot;)" office:value-type="string" office:string-value="l10n_no_hr_payroll.res_field_selection_Grunnlagsprosent_7_9" calcext:value-type="string">
            <text:p>l10n_no_hr_payroll.res_field_selection_Grunnlagsprosent_7_9</text:p>
          </table:table-cell>
          <table:table-cell table:style-name="ce5" table:formula="of:=&quot;l10n_no_hr_payroll.res_field_l10n_no_&quot;&amp;[.H65]" office:value-type="string" office:string-value="l10n_no_hr_payroll.res_field_l10n_no_Grunnlagsprosent" calcext:value-type="string">
            <text:p>l10n_no_hr_payroll.res_field_l10n_no_Grunnlagsprosent</text:p>
          </table:table-cell>
          <table:table-cell table:style-name="ce22" table:formula="of:=[.I65]" office:value-type="string" office:string-value="7.9" calcext:value-type="string">
            <text:p>7.9</text:p>
          </table:table-cell>
          <table:table-cell table:style-name="ce25" table:formula="of:=[.I65]" office:value-type="string" office:string-value="7.9" calcext:value-type="string">
            <text:p>7.9</text:p>
          </table:table-cell>
          <table:table-cell table:style-name="ce29"/>
          <table:table-cell table:style-name="ce34" office:value-type="string" calcext:value-type="string">
            <text:p>Grunnlagsprosent</text:p>
          </table:table-cell>
          <table:table-cell table:style-name="ce34" office:value-type="string" calcext:value-type="string">
            <text:p>7.9</text:p>
          </table:table-cell>
          <table:table-cell table:style-name="ce34" office:value-type="string" calcext:value-type="string">
            <text:p>2013-01</text:p>
          </table:table-cell>
          <table:table-cell table:style-name="ce29"/>
          <table:table-cell table:style-name="ce34" office:value-type="string" calcext:value-type="string">
            <text:p>7,9</text:p>
          </table:table-cell>
          <table:table-cell table:style-name="ce40" office:value-type="string" calcext:value-type="string">
            <text:p><text:span text:style-name="T1">7,9</text:span></text:p>
          </table:table-cell>
          <table:table-cell table:style-name="ce40" office:value-type="string" calcext:value-type="string">
            <text:p>7.9</text:p>
          </table:table-cell>
          <table:table-cell table:style-name="ce29"/>
          <table:table-cell table:number-columns-repeated="1009"/>
        </table:table-row>
        <table:table-row table:style-name="ro1">
          <table:table-cell table:style-name="ce3" table:formula="of:=IF([.G66]=&quot;UTGÅR&quot;;&quot;&quot;;VLOOKUP([.H66];[$'res.field'.E$1:$'res.field'.M$1048576];9;0))" office:value-type="string" office:string-value="i" calcext:value-type="string">
            <text:p>i</text:p>
          </table:table-cell>
          <table:table-cell table:style-name="ce5" table:formula="of:=&quot;&quot;&quot;&quot;&amp;[.C66]&amp;&quot;&quot;&quot;,&quot;&quot;&quot;&amp;[.D66]&amp;&quot;&quot;&quot;,&quot;&quot;&quot;&amp;[.E66]&amp;&quot;&quot;&quot;,&quot;&quot;&quot;&amp;[.F66]&amp;&quot;&quot;&quot;&quot;" office:value-type="string" office:string-value="&quot;l10n_no_hr_payroll.res_field_selection_Grunnlagsprosent_6_4&quot;,&quot;l10n_no_hr_payroll.res_field_l10n_no_Grunnlagsprosent&quot;,&quot;6.4&quot;,&quot;6.4&quot;" calcext:value-type="string">
            <text:p>"l10n_no_hr_payroll.res_field_selection_Grunnlagsprosent_6_4","l10n_no_hr_payroll.res_field_l10n_no_Grunnlagsprosent","6.4","6.4"</text:p>
          </table:table-cell>
          <table:table-cell table:style-name="ce5" table:formula="of:=&quot;l10n_no_hr_payroll.res_field_selection_&quot;&amp;SUBSTITUTE([.H66]&amp;&quot;_&quot;&amp;[.E66];&quot;.&quot;;&quot;_&quot;)" office:value-type="string" office:string-value="l10n_no_hr_payroll.res_field_selection_Grunnlagsprosent_6_4" calcext:value-type="string">
            <text:p>l10n_no_hr_payroll.res_field_selection_Grunnlagsprosent_6_4</text:p>
          </table:table-cell>
          <table:table-cell table:style-name="ce5" table:formula="of:=&quot;l10n_no_hr_payroll.res_field_l10n_no_&quot;&amp;[.H66]" office:value-type="string" office:string-value="l10n_no_hr_payroll.res_field_l10n_no_Grunnlagsprosent" calcext:value-type="string">
            <text:p>l10n_no_hr_payroll.res_field_l10n_no_Grunnlagsprosent</text:p>
          </table:table-cell>
          <table:table-cell table:style-name="ce22" table:formula="of:=[.I66]" office:value-type="string" office:string-value="6.4" calcext:value-type="string">
            <text:p>6.4</text:p>
          </table:table-cell>
          <table:table-cell table:style-name="ce25" table:formula="of:=[.I66]" office:value-type="string" office:string-value="6.4" calcext:value-type="string">
            <text:p>6.4</text:p>
          </table:table-cell>
          <table:table-cell table:style-name="ce29"/>
          <table:table-cell table:style-name="ce34" office:value-type="string" calcext:value-type="string">
            <text:p>Grunnlagsprosent</text:p>
          </table:table-cell>
          <table:table-cell table:style-name="ce34" office:value-type="string" calcext:value-type="string">
            <text:p>6.4</text:p>
          </table:table-cell>
          <table:table-cell table:style-name="ce34" office:value-type="string" calcext:value-type="string">
            <text:p>2013-01</text:p>
          </table:table-cell>
          <table:table-cell table:style-name="ce29"/>
          <table:table-cell table:style-name="ce34" office:value-type="string" calcext:value-type="string">
            <text:p>6,4</text:p>
          </table:table-cell>
          <table:table-cell table:style-name="ce40" office:value-type="string" calcext:value-type="string">
            <text:p><text:span text:style-name="T1">6,4</text:span></text:p>
          </table:table-cell>
          <table:table-cell table:style-name="ce40" office:value-type="string" calcext:value-type="string">
            <text:p>6.4</text:p>
          </table:table-cell>
          <table:table-cell table:style-name="ce29"/>
          <table:table-cell table:number-columns-repeated="1009"/>
        </table:table-row>
        <table:table-row table:style-name="ro1">
          <table:table-cell table:style-name="ce3" table:formula="of:=IF([.G67]=&quot;UTGÅR&quot;;&quot;&quot;;VLOOKUP([.H67];[$'res.field'.E$1:$'res.field'.M$1048576];9;0))" office:value-type="string" office:string-value="i" calcext:value-type="string">
            <text:p>i</text:p>
          </table:table-cell>
          <table:table-cell table:style-name="ce5" table:formula="of:=&quot;&quot;&quot;&quot;&amp;[.C67]&amp;&quot;&quot;&quot;,&quot;&quot;&quot;&amp;[.D67]&amp;&quot;&quot;&quot;,&quot;&quot;&quot;&amp;[.E67]&amp;&quot;&quot;&quot;,&quot;&quot;&quot;&amp;[.F67]&amp;&quot;&quot;&quot;&quot;" office:value-type="string" office:string-value="&quot;l10n_no_hr_payroll.res_field_selection_Grunnlagsprosent_5_1&quot;,&quot;l10n_no_hr_payroll.res_field_l10n_no_Grunnlagsprosent&quot;,&quot;5.1&quot;,&quot;5.1&quot;" calcext:value-type="string">
            <text:p>"l10n_no_hr_payroll.res_field_selection_Grunnlagsprosent_5_1","l10n_no_hr_payroll.res_field_l10n_no_Grunnlagsprosent","5.1","5.1"</text:p>
          </table:table-cell>
          <table:table-cell table:style-name="ce5" table:formula="of:=&quot;l10n_no_hr_payroll.res_field_selection_&quot;&amp;SUBSTITUTE([.H67]&amp;&quot;_&quot;&amp;[.E67];&quot;.&quot;;&quot;_&quot;)" office:value-type="string" office:string-value="l10n_no_hr_payroll.res_field_selection_Grunnlagsprosent_5_1" calcext:value-type="string">
            <text:p>l10n_no_hr_payroll.res_field_selection_Grunnlagsprosent_5_1</text:p>
          </table:table-cell>
          <table:table-cell table:style-name="ce5" table:formula="of:=&quot;l10n_no_hr_payroll.res_field_l10n_no_&quot;&amp;[.H67]" office:value-type="string" office:string-value="l10n_no_hr_payroll.res_field_l10n_no_Grunnlagsprosent" calcext:value-type="string">
            <text:p>l10n_no_hr_payroll.res_field_l10n_no_Grunnlagsprosent</text:p>
          </table:table-cell>
          <table:table-cell table:style-name="ce22" table:formula="of:=[.I67]" office:value-type="string" office:string-value="5.1" calcext:value-type="string">
            <text:p>5.1</text:p>
          </table:table-cell>
          <table:table-cell table:style-name="ce25" table:formula="of:=[.I67]" office:value-type="string" office:string-value="5.1" calcext:value-type="string">
            <text:p>5.1</text:p>
          </table:table-cell>
          <table:table-cell table:style-name="ce29"/>
          <table:table-cell table:style-name="ce34" office:value-type="string" calcext:value-type="string">
            <text:p>Grunnlagsprosent</text:p>
          </table:table-cell>
          <table:table-cell table:style-name="ce34" office:value-type="string" calcext:value-type="string">
            <text:p>5.1</text:p>
          </table:table-cell>
          <table:table-cell table:style-name="ce34" office:value-type="string" calcext:value-type="string">
            <text:p>2013-01</text:p>
          </table:table-cell>
          <table:table-cell table:style-name="ce29"/>
          <table:table-cell table:style-name="ce34" office:value-type="string" calcext:value-type="string">
            <text:p>5,1</text:p>
          </table:table-cell>
          <table:table-cell table:style-name="ce40" office:value-type="string" calcext:value-type="string">
            <text:p><text:span text:style-name="T1">5,1</text:span></text:p>
          </table:table-cell>
          <table:table-cell table:style-name="ce40" office:value-type="string" calcext:value-type="string">
            <text:p>5.1</text:p>
          </table:table-cell>
          <table:table-cell table:style-name="ce29"/>
          <table:table-cell table:number-columns-repeated="1009"/>
        </table:table-row>
        <table:table-row table:style-name="ro1">
          <table:table-cell table:style-name="ce3" table:formula="of:=IF([.G68]=&quot;UTGÅR&quot;;&quot;&quot;;VLOOKUP([.H68];[$'res.field'.E$1:$'res.field'.M$1048576];9;0))" office:value-type="string" office:string-value="i" calcext:value-type="string">
            <text:p>i</text:p>
          </table:table-cell>
          <table:table-cell table:style-name="ce5" table:formula="of:=&quot;&quot;&quot;&quot;&amp;[.C68]&amp;&quot;&quot;&quot;,&quot;&quot;&quot;&amp;[.D68]&amp;&quot;&quot;&quot;,&quot;&quot;&quot;&amp;[.E68]&amp;&quot;&quot;&quot;,&quot;&quot;&quot;&amp;[.F68]&amp;&quot;&quot;&quot;&quot;" office:value-type="string" office:string-value="&quot;l10n_no_hr_payroll.res_field_selection_Grunnlagsprosent_0&quot;,&quot;l10n_no_hr_payroll.res_field_l10n_no_Grunnlagsprosent&quot;,&quot;0&quot;,&quot;0&quot;" calcext:value-type="string">
            <text:p>"l10n_no_hr_payroll.res_field_selection_Grunnlagsprosent_0","l10n_no_hr_payroll.res_field_l10n_no_Grunnlagsprosent","0","0"</text:p>
          </table:table-cell>
          <table:table-cell table:style-name="ce5" table:formula="of:=&quot;l10n_no_hr_payroll.res_field_selection_&quot;&amp;SUBSTITUTE([.H68]&amp;&quot;_&quot;&amp;[.E68];&quot;.&quot;;&quot;_&quot;)" office:value-type="string" office:string-value="l10n_no_hr_payroll.res_field_selection_Grunnlagsprosent_0" calcext:value-type="string">
            <text:p>l10n_no_hr_payroll.res_field_selection_Grunnlagsprosent_0</text:p>
          </table:table-cell>
          <table:table-cell table:style-name="ce5" table:formula="of:=&quot;l10n_no_hr_payroll.res_field_l10n_no_&quot;&amp;[.H68]" office:value-type="string" office:string-value="l10n_no_hr_payroll.res_field_l10n_no_Grunnlagsprosent" calcext:value-type="string">
            <text:p>l10n_no_hr_payroll.res_field_l10n_no_Grunnlagsprosent</text:p>
          </table:table-cell>
          <table:table-cell table:style-name="ce22" table:formula="of:=[.I68]" office:value-type="string" office:string-value="0" calcext:value-type="string">
            <text:p>0</text:p>
          </table:table-cell>
          <table:table-cell table:style-name="ce25" table:formula="of:=[.I68]" office:value-type="string" office:string-value="0" calcext:value-type="string">
            <text:p>0</text:p>
          </table:table-cell>
          <table:table-cell table:style-name="ce29"/>
          <table:table-cell table:style-name="ce34" office:value-type="string" calcext:value-type="string">
            <text:p>Grunnlagsprosent</text:p>
          </table:table-cell>
          <table:table-cell table:style-name="ce34" office:value-type="string" calcext:value-type="string">
            <text:p>0</text:p>
          </table:table-cell>
          <table:table-cell table:style-name="ce34" office:value-type="string" calcext:value-type="string">
            <text:p>2013-01</text:p>
          </table:table-cell>
          <table:table-cell table:style-name="ce29"/>
          <table:table-cell table:style-name="ce34" office:value-type="string" calcext:value-type="string">
            <text:p>0</text:p>
          </table:table-cell>
          <table:table-cell table:style-name="ce40" office:value-type="string" calcext:value-type="string">
            <text:p><text:span text:style-name="T1">0</text:span></text:p>
          </table:table-cell>
          <table:table-cell table:style-name="ce40" office:value-type="string" calcext:value-type="string">
            <text:p>0</text:p>
          </table:table-cell>
          <table:table-cell table:style-name="ce29"/>
          <table:table-cell table:number-columns-repeated="1009"/>
        </table:table-row>
        <table:table-row table:style-name="ro1">
          <table:table-cell table:style-name="ce3" table:formula="of:=IF([.G69]=&quot;UTGÅR&quot;;&quot;&quot;;VLOOKUP([.H69];[$'res.field'.E$1:$'res.field'.M$1048576];9;0))">
            <text:p/>
          </table:table-cell>
          <table:table-cell table:style-name="ce5" table:formula="of:=&quot;&quot;&quot;&quot;&amp;[.C69]&amp;&quot;&quot;&quot;,&quot;&quot;&quot;&amp;[.D69]&amp;&quot;&quot;&quot;,&quot;&quot;&quot;&amp;[.E69]&amp;&quot;&quot;&quot;,&quot;&quot;&quot;&amp;[.F69]&amp;&quot;&quot;&quot;&quot;" office:value-type="string" office:string-value="&quot;l10n_no_hr_payroll.res_field_selection_GrunnlagsprosentForUtenlandske_7&quot;,&quot;l10n_no_hr_payroll.res_field_l10n_no_GrunnlagsprosentForUtenlandske&quot;,&quot;7&quot;,&quot;7&quot;" calcext:value-type="string">
            <text:p>"l10n_no_hr_payroll.res_field_selection_GrunnlagsprosentForUtenlandske_7","l10n_no_hr_payroll.res_field_l10n_no_GrunnlagsprosentForUtenlandske","7","7"</text:p>
          </table:table-cell>
          <table:table-cell table:style-name="ce5" table:formula="of:=&quot;l10n_no_hr_payroll.res_field_selection_&quot;&amp;SUBSTITUTE([.H69]&amp;&quot;_&quot;&amp;[.E69];&quot;.&quot;;&quot;_&quot;)" office:value-type="string" office:string-value="l10n_no_hr_payroll.res_field_selection_GrunnlagsprosentForUtenlandske_7" calcext:value-type="string">
            <text:p>l10n_no_hr_payroll.res_field_selection_GrunnlagsprosentForUtenlandske_7</text:p>
          </table:table-cell>
          <table:table-cell table:style-name="ce5" table:formula="of:=&quot;l10n_no_hr_payroll.res_field_l10n_no_&quot;&amp;[.H69]" office:value-type="string" office:string-value="l10n_no_hr_payroll.res_field_l10n_no_GrunnlagsprosentForUtenlandske" calcext:value-type="string">
            <text:p>l10n_no_hr_payroll.res_field_l10n_no_GrunnlagsprosentForUtenlandske</text:p>
          </table:table-cell>
          <table:table-cell table:style-name="ce22" table:formula="of:=[.I69]" office:value-type="string" office:string-value="7" calcext:value-type="string">
            <text:p>7</text:p>
          </table:table-cell>
          <table:table-cell table:style-name="ce25" table:formula="of:=[.I69]" office:value-type="string" office:string-value="7" calcext:value-type="string">
            <text:p>7</text:p>
          </table:table-cell>
          <table:table-cell table:style-name="ce29"/>
          <table:table-cell table:style-name="ce34" office:value-type="string" calcext:value-type="string">
            <text:p>GrunnlagsprosentForUtenlandske</text:p>
          </table:table-cell>
          <table:table-cell table:style-name="ce34" office:value-type="string" calcext:value-type="string">
            <text:p>7</text:p>
          </table:table-cell>
          <table:table-cell table:style-name="ce34" office:value-type="string" calcext:value-type="string">
            <text:p>2013-01</text:p>
          </table:table-cell>
          <table:table-cell table:style-name="ce29"/>
          <table:table-cell table:style-name="ce34" office:value-type="string" calcext:value-type="string">
            <text:p>7</text:p>
          </table:table-cell>
          <table:table-cell table:style-name="ce40" office:value-type="string" calcext:value-type="string">
            <text:p><text:span text:style-name="T1">7</text:span></text:p>
          </table:table-cell>
          <table:table-cell table:style-name="ce40" office:value-type="string" calcext:value-type="string">
            <text:p>7</text:p>
          </table:table-cell>
          <table:table-cell table:style-name="ce29"/>
          <table:table-cell table:number-columns-repeated="1009"/>
        </table:table-row>
        <table:table-row table:style-name="ro1">
          <table:table-cell table:style-name="ce3" table:formula="of:=IF([.G70]=&quot;UTGÅR&quot;;&quot;&quot;;VLOOKUP([.H70];[$'res.field'.E$1:$'res.field'.M$1048576];9;0))">
            <text:p/>
          </table:table-cell>
          <table:table-cell table:style-name="ce5" table:formula="of:=&quot;&quot;&quot;&quot;&amp;[.C70]&amp;&quot;&quot;&quot;,&quot;&quot;&quot;&amp;[.D70]&amp;&quot;&quot;&quot;,&quot;&quot;&quot;&amp;[.E70]&amp;&quot;&quot;&quot;,&quot;&quot;&quot;&amp;[.F70]&amp;&quot;&quot;&quot;&quot;" office:value-type="string" office:string-value="&quot;l10n_no_hr_payroll.res_field_selection_Internasjonalidentifikatortype_passnummer&quot;,&quot;l10n_no_hr_payroll.res_field_l10n_no_Internasjonalidentifikatortype&quot;,&quot;passnummer&quot;,&quot;passnummer&quot;" calcext:value-type="string">
            <text:p>"l10n_no_hr_payroll.res_field_selection_Internasjonalidentifikatortype_passnummer","l10n_no_hr_payroll.res_field_l10n_no_Internasjonalidentifikatortype","passnummer","passnummer"</text:p>
          </table:table-cell>
          <table:table-cell table:style-name="ce5" table:formula="of:=&quot;l10n_no_hr_payroll.res_field_selection_&quot;&amp;SUBSTITUTE([.H70]&amp;&quot;_&quot;&amp;[.E70];&quot;.&quot;;&quot;_&quot;)" office:value-type="string" office:string-value="l10n_no_hr_payroll.res_field_selection_Internasjonalidentifikatortype_passnummer" calcext:value-type="string">
            <text:p>l10n_no_hr_payroll.res_field_selection_Internasjonalidentifikatortype_passnummer</text:p>
          </table:table-cell>
          <table:table-cell table:style-name="ce5" table:formula="of:=&quot;l10n_no_hr_payroll.res_field_l10n_no_&quot;&amp;[.H70]" office:value-type="string" office:string-value="l10n_no_hr_payroll.res_field_l10n_no_Internasjonalidentifikatortype" calcext:value-type="string">
            <text:p>l10n_no_hr_payroll.res_field_l10n_no_Internasjonalidentifikatortype</text:p>
          </table:table-cell>
          <table:table-cell table:style-name="ce22" table:formula="of:=[.I70]" office:value-type="string" office:string-value="passnummer" calcext:value-type="string">
            <text:p>passnummer</text:p>
          </table:table-cell>
          <table:table-cell table:style-name="ce25" table:formula="of:=[.I70]" office:value-type="string" office:string-value="passnummer" calcext:value-type="string">
            <text:p>passnummer</text:p>
          </table:table-cell>
          <table:table-cell table:style-name="ce29"/>
          <table:table-cell table:style-name="ce34" office:value-type="string" calcext:value-type="string">
            <text:p>Internasjonalidentifikatortype</text:p>
          </table:table-cell>
          <table:table-cell table:style-name="ce34" office:value-type="string" calcext:value-type="string">
            <text:p>passnummer</text:p>
          </table:table-cell>
          <table:table-cell table:style-name="ce34" office:value-type="string" calcext:value-type="string">
            <text:p>2013-01</text:p>
          </table:table-cell>
          <table:table-cell table:style-name="ce29"/>
          <table:table-cell table:style-name="ce34" office:value-type="string" calcext:value-type="string">
            <text:p>Passnummer</text:p>
          </table:table-cell>
          <table:table-cell table:style-name="ce40" office:value-type="string" calcext:value-type="string">
            <text:p><text:span text:style-name="T1">Passnummer</text:span></text:p>
          </table:table-cell>
          <table:table-cell table:style-name="ce40" office:value-type="string" calcext:value-type="string">
            <text:p>Passport number</text:p>
          </table:table-cell>
          <table:table-cell table:style-name="ce29" office:value-type="string" calcext:value-type="string">
            <text:p>SKD_EDAG_Internasjonalidentifikatortype</text:p>
          </table:table-cell>
          <table:table-cell table:number-columns-repeated="1009"/>
        </table:table-row>
        <table:table-row table:style-name="ro1">
          <table:table-cell table:style-name="ce3" table:formula="of:=IF([.G71]=&quot;UTGÅR&quot;;&quot;&quot;;VLOOKUP([.H71];[$'res.field'.E$1:$'res.field'.M$1048576];9;0))">
            <text:p/>
          </table:table-cell>
          <table:table-cell table:style-name="ce5" table:formula="of:=&quot;&quot;&quot;&quot;&amp;[.C71]&amp;&quot;&quot;&quot;,&quot;&quot;&quot;&amp;[.D71]&amp;&quot;&quot;&quot;,&quot;&quot;&quot;&amp;[.E71]&amp;&quot;&quot;&quot;,&quot;&quot;&quot;&amp;[.F71]&amp;&quot;&quot;&quot;&quot;" office:value-type="string" office:string-value="&quot;l10n_no_hr_payroll.res_field_selection_Internasjonalidentifikatortype_socialSecurityNumber&quot;,&quot;l10n_no_hr_payroll.res_field_l10n_no_Internasjonalidentifikatortype&quot;,&quot;socialSecurityNumber&quot;,&quot;socialSecurityNumber&quot;" calcext:value-type="string">
            <text:p>"l10n_no_hr_payroll.res_field_selection_Internasjonalidentifikatortype_socialSecurityNumber","l10n_no_hr_payroll.res_field_l10n_no_Internasjonalidentifikatortype","socialSecurityNumber","socialSecurityNumber"</text:p>
          </table:table-cell>
          <table:table-cell table:style-name="ce5" table:formula="of:=&quot;l10n_no_hr_payroll.res_field_selection_&quot;&amp;SUBSTITUTE([.H71]&amp;&quot;_&quot;&amp;[.E71];&quot;.&quot;;&quot;_&quot;)" office:value-type="string" office:string-value="l10n_no_hr_payroll.res_field_selection_Internasjonalidentifikatortype_socialSecurityNumber" calcext:value-type="string">
            <text:p>l10n_no_hr_payroll.res_field_selection_Internasjonalidentifikatortype_socialSecurityNumber</text:p>
          </table:table-cell>
          <table:table-cell table:style-name="ce5" table:formula="of:=&quot;l10n_no_hr_payroll.res_field_l10n_no_&quot;&amp;[.H71]" office:value-type="string" office:string-value="l10n_no_hr_payroll.res_field_l10n_no_Internasjonalidentifikatortype" calcext:value-type="string">
            <text:p>l10n_no_hr_payroll.res_field_l10n_no_Internasjonalidentifikatortype</text:p>
          </table:table-cell>
          <table:table-cell table:style-name="ce22" table:formula="of:=[.I71]" office:value-type="string" office:string-value="socialSecurityNumber" calcext:value-type="string">
            <text:p>socialSecurityNumber</text:p>
          </table:table-cell>
          <table:table-cell table:style-name="ce25" table:formula="of:=[.I71]" office:value-type="string" office:string-value="socialSecurityNumber" calcext:value-type="string">
            <text:p>socialSecurityNumber</text:p>
          </table:table-cell>
          <table:table-cell table:style-name="ce29"/>
          <table:table-cell table:style-name="ce34" office:value-type="string" calcext:value-type="string">
            <text:p>Internasjonalidentifikatortype</text:p>
          </table:table-cell>
          <table:table-cell table:style-name="ce34" office:value-type="string" calcext:value-type="string">
            <text:p>socialSecurityNumber</text:p>
          </table:table-cell>
          <table:table-cell table:style-name="ce34" office:value-type="string" calcext:value-type="string">
            <text:p>2013-01</text:p>
          </table:table-cell>
          <table:table-cell table:style-name="ce29"/>
          <table:table-cell table:style-name="ce34" office:value-type="string" calcext:value-type="string">
            <text:p>Social security number</text:p>
          </table:table-cell>
          <table:table-cell table:style-name="ce40" office:value-type="string" calcext:value-type="string">
            <text:p><text:span text:style-name="T1">Social security number</text:span></text:p>
          </table:table-cell>
          <table:table-cell table:style-name="ce40" office:value-type="string" calcext:value-type="string">
            <text:p>National identity number</text:p>
          </table:table-cell>
          <table:table-cell table:style-name="ce29"/>
          <table:table-cell table:number-columns-repeated="1009"/>
        </table:table-row>
        <table:table-row table:style-name="ro1">
          <table:table-cell table:style-name="ce3" table:formula="of:=IF([.G72]=&quot;UTGÅR&quot;;&quot;&quot;;VLOOKUP([.H72];[$'res.field'.E$1:$'res.field'.M$1048576];9;0))">
            <text:p/>
          </table:table-cell>
          <table:table-cell table:style-name="ce5" table:formula="of:=&quot;&quot;&quot;&quot;&amp;[.C72]&amp;&quot;&quot;&quot;,&quot;&quot;&quot;&amp;[.D72]&amp;&quot;&quot;&quot;,&quot;&quot;&quot;&amp;[.E72]&amp;&quot;&quot;&quot;,&quot;&quot;&quot;&amp;[.F72]&amp;&quot;&quot;&quot;&quot;" office:value-type="string" office:string-value="&quot;l10n_no_hr_payroll.res_field_selection_Internasjonalidentifikatortype_taxIdentificationNumber&quot;,&quot;l10n_no_hr_payroll.res_field_l10n_no_Internasjonalidentifikatortype&quot;,&quot;taxIdentificationNumber&quot;,&quot;taxIdentificationNumber&quot;" calcext:value-type="string">
            <text:p>"l10n_no_hr_payroll.res_field_selection_Internasjonalidentifikatortype_taxIdentificationNumber","l10n_no_hr_payroll.res_field_l10n_no_Internasjonalidentifikatortype","taxIdentificationNumber","taxIdentificationNumber"</text:p>
          </table:table-cell>
          <table:table-cell table:style-name="ce5" table:formula="of:=&quot;l10n_no_hr_payroll.res_field_selection_&quot;&amp;SUBSTITUTE([.H72]&amp;&quot;_&quot;&amp;[.E72];&quot;.&quot;;&quot;_&quot;)" office:value-type="string" office:string-value="l10n_no_hr_payroll.res_field_selection_Internasjonalidentifikatortype_taxIdentificationNumber" calcext:value-type="string">
            <text:p>l10n_no_hr_payroll.res_field_selection_Internasjonalidentifikatortype_taxIdentificationNumber</text:p>
          </table:table-cell>
          <table:table-cell table:style-name="ce5" table:formula="of:=&quot;l10n_no_hr_payroll.res_field_l10n_no_&quot;&amp;[.H72]" office:value-type="string" office:string-value="l10n_no_hr_payroll.res_field_l10n_no_Internasjonalidentifikatortype" calcext:value-type="string">
            <text:p>l10n_no_hr_payroll.res_field_l10n_no_Internasjonalidentifikatortype</text:p>
          </table:table-cell>
          <table:table-cell table:style-name="ce22" table:formula="of:=[.I72]" office:value-type="string" office:string-value="taxIdentificationNumber" calcext:value-type="string">
            <text:p>taxIdentificationNumber</text:p>
          </table:table-cell>
          <table:table-cell table:style-name="ce25" table:formula="of:=[.I72]" office:value-type="string" office:string-value="taxIdentificationNumber" calcext:value-type="string">
            <text:p>taxIdentificationNumber</text:p>
          </table:table-cell>
          <table:table-cell table:style-name="ce29"/>
          <table:table-cell table:style-name="ce34" office:value-type="string" calcext:value-type="string">
            <text:p>Internasjonalidentifikatortype</text:p>
          </table:table-cell>
          <table:table-cell table:style-name="ce34" office:value-type="string" calcext:value-type="string">
            <text:p>taxIdentificationNumber</text:p>
          </table:table-cell>
          <table:table-cell table:style-name="ce34" office:value-type="string" calcext:value-type="string">
            <text:p>2013-01</text:p>
          </table:table-cell>
          <table:table-cell table:style-name="ce29"/>
          <table:table-cell table:style-name="ce34" office:value-type="string" calcext:value-type="string">
            <text:p>Tax identification number</text:p>
          </table:table-cell>
          <table:table-cell table:style-name="ce40" office:value-type="string" calcext:value-type="string">
            <text:p><text:span text:style-name="T1">Tax identification number</text:span></text:p>
          </table:table-cell>
          <table:table-cell table:style-name="ce40" office:value-type="string" calcext:value-type="string">
            <text:p>Tax identification number</text:p>
          </table:table-cell>
          <table:table-cell table:style-name="ce29"/>
          <table:table-cell table:number-columns-repeated="1009"/>
        </table:table-row>
        <table:table-row table:style-name="ro1">
          <table:table-cell table:style-name="ce3" table:formula="of:=IF([.G73]=&quot;UTGÅR&quot;;&quot;&quot;;VLOOKUP([.H73];[$'res.field'.E$1:$'res.field'.M$1048576];9;0))">
            <text:p/>
          </table:table-cell>
          <table:table-cell table:style-name="ce5" table:formula="of:=&quot;&quot;&quot;&quot;&amp;[.C73]&amp;&quot;&quot;&quot;,&quot;&quot;&quot;&amp;[.D73]&amp;&quot;&quot;&quot;,&quot;&quot;&quot;&amp;[.E73]&amp;&quot;&quot;&quot;,&quot;&quot;&quot;&amp;[.F73]&amp;&quot;&quot;&quot;&quot;" office:value-type="string" office:string-value="&quot;l10n_no_hr_payroll.res_field_selection_Internasjonalidentifikatortype_valueAddedTaxNumber&quot;,&quot;l10n_no_hr_payroll.res_field_l10n_no_Internasjonalidentifikatortype&quot;,&quot;valueAddedTaxNumber&quot;,&quot;valueAddedTaxNumber&quot;" calcext:value-type="string">
            <text:p>"l10n_no_hr_payroll.res_field_selection_Internasjonalidentifikatortype_valueAddedTaxNumber","l10n_no_hr_payroll.res_field_l10n_no_Internasjonalidentifikatortype","valueAddedTaxNumber","valueAddedTaxNumber"</text:p>
          </table:table-cell>
          <table:table-cell table:style-name="ce5" table:formula="of:=&quot;l10n_no_hr_payroll.res_field_selection_&quot;&amp;SUBSTITUTE([.H73]&amp;&quot;_&quot;&amp;[.E73];&quot;.&quot;;&quot;_&quot;)" office:value-type="string" office:string-value="l10n_no_hr_payroll.res_field_selection_Internasjonalidentifikatortype_valueAddedTaxNumber" calcext:value-type="string">
            <text:p>l10n_no_hr_payroll.res_field_selection_Internasjonalidentifikatortype_valueAddedTaxNumber</text:p>
          </table:table-cell>
          <table:table-cell table:style-name="ce5" table:formula="of:=&quot;l10n_no_hr_payroll.res_field_l10n_no_&quot;&amp;[.H73]" office:value-type="string" office:string-value="l10n_no_hr_payroll.res_field_l10n_no_Internasjonalidentifikatortype" calcext:value-type="string">
            <text:p>l10n_no_hr_payroll.res_field_l10n_no_Internasjonalidentifikatortype</text:p>
          </table:table-cell>
          <table:table-cell table:style-name="ce22" table:formula="of:=[.I73]" office:value-type="string" office:string-value="valueAddedTaxNumber" calcext:value-type="string">
            <text:p>valueAddedTaxNumber</text:p>
          </table:table-cell>
          <table:table-cell table:style-name="ce25" table:formula="of:=[.I73]" office:value-type="string" office:string-value="valueAddedTaxNumber" calcext:value-type="string">
            <text:p>valueAddedTaxNumber</text:p>
          </table:table-cell>
          <table:table-cell table:style-name="ce29"/>
          <table:table-cell table:style-name="ce34" office:value-type="string" calcext:value-type="string">
            <text:p>Internasjonalidentifikatortype</text:p>
          </table:table-cell>
          <table:table-cell table:style-name="ce34" office:value-type="string" calcext:value-type="string">
            <text:p>valueAddedTaxNumber</text:p>
          </table:table-cell>
          <table:table-cell table:style-name="ce34" office:value-type="string" calcext:value-type="string">
            <text:p>2013-01</text:p>
          </table:table-cell>
          <table:table-cell table:style-name="ce29"/>
          <table:table-cell table:style-name="ce34" office:value-type="string" calcext:value-type="string">
            <text:p>Value added tax identification number</text:p>
          </table:table-cell>
          <table:table-cell table:style-name="ce40" office:value-type="string" calcext:value-type="string">
            <text:p><text:span text:style-name="T1">Value added tax identification number</text:span></text:p>
          </table:table-cell>
          <table:table-cell table:style-name="ce40" office:value-type="string" calcext:value-type="string">
            <text:p>Value added tax identification number</text:p>
          </table:table-cell>
          <table:table-cell table:style-name="ce29"/>
          <table:table-cell table:number-columns-repeated="1009"/>
        </table:table-row>
        <table:table-row table:style-name="ro1">
          <table:table-cell table:style-name="ce3" table:formula="of:=IF([.G74]=&quot;UTGÅR&quot;;&quot;&quot;;VLOOKUP([.H74];[$'res.field'.E$1:$'res.field'.M$1048576];9;0))" office:value-type="string" office:string-value="i" calcext:value-type="string">
            <text:p>i</text:p>
          </table:table-cell>
          <table:table-cell table:style-name="ce5" table:formula="of:=&quot;&quot;&quot;&quot;&amp;[.C74]&amp;&quot;&quot;&quot;,&quot;&quot;&quot;&amp;[.D74]&amp;&quot;&quot;&quot;,&quot;&quot;&quot;&amp;[.E74]&amp;&quot;&quot;&quot;,&quot;&quot;&quot;&amp;[.F74]&amp;&quot;&quot;&quot;&quot;" office:value-type="string" office:string-value="&quot;l10n_no_hr_payroll.res_field_selection_Loennsbeskrivelse_administrativForpleining&quot;,&quot;l10n_no_hr_payroll.res_field_l10n_no_Loennsbeskrivelse&quot;,&quot;administrativForpleining&quot;,&quot;administrativForpleining&quot;" calcext:value-type="string">
            <text:p>"l10n_no_hr_payroll.res_field_selection_Loennsbeskrivelse_administrativForpleining","l10n_no_hr_payroll.res_field_l10n_no_Loennsbeskrivelse","administrativForpleining","administrativForpleining"</text:p>
          </table:table-cell>
          <table:table-cell table:style-name="ce5" table:formula="of:=&quot;l10n_no_hr_payroll.res_field_selection_&quot;&amp;SUBSTITUTE([.H74]&amp;&quot;_&quot;&amp;[.E74];&quot;.&quot;;&quot;_&quot;)" office:value-type="string" office:string-value="l10n_no_hr_payroll.res_field_selection_Loennsbeskrivelse_administrativForpleining" calcext:value-type="string">
            <text:p>l10n_no_hr_payroll.res_field_selection_Loennsbeskrivelse_administrativForpleining</text:p>
          </table:table-cell>
          <table:table-cell table:style-name="ce5" table:formula="of:=&quot;l10n_no_hr_payroll.res_field_l10n_no_&quot;&amp;[.H74]" office:value-type="string" office:string-value="l10n_no_hr_payroll.res_field_l10n_no_Loennsbeskrivelse" calcext:value-type="string">
            <text:p>l10n_no_hr_payroll.res_field_l10n_no_Loennsbeskrivelse</text:p>
          </table:table-cell>
          <table:table-cell table:style-name="ce22" table:formula="of:=[.I74]" office:value-type="string" office:string-value="administrativForpleining" calcext:value-type="string">
            <text:p>administrativForpleining</text:p>
          </table:table-cell>
          <table:table-cell table:style-name="ce25" table:formula="of:=[.I74]" office:value-type="string" office:string-value="administrativForpleining" calcext:value-type="string">
            <text:p>administrativForpleining</text:p>
          </table:table-cell>
          <table:table-cell table:style-name="ce29"/>
          <table:table-cell table:style-name="ce34" office:value-type="string" calcext:value-type="string">
            <text:p>Loennsbeskrivelse</text:p>
          </table:table-cell>
          <table:table-cell table:style-name="ce34" office:value-type="string" calcext:value-type="string">
            <text:p>administrativForpleining</text:p>
          </table:table-cell>
          <table:table-cell table:style-name="ce34" office:value-type="string" calcext:value-type="string">
            <text:p>2013-01</text:p>
          </table:table-cell>
          <table:table-cell table:style-name="ce29" office:value-type="string" calcext:value-type="string">
            <text:p>2016-01</text:p>
          </table:table-cell>
          <table:table-cell table:style-name="ce34" office:value-type="string" calcext:value-type="string">
            <text:p>Administrativ forpleining</text:p>
          </table:table-cell>
          <table:table-cell table:style-name="ce40" office:value-type="string" calcext:value-type="string">
            <text:p><text:span text:style-name="T1">Administrativ forpleiing</text:span></text:p>
          </table:table-cell>
          <table:table-cell table:style-name="ce41" office:value-type="string" calcext:value-type="string">
            <text:p>Subsistence expenses covered directly by the employer</text:p>
          </table:table-cell>
          <table:table-cell table:style-name="ce29"/>
          <table:table-cell table:number-columns-repeated="1009"/>
        </table:table-row>
        <table:table-row table:style-name="ro1">
          <table:table-cell table:style-name="ce3" table:formula="of:=IF([.G75]=&quot;UTGÅR&quot;;&quot;&quot;;VLOOKUP([.H75];[$'res.field'.E$1:$'res.field'.M$1048576];9;0))" office:value-type="string" office:string-value="i" calcext:value-type="string">
            <text:p>i</text:p>
          </table:table-cell>
          <table:table-cell table:style-name="ce5" table:formula="of:=&quot;&quot;&quot;&quot;&amp;[.C75]&amp;&quot;&quot;&quot;,&quot;&quot;&quot;&amp;[.D75]&amp;&quot;&quot;&quot;,&quot;&quot;&quot;&amp;[.E75]&amp;&quot;&quot;&quot;,&quot;&quot;&quot;&amp;[.F75]&amp;&quot;&quot;&quot;&quot;" office:value-type="string" office:string-value="&quot;l10n_no_hr_payroll.res_field_selection_Loennsbeskrivelse_aksjerGrunnfondsbevisTilUnderkurs&quot;,&quot;l10n_no_hr_payroll.res_field_l10n_no_Loennsbeskrivelse&quot;,&quot;aksjerGrunnfondsbevisTilUnderkurs&quot;,&quot;aksjerGrunnfondsbevisTilUnderkurs&quot;" calcext:value-type="string">
            <text:p>"l10n_no_hr_payroll.res_field_selection_Loennsbeskrivelse_aksjerGrunnfondsbevisTilUnderkurs","l10n_no_hr_payroll.res_field_l10n_no_Loennsbeskrivelse","aksjerGrunnfondsbevisTilUnderkurs","aksjerGrunnfondsbevisTilUnderkurs"</text:p>
          </table:table-cell>
          <table:table-cell table:style-name="ce5" table:formula="of:=&quot;l10n_no_hr_payroll.res_field_selection_&quot;&amp;SUBSTITUTE([.H75]&amp;&quot;_&quot;&amp;[.E75];&quot;.&quot;;&quot;_&quot;)" office:value-type="string" office:string-value="l10n_no_hr_payroll.res_field_selection_Loennsbeskrivelse_aksjerGrunnfondsbevisTilUnderkurs" calcext:value-type="string">
            <text:p>l10n_no_hr_payroll.res_field_selection_Loennsbeskrivelse_aksjerGrunnfondsbevisTilUnderkurs</text:p>
          </table:table-cell>
          <table:table-cell table:style-name="ce5" table:formula="of:=&quot;l10n_no_hr_payroll.res_field_l10n_no_&quot;&amp;[.H75]" office:value-type="string" office:string-value="l10n_no_hr_payroll.res_field_l10n_no_Loennsbeskrivelse" calcext:value-type="string">
            <text:p>l10n_no_hr_payroll.res_field_l10n_no_Loennsbeskrivelse</text:p>
          </table:table-cell>
          <table:table-cell table:style-name="ce22" table:formula="of:=[.I75]" office:value-type="string" office:string-value="aksjerGrunnfondsbevisTilUnderkurs" calcext:value-type="string">
            <text:p>aksjerGrunnfondsbevisTilUnderkurs</text:p>
          </table:table-cell>
          <table:table-cell table:style-name="ce25" table:formula="of:=[.I75]" office:value-type="string" office:string-value="aksjerGrunnfondsbevisTilUnderkurs" calcext:value-type="string">
            <text:p>aksjerGrunnfondsbevisTilUnderkurs</text:p>
          </table:table-cell>
          <table:table-cell table:style-name="ce29"/>
          <table:table-cell table:style-name="ce34" office:value-type="string" calcext:value-type="string">
            <text:p>Loennsbeskrivelse</text:p>
          </table:table-cell>
          <table:table-cell table:style-name="ce34" office:value-type="string" calcext:value-type="string">
            <text:p>aksjerGrunnfondsbevisTilUnderkurs</text:p>
          </table:table-cell>
          <table:table-cell table:style-name="ce34" office:value-type="string" calcext:value-type="string">
            <text:p>2013-01</text:p>
          </table:table-cell>
          <table:table-cell table:style-name="ce29"/>
          <table:table-cell table:style-name="ce34" office:value-type="string" calcext:value-type="string">
            <text:p>Aksjer/grunnfondsbevis til underkurs</text:p>
          </table:table-cell>
          <table:table-cell table:style-name="ce40" office:value-type="string" calcext:value-type="string">
            <text:p><text:span text:style-name="T1">Aksjar/grunnfondsbevis til underkurs</text:span></text:p>
          </table:table-cell>
          <table:table-cell table:style-name="ce41" office:value-type="string" calcext:value-type="string">
            <text:p>Shares/primary capital certificates at a discount</text:p>
          </table:table-cell>
          <table:table-cell table:style-name="ce29"/>
          <table:table-cell table:number-columns-repeated="1009"/>
        </table:table-row>
        <table:table-row table:style-name="ro1">
          <table:table-cell table:style-name="ce3" table:formula="of:=IF([.G76]=&quot;UTGÅR&quot;;&quot;&quot;;VLOOKUP([.H76];[$'res.field'.E$1:$'res.field'.M$1048576];9;0))" office:value-type="string" office:string-value="i" calcext:value-type="string">
            <text:p>i</text:p>
          </table:table-cell>
          <table:table-cell table:style-name="ce5" table:formula="of:=&quot;&quot;&quot;&quot;&amp;[.C76]&amp;&quot;&quot;&quot;,&quot;&quot;&quot;&amp;[.D76]&amp;&quot;&quot;&quot;,&quot;&quot;&quot;&amp;[.E76]&amp;&quot;&quot;&quot;,&quot;&quot;&quot;&amp;[.F76]&amp;&quot;&quot;&quot;&quot;" office:value-type="string" office:string-value="&quot;l10n_no_hr_payroll.res_field_selection_Loennsbeskrivelse_annet&quot;,&quot;l10n_no_hr_payroll.res_field_l10n_no_Loennsbeskrivelse&quot;,&quot;annet&quot;,&quot;annet&quot;" calcext:value-type="string">
            <text:p>"l10n_no_hr_payroll.res_field_selection_Loennsbeskrivelse_annet","l10n_no_hr_payroll.res_field_l10n_no_Loennsbeskrivelse","annet","annet"</text:p>
          </table:table-cell>
          <table:table-cell table:style-name="ce5" table:formula="of:=&quot;l10n_no_hr_payroll.res_field_selection_&quot;&amp;SUBSTITUTE([.H76]&amp;&quot;_&quot;&amp;[.E76];&quot;.&quot;;&quot;_&quot;)" office:value-type="string" office:string-value="l10n_no_hr_payroll.res_field_selection_Loennsbeskrivelse_annet" calcext:value-type="string">
            <text:p>l10n_no_hr_payroll.res_field_selection_Loennsbeskrivelse_annet</text:p>
          </table:table-cell>
          <table:table-cell table:style-name="ce5" table:formula="of:=&quot;l10n_no_hr_payroll.res_field_l10n_no_&quot;&amp;[.H76]" office:value-type="string" office:string-value="l10n_no_hr_payroll.res_field_l10n_no_Loennsbeskrivelse" calcext:value-type="string">
            <text:p>l10n_no_hr_payroll.res_field_l10n_no_Loennsbeskrivelse</text:p>
          </table:table-cell>
          <table:table-cell table:style-name="ce22" table:formula="of:=[.I76]" office:value-type="string" office:string-value="annet" calcext:value-type="string">
            <text:p>annet</text:p>
          </table:table-cell>
          <table:table-cell table:style-name="ce25" table:formula="of:=[.I76]" office:value-type="string" office:string-value="annet" calcext:value-type="string">
            <text:p>annet</text:p>
          </table:table-cell>
          <table:table-cell table:style-name="ce29"/>
          <table:table-cell table:style-name="ce34" office:value-type="string" calcext:value-type="string">
            <text:p>Loennsbeskrivelse</text:p>
          </table:table-cell>
          <table:table-cell table:style-name="ce34" office:value-type="string" calcext:value-type="string">
            <text:p>annet</text:p>
          </table:table-cell>
          <table:table-cell table:style-name="ce34" office:value-type="string" calcext:value-type="string">
            <text:p>2013-01</text:p>
          </table:table-cell>
          <table:table-cell table:style-name="ce29"/>
          <table:table-cell table:style-name="ce34" office:value-type="string" calcext:value-type="string">
            <text:p>Annet</text:p>
          </table:table-cell>
          <table:table-cell table:style-name="ce40" office:value-type="string" calcext:value-type="string">
            <text:p><text:span text:style-name="T1">Anna</text:span></text:p>
          </table:table-cell>
          <table:table-cell table:style-name="ce40" office:value-type="string" calcext:value-type="string">
            <text:p>Other</text:p>
          </table:table-cell>
          <table:table-cell table:style-name="ce29"/>
          <table:table-cell table:number-columns-repeated="1009"/>
        </table:table-row>
        <table:table-row table:style-name="ro1">
          <table:table-cell table:style-name="ce3" table:formula="of:=IF([.G77]=&quot;UTGÅR&quot;;&quot;&quot;;VLOOKUP([.H77];[$'res.field'.E$1:$'res.field'.M$1048576];9;0))" office:value-type="string" office:string-value="i" calcext:value-type="string">
            <text:p>i</text:p>
          </table:table-cell>
          <table:table-cell table:style-name="ce5" table:formula="of:=&quot;&quot;&quot;&quot;&amp;[.C77]&amp;&quot;&quot;&quot;,&quot;&quot;&quot;&amp;[.D77]&amp;&quot;&quot;&quot;,&quot;&quot;&quot;&amp;[.E77]&amp;&quot;&quot;&quot;,&quot;&quot;&quot;&amp;[.F77]&amp;&quot;&quot;&quot;&quot;" office:value-type="string" office:string-value="&quot;l10n_no_hr_payroll.res_field_selection_Loennsbeskrivelse_arbeidsoppholdKost&quot;,&quot;l10n_no_hr_payroll.res_field_l10n_no_Loennsbeskrivelse&quot;,&quot;arbeidsoppholdKost&quot;,&quot;arbeidsoppholdKost&quot;" calcext:value-type="string">
            <text:p>"l10n_no_hr_payroll.res_field_selection_Loennsbeskrivelse_arbeidsoppholdKost","l10n_no_hr_payroll.res_field_l10n_no_Loennsbeskrivelse","arbeidsoppholdKost","arbeidsoppholdKost"</text:p>
          </table:table-cell>
          <table:table-cell table:style-name="ce5" table:formula="of:=&quot;l10n_no_hr_payroll.res_field_selection_&quot;&amp;SUBSTITUTE([.H77]&amp;&quot;_&quot;&amp;[.E77];&quot;.&quot;;&quot;_&quot;)" office:value-type="string" office:string-value="l10n_no_hr_payroll.res_field_selection_Loennsbeskrivelse_arbeidsoppholdKost" calcext:value-type="string">
            <text:p>l10n_no_hr_payroll.res_field_selection_Loennsbeskrivelse_arbeidsoppholdKost</text:p>
          </table:table-cell>
          <table:table-cell table:style-name="ce5" table:formula="of:=&quot;l10n_no_hr_payroll.res_field_l10n_no_&quot;&amp;[.H77]" office:value-type="string" office:string-value="l10n_no_hr_payroll.res_field_l10n_no_Loennsbeskrivelse" calcext:value-type="string">
            <text:p>l10n_no_hr_payroll.res_field_l10n_no_Loennsbeskrivelse</text:p>
          </table:table-cell>
          <table:table-cell table:style-name="ce22" table:formula="of:=[.I77]" office:value-type="string" office:string-value="arbeidsoppholdKost" calcext:value-type="string">
            <text:p>arbeidsoppholdKost</text:p>
          </table:table-cell>
          <table:table-cell table:style-name="ce25" table:formula="of:=[.I77]" office:value-type="string" office:string-value="arbeidsoppholdKost" calcext:value-type="string">
            <text:p>arbeidsoppholdKost</text:p>
          </table:table-cell>
          <table:table-cell table:style-name="ce29"/>
          <table:table-cell table:style-name="ce34" office:value-type="string" calcext:value-type="string">
            <text:p>Loennsbeskrivelse</text:p>
          </table:table-cell>
          <table:table-cell table:style-name="ce34" office:value-type="string" calcext:value-type="string">
            <text:p>arbeidsoppholdKost</text:p>
          </table:table-cell>
          <table:table-cell table:style-name="ce34" office:value-type="string" calcext:value-type="string">
            <text:p>2013-01</text:p>
          </table:table-cell>
          <table:table-cell table:style-name="ce29"/>
          <table:table-cell table:style-name="ce34" office:value-type="string" calcext:value-type="string">
            <text:p>Arbeidsopphold kost</text:p>
          </table:table-cell>
          <table:table-cell table:style-name="ce40" office:value-type="string" calcext:value-type="string">
            <text:p><text:span text:style-name="T1">Arbeidsopphald kost</text:span></text:p>
          </table:table-cell>
          <table:table-cell table:style-name="ce40" office:value-type="string" calcext:value-type="string">
            <text:p>Work stay board</text:p>
          </table:table-cell>
          <table:table-cell table:style-name="ce29"/>
          <table:table-cell table:number-columns-repeated="1009"/>
        </table:table-row>
        <table:table-row table:style-name="ro1">
          <table:table-cell table:style-name="ce3" table:formula="of:=IF([.G78]=&quot;UTGÅR&quot;;&quot;&quot;;VLOOKUP([.H78];[$'res.field'.E$1:$'res.field'.M$1048576];9;0))" office:value-type="string" office:string-value="i" calcext:value-type="string">
            <text:p>i</text:p>
          </table:table-cell>
          <table:table-cell table:style-name="ce5" table:formula="of:=&quot;&quot;&quot;&quot;&amp;[.C78]&amp;&quot;&quot;&quot;,&quot;&quot;&quot;&amp;[.D78]&amp;&quot;&quot;&quot;,&quot;&quot;&quot;&amp;[.E78]&amp;&quot;&quot;&quot;,&quot;&quot;&quot;&amp;[.F78]&amp;&quot;&quot;&quot;&quot;" office:value-type="string" office:string-value="&quot;l10n_no_hr_payroll.res_field_selection_Loennsbeskrivelse_arbeidsoppholdLosji&quot;,&quot;l10n_no_hr_payroll.res_field_l10n_no_Loennsbeskrivelse&quot;,&quot;arbeidsoppholdLosji&quot;,&quot;arbeidsoppholdLosji&quot;" calcext:value-type="string">
            <text:p>"l10n_no_hr_payroll.res_field_selection_Loennsbeskrivelse_arbeidsoppholdLosji","l10n_no_hr_payroll.res_field_l10n_no_Loennsbeskrivelse","arbeidsoppholdLosji","arbeidsoppholdLosji"</text:p>
          </table:table-cell>
          <table:table-cell table:style-name="ce5" table:formula="of:=&quot;l10n_no_hr_payroll.res_field_selection_&quot;&amp;SUBSTITUTE([.H78]&amp;&quot;_&quot;&amp;[.E78];&quot;.&quot;;&quot;_&quot;)" office:value-type="string" office:string-value="l10n_no_hr_payroll.res_field_selection_Loennsbeskrivelse_arbeidsoppholdLosji" calcext:value-type="string">
            <text:p>l10n_no_hr_payroll.res_field_selection_Loennsbeskrivelse_arbeidsoppholdLosji</text:p>
          </table:table-cell>
          <table:table-cell table:style-name="ce5" table:formula="of:=&quot;l10n_no_hr_payroll.res_field_l10n_no_&quot;&amp;[.H78]" office:value-type="string" office:string-value="l10n_no_hr_payroll.res_field_l10n_no_Loennsbeskrivelse" calcext:value-type="string">
            <text:p>l10n_no_hr_payroll.res_field_l10n_no_Loennsbeskrivelse</text:p>
          </table:table-cell>
          <table:table-cell table:style-name="ce22" table:formula="of:=[.I78]" office:value-type="string" office:string-value="arbeidsoppholdLosji" calcext:value-type="string">
            <text:p>arbeidsoppholdLosji</text:p>
          </table:table-cell>
          <table:table-cell table:style-name="ce25" table:formula="of:=[.I78]" office:value-type="string" office:string-value="arbeidsoppholdLosji" calcext:value-type="string">
            <text:p>arbeidsoppholdLosji</text:p>
          </table:table-cell>
          <table:table-cell table:style-name="ce29"/>
          <table:table-cell table:style-name="ce34" office:value-type="string" calcext:value-type="string">
            <text:p>Loennsbeskrivelse</text:p>
          </table:table-cell>
          <table:table-cell table:style-name="ce34" office:value-type="string" calcext:value-type="string">
            <text:p>arbeidsoppholdLosji</text:p>
          </table:table-cell>
          <table:table-cell table:style-name="ce34" office:value-type="string" calcext:value-type="string">
            <text:p>2013-01</text:p>
          </table:table-cell>
          <table:table-cell table:style-name="ce29"/>
          <table:table-cell table:style-name="ce34" office:value-type="string" calcext:value-type="string">
            <text:p>Arbeidsopphold losji</text:p>
          </table:table-cell>
          <table:table-cell table:style-name="ce40" office:value-type="string" calcext:value-type="string">
            <text:p><text:span text:style-name="T1">Arbeidsopphald losji</text:span></text:p>
          </table:table-cell>
          <table:table-cell table:style-name="ce40" office:value-type="string" calcext:value-type="string">
            <text:p>Work stay lodging</text:p>
          </table:table-cell>
          <table:table-cell table:style-name="ce29"/>
          <table:table-cell table:number-columns-repeated="1009"/>
        </table:table-row>
        <table:table-row table:style-name="ro1">
          <table:table-cell table:style-name="ce3" table:formula="of:=IF([.G79]=&quot;UTGÅR&quot;;&quot;&quot;;VLOOKUP([.H79];[$'res.field'.E$1:$'res.field'.M$1048576];9;0))" office:value-type="string" office:string-value="i" calcext:value-type="string">
            <text:p>i</text:p>
          </table:table-cell>
          <table:table-cell table:style-name="ce5" table:formula="of:=&quot;&quot;&quot;&quot;&amp;[.C79]&amp;&quot;&quot;&quot;,&quot;&quot;&quot;&amp;[.D79]&amp;&quot;&quot;&quot;,&quot;&quot;&quot;&amp;[.E79]&amp;&quot;&quot;&quot;,&quot;&quot;&quot;&amp;[.F79]&amp;&quot;&quot;&quot;&quot;" office:value-type="string" office:string-value="&quot;l10n_no_hr_payroll.res_field_selection_Loennsbeskrivelse_bedriftsbarnehageplass&quot;,&quot;l10n_no_hr_payroll.res_field_l10n_no_Loennsbeskrivelse&quot;,&quot;bedriftsbarnehageplass&quot;,&quot;bedriftsbarnehageplass&quot;" calcext:value-type="string">
            <text:p>"l10n_no_hr_payroll.res_field_selection_Loennsbeskrivelse_bedriftsbarnehageplass","l10n_no_hr_payroll.res_field_l10n_no_Loennsbeskrivelse","bedriftsbarnehageplass","bedriftsbarnehageplass"</text:p>
          </table:table-cell>
          <table:table-cell table:style-name="ce5" table:formula="of:=&quot;l10n_no_hr_payroll.res_field_selection_&quot;&amp;SUBSTITUTE([.H79]&amp;&quot;_&quot;&amp;[.E79];&quot;.&quot;;&quot;_&quot;)" office:value-type="string" office:string-value="l10n_no_hr_payroll.res_field_selection_Loennsbeskrivelse_bedriftsbarnehageplass" calcext:value-type="string">
            <text:p>l10n_no_hr_payroll.res_field_selection_Loennsbeskrivelse_bedriftsbarnehageplass</text:p>
          </table:table-cell>
          <table:table-cell table:style-name="ce5" table:formula="of:=&quot;l10n_no_hr_payroll.res_field_l10n_no_&quot;&amp;[.H79]" office:value-type="string" office:string-value="l10n_no_hr_payroll.res_field_l10n_no_Loennsbeskrivelse" calcext:value-type="string">
            <text:p>l10n_no_hr_payroll.res_field_l10n_no_Loennsbeskrivelse</text:p>
          </table:table-cell>
          <table:table-cell table:style-name="ce22" table:formula="of:=[.I79]" office:value-type="string" office:string-value="bedriftsbarnehageplass" calcext:value-type="string">
            <text:p>bedriftsbarnehageplass</text:p>
          </table:table-cell>
          <table:table-cell table:style-name="ce25" table:formula="of:=[.I79]" office:value-type="string" office:string-value="bedriftsbarnehageplass" calcext:value-type="string">
            <text:p>bedriftsbarnehageplass</text:p>
          </table:table-cell>
          <table:table-cell table:style-name="ce29"/>
          <table:table-cell table:style-name="ce34" office:value-type="string" calcext:value-type="string">
            <text:p>Loennsbeskrivelse</text:p>
          </table:table-cell>
          <table:table-cell table:style-name="ce34" office:value-type="string" calcext:value-type="string">
            <text:p>bedriftsbarnehageplass</text:p>
          </table:table-cell>
          <table:table-cell table:style-name="ce34" office:value-type="string" calcext:value-type="string">
            <text:p>2013-01</text:p>
          </table:table-cell>
          <table:table-cell table:style-name="ce29"/>
          <table:table-cell table:style-name="ce34" office:value-type="string" calcext:value-type="string">
            <text:p>Bedriftsbarnehageplass</text:p>
          </table:table-cell>
          <table:table-cell table:style-name="ce40" office:value-type="string" calcext:value-type="string">
            <text:p><text:span text:style-name="T1">Bedriftsbarnehageplass</text:span></text:p>
          </table:table-cell>
          <table:table-cell table:style-name="ce44" office:value-type="string" calcext:value-type="string">
            <text:p>Company day care centre</text:p>
          </table:table-cell>
          <table:table-cell table:style-name="ce29"/>
          <table:table-cell table:number-columns-repeated="1009"/>
        </table:table-row>
        <table:table-row table:style-name="ro1">
          <table:table-cell table:style-name="ce3" table:formula="of:=IF([.G80]=&quot;UTGÅR&quot;;&quot;&quot;;VLOOKUP([.H80];[$'res.field'.E$1:$'res.field'.M$1048576];9;0))" office:value-type="string" office:string-value="i" calcext:value-type="string">
            <text:p>i</text:p>
          </table:table-cell>
          <table:table-cell table:style-name="ce5" table:formula="of:=&quot;&quot;&quot;&quot;&amp;[.C80]&amp;&quot;&quot;&quot;,&quot;&quot;&quot;&amp;[.D80]&amp;&quot;&quot;&quot;,&quot;&quot;&quot;&amp;[.E80]&amp;&quot;&quot;&quot;,&quot;&quot;&quot;&amp;[.F80]&amp;&quot;&quot;&quot;&quot;" office:value-type="string" office:string-value="&quot;l10n_no_hr_payroll.res_field_selection_Loennsbeskrivelse_beregnetSkatt&quot;,&quot;l10n_no_hr_payroll.res_field_l10n_no_Loennsbeskrivelse&quot;,&quot;beregnetSkatt&quot;,&quot;beregnetSkatt&quot;" calcext:value-type="string">
            <text:p>"l10n_no_hr_payroll.res_field_selection_Loennsbeskrivelse_beregnetSkatt","l10n_no_hr_payroll.res_field_l10n_no_Loennsbeskrivelse","beregnetSkatt","beregnetSkatt"</text:p>
          </table:table-cell>
          <table:table-cell table:style-name="ce5" table:formula="of:=&quot;l10n_no_hr_payroll.res_field_selection_&quot;&amp;SUBSTITUTE([.H80]&amp;&quot;_&quot;&amp;[.E80];&quot;.&quot;;&quot;_&quot;)" office:value-type="string" office:string-value="l10n_no_hr_payroll.res_field_selection_Loennsbeskrivelse_beregnetSkatt" calcext:value-type="string">
            <text:p>l10n_no_hr_payroll.res_field_selection_Loennsbeskrivelse_beregnetSkatt</text:p>
          </table:table-cell>
          <table:table-cell table:style-name="ce5" table:formula="of:=&quot;l10n_no_hr_payroll.res_field_l10n_no_&quot;&amp;[.H80]" office:value-type="string" office:string-value="l10n_no_hr_payroll.res_field_l10n_no_Loennsbeskrivelse" calcext:value-type="string">
            <text:p>l10n_no_hr_payroll.res_field_l10n_no_Loennsbeskrivelse</text:p>
          </table:table-cell>
          <table:table-cell table:style-name="ce22" table:formula="of:=[.I80]" office:value-type="string" office:string-value="beregnetSkatt" calcext:value-type="string">
            <text:p>beregnetSkatt</text:p>
          </table:table-cell>
          <table:table-cell table:style-name="ce25" table:formula="of:=[.I80]" office:value-type="string" office:string-value="beregnetSkatt" calcext:value-type="string">
            <text:p>beregnetSkatt</text:p>
          </table:table-cell>
          <table:table-cell table:style-name="ce29"/>
          <table:table-cell table:style-name="ce34" office:value-type="string" calcext:value-type="string">
            <text:p>Loennsbeskrivelse</text:p>
          </table:table-cell>
          <table:table-cell table:style-name="ce34" office:value-type="string" calcext:value-type="string">
            <text:p>beregnetSkatt</text:p>
          </table:table-cell>
          <table:table-cell table:style-name="ce34" office:value-type="string" calcext:value-type="string">
            <text:p>2013-01</text:p>
          </table:table-cell>
          <table:table-cell table:style-name="ce29"/>
          <table:table-cell table:style-name="ce34" office:value-type="string" calcext:value-type="string">
            <text:p>Beregnet skatt</text:p>
          </table:table-cell>
          <table:table-cell table:style-name="ce40" office:value-type="string" calcext:value-type="string">
            <text:p><text:span text:style-name="T1">Utrekna skatt</text:span></text:p>
          </table:table-cell>
          <table:table-cell table:style-name="ce44" office:value-type="string" calcext:value-type="string">
            <text:p>Calculated tax</text:p>
          </table:table-cell>
          <table:table-cell table:style-name="ce29"/>
          <table:table-cell table:number-columns-repeated="1009"/>
        </table:table-row>
        <table:table-row table:style-name="ro1">
          <table:table-cell table:style-name="ce3" table:formula="of:=IF([.G81]=&quot;UTGÅR&quot;;&quot;&quot;;VLOOKUP([.H81];[$'res.field'.E$1:$'res.field'.M$1048576];9;0))" office:value-type="string" office:string-value="i" calcext:value-type="string">
            <text:p>i</text:p>
          </table:table-cell>
          <table:table-cell table:style-name="ce5" table:formula="of:=&quot;&quot;&quot;&quot;&amp;[.C81]&amp;&quot;&quot;&quot;,&quot;&quot;&quot;&amp;[.D81]&amp;&quot;&quot;&quot;,&quot;&quot;&quot;&amp;[.E81]&amp;&quot;&quot;&quot;,&quot;&quot;&quot;&amp;[.F81]&amp;&quot;&quot;&quot;&quot;" office:value-type="string" office:string-value="&quot;l10n_no_hr_payroll.res_field_selection_Loennsbeskrivelse_besoeksreiserHjemmetAnnet&quot;,&quot;l10n_no_hr_payroll.res_field_l10n_no_Loennsbeskrivelse&quot;,&quot;besoeksreiserHjemmetAnnet&quot;,&quot;besoeksreiserHjemmetAnnet&quot;" calcext:value-type="string">
            <text:p>"l10n_no_hr_payroll.res_field_selection_Loennsbeskrivelse_besoeksreiserHjemmetAnnet","l10n_no_hr_payroll.res_field_l10n_no_Loennsbeskrivelse","besoeksreiserHjemmetAnnet","besoeksreiserHjemmetAnnet"</text:p>
          </table:table-cell>
          <table:table-cell table:style-name="ce5" table:formula="of:=&quot;l10n_no_hr_payroll.res_field_selection_&quot;&amp;SUBSTITUTE([.H81]&amp;&quot;_&quot;&amp;[.E81];&quot;.&quot;;&quot;_&quot;)" office:value-type="string" office:string-value="l10n_no_hr_payroll.res_field_selection_Loennsbeskrivelse_besoeksreiserHjemmetAnnet" calcext:value-type="string">
            <text:p>l10n_no_hr_payroll.res_field_selection_Loennsbeskrivelse_besoeksreiserHjemmetAnnet</text:p>
          </table:table-cell>
          <table:table-cell table:style-name="ce5" table:formula="of:=&quot;l10n_no_hr_payroll.res_field_l10n_no_&quot;&amp;[.H81]" office:value-type="string" office:string-value="l10n_no_hr_payroll.res_field_l10n_no_Loennsbeskrivelse" calcext:value-type="string">
            <text:p>l10n_no_hr_payroll.res_field_l10n_no_Loennsbeskrivelse</text:p>
          </table:table-cell>
          <table:table-cell table:style-name="ce22" table:formula="of:=[.I81]" office:value-type="string" office:string-value="besoeksreiserHjemmetAnnet" calcext:value-type="string">
            <text:p>besoeksreiserHjemmetAnnet</text:p>
          </table:table-cell>
          <table:table-cell table:style-name="ce25" table:formula="of:=[.I81]" office:value-type="string" office:string-value="besoeksreiserHjemmetAnnet" calcext:value-type="string">
            <text:p>besoeksreiserHjemmetAnnet</text:p>
          </table:table-cell>
          <table:table-cell table:style-name="ce29"/>
          <table:table-cell table:style-name="ce34" office:value-type="string" calcext:value-type="string">
            <text:p>Loennsbeskrivelse</text:p>
          </table:table-cell>
          <table:table-cell table:style-name="ce34" office:value-type="string" calcext:value-type="string">
            <text:p>besoeksreiserHjemmetAnnet</text:p>
          </table:table-cell>
          <table:table-cell table:style-name="ce34" office:value-type="string" calcext:value-type="string">
            <text:p>2013-01</text:p>
          </table:table-cell>
          <table:table-cell table:style-name="ce29"/>
          <table:table-cell table:style-name="ce34" office:value-type="string" calcext:value-type="string">
            <text:p>Besøksreiser hjemmet annet</text:p>
          </table:table-cell>
          <table:table-cell table:style-name="ce40" office:value-type="string" calcext:value-type="string">
            <text:p><text:span text:style-name="T1">Besøksreiser heimen anna</text:span></text:p>
          </table:table-cell>
          <table:table-cell table:style-name="ce44" office:value-type="string" calcext:value-type="string">
            <text:p>Home visits – other</text:p>
          </table:table-cell>
          <table:table-cell table:style-name="ce29"/>
          <table:table-cell table:number-columns-repeated="1009"/>
        </table:table-row>
        <table:table-row table:style-name="ro1">
          <table:table-cell table:style-name="ce3" table:formula="of:=IF([.G82]=&quot;UTGÅR&quot;;&quot;&quot;;VLOOKUP([.H82];[$'res.field'.E$1:$'res.field'.M$1048576];9;0))" office:value-type="string" office:string-value="i" calcext:value-type="string">
            <text:p>i</text:p>
          </table:table-cell>
          <table:table-cell table:style-name="ce5" table:formula="of:=&quot;&quot;&quot;&quot;&amp;[.C82]&amp;&quot;&quot;&quot;,&quot;&quot;&quot;&amp;[.D82]&amp;&quot;&quot;&quot;,&quot;&quot;&quot;&amp;[.E82]&amp;&quot;&quot;&quot;,&quot;&quot;&quot;&amp;[.F82]&amp;&quot;&quot;&quot;&quot;" office:value-type="string" office:string-value="&quot;l10n_no_hr_payroll.res_field_selection_Loennsbeskrivelse_besoeksreiserHjemmetKilometergodtgjoerelseBil&quot;,&quot;l10n_no_hr_payroll.res_field_l10n_no_Loennsbeskrivelse&quot;,&quot;besoeksreiserHjemmetKilometergodtgjoerelseBil&quot;,&quot;besoeksreiserHjemmetKilometergodtgjoerelseBil&quot;" calcext:value-type="string">
            <text:p>"l10n_no_hr_payroll.res_field_selection_Loennsbeskrivelse_besoeksreiserHjemmetKilometergodtgjoerelseBil","l10n_no_hr_payroll.res_field_l10n_no_Loennsbeskrivelse","besoeksreiserHjemmetKilometergodtgjoerelseBil","besoeksreiserHjemmetKilometergodtgjoerelseBil"</text:p>
          </table:table-cell>
          <table:table-cell table:style-name="ce5" table:formula="of:=&quot;l10n_no_hr_payroll.res_field_selection_&quot;&amp;SUBSTITUTE([.H82]&amp;&quot;_&quot;&amp;[.E82];&quot;.&quot;;&quot;_&quot;)" office:value-type="string" office:string-value="l10n_no_hr_payroll.res_field_selection_Loennsbeskrivelse_besoeksreiserHjemmetKilometergodtgjoerelseBil" calcext:value-type="string">
            <text:p>l10n_no_hr_payroll.res_field_selection_Loennsbeskrivelse_besoeksreiserHjemmetKilometergodtgjoerelseBil</text:p>
          </table:table-cell>
          <table:table-cell table:style-name="ce5" table:formula="of:=&quot;l10n_no_hr_payroll.res_field_l10n_no_&quot;&amp;[.H82]" office:value-type="string" office:string-value="l10n_no_hr_payroll.res_field_l10n_no_Loennsbeskrivelse" calcext:value-type="string">
            <text:p>l10n_no_hr_payroll.res_field_l10n_no_Loennsbeskrivelse</text:p>
          </table:table-cell>
          <table:table-cell table:style-name="ce22" table:formula="of:=[.I82]" office:value-type="string" office:string-value="besoeksreiserHjemmetKilometergodtgjoerelseBil" calcext:value-type="string">
            <text:p>besoeksreiserHjemmetKilometergodtgjoerelseBil</text:p>
          </table:table-cell>
          <table:table-cell table:style-name="ce25" table:formula="of:=[.I82]" office:value-type="string" office:string-value="besoeksreiserHjemmetKilometergodtgjoerelseBil" calcext:value-type="string">
            <text:p>besoeksreiserHjemmetKilometergodtgjoerelseBil</text:p>
          </table:table-cell>
          <table:table-cell table:style-name="ce29"/>
          <table:table-cell table:style-name="ce34" office:value-type="string" calcext:value-type="string">
            <text:p>Loennsbeskrivelse</text:p>
          </table:table-cell>
          <table:table-cell table:style-name="ce34" office:value-type="string" calcext:value-type="string">
            <text:p>besoeksreiserHjemmetKilometergodtgjoerelseBil</text:p>
          </table:table-cell>
          <table:table-cell table:style-name="ce34" office:value-type="string" calcext:value-type="string">
            <text:p>2013-01</text:p>
          </table:table-cell>
          <table:table-cell table:style-name="ce29"/>
          <table:table-cell table:style-name="ce34" office:value-type="string" calcext:value-type="string">
            <text:p>Besøksreiser hjemmet kilometergodtgjørelse bil</text:p>
          </table:table-cell>
          <table:table-cell table:style-name="ce40" office:value-type="string" calcext:value-type="string">
            <text:p><text:span text:style-name="T1">Besøksreiser heimen kilometergodtgjersle bil</text:span></text:p>
          </table:table-cell>
          <table:table-cell table:style-name="ce44" office:value-type="string" calcext:value-type="string">
            <text:p>Home visits kilometre allowance - car</text:p>
          </table:table-cell>
          <table:table-cell table:style-name="ce29"/>
          <table:table-cell table:number-columns-repeated="1009"/>
        </table:table-row>
        <table:table-row table:style-name="ro1">
          <table:table-cell table:style-name="ce3" table:formula="of:=IF([.G83]=&quot;UTGÅR&quot;;&quot;&quot;;VLOOKUP([.H83];[$'res.field'.E$1:$'res.field'.M$1048576];9;0))" office:value-type="string" office:string-value="i" calcext:value-type="string">
            <text:p>i</text:p>
          </table:table-cell>
          <table:table-cell table:style-name="ce5" table:formula="of:=&quot;&quot;&quot;&quot;&amp;[.C83]&amp;&quot;&quot;&quot;,&quot;&quot;&quot;&amp;[.D83]&amp;&quot;&quot;&quot;,&quot;&quot;&quot;&amp;[.E83]&amp;&quot;&quot;&quot;,&quot;&quot;&quot;&amp;[.F83]&amp;&quot;&quot;&quot;&quot;" office:value-type="string" office:string-value="&quot;l10n_no_hr_payroll.res_field_selection_Loennsbeskrivelse_besoeksreiserHjemmetKost&quot;,&quot;l10n_no_hr_payroll.res_field_l10n_no_Loennsbeskrivelse&quot;,&quot;besoeksreiserHjemmetKost&quot;,&quot;besoeksreiserHjemmetKost&quot;" calcext:value-type="string">
            <text:p>"l10n_no_hr_payroll.res_field_selection_Loennsbeskrivelse_besoeksreiserHjemmetKost","l10n_no_hr_payroll.res_field_l10n_no_Loennsbeskrivelse","besoeksreiserHjemmetKost","besoeksreiserHjemmetKost"</text:p>
          </table:table-cell>
          <table:table-cell table:style-name="ce5" table:formula="of:=&quot;l10n_no_hr_payroll.res_field_selection_&quot;&amp;SUBSTITUTE([.H83]&amp;&quot;_&quot;&amp;[.E83];&quot;.&quot;;&quot;_&quot;)" office:value-type="string" office:string-value="l10n_no_hr_payroll.res_field_selection_Loennsbeskrivelse_besoeksreiserHjemmetKost" calcext:value-type="string">
            <text:p>l10n_no_hr_payroll.res_field_selection_Loennsbeskrivelse_besoeksreiserHjemmetKost</text:p>
          </table:table-cell>
          <table:table-cell table:style-name="ce5" table:formula="of:=&quot;l10n_no_hr_payroll.res_field_l10n_no_&quot;&amp;[.H83]" office:value-type="string" office:string-value="l10n_no_hr_payroll.res_field_l10n_no_Loennsbeskrivelse" calcext:value-type="string">
            <text:p>l10n_no_hr_payroll.res_field_l10n_no_Loennsbeskrivelse</text:p>
          </table:table-cell>
          <table:table-cell table:style-name="ce22" table:formula="of:=[.I83]" office:value-type="string" office:string-value="besoeksreiserHjemmetKost" calcext:value-type="string">
            <text:p>besoeksreiserHjemmetKost</text:p>
          </table:table-cell>
          <table:table-cell table:style-name="ce25" table:formula="of:=[.I83]" office:value-type="string" office:string-value="besoeksreiserHjemmetKost" calcext:value-type="string">
            <text:p>besoeksreiserHjemmetKost</text:p>
          </table:table-cell>
          <table:table-cell table:style-name="ce29"/>
          <table:table-cell table:style-name="ce34" office:value-type="string" calcext:value-type="string">
            <text:p>Loennsbeskrivelse</text:p>
          </table:table-cell>
          <table:table-cell table:style-name="ce34" office:value-type="string" calcext:value-type="string">
            <text:p>besoeksreiserHjemmetKost</text:p>
          </table:table-cell>
          <table:table-cell table:style-name="ce34" office:value-type="string" calcext:value-type="string">
            <text:p>2013-01</text:p>
          </table:table-cell>
          <table:table-cell table:style-name="ce29"/>
          <table:table-cell table:style-name="ce34" office:value-type="string" calcext:value-type="string">
            <text:p>Besøksreiser hjemmet kost</text:p>
          </table:table-cell>
          <table:table-cell table:style-name="ce40" office:value-type="string" calcext:value-type="string">
            <text:p><text:span text:style-name="T1">Besøksreiser heimen kost</text:span></text:p>
          </table:table-cell>
          <table:table-cell table:style-name="ce40" office:value-type="string" calcext:value-type="string">
            <text:p>Home visits - board</text:p>
          </table:table-cell>
          <table:table-cell table:style-name="ce29"/>
          <table:table-cell table:number-columns-repeated="1009"/>
        </table:table-row>
        <table:table-row table:style-name="ro1">
          <table:table-cell table:style-name="ce3" table:formula="of:=IF([.G84]=&quot;UTGÅR&quot;;&quot;&quot;;VLOOKUP([.H84];[$'res.field'.E$1:$'res.field'.M$1048576];9;0))" office:value-type="string" office:string-value="i" calcext:value-type="string">
            <text:p>i</text:p>
          </table:table-cell>
          <table:table-cell table:style-name="ce5" table:formula="of:=&quot;&quot;&quot;&quot;&amp;[.C84]&amp;&quot;&quot;&quot;,&quot;&quot;&quot;&amp;[.D84]&amp;&quot;&quot;&quot;,&quot;&quot;&quot;&amp;[.E84]&amp;&quot;&quot;&quot;,&quot;&quot;&quot;&amp;[.F84]&amp;&quot;&quot;&quot;&quot;" office:value-type="string" office:string-value="&quot;l10n_no_hr_payroll.res_field_selection_Loennsbeskrivelse_bil&quot;,&quot;l10n_no_hr_payroll.res_field_l10n_no_Loennsbeskrivelse&quot;,&quot;bil&quot;,&quot;bil&quot;" calcext:value-type="string">
            <text:p>"l10n_no_hr_payroll.res_field_selection_Loennsbeskrivelse_bil","l10n_no_hr_payroll.res_field_l10n_no_Loennsbeskrivelse","bil","bil"</text:p>
          </table:table-cell>
          <table:table-cell table:style-name="ce5" table:formula="of:=&quot;l10n_no_hr_payroll.res_field_selection_&quot;&amp;SUBSTITUTE([.H84]&amp;&quot;_&quot;&amp;[.E84];&quot;.&quot;;&quot;_&quot;)" office:value-type="string" office:string-value="l10n_no_hr_payroll.res_field_selection_Loennsbeskrivelse_bil" calcext:value-type="string">
            <text:p>l10n_no_hr_payroll.res_field_selection_Loennsbeskrivelse_bil</text:p>
          </table:table-cell>
          <table:table-cell table:style-name="ce5" table:formula="of:=&quot;l10n_no_hr_payroll.res_field_l10n_no_&quot;&amp;[.H84]" office:value-type="string" office:string-value="l10n_no_hr_payroll.res_field_l10n_no_Loennsbeskrivelse" calcext:value-type="string">
            <text:p>l10n_no_hr_payroll.res_field_l10n_no_Loennsbeskrivelse</text:p>
          </table:table-cell>
          <table:table-cell table:style-name="ce22" table:formula="of:=[.I84]" office:value-type="string" office:string-value="bil" calcext:value-type="string">
            <text:p>bil</text:p>
          </table:table-cell>
          <table:table-cell table:style-name="ce25" table:formula="of:=[.I84]" office:value-type="string" office:string-value="bil" calcext:value-type="string">
            <text:p>bil</text:p>
          </table:table-cell>
          <table:table-cell table:style-name="ce29"/>
          <table:table-cell table:style-name="ce34" office:value-type="string" calcext:value-type="string">
            <text:p>Loennsbeskrivelse</text:p>
          </table:table-cell>
          <table:table-cell table:style-name="ce34" office:value-type="string" calcext:value-type="string">
            <text:p>bil</text:p>
          </table:table-cell>
          <table:table-cell table:style-name="ce34" office:value-type="string" calcext:value-type="string">
            <text:p>2013-01</text:p>
          </table:table-cell>
          <table:table-cell table:style-name="ce29"/>
          <table:table-cell table:style-name="ce34" office:value-type="string" calcext:value-type="string">
            <text:p>Bil</text:p>
          </table:table-cell>
          <table:table-cell table:style-name="ce40" office:value-type="string" calcext:value-type="string">
            <text:p><text:span text:style-name="T1">Bil</text:span></text:p>
          </table:table-cell>
          <table:table-cell table:style-name="ce40" office:value-type="string" calcext:value-type="string">
            <text:p>Car</text:p>
          </table:table-cell>
          <table:table-cell table:style-name="ce29"/>
          <table:table-cell table:number-columns-repeated="1009"/>
        </table:table-row>
        <table:table-row table:style-name="ro1">
          <table:table-cell table:style-name="ce3" table:formula="of:=IF([.G85]=&quot;UTGÅR&quot;;&quot;&quot;;VLOOKUP([.H85];[$'res.field'.E$1:$'res.field'.M$1048576];9;0))" office:value-type="string" office:string-value="i" calcext:value-type="string">
            <text:p>i</text:p>
          </table:table-cell>
          <table:table-cell table:style-name="ce5" table:formula="of:=&quot;&quot;&quot;&quot;&amp;[.C85]&amp;&quot;&quot;&quot;,&quot;&quot;&quot;&amp;[.D85]&amp;&quot;&quot;&quot;,&quot;&quot;&quot;&amp;[.E85]&amp;&quot;&quot;&quot;,&quot;&quot;&quot;&amp;[.F85]&amp;&quot;&quot;&quot;&quot;" office:value-type="string" office:string-value="&quot;l10n_no_hr_payroll.res_field_selection_Loennsbeskrivelse_bolig&quot;,&quot;l10n_no_hr_payroll.res_field_l10n_no_Loennsbeskrivelse&quot;,&quot;bolig&quot;,&quot;bolig&quot;" calcext:value-type="string">
            <text:p>"l10n_no_hr_payroll.res_field_selection_Loennsbeskrivelse_bolig","l10n_no_hr_payroll.res_field_l10n_no_Loennsbeskrivelse","bolig","bolig"</text:p>
          </table:table-cell>
          <table:table-cell table:style-name="ce5" table:formula="of:=&quot;l10n_no_hr_payroll.res_field_selection_&quot;&amp;SUBSTITUTE([.H85]&amp;&quot;_&quot;&amp;[.E85];&quot;.&quot;;&quot;_&quot;)" office:value-type="string" office:string-value="l10n_no_hr_payroll.res_field_selection_Loennsbeskrivelse_bolig" calcext:value-type="string">
            <text:p>l10n_no_hr_payroll.res_field_selection_Loennsbeskrivelse_bolig</text:p>
          </table:table-cell>
          <table:table-cell table:style-name="ce5" table:formula="of:=&quot;l10n_no_hr_payroll.res_field_l10n_no_&quot;&amp;[.H85]" office:value-type="string" office:string-value="l10n_no_hr_payroll.res_field_l10n_no_Loennsbeskrivelse" calcext:value-type="string">
            <text:p>l10n_no_hr_payroll.res_field_l10n_no_Loennsbeskrivelse</text:p>
          </table:table-cell>
          <table:table-cell table:style-name="ce22" table:formula="of:=[.I85]" office:value-type="string" office:string-value="bolig" calcext:value-type="string">
            <text:p>bolig</text:p>
          </table:table-cell>
          <table:table-cell table:style-name="ce25" table:formula="of:=[.I85]" office:value-type="string" office:string-value="bolig" calcext:value-type="string">
            <text:p>bolig</text:p>
          </table:table-cell>
          <table:table-cell table:style-name="ce29"/>
          <table:table-cell table:style-name="ce34" office:value-type="string" calcext:value-type="string">
            <text:p>Loennsbeskrivelse</text:p>
          </table:table-cell>
          <table:table-cell table:style-name="ce34" office:value-type="string" calcext:value-type="string">
            <text:p>bolig</text:p>
          </table:table-cell>
          <table:table-cell table:style-name="ce34" office:value-type="string" calcext:value-type="string">
            <text:p>2013-01</text:p>
          </table:table-cell>
          <table:table-cell table:style-name="ce29"/>
          <table:table-cell table:style-name="ce34" office:value-type="string" calcext:value-type="string">
            <text:p>Bolig</text:p>
          </table:table-cell>
          <table:table-cell table:style-name="ce40" office:value-type="string" calcext:value-type="string">
            <text:p><text:span text:style-name="T1">Bustad</text:span></text:p>
          </table:table-cell>
          <table:table-cell table:style-name="ce40" office:value-type="string" calcext:value-type="string">
            <text:p>Housing</text:p>
          </table:table-cell>
          <table:table-cell table:style-name="ce29"/>
          <table:table-cell table:number-columns-repeated="1009"/>
        </table:table-row>
        <table:table-row table:style-name="ro1">
          <table:table-cell table:style-name="ce3" table:formula="of:=IF([.G86]=&quot;UTGÅR&quot;;&quot;&quot;;VLOOKUP([.H86];[$'res.field'.E$1:$'res.field'.M$1048576];9;0))" office:value-type="string" office:string-value="i" calcext:value-type="string">
            <text:p>i</text:p>
          </table:table-cell>
          <table:table-cell table:style-name="ce5" table:formula="of:=&quot;&quot;&quot;&quot;&amp;[.C86]&amp;&quot;&quot;&quot;,&quot;&quot;&quot;&amp;[.D86]&amp;&quot;&quot;&quot;,&quot;&quot;&quot;&amp;[.E86]&amp;&quot;&quot;&quot;,&quot;&quot;&quot;&amp;[.F86]&amp;&quot;&quot;&quot;&quot;" office:value-type="string" office:string-value="&quot;l10n_no_hr_payroll.res_field_selection_Loennsbeskrivelse_bonus&quot;,&quot;l10n_no_hr_payroll.res_field_l10n_no_Loennsbeskrivelse&quot;,&quot;bonus&quot;,&quot;bonus&quot;" calcext:value-type="string">
            <text:p>"l10n_no_hr_payroll.res_field_selection_Loennsbeskrivelse_bonus","l10n_no_hr_payroll.res_field_l10n_no_Loennsbeskrivelse","bonus","bonus"</text:p>
          </table:table-cell>
          <table:table-cell table:style-name="ce5" table:formula="of:=&quot;l10n_no_hr_payroll.res_field_selection_&quot;&amp;SUBSTITUTE([.H86]&amp;&quot;_&quot;&amp;[.E86];&quot;.&quot;;&quot;_&quot;)" office:value-type="string" office:string-value="l10n_no_hr_payroll.res_field_selection_Loennsbeskrivelse_bonus" calcext:value-type="string">
            <text:p>l10n_no_hr_payroll.res_field_selection_Loennsbeskrivelse_bonus</text:p>
          </table:table-cell>
          <table:table-cell table:style-name="ce5" table:formula="of:=&quot;l10n_no_hr_payroll.res_field_l10n_no_&quot;&amp;[.H86]" office:value-type="string" office:string-value="l10n_no_hr_payroll.res_field_l10n_no_Loennsbeskrivelse" calcext:value-type="string">
            <text:p>l10n_no_hr_payroll.res_field_l10n_no_Loennsbeskrivelse</text:p>
          </table:table-cell>
          <table:table-cell table:style-name="ce22" table:formula="of:=[.I86]" office:value-type="string" office:string-value="bonus" calcext:value-type="string">
            <text:p>bonus</text:p>
          </table:table-cell>
          <table:table-cell table:style-name="ce25" table:formula="of:=[.I86]" office:value-type="string" office:string-value="bonus" calcext:value-type="string">
            <text:p>bonus</text:p>
          </table:table-cell>
          <table:table-cell table:style-name="ce29"/>
          <table:table-cell table:style-name="ce34" office:value-type="string" calcext:value-type="string">
            <text:p>Loennsbeskrivelse</text:p>
          </table:table-cell>
          <table:table-cell table:style-name="ce34" office:value-type="string" calcext:value-type="string">
            <text:p>bonus</text:p>
          </table:table-cell>
          <table:table-cell table:style-name="ce34" office:value-type="string" calcext:value-type="string">
            <text:p>2013-01</text:p>
          </table:table-cell>
          <table:table-cell table:style-name="ce29"/>
          <table:table-cell table:style-name="ce34" office:value-type="string" calcext:value-type="string">
            <text:p>Bonus</text:p>
          </table:table-cell>
          <table:table-cell table:style-name="ce40" office:value-type="string" calcext:value-type="string">
            <text:p><text:span text:style-name="T1">Bonus</text:span></text:p>
          </table:table-cell>
          <table:table-cell table:style-name="ce40" office:value-type="string" calcext:value-type="string">
            <text:p>Bonus</text:p>
          </table:table-cell>
          <table:table-cell table:style-name="ce29"/>
          <table:table-cell table:number-columns-repeated="1009"/>
        </table:table-row>
        <table:table-row table:style-name="ro1">
          <table:table-cell table:style-name="ce3" table:formula="of:=IF([.G87]=&quot;UTGÅR&quot;;&quot;&quot;;VLOOKUP([.H87];[$'res.field'.E$1:$'res.field'.M$1048576];9;0))" office:value-type="string" office:string-value="i" calcext:value-type="string">
            <text:p>i</text:p>
          </table:table-cell>
          <table:table-cell table:style-name="ce5" table:formula="of:=&quot;&quot;&quot;&quot;&amp;[.C87]&amp;&quot;&quot;&quot;,&quot;&quot;&quot;&amp;[.D87]&amp;&quot;&quot;&quot;,&quot;&quot;&quot;&amp;[.E87]&amp;&quot;&quot;&quot;,&quot;&quot;&quot;&amp;[.F87]&amp;&quot;&quot;&quot;&quot;" office:value-type="string" office:string-value="&quot;l10n_no_hr_payroll.res_field_selection_Loennsbeskrivelse_bonusFraForsvaret&quot;,&quot;l10n_no_hr_payroll.res_field_l10n_no_Loennsbeskrivelse&quot;,&quot;bonusFraForsvaret&quot;,&quot;bonusFraForsvaret&quot;" calcext:value-type="string">
            <text:p>"l10n_no_hr_payroll.res_field_selection_Loennsbeskrivelse_bonusFraForsvaret","l10n_no_hr_payroll.res_field_l10n_no_Loennsbeskrivelse","bonusFraForsvaret","bonusFraForsvaret"</text:p>
          </table:table-cell>
          <table:table-cell table:style-name="ce5" table:formula="of:=&quot;l10n_no_hr_payroll.res_field_selection_&quot;&amp;SUBSTITUTE([.H87]&amp;&quot;_&quot;&amp;[.E87];&quot;.&quot;;&quot;_&quot;)" office:value-type="string" office:string-value="l10n_no_hr_payroll.res_field_selection_Loennsbeskrivelse_bonusFraForsvaret" calcext:value-type="string">
            <text:p>l10n_no_hr_payroll.res_field_selection_Loennsbeskrivelse_bonusFraForsvaret</text:p>
          </table:table-cell>
          <table:table-cell table:style-name="ce5" table:formula="of:=&quot;l10n_no_hr_payroll.res_field_l10n_no_&quot;&amp;[.H87]" office:value-type="string" office:string-value="l10n_no_hr_payroll.res_field_l10n_no_Loennsbeskrivelse" calcext:value-type="string">
            <text:p>l10n_no_hr_payroll.res_field_l10n_no_Loennsbeskrivelse</text:p>
          </table:table-cell>
          <table:table-cell table:style-name="ce22" table:formula="of:=[.I87]" office:value-type="string" office:string-value="bonusFraForsvaret" calcext:value-type="string">
            <text:p>bonusFraForsvaret</text:p>
          </table:table-cell>
          <table:table-cell table:style-name="ce25" table:formula="of:=[.I87]" office:value-type="string" office:string-value="bonusFraForsvaret" calcext:value-type="string">
            <text:p>bonusFraForsvaret</text:p>
          </table:table-cell>
          <table:table-cell table:style-name="ce29"/>
          <table:table-cell table:style-name="ce34" office:value-type="string" calcext:value-type="string">
            <text:p>Loennsbeskrivelse</text:p>
          </table:table-cell>
          <table:table-cell table:style-name="ce34" office:value-type="string" calcext:value-type="string">
            <text:p>bonusFraForsvaret</text:p>
          </table:table-cell>
          <table:table-cell table:style-name="ce34" office:value-type="string" calcext:value-type="string">
            <text:p>2014-01</text:p>
          </table:table-cell>
          <table:table-cell table:style-name="ce29"/>
          <table:table-cell table:style-name="ce34" office:value-type="string" calcext:value-type="string">
            <text:p>Bonus fra forsvaret</text:p>
          </table:table-cell>
          <table:table-cell table:style-name="ce40" office:value-type="string" calcext:value-type="string">
            <text:p><text:span text:style-name="T1">Bonus frå forsvaret</text:span></text:p>
          </table:table-cell>
          <table:table-cell table:style-name="ce40" office:value-type="string" calcext:value-type="string">
            <text:p>Bonus from the armed forces</text:p>
          </table:table-cell>
          <table:table-cell table:style-name="ce29"/>
          <table:table-cell table:number-columns-repeated="1009"/>
        </table:table-row>
        <table:table-row table:style-name="ro1">
          <table:table-cell table:style-name="ce3" table:formula="of:=IF([.G88]=&quot;UTGÅR&quot;;&quot;&quot;;VLOOKUP([.H88];[$'res.field'.E$1:$'res.field'.M$1048576];9;0))" office:value-type="string" office:string-value="i" calcext:value-type="string">
            <text:p>i</text:p>
          </table:table-cell>
          <table:table-cell table:style-name="ce5" table:formula="of:=&quot;&quot;&quot;&quot;&amp;[.C88]&amp;&quot;&quot;&quot;,&quot;&quot;&quot;&amp;[.D88]&amp;&quot;&quot;&quot;,&quot;&quot;&quot;&amp;[.E88]&amp;&quot;&quot;&quot;,&quot;&quot;&quot;&amp;[.F88]&amp;&quot;&quot;&quot;&quot;" office:value-type="string" office:string-value="&quot;l10n_no_hr_payroll.res_field_selection_Loennsbeskrivelse_elektroniskKommunikasjon&quot;,&quot;l10n_no_hr_payroll.res_field_l10n_no_Loennsbeskrivelse&quot;,&quot;elektroniskKommunikasjon&quot;,&quot;elektroniskKommunikasjon&quot;" calcext:value-type="string">
            <text:p>"l10n_no_hr_payroll.res_field_selection_Loennsbeskrivelse_elektroniskKommunikasjon","l10n_no_hr_payroll.res_field_l10n_no_Loennsbeskrivelse","elektroniskKommunikasjon","elektroniskKommunikasjon"</text:p>
          </table:table-cell>
          <table:table-cell table:style-name="ce5" table:formula="of:=&quot;l10n_no_hr_payroll.res_field_selection_&quot;&amp;SUBSTITUTE([.H88]&amp;&quot;_&quot;&amp;[.E88];&quot;.&quot;;&quot;_&quot;)" office:value-type="string" office:string-value="l10n_no_hr_payroll.res_field_selection_Loennsbeskrivelse_elektroniskKommunikasjon" calcext:value-type="string">
            <text:p>l10n_no_hr_payroll.res_field_selection_Loennsbeskrivelse_elektroniskKommunikasjon</text:p>
          </table:table-cell>
          <table:table-cell table:style-name="ce5" table:formula="of:=&quot;l10n_no_hr_payroll.res_field_l10n_no_&quot;&amp;[.H88]" office:value-type="string" office:string-value="l10n_no_hr_payroll.res_field_l10n_no_Loennsbeskrivelse" calcext:value-type="string">
            <text:p>l10n_no_hr_payroll.res_field_l10n_no_Loennsbeskrivelse</text:p>
          </table:table-cell>
          <table:table-cell table:style-name="ce22" table:formula="of:=[.I88]" office:value-type="string" office:string-value="elektroniskKommunikasjon" calcext:value-type="string">
            <text:p>elektroniskKommunikasjon</text:p>
          </table:table-cell>
          <table:table-cell table:style-name="ce25" table:formula="of:=[.I88]" office:value-type="string" office:string-value="elektroniskKommunikasjon" calcext:value-type="string">
            <text:p>elektroniskKommunikasjon</text:p>
          </table:table-cell>
          <table:table-cell table:style-name="ce29"/>
          <table:table-cell table:style-name="ce34" office:value-type="string" calcext:value-type="string">
            <text:p>Loennsbeskrivelse</text:p>
          </table:table-cell>
          <table:table-cell table:style-name="ce34" office:value-type="string" calcext:value-type="string">
            <text:p>elektroniskKommunikasjon</text:p>
          </table:table-cell>
          <table:table-cell table:style-name="ce34" office:value-type="string" calcext:value-type="string">
            <text:p>2013-01</text:p>
          </table:table-cell>
          <table:table-cell table:style-name="ce29"/>
          <table:table-cell table:style-name="ce34" office:value-type="string" calcext:value-type="string">
            <text:p>Elektronisk kommunikasjon</text:p>
          </table:table-cell>
          <table:table-cell table:style-name="ce40" office:value-type="string" calcext:value-type="string">
            <text:p><text:span text:style-name="T1">Elektronisk kommunikasjon</text:span></text:p>
          </table:table-cell>
          <table:table-cell table:style-name="ce40" office:value-type="string" calcext:value-type="string">
            <text:p>Electronic communications</text:p>
          </table:table-cell>
          <table:table-cell table:style-name="ce29"/>
          <table:table-cell table:number-columns-repeated="1009"/>
        </table:table-row>
        <table:table-row table:style-name="ro1">
          <table:table-cell table:style-name="ce3" table:formula="of:=IF([.G89]=&quot;UTGÅR&quot;;&quot;&quot;;VLOOKUP([.H89];[$'res.field'.E$1:$'res.field'.M$1048576];9;0))" office:value-type="string" office:string-value="i" calcext:value-type="string">
            <text:p>i</text:p>
          </table:table-cell>
          <table:table-cell table:style-name="ce5" table:formula="of:=&quot;&quot;&quot;&quot;&amp;[.C89]&amp;&quot;&quot;&quot;,&quot;&quot;&quot;&amp;[.D89]&amp;&quot;&quot;&quot;,&quot;&quot;&quot;&amp;[.E89]&amp;&quot;&quot;&quot;,&quot;&quot;&quot;&amp;[.F89]&amp;&quot;&quot;&quot;&quot;" office:value-type="string" office:string-value="&quot;l10n_no_hr_payroll.res_field_selection_Loennsbeskrivelse_fastBilgodtgjoerelse&quot;,&quot;l10n_no_hr_payroll.res_field_l10n_no_Loennsbeskrivelse&quot;,&quot;fastBilgodtgjoerelse&quot;,&quot;fastBilgodtgjoerelse&quot;" calcext:value-type="string">
            <text:p>"l10n_no_hr_payroll.res_field_selection_Loennsbeskrivelse_fastBilgodtgjoerelse","l10n_no_hr_payroll.res_field_l10n_no_Loennsbeskrivelse","fastBilgodtgjoerelse","fastBilgodtgjoerelse"</text:p>
          </table:table-cell>
          <table:table-cell table:style-name="ce5" table:formula="of:=&quot;l10n_no_hr_payroll.res_field_selection_&quot;&amp;SUBSTITUTE([.H89]&amp;&quot;_&quot;&amp;[.E89];&quot;.&quot;;&quot;_&quot;)" office:value-type="string" office:string-value="l10n_no_hr_payroll.res_field_selection_Loennsbeskrivelse_fastBilgodtgjoerelse" calcext:value-type="string">
            <text:p>l10n_no_hr_payroll.res_field_selection_Loennsbeskrivelse_fastBilgodtgjoerelse</text:p>
          </table:table-cell>
          <table:table-cell table:style-name="ce5" table:formula="of:=&quot;l10n_no_hr_payroll.res_field_l10n_no_&quot;&amp;[.H89]" office:value-type="string" office:string-value="l10n_no_hr_payroll.res_field_l10n_no_Loennsbeskrivelse" calcext:value-type="string">
            <text:p>l10n_no_hr_payroll.res_field_l10n_no_Loennsbeskrivelse</text:p>
          </table:table-cell>
          <table:table-cell table:style-name="ce22" table:formula="of:=[.I89]" office:value-type="string" office:string-value="fastBilgodtgjoerelse" calcext:value-type="string">
            <text:p>fastBilgodtgjoerelse</text:p>
          </table:table-cell>
          <table:table-cell table:style-name="ce25" table:formula="of:=[.I89]" office:value-type="string" office:string-value="fastBilgodtgjoerelse" calcext:value-type="string">
            <text:p>fastBilgodtgjoerelse</text:p>
          </table:table-cell>
          <table:table-cell table:style-name="ce29"/>
          <table:table-cell table:style-name="ce34" office:value-type="string" calcext:value-type="string">
            <text:p>Loennsbeskrivelse</text:p>
          </table:table-cell>
          <table:table-cell table:style-name="ce34" office:value-type="string" calcext:value-type="string">
            <text:p>fastBilgodtgjoerelse</text:p>
          </table:table-cell>
          <table:table-cell table:style-name="ce34" office:value-type="string" calcext:value-type="string">
            <text:p>2013-01</text:p>
          </table:table-cell>
          <table:table-cell table:style-name="ce29"/>
          <table:table-cell table:style-name="ce34" office:value-type="string" calcext:value-type="string">
            <text:p>Fast bilgodtgjørelse</text:p>
          </table:table-cell>
          <table:table-cell table:style-name="ce40" office:value-type="string" calcext:value-type="string">
            <text:p><text:span text:style-name="T1">Fast bilgodtgjersle</text:span></text:p>
          </table:table-cell>
          <table:table-cell table:style-name="ce44" office:value-type="string" calcext:value-type="string">
            <text:p>Fixed car allowance</text:p>
          </table:table-cell>
          <table:table-cell table:style-name="ce29"/>
          <table:table-cell table:number-columns-repeated="1009"/>
        </table:table-row>
        <table:table-row table:style-name="ro1">
          <table:table-cell table:style-name="ce3" table:formula="of:=IF([.G90]=&quot;UTGÅR&quot;;&quot;&quot;;VLOOKUP([.H90];[$'res.field'.E$1:$'res.field'.M$1048576];9;0))" office:value-type="string" office:string-value="i" calcext:value-type="string">
            <text:p>i</text:p>
          </table:table-cell>
          <table:table-cell table:style-name="ce5" table:formula="of:=&quot;&quot;&quot;&quot;&amp;[.C90]&amp;&quot;&quot;&quot;,&quot;&quot;&quot;&amp;[.D90]&amp;&quot;&quot;&quot;,&quot;&quot;&quot;&amp;[.E90]&amp;&quot;&quot;&quot;,&quot;&quot;&quot;&amp;[.F90]&amp;&quot;&quot;&quot;&quot;" office:value-type="string" office:string-value="&quot;l10n_no_hr_payroll.res_field_selection_Loennsbeskrivelse_fastTillegg&quot;,&quot;l10n_no_hr_payroll.res_field_l10n_no_Loennsbeskrivelse&quot;,&quot;fastTillegg&quot;,&quot;fastTillegg&quot;" calcext:value-type="string">
            <text:p>"l10n_no_hr_payroll.res_field_selection_Loennsbeskrivelse_fastTillegg","l10n_no_hr_payroll.res_field_l10n_no_Loennsbeskrivelse","fastTillegg","fastTillegg"</text:p>
          </table:table-cell>
          <table:table-cell table:style-name="ce5" table:formula="of:=&quot;l10n_no_hr_payroll.res_field_selection_&quot;&amp;SUBSTITUTE([.H90]&amp;&quot;_&quot;&amp;[.E90];&quot;.&quot;;&quot;_&quot;)" office:value-type="string" office:string-value="l10n_no_hr_payroll.res_field_selection_Loennsbeskrivelse_fastTillegg" calcext:value-type="string">
            <text:p>l10n_no_hr_payroll.res_field_selection_Loennsbeskrivelse_fastTillegg</text:p>
          </table:table-cell>
          <table:table-cell table:style-name="ce5" table:formula="of:=&quot;l10n_no_hr_payroll.res_field_l10n_no_&quot;&amp;[.H90]" office:value-type="string" office:string-value="l10n_no_hr_payroll.res_field_l10n_no_Loennsbeskrivelse" calcext:value-type="string">
            <text:p>l10n_no_hr_payroll.res_field_l10n_no_Loennsbeskrivelse</text:p>
          </table:table-cell>
          <table:table-cell table:style-name="ce22" table:formula="of:=[.I90]" office:value-type="string" office:string-value="fastTillegg" calcext:value-type="string">
            <text:p>fastTillegg</text:p>
          </table:table-cell>
          <table:table-cell table:style-name="ce25" table:formula="of:=[.I90]" office:value-type="string" office:string-value="fastTillegg" calcext:value-type="string">
            <text:p>fastTillegg</text:p>
          </table:table-cell>
          <table:table-cell table:style-name="ce29"/>
          <table:table-cell table:style-name="ce34" office:value-type="string" calcext:value-type="string">
            <text:p>Loennsbeskrivelse</text:p>
          </table:table-cell>
          <table:table-cell table:style-name="ce34" office:value-type="string" calcext:value-type="string">
            <text:p>fastTillegg</text:p>
          </table:table-cell>
          <table:table-cell table:style-name="ce34" office:value-type="string" calcext:value-type="string">
            <text:p>2013-01</text:p>
          </table:table-cell>
          <table:table-cell table:style-name="ce29"/>
          <table:table-cell table:style-name="ce34" office:value-type="string" calcext:value-type="string">
            <text:p>Faste tillegg</text:p>
          </table:table-cell>
          <table:table-cell table:style-name="ce40" office:value-type="string" calcext:value-type="string">
            <text:p><text:span text:style-name="T1">Faste tillegg</text:span></text:p>
          </table:table-cell>
          <table:table-cell table:style-name="ce40" office:value-type="string" calcext:value-type="string">
            <text:p>Fixed supplements</text:p>
          </table:table-cell>
          <table:table-cell table:style-name="ce29"/>
          <table:table-cell table:number-columns-repeated="1009"/>
        </table:table-row>
        <table:table-row table:style-name="ro1">
          <table:table-cell table:style-name="ce3" table:formula="of:=IF([.G91]=&quot;UTGÅR&quot;;&quot;&quot;;VLOOKUP([.H91];[$'res.field'.E$1:$'res.field'.M$1048576];9;0))" office:value-type="string" office:string-value="i" calcext:value-type="string">
            <text:p>i</text:p>
          </table:table-cell>
          <table:table-cell table:style-name="ce5" table:formula="of:=&quot;&quot;&quot;&quot;&amp;[.C91]&amp;&quot;&quot;&quot;,&quot;&quot;&quot;&amp;[.D91]&amp;&quot;&quot;&quot;,&quot;&quot;&quot;&amp;[.E91]&amp;&quot;&quot;&quot;,&quot;&quot;&quot;&amp;[.F91]&amp;&quot;&quot;&quot;&quot;" office:value-type="string" office:string-value="&quot;l10n_no_hr_payroll.res_field_selection_Loennsbeskrivelse_fastloenn&quot;,&quot;l10n_no_hr_payroll.res_field_l10n_no_Loennsbeskrivelse&quot;,&quot;fastloenn&quot;,&quot;fastloenn&quot;" calcext:value-type="string">
            <text:p>"l10n_no_hr_payroll.res_field_selection_Loennsbeskrivelse_fastloenn","l10n_no_hr_payroll.res_field_l10n_no_Loennsbeskrivelse","fastloenn","fastloenn"</text:p>
          </table:table-cell>
          <table:table-cell table:style-name="ce5" table:formula="of:=&quot;l10n_no_hr_payroll.res_field_selection_&quot;&amp;SUBSTITUTE([.H91]&amp;&quot;_&quot;&amp;[.E91];&quot;.&quot;;&quot;_&quot;)" office:value-type="string" office:string-value="l10n_no_hr_payroll.res_field_selection_Loennsbeskrivelse_fastloenn" calcext:value-type="string">
            <text:p>l10n_no_hr_payroll.res_field_selection_Loennsbeskrivelse_fastloenn</text:p>
          </table:table-cell>
          <table:table-cell table:style-name="ce5" table:formula="of:=&quot;l10n_no_hr_payroll.res_field_l10n_no_&quot;&amp;[.H91]" office:value-type="string" office:string-value="l10n_no_hr_payroll.res_field_l10n_no_Loennsbeskrivelse" calcext:value-type="string">
            <text:p>l10n_no_hr_payroll.res_field_l10n_no_Loennsbeskrivelse</text:p>
          </table:table-cell>
          <table:table-cell table:style-name="ce22" table:formula="of:=[.I91]" office:value-type="string" office:string-value="fastloenn" calcext:value-type="string">
            <text:p>fastloenn</text:p>
          </table:table-cell>
          <table:table-cell table:style-name="ce25" table:formula="of:=[.I91]" office:value-type="string" office:string-value="fastloenn" calcext:value-type="string">
            <text:p>fastloenn</text:p>
          </table:table-cell>
          <table:table-cell table:style-name="ce29"/>
          <table:table-cell table:style-name="ce34" office:value-type="string" calcext:value-type="string">
            <text:p>Loennsbeskrivelse</text:p>
          </table:table-cell>
          <table:table-cell table:style-name="ce34" office:value-type="string" calcext:value-type="string">
            <text:p>fastloenn</text:p>
          </table:table-cell>
          <table:table-cell table:style-name="ce34" office:value-type="string" calcext:value-type="string">
            <text:p>2013-01</text:p>
          </table:table-cell>
          <table:table-cell table:style-name="ce29"/>
          <table:table-cell table:style-name="ce34" office:value-type="string" calcext:value-type="string">
            <text:p>Fastlønn</text:p>
          </table:table-cell>
          <table:table-cell table:style-name="ce40" office:value-type="string" calcext:value-type="string">
            <text:p><text:span text:style-name="T1">Fastlønn</text:span></text:p>
          </table:table-cell>
          <table:table-cell table:style-name="ce40" office:value-type="string" calcext:value-type="string">
            <text:p>Fixed salary</text:p>
          </table:table-cell>
          <table:table-cell table:style-name="ce29"/>
          <table:table-cell table:number-columns-repeated="1009"/>
        </table:table-row>
        <table:table-row table:style-name="ro1">
          <table:table-cell table:style-name="ce3" table:formula="of:=IF([.G92]=&quot;UTGÅR&quot;;&quot;&quot;;VLOOKUP([.H92];[$'res.field'.E$1:$'res.field'.M$1048576];9;0))" office:value-type="string" office:string-value="i" calcext:value-type="string">
            <text:p>i</text:p>
          </table:table-cell>
          <table:table-cell table:style-name="ce5" table:formula="of:=&quot;&quot;&quot;&quot;&amp;[.C92]&amp;&quot;&quot;&quot;,&quot;&quot;&quot;&amp;[.D92]&amp;&quot;&quot;&quot;,&quot;&quot;&quot;&amp;[.E92]&amp;&quot;&quot;&quot;,&quot;&quot;&quot;&amp;[.F92]&amp;&quot;&quot;&quot;&quot;" office:value-type="string" office:string-value="&quot;l10n_no_hr_payroll.res_field_selection_Loennsbeskrivelse_feriepenger&quot;,&quot;l10n_no_hr_payroll.res_field_l10n_no_Loennsbeskrivelse&quot;,&quot;feriepenger&quot;,&quot;feriepenger&quot;" calcext:value-type="string">
            <text:p>"l10n_no_hr_payroll.res_field_selection_Loennsbeskrivelse_feriepenger","l10n_no_hr_payroll.res_field_l10n_no_Loennsbeskrivelse","feriepenger","feriepenger"</text:p>
          </table:table-cell>
          <table:table-cell table:style-name="ce5" table:formula="of:=&quot;l10n_no_hr_payroll.res_field_selection_&quot;&amp;SUBSTITUTE([.H92]&amp;&quot;_&quot;&amp;[.E92];&quot;.&quot;;&quot;_&quot;)" office:value-type="string" office:string-value="l10n_no_hr_payroll.res_field_selection_Loennsbeskrivelse_feriepenger" calcext:value-type="string">
            <text:p>l10n_no_hr_payroll.res_field_selection_Loennsbeskrivelse_feriepenger</text:p>
          </table:table-cell>
          <table:table-cell table:style-name="ce5" table:formula="of:=&quot;l10n_no_hr_payroll.res_field_l10n_no_&quot;&amp;[.H92]" office:value-type="string" office:string-value="l10n_no_hr_payroll.res_field_l10n_no_Loennsbeskrivelse" calcext:value-type="string">
            <text:p>l10n_no_hr_payroll.res_field_l10n_no_Loennsbeskrivelse</text:p>
          </table:table-cell>
          <table:table-cell table:style-name="ce22" table:formula="of:=[.I92]" office:value-type="string" office:string-value="feriepenger" calcext:value-type="string">
            <text:p>feriepenger</text:p>
          </table:table-cell>
          <table:table-cell table:style-name="ce25" table:formula="of:=[.I92]" office:value-type="string" office:string-value="feriepenger" calcext:value-type="string">
            <text:p>feriepenger</text:p>
          </table:table-cell>
          <table:table-cell table:style-name="ce29"/>
          <table:table-cell table:style-name="ce34" office:value-type="string" calcext:value-type="string">
            <text:p>Loennsbeskrivelse</text:p>
          </table:table-cell>
          <table:table-cell table:style-name="ce34" office:value-type="string" calcext:value-type="string">
            <text:p>feriepenger</text:p>
          </table:table-cell>
          <table:table-cell table:style-name="ce34" office:value-type="string" calcext:value-type="string">
            <text:p>2013-01</text:p>
          </table:table-cell>
          <table:table-cell table:style-name="ce29"/>
          <table:table-cell table:style-name="ce34" office:value-type="string" calcext:value-type="string">
            <text:p>Feriepenger</text:p>
          </table:table-cell>
          <table:table-cell table:style-name="ce40" office:value-type="string" calcext:value-type="string">
            <text:p><text:span text:style-name="T1">Feriepengar</text:span></text:p>
          </table:table-cell>
          <table:table-cell table:style-name="ce40" office:value-type="string" calcext:value-type="string">
            <text:p>Holiday pay</text:p>
          </table:table-cell>
          <table:table-cell table:style-name="ce29"/>
          <table:table-cell table:number-columns-repeated="1009"/>
        </table:table-row>
        <table:table-row table:style-name="ro1">
          <table:table-cell table:style-name="ce3" table:formula="of:=IF([.G93]=&quot;UTGÅR&quot;;&quot;&quot;;VLOOKUP([.H93];[$'res.field'.E$1:$'res.field'.M$1048576];9;0))" office:value-type="string" office:string-value="i" calcext:value-type="string">
            <text:p>i</text:p>
          </table:table-cell>
          <table:table-cell table:style-name="ce5" table:formula="of:=&quot;&quot;&quot;&quot;&amp;[.C93]&amp;&quot;&quot;&quot;,&quot;&quot;&quot;&amp;[.D93]&amp;&quot;&quot;&quot;,&quot;&quot;&quot;&amp;[.E93]&amp;&quot;&quot;&quot;,&quot;&quot;&quot;&amp;[.F93]&amp;&quot;&quot;&quot;&quot;" office:value-type="string" office:string-value="&quot;l10n_no_hr_payroll.res_field_selection_Loennsbeskrivelse_flyttegodtgjoerelse&quot;,&quot;l10n_no_hr_payroll.res_field_l10n_no_Loennsbeskrivelse&quot;,&quot;flyttegodtgjoerelse&quot;,&quot;flyttegodtgjoerelse&quot;" calcext:value-type="string">
            <text:p>"l10n_no_hr_payroll.res_field_selection_Loennsbeskrivelse_flyttegodtgjoerelse","l10n_no_hr_payroll.res_field_l10n_no_Loennsbeskrivelse","flyttegodtgjoerelse","flyttegodtgjoerelse"</text:p>
          </table:table-cell>
          <table:table-cell table:style-name="ce5" table:formula="of:=&quot;l10n_no_hr_payroll.res_field_selection_&quot;&amp;SUBSTITUTE([.H93]&amp;&quot;_&quot;&amp;[.E93];&quot;.&quot;;&quot;_&quot;)" office:value-type="string" office:string-value="l10n_no_hr_payroll.res_field_selection_Loennsbeskrivelse_flyttegodtgjoerelse" calcext:value-type="string">
            <text:p>l10n_no_hr_payroll.res_field_selection_Loennsbeskrivelse_flyttegodtgjoerelse</text:p>
          </table:table-cell>
          <table:table-cell table:style-name="ce5" table:formula="of:=&quot;l10n_no_hr_payroll.res_field_l10n_no_&quot;&amp;[.H93]" office:value-type="string" office:string-value="l10n_no_hr_payroll.res_field_l10n_no_Loennsbeskrivelse" calcext:value-type="string">
            <text:p>l10n_no_hr_payroll.res_field_l10n_no_Loennsbeskrivelse</text:p>
          </table:table-cell>
          <table:table-cell table:style-name="ce22" table:formula="of:=[.I93]" office:value-type="string" office:string-value="flyttegodtgjoerelse" calcext:value-type="string">
            <text:p>flyttegodtgjoerelse</text:p>
          </table:table-cell>
          <table:table-cell table:style-name="ce25" table:formula="of:=[.I93]" office:value-type="string" office:string-value="flyttegodtgjoerelse" calcext:value-type="string">
            <text:p>flyttegodtgjoerelse</text:p>
          </table:table-cell>
          <table:table-cell table:style-name="ce29"/>
          <table:table-cell table:style-name="ce34" office:value-type="string" calcext:value-type="string">
            <text:p>Loennsbeskrivelse</text:p>
          </table:table-cell>
          <table:table-cell table:style-name="ce34" office:value-type="string" calcext:value-type="string">
            <text:p>flyttegodtgjoerelse</text:p>
          </table:table-cell>
          <table:table-cell table:style-name="ce34" office:value-type="string" calcext:value-type="string">
            <text:p>2013-01</text:p>
          </table:table-cell>
          <table:table-cell table:style-name="ce29"/>
          <table:table-cell table:style-name="ce34" office:value-type="string" calcext:value-type="string">
            <text:p>Flyttegodtgjørelse mv</text:p>
          </table:table-cell>
          <table:table-cell table:style-name="ce40" office:value-type="string" calcext:value-type="string">
            <text:p><text:span text:style-name="T1">Flyttegodtgjersle o.a.</text:span></text:p>
          </table:table-cell>
          <table:table-cell table:style-name="ce44" office:value-type="string" calcext:value-type="string">
            <text:p>House moving allowance </text:p>
          </table:table-cell>
          <table:table-cell table:style-name="ce29"/>
          <table:table-cell table:number-columns-repeated="1009"/>
        </table:table-row>
        <table:table-row table:style-name="ro1">
          <table:table-cell table:style-name="ce3" table:formula="of:=IF([.G94]=&quot;UTGÅR&quot;;&quot;&quot;;VLOOKUP([.H94];[$'res.field'.E$1:$'res.field'.M$1048576];9;0))" office:value-type="string" office:string-value="i" calcext:value-type="string">
            <text:p>i</text:p>
          </table:table-cell>
          <table:table-cell table:style-name="ce5" table:formula="of:=&quot;&quot;&quot;&quot;&amp;[.C94]&amp;&quot;&quot;&quot;,&quot;&quot;&quot;&amp;[.D94]&amp;&quot;&quot;&quot;,&quot;&quot;&quot;&amp;[.E94]&amp;&quot;&quot;&quot;,&quot;&quot;&quot;&amp;[.F94]&amp;&quot;&quot;&quot;&quot;" office:value-type="string" office:string-value="&quot;l10n_no_hr_payroll.res_field_selection_Loennsbeskrivelse_fondForIdrettsutoevere&quot;,&quot;l10n_no_hr_payroll.res_field_l10n_no_Loennsbeskrivelse&quot;,&quot;fondForIdrettsutoevere&quot;,&quot;fondForIdrettsutoevere&quot;" calcext:value-type="string">
            <text:p>"l10n_no_hr_payroll.res_field_selection_Loennsbeskrivelse_fondForIdrettsutoevere","l10n_no_hr_payroll.res_field_l10n_no_Loennsbeskrivelse","fondForIdrettsutoevere","fondForIdrettsutoevere"</text:p>
          </table:table-cell>
          <table:table-cell table:style-name="ce5" table:formula="of:=&quot;l10n_no_hr_payroll.res_field_selection_&quot;&amp;SUBSTITUTE([.H94]&amp;&quot;_&quot;&amp;[.E94];&quot;.&quot;;&quot;_&quot;)" office:value-type="string" office:string-value="l10n_no_hr_payroll.res_field_selection_Loennsbeskrivelse_fondForIdrettsutoevere" calcext:value-type="string">
            <text:p>l10n_no_hr_payroll.res_field_selection_Loennsbeskrivelse_fondForIdrettsutoevere</text:p>
          </table:table-cell>
          <table:table-cell table:style-name="ce5" table:formula="of:=&quot;l10n_no_hr_payroll.res_field_l10n_no_&quot;&amp;[.H94]" office:value-type="string" office:string-value="l10n_no_hr_payroll.res_field_l10n_no_Loennsbeskrivelse" calcext:value-type="string">
            <text:p>l10n_no_hr_payroll.res_field_l10n_no_Loennsbeskrivelse</text:p>
          </table:table-cell>
          <table:table-cell table:style-name="ce22" table:formula="of:=[.I94]" office:value-type="string" office:string-value="fondForIdrettsutoevere" calcext:value-type="string">
            <text:p>fondForIdrettsutoevere</text:p>
          </table:table-cell>
          <table:table-cell table:style-name="ce25" table:formula="of:=[.I94]" office:value-type="string" office:string-value="fondForIdrettsutoevere" calcext:value-type="string">
            <text:p>fondForIdrettsutoevere</text:p>
          </table:table-cell>
          <table:table-cell table:style-name="ce29"/>
          <table:table-cell table:style-name="ce34" office:value-type="string" calcext:value-type="string">
            <text:p>Loennsbeskrivelse</text:p>
          </table:table-cell>
          <table:table-cell table:style-name="ce34" office:value-type="string" calcext:value-type="string">
            <text:p>fondForIdrettsutoevere</text:p>
          </table:table-cell>
          <table:table-cell table:style-name="ce34" office:value-type="string" calcext:value-type="string">
            <text:p>2013-01</text:p>
          </table:table-cell>
          <table:table-cell table:style-name="ce29"/>
          <table:table-cell table:style-name="ce34" office:value-type="string" calcext:value-type="string">
            <text:p>Fond for idrettsutøvere</text:p>
          </table:table-cell>
          <table:table-cell table:style-name="ce40" office:value-type="string" calcext:value-type="string">
            <text:p><text:span text:style-name="T1">Fond for idrettsutøvarar</text:span></text:p>
          </table:table-cell>
          <table:table-cell table:style-name="ce44" office:value-type="string" calcext:value-type="string">
            <text:p>Fund for athletes</text:p>
          </table:table-cell>
          <table:table-cell table:style-name="ce29"/>
          <table:table-cell table:number-columns-repeated="1009"/>
        </table:table-row>
        <table:table-row table:style-name="ro1">
          <table:table-cell table:style-name="ce3" table:formula="of:=IF([.G95]=&quot;UTGÅR&quot;;&quot;&quot;;VLOOKUP([.H95];[$'res.field'.E$1:$'res.field'.M$1048576];9;0))" office:value-type="string" office:string-value="i" calcext:value-type="string">
            <text:p>i</text:p>
          </table:table-cell>
          <table:table-cell table:style-name="ce5" table:formula="of:=&quot;&quot;&quot;&quot;&amp;[.C95]&amp;&quot;&quot;&quot;,&quot;&quot;&quot;&amp;[.D95]&amp;&quot;&quot;&quot;,&quot;&quot;&quot;&amp;[.E95]&amp;&quot;&quot;&quot;,&quot;&quot;&quot;&amp;[.F95]&amp;&quot;&quot;&quot;&quot;" office:value-type="string" office:string-value="&quot;l10n_no_hr_payroll.res_field_selection_Loennsbeskrivelse_friTransport&quot;,&quot;l10n_no_hr_payroll.res_field_l10n_no_Loennsbeskrivelse&quot;,&quot;friTransport&quot;,&quot;friTransport&quot;" calcext:value-type="string">
            <text:p>"l10n_no_hr_payroll.res_field_selection_Loennsbeskrivelse_friTransport","l10n_no_hr_payroll.res_field_l10n_no_Loennsbeskrivelse","friTransport","friTransport"</text:p>
          </table:table-cell>
          <table:table-cell table:style-name="ce5" table:formula="of:=&quot;l10n_no_hr_payroll.res_field_selection_&quot;&amp;SUBSTITUTE([.H95]&amp;&quot;_&quot;&amp;[.E95];&quot;.&quot;;&quot;_&quot;)" office:value-type="string" office:string-value="l10n_no_hr_payroll.res_field_selection_Loennsbeskrivelse_friTransport" calcext:value-type="string">
            <text:p>l10n_no_hr_payroll.res_field_selection_Loennsbeskrivelse_friTransport</text:p>
          </table:table-cell>
          <table:table-cell table:style-name="ce5" table:formula="of:=&quot;l10n_no_hr_payroll.res_field_l10n_no_&quot;&amp;[.H95]" office:value-type="string" office:string-value="l10n_no_hr_payroll.res_field_l10n_no_Loennsbeskrivelse" calcext:value-type="string">
            <text:p>l10n_no_hr_payroll.res_field_l10n_no_Loennsbeskrivelse</text:p>
          </table:table-cell>
          <table:table-cell table:style-name="ce22" table:formula="of:=[.I95]" office:value-type="string" office:string-value="friTransport" calcext:value-type="string">
            <text:p>friTransport</text:p>
          </table:table-cell>
          <table:table-cell table:style-name="ce25" table:formula="of:=[.I95]" office:value-type="string" office:string-value="friTransport" calcext:value-type="string">
            <text:p>friTransport</text:p>
          </table:table-cell>
          <table:table-cell table:style-name="ce29"/>
          <table:table-cell table:style-name="ce34" office:value-type="string" calcext:value-type="string">
            <text:p>Loennsbeskrivelse</text:p>
          </table:table-cell>
          <table:table-cell table:style-name="ce34" office:value-type="string" calcext:value-type="string">
            <text:p>friTransport</text:p>
          </table:table-cell>
          <table:table-cell table:style-name="ce34" office:value-type="string" calcext:value-type="string">
            <text:p>2013-01</text:p>
          </table:table-cell>
          <table:table-cell table:style-name="ce29"/>
          <table:table-cell table:style-name="ce34" office:value-type="string" calcext:value-type="string">
            <text:p>Fri transport</text:p>
          </table:table-cell>
          <table:table-cell table:style-name="ce40" office:value-type="string" calcext:value-type="string">
            <text:p><text:span text:style-name="T1">Fri transport</text:span></text:p>
          </table:table-cell>
          <table:table-cell table:style-name="ce40" office:value-type="string" calcext:value-type="string">
            <text:p>Free transport</text:p>
          </table:table-cell>
          <table:table-cell table:style-name="ce29"/>
          <table:table-cell table:number-columns-repeated="1009"/>
        </table:table-row>
        <table:table-row table:style-name="ro1">
          <table:table-cell table:style-name="ce3" table:formula="of:=IF([.G96]=&quot;UTGÅR&quot;;&quot;&quot;;VLOOKUP([.H96];[$'res.field'.E$1:$'res.field'.M$1048576];9;0))" office:value-type="string" office:string-value="i" calcext:value-type="string">
            <text:p>i</text:p>
          </table:table-cell>
          <table:table-cell table:style-name="ce5" table:formula="of:=&quot;&quot;&quot;&quot;&amp;[.C96]&amp;&quot;&quot;&quot;,&quot;&quot;&quot;&amp;[.D96]&amp;&quot;&quot;&quot;,&quot;&quot;&quot;&amp;[.E96]&amp;&quot;&quot;&quot;,&quot;&quot;&quot;&amp;[.F96]&amp;&quot;&quot;&quot;&quot;" office:value-type="string" office:string-value="&quot;l10n_no_hr_payroll.res_field_selection_Loennsbeskrivelse_godtgjoerelseSaeravtaleUtland&quot;,&quot;l10n_no_hr_payroll.res_field_l10n_no_Loennsbeskrivelse&quot;,&quot;godtgjoerelseSaeravtaleUtland&quot;,&quot;godtgjoerelseSaeravtaleUtland&quot;" calcext:value-type="string">
            <text:p>"l10n_no_hr_payroll.res_field_selection_Loennsbeskrivelse_godtgjoerelseSaeravtaleUtland","l10n_no_hr_payroll.res_field_l10n_no_Loennsbeskrivelse","godtgjoerelseSaeravtaleUtland","godtgjoerelseSaeravtaleUtland"</text:p>
          </table:table-cell>
          <table:table-cell table:style-name="ce5" table:formula="of:=&quot;l10n_no_hr_payroll.res_field_selection_&quot;&amp;SUBSTITUTE([.H96]&amp;&quot;_&quot;&amp;[.E96];&quot;.&quot;;&quot;_&quot;)" office:value-type="string" office:string-value="l10n_no_hr_payroll.res_field_selection_Loennsbeskrivelse_godtgjoerelseSaeravtaleUtland" calcext:value-type="string">
            <text:p>l10n_no_hr_payroll.res_field_selection_Loennsbeskrivelse_godtgjoerelseSaeravtaleUtland</text:p>
          </table:table-cell>
          <table:table-cell table:style-name="ce5" table:formula="of:=&quot;l10n_no_hr_payroll.res_field_l10n_no_&quot;&amp;[.H96]" office:value-type="string" office:string-value="l10n_no_hr_payroll.res_field_l10n_no_Loennsbeskrivelse" calcext:value-type="string">
            <text:p>l10n_no_hr_payroll.res_field_l10n_no_Loennsbeskrivelse</text:p>
          </table:table-cell>
          <table:table-cell table:style-name="ce22" table:formula="of:=[.I96]" office:value-type="string" office:string-value="godtgjoerelseSaeravtaleUtland" calcext:value-type="string">
            <text:p>godtgjoerelseSaeravtaleUtland</text:p>
          </table:table-cell>
          <table:table-cell table:style-name="ce25" table:formula="of:=[.I96]" office:value-type="string" office:string-value="godtgjoerelseSaeravtaleUtland" calcext:value-type="string">
            <text:p>godtgjoerelseSaeravtaleUtland</text:p>
          </table:table-cell>
          <table:table-cell table:style-name="ce29"/>
          <table:table-cell table:style-name="ce34" office:value-type="string" calcext:value-type="string">
            <text:p>Loennsbeskrivelse</text:p>
          </table:table-cell>
          <table:table-cell table:style-name="ce34" office:value-type="string" calcext:value-type="string">
            <text:p>godtgjoerelseSaeravtaleUtland</text:p>
          </table:table-cell>
          <table:table-cell table:style-name="ce34" office:value-type="string" calcext:value-type="string">
            <text:p>2013-01</text:p>
          </table:table-cell>
          <table:table-cell table:style-name="ce29"/>
          <table:table-cell table:style-name="ce34" office:value-type="string" calcext:value-type="string">
            <text:p>Godtgjørelse i henhold til særavtale utland</text:p>
          </table:table-cell>
          <table:table-cell table:style-name="ce40" office:value-type="string" calcext:value-type="string">
            <text:p><text:span text:style-name="T1">Godtgjersle ifølgje særavtale utland</text:span></text:p>
          </table:table-cell>
          <table:table-cell table:style-name="ce44" office:value-type="string" calcext:value-type="string">
            <text:p>Allowances pursuant to special agreements - abroad</text:p>
          </table:table-cell>
          <table:table-cell table:style-name="ce29"/>
          <table:table-cell table:number-columns-repeated="1009"/>
        </table:table-row>
        <table:table-row table:style-name="ro1">
          <table:table-cell table:style-name="ce3" table:formula="of:=IF([.G97]=&quot;UTGÅR&quot;;&quot;&quot;;VLOOKUP([.H97];[$'res.field'.E$1:$'res.field'.M$1048576];9;0))" office:value-type="string" office:string-value="i" calcext:value-type="string">
            <text:p>i</text:p>
          </table:table-cell>
          <table:table-cell table:style-name="ce5" table:formula="of:=&quot;&quot;&quot;&quot;&amp;[.C97]&amp;&quot;&quot;&quot;,&quot;&quot;&quot;&amp;[.D97]&amp;&quot;&quot;&quot;,&quot;&quot;&quot;&amp;[.E97]&amp;&quot;&quot;&quot;,&quot;&quot;&quot;&amp;[.F97]&amp;&quot;&quot;&quot;&quot;" office:value-type="string" office:string-value="&quot;l10n_no_hr_payroll.res_field_selection_Loennsbeskrivelse_helligdagstillegg&quot;,&quot;l10n_no_hr_payroll.res_field_l10n_no_Loennsbeskrivelse&quot;,&quot;helligdagstillegg&quot;,&quot;helligdagstillegg&quot;" calcext:value-type="string">
            <text:p>"l10n_no_hr_payroll.res_field_selection_Loennsbeskrivelse_helligdagstillegg","l10n_no_hr_payroll.res_field_l10n_no_Loennsbeskrivelse","helligdagstillegg","helligdagstillegg"</text:p>
          </table:table-cell>
          <table:table-cell table:style-name="ce5" table:formula="of:=&quot;l10n_no_hr_payroll.res_field_selection_&quot;&amp;SUBSTITUTE([.H97]&amp;&quot;_&quot;&amp;[.E97];&quot;.&quot;;&quot;_&quot;)" office:value-type="string" office:string-value="l10n_no_hr_payroll.res_field_selection_Loennsbeskrivelse_helligdagstillegg" calcext:value-type="string">
            <text:p>l10n_no_hr_payroll.res_field_selection_Loennsbeskrivelse_helligdagstillegg</text:p>
          </table:table-cell>
          <table:table-cell table:style-name="ce5" table:formula="of:=&quot;l10n_no_hr_payroll.res_field_l10n_no_&quot;&amp;[.H97]" office:value-type="string" office:string-value="l10n_no_hr_payroll.res_field_l10n_no_Loennsbeskrivelse" calcext:value-type="string">
            <text:p>l10n_no_hr_payroll.res_field_l10n_no_Loennsbeskrivelse</text:p>
          </table:table-cell>
          <table:table-cell table:style-name="ce22" table:formula="of:=[.I97]" office:value-type="string" office:string-value="helligdagstillegg" calcext:value-type="string">
            <text:p>helligdagstillegg</text:p>
          </table:table-cell>
          <table:table-cell table:style-name="ce25" table:formula="of:=[.I97]" office:value-type="string" office:string-value="helligdagstillegg" calcext:value-type="string">
            <text:p>helligdagstillegg</text:p>
          </table:table-cell>
          <table:table-cell table:style-name="ce29"/>
          <table:table-cell table:style-name="ce34" office:value-type="string" calcext:value-type="string">
            <text:p>Loennsbeskrivelse</text:p>
          </table:table-cell>
          <table:table-cell table:style-name="ce34" office:value-type="string" calcext:value-type="string">
            <text:p>helligdagstillegg</text:p>
          </table:table-cell>
          <table:table-cell table:style-name="ce34" office:value-type="string" calcext:value-type="string">
            <text:p>2013-01</text:p>
          </table:table-cell>
          <table:table-cell table:style-name="ce29"/>
          <table:table-cell table:style-name="ce34" office:value-type="string" calcext:value-type="string">
            <text:p>Helligdagstillegg</text:p>
          </table:table-cell>
          <table:table-cell table:style-name="ce40" office:value-type="string" calcext:value-type="string">
            <text:p><text:span text:style-name="T1">Helgedagstillegg</text:span></text:p>
          </table:table-cell>
          <table:table-cell table:style-name="ce44" office:value-type="string" calcext:value-type="string">
            <text:p>Public holiday supplement</text:p>
          </table:table-cell>
          <table:table-cell table:style-name="ce29"/>
          <table:table-cell table:number-columns-repeated="1009"/>
        </table:table-row>
        <table:table-row table:style-name="ro1">
          <table:table-cell table:style-name="ce3" table:formula="of:=IF([.G98]=&quot;UTGÅR&quot;;&quot;&quot;;VLOOKUP([.H98];[$'res.field'.E$1:$'res.field'.M$1048576];9;0))" office:value-type="string" office:string-value="i" calcext:value-type="string">
            <text:p>i</text:p>
          </table:table-cell>
          <table:table-cell table:style-name="ce5" table:formula="of:=&quot;&quot;&quot;&quot;&amp;[.C98]&amp;&quot;&quot;&quot;,&quot;&quot;&quot;&amp;[.D98]&amp;&quot;&quot;&quot;,&quot;&quot;&quot;&amp;[.E98]&amp;&quot;&quot;&quot;,&quot;&quot;&quot;&amp;[.F98]&amp;&quot;&quot;&quot;&quot;" office:value-type="string" office:string-value="&quot;l10n_no_hr_payroll.res_field_selection_Loennsbeskrivelse_hyretillegg&quot;,&quot;l10n_no_hr_payroll.res_field_l10n_no_Loennsbeskrivelse&quot;,&quot;hyretillegg&quot;,&quot;hyretillegg&quot;" calcext:value-type="string">
            <text:p>"l10n_no_hr_payroll.res_field_selection_Loennsbeskrivelse_hyretillegg","l10n_no_hr_payroll.res_field_l10n_no_Loennsbeskrivelse","hyretillegg","hyretillegg"</text:p>
          </table:table-cell>
          <table:table-cell table:style-name="ce5" table:formula="of:=&quot;l10n_no_hr_payroll.res_field_selection_&quot;&amp;SUBSTITUTE([.H98]&amp;&quot;_&quot;&amp;[.E98];&quot;.&quot;;&quot;_&quot;)" office:value-type="string" office:string-value="l10n_no_hr_payroll.res_field_selection_Loennsbeskrivelse_hyretillegg" calcext:value-type="string">
            <text:p>l10n_no_hr_payroll.res_field_selection_Loennsbeskrivelse_hyretillegg</text:p>
          </table:table-cell>
          <table:table-cell table:style-name="ce5" table:formula="of:=&quot;l10n_no_hr_payroll.res_field_l10n_no_&quot;&amp;[.H98]" office:value-type="string" office:string-value="l10n_no_hr_payroll.res_field_l10n_no_Loennsbeskrivelse" calcext:value-type="string">
            <text:p>l10n_no_hr_payroll.res_field_l10n_no_Loennsbeskrivelse</text:p>
          </table:table-cell>
          <table:table-cell table:style-name="ce22" table:formula="of:=[.I98]" office:value-type="string" office:string-value="hyretillegg" calcext:value-type="string">
            <text:p>hyretillegg</text:p>
          </table:table-cell>
          <table:table-cell table:style-name="ce25" table:formula="of:=[.I98]" office:value-type="string" office:string-value="hyretillegg" calcext:value-type="string">
            <text:p>hyretillegg</text:p>
          </table:table-cell>
          <table:table-cell table:style-name="ce29"/>
          <table:table-cell table:style-name="ce34" office:value-type="string" calcext:value-type="string">
            <text:p>Loennsbeskrivelse</text:p>
          </table:table-cell>
          <table:table-cell table:style-name="ce34" office:value-type="string" calcext:value-type="string">
            <text:p>hyretillegg</text:p>
          </table:table-cell>
          <table:table-cell table:style-name="ce34" office:value-type="string" calcext:value-type="string">
            <text:p>2013-01</text:p>
          </table:table-cell>
          <table:table-cell table:style-name="ce29"/>
          <table:table-cell table:style-name="ce34" office:value-type="string" calcext:value-type="string">
            <text:p>Hyretillegg</text:p>
          </table:table-cell>
          <table:table-cell table:style-name="ce40" office:value-type="string" calcext:value-type="string">
            <text:p><text:span text:style-name="T1">Hyretillegg</text:span></text:p>
          </table:table-cell>
          <table:table-cell table:style-name="ce44" office:value-type="string" calcext:value-type="string">
            <text:p>Seafarers’ wage supplement</text:p>
          </table:table-cell>
          <table:table-cell table:style-name="ce29"/>
          <table:table-cell table:number-columns-repeated="1009"/>
        </table:table-row>
        <table:table-row table:style-name="ro1">
          <table:table-cell table:style-name="ce3" table:formula="of:=IF([.G99]=&quot;UTGÅR&quot;;&quot;&quot;;VLOOKUP([.H99];[$'res.field'.E$1:$'res.field'.M$1048576];9;0))" office:value-type="string" office:string-value="i" calcext:value-type="string">
            <text:p>i</text:p>
          </table:table-cell>
          <table:table-cell table:style-name="ce5" table:formula="of:=&quot;&quot;&quot;&quot;&amp;[.C99]&amp;&quot;&quot;&quot;,&quot;&quot;&quot;&amp;[.D99]&amp;&quot;&quot;&quot;,&quot;&quot;&quot;&amp;[.E99]&amp;&quot;&quot;&quot;,&quot;&quot;&quot;&amp;[.F99]&amp;&quot;&quot;&quot;&quot;" office:value-type="string" office:string-value="&quot;l10n_no_hr_payroll.res_field_selection_Loennsbeskrivelse_ikkeSkattepliktigLoennFraUtenlandskDiplomKonsulStasjon&quot;,&quot;l10n_no_hr_payroll.res_field_l10n_no_Loennsbeskrivelse&quot;,&quot;ikkeSkattepliktigLoennFraUtenlandskDiplomKonsulStasjon&quot;,&quot;ikkeSkattepliktigLoennFraUtenlandskDiplomKonsulStasjon&quot;" calcext:value-type="string">
            <text:p>"l10n_no_hr_payroll.res_field_selection_Loennsbeskrivelse_ikkeSkattepliktigLoennFraUtenlandskDiplomKonsulStasjon","l10n_no_hr_payroll.res_field_l10n_no_Loennsbeskrivelse","ikkeSkattepliktigLoennFraUtenlandskDiplomKonsulStasjon","ikkeSkattepliktigLoennFraUtenlandskDiplomKonsulStasjon"</text:p>
          </table:table-cell>
          <table:table-cell table:style-name="ce5" table:formula="of:=&quot;l10n_no_hr_payroll.res_field_selection_&quot;&amp;SUBSTITUTE([.H99]&amp;&quot;_&quot;&amp;[.E99];&quot;.&quot;;&quot;_&quot;)" office:value-type="string" office:string-value="l10n_no_hr_payroll.res_field_selection_Loennsbeskrivelse_ikkeSkattepliktigLoennFraUtenlandskDiplomKonsulStasjon" calcext:value-type="string">
            <text:p>l10n_no_hr_payroll.res_field_selection_Loennsbeskrivelse_ikkeSkattepliktigLoennFraUtenlandskDiplomKonsulStasjon</text:p>
          </table:table-cell>
          <table:table-cell table:style-name="ce5" table:formula="of:=&quot;l10n_no_hr_payroll.res_field_l10n_no_&quot;&amp;[.H99]" office:value-type="string" office:string-value="l10n_no_hr_payroll.res_field_l10n_no_Loennsbeskrivelse" calcext:value-type="string">
            <text:p>l10n_no_hr_payroll.res_field_l10n_no_Loennsbeskrivelse</text:p>
          </table:table-cell>
          <table:table-cell table:style-name="ce22" table:formula="of:=[.I99]" office:value-type="string" office:string-value="ikkeSkattepliktigLoennFraUtenlandskDiplomKonsulStasjon" calcext:value-type="string">
            <text:p>ikkeSkattepliktigLoennFraUtenlandskDiplomKonsulStasjon</text:p>
          </table:table-cell>
          <table:table-cell table:style-name="ce25" table:formula="of:=[.I99]" office:value-type="string" office:string-value="ikkeSkattepliktigLoennFraUtenlandskDiplomKonsulStasjon" calcext:value-type="string">
            <text:p>ikkeSkattepliktigLoennFraUtenlandskDiplomKonsulStasjon</text:p>
          </table:table-cell>
          <table:table-cell table:style-name="ce29"/>
          <table:table-cell table:style-name="ce34" office:value-type="string" calcext:value-type="string">
            <text:p>Loennsbeskrivelse</text:p>
          </table:table-cell>
          <table:table-cell table:style-name="ce34" office:value-type="string" calcext:value-type="string">
            <text:p>ikkeSkattepliktigLoennFraUtenlandskDiplomKonsulStasjon</text:p>
          </table:table-cell>
          <table:table-cell table:style-name="ce34" office:value-type="string" calcext:value-type="string">
            <text:p>2014-01</text:p>
          </table:table-cell>
          <table:table-cell table:style-name="ce29"/>
          <table:table-cell table:style-name="ce34" office:value-type="string" calcext:value-type="string">
            <text:p>Lønn mv som ikke er skattepliktig i Norge fra utenlandsk diplomatisk eller konsulær stasjon</text:p>
          </table:table-cell>
          <table:table-cell table:style-name="ce40" office:value-type="string" calcext:value-type="string">
            <text:p><text:span text:style-name="T1">Lønn o.a. som ikkje er skattepliktig i Noreg frå utanlandsk diplomatisk eller konsulær stasjon</text:span></text:p>
          </table:table-cell>
          <table:table-cell table:style-name="ce44" office:value-type="string" calcext:value-type="string">
            <text:p>Pay etc. from foreign diplomatic or consular missions that are not liable for tax in Norway</text:p>
          </table:table-cell>
          <table:table-cell table:style-name="ce29"/>
          <table:table-cell table:number-columns-repeated="1009"/>
        </table:table-row>
        <table:table-row table:style-name="ro1">
          <table:table-cell table:style-name="ce3" table:formula="of:=IF([.G100]=&quot;UTGÅR&quot;;&quot;&quot;;VLOOKUP([.H100];[$'res.field'.E$1:$'res.field'.M$1048576];9;0))" office:value-type="string" office:string-value="i" calcext:value-type="string">
            <text:p>i</text:p>
          </table:table-cell>
          <table:table-cell table:style-name="ce5" table:formula="of:=&quot;&quot;&quot;&quot;&amp;[.C100]&amp;&quot;&quot;&quot;,&quot;&quot;&quot;&amp;[.D100]&amp;&quot;&quot;&quot;,&quot;&quot;&quot;&amp;[.E100]&amp;&quot;&quot;&quot;,&quot;&quot;&quot;&amp;[.F100]&amp;&quot;&quot;&quot;&quot;" office:value-type="string" office:string-value="&quot;l10n_no_hr_payroll.res_field_selection_Loennsbeskrivelse_kapitalInntekt&quot;,&quot;l10n_no_hr_payroll.res_field_l10n_no_Loennsbeskrivelse&quot;,&quot;kapitalInntekt&quot;,&quot;kapitalInntekt&quot;" calcext:value-type="string">
            <text:p>"l10n_no_hr_payroll.res_field_selection_Loennsbeskrivelse_kapitalInntekt","l10n_no_hr_payroll.res_field_l10n_no_Loennsbeskrivelse","kapitalInntekt","kapitalInntekt"</text:p>
          </table:table-cell>
          <table:table-cell table:style-name="ce5" table:formula="of:=&quot;l10n_no_hr_payroll.res_field_selection_&quot;&amp;SUBSTITUTE([.H100]&amp;&quot;_&quot;&amp;[.E100];&quot;.&quot;;&quot;_&quot;)" office:value-type="string" office:string-value="l10n_no_hr_payroll.res_field_selection_Loennsbeskrivelse_kapitalInntekt" calcext:value-type="string">
            <text:p>l10n_no_hr_payroll.res_field_selection_Loennsbeskrivelse_kapitalInntekt</text:p>
          </table:table-cell>
          <table:table-cell table:style-name="ce5" table:formula="of:=&quot;l10n_no_hr_payroll.res_field_l10n_no_&quot;&amp;[.H100]" office:value-type="string" office:string-value="l10n_no_hr_payroll.res_field_l10n_no_Loennsbeskrivelse" calcext:value-type="string">
            <text:p>l10n_no_hr_payroll.res_field_l10n_no_Loennsbeskrivelse</text:p>
          </table:table-cell>
          <table:table-cell table:style-name="ce22" table:formula="of:=[.I100]" office:value-type="string" office:string-value="kapitalInntekt" calcext:value-type="string">
            <text:p>kapitalInntekt</text:p>
          </table:table-cell>
          <table:table-cell table:style-name="ce25" table:formula="of:=[.I100]" office:value-type="string" office:string-value="kapitalInntekt" calcext:value-type="string">
            <text:p>kapitalInntekt</text:p>
          </table:table-cell>
          <table:table-cell table:style-name="ce29"/>
          <table:table-cell table:style-name="ce34" office:value-type="string" calcext:value-type="string">
            <text:p>Loennsbeskrivelse</text:p>
          </table:table-cell>
          <table:table-cell table:style-name="ce34" office:value-type="string" calcext:value-type="string">
            <text:p>kapitalInntekt</text:p>
          </table:table-cell>
          <table:table-cell table:style-name="ce34" office:value-type="string" calcext:value-type="string">
            <text:p>2014-01</text:p>
          </table:table-cell>
          <table:table-cell table:style-name="ce29"/>
          <table:table-cell table:style-name="ce34" office:value-type="string" calcext:value-type="string">
            <text:p>Kapitalinntekt</text:p>
          </table:table-cell>
          <table:table-cell table:style-name="ce40" office:value-type="string" calcext:value-type="string">
            <text:p><text:span text:style-name="T1">Kapitalinntekt</text:span></text:p>
          </table:table-cell>
          <table:table-cell table:style-name="ce44" office:value-type="string" calcext:value-type="string">
            <text:p>Capital income</text:p>
          </table:table-cell>
          <table:table-cell table:style-name="ce29"/>
          <table:table-cell table:number-columns-repeated="1009"/>
        </table:table-row>
        <table:table-row table:style-name="ro1">
          <table:table-cell table:style-name="ce3" table:formula="of:=IF([.G101]=&quot;UTGÅR&quot;;&quot;&quot;;VLOOKUP([.H101];[$'res.field'.E$1:$'res.field'.M$1048576];9;0))" office:value-type="string" office:string-value="i" calcext:value-type="string">
            <text:p>i</text:p>
          </table:table-cell>
          <table:table-cell table:style-name="ce5" table:formula="of:=&quot;&quot;&quot;&quot;&amp;[.C101]&amp;&quot;&quot;&quot;,&quot;&quot;&quot;&amp;[.D101]&amp;&quot;&quot;&quot;,&quot;&quot;&quot;&amp;[.E101]&amp;&quot;&quot;&quot;,&quot;&quot;&quot;&amp;[.F101]&amp;&quot;&quot;&quot;&quot;" office:value-type="string" office:string-value="&quot;l10n_no_hr_payroll.res_field_selection_Loennsbeskrivelse_kilometergodtgjoerelseAndreFremkomstmidler&quot;,&quot;l10n_no_hr_payroll.res_field_l10n_no_Loennsbeskrivelse&quot;,&quot;kilometergodtgjoerelseAndreFremkomstmidler&quot;,&quot;kilometergodtgjoerelseAndreFremkomstmidler&quot;" calcext:value-type="string">
            <text:p>"l10n_no_hr_payroll.res_field_selection_Loennsbeskrivelse_kilometergodtgjoerelseAndreFremkomstmidler","l10n_no_hr_payroll.res_field_l10n_no_Loennsbeskrivelse","kilometergodtgjoerelseAndreFremkomstmidler","kilometergodtgjoerelseAndreFremkomstmidler"</text:p>
          </table:table-cell>
          <table:table-cell table:style-name="ce5" table:formula="of:=&quot;l10n_no_hr_payroll.res_field_selection_&quot;&amp;SUBSTITUTE([.H101]&amp;&quot;_&quot;&amp;[.E101];&quot;.&quot;;&quot;_&quot;)" office:value-type="string" office:string-value="l10n_no_hr_payroll.res_field_selection_Loennsbeskrivelse_kilometergodtgjoerelseAndreFremkomstmidler" calcext:value-type="string">
            <text:p>l10n_no_hr_payroll.res_field_selection_Loennsbeskrivelse_kilometergodtgjoerelseAndreFremkomstmidler</text:p>
          </table:table-cell>
          <table:table-cell table:style-name="ce5" table:formula="of:=&quot;l10n_no_hr_payroll.res_field_l10n_no_&quot;&amp;[.H101]" office:value-type="string" office:string-value="l10n_no_hr_payroll.res_field_l10n_no_Loennsbeskrivelse" calcext:value-type="string">
            <text:p>l10n_no_hr_payroll.res_field_l10n_no_Loennsbeskrivelse</text:p>
          </table:table-cell>
          <table:table-cell table:style-name="ce22" table:formula="of:=[.I101]" office:value-type="string" office:string-value="kilometergodtgjoerelseAndreFremkomstmidler" calcext:value-type="string">
            <text:p>kilometergodtgjoerelseAndreFremkomstmidler</text:p>
          </table:table-cell>
          <table:table-cell table:style-name="ce25" table:formula="of:=[.I101]" office:value-type="string" office:string-value="kilometergodtgjoerelseAndreFremkomstmidler" calcext:value-type="string">
            <text:p>kilometergodtgjoerelseAndreFremkomstmidler</text:p>
          </table:table-cell>
          <table:table-cell table:style-name="ce29"/>
          <table:table-cell table:style-name="ce34" office:value-type="string" calcext:value-type="string">
            <text:p>Loennsbeskrivelse</text:p>
          </table:table-cell>
          <table:table-cell table:style-name="ce34" office:value-type="string" calcext:value-type="string">
            <text:p>kilometergodtgjoerelseAndreFremkomstmidler</text:p>
          </table:table-cell>
          <table:table-cell table:style-name="ce34" office:value-type="string" calcext:value-type="string">
            <text:p>2013-01</text:p>
          </table:table-cell>
          <table:table-cell table:style-name="ce29"/>
          <table:table-cell table:style-name="ce34" office:value-type="string" calcext:value-type="string">
            <text:p>Kilometergodtgjørelse andre fremkomstmidler</text:p>
          </table:table-cell>
          <table:table-cell table:style-name="ce40" office:value-type="string" calcext:value-type="string">
            <text:p><text:span text:style-name="T1">Kilometergodtgjersle andre framkomstmiddel</text:span></text:p>
          </table:table-cell>
          <table:table-cell table:style-name="ce44" office:value-type="string" calcext:value-type="string">
            <text:p>Kilometre allowance - other conveyances</text:p>
          </table:table-cell>
          <table:table-cell table:style-name="ce29"/>
          <table:table-cell table:number-columns-repeated="1009"/>
        </table:table-row>
        <table:table-row table:style-name="ro1">
          <table:table-cell table:style-name="ce3" table:formula="of:=IF([.G102]=&quot;UTGÅR&quot;;&quot;&quot;;VLOOKUP([.H102];[$'res.field'.E$1:$'res.field'.M$1048576];9;0))" office:value-type="string" office:string-value="i" calcext:value-type="string">
            <text:p>i</text:p>
          </table:table-cell>
          <table:table-cell table:style-name="ce5" table:formula="of:=&quot;&quot;&quot;&quot;&amp;[.C102]&amp;&quot;&quot;&quot;,&quot;&quot;&quot;&amp;[.D102]&amp;&quot;&quot;&quot;,&quot;&quot;&quot;&amp;[.E102]&amp;&quot;&quot;&quot;,&quot;&quot;&quot;&amp;[.F102]&amp;&quot;&quot;&quot;&quot;" office:value-type="string" office:string-value="&quot;l10n_no_hr_payroll.res_field_selection_Loennsbeskrivelse_kilometergodtgjoerelseBil&quot;,&quot;l10n_no_hr_payroll.res_field_l10n_no_Loennsbeskrivelse&quot;,&quot;kilometergodtgjoerelseBil&quot;,&quot;kilometergodtgjoerelseBil&quot;" calcext:value-type="string">
            <text:p>"l10n_no_hr_payroll.res_field_selection_Loennsbeskrivelse_kilometergodtgjoerelseBil","l10n_no_hr_payroll.res_field_l10n_no_Loennsbeskrivelse","kilometergodtgjoerelseBil","kilometergodtgjoerelseBil"</text:p>
          </table:table-cell>
          <table:table-cell table:style-name="ce5" table:formula="of:=&quot;l10n_no_hr_payroll.res_field_selection_&quot;&amp;SUBSTITUTE([.H102]&amp;&quot;_&quot;&amp;[.E102];&quot;.&quot;;&quot;_&quot;)" office:value-type="string" office:string-value="l10n_no_hr_payroll.res_field_selection_Loennsbeskrivelse_kilometergodtgjoerelseBil" calcext:value-type="string">
            <text:p>l10n_no_hr_payroll.res_field_selection_Loennsbeskrivelse_kilometergodtgjoerelseBil</text:p>
          </table:table-cell>
          <table:table-cell table:style-name="ce5" table:formula="of:=&quot;l10n_no_hr_payroll.res_field_l10n_no_&quot;&amp;[.H102]" office:value-type="string" office:string-value="l10n_no_hr_payroll.res_field_l10n_no_Loennsbeskrivelse" calcext:value-type="string">
            <text:p>l10n_no_hr_payroll.res_field_l10n_no_Loennsbeskrivelse</text:p>
          </table:table-cell>
          <table:table-cell table:style-name="ce22" table:formula="of:=[.I102]" office:value-type="string" office:string-value="kilometergodtgjoerelseBil" calcext:value-type="string">
            <text:p>kilometergodtgjoerelseBil</text:p>
          </table:table-cell>
          <table:table-cell table:style-name="ce25" table:formula="of:=[.I102]" office:value-type="string" office:string-value="kilometergodtgjoerelseBil" calcext:value-type="string">
            <text:p>kilometergodtgjoerelseBil</text:p>
          </table:table-cell>
          <table:table-cell table:style-name="ce29"/>
          <table:table-cell table:style-name="ce34" office:value-type="string" calcext:value-type="string">
            <text:p>Loennsbeskrivelse</text:p>
          </table:table-cell>
          <table:table-cell table:style-name="ce34" office:value-type="string" calcext:value-type="string">
            <text:p>kilometergodtgjoerelseBil</text:p>
          </table:table-cell>
          <table:table-cell table:style-name="ce34" office:value-type="string" calcext:value-type="string">
            <text:p>2013-01</text:p>
          </table:table-cell>
          <table:table-cell table:style-name="ce29"/>
          <table:table-cell table:style-name="ce34" office:value-type="string" calcext:value-type="string">
            <text:p>Kilometergodtgjørelse bil</text:p>
          </table:table-cell>
          <table:table-cell table:style-name="ce40" office:value-type="string" calcext:value-type="string">
            <text:p><text:span text:style-name="T1">Kilometergodtgjersle bil</text:span></text:p>
          </table:table-cell>
          <table:table-cell table:style-name="ce44" office:value-type="string" calcext:value-type="string">
            <text:p>Kilometre allowance - car</text:p>
          </table:table-cell>
          <table:table-cell table:style-name="ce29"/>
          <table:table-cell table:number-columns-repeated="1009"/>
        </table:table-row>
        <table:table-row table:style-name="ro1">
          <table:table-cell table:style-name="ce3" table:formula="of:=IF([.G103]=&quot;UTGÅR&quot;;&quot;&quot;;VLOOKUP([.H103];[$'res.field'.E$1:$'res.field'.M$1048576];9;0))" office:value-type="string" office:string-value="i" calcext:value-type="string">
            <text:p>i</text:p>
          </table:table-cell>
          <table:table-cell table:style-name="ce5" table:formula="of:=&quot;&quot;&quot;&quot;&amp;[.C103]&amp;&quot;&quot;&quot;,&quot;&quot;&quot;&amp;[.D103]&amp;&quot;&quot;&quot;,&quot;&quot;&quot;&amp;[.E103]&amp;&quot;&quot;&quot;,&quot;&quot;&quot;&amp;[.F103]&amp;&quot;&quot;&quot;&quot;" office:value-type="string" office:string-value="&quot;l10n_no_hr_payroll.res_field_selection_Loennsbeskrivelse_kilometergodtgjoerelseElBil&quot;,&quot;l10n_no_hr_payroll.res_field_l10n_no_Loennsbeskrivelse&quot;,&quot;kilometergodtgjoerelseElBil&quot;,&quot;kilometergodtgjoerelseElBil&quot;" calcext:value-type="string">
            <text:p>"l10n_no_hr_payroll.res_field_selection_Loennsbeskrivelse_kilometergodtgjoerelseElBil","l10n_no_hr_payroll.res_field_l10n_no_Loennsbeskrivelse","kilometergodtgjoerelseElBil","kilometergodtgjoerelseElBil"</text:p>
          </table:table-cell>
          <table:table-cell table:style-name="ce5" table:formula="of:=&quot;l10n_no_hr_payroll.res_field_selection_&quot;&amp;SUBSTITUTE([.H103]&amp;&quot;_&quot;&amp;[.E103];&quot;.&quot;;&quot;_&quot;)" office:value-type="string" office:string-value="l10n_no_hr_payroll.res_field_selection_Loennsbeskrivelse_kilometergodtgjoerelseElBil" calcext:value-type="string">
            <text:p>l10n_no_hr_payroll.res_field_selection_Loennsbeskrivelse_kilometergodtgjoerelseElBil</text:p>
          </table:table-cell>
          <table:table-cell table:style-name="ce5" table:formula="of:=&quot;l10n_no_hr_payroll.res_field_l10n_no_&quot;&amp;[.H103]" office:value-type="string" office:string-value="l10n_no_hr_payroll.res_field_l10n_no_Loennsbeskrivelse" calcext:value-type="string">
            <text:p>l10n_no_hr_payroll.res_field_l10n_no_Loennsbeskrivelse</text:p>
          </table:table-cell>
          <table:table-cell table:style-name="ce22" table:formula="of:=[.I103]" office:value-type="string" office:string-value="kilometergodtgjoerelseElBil" calcext:value-type="string">
            <text:p>kilometergodtgjoerelseElBil</text:p>
          </table:table-cell>
          <table:table-cell table:style-name="ce25" table:formula="of:=[.I103]" office:value-type="string" office:string-value="kilometergodtgjoerelseElBil" calcext:value-type="string">
            <text:p>kilometergodtgjoerelseElBil</text:p>
          </table:table-cell>
          <table:table-cell table:style-name="ce29"/>
          <table:table-cell table:style-name="ce34" office:value-type="string" calcext:value-type="string">
            <text:p>Loennsbeskrivelse</text:p>
          </table:table-cell>
          <table:table-cell table:style-name="ce34" office:value-type="string" calcext:value-type="string">
            <text:p>kilometergodtgjoerelseElBil</text:p>
          </table:table-cell>
          <table:table-cell table:style-name="ce34" office:value-type="string" calcext:value-type="string">
            <text:p>2013-01</text:p>
          </table:table-cell>
          <table:table-cell table:style-name="ce29"/>
          <table:table-cell table:style-name="ce34" office:value-type="string" calcext:value-type="string">
            <text:p>Kilometergodtgjørelse el-bil</text:p>
          </table:table-cell>
          <table:table-cell table:style-name="ce40" office:value-type="string" calcext:value-type="string">
            <text:p><text:span text:style-name="T1">Kilometergodtgjersle el-bil</text:span></text:p>
          </table:table-cell>
          <table:table-cell table:style-name="ce44" office:value-type="string" calcext:value-type="string">
            <text:p>Kilometre allowance - electric car</text:p>
          </table:table-cell>
          <table:table-cell table:style-name="ce29"/>
          <table:table-cell table:number-columns-repeated="1009"/>
        </table:table-row>
        <table:table-row table:style-name="ro1">
          <table:table-cell table:style-name="ce3" table:formula="of:=IF([.G104]=&quot;UTGÅR&quot;;&quot;&quot;;VLOOKUP([.H104];[$'res.field'.E$1:$'res.field'.M$1048576];9;0))" office:value-type="string" office:string-value="i" calcext:value-type="string">
            <text:p>i</text:p>
          </table:table-cell>
          <table:table-cell table:style-name="ce5" table:formula="of:=&quot;&quot;&quot;&quot;&amp;[.C104]&amp;&quot;&quot;&quot;,&quot;&quot;&quot;&amp;[.D104]&amp;&quot;&quot;&quot;,&quot;&quot;&quot;&amp;[.E104]&amp;&quot;&quot;&quot;,&quot;&quot;&quot;&amp;[.F104]&amp;&quot;&quot;&quot;&quot;" office:value-type="string" office:string-value="&quot;l10n_no_hr_payroll.res_field_selection_Loennsbeskrivelse_kilometergodtgjoerelsePassasjertillegg&quot;,&quot;l10n_no_hr_payroll.res_field_l10n_no_Loennsbeskrivelse&quot;,&quot;kilometergodtgjoerelsePassasjertillegg&quot;,&quot;kilometergodtgjoerelsePassasjertillegg&quot;" calcext:value-type="string">
            <text:p>"l10n_no_hr_payroll.res_field_selection_Loennsbeskrivelse_kilometergodtgjoerelsePassasjertillegg","l10n_no_hr_payroll.res_field_l10n_no_Loennsbeskrivelse","kilometergodtgjoerelsePassasjertillegg","kilometergodtgjoerelsePassasjertillegg"</text:p>
          </table:table-cell>
          <table:table-cell table:style-name="ce5" table:formula="of:=&quot;l10n_no_hr_payroll.res_field_selection_&quot;&amp;SUBSTITUTE([.H104]&amp;&quot;_&quot;&amp;[.E104];&quot;.&quot;;&quot;_&quot;)" office:value-type="string" office:string-value="l10n_no_hr_payroll.res_field_selection_Loennsbeskrivelse_kilometergodtgjoerelsePassasjertillegg" calcext:value-type="string">
            <text:p>l10n_no_hr_payroll.res_field_selection_Loennsbeskrivelse_kilometergodtgjoerelsePassasjertillegg</text:p>
          </table:table-cell>
          <table:table-cell table:style-name="ce5" table:formula="of:=&quot;l10n_no_hr_payroll.res_field_l10n_no_&quot;&amp;[.H104]" office:value-type="string" office:string-value="l10n_no_hr_payroll.res_field_l10n_no_Loennsbeskrivelse" calcext:value-type="string">
            <text:p>l10n_no_hr_payroll.res_field_l10n_no_Loennsbeskrivelse</text:p>
          </table:table-cell>
          <table:table-cell table:style-name="ce22" table:formula="of:=[.I104]" office:value-type="string" office:string-value="kilometergodtgjoerelsePassasjertillegg" calcext:value-type="string">
            <text:p>kilometergodtgjoerelsePassasjertillegg</text:p>
          </table:table-cell>
          <table:table-cell table:style-name="ce25" table:formula="of:=[.I104]" office:value-type="string" office:string-value="kilometergodtgjoerelsePassasjertillegg" calcext:value-type="string">
            <text:p>kilometergodtgjoerelsePassasjertillegg</text:p>
          </table:table-cell>
          <table:table-cell table:style-name="ce29"/>
          <table:table-cell table:style-name="ce34" office:value-type="string" calcext:value-type="string">
            <text:p>Loennsbeskrivelse</text:p>
          </table:table-cell>
          <table:table-cell table:style-name="ce34" office:value-type="string" calcext:value-type="string">
            <text:p>kilometergodtgjoerelsePassasjertillegg</text:p>
          </table:table-cell>
          <table:table-cell table:style-name="ce34" office:value-type="string" calcext:value-type="string">
            <text:p>2013-01</text:p>
          </table:table-cell>
          <table:table-cell table:style-name="ce29"/>
          <table:table-cell table:style-name="ce34" office:value-type="string" calcext:value-type="string">
            <text:p>Kilometergodtgjørelse passasjertillegg</text:p>
          </table:table-cell>
          <table:table-cell table:style-name="ce40" office:value-type="string" calcext:value-type="string">
            <text:p><text:span text:style-name="T1">Kilometergodtgjersle passasjertillegg</text:span></text:p>
          </table:table-cell>
          <table:table-cell table:style-name="ce44" office:value-type="string" calcext:value-type="string">
            <text:p>Kilometre allowance - passenger supplement</text:p>
          </table:table-cell>
          <table:table-cell table:style-name="ce29"/>
          <table:table-cell table:number-columns-repeated="1009"/>
        </table:table-row>
        <table:table-row table:style-name="ro1">
          <table:table-cell table:style-name="ce3" table:formula="of:=IF([.G105]=&quot;UTGÅR&quot;;&quot;&quot;;VLOOKUP([.H105];[$'res.field'.E$1:$'res.field'.M$1048576];9;0))" office:value-type="string" office:string-value="i" calcext:value-type="string">
            <text:p>i</text:p>
          </table:table-cell>
          <table:table-cell table:style-name="ce5" table:formula="of:=&quot;&quot;&quot;&quot;&amp;[.C105]&amp;&quot;&quot;&quot;,&quot;&quot;&quot;&amp;[.D105]&amp;&quot;&quot;&quot;,&quot;&quot;&quot;&amp;[.E105]&amp;&quot;&quot;&quot;,&quot;&quot;&quot;&amp;[.F105]&amp;&quot;&quot;&quot;&quot;" office:value-type="string" office:string-value="&quot;l10n_no_hr_payroll.res_field_selection_Loennsbeskrivelse_kommunalOmsorgsloennOgFosterhjemsgodtgjoerelse&quot;,&quot;l10n_no_hr_payroll.res_field_l10n_no_Loennsbeskrivelse&quot;,&quot;kommunalOmsorgsloennOgFosterhjemsgodtgjoerelse&quot;,&quot;kommunalOmsorgsloennOgFosterhjemsgodtgjoerelse&quot;" calcext:value-type="string">
            <text:p>"l10n_no_hr_payroll.res_field_selection_Loennsbeskrivelse_kommunalOmsorgsloennOgFosterhjemsgodtgjoerelse","l10n_no_hr_payroll.res_field_l10n_no_Loennsbeskrivelse","kommunalOmsorgsloennOgFosterhjemsgodtgjoerelse","kommunalOmsorgsloennOgFosterhjemsgodtgjoerelse"</text:p>
          </table:table-cell>
          <table:table-cell table:style-name="ce5" table:formula="of:=&quot;l10n_no_hr_payroll.res_field_selection_&quot;&amp;SUBSTITUTE([.H105]&amp;&quot;_&quot;&amp;[.E105];&quot;.&quot;;&quot;_&quot;)" office:value-type="string" office:string-value="l10n_no_hr_payroll.res_field_selection_Loennsbeskrivelse_kommunalOmsorgsloennOgFosterhjemsgodtgjoerelse" calcext:value-type="string">
            <text:p>l10n_no_hr_payroll.res_field_selection_Loennsbeskrivelse_kommunalOmsorgsloennOgFosterhjemsgodtgjoerelse</text:p>
          </table:table-cell>
          <table:table-cell table:style-name="ce5" table:formula="of:=&quot;l10n_no_hr_payroll.res_field_l10n_no_&quot;&amp;[.H105]" office:value-type="string" office:string-value="l10n_no_hr_payroll.res_field_l10n_no_Loennsbeskrivelse" calcext:value-type="string">
            <text:p>l10n_no_hr_payroll.res_field_l10n_no_Loennsbeskrivelse</text:p>
          </table:table-cell>
          <table:table-cell table:style-name="ce22" table:formula="of:=[.I105]" office:value-type="string" office:string-value="kommunalOmsorgsloennOgFosterhjemsgodtgjoerelse" calcext:value-type="string">
            <text:p>kommunalOmsorgsloennOgFosterhjemsgodtgjoerelse</text:p>
          </table:table-cell>
          <table:table-cell table:style-name="ce25" table:formula="of:=[.I105]" office:value-type="string" office:string-value="kommunalOmsorgsloennOgFosterhjemsgodtgjoerelse" calcext:value-type="string">
            <text:p>kommunalOmsorgsloennOgFosterhjemsgodtgjoerelse</text:p>
          </table:table-cell>
          <table:table-cell table:style-name="ce29"/>
          <table:table-cell table:style-name="ce34" office:value-type="string" calcext:value-type="string">
            <text:p>Loennsbeskrivelse</text:p>
          </table:table-cell>
          <table:table-cell table:style-name="ce34" office:value-type="string" calcext:value-type="string">
            <text:p>kommunalOmsorgsloennOgFosterhjemsgodtgjoerelse</text:p>
          </table:table-cell>
          <table:table-cell table:style-name="ce34" office:value-type="string" calcext:value-type="string">
            <text:p>2013-01</text:p>
          </table:table-cell>
          <table:table-cell table:style-name="ce29"/>
          <table:table-cell table:style-name="ce34" office:value-type="string" calcext:value-type="string">
            <text:p>Kommunal omsorgslønn og fosterhjemsgodtgjørelse</text:p>
          </table:table-cell>
          <table:table-cell table:style-name="ce40" office:value-type="string" calcext:value-type="string">
            <text:p><text:span text:style-name="T1">Kommunal omsorgslønn og fosterheimsgodtgjersle</text:span></text:p>
          </table:table-cell>
          <table:table-cell table:style-name="ce44" office:value-type="string" calcext:value-type="string">
            <text:p>Municipal care pay and foster home remuneration</text:p>
          </table:table-cell>
          <table:table-cell table:style-name="ce29"/>
          <table:table-cell table:number-columns-repeated="1009"/>
        </table:table-row>
        <table:table-row table:style-name="ro1">
          <table:table-cell table:style-name="ce3" table:formula="of:=IF([.G106]=&quot;UTGÅR&quot;;&quot;&quot;;VLOOKUP([.H106];[$'res.field'.E$1:$'res.field'.M$1048576];9;0))" office:value-type="string" office:string-value="i" calcext:value-type="string">
            <text:p>i</text:p>
          </table:table-cell>
          <table:table-cell table:style-name="ce5" table:formula="of:=&quot;&quot;&quot;&quot;&amp;[.C106]&amp;&quot;&quot;&quot;,&quot;&quot;&quot;&amp;[.D106]&amp;&quot;&quot;&quot;,&quot;&quot;&quot;&amp;[.E106]&amp;&quot;&quot;&quot;,&quot;&quot;&quot;&amp;[.F106]&amp;&quot;&quot;&quot;&quot;" office:value-type="string" office:string-value="&quot;l10n_no_hr_payroll.res_field_selection_Loennsbeskrivelse_kompensasjonstilleggBolig&quot;,&quot;l10n_no_hr_payroll.res_field_l10n_no_Loennsbeskrivelse&quot;,&quot;kompensasjonstilleggBolig&quot;,&quot;kompensasjonstilleggBolig&quot;" calcext:value-type="string">
            <text:p>"l10n_no_hr_payroll.res_field_selection_Loennsbeskrivelse_kompensasjonstilleggBolig","l10n_no_hr_payroll.res_field_l10n_no_Loennsbeskrivelse","kompensasjonstilleggBolig","kompensasjonstilleggBolig"</text:p>
          </table:table-cell>
          <table:table-cell table:style-name="ce5" table:formula="of:=&quot;l10n_no_hr_payroll.res_field_selection_&quot;&amp;SUBSTITUTE([.H106]&amp;&quot;_&quot;&amp;[.E106];&quot;.&quot;;&quot;_&quot;)" office:value-type="string" office:string-value="l10n_no_hr_payroll.res_field_selection_Loennsbeskrivelse_kompensasjonstilleggBolig" calcext:value-type="string">
            <text:p>l10n_no_hr_payroll.res_field_selection_Loennsbeskrivelse_kompensasjonstilleggBolig</text:p>
          </table:table-cell>
          <table:table-cell table:style-name="ce5" table:formula="of:=&quot;l10n_no_hr_payroll.res_field_l10n_no_&quot;&amp;[.H106]" office:value-type="string" office:string-value="l10n_no_hr_payroll.res_field_l10n_no_Loennsbeskrivelse" calcext:value-type="string">
            <text:p>l10n_no_hr_payroll.res_field_l10n_no_Loennsbeskrivelse</text:p>
          </table:table-cell>
          <table:table-cell table:style-name="ce22" table:formula="of:=[.I106]" office:value-type="string" office:string-value="kompensasjonstilleggBolig" calcext:value-type="string">
            <text:p>kompensasjonstilleggBolig</text:p>
          </table:table-cell>
          <table:table-cell table:style-name="ce25" table:formula="of:=[.I106]" office:value-type="string" office:string-value="kompensasjonstilleggBolig" calcext:value-type="string">
            <text:p>kompensasjonstilleggBolig</text:p>
          </table:table-cell>
          <table:table-cell table:style-name="ce29"/>
          <table:table-cell table:style-name="ce34" office:value-type="string" calcext:value-type="string">
            <text:p>Loennsbeskrivelse</text:p>
          </table:table-cell>
          <table:table-cell table:style-name="ce34" office:value-type="string" calcext:value-type="string">
            <text:p>kompensasjonstilleggBolig</text:p>
          </table:table-cell>
          <table:table-cell table:style-name="ce34" office:value-type="string" calcext:value-type="string">
            <text:p>2013-01</text:p>
          </table:table-cell>
          <table:table-cell table:style-name="ce29"/>
          <table:table-cell table:style-name="ce34" office:value-type="string" calcext:value-type="string">
            <text:p>Kompensasjonstillegg bolig</text:p>
          </table:table-cell>
          <table:table-cell table:style-name="ce40" office:value-type="string" calcext:value-type="string">
            <text:p><text:span text:style-name="T1">Kompensasjonstillegg bustad</text:span></text:p>
          </table:table-cell>
          <table:table-cell table:style-name="ce44" office:value-type="string" calcext:value-type="string">
            <text:p>Housing compensation supplement</text:p>
          </table:table-cell>
          <table:table-cell table:style-name="ce29"/>
          <table:table-cell table:number-columns-repeated="1009"/>
        </table:table-row>
        <table:table-row table:style-name="ro1">
          <table:table-cell table:style-name="ce3" table:formula="of:=IF([.G107]=&quot;UTGÅR&quot;;&quot;&quot;;VLOOKUP([.H107];[$'res.field'.E$1:$'res.field'.M$1048576];9;0))" office:value-type="string" office:string-value="i" calcext:value-type="string">
            <text:p>i</text:p>
          </table:table-cell>
          <table:table-cell table:style-name="ce5" table:formula="of:=&quot;&quot;&quot;&quot;&amp;[.C107]&amp;&quot;&quot;&quot;,&quot;&quot;&quot;&amp;[.D107]&amp;&quot;&quot;&quot;,&quot;&quot;&quot;&amp;[.E107]&amp;&quot;&quot;&quot;,&quot;&quot;&quot;&amp;[.F107]&amp;&quot;&quot;&quot;&quot;" office:value-type="string" office:string-value="&quot;l10n_no_hr_payroll.res_field_selection_Loennsbeskrivelse_kostDager&quot;,&quot;l10n_no_hr_payroll.res_field_l10n_no_Loennsbeskrivelse&quot;,&quot;kostDager&quot;,&quot;kostDager&quot;" calcext:value-type="string">
            <text:p>"l10n_no_hr_payroll.res_field_selection_Loennsbeskrivelse_kostDager","l10n_no_hr_payroll.res_field_l10n_no_Loennsbeskrivelse","kostDager","kostDager"</text:p>
          </table:table-cell>
          <table:table-cell table:style-name="ce5" table:formula="of:=&quot;l10n_no_hr_payroll.res_field_selection_&quot;&amp;SUBSTITUTE([.H107]&amp;&quot;_&quot;&amp;[.E107];&quot;.&quot;;&quot;_&quot;)" office:value-type="string" office:string-value="l10n_no_hr_payroll.res_field_selection_Loennsbeskrivelse_kostDager" calcext:value-type="string">
            <text:p>l10n_no_hr_payroll.res_field_selection_Loennsbeskrivelse_kostDager</text:p>
          </table:table-cell>
          <table:table-cell table:style-name="ce5" table:formula="of:=&quot;l10n_no_hr_payroll.res_field_l10n_no_&quot;&amp;[.H107]" office:value-type="string" office:string-value="l10n_no_hr_payroll.res_field_l10n_no_Loennsbeskrivelse" calcext:value-type="string">
            <text:p>l10n_no_hr_payroll.res_field_l10n_no_Loennsbeskrivelse</text:p>
          </table:table-cell>
          <table:table-cell table:style-name="ce22" table:formula="of:=[.I107]" office:value-type="string" office:string-value="kostDager" calcext:value-type="string">
            <text:p>kostDager</text:p>
          </table:table-cell>
          <table:table-cell table:style-name="ce25" table:formula="of:=[.I107]" office:value-type="string" office:string-value="kostDager" calcext:value-type="string">
            <text:p>kostDager</text:p>
          </table:table-cell>
          <table:table-cell table:style-name="ce29"/>
          <table:table-cell table:style-name="ce34" office:value-type="string" calcext:value-type="string">
            <text:p>Loennsbeskrivelse</text:p>
          </table:table-cell>
          <table:table-cell table:style-name="ce34" office:value-type="string" calcext:value-type="string">
            <text:p>kostDager</text:p>
          </table:table-cell>
          <table:table-cell table:style-name="ce34" office:value-type="string" calcext:value-type="string">
            <text:p>2013-01</text:p>
          </table:table-cell>
          <table:table-cell table:style-name="ce29"/>
          <table:table-cell table:style-name="ce34" office:value-type="string" calcext:value-type="string">
            <text:p>Kost (dager)</text:p>
          </table:table-cell>
          <table:table-cell table:style-name="ce40" office:value-type="string" calcext:value-type="string">
            <text:p><text:span text:style-name="T1">Kost (dagar)</text:span></text:p>
          </table:table-cell>
          <table:table-cell table:style-name="ce40" office:value-type="string" calcext:value-type="string">
            <text:p><text:span text:style-name="T1">Board (days)</text:span></text:p>
          </table:table-cell>
          <table:table-cell table:style-name="ce29"/>
          <table:table-cell table:number-columns-repeated="1009"/>
        </table:table-row>
        <table:table-row table:style-name="ro1">
          <table:table-cell table:style-name="ce3" table:formula="of:=IF([.G108]=&quot;UTGÅR&quot;;&quot;&quot;;VLOOKUP([.H108];[$'res.field'.E$1:$'res.field'.M$1048576];9;0))" office:value-type="string" office:string-value="i" calcext:value-type="string">
            <text:p>i</text:p>
          </table:table-cell>
          <table:table-cell table:style-name="ce5" table:formula="of:=&quot;&quot;&quot;&quot;&amp;[.C108]&amp;&quot;&quot;&quot;,&quot;&quot;&quot;&amp;[.D108]&amp;&quot;&quot;&quot;,&quot;&quot;&quot;&amp;[.E108]&amp;&quot;&quot;&quot;,&quot;&quot;&quot;&amp;[.F108]&amp;&quot;&quot;&quot;&quot;" office:value-type="string" office:string-value="&quot;l10n_no_hr_payroll.res_field_selection_Loennsbeskrivelse_kostDoegn&quot;,&quot;l10n_no_hr_payroll.res_field_l10n_no_Loennsbeskrivelse&quot;,&quot;kostDoegn&quot;,&quot;kostDoegn&quot;" calcext:value-type="string">
            <text:p>"l10n_no_hr_payroll.res_field_selection_Loennsbeskrivelse_kostDoegn","l10n_no_hr_payroll.res_field_l10n_no_Loennsbeskrivelse","kostDoegn","kostDoegn"</text:p>
          </table:table-cell>
          <table:table-cell table:style-name="ce5" table:formula="of:=&quot;l10n_no_hr_payroll.res_field_selection_&quot;&amp;SUBSTITUTE([.H108]&amp;&quot;_&quot;&amp;[.E108];&quot;.&quot;;&quot;_&quot;)" office:value-type="string" office:string-value="l10n_no_hr_payroll.res_field_selection_Loennsbeskrivelse_kostDoegn" calcext:value-type="string">
            <text:p>l10n_no_hr_payroll.res_field_selection_Loennsbeskrivelse_kostDoegn</text:p>
          </table:table-cell>
          <table:table-cell table:style-name="ce5" table:formula="of:=&quot;l10n_no_hr_payroll.res_field_l10n_no_&quot;&amp;[.H108]" office:value-type="string" office:string-value="l10n_no_hr_payroll.res_field_l10n_no_Loennsbeskrivelse" calcext:value-type="string">
            <text:p>l10n_no_hr_payroll.res_field_l10n_no_Loennsbeskrivelse</text:p>
          </table:table-cell>
          <table:table-cell table:style-name="ce22" table:formula="of:=[.I108]" office:value-type="string" office:string-value="kostDoegn" calcext:value-type="string">
            <text:p>kostDoegn</text:p>
          </table:table-cell>
          <table:table-cell table:style-name="ce25" table:formula="of:=[.I108]" office:value-type="string" office:string-value="kostDoegn" calcext:value-type="string">
            <text:p>kostDoegn</text:p>
          </table:table-cell>
          <table:table-cell table:style-name="ce29"/>
          <table:table-cell table:style-name="ce34" office:value-type="string" calcext:value-type="string">
            <text:p>Loennsbeskrivelse</text:p>
          </table:table-cell>
          <table:table-cell table:style-name="ce34" office:value-type="string" calcext:value-type="string">
            <text:p>kostDoegn</text:p>
          </table:table-cell>
          <table:table-cell table:style-name="ce34" office:value-type="string" calcext:value-type="string">
            <text:p>2013-01</text:p>
          </table:table-cell>
          <table:table-cell table:style-name="ce29"/>
          <table:table-cell table:style-name="ce34" office:value-type="string" calcext:value-type="string">
            <text:p>Kost (døgn)</text:p>
          </table:table-cell>
          <table:table-cell table:style-name="ce40" office:value-type="string" calcext:value-type="string">
            <text:p><text:span text:style-name="T1">Kost (døgn)</text:span></text:p>
          </table:table-cell>
          <table:table-cell table:style-name="ce44" office:value-type="string" calcext:value-type="string">
            <text:p>Board (days)</text:p>
          </table:table-cell>
          <table:table-cell table:style-name="ce29"/>
          <table:table-cell table:number-columns-repeated="1009"/>
        </table:table-row>
        <table:table-row table:style-name="ro1">
          <table:table-cell table:style-name="ce3" table:formula="of:=IF([.G109]=&quot;UTGÅR&quot;;&quot;&quot;;VLOOKUP([.H109];[$'res.field'.E$1:$'res.field'.M$1048576];9;0))" office:value-type="string" office:string-value="i" calcext:value-type="string">
            <text:p>i</text:p>
          </table:table-cell>
          <table:table-cell table:style-name="ce5" table:formula="of:=&quot;&quot;&quot;&quot;&amp;[.C109]&amp;&quot;&quot;&quot;,&quot;&quot;&quot;&amp;[.D109]&amp;&quot;&quot;&quot;,&quot;&quot;&quot;&amp;[.E109]&amp;&quot;&quot;&quot;,&quot;&quot;&quot;&amp;[.F109]&amp;&quot;&quot;&quot;&quot;" office:value-type="string" office:string-value="&quot;l10n_no_hr_payroll.res_field_selection_Loennsbeskrivelse_kostbesparelseIHjemmet&quot;,&quot;l10n_no_hr_payroll.res_field_l10n_no_Loennsbeskrivelse&quot;,&quot;kostbesparelseIHjemmet&quot;,&quot;kostbesparelseIHjemmet&quot;" calcext:value-type="string">
            <text:p>"l10n_no_hr_payroll.res_field_selection_Loennsbeskrivelse_kostbesparelseIHjemmet","l10n_no_hr_payroll.res_field_l10n_no_Loennsbeskrivelse","kostbesparelseIHjemmet","kostbesparelseIHjemmet"</text:p>
          </table:table-cell>
          <table:table-cell table:style-name="ce5" table:formula="of:=&quot;l10n_no_hr_payroll.res_field_selection_&quot;&amp;SUBSTITUTE([.H109]&amp;&quot;_&quot;&amp;[.E109];&quot;.&quot;;&quot;_&quot;)" office:value-type="string" office:string-value="l10n_no_hr_payroll.res_field_selection_Loennsbeskrivelse_kostbesparelseIHjemmet" calcext:value-type="string">
            <text:p>l10n_no_hr_payroll.res_field_selection_Loennsbeskrivelse_kostbesparelseIHjemmet</text:p>
          </table:table-cell>
          <table:table-cell table:style-name="ce5" table:formula="of:=&quot;l10n_no_hr_payroll.res_field_l10n_no_&quot;&amp;[.H109]" office:value-type="string" office:string-value="l10n_no_hr_payroll.res_field_l10n_no_Loennsbeskrivelse" calcext:value-type="string">
            <text:p>l10n_no_hr_payroll.res_field_l10n_no_Loennsbeskrivelse</text:p>
          </table:table-cell>
          <table:table-cell table:style-name="ce22" table:formula="of:=[.I109]" office:value-type="string" office:string-value="kostbesparelseIHjemmet" calcext:value-type="string">
            <text:p>kostbesparelseIHjemmet</text:p>
          </table:table-cell>
          <table:table-cell table:style-name="ce25" table:formula="of:=[.I109]" office:value-type="string" office:string-value="kostbesparelseIHjemmet" calcext:value-type="string">
            <text:p>kostbesparelseIHjemmet</text:p>
          </table:table-cell>
          <table:table-cell table:style-name="ce29"/>
          <table:table-cell table:style-name="ce34" office:value-type="string" calcext:value-type="string">
            <text:p>Loennsbeskrivelse</text:p>
          </table:table-cell>
          <table:table-cell table:style-name="ce34" office:value-type="string" calcext:value-type="string">
            <text:p>kostbesparelseIHjemmet</text:p>
          </table:table-cell>
          <table:table-cell table:style-name="ce34" office:value-type="string" calcext:value-type="string">
            <text:p>2013-01</text:p>
          </table:table-cell>
          <table:table-cell table:style-name="ce29"/>
          <table:table-cell table:style-name="ce34" office:value-type="string" calcext:value-type="string">
            <text:p>Kostbesparelse i hjemmet</text:p>
          </table:table-cell>
          <table:table-cell table:style-name="ce40" office:value-type="string" calcext:value-type="string">
            <text:p><text:span text:style-name="T1">Kostinnsparing i heimen</text:span></text:p>
          </table:table-cell>
          <table:table-cell table:style-name="ce44" office:value-type="string" calcext:value-type="string">
            <text:p>Savings on household costs</text:p>
          </table:table-cell>
          <table:table-cell table:style-name="ce29"/>
          <table:table-cell table:number-columns-repeated="1009"/>
        </table:table-row>
        <table:table-row table:style-name="ro1">
          <table:table-cell table:style-name="ce3" table:formula="of:=IF([.G110]=&quot;UTGÅR&quot;;&quot;&quot;;VLOOKUP([.H110];[$'res.field'.E$1:$'res.field'.M$1048576];9;0))" office:value-type="string" office:string-value="i" calcext:value-type="string">
            <text:p>i</text:p>
          </table:table-cell>
          <table:table-cell table:style-name="ce5" table:formula="of:=&quot;&quot;&quot;&quot;&amp;[.C110]&amp;&quot;&quot;&quot;,&quot;&quot;&quot;&amp;[.D110]&amp;&quot;&quot;&quot;,&quot;&quot;&quot;&amp;[.E110]&amp;&quot;&quot;&quot;,&quot;&quot;&quot;&amp;[.F110]&amp;&quot;&quot;&quot;&quot;" office:value-type="string" office:string-value="&quot;l10n_no_hr_payroll.res_field_selection_Loennsbeskrivelse_losji&quot;,&quot;l10n_no_hr_payroll.res_field_l10n_no_Loennsbeskrivelse&quot;,&quot;losji&quot;,&quot;losji&quot;" calcext:value-type="string">
            <text:p>"l10n_no_hr_payroll.res_field_selection_Loennsbeskrivelse_losji","l10n_no_hr_payroll.res_field_l10n_no_Loennsbeskrivelse","losji","losji"</text:p>
          </table:table-cell>
          <table:table-cell table:style-name="ce5" table:formula="of:=&quot;l10n_no_hr_payroll.res_field_selection_&quot;&amp;SUBSTITUTE([.H110]&amp;&quot;_&quot;&amp;[.E110];&quot;.&quot;;&quot;_&quot;)" office:value-type="string" office:string-value="l10n_no_hr_payroll.res_field_selection_Loennsbeskrivelse_losji" calcext:value-type="string">
            <text:p>l10n_no_hr_payroll.res_field_selection_Loennsbeskrivelse_losji</text:p>
          </table:table-cell>
          <table:table-cell table:style-name="ce5" table:formula="of:=&quot;l10n_no_hr_payroll.res_field_l10n_no_&quot;&amp;[.H110]" office:value-type="string" office:string-value="l10n_no_hr_payroll.res_field_l10n_no_Loennsbeskrivelse" calcext:value-type="string">
            <text:p>l10n_no_hr_payroll.res_field_l10n_no_Loennsbeskrivelse</text:p>
          </table:table-cell>
          <table:table-cell table:style-name="ce22" table:formula="of:=[.I110]" office:value-type="string" office:string-value="losji" calcext:value-type="string">
            <text:p>losji</text:p>
          </table:table-cell>
          <table:table-cell table:style-name="ce25" table:formula="of:=[.I110]" office:value-type="string" office:string-value="losji" calcext:value-type="string">
            <text:p>losji</text:p>
          </table:table-cell>
          <table:table-cell table:style-name="ce29"/>
          <table:table-cell table:style-name="ce34" office:value-type="string" calcext:value-type="string">
            <text:p>Loennsbeskrivelse</text:p>
          </table:table-cell>
          <table:table-cell table:style-name="ce34" office:value-type="string" calcext:value-type="string">
            <text:p>losji</text:p>
          </table:table-cell>
          <table:table-cell table:style-name="ce34" office:value-type="string" calcext:value-type="string">
            <text:p>2013-01</text:p>
          </table:table-cell>
          <table:table-cell table:style-name="ce29"/>
          <table:table-cell table:style-name="ce34" office:value-type="string" calcext:value-type="string">
            <text:p>Losji</text:p>
          </table:table-cell>
          <table:table-cell table:style-name="ce40" office:value-type="string" calcext:value-type="string">
            <text:p><text:span text:style-name="T1">Losji</text:span></text:p>
          </table:table-cell>
          <table:table-cell table:style-name="ce40" office:value-type="string" calcext:value-type="string">
            <text:p>Lodging</text:p>
          </table:table-cell>
          <table:table-cell table:style-name="ce29"/>
          <table:table-cell table:number-columns-repeated="1009"/>
        </table:table-row>
        <table:table-row table:style-name="ro1">
          <table:table-cell table:style-name="ce3" table:formula="of:=IF([.G111]=&quot;UTGÅR&quot;;&quot;&quot;;VLOOKUP([.H111];[$'res.field'.E$1:$'res.field'.M$1048576];9;0))" office:value-type="string" office:string-value="i" calcext:value-type="string">
            <text:p>i</text:p>
          </table:table-cell>
          <table:table-cell table:style-name="ce5" table:formula="of:=&quot;&quot;&quot;&quot;&amp;[.C111]&amp;&quot;&quot;&quot;,&quot;&quot;&quot;&amp;[.D111]&amp;&quot;&quot;&quot;,&quot;&quot;&quot;&amp;[.E111]&amp;&quot;&quot;&quot;,&quot;&quot;&quot;&amp;[.F111]&amp;&quot;&quot;&quot;&quot;" office:value-type="string" office:string-value="&quot;l10n_no_hr_payroll.res_field_selection_Loennsbeskrivelse_losjiEgenBrakkeCampingvogn&quot;,&quot;l10n_no_hr_payroll.res_field_l10n_no_Loennsbeskrivelse&quot;,&quot;losjiEgenBrakkeCampingvogn&quot;,&quot;losjiEgenBrakkeCampingvogn&quot;" calcext:value-type="string">
            <text:p>"l10n_no_hr_payroll.res_field_selection_Loennsbeskrivelse_losjiEgenBrakkeCampingvogn","l10n_no_hr_payroll.res_field_l10n_no_Loennsbeskrivelse","losjiEgenBrakkeCampingvogn","losjiEgenBrakkeCampingvogn"</text:p>
          </table:table-cell>
          <table:table-cell table:style-name="ce5" table:formula="of:=&quot;l10n_no_hr_payroll.res_field_selection_&quot;&amp;SUBSTITUTE([.H111]&amp;&quot;_&quot;&amp;[.E111];&quot;.&quot;;&quot;_&quot;)" office:value-type="string" office:string-value="l10n_no_hr_payroll.res_field_selection_Loennsbeskrivelse_losjiEgenBrakkeCampingvogn" calcext:value-type="string">
            <text:p>l10n_no_hr_payroll.res_field_selection_Loennsbeskrivelse_losjiEgenBrakkeCampingvogn</text:p>
          </table:table-cell>
          <table:table-cell table:style-name="ce5" table:formula="of:=&quot;l10n_no_hr_payroll.res_field_l10n_no_&quot;&amp;[.H111]" office:value-type="string" office:string-value="l10n_no_hr_payroll.res_field_l10n_no_Loennsbeskrivelse" calcext:value-type="string">
            <text:p>l10n_no_hr_payroll.res_field_l10n_no_Loennsbeskrivelse</text:p>
          </table:table-cell>
          <table:table-cell table:style-name="ce22" table:formula="of:=[.I111]" office:value-type="string" office:string-value="losjiEgenBrakkeCampingvogn" calcext:value-type="string">
            <text:p>losjiEgenBrakkeCampingvogn</text:p>
          </table:table-cell>
          <table:table-cell table:style-name="ce25" table:formula="of:=[.I111]" office:value-type="string" office:string-value="losjiEgenBrakkeCampingvogn" calcext:value-type="string">
            <text:p>losjiEgenBrakkeCampingvogn</text:p>
          </table:table-cell>
          <table:table-cell table:style-name="ce29"/>
          <table:table-cell table:style-name="ce34" office:value-type="string" calcext:value-type="string">
            <text:p>Loennsbeskrivelse</text:p>
          </table:table-cell>
          <table:table-cell table:style-name="ce34" office:value-type="string" calcext:value-type="string">
            <text:p>losjiEgenBrakkeCampingvogn</text:p>
          </table:table-cell>
          <table:table-cell table:style-name="ce34" office:value-type="string" calcext:value-type="string">
            <text:p>2014-01</text:p>
          </table:table-cell>
          <table:table-cell table:style-name="ce29"/>
          <table:table-cell table:style-name="ce34" office:value-type="string" calcext:value-type="string">
            <text:p>Losji egen brakke/campingvogn</text:p>
          </table:table-cell>
          <table:table-cell table:style-name="ce40" office:value-type="string" calcext:value-type="string">
            <text:p><text:span text:style-name="T1">Losji eiga brakke/campingvogn</text:span></text:p>
          </table:table-cell>
          <table:table-cell table:style-name="ce44" office:value-type="string" calcext:value-type="string">
            <text:p>Lodging in own port cabin/caravan</text:p>
          </table:table-cell>
          <table:table-cell table:style-name="ce29"/>
          <table:table-cell table:number-columns-repeated="1009"/>
        </table:table-row>
        <table:table-row table:style-name="ro1">
          <table:table-cell table:style-name="ce3" table:formula="of:=IF([.G112]=&quot;UTGÅR&quot;;&quot;&quot;;VLOOKUP([.H112];[$'res.field'.E$1:$'res.field'.M$1048576];9;0))" office:value-type="string" office:string-value="i" calcext:value-type="string">
            <text:p>i</text:p>
          </table:table-cell>
          <table:table-cell table:style-name="ce5" table:formula="of:=&quot;&quot;&quot;&quot;&amp;[.C112]&amp;&quot;&quot;&quot;,&quot;&quot;&quot;&amp;[.D112]&amp;&quot;&quot;&quot;,&quot;&quot;&quot;&amp;[.E112]&amp;&quot;&quot;&quot;,&quot;&quot;&quot;&amp;[.F112]&amp;&quot;&quot;&quot;&quot;" office:value-type="string" office:string-value="&quot;l10n_no_hr_payroll.res_field_selection_Loennsbeskrivelse_loennForBarnepassIBarnetsHjem&quot;,&quot;l10n_no_hr_payroll.res_field_l10n_no_Loennsbeskrivelse&quot;,&quot;loennForBarnepassIBarnetsHjem&quot;,&quot;loennForBarnepassIBarnetsHjem&quot;" calcext:value-type="string">
            <text:p>"l10n_no_hr_payroll.res_field_selection_Loennsbeskrivelse_loennForBarnepassIBarnetsHjem","l10n_no_hr_payroll.res_field_l10n_no_Loennsbeskrivelse","loennForBarnepassIBarnetsHjem","loennForBarnepassIBarnetsHjem"</text:p>
          </table:table-cell>
          <table:table-cell table:style-name="ce5" table:formula="of:=&quot;l10n_no_hr_payroll.res_field_selection_&quot;&amp;SUBSTITUTE([.H112]&amp;&quot;_&quot;&amp;[.E112];&quot;.&quot;;&quot;_&quot;)" office:value-type="string" office:string-value="l10n_no_hr_payroll.res_field_selection_Loennsbeskrivelse_loennForBarnepassIBarnetsHjem" calcext:value-type="string">
            <text:p>l10n_no_hr_payroll.res_field_selection_Loennsbeskrivelse_loennForBarnepassIBarnetsHjem</text:p>
          </table:table-cell>
          <table:table-cell table:style-name="ce5" table:formula="of:=&quot;l10n_no_hr_payroll.res_field_l10n_no_&quot;&amp;[.H112]" office:value-type="string" office:string-value="l10n_no_hr_payroll.res_field_l10n_no_Loennsbeskrivelse" calcext:value-type="string">
            <text:p>l10n_no_hr_payroll.res_field_l10n_no_Loennsbeskrivelse</text:p>
          </table:table-cell>
          <table:table-cell table:style-name="ce22" table:formula="of:=[.I112]" office:value-type="string" office:string-value="loennForBarnepassIBarnetsHjem" calcext:value-type="string">
            <text:p>loennForBarnepassIBarnetsHjem</text:p>
          </table:table-cell>
          <table:table-cell table:style-name="ce25" table:formula="of:=[.I112]" office:value-type="string" office:string-value="loennForBarnepassIBarnetsHjem" calcext:value-type="string">
            <text:p>loennForBarnepassIBarnetsHjem</text:p>
          </table:table-cell>
          <table:table-cell table:style-name="ce29"/>
          <table:table-cell table:style-name="ce34" office:value-type="string" calcext:value-type="string">
            <text:p>Loennsbeskrivelse</text:p>
          </table:table-cell>
          <table:table-cell table:style-name="ce34" office:value-type="string" calcext:value-type="string">
            <text:p>loennForBarnepassIBarnetsHjem</text:p>
          </table:table-cell>
          <table:table-cell table:style-name="ce34" office:value-type="string" calcext:value-type="string">
            <text:p>2014-01</text:p>
          </table:table-cell>
          <table:table-cell table:style-name="ce29"/>
          <table:table-cell table:style-name="ce34" office:value-type="string" calcext:value-type="string">
            <text:p>Lønn og godtgjørelse til dagmamma eller praktikant som passer barn i barnets hjem</text:p>
          </table:table-cell>
          <table:table-cell table:style-name="ce40" office:value-type="string" calcext:value-type="string">
            <text:p><text:span text:style-name="T1">Lønn og godtgjersle til dagmamma eller praktikant som passar barn i barnet sin heim</text:span></text:p>
          </table:table-cell>
          <table:table-cell table:style-name="ce44" office:value-type="string" calcext:value-type="string">
            <text:p>Pay and remuneration to child-minder or nanny who minds a child in the child’s home</text:p>
          </table:table-cell>
          <table:table-cell table:style-name="ce29"/>
          <table:table-cell table:number-columns-repeated="1009"/>
        </table:table-row>
        <table:table-row table:style-name="ro1">
          <table:table-cell table:style-name="ce3" table:formula="of:=IF([.G113]=&quot;UTGÅR&quot;;&quot;&quot;;VLOOKUP([.H113];[$'res.field'.E$1:$'res.field'.M$1048576];9;0))" office:value-type="string" office:string-value="i" calcext:value-type="string">
            <text:p>i</text:p>
          </table:table-cell>
          <table:table-cell table:style-name="ce5" table:formula="of:=&quot;&quot;&quot;&quot;&amp;[.C113]&amp;&quot;&quot;&quot;,&quot;&quot;&quot;&amp;[.D113]&amp;&quot;&quot;&quot;,&quot;&quot;&quot;&amp;[.E113]&amp;&quot;&quot;&quot;,&quot;&quot;&quot;&amp;[.F113]&amp;&quot;&quot;&quot;&quot;" office:value-type="string" office:string-value="&quot;l10n_no_hr_payroll.res_field_selection_Loennsbeskrivelse_loennTilPrivatpersonerForArbeidIHjemmet&quot;,&quot;l10n_no_hr_payroll.res_field_l10n_no_Loennsbeskrivelse&quot;,&quot;loennTilPrivatpersonerForArbeidIHjemmet&quot;,&quot;loennTilPrivatpersonerForArbeidIHjemmet&quot;" calcext:value-type="string">
            <text:p>"l10n_no_hr_payroll.res_field_selection_Loennsbeskrivelse_loennTilPrivatpersonerForArbeidIHjemmet","l10n_no_hr_payroll.res_field_l10n_no_Loennsbeskrivelse","loennTilPrivatpersonerForArbeidIHjemmet","loennTilPrivatpersonerForArbeidIHjemmet"</text:p>
          </table:table-cell>
          <table:table-cell table:style-name="ce5" table:formula="of:=&quot;l10n_no_hr_payroll.res_field_selection_&quot;&amp;SUBSTITUTE([.H113]&amp;&quot;_&quot;&amp;[.E113];&quot;.&quot;;&quot;_&quot;)" office:value-type="string" office:string-value="l10n_no_hr_payroll.res_field_selection_Loennsbeskrivelse_loennTilPrivatpersonerForArbeidIHjemmet" calcext:value-type="string">
            <text:p>l10n_no_hr_payroll.res_field_selection_Loennsbeskrivelse_loennTilPrivatpersonerForArbeidIHjemmet</text:p>
          </table:table-cell>
          <table:table-cell table:style-name="ce5" table:formula="of:=&quot;l10n_no_hr_payroll.res_field_l10n_no_&quot;&amp;[.H113]" office:value-type="string" office:string-value="l10n_no_hr_payroll.res_field_l10n_no_Loennsbeskrivelse" calcext:value-type="string">
            <text:p>l10n_no_hr_payroll.res_field_l10n_no_Loennsbeskrivelse</text:p>
          </table:table-cell>
          <table:table-cell table:style-name="ce22" table:formula="of:=[.I113]" office:value-type="string" office:string-value="loennTilPrivatpersonerForArbeidIHjemmet" calcext:value-type="string">
            <text:p>loennTilPrivatpersonerForArbeidIHjemmet</text:p>
          </table:table-cell>
          <table:table-cell table:style-name="ce25" table:formula="of:=[.I113]" office:value-type="string" office:string-value="loennTilPrivatpersonerForArbeidIHjemmet" calcext:value-type="string">
            <text:p>loennTilPrivatpersonerForArbeidIHjemmet</text:p>
          </table:table-cell>
          <table:table-cell table:style-name="ce29"/>
          <table:table-cell table:style-name="ce34" office:value-type="string" calcext:value-type="string">
            <text:p>Loennsbeskrivelse</text:p>
          </table:table-cell>
          <table:table-cell table:style-name="ce34" office:value-type="string" calcext:value-type="string">
            <text:p>loennTilPrivatpersonerForArbeidIHjemmet</text:p>
          </table:table-cell>
          <table:table-cell table:style-name="ce34" office:value-type="string" calcext:value-type="string">
            <text:p>2014-01</text:p>
          </table:table-cell>
          <table:table-cell table:style-name="ce29"/>
          <table:table-cell table:style-name="ce34" office:value-type="string" calcext:value-type="string">
            <text:p>Lønn og godtgjørelse til privatpersoner for arbeidsoppdrag i oppdragsgivers hjem</text:p>
          </table:table-cell>
          <table:table-cell table:style-name="ce40" office:value-type="string" calcext:value-type="string">
            <text:p><text:span text:style-name="T1">Lønn og godtgjersle til privatpersonar for arbeidsoppdrag i oppdragsgivar sin heim</text:span></text:p>
          </table:table-cell>
          <table:table-cell table:style-name="ce44" office:value-type="string" calcext:value-type="string">
            <text:p>Pay and remuneration to child-minder in own home</text:p>
          </table:table-cell>
          <table:table-cell table:style-name="ce29"/>
          <table:table-cell table:number-columns-repeated="1009"/>
        </table:table-row>
        <table:table-row table:style-name="ro1">
          <table:table-cell table:style-name="ce3" table:formula="of:=IF([.G114]=&quot;UTGÅR&quot;;&quot;&quot;;VLOOKUP([.H114];[$'res.field'.E$1:$'res.field'.M$1048576];9;0))" office:value-type="string" office:string-value="i" calcext:value-type="string">
            <text:p>i</text:p>
          </table:table-cell>
          <table:table-cell table:style-name="ce5" table:formula="of:=&quot;&quot;&quot;&quot;&amp;[.C114]&amp;&quot;&quot;&quot;,&quot;&quot;&quot;&amp;[.D114]&amp;&quot;&quot;&quot;,&quot;&quot;&quot;&amp;[.E114]&amp;&quot;&quot;&quot;,&quot;&quot;&quot;&amp;[.F114]&amp;&quot;&quot;&quot;&quot;" office:value-type="string" office:string-value="&quot;l10n_no_hr_payroll.res_field_selection_Loennsbeskrivelse_loennUtbetaltAvVeldedigEllerAllmennyttigInstitusjonEllerOrganisasjon&quot;,&quot;l10n_no_hr_payroll.res_field_l10n_no_Loennsbeskrivelse&quot;,&quot;loennUtbetaltAvVeldedigEllerAllmennyttigInstitusjonEllerOrganisasjon&quot;,&quot;loennUtbetaltAvVeldedigEllerAllmennyttigInstitusjonEllerOrganisasjon&quot;" calcext:value-type="string">
            <text:p>"l10n_no_hr_payroll.res_field_selection_Loennsbeskrivelse_loennUtbetaltAvVeldedigEllerAllmennyttigInstitusjonEllerOrganisasjon","l10n_no_hr_payroll.res_field_l10n_no_Loennsbeskrivelse","loennUtbetaltAvVeldedigEllerAllmennyttigInstitusjonEllerOrganisasjon","loennUtbetaltAvVeldedigEllerAllmennyttigInstitusjonEllerOrganisasjon"</text:p>
          </table:table-cell>
          <table:table-cell table:style-name="ce5" table:formula="of:=&quot;l10n_no_hr_payroll.res_field_selection_&quot;&amp;SUBSTITUTE([.H114]&amp;&quot;_&quot;&amp;[.E114];&quot;.&quot;;&quot;_&quot;)" office:value-type="string" office:string-value="l10n_no_hr_payroll.res_field_selection_Loennsbeskrivelse_loennUtbetaltAvVeldedigEllerAllmennyttigInstitusjonEllerOrganisasjon" calcext:value-type="string">
            <text:p>l10n_no_hr_payroll.res_field_selection_Loennsbeskrivelse_loennUtbetaltAvVeldedigEllerAllmennyttigInstitusjonEllerOrganisasjon</text:p>
          </table:table-cell>
          <table:table-cell table:style-name="ce5" table:formula="of:=&quot;l10n_no_hr_payroll.res_field_l10n_no_&quot;&amp;[.H114]" office:value-type="string" office:string-value="l10n_no_hr_payroll.res_field_l10n_no_Loennsbeskrivelse" calcext:value-type="string">
            <text:p>l10n_no_hr_payroll.res_field_l10n_no_Loennsbeskrivelse</text:p>
          </table:table-cell>
          <table:table-cell table:style-name="ce22" table:formula="of:=[.I114]" office:value-type="string" office:string-value="loennUtbetaltAvVeldedigEllerAllmennyttigInstitusjonEllerOrganisasjon" calcext:value-type="string">
            <text:p>loennUtbetaltAvVeldedigEllerAllmennyttigInstitusjonEllerOrganisasjon</text:p>
          </table:table-cell>
          <table:table-cell table:style-name="ce25" table:formula="of:=[.I114]" office:value-type="string" office:string-value="loennUtbetaltAvVeldedigEllerAllmennyttigInstitusjonEllerOrganisasjon" calcext:value-type="string">
            <text:p>loennUtbetaltAvVeldedigEllerAllmennyttigInstitusjonEllerOrganisasjon</text:p>
          </table:table-cell>
          <table:table-cell table:style-name="ce29"/>
          <table:table-cell table:style-name="ce34" office:value-type="string" calcext:value-type="string">
            <text:p>Loennsbeskrivelse</text:p>
          </table:table-cell>
          <table:table-cell table:style-name="ce34" office:value-type="string" calcext:value-type="string">
            <text:p>loennUtbetaltAvVeldedigEllerAllmennyttigInstitusjonEllerOrganisasjon</text:p>
          </table:table-cell>
          <table:table-cell table:style-name="ce34" office:value-type="string" calcext:value-type="string">
            <text:p>2014-01</text:p>
          </table:table-cell>
          <table:table-cell table:style-name="ce29"/>
          <table:table-cell table:style-name="ce34" office:value-type="string" calcext:value-type="string">
            <text:p>Lønn og godtgjørelse utbetalt av veldedig eller allmennyttig institusjon eller organisasjon</text:p>
          </table:table-cell>
          <table:table-cell table:style-name="ce40" office:value-type="string" calcext:value-type="string">
            <text:p><text:span text:style-name="T1">Lønn og godtgjersle utbetalt av ein velgjerande eller allmennyttig institusjon eller organisasjon</text:span></text:p>
          </table:table-cell>
          <table:table-cell table:style-name="ce40" office:value-type="string" calcext:value-type="string">
            <text:p><text:span text:style-name="T1">Pay and remuneration from charitable or benevolent institutions or organisations</text:span></text:p>
          </table:table-cell>
          <table:table-cell table:style-name="ce29"/>
          <table:table-cell table:number-columns-repeated="1009"/>
        </table:table-row>
        <table:table-row table:style-name="ro1">
          <table:table-cell table:style-name="ce3" table:formula="of:=IF([.G115]=&quot;UTGÅR&quot;;&quot;&quot;;VLOOKUP([.H115];[$'res.field'.E$1:$'res.field'.M$1048576];9;0))" office:value-type="string" office:string-value="i" calcext:value-type="string">
            <text:p>i</text:p>
          </table:table-cell>
          <table:table-cell table:style-name="ce5" table:formula="of:=&quot;&quot;&quot;&quot;&amp;[.C115]&amp;&quot;&quot;&quot;,&quot;&quot;&quot;&amp;[.D115]&amp;&quot;&quot;&quot;,&quot;&quot;&quot;&amp;[.E115]&amp;&quot;&quot;&quot;,&quot;&quot;&quot;&amp;[.F115]&amp;&quot;&quot;&quot;&quot;" office:value-type="string" office:string-value="&quot;l10n_no_hr_payroll.res_field_selection_Loennsbeskrivelse_loennUtenlandskArtist&quot;,&quot;l10n_no_hr_payroll.res_field_l10n_no_Loennsbeskrivelse&quot;,&quot;loennUtenlandskArtist&quot;,&quot;loennUtenlandskArtist&quot;" calcext:value-type="string">
            <text:p>"l10n_no_hr_payroll.res_field_selection_Loennsbeskrivelse_loennUtenlandskArtist","l10n_no_hr_payroll.res_field_l10n_no_Loennsbeskrivelse","loennUtenlandskArtist","loennUtenlandskArtist"</text:p>
          </table:table-cell>
          <table:table-cell table:style-name="ce5" table:formula="of:=&quot;l10n_no_hr_payroll.res_field_selection_&quot;&amp;SUBSTITUTE([.H115]&amp;&quot;_&quot;&amp;[.E115];&quot;.&quot;;&quot;_&quot;)" office:value-type="string" office:string-value="l10n_no_hr_payroll.res_field_selection_Loennsbeskrivelse_loennUtenlandskArtist" calcext:value-type="string">
            <text:p>l10n_no_hr_payroll.res_field_selection_Loennsbeskrivelse_loennUtenlandskArtist</text:p>
          </table:table-cell>
          <table:table-cell table:style-name="ce5" table:formula="of:=&quot;l10n_no_hr_payroll.res_field_l10n_no_&quot;&amp;[.H115]" office:value-type="string" office:string-value="l10n_no_hr_payroll.res_field_l10n_no_Loennsbeskrivelse" calcext:value-type="string">
            <text:p>l10n_no_hr_payroll.res_field_l10n_no_Loennsbeskrivelse</text:p>
          </table:table-cell>
          <table:table-cell table:style-name="ce22" table:formula="of:=[.I115]" office:value-type="string" office:string-value="loennUtenlandskArtist" calcext:value-type="string">
            <text:p>loennUtenlandskArtist</text:p>
          </table:table-cell>
          <table:table-cell table:style-name="ce25" table:formula="of:=[.I115]" office:value-type="string" office:string-value="loennUtenlandskArtist" calcext:value-type="string">
            <text:p>loennUtenlandskArtist</text:p>
          </table:table-cell>
          <table:table-cell table:style-name="ce29"/>
          <table:table-cell table:style-name="ce34" office:value-type="string" calcext:value-type="string">
            <text:p>Loennsbeskrivelse</text:p>
          </table:table-cell>
          <table:table-cell table:style-name="ce34" office:value-type="string" calcext:value-type="string">
            <text:p>loennUtenlandskArtist</text:p>
          </table:table-cell>
          <table:table-cell table:style-name="ce34" office:value-type="string" calcext:value-type="string">
            <text:p>2014-01</text:p>
          </table:table-cell>
          <table:table-cell table:style-name="ce29"/>
          <table:table-cell table:style-name="ce34" office:value-type="string" calcext:value-type="string">
            <text:p>Lønn utenlandsk artist</text:p>
          </table:table-cell>
          <table:table-cell table:style-name="ce40" office:value-type="string" calcext:value-type="string">
            <text:p><text:span text:style-name="T1">Lønn utanlandsk artist</text:span></text:p>
          </table:table-cell>
          <table:table-cell table:style-name="ce40" office:value-type="string" calcext:value-type="string">
            <text:p>Pay to foreign artist</text:p>
          </table:table-cell>
          <table:table-cell table:style-name="ce29"/>
          <table:table-cell table:number-columns-repeated="1009"/>
        </table:table-row>
        <table:table-row table:style-name="ro1">
          <table:table-cell table:style-name="ce3" table:formula="of:=IF([.G116]=&quot;UTGÅR&quot;;&quot;&quot;;VLOOKUP([.H116];[$'res.field'.E$1:$'res.field'.M$1048576];9;0))" office:value-type="string" office:string-value="i" calcext:value-type="string">
            <text:p>i</text:p>
          </table:table-cell>
          <table:table-cell table:style-name="ce5" table:formula="of:=&quot;&quot;&quot;&quot;&amp;[.C116]&amp;&quot;&quot;&quot;,&quot;&quot;&quot;&amp;[.D116]&amp;&quot;&quot;&quot;,&quot;&quot;&quot;&amp;[.E116]&amp;&quot;&quot;&quot;,&quot;&quot;&quot;&amp;[.F116]&amp;&quot;&quot;&quot;&quot;" office:value-type="string" office:string-value="&quot;l10n_no_hr_payroll.res_field_selection_Loennsbeskrivelse_opsjoner&quot;,&quot;l10n_no_hr_payroll.res_field_l10n_no_Loennsbeskrivelse&quot;,&quot;opsjoner&quot;,&quot;opsjoner&quot;" calcext:value-type="string">
            <text:p>"l10n_no_hr_payroll.res_field_selection_Loennsbeskrivelse_opsjoner","l10n_no_hr_payroll.res_field_l10n_no_Loennsbeskrivelse","opsjoner","opsjoner"</text:p>
          </table:table-cell>
          <table:table-cell table:style-name="ce5" table:formula="of:=&quot;l10n_no_hr_payroll.res_field_selection_&quot;&amp;SUBSTITUTE([.H116]&amp;&quot;_&quot;&amp;[.E116];&quot;.&quot;;&quot;_&quot;)" office:value-type="string" office:string-value="l10n_no_hr_payroll.res_field_selection_Loennsbeskrivelse_opsjoner" calcext:value-type="string">
            <text:p>l10n_no_hr_payroll.res_field_selection_Loennsbeskrivelse_opsjoner</text:p>
          </table:table-cell>
          <table:table-cell table:style-name="ce5" table:formula="of:=&quot;l10n_no_hr_payroll.res_field_l10n_no_&quot;&amp;[.H116]" office:value-type="string" office:string-value="l10n_no_hr_payroll.res_field_l10n_no_Loennsbeskrivelse" calcext:value-type="string">
            <text:p>l10n_no_hr_payroll.res_field_l10n_no_Loennsbeskrivelse</text:p>
          </table:table-cell>
          <table:table-cell table:style-name="ce22" table:formula="of:=[.I116]" office:value-type="string" office:string-value="opsjoner" calcext:value-type="string">
            <text:p>opsjoner</text:p>
          </table:table-cell>
          <table:table-cell table:style-name="ce25" table:formula="of:=[.I116]" office:value-type="string" office:string-value="opsjoner" calcext:value-type="string">
            <text:p>opsjoner</text:p>
          </table:table-cell>
          <table:table-cell table:style-name="ce29"/>
          <table:table-cell table:style-name="ce34" office:value-type="string" calcext:value-type="string">
            <text:p>Loennsbeskrivelse</text:p>
          </table:table-cell>
          <table:table-cell table:style-name="ce34" office:value-type="string" calcext:value-type="string">
            <text:p>opsjoner</text:p>
          </table:table-cell>
          <table:table-cell table:style-name="ce34" office:value-type="string" calcext:value-type="string">
            <text:p>2013-01</text:p>
          </table:table-cell>
          <table:table-cell table:style-name="ce34"/>
          <table:table-cell table:style-name="ce34" office:value-type="string" calcext:value-type="string">
            <text:p>Opsjoner</text:p>
          </table:table-cell>
          <table:table-cell table:style-name="ce40" office:value-type="string" calcext:value-type="string">
            <text:p><text:span text:style-name="T1">Opsjonar</text:span></text:p>
          </table:table-cell>
          <table:table-cell table:style-name="ce40" office:value-type="string" calcext:value-type="string">
            <text:p>Options</text:p>
          </table:table-cell>
          <table:table-cell table:style-name="ce29"/>
          <table:table-cell table:number-columns-repeated="1009"/>
        </table:table-row>
        <table:table-row table:style-name="ro1">
          <table:table-cell table:style-name="ce3" table:formula="of:=IF([.G117]=&quot;UTGÅR&quot;;&quot;&quot;;VLOOKUP([.H117];[$'res.field'.E$1:$'res.field'.M$1048576];9;0))" office:value-type="string" office:string-value="i" calcext:value-type="string">
            <text:p>i</text:p>
          </table:table-cell>
          <table:table-cell table:style-name="ce5" table:formula="of:=&quot;&quot;&quot;&quot;&amp;[.C117]&amp;&quot;&quot;&quot;,&quot;&quot;&quot;&amp;[.D117]&amp;&quot;&quot;&quot;,&quot;&quot;&quot;&amp;[.E117]&amp;&quot;&quot;&quot;,&quot;&quot;&quot;&amp;[.F117]&amp;&quot;&quot;&quot;&quot;" office:value-type="string" office:string-value="&quot;l10n_no_hr_payroll.res_field_selection_Loennsbeskrivelse_overtidsgodtgjoerelse&quot;,&quot;l10n_no_hr_payroll.res_field_l10n_no_Loennsbeskrivelse&quot;,&quot;overtidsgodtgjoerelse&quot;,&quot;overtidsgodtgjoerelse&quot;" calcext:value-type="string">
            <text:p>"l10n_no_hr_payroll.res_field_selection_Loennsbeskrivelse_overtidsgodtgjoerelse","l10n_no_hr_payroll.res_field_l10n_no_Loennsbeskrivelse","overtidsgodtgjoerelse","overtidsgodtgjoerelse"</text:p>
          </table:table-cell>
          <table:table-cell table:style-name="ce5" table:formula="of:=&quot;l10n_no_hr_payroll.res_field_selection_&quot;&amp;SUBSTITUTE([.H117]&amp;&quot;_&quot;&amp;[.E117];&quot;.&quot;;&quot;_&quot;)" office:value-type="string" office:string-value="l10n_no_hr_payroll.res_field_selection_Loennsbeskrivelse_overtidsgodtgjoerelse" calcext:value-type="string">
            <text:p>l10n_no_hr_payroll.res_field_selection_Loennsbeskrivelse_overtidsgodtgjoerelse</text:p>
          </table:table-cell>
          <table:table-cell table:style-name="ce5" table:formula="of:=&quot;l10n_no_hr_payroll.res_field_l10n_no_&quot;&amp;[.H117]" office:value-type="string" office:string-value="l10n_no_hr_payroll.res_field_l10n_no_Loennsbeskrivelse" calcext:value-type="string">
            <text:p>l10n_no_hr_payroll.res_field_l10n_no_Loennsbeskrivelse</text:p>
          </table:table-cell>
          <table:table-cell table:style-name="ce22" table:formula="of:=[.I117]" office:value-type="string" office:string-value="overtidsgodtgjoerelse" calcext:value-type="string">
            <text:p>overtidsgodtgjoerelse</text:p>
          </table:table-cell>
          <table:table-cell table:style-name="ce25" table:formula="of:=[.I117]" office:value-type="string" office:string-value="overtidsgodtgjoerelse" calcext:value-type="string">
            <text:p>overtidsgodtgjoerelse</text:p>
          </table:table-cell>
          <table:table-cell table:style-name="ce29"/>
          <table:table-cell table:style-name="ce34" office:value-type="string" calcext:value-type="string">
            <text:p>Loennsbeskrivelse</text:p>
          </table:table-cell>
          <table:table-cell table:style-name="ce34" office:value-type="string" calcext:value-type="string">
            <text:p>overtidsgodtgjoerelse</text:p>
          </table:table-cell>
          <table:table-cell table:style-name="ce34" office:value-type="string" calcext:value-type="string">
            <text:p>2013-01</text:p>
          </table:table-cell>
          <table:table-cell table:style-name="ce29"/>
          <table:table-cell table:style-name="ce34" office:value-type="string" calcext:value-type="string">
            <text:p>Overtidsgodtgjørelse</text:p>
          </table:table-cell>
          <table:table-cell table:style-name="ce40" office:value-type="string" calcext:value-type="string">
            <text:p><text:span text:style-name="T1">Overtidsgodtgjersle</text:span></text:p>
          </table:table-cell>
          <table:table-cell table:style-name="ce40" office:value-type="string" calcext:value-type="string">
            <text:p>Overtime payment</text:p>
          </table:table-cell>
          <table:table-cell table:style-name="ce29"/>
          <table:table-cell table:number-columns-repeated="1009"/>
        </table:table-row>
        <table:table-row table:style-name="ro1">
          <table:table-cell table:style-name="ce3" table:formula="of:=IF([.G118]=&quot;UTGÅR&quot;;&quot;&quot;;VLOOKUP([.H118];[$'res.field'.E$1:$'res.field'.M$1048576];9;0))" office:value-type="string" office:string-value="i" calcext:value-type="string">
            <text:p>i</text:p>
          </table:table-cell>
          <table:table-cell table:style-name="ce5" table:formula="of:=&quot;&quot;&quot;&quot;&amp;[.C118]&amp;&quot;&quot;&quot;,&quot;&quot;&quot;&amp;[.D118]&amp;&quot;&quot;&quot;,&quot;&quot;&quot;&amp;[.E118]&amp;&quot;&quot;&quot;,&quot;&quot;&quot;&amp;[.F118]&amp;&quot;&quot;&quot;&quot;" office:value-type="string" office:string-value="&quot;l10n_no_hr_payroll.res_field_selection_Loennsbeskrivelse_overtidsmat&quot;,&quot;l10n_no_hr_payroll.res_field_l10n_no_Loennsbeskrivelse&quot;,&quot;overtidsmat&quot;,&quot;overtidsmat&quot;" calcext:value-type="string">
            <text:p>"l10n_no_hr_payroll.res_field_selection_Loennsbeskrivelse_overtidsmat","l10n_no_hr_payroll.res_field_l10n_no_Loennsbeskrivelse","overtidsmat","overtidsmat"</text:p>
          </table:table-cell>
          <table:table-cell table:style-name="ce5" table:formula="of:=&quot;l10n_no_hr_payroll.res_field_selection_&quot;&amp;SUBSTITUTE([.H118]&amp;&quot;_&quot;&amp;[.E118];&quot;.&quot;;&quot;_&quot;)" office:value-type="string" office:string-value="l10n_no_hr_payroll.res_field_selection_Loennsbeskrivelse_overtidsmat" calcext:value-type="string">
            <text:p>l10n_no_hr_payroll.res_field_selection_Loennsbeskrivelse_overtidsmat</text:p>
          </table:table-cell>
          <table:table-cell table:style-name="ce5" table:formula="of:=&quot;l10n_no_hr_payroll.res_field_l10n_no_&quot;&amp;[.H118]" office:value-type="string" office:string-value="l10n_no_hr_payroll.res_field_l10n_no_Loennsbeskrivelse" calcext:value-type="string">
            <text:p>l10n_no_hr_payroll.res_field_l10n_no_Loennsbeskrivelse</text:p>
          </table:table-cell>
          <table:table-cell table:style-name="ce22" table:formula="of:=[.I118]" office:value-type="string" office:string-value="overtidsmat" calcext:value-type="string">
            <text:p>overtidsmat</text:p>
          </table:table-cell>
          <table:table-cell table:style-name="ce25" table:formula="of:=[.I118]" office:value-type="string" office:string-value="overtidsmat" calcext:value-type="string">
            <text:p>overtidsmat</text:p>
          </table:table-cell>
          <table:table-cell table:style-name="ce29"/>
          <table:table-cell table:style-name="ce34" office:value-type="string" calcext:value-type="string">
            <text:p>Loennsbeskrivelse</text:p>
          </table:table-cell>
          <table:table-cell table:style-name="ce34" office:value-type="string" calcext:value-type="string">
            <text:p>overtidsmat</text:p>
          </table:table-cell>
          <table:table-cell table:style-name="ce34" office:value-type="string" calcext:value-type="string">
            <text:p>2013-01</text:p>
          </table:table-cell>
          <table:table-cell table:style-name="ce29"/>
          <table:table-cell table:style-name="ce34" office:value-type="string" calcext:value-type="string">
            <text:p>Overtidsmat</text:p>
          </table:table-cell>
          <table:table-cell table:style-name="ce40" office:value-type="string" calcext:value-type="string">
            <text:p><text:span text:style-name="T1">Overtidsmat</text:span></text:p>
          </table:table-cell>
          <table:table-cell table:style-name="ce44" office:value-type="string" calcext:value-type="string">
            <text:p>Overtime subsistence</text:p>
          </table:table-cell>
          <table:table-cell table:style-name="ce29"/>
          <table:table-cell table:number-columns-repeated="1009"/>
        </table:table-row>
        <table:table-row table:style-name="ro1">
          <table:table-cell table:style-name="ce3" table:formula="of:=IF([.G119]=&quot;UTGÅR&quot;;&quot;&quot;;VLOOKUP([.H119];[$'res.field'.E$1:$'res.field'.M$1048576];9;0))" office:value-type="string" office:string-value="i" calcext:value-type="string">
            <text:p>i</text:p>
          </table:table-cell>
          <table:table-cell table:style-name="ce5" table:formula="of:=&quot;&quot;&quot;&quot;&amp;[.C119]&amp;&quot;&quot;&quot;,&quot;&quot;&quot;&amp;[.D119]&amp;&quot;&quot;&quot;,&quot;&quot;&quot;&amp;[.E119]&amp;&quot;&quot;&quot;,&quot;&quot;&quot;&amp;[.F119]&amp;&quot;&quot;&quot;&quot;" office:value-type="string" office:string-value="&quot;l10n_no_hr_payroll.res_field_selection_Loennsbeskrivelse_reiseAnnet&quot;,&quot;l10n_no_hr_payroll.res_field_l10n_no_Loennsbeskrivelse&quot;,&quot;reiseAnnet&quot;,&quot;reiseAnnet&quot;" calcext:value-type="string">
            <text:p>"l10n_no_hr_payroll.res_field_selection_Loennsbeskrivelse_reiseAnnet","l10n_no_hr_payroll.res_field_l10n_no_Loennsbeskrivelse","reiseAnnet","reiseAnnet"</text:p>
          </table:table-cell>
          <table:table-cell table:style-name="ce5" table:formula="of:=&quot;l10n_no_hr_payroll.res_field_selection_&quot;&amp;SUBSTITUTE([.H119]&amp;&quot;_&quot;&amp;[.E119];&quot;.&quot;;&quot;_&quot;)" office:value-type="string" office:string-value="l10n_no_hr_payroll.res_field_selection_Loennsbeskrivelse_reiseAnnet" calcext:value-type="string">
            <text:p>l10n_no_hr_payroll.res_field_selection_Loennsbeskrivelse_reiseAnnet</text:p>
          </table:table-cell>
          <table:table-cell table:style-name="ce5" table:formula="of:=&quot;l10n_no_hr_payroll.res_field_l10n_no_&quot;&amp;[.H119]" office:value-type="string" office:string-value="l10n_no_hr_payroll.res_field_l10n_no_Loennsbeskrivelse" calcext:value-type="string">
            <text:p>l10n_no_hr_payroll.res_field_l10n_no_Loennsbeskrivelse</text:p>
          </table:table-cell>
          <table:table-cell table:style-name="ce22" table:formula="of:=[.I119]" office:value-type="string" office:string-value="reiseAnnet" calcext:value-type="string">
            <text:p>reiseAnnet</text:p>
          </table:table-cell>
          <table:table-cell table:style-name="ce25" table:formula="of:=[.I119]" office:value-type="string" office:string-value="reiseAnnet" calcext:value-type="string">
            <text:p>reiseAnnet</text:p>
          </table:table-cell>
          <table:table-cell table:style-name="ce29"/>
          <table:table-cell table:style-name="ce34" office:value-type="string" calcext:value-type="string">
            <text:p>Loennsbeskrivelse</text:p>
          </table:table-cell>
          <table:table-cell table:style-name="ce34" office:value-type="string" calcext:value-type="string">
            <text:p>reiseAnnet</text:p>
          </table:table-cell>
          <table:table-cell table:style-name="ce34" office:value-type="string" calcext:value-type="string">
            <text:p>2013-01</text:p>
          </table:table-cell>
          <table:table-cell table:style-name="ce29"/>
          <table:table-cell table:style-name="ce34" office:value-type="string" calcext:value-type="string">
            <text:p>Reise annet</text:p>
          </table:table-cell>
          <table:table-cell table:style-name="ce40" office:value-type="string" calcext:value-type="string">
            <text:p><text:span text:style-name="T1">Reise anna</text:span></text:p>
          </table:table-cell>
          <table:table-cell table:style-name="ce40" office:value-type="string" calcext:value-type="string">
            <text:p>Travel other</text:p>
          </table:table-cell>
          <table:table-cell table:style-name="ce29"/>
          <table:table-cell table:number-columns-repeated="1009"/>
        </table:table-row>
        <table:table-row table:style-name="ro1">
          <table:table-cell table:style-name="ce3" table:formula="of:=IF([.G120]=&quot;UTGÅR&quot;;&quot;&quot;;VLOOKUP([.H120];[$'res.field'.E$1:$'res.field'.M$1048576];9;0))" office:value-type="string" office:string-value="i" calcext:value-type="string">
            <text:p>i</text:p>
          </table:table-cell>
          <table:table-cell table:style-name="ce5" table:formula="of:=&quot;&quot;&quot;&quot;&amp;[.C120]&amp;&quot;&quot;&quot;,&quot;&quot;&quot;&amp;[.D120]&amp;&quot;&quot;&quot;,&quot;&quot;&quot;&amp;[.E120]&amp;&quot;&quot;&quot;,&quot;&quot;&quot;&amp;[.F120]&amp;&quot;&quot;&quot;&quot;" office:value-type="string" office:string-value="&quot;l10n_no_hr_payroll.res_field_selection_Loennsbeskrivelse_reiseKost&quot;,&quot;l10n_no_hr_payroll.res_field_l10n_no_Loennsbeskrivelse&quot;,&quot;reiseKost&quot;,&quot;reiseKost&quot;" calcext:value-type="string">
            <text:p>"l10n_no_hr_payroll.res_field_selection_Loennsbeskrivelse_reiseKost","l10n_no_hr_payroll.res_field_l10n_no_Loennsbeskrivelse","reiseKost","reiseKost"</text:p>
          </table:table-cell>
          <table:table-cell table:style-name="ce5" table:formula="of:=&quot;l10n_no_hr_payroll.res_field_selection_&quot;&amp;SUBSTITUTE([.H120]&amp;&quot;_&quot;&amp;[.E120];&quot;.&quot;;&quot;_&quot;)" office:value-type="string" office:string-value="l10n_no_hr_payroll.res_field_selection_Loennsbeskrivelse_reiseKost" calcext:value-type="string">
            <text:p>l10n_no_hr_payroll.res_field_selection_Loennsbeskrivelse_reiseKost</text:p>
          </table:table-cell>
          <table:table-cell table:style-name="ce5" table:formula="of:=&quot;l10n_no_hr_payroll.res_field_l10n_no_&quot;&amp;[.H120]" office:value-type="string" office:string-value="l10n_no_hr_payroll.res_field_l10n_no_Loennsbeskrivelse" calcext:value-type="string">
            <text:p>l10n_no_hr_payroll.res_field_l10n_no_Loennsbeskrivelse</text:p>
          </table:table-cell>
          <table:table-cell table:style-name="ce22" table:formula="of:=[.I120]" office:value-type="string" office:string-value="reiseKost" calcext:value-type="string">
            <text:p>reiseKost</text:p>
          </table:table-cell>
          <table:table-cell table:style-name="ce25" table:formula="of:=[.I120]" office:value-type="string" office:string-value="reiseKost" calcext:value-type="string">
            <text:p>reiseKost</text:p>
          </table:table-cell>
          <table:table-cell table:style-name="ce29"/>
          <table:table-cell table:style-name="ce34" office:value-type="string" calcext:value-type="string">
            <text:p>Loennsbeskrivelse</text:p>
          </table:table-cell>
          <table:table-cell table:style-name="ce34" office:value-type="string" calcext:value-type="string">
            <text:p>reiseKost</text:p>
          </table:table-cell>
          <table:table-cell table:style-name="ce34" office:value-type="string" calcext:value-type="string">
            <text:p>2013-01</text:p>
          </table:table-cell>
          <table:table-cell table:style-name="ce29"/>
          <table:table-cell table:style-name="ce34" office:value-type="string" calcext:value-type="string">
            <text:p>Reise kost</text:p>
          </table:table-cell>
          <table:table-cell table:style-name="ce40" office:value-type="string" calcext:value-type="string">
            <text:p><text:span text:style-name="T1">Reise kost</text:span></text:p>
          </table:table-cell>
          <table:table-cell table:style-name="ce44" office:value-type="string" calcext:value-type="string">
            <text:p>Travel subsistence </text:p>
          </table:table-cell>
          <table:table-cell table:style-name="ce29"/>
          <table:table-cell table:number-columns-repeated="1009"/>
        </table:table-row>
        <table:table-row table:style-name="ro1">
          <table:table-cell table:style-name="ce3" table:formula="of:=IF([.G121]=&quot;UTGÅR&quot;;&quot;&quot;;VLOOKUP([.H121];[$'res.field'.E$1:$'res.field'.M$1048576];9;0))" office:value-type="string" office:string-value="i" calcext:value-type="string">
            <text:p>i</text:p>
          </table:table-cell>
          <table:table-cell table:style-name="ce5" table:formula="of:=&quot;&quot;&quot;&quot;&amp;[.C121]&amp;&quot;&quot;&quot;,&quot;&quot;&quot;&amp;[.D121]&amp;&quot;&quot;&quot;,&quot;&quot;&quot;&amp;[.E121]&amp;&quot;&quot;&quot;,&quot;&quot;&quot;&amp;[.F121]&amp;&quot;&quot;&quot;&quot;" office:value-type="string" office:string-value="&quot;l10n_no_hr_payroll.res_field_selection_Loennsbeskrivelse_reiseKostMedOvernatting&quot;,&quot;l10n_no_hr_payroll.res_field_l10n_no_Loennsbeskrivelse&quot;,&quot;reiseKostMedOvernatting&quot;,&quot;reiseKostMedOvernatting&quot;" calcext:value-type="string">
            <text:p>"l10n_no_hr_payroll.res_field_selection_Loennsbeskrivelse_reiseKostMedOvernatting","l10n_no_hr_payroll.res_field_l10n_no_Loennsbeskrivelse","reiseKostMedOvernatting","reiseKostMedOvernatting"</text:p>
          </table:table-cell>
          <table:table-cell table:style-name="ce5" table:formula="of:=&quot;l10n_no_hr_payroll.res_field_selection_&quot;&amp;SUBSTITUTE([.H121]&amp;&quot;_&quot;&amp;[.E121];&quot;.&quot;;&quot;_&quot;)" office:value-type="string" office:string-value="l10n_no_hr_payroll.res_field_selection_Loennsbeskrivelse_reiseKostMedOvernatting" calcext:value-type="string">
            <text:p>l10n_no_hr_payroll.res_field_selection_Loennsbeskrivelse_reiseKostMedOvernatting</text:p>
          </table:table-cell>
          <table:table-cell table:style-name="ce5" table:formula="of:=&quot;l10n_no_hr_payroll.res_field_l10n_no_&quot;&amp;[.H121]" office:value-type="string" office:string-value="l10n_no_hr_payroll.res_field_l10n_no_Loennsbeskrivelse" calcext:value-type="string">
            <text:p>l10n_no_hr_payroll.res_field_l10n_no_Loennsbeskrivelse</text:p>
          </table:table-cell>
          <table:table-cell table:style-name="ce22" table:formula="of:=[.I121]" office:value-type="string" office:string-value="reiseKostMedOvernatting" calcext:value-type="string">
            <text:p>reiseKostMedOvernatting</text:p>
          </table:table-cell>
          <table:table-cell table:style-name="ce25" table:formula="of:=[.I121]" office:value-type="string" office:string-value="reiseKostMedOvernatting" calcext:value-type="string">
            <text:p>reiseKostMedOvernatting</text:p>
          </table:table-cell>
          <table:table-cell table:style-name="ce29"/>
          <table:table-cell table:style-name="ce34" office:value-type="string" calcext:value-type="string">
            <text:p>Loennsbeskrivelse</text:p>
          </table:table-cell>
          <table:table-cell table:style-name="ce34" office:value-type="string" calcext:value-type="string">
            <text:p>reiseKostMedOvernatting</text:p>
          </table:table-cell>
          <table:table-cell table:style-name="ce34" office:value-type="string" calcext:value-type="string">
            <text:p>2013-01</text:p>
          </table:table-cell>
          <table:table-cell table:style-name="ce34" office:value-type="string" calcext:value-type="string">
            <text:p>2014-11</text:p>
          </table:table-cell>
          <table:table-cell table:style-name="ce34" office:value-type="string" calcext:value-type="string">
            <text:p>Reise kost med overnatting</text:p>
          </table:table-cell>
          <table:table-cell table:style-name="ce41" table:number-columns-repeated="2"/>
          <table:table-cell table:style-name="ce29"/>
          <table:table-cell table:number-columns-repeated="1009"/>
        </table:table-row>
        <table:table-row table:style-name="ro1">
          <table:table-cell table:style-name="ce3" table:formula="of:=IF([.G122]=&quot;UTGÅR&quot;;&quot;&quot;;VLOOKUP([.H122];[$'res.field'.E$1:$'res.field'.M$1048576];9;0))" office:value-type="string" office:string-value="i" calcext:value-type="string">
            <text:p>i</text:p>
          </table:table-cell>
          <table:table-cell table:style-name="ce5" table:formula="of:=&quot;&quot;&quot;&quot;&amp;[.C122]&amp;&quot;&quot;&quot;,&quot;&quot;&quot;&amp;[.D122]&amp;&quot;&quot;&quot;,&quot;&quot;&quot;&amp;[.E122]&amp;&quot;&quot;&quot;,&quot;&quot;&quot;&amp;[.F122]&amp;&quot;&quot;&quot;&quot;" office:value-type="string" office:string-value="&quot;l10n_no_hr_payroll.res_field_selection_Loennsbeskrivelse_reiseKostMedOvernattingPaaHotell&quot;,&quot;l10n_no_hr_payroll.res_field_l10n_no_Loennsbeskrivelse&quot;,&quot;reiseKostMedOvernattingPaaHotell&quot;,&quot;reiseKostMedOvernattingPaaHotell&quot;" calcext:value-type="string">
            <text:p>"l10n_no_hr_payroll.res_field_selection_Loennsbeskrivelse_reiseKostMedOvernattingPaaHotell","l10n_no_hr_payroll.res_field_l10n_no_Loennsbeskrivelse","reiseKostMedOvernattingPaaHotell","reiseKostMedOvernattingPaaHotell"</text:p>
          </table:table-cell>
          <table:table-cell table:style-name="ce5" table:formula="of:=&quot;l10n_no_hr_payroll.res_field_selection_&quot;&amp;SUBSTITUTE([.H122]&amp;&quot;_&quot;&amp;[.E122];&quot;.&quot;;&quot;_&quot;)" office:value-type="string" office:string-value="l10n_no_hr_payroll.res_field_selection_Loennsbeskrivelse_reiseKostMedOvernattingPaaHotell" calcext:value-type="string">
            <text:p>l10n_no_hr_payroll.res_field_selection_Loennsbeskrivelse_reiseKostMedOvernattingPaaHotell</text:p>
          </table:table-cell>
          <table:table-cell table:style-name="ce5" table:formula="of:=&quot;l10n_no_hr_payroll.res_field_l10n_no_&quot;&amp;[.H122]" office:value-type="string" office:string-value="l10n_no_hr_payroll.res_field_l10n_no_Loennsbeskrivelse" calcext:value-type="string">
            <text:p>l10n_no_hr_payroll.res_field_l10n_no_Loennsbeskrivelse</text:p>
          </table:table-cell>
          <table:table-cell table:style-name="ce22" table:formula="of:=[.I122]" office:value-type="string" office:string-value="reiseKostMedOvernattingPaaHotell" calcext:value-type="string">
            <text:p>reiseKostMedOvernattingPaaHotell</text:p>
          </table:table-cell>
          <table:table-cell table:style-name="ce25" table:formula="of:=[.I122]" office:value-type="string" office:string-value="reiseKostMedOvernattingPaaHotell" calcext:value-type="string">
            <text:p>reiseKostMedOvernattingPaaHotell</text:p>
          </table:table-cell>
          <table:table-cell table:style-name="ce29"/>
          <table:table-cell table:style-name="ce34" office:value-type="string" calcext:value-type="string">
            <text:p>Loennsbeskrivelse</text:p>
          </table:table-cell>
          <table:table-cell table:style-name="ce34" office:value-type="string" calcext:value-type="string">
            <text:p>reiseKostMedOvernattingPaaHotell</text:p>
          </table:table-cell>
          <table:table-cell table:style-name="ce34" office:value-type="string" calcext:value-type="string">
            <text:p>2014-01</text:p>
          </table:table-cell>
          <table:table-cell table:style-name="ce29"/>
          <table:table-cell table:style-name="ce34" office:value-type="string" calcext:value-type="string">
            <text:p>Reise kost med overnatting på hotell</text:p>
          </table:table-cell>
          <table:table-cell table:style-name="ce40" office:value-type="string" calcext:value-type="string">
            <text:p><text:span text:style-name="T1">Reise kost med overnatting på hotell  </text:span></text:p>
          </table:table-cell>
          <table:table-cell table:style-name="ce44" office:value-type="string" calcext:value-type="string">
            <text:p>Travel subsistence with overnight stay in a hotel</text:p>
          </table:table-cell>
          <table:table-cell table:style-name="ce29"/>
          <table:table-cell table:number-columns-repeated="1009"/>
        </table:table-row>
        <table:table-row table:style-name="ro1">
          <table:table-cell table:style-name="ce3" table:formula="of:=IF([.G123]=&quot;UTGÅR&quot;;&quot;&quot;;VLOOKUP([.H123];[$'res.field'.E$1:$'res.field'.M$1048576];9;0))" office:value-type="string" office:string-value="i" calcext:value-type="string">
            <text:p>i</text:p>
          </table:table-cell>
          <table:table-cell table:style-name="ce5" table:formula="of:=&quot;&quot;&quot;&quot;&amp;[.C123]&amp;&quot;&quot;&quot;,&quot;&quot;&quot;&amp;[.D123]&amp;&quot;&quot;&quot;,&quot;&quot;&quot;&amp;[.E123]&amp;&quot;&quot;&quot;,&quot;&quot;&quot;&amp;[.F123]&amp;&quot;&quot;&quot;&quot;" office:value-type="string" office:string-value="&quot;l10n_no_hr_payroll.res_field_selection_Loennsbeskrivelse_reiseKostMedOvernattingPaaHotellBeordringUtover28Doegn&quot;,&quot;l10n_no_hr_payroll.res_field_l10n_no_Loennsbeskrivelse&quot;,&quot;reiseKostMedOvernattingPaaHotellBeordringUtover28Doegn&quot;,&quot;reiseKostMedOvernattingPaaHotellBeordringUtover28Doegn&quot;" calcext:value-type="string">
            <text:p>"l10n_no_hr_payroll.res_field_selection_Loennsbeskrivelse_reiseKostMedOvernattingPaaHotellBeordringUtover28Doegn","l10n_no_hr_payroll.res_field_l10n_no_Loennsbeskrivelse","reiseKostMedOvernattingPaaHotellBeordringUtover28Doegn","reiseKostMedOvernattingPaaHotellBeordringUtover28Doegn"</text:p>
          </table:table-cell>
          <table:table-cell table:style-name="ce5" table:formula="of:=&quot;l10n_no_hr_payroll.res_field_selection_&quot;&amp;SUBSTITUTE([.H123]&amp;&quot;_&quot;&amp;[.E123];&quot;.&quot;;&quot;_&quot;)" office:value-type="string" office:string-value="l10n_no_hr_payroll.res_field_selection_Loennsbeskrivelse_reiseKostMedOvernattingPaaHotellBeordringUtover28Doegn" calcext:value-type="string">
            <text:p>l10n_no_hr_payroll.res_field_selection_Loennsbeskrivelse_reiseKostMedOvernattingPaaHotellBeordringUtover28Doegn</text:p>
          </table:table-cell>
          <table:table-cell table:style-name="ce5" table:formula="of:=&quot;l10n_no_hr_payroll.res_field_l10n_no_&quot;&amp;[.H123]" office:value-type="string" office:string-value="l10n_no_hr_payroll.res_field_l10n_no_Loennsbeskrivelse" calcext:value-type="string">
            <text:p>l10n_no_hr_payroll.res_field_l10n_no_Loennsbeskrivelse</text:p>
          </table:table-cell>
          <table:table-cell table:style-name="ce22" table:formula="of:=[.I123]" office:value-type="string" office:string-value="reiseKostMedOvernattingPaaHotellBeordringUtover28Doegn" calcext:value-type="string">
            <text:p>reiseKostMedOvernattingPaaHotellBeordringUtover28Doegn</text:p>
          </table:table-cell>
          <table:table-cell table:style-name="ce25" table:formula="of:=[.I123]" office:value-type="string" office:string-value="reiseKostMedOvernattingPaaHotellBeordringUtover28Doegn" calcext:value-type="string">
            <text:p>reiseKostMedOvernattingPaaHotellBeordringUtover28Doegn</text:p>
          </table:table-cell>
          <table:table-cell table:style-name="ce29"/>
          <table:table-cell table:style-name="ce34" office:value-type="string" calcext:value-type="string">
            <text:p>Loennsbeskrivelse</text:p>
          </table:table-cell>
          <table:table-cell table:style-name="ce34" office:value-type="string" calcext:value-type="string">
            <text:p>reiseKostMedOvernattingPaaHotellBeordringUtover28Doegn</text:p>
          </table:table-cell>
          <table:table-cell table:style-name="ce34" office:value-type="string" calcext:value-type="string">
            <text:p>2013-01</text:p>
          </table:table-cell>
          <table:table-cell table:style-name="ce29"/>
          <table:table-cell table:style-name="ce34" office:value-type="string" calcext:value-type="string">
            <text:p>Reise kost med overnatting på hotell beordring utover 28 døgn</text:p>
          </table:table-cell>
          <table:table-cell table:style-name="ce40" office:value-type="string" calcext:value-type="string">
            <text:p><text:span text:style-name="T1">Reise kost med overnatting på hotell beordring utover 28 døgn</text:span></text:p>
          </table:table-cell>
          <table:table-cell table:style-name="ce44" office:value-type="string" calcext:value-type="string">
            <text:p>Travel subsistence overnight stays at hotel compulsory posting exceeding 28 days</text:p>
          </table:table-cell>
          <table:table-cell table:style-name="ce29"/>
          <table:table-cell table:number-columns-repeated="1009"/>
        </table:table-row>
        <table:table-row table:style-name="ro1">
          <table:table-cell table:style-name="ce3" table:formula="of:=IF([.G124]=&quot;UTGÅR&quot;;&quot;&quot;;VLOOKUP([.H124];[$'res.field'.E$1:$'res.field'.M$1048576];9;0))" office:value-type="string" office:string-value="i" calcext:value-type="string">
            <text:p>i</text:p>
          </table:table-cell>
          <table:table-cell table:style-name="ce5" table:formula="of:=&quot;&quot;&quot;&quot;&amp;[.C124]&amp;&quot;&quot;&quot;,&quot;&quot;&quot;&amp;[.D124]&amp;&quot;&quot;&quot;,&quot;&quot;&quot;&amp;[.E124]&amp;&quot;&quot;&quot;,&quot;&quot;&quot;&amp;[.F124]&amp;&quot;&quot;&quot;&quot;" office:value-type="string" office:string-value="&quot;l10n_no_hr_payroll.res_field_selection_Loennsbeskrivelse_reiseKostMedOvernattingPaaHybelBrakkePrivat&quot;,&quot;l10n_no_hr_payroll.res_field_l10n_no_Loennsbeskrivelse&quot;,&quot;reiseKostMedOvernattingPaaHybelBrakkePrivat&quot;,&quot;reiseKostMedOvernattingPaaHybelBrakkePrivat&quot;" calcext:value-type="string">
            <text:p>"l10n_no_hr_payroll.res_field_selection_Loennsbeskrivelse_reiseKostMedOvernattingPaaHybelBrakkePrivat","l10n_no_hr_payroll.res_field_l10n_no_Loennsbeskrivelse","reiseKostMedOvernattingPaaHybelBrakkePrivat","reiseKostMedOvernattingPaaHybelBrakkePrivat"</text:p>
          </table:table-cell>
          <table:table-cell table:style-name="ce5" table:formula="of:=&quot;l10n_no_hr_payroll.res_field_selection_&quot;&amp;SUBSTITUTE([.H124]&amp;&quot;_&quot;&amp;[.E124];&quot;.&quot;;&quot;_&quot;)" office:value-type="string" office:string-value="l10n_no_hr_payroll.res_field_selection_Loennsbeskrivelse_reiseKostMedOvernattingPaaHybelBrakkePrivat" calcext:value-type="string">
            <text:p>l10n_no_hr_payroll.res_field_selection_Loennsbeskrivelse_reiseKostMedOvernattingPaaHybelBrakkePrivat</text:p>
          </table:table-cell>
          <table:table-cell table:style-name="ce5" table:formula="of:=&quot;l10n_no_hr_payroll.res_field_l10n_no_&quot;&amp;[.H124]" office:value-type="string" office:string-value="l10n_no_hr_payroll.res_field_l10n_no_Loennsbeskrivelse" calcext:value-type="string">
            <text:p>l10n_no_hr_payroll.res_field_l10n_no_Loennsbeskrivelse</text:p>
          </table:table-cell>
          <table:table-cell table:style-name="ce22" table:formula="of:=[.I124]" office:value-type="string" office:string-value="reiseKostMedOvernattingPaaHybelBrakkePrivat" calcext:value-type="string">
            <text:p>reiseKostMedOvernattingPaaHybelBrakkePrivat</text:p>
          </table:table-cell>
          <table:table-cell table:style-name="ce25" table:formula="of:=[.I124]" office:value-type="string" office:string-value="reiseKostMedOvernattingPaaHybelBrakkePrivat" calcext:value-type="string">
            <text:p>reiseKostMedOvernattingPaaHybelBrakkePrivat</text:p>
          </table:table-cell>
          <table:table-cell table:style-name="ce29"/>
          <table:table-cell table:style-name="ce34" office:value-type="string" calcext:value-type="string">
            <text:p>Loennsbeskrivelse</text:p>
          </table:table-cell>
          <table:table-cell table:style-name="ce34" office:value-type="string" calcext:value-type="string">
            <text:p>reiseKostMedOvernattingPaaHybelBrakkePrivat</text:p>
          </table:table-cell>
          <table:table-cell table:style-name="ce34" office:value-type="string" calcext:value-type="string">
            <text:p>2014-01</text:p>
          </table:table-cell>
          <table:table-cell table:style-name="ce29"/>
          <table:table-cell table:style-name="ce34" office:value-type="string" calcext:value-type="string">
            <text:p>Reise kost med overnatting på hybel/brakke/privat</text:p>
          </table:table-cell>
          <table:table-cell table:style-name="ce40" office:value-type="string" calcext:value-type="string">
            <text:p><text:span text:style-name="T1">Reise kost med overnatting på hybel/brakke/privat</text:span></text:p>
          </table:table-cell>
          <table:table-cell table:style-name="ce44" office:value-type="string" calcext:value-type="string">
            <text:p>Travel subsistence with overnight stay in bedsit/port cabin/private accommodation </text:p>
          </table:table-cell>
          <table:table-cell table:style-name="ce29"/>
          <table:table-cell table:number-columns-repeated="1009"/>
        </table:table-row>
        <table:table-row table:style-name="ro1">
          <table:table-cell table:style-name="ce3" table:formula="of:=IF([.G125]=&quot;UTGÅR&quot;;&quot;&quot;;VLOOKUP([.H125];[$'res.field'.E$1:$'res.field'.M$1048576];9;0))" office:value-type="string" office:string-value="i" calcext:value-type="string">
            <text:p>i</text:p>
          </table:table-cell>
          <table:table-cell table:style-name="ce5" table:formula="of:=&quot;&quot;&quot;&quot;&amp;[.C125]&amp;&quot;&quot;&quot;,&quot;&quot;&quot;&amp;[.D125]&amp;&quot;&quot;&quot;,&quot;&quot;&quot;&amp;[.E125]&amp;&quot;&quot;&quot;,&quot;&quot;&quot;&amp;[.F125]&amp;&quot;&quot;&quot;&quot;" office:value-type="string" office:string-value="&quot;l10n_no_hr_payroll.res_field_selection_Loennsbeskrivelse_reiseKostMedOvernattingPaaPensjonat&quot;,&quot;l10n_no_hr_payroll.res_field_l10n_no_Loennsbeskrivelse&quot;,&quot;reiseKostMedOvernattingPaaPensjonat&quot;,&quot;reiseKostMedOvernattingPaaPensjonat&quot;" calcext:value-type="string">
            <text:p>"l10n_no_hr_payroll.res_field_selection_Loennsbeskrivelse_reiseKostMedOvernattingPaaPensjonat","l10n_no_hr_payroll.res_field_l10n_no_Loennsbeskrivelse","reiseKostMedOvernattingPaaPensjonat","reiseKostMedOvernattingPaaPensjonat"</text:p>
          </table:table-cell>
          <table:table-cell table:style-name="ce5" table:formula="of:=&quot;l10n_no_hr_payroll.res_field_selection_&quot;&amp;SUBSTITUTE([.H125]&amp;&quot;_&quot;&amp;[.E125];&quot;.&quot;;&quot;_&quot;)" office:value-type="string" office:string-value="l10n_no_hr_payroll.res_field_selection_Loennsbeskrivelse_reiseKostMedOvernattingPaaPensjonat" calcext:value-type="string">
            <text:p>l10n_no_hr_payroll.res_field_selection_Loennsbeskrivelse_reiseKostMedOvernattingPaaPensjonat</text:p>
          </table:table-cell>
          <table:table-cell table:style-name="ce5" table:formula="of:=&quot;l10n_no_hr_payroll.res_field_l10n_no_&quot;&amp;[.H125]" office:value-type="string" office:string-value="l10n_no_hr_payroll.res_field_l10n_no_Loennsbeskrivelse" calcext:value-type="string">
            <text:p>l10n_no_hr_payroll.res_field_l10n_no_Loennsbeskrivelse</text:p>
          </table:table-cell>
          <table:table-cell table:style-name="ce22" table:formula="of:=[.I125]" office:value-type="string" office:string-value="reiseKostMedOvernattingPaaPensjonat" calcext:value-type="string">
            <text:p>reiseKostMedOvernattingPaaPensjonat</text:p>
          </table:table-cell>
          <table:table-cell table:style-name="ce25" table:formula="of:=[.I125]" office:value-type="string" office:string-value="reiseKostMedOvernattingPaaPensjonat" calcext:value-type="string">
            <text:p>reiseKostMedOvernattingPaaPensjonat</text:p>
          </table:table-cell>
          <table:table-cell table:style-name="ce29"/>
          <table:table-cell table:style-name="ce34" office:value-type="string" calcext:value-type="string">
            <text:p>Loennsbeskrivelse</text:p>
          </table:table-cell>
          <table:table-cell table:style-name="ce34" office:value-type="string" calcext:value-type="string">
            <text:p>reiseKostMedOvernattingPaaPensjonat</text:p>
          </table:table-cell>
          <table:table-cell table:style-name="ce34" office:value-type="string" calcext:value-type="string">
            <text:p>2014-01</text:p>
          </table:table-cell>
          <table:table-cell table:style-name="ce29"/>
          <table:table-cell table:style-name="ce34" office:value-type="string" calcext:value-type="string">
            <text:p>Reise kost med overnatting på pensjonat</text:p>
          </table:table-cell>
          <table:table-cell table:style-name="ce40" office:value-type="string" calcext:value-type="string">
            <text:p><text:span text:style-name="T1">Reise kost med overnatting på pensjonat</text:span></text:p>
          </table:table-cell>
          <table:table-cell table:style-name="ce44" office:value-type="string" calcext:value-type="string">
            <text:p>Travel subsistence with overnight stay in a guesthouse</text:p>
          </table:table-cell>
          <table:table-cell table:style-name="ce29"/>
          <table:table-cell table:number-columns-repeated="1009"/>
        </table:table-row>
        <table:table-row table:style-name="ro1">
          <table:table-cell table:style-name="ce3" table:formula="of:=IF([.G126]=&quot;UTGÅR&quot;;&quot;&quot;;VLOOKUP([.H126];[$'res.field'.E$1:$'res.field'.M$1048576];9;0))" office:value-type="string" office:string-value="i" calcext:value-type="string">
            <text:p>i</text:p>
          </table:table-cell>
          <table:table-cell table:style-name="ce5" table:formula="of:=&quot;&quot;&quot;&quot;&amp;[.C126]&amp;&quot;&quot;&quot;,&quot;&quot;&quot;&amp;[.D126]&amp;&quot;&quot;&quot;,&quot;&quot;&quot;&amp;[.E126]&amp;&quot;&quot;&quot;,&quot;&quot;&quot;&amp;[.F126]&amp;&quot;&quot;&quot;&quot;" office:value-type="string" office:string-value="&quot;l10n_no_hr_payroll.res_field_selection_Loennsbeskrivelse_reiseKostMedOvernattingTilLangtransportsjaafoerForKjoeringIUtlandet&quot;,&quot;l10n_no_hr_payroll.res_field_l10n_no_Loennsbeskrivelse&quot;,&quot;reiseKostMedOvernattingTilLangtransportsjaafoerForKjoeringIUtlandet&quot;,&quot;reiseKostMedOvernattingTilLangtransportsjaafoerForKjoeringIUtlandet&quot;" calcext:value-type="string">
            <text:p>"l10n_no_hr_payroll.res_field_selection_Loennsbeskrivelse_reiseKostMedOvernattingTilLangtransportsjaafoerForKjoeringIUtlandet","l10n_no_hr_payroll.res_field_l10n_no_Loennsbeskrivelse","reiseKostMedOvernattingTilLangtransportsjaafoerForKjoeringIUtlandet","reiseKostMedOvernattingTilLangtransportsjaafoerForKjoeringIUtlandet"</text:p>
          </table:table-cell>
          <table:table-cell table:style-name="ce5" table:formula="of:=&quot;l10n_no_hr_payroll.res_field_selection_&quot;&amp;SUBSTITUTE([.H126]&amp;&quot;_&quot;&amp;[.E126];&quot;.&quot;;&quot;_&quot;)" office:value-type="string" office:string-value="l10n_no_hr_payroll.res_field_selection_Loennsbeskrivelse_reiseKostMedOvernattingTilLangtransportsjaafoerForKjoeringIUtlandet" calcext:value-type="string">
            <text:p>l10n_no_hr_payroll.res_field_selection_Loennsbeskrivelse_reiseKostMedOvernattingTilLangtransportsjaafoerForKjoeringIUtlandet</text:p>
          </table:table-cell>
          <table:table-cell table:style-name="ce5" table:formula="of:=&quot;l10n_no_hr_payroll.res_field_l10n_no_&quot;&amp;[.H126]" office:value-type="string" office:string-value="l10n_no_hr_payroll.res_field_l10n_no_Loennsbeskrivelse" calcext:value-type="string">
            <text:p>l10n_no_hr_payroll.res_field_l10n_no_Loennsbeskrivelse</text:p>
          </table:table-cell>
          <table:table-cell table:style-name="ce22" table:formula="of:=[.I126]" office:value-type="string" office:string-value="reiseKostMedOvernattingTilLangtransportsjaafoerForKjoeringIUtlandet" calcext:value-type="string">
            <text:p>reiseKostMedOvernattingTilLangtransportsjaafoerForKjoeringIUtlandet</text:p>
          </table:table-cell>
          <table:table-cell table:style-name="ce25" table:formula="of:=[.I126]" office:value-type="string" office:string-value="reiseKostMedOvernattingTilLangtransportsjaafoerForKjoeringIUtlandet" calcext:value-type="string">
            <text:p>reiseKostMedOvernattingTilLangtransportsjaafoerForKjoeringIUtlandet</text:p>
          </table:table-cell>
          <table:table-cell table:style-name="ce29"/>
          <table:table-cell table:style-name="ce34" office:value-type="string" calcext:value-type="string">
            <text:p>Loennsbeskrivelse</text:p>
          </table:table-cell>
          <table:table-cell table:style-name="ce34" office:value-type="string" calcext:value-type="string">
            <text:p>reiseKostMedOvernattingTilLangtransportsjaafoerForKjoeringIUtlandet</text:p>
          </table:table-cell>
          <table:table-cell table:style-name="ce34" office:value-type="string" calcext:value-type="string">
            <text:p>2014-01</text:p>
          </table:table-cell>
          <table:table-cell table:style-name="ce29"/>
          <table:table-cell table:style-name="ce34" office:value-type="string" calcext:value-type="string">
            <text:p>Reise kost med overnatting til langtransportsjåfør for kjøring i utlandet</text:p>
          </table:table-cell>
          <table:table-cell table:style-name="ce40" office:value-type="string" calcext:value-type="string">
            <text:p><text:span text:style-name="T1">Reise kost med overnatting til langtransportsjåfør for køyring i utlandet</text:span></text:p>
          </table:table-cell>
          <table:table-cell table:style-name="ce44" office:value-type="string" calcext:value-type="string">
            <text:p>Travel subsistence with overnight stay to long-distance drivers for driving abroad</text:p>
          </table:table-cell>
          <table:table-cell table:style-name="ce29"/>
          <table:table-cell table:number-columns-repeated="1009"/>
        </table:table-row>
        <table:table-row table:style-name="ro1">
          <table:table-cell table:style-name="ce3" table:formula="of:=IF([.G127]=&quot;UTGÅR&quot;;&quot;&quot;;VLOOKUP([.H127];[$'res.field'.E$1:$'res.field'.M$1048576];9;0))" office:value-type="string" office:string-value="i" calcext:value-type="string">
            <text:p>i</text:p>
          </table:table-cell>
          <table:table-cell table:style-name="ce5" table:formula="of:=&quot;&quot;&quot;&quot;&amp;[.C127]&amp;&quot;&quot;&quot;,&quot;&quot;&quot;&amp;[.D127]&amp;&quot;&quot;&quot;,&quot;&quot;&quot;&amp;[.E127]&amp;&quot;&quot;&quot;,&quot;&quot;&quot;&amp;[.F127]&amp;&quot;&quot;&quot;&quot;" office:value-type="string" office:string-value="&quot;l10n_no_hr_payroll.res_field_selection_Loennsbeskrivelse_reiseKostUtenOvernatting&quot;,&quot;l10n_no_hr_payroll.res_field_l10n_no_Loennsbeskrivelse&quot;,&quot;reiseKostUtenOvernatting&quot;,&quot;reiseKostUtenOvernatting&quot;" calcext:value-type="string">
            <text:p>"l10n_no_hr_payroll.res_field_selection_Loennsbeskrivelse_reiseKostUtenOvernatting","l10n_no_hr_payroll.res_field_l10n_no_Loennsbeskrivelse","reiseKostUtenOvernatting","reiseKostUtenOvernatting"</text:p>
          </table:table-cell>
          <table:table-cell table:style-name="ce5" table:formula="of:=&quot;l10n_no_hr_payroll.res_field_selection_&quot;&amp;SUBSTITUTE([.H127]&amp;&quot;_&quot;&amp;[.E127];&quot;.&quot;;&quot;_&quot;)" office:value-type="string" office:string-value="l10n_no_hr_payroll.res_field_selection_Loennsbeskrivelse_reiseKostUtenOvernatting" calcext:value-type="string">
            <text:p>l10n_no_hr_payroll.res_field_selection_Loennsbeskrivelse_reiseKostUtenOvernatting</text:p>
          </table:table-cell>
          <table:table-cell table:style-name="ce5" table:formula="of:=&quot;l10n_no_hr_payroll.res_field_l10n_no_&quot;&amp;[.H127]" office:value-type="string" office:string-value="l10n_no_hr_payroll.res_field_l10n_no_Loennsbeskrivelse" calcext:value-type="string">
            <text:p>l10n_no_hr_payroll.res_field_l10n_no_Loennsbeskrivelse</text:p>
          </table:table-cell>
          <table:table-cell table:style-name="ce22" table:formula="of:=[.I127]" office:value-type="string" office:string-value="reiseKostUtenOvernatting" calcext:value-type="string">
            <text:p>reiseKostUtenOvernatting</text:p>
          </table:table-cell>
          <table:table-cell table:style-name="ce25" table:formula="of:=[.I127]" office:value-type="string" office:string-value="reiseKostUtenOvernatting" calcext:value-type="string">
            <text:p>reiseKostUtenOvernatting</text:p>
          </table:table-cell>
          <table:table-cell table:style-name="ce29"/>
          <table:table-cell table:style-name="ce34" office:value-type="string" calcext:value-type="string">
            <text:p>Loennsbeskrivelse</text:p>
          </table:table-cell>
          <table:table-cell table:style-name="ce34" office:value-type="string" calcext:value-type="string">
            <text:p>reiseKostUtenOvernatting</text:p>
          </table:table-cell>
          <table:table-cell table:style-name="ce34" office:value-type="string" calcext:value-type="string">
            <text:p>2013-01</text:p>
          </table:table-cell>
          <table:table-cell table:style-name="ce29"/>
          <table:table-cell table:style-name="ce34" office:value-type="string" calcext:value-type="string">
            <text:p>Reise kost uten overnatting</text:p>
          </table:table-cell>
          <table:table-cell table:style-name="ce40" office:value-type="string" calcext:value-type="string">
            <text:p><text:span text:style-name="T1">Reise kost utan overnatting</text:span></text:p>
          </table:table-cell>
          <table:table-cell table:style-name="ce44" office:value-type="string" calcext:value-type="string">
            <text:p>Travel subsistence without overnight stay</text:p>
          </table:table-cell>
          <table:table-cell table:style-name="ce29"/>
          <table:table-cell table:number-columns-repeated="1009"/>
        </table:table-row>
        <table:table-row table:style-name="ro1">
          <table:table-cell table:style-name="ce3" table:formula="of:=IF([.G128]=&quot;UTGÅR&quot;;&quot;&quot;;VLOOKUP([.H128];[$'res.field'.E$1:$'res.field'.M$1048576];9;0))" office:value-type="string" office:string-value="i" calcext:value-type="string">
            <text:p>i</text:p>
          </table:table-cell>
          <table:table-cell table:style-name="ce5" table:formula="of:=&quot;&quot;&quot;&quot;&amp;[.C128]&amp;&quot;&quot;&quot;,&quot;&quot;&quot;&amp;[.D128]&amp;&quot;&quot;&quot;,&quot;&quot;&quot;&amp;[.E128]&amp;&quot;&quot;&quot;,&quot;&quot;&quot;&amp;[.F128]&amp;&quot;&quot;&quot;&quot;" office:value-type="string" office:string-value="&quot;l10n_no_hr_payroll.res_field_selection_Loennsbeskrivelse_reiseLosji&quot;,&quot;l10n_no_hr_payroll.res_field_l10n_no_Loennsbeskrivelse&quot;,&quot;reiseLosji&quot;,&quot;reiseLosji&quot;" calcext:value-type="string">
            <text:p>"l10n_no_hr_payroll.res_field_selection_Loennsbeskrivelse_reiseLosji","l10n_no_hr_payroll.res_field_l10n_no_Loennsbeskrivelse","reiseLosji","reiseLosji"</text:p>
          </table:table-cell>
          <table:table-cell table:style-name="ce5" table:formula="of:=&quot;l10n_no_hr_payroll.res_field_selection_&quot;&amp;SUBSTITUTE([.H128]&amp;&quot;_&quot;&amp;[.E128];&quot;.&quot;;&quot;_&quot;)" office:value-type="string" office:string-value="l10n_no_hr_payroll.res_field_selection_Loennsbeskrivelse_reiseLosji" calcext:value-type="string">
            <text:p>l10n_no_hr_payroll.res_field_selection_Loennsbeskrivelse_reiseLosji</text:p>
          </table:table-cell>
          <table:table-cell table:style-name="ce5" table:formula="of:=&quot;l10n_no_hr_payroll.res_field_l10n_no_&quot;&amp;[.H128]" office:value-type="string" office:string-value="l10n_no_hr_payroll.res_field_l10n_no_Loennsbeskrivelse" calcext:value-type="string">
            <text:p>l10n_no_hr_payroll.res_field_l10n_no_Loennsbeskrivelse</text:p>
          </table:table-cell>
          <table:table-cell table:style-name="ce22" table:formula="of:=[.I128]" office:value-type="string" office:string-value="reiseLosji" calcext:value-type="string">
            <text:p>reiseLosji</text:p>
          </table:table-cell>
          <table:table-cell table:style-name="ce25" table:formula="of:=[.I128]" office:value-type="string" office:string-value="reiseLosji" calcext:value-type="string">
            <text:p>reiseLosji</text:p>
          </table:table-cell>
          <table:table-cell table:style-name="ce29"/>
          <table:table-cell table:style-name="ce34" office:value-type="string" calcext:value-type="string">
            <text:p>Loennsbeskrivelse</text:p>
          </table:table-cell>
          <table:table-cell table:style-name="ce34" office:value-type="string" calcext:value-type="string">
            <text:p>reiseLosji</text:p>
          </table:table-cell>
          <table:table-cell table:style-name="ce34" office:value-type="string" calcext:value-type="string">
            <text:p>2013-01</text:p>
          </table:table-cell>
          <table:table-cell table:style-name="ce29"/>
          <table:table-cell table:style-name="ce34" office:value-type="string" calcext:value-type="string">
            <text:p>Reise losji</text:p>
          </table:table-cell>
          <table:table-cell table:style-name="ce40" office:value-type="string" calcext:value-type="string">
            <text:p><text:span text:style-name="T1">Reise losji</text:span></text:p>
          </table:table-cell>
          <table:table-cell table:style-name="ce44" office:value-type="string" calcext:value-type="string">
            <text:p>Business travel lodging</text:p>
          </table:table-cell>
          <table:table-cell table:style-name="ce29"/>
          <table:table-cell table:number-columns-repeated="1009"/>
        </table:table-row>
        <table:table-row table:style-name="ro1">
          <table:table-cell table:style-name="ce3" table:formula="of:=IF([.G129]=&quot;UTGÅR&quot;;&quot;&quot;;VLOOKUP([.H129];[$'res.field'.E$1:$'res.field'.M$1048576];9;0))" office:value-type="string" office:string-value="i" calcext:value-type="string">
            <text:p>i</text:p>
          </table:table-cell>
          <table:table-cell table:style-name="ce5" table:formula="of:=&quot;&quot;&quot;&quot;&amp;[.C129]&amp;&quot;&quot;&quot;,&quot;&quot;&quot;&amp;[.D129]&amp;&quot;&quot;&quot;,&quot;&quot;&quot;&amp;[.E129]&amp;&quot;&quot;&quot;,&quot;&quot;&quot;&amp;[.F129]&amp;&quot;&quot;&quot;&quot;" office:value-type="string" office:string-value="&quot;l10n_no_hr_payroll.res_field_selection_Loennsbeskrivelse_reiseNattillegg&quot;,&quot;l10n_no_hr_payroll.res_field_l10n_no_Loennsbeskrivelse&quot;,&quot;reiseNattillegg&quot;,&quot;reiseNattillegg&quot;" calcext:value-type="string">
            <text:p>"l10n_no_hr_payroll.res_field_selection_Loennsbeskrivelse_reiseNattillegg","l10n_no_hr_payroll.res_field_l10n_no_Loennsbeskrivelse","reiseNattillegg","reiseNattillegg"</text:p>
          </table:table-cell>
          <table:table-cell table:style-name="ce5" table:formula="of:=&quot;l10n_no_hr_payroll.res_field_selection_&quot;&amp;SUBSTITUTE([.H129]&amp;&quot;_&quot;&amp;[.E129];&quot;.&quot;;&quot;_&quot;)" office:value-type="string" office:string-value="l10n_no_hr_payroll.res_field_selection_Loennsbeskrivelse_reiseNattillegg" calcext:value-type="string">
            <text:p>l10n_no_hr_payroll.res_field_selection_Loennsbeskrivelse_reiseNattillegg</text:p>
          </table:table-cell>
          <table:table-cell table:style-name="ce5" table:formula="of:=&quot;l10n_no_hr_payroll.res_field_l10n_no_&quot;&amp;[.H129]" office:value-type="string" office:string-value="l10n_no_hr_payroll.res_field_l10n_no_Loennsbeskrivelse" calcext:value-type="string">
            <text:p>l10n_no_hr_payroll.res_field_l10n_no_Loennsbeskrivelse</text:p>
          </table:table-cell>
          <table:table-cell table:style-name="ce22" table:formula="of:=[.I129]" office:value-type="string" office:string-value="reiseNattillegg" calcext:value-type="string">
            <text:p>reiseNattillegg</text:p>
          </table:table-cell>
          <table:table-cell table:style-name="ce25" table:formula="of:=[.I129]" office:value-type="string" office:string-value="reiseNattillegg" calcext:value-type="string">
            <text:p>reiseNattillegg</text:p>
          </table:table-cell>
          <table:table-cell table:style-name="ce29"/>
          <table:table-cell table:style-name="ce34" office:value-type="string" calcext:value-type="string">
            <text:p>Loennsbeskrivelse</text:p>
          </table:table-cell>
          <table:table-cell table:style-name="ce34" office:value-type="string" calcext:value-type="string">
            <text:p>reiseNattillegg</text:p>
          </table:table-cell>
          <table:table-cell table:style-name="ce34" office:value-type="string" calcext:value-type="string">
            <text:p>2013-01</text:p>
          </table:table-cell>
          <table:table-cell table:style-name="ce29"/>
          <table:table-cell table:style-name="ce34" office:value-type="string" calcext:value-type="string">
            <text:p>Reise nattillegg</text:p>
          </table:table-cell>
          <table:table-cell table:style-name="ce40" office:value-type="string" calcext:value-type="string">
            <text:p><text:span text:style-name="T1">Reise nattillegg</text:span></text:p>
          </table:table-cell>
          <table:table-cell table:style-name="ce44" office:value-type="string" calcext:value-type="string">
            <text:p>Travel overnight supplement</text:p>
          </table:table-cell>
          <table:table-cell table:style-name="ce29"/>
          <table:table-cell table:number-columns-repeated="1009"/>
        </table:table-row>
        <table:table-row table:style-name="ro1">
          <table:table-cell table:style-name="ce3" table:formula="of:=IF([.G130]=&quot;UTGÅR&quot;;&quot;&quot;;VLOOKUP([.H130];[$'res.field'.E$1:$'res.field'.M$1048576];9;0))" office:value-type="string" office:string-value="i" calcext:value-type="string">
            <text:p>i</text:p>
          </table:table-cell>
          <table:table-cell table:style-name="ce5" table:formula="of:=&quot;&quot;&quot;&quot;&amp;[.C130]&amp;&quot;&quot;&quot;,&quot;&quot;&quot;&amp;[.D130]&amp;&quot;&quot;&quot;,&quot;&quot;&quot;&amp;[.E130]&amp;&quot;&quot;&quot;,&quot;&quot;&quot;&amp;[.F130]&amp;&quot;&quot;&quot;&quot;" office:value-type="string" office:string-value="&quot;l10n_no_hr_payroll.res_field_selection_Loennsbeskrivelse_rentefordelLaan&quot;,&quot;l10n_no_hr_payroll.res_field_l10n_no_Loennsbeskrivelse&quot;,&quot;rentefordelLaan&quot;,&quot;rentefordelLaan&quot;" calcext:value-type="string">
            <text:p>"l10n_no_hr_payroll.res_field_selection_Loennsbeskrivelse_rentefordelLaan","l10n_no_hr_payroll.res_field_l10n_no_Loennsbeskrivelse","rentefordelLaan","rentefordelLaan"</text:p>
          </table:table-cell>
          <table:table-cell table:style-name="ce5" table:formula="of:=&quot;l10n_no_hr_payroll.res_field_selection_&quot;&amp;SUBSTITUTE([.H130]&amp;&quot;_&quot;&amp;[.E130];&quot;.&quot;;&quot;_&quot;)" office:value-type="string" office:string-value="l10n_no_hr_payroll.res_field_selection_Loennsbeskrivelse_rentefordelLaan" calcext:value-type="string">
            <text:p>l10n_no_hr_payroll.res_field_selection_Loennsbeskrivelse_rentefordelLaan</text:p>
          </table:table-cell>
          <table:table-cell table:style-name="ce5" table:formula="of:=&quot;l10n_no_hr_payroll.res_field_l10n_no_&quot;&amp;[.H130]" office:value-type="string" office:string-value="l10n_no_hr_payroll.res_field_l10n_no_Loennsbeskrivelse" calcext:value-type="string">
            <text:p>l10n_no_hr_payroll.res_field_l10n_no_Loennsbeskrivelse</text:p>
          </table:table-cell>
          <table:table-cell table:style-name="ce22" table:formula="of:=[.I130]" office:value-type="string" office:string-value="rentefordelLaan" calcext:value-type="string">
            <text:p>rentefordelLaan</text:p>
          </table:table-cell>
          <table:table-cell table:style-name="ce25" table:formula="of:=[.I130]" office:value-type="string" office:string-value="rentefordelLaan" calcext:value-type="string">
            <text:p>rentefordelLaan</text:p>
          </table:table-cell>
          <table:table-cell table:style-name="ce29"/>
          <table:table-cell table:style-name="ce34" office:value-type="string" calcext:value-type="string">
            <text:p>Loennsbeskrivelse</text:p>
          </table:table-cell>
          <table:table-cell table:style-name="ce34" office:value-type="string" calcext:value-type="string">
            <text:p>rentefordelLaan</text:p>
          </table:table-cell>
          <table:table-cell table:style-name="ce34" office:value-type="string" calcext:value-type="string">
            <text:p>2013-01</text:p>
          </table:table-cell>
          <table:table-cell table:style-name="ce29"/>
          <table:table-cell table:style-name="ce34" office:value-type="string" calcext:value-type="string">
            <text:p>Rentefordel lån</text:p>
          </table:table-cell>
          <table:table-cell table:style-name="ce40" office:value-type="string" calcext:value-type="string">
            <text:p><text:span text:style-name="T1">Rentefordel lån</text:span></text:p>
          </table:table-cell>
          <table:table-cell table:style-name="ce44" office:value-type="string" calcext:value-type="string">
            <text:p>Benefit on loan interest</text:p>
          </table:table-cell>
          <table:table-cell table:style-name="ce29"/>
          <table:table-cell table:number-columns-repeated="1009"/>
        </table:table-row>
        <table:table-row table:style-name="ro1">
          <table:table-cell table:style-name="ce3" table:formula="of:=IF([.G131]=&quot;UTGÅR&quot;;&quot;&quot;;VLOOKUP([.H131];[$'res.field'.E$1:$'res.field'.M$1048576];9;0))" office:value-type="string" office:string-value="i" calcext:value-type="string">
            <text:p>i</text:p>
          </table:table-cell>
          <table:table-cell table:style-name="ce5" table:formula="of:=&quot;&quot;&quot;&quot;&amp;[.C131]&amp;&quot;&quot;&quot;,&quot;&quot;&quot;&amp;[.D131]&amp;&quot;&quot;&quot;,&quot;&quot;&quot;&amp;[.E131]&amp;&quot;&quot;&quot;,&quot;&quot;&quot;&amp;[.F131]&amp;&quot;&quot;&quot;&quot;" office:value-type="string" office:string-value="&quot;l10n_no_hr_payroll.res_field_selection_Loennsbeskrivelse_skattefriErstatning&quot;,&quot;l10n_no_hr_payroll.res_field_l10n_no_Loennsbeskrivelse&quot;,&quot;skattefriErstatning&quot;,&quot;skattefriErstatning&quot;" calcext:value-type="string">
            <text:p>"l10n_no_hr_payroll.res_field_selection_Loennsbeskrivelse_skattefriErstatning","l10n_no_hr_payroll.res_field_l10n_no_Loennsbeskrivelse","skattefriErstatning","skattefriErstatning"</text:p>
          </table:table-cell>
          <table:table-cell table:style-name="ce5" table:formula="of:=&quot;l10n_no_hr_payroll.res_field_selection_&quot;&amp;SUBSTITUTE([.H131]&amp;&quot;_&quot;&amp;[.E131];&quot;.&quot;;&quot;_&quot;)" office:value-type="string" office:string-value="l10n_no_hr_payroll.res_field_selection_Loennsbeskrivelse_skattefriErstatning" calcext:value-type="string">
            <text:p>l10n_no_hr_payroll.res_field_selection_Loennsbeskrivelse_skattefriErstatning</text:p>
          </table:table-cell>
          <table:table-cell table:style-name="ce5" table:formula="of:=&quot;l10n_no_hr_payroll.res_field_l10n_no_&quot;&amp;[.H131]" office:value-type="string" office:string-value="l10n_no_hr_payroll.res_field_l10n_no_Loennsbeskrivelse" calcext:value-type="string">
            <text:p>l10n_no_hr_payroll.res_field_l10n_no_Loennsbeskrivelse</text:p>
          </table:table-cell>
          <table:table-cell table:style-name="ce22" table:formula="of:=[.I131]" office:value-type="string" office:string-value="skattefriErstatning" calcext:value-type="string">
            <text:p>skattefriErstatning</text:p>
          </table:table-cell>
          <table:table-cell table:style-name="ce25" table:formula="of:=[.I131]" office:value-type="string" office:string-value="skattefriErstatning" calcext:value-type="string">
            <text:p>skattefriErstatning</text:p>
          </table:table-cell>
          <table:table-cell table:style-name="ce29"/>
          <table:table-cell table:style-name="ce34" office:value-type="string" calcext:value-type="string">
            <text:p>Loennsbeskrivelse</text:p>
          </table:table-cell>
          <table:table-cell table:style-name="ce34" office:value-type="string" calcext:value-type="string">
            <text:p>skattefriErstatning</text:p>
          </table:table-cell>
          <table:table-cell table:style-name="ce34" office:value-type="string" calcext:value-type="string">
            <text:p>2013-01</text:p>
          </table:table-cell>
          <table:table-cell table:style-name="ce29"/>
          <table:table-cell table:style-name="ce34" office:value-type="string" calcext:value-type="string">
            <text:p>Skattefri erstatning</text:p>
          </table:table-cell>
          <table:table-cell table:style-name="ce40" office:value-type="string" calcext:value-type="string">
            <text:p><text:span text:style-name="T1">Skattefri erstatning</text:span></text:p>
          </table:table-cell>
          <table:table-cell table:style-name="ce44" office:value-type="string" calcext:value-type="string">
            <text:p>Tax-free compensation</text:p>
          </table:table-cell>
          <table:table-cell table:style-name="ce29"/>
          <table:table-cell table:number-columns-repeated="1009"/>
        </table:table-row>
        <table:table-row table:style-name="ro1">
          <table:table-cell table:style-name="ce3" table:formula="of:=IF([.G132]=&quot;UTGÅR&quot;;&quot;&quot;;VLOOKUP([.H132];[$'res.field'.E$1:$'res.field'.M$1048576];9;0))" office:value-type="string" office:string-value="i" calcext:value-type="string">
            <text:p>i</text:p>
          </table:table-cell>
          <table:table-cell table:style-name="ce5" table:formula="of:=&quot;&quot;&quot;&quot;&amp;[.C132]&amp;&quot;&quot;&quot;,&quot;&quot;&quot;&amp;[.D132]&amp;&quot;&quot;&quot;,&quot;&quot;&quot;&amp;[.E132]&amp;&quot;&quot;&quot;,&quot;&quot;&quot;&amp;[.F132]&amp;&quot;&quot;&quot;&quot;" office:value-type="string" office:string-value="&quot;l10n_no_hr_payroll.res_field_selection_Loennsbeskrivelse_skattefrieUtbetalinger&quot;,&quot;l10n_no_hr_payroll.res_field_l10n_no_Loennsbeskrivelse&quot;,&quot;skattefrieUtbetalinger&quot;,&quot;skattefrieUtbetalinger&quot;" calcext:value-type="string">
            <text:p>"l10n_no_hr_payroll.res_field_selection_Loennsbeskrivelse_skattefrieUtbetalinger","l10n_no_hr_payroll.res_field_l10n_no_Loennsbeskrivelse","skattefrieUtbetalinger","skattefrieUtbetalinger"</text:p>
          </table:table-cell>
          <table:table-cell table:style-name="ce5" table:formula="of:=&quot;l10n_no_hr_payroll.res_field_selection_&quot;&amp;SUBSTITUTE([.H132]&amp;&quot;_&quot;&amp;[.E132];&quot;.&quot;;&quot;_&quot;)" office:value-type="string" office:string-value="l10n_no_hr_payroll.res_field_selection_Loennsbeskrivelse_skattefrieUtbetalinger" calcext:value-type="string">
            <text:p>l10n_no_hr_payroll.res_field_selection_Loennsbeskrivelse_skattefrieUtbetalinger</text:p>
          </table:table-cell>
          <table:table-cell table:style-name="ce5" table:formula="of:=&quot;l10n_no_hr_payroll.res_field_l10n_no_&quot;&amp;[.H132]" office:value-type="string" office:string-value="l10n_no_hr_payroll.res_field_l10n_no_Loennsbeskrivelse" calcext:value-type="string">
            <text:p>l10n_no_hr_payroll.res_field_l10n_no_Loennsbeskrivelse</text:p>
          </table:table-cell>
          <table:table-cell table:style-name="ce22" table:formula="of:=[.I132]" office:value-type="string" office:string-value="skattefrieUtbetalinger" calcext:value-type="string">
            <text:p>skattefrieUtbetalinger</text:p>
          </table:table-cell>
          <table:table-cell table:style-name="ce25" table:formula="of:=[.I132]" office:value-type="string" office:string-value="skattefrieUtbetalinger" calcext:value-type="string">
            <text:p>skattefrieUtbetalinger</text:p>
          </table:table-cell>
          <table:table-cell table:style-name="ce29"/>
          <table:table-cell table:style-name="ce34" office:value-type="string" calcext:value-type="string">
            <text:p>Loennsbeskrivelse</text:p>
          </table:table-cell>
          <table:table-cell table:style-name="ce34" office:value-type="string" calcext:value-type="string">
            <text:p>skattefrieUtbetalinger</text:p>
          </table:table-cell>
          <table:table-cell table:style-name="ce34" office:value-type="string" calcext:value-type="string">
            <text:p>2014-01</text:p>
          </table:table-cell>
          <table:table-cell table:style-name="ce29"/>
          <table:table-cell table:style-name="ce34" office:value-type="string" calcext:value-type="string">
            <text:p>Skattefrie utbetalinger</text:p>
          </table:table-cell>
          <table:table-cell table:style-name="ce40" office:value-type="string" calcext:value-type="string">
            <text:p><text:span text:style-name="T1">Skattefrie utbetalingar</text:span></text:p>
          </table:table-cell>
          <table:table-cell table:style-name="ce40" office:value-type="string" calcext:value-type="string">
            <text:p><text:span text:style-name="T1">Tax-free payments</text:span></text:p>
          </table:table-cell>
          <table:table-cell table:style-name="ce29"/>
          <table:table-cell table:number-columns-repeated="1009"/>
        </table:table-row>
        <table:table-row table:style-name="ro1">
          <table:table-cell table:style-name="ce3" table:formula="of:=IF([.G133]=&quot;UTGÅR&quot;;&quot;&quot;;VLOOKUP([.H133];[$'res.field'.E$1:$'res.field'.M$1048576];9;0))" office:value-type="string" office:string-value="i" calcext:value-type="string">
            <text:p>i</text:p>
          </table:table-cell>
          <table:table-cell table:style-name="ce5" table:formula="of:=&quot;&quot;&quot;&quot;&amp;[.C133]&amp;&quot;&quot;&quot;,&quot;&quot;&quot;&amp;[.D133]&amp;&quot;&quot;&quot;,&quot;&quot;&quot;&amp;[.E133]&amp;&quot;&quot;&quot;,&quot;&quot;&quot;&amp;[.F133]&amp;&quot;&quot;&quot;&quot;" office:value-type="string" office:string-value="&quot;l10n_no_hr_payroll.res_field_selection_Loennsbeskrivelse_skattepliktigDelForsikringer&quot;,&quot;l10n_no_hr_payroll.res_field_l10n_no_Loennsbeskrivelse&quot;,&quot;skattepliktigDelForsikringer&quot;,&quot;skattepliktigDelForsikringer&quot;" calcext:value-type="string">
            <text:p>"l10n_no_hr_payroll.res_field_selection_Loennsbeskrivelse_skattepliktigDelForsikringer","l10n_no_hr_payroll.res_field_l10n_no_Loennsbeskrivelse","skattepliktigDelForsikringer","skattepliktigDelForsikringer"</text:p>
          </table:table-cell>
          <table:table-cell table:style-name="ce5" table:formula="of:=&quot;l10n_no_hr_payroll.res_field_selection_&quot;&amp;SUBSTITUTE([.H133]&amp;&quot;_&quot;&amp;[.E133];&quot;.&quot;;&quot;_&quot;)" office:value-type="string" office:string-value="l10n_no_hr_payroll.res_field_selection_Loennsbeskrivelse_skattepliktigDelForsikringer" calcext:value-type="string">
            <text:p>l10n_no_hr_payroll.res_field_selection_Loennsbeskrivelse_skattepliktigDelForsikringer</text:p>
          </table:table-cell>
          <table:table-cell table:style-name="ce5" table:formula="of:=&quot;l10n_no_hr_payroll.res_field_l10n_no_&quot;&amp;[.H133]" office:value-type="string" office:string-value="l10n_no_hr_payroll.res_field_l10n_no_Loennsbeskrivelse" calcext:value-type="string">
            <text:p>l10n_no_hr_payroll.res_field_l10n_no_Loennsbeskrivelse</text:p>
          </table:table-cell>
          <table:table-cell table:style-name="ce22" table:formula="of:=[.I133]" office:value-type="string" office:string-value="skattepliktigDelForsikringer" calcext:value-type="string">
            <text:p>skattepliktigDelForsikringer</text:p>
          </table:table-cell>
          <table:table-cell table:style-name="ce25" table:formula="of:=[.I133]" office:value-type="string" office:string-value="skattepliktigDelForsikringer" calcext:value-type="string">
            <text:p>skattepliktigDelForsikringer</text:p>
          </table:table-cell>
          <table:table-cell table:style-name="ce29"/>
          <table:table-cell table:style-name="ce34" office:value-type="string" calcext:value-type="string">
            <text:p>Loennsbeskrivelse</text:p>
          </table:table-cell>
          <table:table-cell table:style-name="ce34" office:value-type="string" calcext:value-type="string">
            <text:p>skattepliktigDelForsikringer</text:p>
          </table:table-cell>
          <table:table-cell table:style-name="ce34" office:value-type="string" calcext:value-type="string">
            <text:p>2013-01</text:p>
          </table:table-cell>
          <table:table-cell table:style-name="ce29"/>
          <table:table-cell table:style-name="ce34" office:value-type="string" calcext:value-type="string">
            <text:p>Skattepliktig del av visse typer forsikringer</text:p>
          </table:table-cell>
          <table:table-cell table:style-name="ce40" office:value-type="string" calcext:value-type="string">
            <text:p><text:span text:style-name="T1">Skattepliktig del av visse typar forsikringar</text:span></text:p>
          </table:table-cell>
          <table:table-cell table:style-name="ce44" office:value-type="string" calcext:value-type="string">
            <text:p>Taxable part of certain types of insurance premium</text:p>
          </table:table-cell>
          <table:table-cell table:style-name="ce29"/>
          <table:table-cell table:number-columns-repeated="1009"/>
        </table:table-row>
        <table:table-row table:style-name="ro1">
          <table:table-cell table:style-name="ce3" table:formula="of:=IF([.G134]=&quot;UTGÅR&quot;;&quot;&quot;;VLOOKUP([.H134];[$'res.field'.E$1:$'res.field'.M$1048576];9;0))" office:value-type="string" office:string-value="i" calcext:value-type="string">
            <text:p>i</text:p>
          </table:table-cell>
          <table:table-cell table:style-name="ce5" table:formula="of:=&quot;&quot;&quot;&quot;&amp;[.C134]&amp;&quot;&quot;&quot;,&quot;&quot;&quot;&amp;[.D134]&amp;&quot;&quot;&quot;,&quot;&quot;&quot;&amp;[.E134]&amp;&quot;&quot;&quot;,&quot;&quot;&quot;&amp;[.F134]&amp;&quot;&quot;&quot;&quot;" office:value-type="string" office:string-value="&quot;l10n_no_hr_payroll.res_field_selection_Loennsbeskrivelse_sluttvederlag&quot;,&quot;l10n_no_hr_payroll.res_field_l10n_no_Loennsbeskrivelse&quot;,&quot;sluttvederlag&quot;,&quot;sluttvederlag&quot;" calcext:value-type="string">
            <text:p>"l10n_no_hr_payroll.res_field_selection_Loennsbeskrivelse_sluttvederlag","l10n_no_hr_payroll.res_field_l10n_no_Loennsbeskrivelse","sluttvederlag","sluttvederlag"</text:p>
          </table:table-cell>
          <table:table-cell table:style-name="ce5" table:formula="of:=&quot;l10n_no_hr_payroll.res_field_selection_&quot;&amp;SUBSTITUTE([.H134]&amp;&quot;_&quot;&amp;[.E134];&quot;.&quot;;&quot;_&quot;)" office:value-type="string" office:string-value="l10n_no_hr_payroll.res_field_selection_Loennsbeskrivelse_sluttvederlag" calcext:value-type="string">
            <text:p>l10n_no_hr_payroll.res_field_selection_Loennsbeskrivelse_sluttvederlag</text:p>
          </table:table-cell>
          <table:table-cell table:style-name="ce5" table:formula="of:=&quot;l10n_no_hr_payroll.res_field_l10n_no_&quot;&amp;[.H134]" office:value-type="string" office:string-value="l10n_no_hr_payroll.res_field_l10n_no_Loennsbeskrivelse" calcext:value-type="string">
            <text:p>l10n_no_hr_payroll.res_field_l10n_no_Loennsbeskrivelse</text:p>
          </table:table-cell>
          <table:table-cell table:style-name="ce22" table:formula="of:=[.I134]" office:value-type="string" office:string-value="sluttvederlag" calcext:value-type="string">
            <text:p>sluttvederlag</text:p>
          </table:table-cell>
          <table:table-cell table:style-name="ce25" table:formula="of:=[.I134]" office:value-type="string" office:string-value="sluttvederlag" calcext:value-type="string">
            <text:p>sluttvederlag</text:p>
          </table:table-cell>
          <table:table-cell table:style-name="ce29"/>
          <table:table-cell table:style-name="ce34" office:value-type="string" calcext:value-type="string">
            <text:p>Loennsbeskrivelse</text:p>
          </table:table-cell>
          <table:table-cell table:style-name="ce34" office:value-type="string" calcext:value-type="string">
            <text:p>sluttvederlag</text:p>
          </table:table-cell>
          <table:table-cell table:style-name="ce34" office:value-type="string" calcext:value-type="string">
            <text:p>2013-01</text:p>
          </table:table-cell>
          <table:table-cell table:style-name="ce29"/>
          <table:table-cell table:style-name="ce34" office:value-type="string" calcext:value-type="string">
            <text:p>Sluttvederlag</text:p>
          </table:table-cell>
          <table:table-cell table:style-name="ce40" office:value-type="string" calcext:value-type="string">
            <text:p><text:span text:style-name="T1">Sluttvederlag</text:span></text:p>
          </table:table-cell>
          <table:table-cell table:style-name="ce44" office:value-type="string" calcext:value-type="string">
            <text:p>Severance pay</text:p>
          </table:table-cell>
          <table:table-cell table:style-name="ce29"/>
          <table:table-cell table:number-columns-repeated="1009"/>
        </table:table-row>
        <table:table-row table:style-name="ro1">
          <table:table-cell table:style-name="ce3" table:formula="of:=IF([.G135]=&quot;UTGÅR&quot;;&quot;&quot;;VLOOKUP([.H135];[$'res.field'.E$1:$'res.field'.M$1048576];9;0))" office:value-type="string" office:string-value="i" calcext:value-type="string">
            <text:p>i</text:p>
          </table:table-cell>
          <table:table-cell table:style-name="ce5" table:formula="of:=&quot;&quot;&quot;&quot;&amp;[.C135]&amp;&quot;&quot;&quot;,&quot;&quot;&quot;&amp;[.D135]&amp;&quot;&quot;&quot;,&quot;&quot;&quot;&amp;[.E135]&amp;&quot;&quot;&quot;,&quot;&quot;&quot;&amp;[.F135]&amp;&quot;&quot;&quot;&quot;" office:value-type="string" office:string-value="&quot;l10n_no_hr_payroll.res_field_selection_Loennsbeskrivelse_smusstillegg&quot;,&quot;l10n_no_hr_payroll.res_field_l10n_no_Loennsbeskrivelse&quot;,&quot;smusstillegg&quot;,&quot;smusstillegg&quot;" calcext:value-type="string">
            <text:p>"l10n_no_hr_payroll.res_field_selection_Loennsbeskrivelse_smusstillegg","l10n_no_hr_payroll.res_field_l10n_no_Loennsbeskrivelse","smusstillegg","smusstillegg"</text:p>
          </table:table-cell>
          <table:table-cell table:style-name="ce5" table:formula="of:=&quot;l10n_no_hr_payroll.res_field_selection_&quot;&amp;SUBSTITUTE([.H135]&amp;&quot;_&quot;&amp;[.E135];&quot;.&quot;;&quot;_&quot;)" office:value-type="string" office:string-value="l10n_no_hr_payroll.res_field_selection_Loennsbeskrivelse_smusstillegg" calcext:value-type="string">
            <text:p>l10n_no_hr_payroll.res_field_selection_Loennsbeskrivelse_smusstillegg</text:p>
          </table:table-cell>
          <table:table-cell table:style-name="ce5" table:formula="of:=&quot;l10n_no_hr_payroll.res_field_l10n_no_&quot;&amp;[.H135]" office:value-type="string" office:string-value="l10n_no_hr_payroll.res_field_l10n_no_Loennsbeskrivelse" calcext:value-type="string">
            <text:p>l10n_no_hr_payroll.res_field_l10n_no_Loennsbeskrivelse</text:p>
          </table:table-cell>
          <table:table-cell table:style-name="ce22" table:formula="of:=[.I135]" office:value-type="string" office:string-value="smusstillegg" calcext:value-type="string">
            <text:p>smusstillegg</text:p>
          </table:table-cell>
          <table:table-cell table:style-name="ce25" table:formula="of:=[.I135]" office:value-type="string" office:string-value="smusstillegg" calcext:value-type="string">
            <text:p>smusstillegg</text:p>
          </table:table-cell>
          <table:table-cell table:style-name="ce29"/>
          <table:table-cell table:style-name="ce34" office:value-type="string" calcext:value-type="string">
            <text:p>Loennsbeskrivelse</text:p>
          </table:table-cell>
          <table:table-cell table:style-name="ce34" office:value-type="string" calcext:value-type="string">
            <text:p>smusstillegg</text:p>
          </table:table-cell>
          <table:table-cell table:style-name="ce34" office:value-type="string" calcext:value-type="string">
            <text:p>2013-01</text:p>
          </table:table-cell>
          <table:table-cell table:style-name="ce29"/>
          <table:table-cell table:style-name="ce34" office:value-type="string" calcext:value-type="string">
            <text:p>Smusstillegg</text:p>
          </table:table-cell>
          <table:table-cell table:style-name="ce40" office:value-type="string" calcext:value-type="string">
            <text:p><text:span text:style-name="T1">Smusstillegg</text:span></text:p>
          </table:table-cell>
          <table:table-cell table:style-name="ce44" office:value-type="string" calcext:value-type="string">
            <text:p>Nuisance bonus</text:p>
          </table:table-cell>
          <table:table-cell table:style-name="ce29"/>
          <table:table-cell table:number-columns-repeated="1009"/>
        </table:table-row>
        <table:table-row table:style-name="ro1">
          <table:table-cell table:style-name="ce3" table:formula="of:=IF([.G136]=&quot;UTGÅR&quot;;&quot;&quot;;VLOOKUP([.H136];[$'res.field'.E$1:$'res.field'.M$1048576];9;0))" office:value-type="string" office:string-value="i" calcext:value-type="string">
            <text:p>i</text:p>
          </table:table-cell>
          <table:table-cell table:style-name="ce5" table:formula="of:=&quot;&quot;&quot;&quot;&amp;[.C136]&amp;&quot;&quot;&quot;,&quot;&quot;&quot;&amp;[.D136]&amp;&quot;&quot;&quot;,&quot;&quot;&quot;&amp;[.E136]&amp;&quot;&quot;&quot;,&quot;&quot;&quot;&amp;[.F136]&amp;&quot;&quot;&quot;&quot;" office:value-type="string" office:string-value="&quot;l10n_no_hr_payroll.res_field_selection_Loennsbeskrivelse_stipend&quot;,&quot;l10n_no_hr_payroll.res_field_l10n_no_Loennsbeskrivelse&quot;,&quot;stipend&quot;,&quot;stipend&quot;" calcext:value-type="string">
            <text:p>"l10n_no_hr_payroll.res_field_selection_Loennsbeskrivelse_stipend","l10n_no_hr_payroll.res_field_l10n_no_Loennsbeskrivelse","stipend","stipend"</text:p>
          </table:table-cell>
          <table:table-cell table:style-name="ce5" table:formula="of:=&quot;l10n_no_hr_payroll.res_field_selection_&quot;&amp;SUBSTITUTE([.H136]&amp;&quot;_&quot;&amp;[.E136];&quot;.&quot;;&quot;_&quot;)" office:value-type="string" office:string-value="l10n_no_hr_payroll.res_field_selection_Loennsbeskrivelse_stipend" calcext:value-type="string">
            <text:p>l10n_no_hr_payroll.res_field_selection_Loennsbeskrivelse_stipend</text:p>
          </table:table-cell>
          <table:table-cell table:style-name="ce5" table:formula="of:=&quot;l10n_no_hr_payroll.res_field_l10n_no_&quot;&amp;[.H136]" office:value-type="string" office:string-value="l10n_no_hr_payroll.res_field_l10n_no_Loennsbeskrivelse" calcext:value-type="string">
            <text:p>l10n_no_hr_payroll.res_field_l10n_no_Loennsbeskrivelse</text:p>
          </table:table-cell>
          <table:table-cell table:style-name="ce22" table:formula="of:=[.I136]" office:value-type="string" office:string-value="stipend" calcext:value-type="string">
            <text:p>stipend</text:p>
          </table:table-cell>
          <table:table-cell table:style-name="ce25" table:formula="of:=[.I136]" office:value-type="string" office:string-value="stipend" calcext:value-type="string">
            <text:p>stipend</text:p>
          </table:table-cell>
          <table:table-cell table:style-name="ce29"/>
          <table:table-cell table:style-name="ce34" office:value-type="string" calcext:value-type="string">
            <text:p>Loennsbeskrivelse</text:p>
          </table:table-cell>
          <table:table-cell table:style-name="ce34" office:value-type="string" calcext:value-type="string">
            <text:p>stipend</text:p>
          </table:table-cell>
          <table:table-cell table:style-name="ce34" office:value-type="string" calcext:value-type="string">
            <text:p>2013-01</text:p>
          </table:table-cell>
          <table:table-cell table:style-name="ce29"/>
          <table:table-cell table:style-name="ce34" office:value-type="string" calcext:value-type="string">
            <text:p>Stipend</text:p>
          </table:table-cell>
          <table:table-cell table:style-name="ce40" office:value-type="string" calcext:value-type="string">
            <text:p><text:span text:style-name="T1">Stipend</text:span></text:p>
          </table:table-cell>
          <table:table-cell table:style-name="ce44" office:value-type="string" calcext:value-type="string">
            <text:p>Scholarships</text:p>
          </table:table-cell>
          <table:table-cell table:style-name="ce29"/>
          <table:table-cell table:number-columns-repeated="1009"/>
        </table:table-row>
        <table:table-row table:style-name="ro1">
          <table:table-cell table:style-name="ce3" table:formula="of:=IF([.G137]=&quot;UTGÅR&quot;;&quot;&quot;;VLOOKUP([.H137];[$'res.field'.E$1:$'res.field'.M$1048576];9;0))" office:value-type="string" office:string-value="i" calcext:value-type="string">
            <text:p>i</text:p>
          </table:table-cell>
          <table:table-cell table:style-name="ce5" table:formula="of:=&quot;&quot;&quot;&quot;&amp;[.C137]&amp;&quot;&quot;&quot;,&quot;&quot;&quot;&amp;[.D137]&amp;&quot;&quot;&quot;,&quot;&quot;&quot;&amp;[.E137]&amp;&quot;&quot;&quot;,&quot;&quot;&quot;&amp;[.F137]&amp;&quot;&quot;&quot;&quot;" office:value-type="string" office:string-value="&quot;l10n_no_hr_payroll.res_field_selection_Loennsbeskrivelse_styrehonorarOgGodtgjoerelseVerv&quot;,&quot;l10n_no_hr_payroll.res_field_l10n_no_Loennsbeskrivelse&quot;,&quot;styrehonorarOgGodtgjoerelseVerv&quot;,&quot;styrehonorarOgGodtgjoerelseVerv&quot;" calcext:value-type="string">
            <text:p>"l10n_no_hr_payroll.res_field_selection_Loennsbeskrivelse_styrehonorarOgGodtgjoerelseVerv","l10n_no_hr_payroll.res_field_l10n_no_Loennsbeskrivelse","styrehonorarOgGodtgjoerelseVerv","styrehonorarOgGodtgjoerelseVerv"</text:p>
          </table:table-cell>
          <table:table-cell table:style-name="ce5" table:formula="of:=&quot;l10n_no_hr_payroll.res_field_selection_&quot;&amp;SUBSTITUTE([.H137]&amp;&quot;_&quot;&amp;[.E137];&quot;.&quot;;&quot;_&quot;)" office:value-type="string" office:string-value="l10n_no_hr_payroll.res_field_selection_Loennsbeskrivelse_styrehonorarOgGodtgjoerelseVerv" calcext:value-type="string">
            <text:p>l10n_no_hr_payroll.res_field_selection_Loennsbeskrivelse_styrehonorarOgGodtgjoerelseVerv</text:p>
          </table:table-cell>
          <table:table-cell table:style-name="ce5" table:formula="of:=&quot;l10n_no_hr_payroll.res_field_l10n_no_&quot;&amp;[.H137]" office:value-type="string" office:string-value="l10n_no_hr_payroll.res_field_l10n_no_Loennsbeskrivelse" calcext:value-type="string">
            <text:p>l10n_no_hr_payroll.res_field_l10n_no_Loennsbeskrivelse</text:p>
          </table:table-cell>
          <table:table-cell table:style-name="ce22" table:formula="of:=[.I137]" office:value-type="string" office:string-value="styrehonorarOgGodtgjoerelseVerv" calcext:value-type="string">
            <text:p>styrehonorarOgGodtgjoerelseVerv</text:p>
          </table:table-cell>
          <table:table-cell table:style-name="ce25" table:formula="of:=[.I137]" office:value-type="string" office:string-value="styrehonorarOgGodtgjoerelseVerv" calcext:value-type="string">
            <text:p>styrehonorarOgGodtgjoerelseVerv</text:p>
          </table:table-cell>
          <table:table-cell table:style-name="ce29"/>
          <table:table-cell table:style-name="ce34" office:value-type="string" calcext:value-type="string">
            <text:p>Loennsbeskrivelse</text:p>
          </table:table-cell>
          <table:table-cell table:style-name="ce34" office:value-type="string" calcext:value-type="string">
            <text:p>styrehonorarOgGodtgjoerelseVerv</text:p>
          </table:table-cell>
          <table:table-cell table:style-name="ce34" office:value-type="string" calcext:value-type="string">
            <text:p>2013-01</text:p>
          </table:table-cell>
          <table:table-cell table:style-name="ce29"/>
          <table:table-cell table:style-name="ce34" office:value-type="string" calcext:value-type="string">
            <text:p>Styrehonorar og godtgjørelse i forbindelse med verv</text:p>
          </table:table-cell>
          <table:table-cell table:style-name="ce40" office:value-type="string" calcext:value-type="string">
            <text:p><text:span text:style-name="T1">Styrehonorar og godtgjersle i samband med verv</text:span></text:p>
          </table:table-cell>
          <table:table-cell table:style-name="ce40" office:value-type="string" calcext:value-type="string">
            <text:p>Directors' fees og godtgjørelse i forbindelse med verv</text:p>
          </table:table-cell>
          <table:table-cell table:style-name="ce29"/>
          <table:table-cell table:number-columns-repeated="1009"/>
        </table:table-row>
        <table:table-row table:style-name="ro1">
          <table:table-cell table:style-name="ce3" table:formula="of:=IF([.G138]=&quot;UTGÅR&quot;;&quot;&quot;;VLOOKUP([.H138];[$'res.field'.E$1:$'res.field'.M$1048576];9;0))" office:value-type="string" office:string-value="i" calcext:value-type="string">
            <text:p>i</text:p>
          </table:table-cell>
          <table:table-cell table:style-name="ce5" table:formula="of:=&quot;&quot;&quot;&quot;&amp;[.C138]&amp;&quot;&quot;&quot;,&quot;&quot;&quot;&amp;[.D138]&amp;&quot;&quot;&quot;,&quot;&quot;&quot;&amp;[.E138]&amp;&quot;&quot;&quot;,&quot;&quot;&quot;&amp;[.F138]&amp;&quot;&quot;&quot;&quot;" office:value-type="string" office:string-value="&quot;l10n_no_hr_payroll.res_field_selection_Loennsbeskrivelse_tilskuddBarnehageplass&quot;,&quot;l10n_no_hr_payroll.res_field_l10n_no_Loennsbeskrivelse&quot;,&quot;tilskuddBarnehageplass&quot;,&quot;tilskuddBarnehageplass&quot;" calcext:value-type="string">
            <text:p>"l10n_no_hr_payroll.res_field_selection_Loennsbeskrivelse_tilskuddBarnehageplass","l10n_no_hr_payroll.res_field_l10n_no_Loennsbeskrivelse","tilskuddBarnehageplass","tilskuddBarnehageplass"</text:p>
          </table:table-cell>
          <table:table-cell table:style-name="ce5" table:formula="of:=&quot;l10n_no_hr_payroll.res_field_selection_&quot;&amp;SUBSTITUTE([.H138]&amp;&quot;_&quot;&amp;[.E138];&quot;.&quot;;&quot;_&quot;)" office:value-type="string" office:string-value="l10n_no_hr_payroll.res_field_selection_Loennsbeskrivelse_tilskuddBarnehageplass" calcext:value-type="string">
            <text:p>l10n_no_hr_payroll.res_field_selection_Loennsbeskrivelse_tilskuddBarnehageplass</text:p>
          </table:table-cell>
          <table:table-cell table:style-name="ce5" table:formula="of:=&quot;l10n_no_hr_payroll.res_field_l10n_no_&quot;&amp;[.H138]" office:value-type="string" office:string-value="l10n_no_hr_payroll.res_field_l10n_no_Loennsbeskrivelse" calcext:value-type="string">
            <text:p>l10n_no_hr_payroll.res_field_l10n_no_Loennsbeskrivelse</text:p>
          </table:table-cell>
          <table:table-cell table:style-name="ce22" table:formula="of:=[.I138]" office:value-type="string" office:string-value="tilskuddBarnehageplass" calcext:value-type="string">
            <text:p>tilskuddBarnehageplass</text:p>
          </table:table-cell>
          <table:table-cell table:style-name="ce25" table:formula="of:=[.I138]" office:value-type="string" office:string-value="tilskuddBarnehageplass" calcext:value-type="string">
            <text:p>tilskuddBarnehageplass</text:p>
          </table:table-cell>
          <table:table-cell table:style-name="ce29"/>
          <table:table-cell table:style-name="ce34" office:value-type="string" calcext:value-type="string">
            <text:p>Loennsbeskrivelse</text:p>
          </table:table-cell>
          <table:table-cell table:style-name="ce34" office:value-type="string" calcext:value-type="string">
            <text:p>tilskuddBarnehageplass</text:p>
          </table:table-cell>
          <table:table-cell table:style-name="ce34" office:value-type="string" calcext:value-type="string">
            <text:p>2013-01</text:p>
          </table:table-cell>
          <table:table-cell table:style-name="ce29"/>
          <table:table-cell table:style-name="ce34" office:value-type="string" calcext:value-type="string">
            <text:p>Tilskudd barnehageplass</text:p>
          </table:table-cell>
          <table:table-cell table:style-name="ce40" office:value-type="string" calcext:value-type="string">
            <text:p><text:span text:style-name="T1">Tilskot barnehageplass</text:span></text:p>
          </table:table-cell>
          <table:table-cell table:style-name="ce44" office:value-type="string" calcext:value-type="string">
            <text:p>Contribution for day care centre</text:p>
          </table:table-cell>
          <table:table-cell table:style-name="ce29"/>
          <table:table-cell table:number-columns-repeated="1009"/>
        </table:table-row>
        <table:table-row table:style-name="ro1">
          <table:table-cell table:style-name="ce3" table:formula="of:=IF([.G139]=&quot;UTGÅR&quot;;&quot;&quot;;VLOOKUP([.H139];[$'res.field'.E$1:$'res.field'.M$1048576];9;0))" office:value-type="string" office:string-value="i" calcext:value-type="string">
            <text:p>i</text:p>
          </table:table-cell>
          <table:table-cell table:style-name="ce5" table:formula="of:=&quot;&quot;&quot;&quot;&amp;[.C139]&amp;&quot;&quot;&quot;,&quot;&quot;&quot;&amp;[.D139]&amp;&quot;&quot;&quot;,&quot;&quot;&quot;&amp;[.E139]&amp;&quot;&quot;&quot;,&quot;&quot;&quot;&amp;[.F139]&amp;&quot;&quot;&quot;&quot;" office:value-type="string" office:string-value="&quot;l10n_no_hr_payroll.res_field_selection_Loennsbeskrivelse_timeloenn&quot;,&quot;l10n_no_hr_payroll.res_field_l10n_no_Loennsbeskrivelse&quot;,&quot;timeloenn&quot;,&quot;timeloenn&quot;" calcext:value-type="string">
            <text:p>"l10n_no_hr_payroll.res_field_selection_Loennsbeskrivelse_timeloenn","l10n_no_hr_payroll.res_field_l10n_no_Loennsbeskrivelse","timeloenn","timeloenn"</text:p>
          </table:table-cell>
          <table:table-cell table:style-name="ce5" table:formula="of:=&quot;l10n_no_hr_payroll.res_field_selection_&quot;&amp;SUBSTITUTE([.H139]&amp;&quot;_&quot;&amp;[.E139];&quot;.&quot;;&quot;_&quot;)" office:value-type="string" office:string-value="l10n_no_hr_payroll.res_field_selection_Loennsbeskrivelse_timeloenn" calcext:value-type="string">
            <text:p>l10n_no_hr_payroll.res_field_selection_Loennsbeskrivelse_timeloenn</text:p>
          </table:table-cell>
          <table:table-cell table:style-name="ce5" table:formula="of:=&quot;l10n_no_hr_payroll.res_field_l10n_no_&quot;&amp;[.H139]" office:value-type="string" office:string-value="l10n_no_hr_payroll.res_field_l10n_no_Loennsbeskrivelse" calcext:value-type="string">
            <text:p>l10n_no_hr_payroll.res_field_l10n_no_Loennsbeskrivelse</text:p>
          </table:table-cell>
          <table:table-cell table:style-name="ce22" table:formula="of:=[.I139]" office:value-type="string" office:string-value="timeloenn" calcext:value-type="string">
            <text:p>timeloenn</text:p>
          </table:table-cell>
          <table:table-cell table:style-name="ce25" table:formula="of:=[.I139]" office:value-type="string" office:string-value="timeloenn" calcext:value-type="string">
            <text:p>timeloenn</text:p>
          </table:table-cell>
          <table:table-cell table:style-name="ce29"/>
          <table:table-cell table:style-name="ce34" office:value-type="string" calcext:value-type="string">
            <text:p>Loennsbeskrivelse</text:p>
          </table:table-cell>
          <table:table-cell table:style-name="ce34" office:value-type="string" calcext:value-type="string">
            <text:p>timeloenn</text:p>
          </table:table-cell>
          <table:table-cell table:style-name="ce34" office:value-type="string" calcext:value-type="string">
            <text:p>2013-01</text:p>
          </table:table-cell>
          <table:table-cell table:style-name="ce29"/>
          <table:table-cell table:style-name="ce34" office:value-type="string" calcext:value-type="string">
            <text:p>Timelønn</text:p>
          </table:table-cell>
          <table:table-cell table:style-name="ce40" office:value-type="string" calcext:value-type="string">
            <text:p><text:span text:style-name="T1">Timelønn</text:span></text:p>
          </table:table-cell>
          <table:table-cell table:style-name="ce40" office:value-type="string" calcext:value-type="string">
            <text:p>Hourly wage</text:p>
          </table:table-cell>
          <table:table-cell table:style-name="ce29"/>
          <table:table-cell table:number-columns-repeated="1009"/>
        </table:table-row>
        <table:table-row table:style-name="ro1">
          <table:table-cell table:style-name="ce3" table:formula="of:=IF([.G140]=&quot;UTGÅR&quot;;&quot;&quot;;VLOOKUP([.H140];[$'res.field'.E$1:$'res.field'.M$1048576];9;0))" office:value-type="string" office:string-value="i" calcext:value-type="string">
            <text:p>i</text:p>
          </table:table-cell>
          <table:table-cell table:style-name="ce5" table:formula="of:=&quot;&quot;&quot;&quot;&amp;[.C140]&amp;&quot;&quot;&quot;,&quot;&quot;&quot;&amp;[.D140]&amp;&quot;&quot;&quot;,&quot;&quot;&quot;&amp;[.E140]&amp;&quot;&quot;&quot;,&quot;&quot;&quot;&amp;[.F140]&amp;&quot;&quot;&quot;&quot;" office:value-type="string" office:string-value="&quot;l10n_no_hr_payroll.res_field_selection_Loennsbeskrivelse_uregelmessigeTilleggKnyttetTilArbeidetTid&quot;,&quot;l10n_no_hr_payroll.res_field_l10n_no_Loennsbeskrivelse&quot;,&quot;uregelmessigeTilleggKnyttetTilArbeidetTid&quot;,&quot;uregelmessigeTilleggKnyttetTilArbeidetTid&quot;" calcext:value-type="string">
            <text:p>"l10n_no_hr_payroll.res_field_selection_Loennsbeskrivelse_uregelmessigeTilleggKnyttetTilArbeidetTid","l10n_no_hr_payroll.res_field_l10n_no_Loennsbeskrivelse","uregelmessigeTilleggKnyttetTilArbeidetTid","uregelmessigeTilleggKnyttetTilArbeidetTid"</text:p>
          </table:table-cell>
          <table:table-cell table:style-name="ce5" table:formula="of:=&quot;l10n_no_hr_payroll.res_field_selection_&quot;&amp;SUBSTITUTE([.H140]&amp;&quot;_&quot;&amp;[.E140];&quot;.&quot;;&quot;_&quot;)" office:value-type="string" office:string-value="l10n_no_hr_payroll.res_field_selection_Loennsbeskrivelse_uregelmessigeTilleggKnyttetTilArbeidetTid" calcext:value-type="string">
            <text:p>l10n_no_hr_payroll.res_field_selection_Loennsbeskrivelse_uregelmessigeTilleggKnyttetTilArbeidetTid</text:p>
          </table:table-cell>
          <table:table-cell table:style-name="ce5" table:formula="of:=&quot;l10n_no_hr_payroll.res_field_l10n_no_&quot;&amp;[.H140]" office:value-type="string" office:string-value="l10n_no_hr_payroll.res_field_l10n_no_Loennsbeskrivelse" calcext:value-type="string">
            <text:p>l10n_no_hr_payroll.res_field_l10n_no_Loennsbeskrivelse</text:p>
          </table:table-cell>
          <table:table-cell table:style-name="ce22" table:formula="of:=[.I140]" office:value-type="string" office:string-value="uregelmessigeTilleggKnyttetTilArbeidetTid" calcext:value-type="string">
            <text:p>uregelmessigeTilleggKnyttetTilArbeidetTid</text:p>
          </table:table-cell>
          <table:table-cell table:style-name="ce25" table:formula="of:=[.I140]" office:value-type="string" office:string-value="uregelmessigeTilleggKnyttetTilArbeidetTid" calcext:value-type="string">
            <text:p>uregelmessigeTilleggKnyttetTilArbeidetTid</text:p>
          </table:table-cell>
          <table:table-cell table:style-name="ce29"/>
          <table:table-cell table:style-name="ce34" office:value-type="string" calcext:value-type="string">
            <text:p>Loennsbeskrivelse</text:p>
          </table:table-cell>
          <table:table-cell table:style-name="ce34" office:value-type="string" calcext:value-type="string">
            <text:p>uregelmessigeTilleggKnyttetTilArbeidetTid</text:p>
          </table:table-cell>
          <table:table-cell table:style-name="ce34" office:value-type="string" calcext:value-type="string">
            <text:p>2013-01</text:p>
          </table:table-cell>
          <table:table-cell table:style-name="ce29"/>
          <table:table-cell table:style-name="ce34" office:value-type="string" calcext:value-type="string">
            <text:p>Uregelmessige tillegg knyttet til arbeidet tid</text:p>
          </table:table-cell>
          <table:table-cell table:style-name="ce40" office:value-type="string" calcext:value-type="string">
            <text:p><text:span text:style-name="T1">Uregelrette tillegg knytt til arbeidd tid</text:span></text:p>
          </table:table-cell>
          <table:table-cell table:style-name="ce41" office:value-type="string" calcext:value-type="string">
            <text:p>Irregular supplements linked to worked hours</text:p>
          </table:table-cell>
          <table:table-cell table:style-name="ce29"/>
          <table:table-cell table:number-columns-repeated="1009"/>
        </table:table-row>
        <table:table-row table:style-name="ro1">
          <table:table-cell table:style-name="ce3" table:formula="of:=IF([.G141]=&quot;UTGÅR&quot;;&quot;&quot;;VLOOKUP([.H141];[$'res.field'.E$1:$'res.field'.M$1048576];9;0))" office:value-type="string" office:string-value="i" calcext:value-type="string">
            <text:p>i</text:p>
          </table:table-cell>
          <table:table-cell table:style-name="ce5" table:formula="of:=&quot;&quot;&quot;&quot;&amp;[.C141]&amp;&quot;&quot;&quot;,&quot;&quot;&quot;&amp;[.D141]&amp;&quot;&quot;&quot;,&quot;&quot;&quot;&amp;[.E141]&amp;&quot;&quot;&quot;,&quot;&quot;&quot;&amp;[.F141]&amp;&quot;&quot;&quot;&quot;" office:value-type="string" office:string-value="&quot;l10n_no_hr_payroll.res_field_selection_Loennsbeskrivelse_uregelmessigeTilleggKnyttetTilIkkeArbeidetTid&quot;,&quot;l10n_no_hr_payroll.res_field_l10n_no_Loennsbeskrivelse&quot;,&quot;uregelmessigeTilleggKnyttetTilIkkeArbeidetTid&quot;,&quot;uregelmessigeTilleggKnyttetTilIkkeArbeidetTid&quot;" calcext:value-type="string">
            <text:p>"l10n_no_hr_payroll.res_field_selection_Loennsbeskrivelse_uregelmessigeTilleggKnyttetTilIkkeArbeidetTid","l10n_no_hr_payroll.res_field_l10n_no_Loennsbeskrivelse","uregelmessigeTilleggKnyttetTilIkkeArbeidetTid","uregelmessigeTilleggKnyttetTilIkkeArbeidetTid"</text:p>
          </table:table-cell>
          <table:table-cell table:style-name="ce5" table:formula="of:=&quot;l10n_no_hr_payroll.res_field_selection_&quot;&amp;SUBSTITUTE([.H141]&amp;&quot;_&quot;&amp;[.E141];&quot;.&quot;;&quot;_&quot;)" office:value-type="string" office:string-value="l10n_no_hr_payroll.res_field_selection_Loennsbeskrivelse_uregelmessigeTilleggKnyttetTilIkkeArbeidetTid" calcext:value-type="string">
            <text:p>l10n_no_hr_payroll.res_field_selection_Loennsbeskrivelse_uregelmessigeTilleggKnyttetTilIkkeArbeidetTid</text:p>
          </table:table-cell>
          <table:table-cell table:style-name="ce5" table:formula="of:=&quot;l10n_no_hr_payroll.res_field_l10n_no_&quot;&amp;[.H141]" office:value-type="string" office:string-value="l10n_no_hr_payroll.res_field_l10n_no_Loennsbeskrivelse" calcext:value-type="string">
            <text:p>l10n_no_hr_payroll.res_field_l10n_no_Loennsbeskrivelse</text:p>
          </table:table-cell>
          <table:table-cell table:style-name="ce22" table:formula="of:=[.I141]" office:value-type="string" office:string-value="uregelmessigeTilleggKnyttetTilIkkeArbeidetTid" calcext:value-type="string">
            <text:p>uregelmessigeTilleggKnyttetTilIkkeArbeidetTid</text:p>
          </table:table-cell>
          <table:table-cell table:style-name="ce25" table:formula="of:=[.I141]" office:value-type="string" office:string-value="uregelmessigeTilleggKnyttetTilIkkeArbeidetTid" calcext:value-type="string">
            <text:p>uregelmessigeTilleggKnyttetTilIkkeArbeidetTid</text:p>
          </table:table-cell>
          <table:table-cell table:style-name="ce29"/>
          <table:table-cell table:style-name="ce34" office:value-type="string" calcext:value-type="string">
            <text:p>Loennsbeskrivelse</text:p>
          </table:table-cell>
          <table:table-cell table:style-name="ce33" office:value-type="string" calcext:value-type="string">
            <text:p>uregelmessigeTilleggKnyttetTilIkkeArbeidetTid</text:p>
          </table:table-cell>
          <table:table-cell table:style-name="ce34" office:value-type="string" calcext:value-type="string">
            <text:p>2013-01</text:p>
          </table:table-cell>
          <table:table-cell table:style-name="ce29"/>
          <table:table-cell table:style-name="ce34" office:value-type="string" calcext:value-type="string">
            <text:p>Uregelmessige tillegg knyttet til ikke- arbeidet tid</text:p>
          </table:table-cell>
          <table:table-cell table:style-name="ce40" office:value-type="string" calcext:value-type="string">
            <text:p><text:span text:style-name="T1">Uregelrette tillegg knytt til ikkje-arbeidd tid</text:span></text:p>
          </table:table-cell>
          <table:table-cell table:style-name="ce41" office:value-type="string" calcext:value-type="string">
            <text:p>Irregular supplement linked to non-worked hours</text:p>
          </table:table-cell>
          <table:table-cell table:style-name="ce29"/>
          <table:table-cell table:number-columns-repeated="1009"/>
        </table:table-row>
        <table:table-row table:style-name="ro1">
          <table:table-cell table:style-name="ce3" table:formula="of:=IF([.G142]=&quot;UTGÅR&quot;;&quot;&quot;;VLOOKUP([.H142];[$'res.field'.E$1:$'res.field'.M$1048576];9;0))" office:value-type="string" office:string-value="i" calcext:value-type="string">
            <text:p>i</text:p>
          </table:table-cell>
          <table:table-cell table:style-name="ce5" table:formula="of:=&quot;&quot;&quot;&quot;&amp;[.C142]&amp;&quot;&quot;&quot;,&quot;&quot;&quot;&amp;[.D142]&amp;&quot;&quot;&quot;,&quot;&quot;&quot;&amp;[.E142]&amp;&quot;&quot;&quot;,&quot;&quot;&quot;&amp;[.F142]&amp;&quot;&quot;&quot;&quot;" office:value-type="string" office:string-value="&quot;l10n_no_hr_payroll.res_field_selection_Loennsbeskrivelse_loennEtterDoedsfall&quot;,&quot;l10n_no_hr_payroll.res_field_l10n_no_Loennsbeskrivelse&quot;,&quot;loennEtterDoedsfall&quot;,&quot;loennEtterDoedsfall&quot;" calcext:value-type="string">
            <text:p>"l10n_no_hr_payroll.res_field_selection_Loennsbeskrivelse_loennEtterDoedsfall","l10n_no_hr_payroll.res_field_l10n_no_Loennsbeskrivelse","loennEtterDoedsfall","loennEtterDoedsfall"</text:p>
          </table:table-cell>
          <table:table-cell table:style-name="ce5" table:formula="of:=&quot;l10n_no_hr_payroll.res_field_selection_&quot;&amp;SUBSTITUTE([.H142]&amp;&quot;_&quot;&amp;[.E142];&quot;.&quot;;&quot;_&quot;)" office:value-type="string" office:string-value="l10n_no_hr_payroll.res_field_selection_Loennsbeskrivelse_loennEtterDoedsfall" calcext:value-type="string">
            <text:p>l10n_no_hr_payroll.res_field_selection_Loennsbeskrivelse_loennEtterDoedsfall</text:p>
          </table:table-cell>
          <table:table-cell table:style-name="ce5" table:formula="of:=&quot;l10n_no_hr_payroll.res_field_l10n_no_&quot;&amp;[.H142]" office:value-type="string" office:string-value="l10n_no_hr_payroll.res_field_l10n_no_Loennsbeskrivelse" calcext:value-type="string">
            <text:p>l10n_no_hr_payroll.res_field_l10n_no_Loennsbeskrivelse</text:p>
          </table:table-cell>
          <table:table-cell table:style-name="ce22" table:formula="of:=[.I142]" office:value-type="string" office:string-value="loennEtterDoedsfall" calcext:value-type="string">
            <text:p>loennEtterDoedsfall</text:p>
          </table:table-cell>
          <table:table-cell table:style-name="ce25" table:formula="of:=[.I142]" office:value-type="string" office:string-value="loennEtterDoedsfall" calcext:value-type="string">
            <text:p>loennEtterDoedsfall</text:p>
          </table:table-cell>
          <table:table-cell table:style-name="ce29"/>
          <table:table-cell table:style-name="ce34" office:value-type="string" calcext:value-type="string">
            <text:p>Loennsbeskrivelse</text:p>
          </table:table-cell>
          <table:table-cell table:style-name="ce37" office:value-type="string" calcext:value-type="string">
            <text:p>loennEtterDoedsfall</text:p>
          </table:table-cell>
          <table:table-cell table:style-name="ce34" office:value-type="string" calcext:value-type="string">
            <text:p>2014-01</text:p>
          </table:table-cell>
          <table:table-cell table:style-name="ce29"/>
          <table:table-cell table:style-name="ce34" office:value-type="string" calcext:value-type="string">
            <text:p>Lønn etter dødsfall</text:p>
          </table:table-cell>
          <table:table-cell table:style-name="ce40" office:value-type="string" calcext:value-type="string">
            <text:p><text:span text:style-name="T1">Lønn etter dødsfall</text:span></text:p>
          </table:table-cell>
          <table:table-cell table:style-name="ce41" office:value-type="string" calcext:value-type="string">
            <text:p>Pay after death </text:p>
          </table:table-cell>
          <table:table-cell table:style-name="ce29"/>
          <table:table-cell table:number-columns-repeated="1009"/>
        </table:table-row>
        <table:table-row table:style-name="ro1">
          <table:table-cell table:style-name="ce3" table:formula="of:=IF([.G143]=&quot;UTGÅR&quot;;&quot;&quot;;VLOOKUP([.H143];[$'res.field'.E$1:$'res.field'.M$1048576];9;0))" office:value-type="string" office:string-value="i" calcext:value-type="string">
            <text:p>i</text:p>
          </table:table-cell>
          <table:table-cell table:style-name="ce5" table:formula="of:=&quot;&quot;&quot;&quot;&amp;[.C143]&amp;&quot;&quot;&quot;,&quot;&quot;&quot;&amp;[.D143]&amp;&quot;&quot;&quot;,&quot;&quot;&quot;&amp;[.E143]&amp;&quot;&quot;&quot;,&quot;&quot;&quot;&amp;[.F143]&amp;&quot;&quot;&quot;&quot;" office:value-type="string" office:string-value="&quot;l10n_no_hr_payroll.res_field_selection_Loennsbeskrivelse_yrkebilTjenestligbehovKilometer&quot;,&quot;l10n_no_hr_payroll.res_field_l10n_no_Loennsbeskrivelse&quot;,&quot;yrkebilTjenestligbehovKilometer&quot;,&quot;yrkebilTjenestligbehovKilometer&quot;" calcext:value-type="string">
            <text:p>"l10n_no_hr_payroll.res_field_selection_Loennsbeskrivelse_yrkebilTjenestligbehovKilometer","l10n_no_hr_payroll.res_field_l10n_no_Loennsbeskrivelse","yrkebilTjenestligbehovKilometer","yrkebilTjenestligbehovKilometer"</text:p>
          </table:table-cell>
          <table:table-cell table:style-name="ce5" table:formula="of:=&quot;l10n_no_hr_payroll.res_field_selection_&quot;&amp;SUBSTITUTE([.H143]&amp;&quot;_&quot;&amp;[.E143];&quot;.&quot;;&quot;_&quot;)" office:value-type="string" office:string-value="l10n_no_hr_payroll.res_field_selection_Loennsbeskrivelse_yrkebilTjenestligbehovKilometer" calcext:value-type="string">
            <text:p>l10n_no_hr_payroll.res_field_selection_Loennsbeskrivelse_yrkebilTjenestligbehovKilometer</text:p>
          </table:table-cell>
          <table:table-cell table:style-name="ce5" table:formula="of:=&quot;l10n_no_hr_payroll.res_field_l10n_no_&quot;&amp;[.H143]" office:value-type="string" office:string-value="l10n_no_hr_payroll.res_field_l10n_no_Loennsbeskrivelse" calcext:value-type="string">
            <text:p>l10n_no_hr_payroll.res_field_l10n_no_Loennsbeskrivelse</text:p>
          </table:table-cell>
          <table:table-cell table:style-name="ce22" table:formula="of:=[.I143]" office:value-type="string" office:string-value="yrkebilTjenestligbehovKilometer" calcext:value-type="string">
            <text:p>yrkebilTjenestligbehovKilometer</text:p>
          </table:table-cell>
          <table:table-cell table:style-name="ce25" table:formula="of:=[.I143]" office:value-type="string" office:string-value="yrkebilTjenestligbehovKilometer" calcext:value-type="string">
            <text:p>yrkebilTjenestligbehovKilometer</text:p>
          </table:table-cell>
          <table:table-cell table:style-name="ce29"/>
          <table:table-cell table:style-name="ce34" office:value-type="string" calcext:value-type="string">
            <text:p>Loennsbeskrivelse</text:p>
          </table:table-cell>
          <table:table-cell table:style-name="ce29" office:value-type="string" calcext:value-type="string">
            <text:p>yrkebilTjenestligbehovKilometer</text:p>
          </table:table-cell>
          <table:table-cell table:style-name="ce34" office:value-type="string" calcext:value-type="string">
            <text:p>2016-01</text:p>
          </table:table-cell>
          <table:table-cell table:style-name="ce29"/>
          <table:table-cell table:style-name="ce29" office:value-type="string" calcext:value-type="string">
            <text:p>Yrkebil tjenestligbehov kilometer</text:p>
          </table:table-cell>
          <table:table-cell table:style-name="ce41" office:value-type="string" calcext:value-type="string">
            <text:p>Yrkesbil tenestleg behov kilometer</text:p>
          </table:table-cell>
          <table:table-cell table:style-name="ce41" office:value-type="string" calcext:value-type="string">
            <text:p>Company car, <text:s/>work related use, kilometres</text:p>
          </table:table-cell>
          <table:table-cell table:style-name="ce29"/>
          <table:table-cell table:number-columns-repeated="1009"/>
        </table:table-row>
        <table:table-row table:style-name="ro1">
          <table:table-cell table:style-name="ce3" table:formula="of:=IF([.G144]=&quot;UTGÅR&quot;;&quot;&quot;;VLOOKUP([.H144];[$'res.field'.E$1:$'res.field'.M$1048576];9;0))" office:value-type="string" office:string-value="i" calcext:value-type="string">
            <text:p>i</text:p>
          </table:table-cell>
          <table:table-cell table:style-name="ce5" table:formula="of:=&quot;&quot;&quot;&quot;&amp;[.C144]&amp;&quot;&quot;&quot;,&quot;&quot;&quot;&amp;[.D144]&amp;&quot;&quot;&quot;,&quot;&quot;&quot;&amp;[.E144]&amp;&quot;&quot;&quot;,&quot;&quot;&quot;&amp;[.F144]&amp;&quot;&quot;&quot;&quot;" office:value-type="string" office:string-value="&quot;l10n_no_hr_payroll.res_field_selection_Loennsbeskrivelse_yrkebilTjenestligbehovListepris&quot;,&quot;l10n_no_hr_payroll.res_field_l10n_no_Loennsbeskrivelse&quot;,&quot;yrkebilTjenestligbehovListepris&quot;,&quot;yrkebilTjenestligbehovListepris&quot;" calcext:value-type="string">
            <text:p>"l10n_no_hr_payroll.res_field_selection_Loennsbeskrivelse_yrkebilTjenestligbehovListepris","l10n_no_hr_payroll.res_field_l10n_no_Loennsbeskrivelse","yrkebilTjenestligbehovListepris","yrkebilTjenestligbehovListepris"</text:p>
          </table:table-cell>
          <table:table-cell table:style-name="ce5" table:formula="of:=&quot;l10n_no_hr_payroll.res_field_selection_&quot;&amp;SUBSTITUTE([.H144]&amp;&quot;_&quot;&amp;[.E144];&quot;.&quot;;&quot;_&quot;)" office:value-type="string" office:string-value="l10n_no_hr_payroll.res_field_selection_Loennsbeskrivelse_yrkebilTjenestligbehovListepris" calcext:value-type="string">
            <text:p>l10n_no_hr_payroll.res_field_selection_Loennsbeskrivelse_yrkebilTjenestligbehovListepris</text:p>
          </table:table-cell>
          <table:table-cell table:style-name="ce5" table:formula="of:=&quot;l10n_no_hr_payroll.res_field_l10n_no_&quot;&amp;[.H144]" office:value-type="string" office:string-value="l10n_no_hr_payroll.res_field_l10n_no_Loennsbeskrivelse" calcext:value-type="string">
            <text:p>l10n_no_hr_payroll.res_field_l10n_no_Loennsbeskrivelse</text:p>
          </table:table-cell>
          <table:table-cell table:style-name="ce22" table:formula="of:=[.I144]" office:value-type="string" office:string-value="yrkebilTjenestligbehovListepris" calcext:value-type="string">
            <text:p>yrkebilTjenestligbehovListepris</text:p>
          </table:table-cell>
          <table:table-cell table:style-name="ce25" table:formula="of:=[.I144]" office:value-type="string" office:string-value="yrkebilTjenestligbehovListepris" calcext:value-type="string">
            <text:p>yrkebilTjenestligbehovListepris</text:p>
          </table:table-cell>
          <table:table-cell table:style-name="ce29"/>
          <table:table-cell table:style-name="ce34" office:value-type="string" calcext:value-type="string">
            <text:p>Loennsbeskrivelse</text:p>
          </table:table-cell>
          <table:table-cell table:style-name="ce29" office:value-type="string" calcext:value-type="string">
            <text:p>yrkebilTjenestligbehovListepris</text:p>
          </table:table-cell>
          <table:table-cell table:style-name="ce34" office:value-type="string" calcext:value-type="string">
            <text:p>2016-01</text:p>
          </table:table-cell>
          <table:table-cell table:style-name="ce29"/>
          <table:table-cell table:style-name="ce29" office:value-type="string" calcext:value-type="string">
            <text:p>Yrkebil tjenestligbehov listepris</text:p>
          </table:table-cell>
          <table:table-cell table:style-name="ce41" office:value-type="string" calcext:value-type="string">
            <text:p>Yrkesbil tenestleg behov listepris</text:p>
          </table:table-cell>
          <table:table-cell table:style-name="ce41" office:value-type="string" calcext:value-type="string">
            <text:p>Company car, <text:s/>work related use, list price</text:p>
          </table:table-cell>
          <table:table-cell table:style-name="ce29"/>
          <table:table-cell table:number-columns-repeated="1009"/>
        </table:table-row>
        <table:table-row table:style-name="ro1">
          <table:table-cell table:style-name="ce3" table:formula="of:=IF([.G145]=&quot;UTGÅR&quot;;&quot;&quot;;VLOOKUP([.H145];[$'res.field'.E$1:$'res.field'.M$1048576];9;0))" office:value-type="string" office:string-value="i" calcext:value-type="string">
            <text:p>i</text:p>
          </table:table-cell>
          <table:table-cell table:style-name="ce5" table:formula="of:=&quot;&quot;&quot;&quot;&amp;[.C145]&amp;&quot;&quot;&quot;,&quot;&quot;&quot;&amp;[.D145]&amp;&quot;&quot;&quot;,&quot;&quot;&quot;&amp;[.E145]&amp;&quot;&quot;&quot;,&quot;&quot;&quot;&amp;[.F145]&amp;&quot;&quot;&quot;&quot;" office:value-type="string" office:string-value="&quot;l10n_no_hr_payroll.res_field_selection_Loennsbeskrivelse_innbetalingTilUtenlandskPensjonsordning&quot;,&quot;l10n_no_hr_payroll.res_field_l10n_no_Loennsbeskrivelse&quot;,&quot;innbetalingTilUtenlandskPensjonsordning&quot;,&quot;innbetalingTilUtenlandskPensjonsordning&quot;" calcext:value-type="string">
            <text:p>"l10n_no_hr_payroll.res_field_selection_Loennsbeskrivelse_innbetalingTilUtenlandskPensjonsordning","l10n_no_hr_payroll.res_field_l10n_no_Loennsbeskrivelse","innbetalingTilUtenlandskPensjonsordning","innbetalingTilUtenlandskPensjonsordning"</text:p>
          </table:table-cell>
          <table:table-cell table:style-name="ce5" table:formula="of:=&quot;l10n_no_hr_payroll.res_field_selection_&quot;&amp;SUBSTITUTE([.H145]&amp;&quot;_&quot;&amp;[.E145];&quot;.&quot;;&quot;_&quot;)" office:value-type="string" office:string-value="l10n_no_hr_payroll.res_field_selection_Loennsbeskrivelse_innbetalingTilUtenlandskPensjonsordning" calcext:value-type="string">
            <text:p>l10n_no_hr_payroll.res_field_selection_Loennsbeskrivelse_innbetalingTilUtenlandskPensjonsordning</text:p>
          </table:table-cell>
          <table:table-cell table:style-name="ce5" table:formula="of:=&quot;l10n_no_hr_payroll.res_field_l10n_no_&quot;&amp;[.H145]" office:value-type="string" office:string-value="l10n_no_hr_payroll.res_field_l10n_no_Loennsbeskrivelse" calcext:value-type="string">
            <text:p>l10n_no_hr_payroll.res_field_l10n_no_Loennsbeskrivelse</text:p>
          </table:table-cell>
          <table:table-cell table:style-name="ce22" table:formula="of:=[.I145]" office:value-type="string" office:string-value="innbetalingTilUtenlandskPensjonsordning" calcext:value-type="string">
            <text:p>innbetalingTilUtenlandskPensjonsordning</text:p>
          </table:table-cell>
          <table:table-cell table:style-name="ce25" table:formula="of:=[.I145]" office:value-type="string" office:string-value="innbetalingTilUtenlandskPensjonsordning" calcext:value-type="string">
            <text:p>innbetalingTilUtenlandskPensjonsordning</text:p>
          </table:table-cell>
          <table:table-cell table:style-name="ce29"/>
          <table:table-cell table:style-name="ce34" office:value-type="string" calcext:value-type="string">
            <text:p>Loennsbeskrivelse</text:p>
          </table:table-cell>
          <table:table-cell table:style-name="ce29" office:value-type="string" calcext:value-type="string">
            <text:p>innbetalingTilUtenlandskPensjonsordning</text:p>
          </table:table-cell>
          <table:table-cell table:style-name="ce34" office:value-type="string" calcext:value-type="string">
            <text:p>2016-01</text:p>
          </table:table-cell>
          <table:table-cell table:style-name="ce29"/>
          <table:table-cell table:style-name="ce29" office:value-type="string" calcext:value-type="string">
            <text:p>Innbetaling til utenlandsk pensjonsordning</text:p>
          </table:table-cell>
          <table:table-cell table:style-name="ce41" office:value-type="string" calcext:value-type="string">
            <text:p>Innbetaling til utanlandsk pensjonsordning</text:p>
          </table:table-cell>
          <table:table-cell table:style-name="ce41" office:value-type="string" calcext:value-type="string">
            <text:p>Payment to foreign pension scheme</text:p>
          </table:table-cell>
          <table:table-cell table:style-name="ce29"/>
          <table:table-cell table:number-columns-repeated="1009"/>
        </table:table-row>
        <table:table-row table:style-name="ro1">
          <table:table-cell table:style-name="ce3" table:formula="of:=IF([.G146]=&quot;UTGÅR&quot;;&quot;&quot;;VLOOKUP([.H146];[$'res.field'.E$1:$'res.field'.M$1048576];9;0))" office:value-type="string" office:string-value="i" calcext:value-type="string">
            <text:p>i</text:p>
          </table:table-cell>
          <table:table-cell table:style-name="ce5" table:formula="of:=&quot;&quot;&quot;&quot;&amp;[.C146]&amp;&quot;&quot;&quot;,&quot;&quot;&quot;&amp;[.D146]&amp;&quot;&quot;&quot;,&quot;&quot;&quot;&amp;[.E146]&amp;&quot;&quot;&quot;,&quot;&quot;&quot;&amp;[.F146]&amp;&quot;&quot;&quot;&quot;" office:value-type="string" office:string-value="&quot;l10n_no_hr_payroll.res_field_selection_Loennsbeskrivelse_loennTilVergeFraFylkesmannen&quot;,&quot;l10n_no_hr_payroll.res_field_l10n_no_Loennsbeskrivelse&quot;,&quot;loennTilVergeFraFylkesmannen&quot;,&quot;loennTilVergeFraFylkesmannen&quot;" calcext:value-type="string">
            <text:p>"l10n_no_hr_payroll.res_field_selection_Loennsbeskrivelse_loennTilVergeFraFylkesmannen","l10n_no_hr_payroll.res_field_l10n_no_Loennsbeskrivelse","loennTilVergeFraFylkesmannen","loennTilVergeFraFylkesmannen"</text:p>
          </table:table-cell>
          <table:table-cell table:style-name="ce5" table:formula="of:=&quot;l10n_no_hr_payroll.res_field_selection_&quot;&amp;SUBSTITUTE([.H146]&amp;&quot;_&quot;&amp;[.E146];&quot;.&quot;;&quot;_&quot;)" office:value-type="string" office:string-value="l10n_no_hr_payroll.res_field_selection_Loennsbeskrivelse_loennTilVergeFraFylkesmannen" calcext:value-type="string">
            <text:p>l10n_no_hr_payroll.res_field_selection_Loennsbeskrivelse_loennTilVergeFraFylkesmannen</text:p>
          </table:table-cell>
          <table:table-cell table:style-name="ce5" table:formula="of:=&quot;l10n_no_hr_payroll.res_field_l10n_no_&quot;&amp;[.H146]" office:value-type="string" office:string-value="l10n_no_hr_payroll.res_field_l10n_no_Loennsbeskrivelse" calcext:value-type="string">
            <text:p>l10n_no_hr_payroll.res_field_l10n_no_Loennsbeskrivelse</text:p>
          </table:table-cell>
          <table:table-cell table:style-name="ce22" table:formula="of:=[.I146]" office:value-type="string" office:string-value="loennTilVergeFraFylkesmannen" calcext:value-type="string">
            <text:p>loennTilVergeFraFylkesmannen</text:p>
          </table:table-cell>
          <table:table-cell table:style-name="ce25" table:formula="of:=[.I146]" office:value-type="string" office:string-value="loennTilVergeFraFylkesmannen" calcext:value-type="string">
            <text:p>loennTilVergeFraFylkesmannen</text:p>
          </table:table-cell>
          <table:table-cell table:style-name="ce29"/>
          <table:table-cell table:style-name="ce34" office:value-type="string" calcext:value-type="string">
            <text:p>Loennsbeskrivelse</text:p>
          </table:table-cell>
          <table:table-cell table:style-name="ce29" office:value-type="string" calcext:value-type="string">
            <text:p>loennTilVergeFraFylkesmannen</text:p>
          </table:table-cell>
          <table:table-cell table:style-name="ce34" office:value-type="string" calcext:value-type="string">
            <text:p>2016-01</text:p>
          </table:table-cell>
          <table:table-cell table:style-name="ce29"/>
          <table:table-cell table:style-name="ce38" office:value-type="string" calcext:value-type="string">
            <text:p>Lønn til verge fra Fylkesmannen</text:p>
          </table:table-cell>
          <table:table-cell table:style-name="ce38" office:value-type="string" calcext:value-type="string">
            <text:p>Lønn til verje frå Fylkesmannen</text:p>
          </table:table-cell>
          <table:table-cell table:style-name="ce41" office:value-type="string" calcext:value-type="string">
            <text:p>Salary income to guardian from the County Governor</text:p>
          </table:table-cell>
          <table:table-cell table:style-name="ce29"/>
          <table:table-cell table:number-columns-repeated="1009"/>
        </table:table-row>
        <table:table-row table:style-name="ro1">
          <table:table-cell table:style-name="ce3" table:formula="of:=IF([.G147]=&quot;UTGÅR&quot;;&quot;&quot;;VLOOKUP([.H147];[$'res.field'.E$1:$'res.field'.M$1048576];9;0))" office:value-type="string" office:string-value="i" calcext:value-type="string">
            <text:p>i</text:p>
          </table:table-cell>
          <table:table-cell table:style-name="ce5" table:formula="of:=&quot;&quot;&quot;&quot;&amp;[.C147]&amp;&quot;&quot;&quot;,&quot;&quot;&quot;&amp;[.D147]&amp;&quot;&quot;&quot;,&quot;&quot;&quot;&amp;[.E147]&amp;&quot;&quot;&quot;,&quot;&quot;&quot;&amp;[.F147]&amp;&quot;&quot;&quot;&quot;" office:value-type="string" office:string-value="&quot;l10n_no_hr_payroll.res_field_selection_Loennsbeskrivelse_trekkILoennForFerie&quot;,&quot;l10n_no_hr_payroll.res_field_l10n_no_Loennsbeskrivelse&quot;,&quot;trekkILoennForFerie&quot;,&quot;trekkILoennForFerie&quot;" calcext:value-type="string">
            <text:p>"l10n_no_hr_payroll.res_field_selection_Loennsbeskrivelse_trekkILoennForFerie","l10n_no_hr_payroll.res_field_l10n_no_Loennsbeskrivelse","trekkILoennForFerie","trekkILoennForFerie"</text:p>
          </table:table-cell>
          <table:table-cell table:style-name="ce5" table:formula="of:=&quot;l10n_no_hr_payroll.res_field_selection_&quot;&amp;SUBSTITUTE([.H147]&amp;&quot;_&quot;&amp;[.E147];&quot;.&quot;;&quot;_&quot;)" office:value-type="string" office:string-value="l10n_no_hr_payroll.res_field_selection_Loennsbeskrivelse_trekkILoennForFerie" calcext:value-type="string">
            <text:p>l10n_no_hr_payroll.res_field_selection_Loennsbeskrivelse_trekkILoennForFerie</text:p>
          </table:table-cell>
          <table:table-cell table:style-name="ce5" table:formula="of:=&quot;l10n_no_hr_payroll.res_field_l10n_no_&quot;&amp;[.H147]" office:value-type="string" office:string-value="l10n_no_hr_payroll.res_field_l10n_no_Loennsbeskrivelse" calcext:value-type="string">
            <text:p>l10n_no_hr_payroll.res_field_l10n_no_Loennsbeskrivelse</text:p>
          </table:table-cell>
          <table:table-cell table:style-name="ce22" table:formula="of:=[.I147]" office:value-type="string" office:string-value="trekkILoennForFerie" calcext:value-type="string">
            <text:p>trekkILoennForFerie</text:p>
          </table:table-cell>
          <table:table-cell table:style-name="ce25" table:formula="of:=[.I147]" office:value-type="string" office:string-value="trekkILoennForFerie" calcext:value-type="string">
            <text:p>trekkILoennForFerie</text:p>
          </table:table-cell>
          <table:table-cell table:style-name="ce29"/>
          <table:table-cell table:style-name="ce34" office:value-type="string" calcext:value-type="string">
            <text:p>Loennsbeskrivelse</text:p>
          </table:table-cell>
          <table:table-cell table:style-name="ce29" office:value-type="string" calcext:value-type="string">
            <text:p>trekkILoennForFerie</text:p>
          </table:table-cell>
          <table:table-cell table:style-name="ce34" office:value-type="string" calcext:value-type="string">
            <text:p>2016-01</text:p>
          </table:table-cell>
          <table:table-cell table:style-name="ce29"/>
          <table:table-cell table:number-columns-repeated="2" table:style-name="ce38" office:value-type="string" calcext:value-type="string">
            <text:p>Trekk i lønn for ferie</text:p>
          </table:table-cell>
          <table:table-cell table:style-name="ce41" office:value-type="string" calcext:value-type="string">
            <text:p>Wage deduction due to holiday</text:p>
          </table:table-cell>
          <table:table-cell table:style-name="ce29"/>
          <table:table-cell table:number-columns-repeated="1009"/>
        </table:table-row>
        <table:table-row table:style-name="ro1">
          <table:table-cell table:style-name="ce3" table:formula="of:=IF([.G148]=&quot;UTGÅR&quot;;&quot;&quot;;VLOOKUP([.H148];[$'res.field'.E$1:$'res.field'.M$1048576];9;0))" office:value-type="string" office:string-value="i" calcext:value-type="string">
            <text:p>i</text:p>
          </table:table-cell>
          <table:table-cell table:style-name="ce5" table:formula="of:=&quot;&quot;&quot;&quot;&amp;[.C148]&amp;&quot;&quot;&quot;,&quot;&quot;&quot;&amp;[.D148]&amp;&quot;&quot;&quot;,&quot;&quot;&quot;&amp;[.E148]&amp;&quot;&quot;&quot;,&quot;&quot;&quot;&amp;[.F148]&amp;&quot;&quot;&quot;&quot;" office:value-type="string" office:string-value="&quot;l10n_no_hr_payroll.res_field_selection_Loennsbeskrivelse_betaltUtenlandskSkatt&quot;,&quot;l10n_no_hr_payroll.res_field_l10n_no_Loennsbeskrivelse&quot;,&quot;betaltUtenlandskSkatt&quot;,&quot;betaltUtenlandskSkatt&quot;" calcext:value-type="string">
            <text:p>"l10n_no_hr_payroll.res_field_selection_Loennsbeskrivelse_betaltUtenlandskSkatt","l10n_no_hr_payroll.res_field_l10n_no_Loennsbeskrivelse","betaltUtenlandskSkatt","betaltUtenlandskSkatt"</text:p>
          </table:table-cell>
          <table:table-cell table:style-name="ce5" table:formula="of:=&quot;l10n_no_hr_payroll.res_field_selection_&quot;&amp;SUBSTITUTE([.H148]&amp;&quot;_&quot;&amp;[.E148];&quot;.&quot;;&quot;_&quot;)" office:value-type="string" office:string-value="l10n_no_hr_payroll.res_field_selection_Loennsbeskrivelse_betaltUtenlandskSkatt" calcext:value-type="string">
            <text:p>l10n_no_hr_payroll.res_field_selection_Loennsbeskrivelse_betaltUtenlandskSkatt</text:p>
          </table:table-cell>
          <table:table-cell table:style-name="ce5" table:formula="of:=&quot;l10n_no_hr_payroll.res_field_l10n_no_&quot;&amp;[.H148]" office:value-type="string" office:string-value="l10n_no_hr_payroll.res_field_l10n_no_Loennsbeskrivelse" calcext:value-type="string">
            <text:p>l10n_no_hr_payroll.res_field_l10n_no_Loennsbeskrivelse</text:p>
          </table:table-cell>
          <table:table-cell table:style-name="ce22" table:formula="of:=[.I148]" office:value-type="string" office:string-value="betaltUtenlandskSkatt" calcext:value-type="string">
            <text:p>betaltUtenlandskSkatt</text:p>
          </table:table-cell>
          <table:table-cell table:style-name="ce25" table:formula="of:=[.I148]" office:value-type="string" office:string-value="betaltUtenlandskSkatt" calcext:value-type="string">
            <text:p>betaltUtenlandskSkatt</text:p>
          </table:table-cell>
          <table:table-cell table:style-name="ce29"/>
          <table:table-cell table:style-name="ce34" office:value-type="string" calcext:value-type="string">
            <text:p>Loennsbeskrivelse</text:p>
          </table:table-cell>
          <table:table-cell table:style-name="ce29" office:value-type="string" calcext:value-type="string">
            <text:p>betaltUtenlandskSkatt</text:p>
          </table:table-cell>
          <table:table-cell table:style-name="ce34" office:value-type="string" calcext:value-type="string">
            <text:p>2017-01</text:p>
          </table:table-cell>
          <table:table-cell table:style-name="ce29"/>
          <table:table-cell table:number-columns-repeated="2" table:style-name="ce29" office:value-type="string" calcext:value-type="string">
            <text:p>Betalt utenlandsk skatt</text:p>
          </table:table-cell>
          <table:table-cell table:style-name="ce29" office:value-type="string" calcext:value-type="string">
            <text:p><text:span text:style-name="T1">Tax paid abroad</text:span></text:p>
          </table:table-cell>
          <table:table-cell table:style-name="ce48"/>
          <table:table-cell table:number-columns-repeated="1009"/>
        </table:table-row>
        <table:table-row table:style-name="ro1">
          <table:table-cell table:style-name="ce3" table:formula="of:=IF([.G149]=&quot;UTGÅR&quot;;&quot;&quot;;VLOOKUP([.H149];[$'res.field'.E$1:$'res.field'.M$1048576];9;0))" office:value-type="string" office:string-value="i" calcext:value-type="string">
            <text:p>i</text:p>
          </table:table-cell>
          <table:table-cell table:style-name="ce5" table:formula="of:=&quot;&quot;&quot;&quot;&amp;[.C149]&amp;&quot;&quot;&quot;,&quot;&quot;&quot;&amp;[.D149]&amp;&quot;&quot;&quot;,&quot;&quot;&quot;&amp;[.E149]&amp;&quot;&quot;&quot;,&quot;&quot;&quot;&amp;[.F149]&amp;&quot;&quot;&quot;&quot;" office:value-type="string" office:string-value="&quot;l10n_no_hr_payroll.res_field_selection_Loennsbeskrivelse_honorarAkkordProsentProvisjon&quot;,&quot;l10n_no_hr_payroll.res_field_l10n_no_Loennsbeskrivelse&quot;,&quot;honorarAkkordProsentProvisjon&quot;,&quot;honorarAkkordProsentProvisjon&quot;" calcext:value-type="string">
            <text:p>"l10n_no_hr_payroll.res_field_selection_Loennsbeskrivelse_honorarAkkordProsentProvisjon","l10n_no_hr_payroll.res_field_l10n_no_Loennsbeskrivelse","honorarAkkordProsentProvisjon","honorarAkkordProsentProvisjon"</text:p>
          </table:table-cell>
          <table:table-cell table:style-name="ce5" table:formula="of:=&quot;l10n_no_hr_payroll.res_field_selection_&quot;&amp;SUBSTITUTE([.H149]&amp;&quot;_&quot;&amp;[.E149];&quot;.&quot;;&quot;_&quot;)" office:value-type="string" office:string-value="l10n_no_hr_payroll.res_field_selection_Loennsbeskrivelse_honorarAkkordProsentProvisjon" calcext:value-type="string">
            <text:p>l10n_no_hr_payroll.res_field_selection_Loennsbeskrivelse_honorarAkkordProsentProvisjon</text:p>
          </table:table-cell>
          <table:table-cell table:style-name="ce5" table:formula="of:=&quot;l10n_no_hr_payroll.res_field_l10n_no_&quot;&amp;[.H149]" office:value-type="string" office:string-value="l10n_no_hr_payroll.res_field_l10n_no_Loennsbeskrivelse" calcext:value-type="string">
            <text:p>l10n_no_hr_payroll.res_field_l10n_no_Loennsbeskrivelse</text:p>
          </table:table-cell>
          <table:table-cell table:style-name="ce22" table:formula="of:=[.I149]" office:value-type="string" office:string-value="honorarAkkordProsentProvisjon" calcext:value-type="string">
            <text:p>honorarAkkordProsentProvisjon</text:p>
          </table:table-cell>
          <table:table-cell table:style-name="ce25" table:formula="of:=[.I149]" office:value-type="string" office:string-value="honorarAkkordProsentProvisjon" calcext:value-type="string">
            <text:p>honorarAkkordProsentProvisjon</text:p>
          </table:table-cell>
          <table:table-cell table:style-name="ce30" office:value-type="string" calcext:value-type="string">
            <text:p>NY</text:p>
          </table:table-cell>
          <table:table-cell table:style-name="ce35" office:value-type="string" calcext:value-type="string">
            <text:p>Loennsbeskrivelse</text:p>
          </table:table-cell>
          <table:table-cell table:style-name="ce31" office:value-type="string" calcext:value-type="string">
            <text:p>honorarAkkordProsentProvisjon</text:p>
          </table:table-cell>
          <table:table-cell table:style-name="ce35" office:value-type="string" calcext:value-type="string">
            <text:p>2018-01</text:p>
          </table:table-cell>
          <table:table-cell table:style-name="ce29"/>
          <table:table-cell table:style-name="ce31" office:value-type="string" calcext:value-type="string">
            <text:p>Honorar, akkord, prosent eller provisjonslønn </text:p>
          </table:table-cell>
          <table:table-cell table:style-name="ce42" office:value-type="string" calcext:value-type="string">
            <text:p>Honorar, akkord, prosent eller provisjonslønn </text:p>
          </table:table-cell>
          <table:table-cell table:style-name="ce42" office:value-type="string" calcext:value-type="string">
            <text:p>Fees, paid for piecework, commission or by percentage</text:p>
          </table:table-cell>
          <table:table-cell table:style-name="ce48"/>
          <table:table-cell table:number-columns-repeated="1009"/>
        </table:table-row>
        <table:table-row table:style-name="ro1">
          <table:table-cell table:style-name="ce3" table:formula="of:=IF([.G150]=&quot;UTGÅR&quot;;&quot;&quot;;VLOOKUP([.H150];[$'res.field'.E$1:$'res.field'.M$1048576];9;0))">
            <text:p/>
          </table:table-cell>
          <table:table-cell table:style-name="ce5" table:formula="of:=&quot;&quot;&quot;&quot;&amp;[.C150]&amp;&quot;&quot;&quot;,&quot;&quot;&quot;&amp;[.D150]&amp;&quot;&quot;&quot;,&quot;&quot;&quot;&amp;[.E150]&amp;&quot;&quot;&quot;,&quot;&quot;&quot;&amp;[.F150]&amp;&quot;&quot;&quot;&quot;" office:value-type="string" office:string-value="&quot;l10n_no_hr_payroll.res_field_selection_Naeringsinntektsbeskrivelse_annet&quot;,&quot;l10n_no_hr_payroll.res_field_l10n_no_Naeringsinntektsbeskrivelse&quot;,&quot;annet&quot;,&quot;annet&quot;" calcext:value-type="string">
            <text:p>"l10n_no_hr_payroll.res_field_selection_Naeringsinntektsbeskrivelse_annet","l10n_no_hr_payroll.res_field_l10n_no_Naeringsinntektsbeskrivelse","annet","annet"</text:p>
          </table:table-cell>
          <table:table-cell table:style-name="ce5" table:formula="of:=&quot;l10n_no_hr_payroll.res_field_selection_&quot;&amp;SUBSTITUTE([.H150]&amp;&quot;_&quot;&amp;[.E150];&quot;.&quot;;&quot;_&quot;)" office:value-type="string" office:string-value="l10n_no_hr_payroll.res_field_selection_Naeringsinntektsbeskrivelse_annet" calcext:value-type="string">
            <text:p>l10n_no_hr_payroll.res_field_selection_Naeringsinntektsbeskrivelse_annet</text:p>
          </table:table-cell>
          <table:table-cell table:style-name="ce5" table:formula="of:=&quot;l10n_no_hr_payroll.res_field_l10n_no_&quot;&amp;[.H150]" office:value-type="string" office:string-value="l10n_no_hr_payroll.res_field_l10n_no_Naeringsinntektsbeskrivelse" calcext:value-type="string">
            <text:p>l10n_no_hr_payroll.res_field_l10n_no_Naeringsinntektsbeskrivelse</text:p>
          </table:table-cell>
          <table:table-cell table:style-name="ce22" table:formula="of:=[.I150]" office:value-type="string" office:string-value="annet" calcext:value-type="string">
            <text:p>annet</text:p>
          </table:table-cell>
          <table:table-cell table:style-name="ce25" table:formula="of:=[.I150]" office:value-type="string" office:string-value="annet" calcext:value-type="string">
            <text:p>annet</text:p>
          </table:table-cell>
          <table:table-cell table:style-name="ce30" office:value-type="string" calcext:value-type="string">
            <text:p>UTGÅR</text:p>
          </table:table-cell>
          <table:table-cell table:style-name="ce35" office:value-type="string" calcext:value-type="string">
            <text:p>Naeringsinntektsbeskrivelse</text:p>
          </table:table-cell>
          <table:table-cell table:style-name="ce31" office:value-type="string" calcext:value-type="string">
            <text:p>annet</text:p>
          </table:table-cell>
          <table:table-cell table:style-name="ce35" office:value-type="string" calcext:value-type="string">
            <text:p>2013-01</text:p>
          </table:table-cell>
          <table:table-cell table:style-name="ce29" office:value-type="string" calcext:value-type="string">
            <text:p>2018-01</text:p>
          </table:table-cell>
          <table:table-cell table:style-name="ce31" office:value-type="string" calcext:value-type="string">
            <text:p>Annet</text:p>
          </table:table-cell>
          <table:table-cell table:style-name="ce42" office:value-type="string" calcext:value-type="string">
            <text:p><text:span text:style-name="T1">Anna</text:span></text:p>
          </table:table-cell>
          <table:table-cell table:style-name="ce42" office:value-type="string" calcext:value-type="string">
            <text:p>Other</text:p>
          </table:table-cell>
          <table:table-cell table:style-name="ce48"/>
          <table:table-cell table:number-columns-repeated="1009"/>
        </table:table-row>
        <table:table-row table:style-name="ro1">
          <table:table-cell table:style-name="ce3" table:formula="of:=IF([.G151]=&quot;UTGÅR&quot;;&quot;&quot;;VLOOKUP([.H151];[$'res.field'.E$1:$'res.field'.M$1048576];9;0))">
            <text:p/>
          </table:table-cell>
          <table:table-cell table:style-name="ce5" table:formula="of:=&quot;&quot;&quot;&quot;&amp;[.C151]&amp;&quot;&quot;&quot;,&quot;&quot;&quot;&amp;[.D151]&amp;&quot;&quot;&quot;,&quot;&quot;&quot;&amp;[.E151]&amp;&quot;&quot;&quot;,&quot;&quot;&quot;&amp;[.F151]&amp;&quot;&quot;&quot;&quot;" office:value-type="string" office:string-value="&quot;l10n_no_hr_payroll.res_field_selection_Naeringsinntektsbeskrivelse_dagpengerTilFisker&quot;,&quot;l10n_no_hr_payroll.res_field_l10n_no_Naeringsinntektsbeskrivelse&quot;,&quot;dagpengerTilFisker&quot;,&quot;dagpengerTilFisker&quot;" calcext:value-type="string">
            <text:p>"l10n_no_hr_payroll.res_field_selection_Naeringsinntektsbeskrivelse_dagpengerTilFisker","l10n_no_hr_payroll.res_field_l10n_no_Naeringsinntektsbeskrivelse","dagpengerTilFisker","dagpengerTilFisker"</text:p>
          </table:table-cell>
          <table:table-cell table:style-name="ce5" table:formula="of:=&quot;l10n_no_hr_payroll.res_field_selection_&quot;&amp;SUBSTITUTE([.H151]&amp;&quot;_&quot;&amp;[.E151];&quot;.&quot;;&quot;_&quot;)" office:value-type="string" office:string-value="l10n_no_hr_payroll.res_field_selection_Naeringsinntektsbeskrivelse_dagpengerTilFisker" calcext:value-type="string">
            <text:p>l10n_no_hr_payroll.res_field_selection_Naeringsinntektsbeskrivelse_dagpengerTilFisker</text:p>
          </table:table-cell>
          <table:table-cell table:style-name="ce5" table:formula="of:=&quot;l10n_no_hr_payroll.res_field_l10n_no_&quot;&amp;[.H151]" office:value-type="string" office:string-value="l10n_no_hr_payroll.res_field_l10n_no_Naeringsinntektsbeskrivelse" calcext:value-type="string">
            <text:p>l10n_no_hr_payroll.res_field_l10n_no_Naeringsinntektsbeskrivelse</text:p>
          </table:table-cell>
          <table:table-cell table:style-name="ce22" table:formula="of:=[.I151]" office:value-type="string" office:string-value="dagpengerTilFisker" calcext:value-type="string">
            <text:p>dagpengerTilFisker</text:p>
          </table:table-cell>
          <table:table-cell table:style-name="ce25" table:formula="of:=[.I151]" office:value-type="string" office:string-value="dagpengerTilFisker" calcext:value-type="string">
            <text:p>dagpengerTilFisker</text:p>
          </table:table-cell>
          <table:table-cell table:style-name="ce29"/>
          <table:table-cell table:style-name="ce34" office:value-type="string" calcext:value-type="string">
            <text:p>Naeringsinntektsbeskrivelse</text:p>
          </table:table-cell>
          <table:table-cell table:style-name="ce34" office:value-type="string" calcext:value-type="string">
            <text:p>dagpengerTilFisker</text:p>
          </table:table-cell>
          <table:table-cell table:style-name="ce34" office:value-type="string" calcext:value-type="string">
            <text:p>2013-01</text:p>
          </table:table-cell>
          <table:table-cell table:style-name="ce29"/>
          <table:table-cell table:style-name="ce34" office:value-type="string" calcext:value-type="string">
            <text:p>Dagpenger til fisker</text:p>
          </table:table-cell>
          <table:table-cell table:style-name="ce40" office:value-type="string" calcext:value-type="string">
            <text:p><text:span text:style-name="T1">Dagpengar til fiskar</text:span></text:p>
          </table:table-cell>
          <table:table-cell table:style-name="ce41" office:value-type="string" calcext:value-type="string">
            <text:p>Unemployment benefits to fishermen</text:p>
          </table:table-cell>
          <table:table-cell table:style-name="ce29"/>
          <table:table-cell table:number-columns-repeated="1009"/>
        </table:table-row>
        <table:table-row table:style-name="ro1">
          <table:table-cell table:style-name="ce3" table:formula="of:=IF([.G152]=&quot;UTGÅR&quot;;&quot;&quot;;VLOOKUP([.H152];[$'res.field'.E$1:$'res.field'.M$1048576];9;0))">
            <text:p/>
          </table:table-cell>
          <table:table-cell table:style-name="ce5" table:formula="of:=&quot;&quot;&quot;&quot;&amp;[.C152]&amp;&quot;&quot;&quot;,&quot;&quot;&quot;&amp;[.D152]&amp;&quot;&quot;&quot;,&quot;&quot;&quot;&amp;[.E152]&amp;&quot;&quot;&quot;,&quot;&quot;&quot;&amp;[.F152]&amp;&quot;&quot;&quot;&quot;" office:value-type="string" office:string-value="&quot;l10n_no_hr_payroll.res_field_selection_Naeringsinntektsbeskrivelse_dagpengerVedArbeidsloeshet&quot;,&quot;l10n_no_hr_payroll.res_field_l10n_no_Naeringsinntektsbeskrivelse&quot;,&quot;dagpengerVedArbeidsloeshet&quot;,&quot;dagpengerVedArbeidsloeshet&quot;" calcext:value-type="string">
            <text:p>"l10n_no_hr_payroll.res_field_selection_Naeringsinntektsbeskrivelse_dagpengerVedArbeidsloeshet","l10n_no_hr_payroll.res_field_l10n_no_Naeringsinntektsbeskrivelse","dagpengerVedArbeidsloeshet","dagpengerVedArbeidsloeshet"</text:p>
          </table:table-cell>
          <table:table-cell table:style-name="ce5" table:formula="of:=&quot;l10n_no_hr_payroll.res_field_selection_&quot;&amp;SUBSTITUTE([.H152]&amp;&quot;_&quot;&amp;[.E152];&quot;.&quot;;&quot;_&quot;)" office:value-type="string" office:string-value="l10n_no_hr_payroll.res_field_selection_Naeringsinntektsbeskrivelse_dagpengerVedArbeidsloeshet" calcext:value-type="string">
            <text:p>l10n_no_hr_payroll.res_field_selection_Naeringsinntektsbeskrivelse_dagpengerVedArbeidsloeshet</text:p>
          </table:table-cell>
          <table:table-cell table:style-name="ce5" table:formula="of:=&quot;l10n_no_hr_payroll.res_field_l10n_no_&quot;&amp;[.H152]" office:value-type="string" office:string-value="l10n_no_hr_payroll.res_field_l10n_no_Naeringsinntektsbeskrivelse" calcext:value-type="string">
            <text:p>l10n_no_hr_payroll.res_field_l10n_no_Naeringsinntektsbeskrivelse</text:p>
          </table:table-cell>
          <table:table-cell table:style-name="ce22" table:formula="of:=[.I152]" office:value-type="string" office:string-value="dagpengerVedArbeidsloeshet" calcext:value-type="string">
            <text:p>dagpengerVedArbeidsloeshet</text:p>
          </table:table-cell>
          <table:table-cell table:style-name="ce25" table:formula="of:=[.I152]" office:value-type="string" office:string-value="dagpengerVedArbeidsloeshet" calcext:value-type="string">
            <text:p>dagpengerVedArbeidsloeshet</text:p>
          </table:table-cell>
          <table:table-cell table:style-name="ce29"/>
          <table:table-cell table:style-name="ce34" office:value-type="string" calcext:value-type="string">
            <text:p>Naeringsinntektsbeskrivelse</text:p>
          </table:table-cell>
          <table:table-cell table:style-name="ce34" office:value-type="string" calcext:value-type="string">
            <text:p>dagpengerVedArbeidsloeshet</text:p>
          </table:table-cell>
          <table:table-cell table:style-name="ce34" office:value-type="string" calcext:value-type="string">
            <text:p>2013-01</text:p>
          </table:table-cell>
          <table:table-cell table:style-name="ce29"/>
          <table:table-cell table:style-name="ce34" office:value-type="string" calcext:value-type="string">
            <text:p>Dagpenger ved arbeidsløshet utbetalt fra folketrygden</text:p>
          </table:table-cell>
          <table:table-cell table:style-name="ce40" office:value-type="string" calcext:value-type="string">
            <text:p><text:span text:style-name="T1">Dagpengar ved arbeidsløyse utbetalt frå folketrygda</text:span></text:p>
          </table:table-cell>
          <table:table-cell table:style-name="ce44" office:value-type="string" calcext:value-type="string">
            <text:p>Unemployment benefits paid by the national insurance scheme</text:p>
          </table:table-cell>
          <table:table-cell table:style-name="ce29"/>
          <table:table-cell table:number-columns-repeated="1009"/>
        </table:table-row>
        <table:table-row table:style-name="ro1">
          <table:table-cell table:style-name="ce3" table:formula="of:=IF([.G153]=&quot;UTGÅR&quot;;&quot;&quot;;VLOOKUP([.H153];[$'res.field'.E$1:$'res.field'.M$1048576];9;0))">
            <text:p/>
          </table:table-cell>
          <table:table-cell table:style-name="ce5" table:formula="of:=&quot;&quot;&quot;&quot;&amp;[.C153]&amp;&quot;&quot;&quot;,&quot;&quot;&quot;&amp;[.D153]&amp;&quot;&quot;&quot;,&quot;&quot;&quot;&amp;[.E153]&amp;&quot;&quot;&quot;,&quot;&quot;&quot;&amp;[.F153]&amp;&quot;&quot;&quot;&quot;" office:value-type="string" office:string-value="&quot;l10n_no_hr_payroll.res_field_selection_Naeringsinntektsbeskrivelse_sykepenger&quot;,&quot;l10n_no_hr_payroll.res_field_l10n_no_Naeringsinntektsbeskrivelse&quot;,&quot;sykepenger&quot;,&quot;sykepenger&quot;" calcext:value-type="string">
            <text:p>"l10n_no_hr_payroll.res_field_selection_Naeringsinntektsbeskrivelse_sykepenger","l10n_no_hr_payroll.res_field_l10n_no_Naeringsinntektsbeskrivelse","sykepenger","sykepenger"</text:p>
          </table:table-cell>
          <table:table-cell table:style-name="ce5" table:formula="of:=&quot;l10n_no_hr_payroll.res_field_selection_&quot;&amp;SUBSTITUTE([.H153]&amp;&quot;_&quot;&amp;[.E153];&quot;.&quot;;&quot;_&quot;)" office:value-type="string" office:string-value="l10n_no_hr_payroll.res_field_selection_Naeringsinntektsbeskrivelse_sykepenger" calcext:value-type="string">
            <text:p>l10n_no_hr_payroll.res_field_selection_Naeringsinntektsbeskrivelse_sykepenger</text:p>
          </table:table-cell>
          <table:table-cell table:style-name="ce5" table:formula="of:=&quot;l10n_no_hr_payroll.res_field_l10n_no_&quot;&amp;[.H153]" office:value-type="string" office:string-value="l10n_no_hr_payroll.res_field_l10n_no_Naeringsinntektsbeskrivelse" calcext:value-type="string">
            <text:p>l10n_no_hr_payroll.res_field_l10n_no_Naeringsinntektsbeskrivelse</text:p>
          </table:table-cell>
          <table:table-cell table:style-name="ce22" table:formula="of:=[.I153]" office:value-type="string" office:string-value="sykepenger" calcext:value-type="string">
            <text:p>sykepenger</text:p>
          </table:table-cell>
          <table:table-cell table:style-name="ce25" table:formula="of:=[.I153]" office:value-type="string" office:string-value="sykepenger" calcext:value-type="string">
            <text:p>sykepenger</text:p>
          </table:table-cell>
          <table:table-cell table:style-name="ce29"/>
          <table:table-cell table:style-name="ce34" office:value-type="string" calcext:value-type="string">
            <text:p>Naeringsinntektsbeskrivelse</text:p>
          </table:table-cell>
          <table:table-cell table:style-name="ce34" office:value-type="string" calcext:value-type="string">
            <text:p>sykepenger</text:p>
          </table:table-cell>
          <table:table-cell table:style-name="ce34" office:value-type="string" calcext:value-type="string">
            <text:p>2013-01</text:p>
          </table:table-cell>
          <table:table-cell table:style-name="ce29"/>
          <table:table-cell table:style-name="ce34" office:value-type="string" calcext:value-type="string">
            <text:p>Sykepenger fra folketrygden</text:p>
          </table:table-cell>
          <table:table-cell table:style-name="ce40" office:value-type="string" calcext:value-type="string">
            <text:p><text:span text:style-name="T1">Sjukepengar frå folketrygda</text:span></text:p>
          </table:table-cell>
          <table:table-cell table:style-name="ce44" office:value-type="string" calcext:value-type="string">
            <text:p>Sickness benefit from the national insurance scheme</text:p>
          </table:table-cell>
          <table:table-cell table:style-name="ce29"/>
          <table:table-cell table:number-columns-repeated="1009"/>
        </table:table-row>
        <table:table-row table:style-name="ro1">
          <table:table-cell table:style-name="ce3" table:formula="of:=IF([.G154]=&quot;UTGÅR&quot;;&quot;&quot;;VLOOKUP([.H154];[$'res.field'.E$1:$'res.field'.M$1048576];9;0))">
            <text:p/>
          </table:table-cell>
          <table:table-cell table:style-name="ce5" table:formula="of:=&quot;&quot;&quot;&quot;&amp;[.C154]&amp;&quot;&quot;&quot;,&quot;&quot;&quot;&amp;[.D154]&amp;&quot;&quot;&quot;,&quot;&quot;&quot;&amp;[.E154]&amp;&quot;&quot;&quot;,&quot;&quot;&quot;&amp;[.F154]&amp;&quot;&quot;&quot;&quot;" office:value-type="string" office:string-value="&quot;l10n_no_hr_payroll.res_field_selection_Naeringsinntektsbeskrivelse_sykepengerTilDagmamma&quot;,&quot;l10n_no_hr_payroll.res_field_l10n_no_Naeringsinntektsbeskrivelse&quot;,&quot;sykepengerTilDagmamma&quot;,&quot;sykepengerTilDagmamma&quot;" calcext:value-type="string">
            <text:p>"l10n_no_hr_payroll.res_field_selection_Naeringsinntektsbeskrivelse_sykepengerTilDagmamma","l10n_no_hr_payroll.res_field_l10n_no_Naeringsinntektsbeskrivelse","sykepengerTilDagmamma","sykepengerTilDagmamma"</text:p>
          </table:table-cell>
          <table:table-cell table:style-name="ce5" table:formula="of:=&quot;l10n_no_hr_payroll.res_field_selection_&quot;&amp;SUBSTITUTE([.H154]&amp;&quot;_&quot;&amp;[.E154];&quot;.&quot;;&quot;_&quot;)" office:value-type="string" office:string-value="l10n_no_hr_payroll.res_field_selection_Naeringsinntektsbeskrivelse_sykepengerTilDagmamma" calcext:value-type="string">
            <text:p>l10n_no_hr_payroll.res_field_selection_Naeringsinntektsbeskrivelse_sykepengerTilDagmamma</text:p>
          </table:table-cell>
          <table:table-cell table:style-name="ce5" table:formula="of:=&quot;l10n_no_hr_payroll.res_field_l10n_no_&quot;&amp;[.H154]" office:value-type="string" office:string-value="l10n_no_hr_payroll.res_field_l10n_no_Naeringsinntektsbeskrivelse" calcext:value-type="string">
            <text:p>l10n_no_hr_payroll.res_field_l10n_no_Naeringsinntektsbeskrivelse</text:p>
          </table:table-cell>
          <table:table-cell table:style-name="ce22" table:formula="of:=[.I154]" office:value-type="string" office:string-value="sykepengerTilDagmamma" calcext:value-type="string">
            <text:p>sykepengerTilDagmamma</text:p>
          </table:table-cell>
          <table:table-cell table:style-name="ce25" table:formula="of:=[.I154]" office:value-type="string" office:string-value="sykepengerTilDagmamma" calcext:value-type="string">
            <text:p>sykepengerTilDagmamma</text:p>
          </table:table-cell>
          <table:table-cell table:style-name="ce29"/>
          <table:table-cell table:style-name="ce34" office:value-type="string" calcext:value-type="string">
            <text:p>Naeringsinntektsbeskrivelse</text:p>
          </table:table-cell>
          <table:table-cell table:style-name="ce34" office:value-type="string" calcext:value-type="string">
            <text:p>sykepengerTilDagmamma</text:p>
          </table:table-cell>
          <table:table-cell table:style-name="ce34" office:value-type="string" calcext:value-type="string">
            <text:p>2013-01</text:p>
          </table:table-cell>
          <table:table-cell table:style-name="ce29"/>
          <table:table-cell table:style-name="ce34" office:value-type="string" calcext:value-type="string">
            <text:p>Sykepenger til dagmamma</text:p>
          </table:table-cell>
          <table:table-cell table:style-name="ce40" office:value-type="string" calcext:value-type="string">
            <text:p><text:span text:style-name="T1">Sjukepengar til dagmamma</text:span></text:p>
          </table:table-cell>
          <table:table-cell table:style-name="ce44" office:value-type="string" calcext:value-type="string">
            <text:p>Sickness benefits to child-minders</text:p>
          </table:table-cell>
          <table:table-cell table:style-name="ce29"/>
          <table:table-cell table:number-columns-repeated="1009"/>
        </table:table-row>
        <table:table-row table:style-name="ro1">
          <table:table-cell table:style-name="ce3" table:formula="of:=IF([.G155]=&quot;UTGÅR&quot;;&quot;&quot;;VLOOKUP([.H155];[$'res.field'.E$1:$'res.field'.M$1048576];9;0))">
            <text:p/>
          </table:table-cell>
          <table:table-cell table:style-name="ce5" table:formula="of:=&quot;&quot;&quot;&quot;&amp;[.C155]&amp;&quot;&quot;&quot;,&quot;&quot;&quot;&amp;[.D155]&amp;&quot;&quot;&quot;,&quot;&quot;&quot;&amp;[.E155]&amp;&quot;&quot;&quot;,&quot;&quot;&quot;&amp;[.F155]&amp;&quot;&quot;&quot;&quot;" office:value-type="string" office:string-value="&quot;l10n_no_hr_payroll.res_field_selection_Naeringsinntektsbeskrivelse_sykepengerTilFisker&quot;,&quot;l10n_no_hr_payroll.res_field_l10n_no_Naeringsinntektsbeskrivelse&quot;,&quot;sykepengerTilFisker&quot;,&quot;sykepengerTilFisker&quot;" calcext:value-type="string">
            <text:p>"l10n_no_hr_payroll.res_field_selection_Naeringsinntektsbeskrivelse_sykepengerTilFisker","l10n_no_hr_payroll.res_field_l10n_no_Naeringsinntektsbeskrivelse","sykepengerTilFisker","sykepengerTilFisker"</text:p>
          </table:table-cell>
          <table:table-cell table:style-name="ce5" table:formula="of:=&quot;l10n_no_hr_payroll.res_field_selection_&quot;&amp;SUBSTITUTE([.H155]&amp;&quot;_&quot;&amp;[.E155];&quot;.&quot;;&quot;_&quot;)" office:value-type="string" office:string-value="l10n_no_hr_payroll.res_field_selection_Naeringsinntektsbeskrivelse_sykepengerTilFisker" calcext:value-type="string">
            <text:p>l10n_no_hr_payroll.res_field_selection_Naeringsinntektsbeskrivelse_sykepengerTilFisker</text:p>
          </table:table-cell>
          <table:table-cell table:style-name="ce5" table:formula="of:=&quot;l10n_no_hr_payroll.res_field_l10n_no_&quot;&amp;[.H155]" office:value-type="string" office:string-value="l10n_no_hr_payroll.res_field_l10n_no_Naeringsinntektsbeskrivelse" calcext:value-type="string">
            <text:p>l10n_no_hr_payroll.res_field_l10n_no_Naeringsinntektsbeskrivelse</text:p>
          </table:table-cell>
          <table:table-cell table:style-name="ce22" table:formula="of:=[.I155]" office:value-type="string" office:string-value="sykepengerTilFisker" calcext:value-type="string">
            <text:p>sykepengerTilFisker</text:p>
          </table:table-cell>
          <table:table-cell table:style-name="ce25" table:formula="of:=[.I155]" office:value-type="string" office:string-value="sykepengerTilFisker" calcext:value-type="string">
            <text:p>sykepengerTilFisker</text:p>
          </table:table-cell>
          <table:table-cell table:style-name="ce29"/>
          <table:table-cell table:style-name="ce34" office:value-type="string" calcext:value-type="string">
            <text:p>Naeringsinntektsbeskrivelse</text:p>
          </table:table-cell>
          <table:table-cell table:style-name="ce34" office:value-type="string" calcext:value-type="string">
            <text:p>sykepengerTilFisker</text:p>
          </table:table-cell>
          <table:table-cell table:style-name="ce34" office:value-type="string" calcext:value-type="string">
            <text:p>2013-01</text:p>
          </table:table-cell>
          <table:table-cell table:style-name="ce29"/>
          <table:table-cell table:style-name="ce34" office:value-type="string" calcext:value-type="string">
            <text:p>Sykepenger til fisker</text:p>
          </table:table-cell>
          <table:table-cell table:style-name="ce40" office:value-type="string" calcext:value-type="string">
            <text:p><text:span text:style-name="T1">Sjukepengar til fiskar</text:span></text:p>
          </table:table-cell>
          <table:table-cell table:style-name="ce44" office:value-type="string" calcext:value-type="string">
            <text:p>Sickness benefits to fishermen</text:p>
          </table:table-cell>
          <table:table-cell table:style-name="ce29"/>
          <table:table-cell table:number-columns-repeated="1009"/>
        </table:table-row>
        <table:table-row table:style-name="ro1">
          <table:table-cell table:style-name="ce3" table:formula="of:=IF([.G156]=&quot;UTGÅR&quot;;&quot;&quot;;VLOOKUP([.H156];[$'res.field'.E$1:$'res.field'.M$1048576];9;0))">
            <text:p/>
          </table:table-cell>
          <table:table-cell table:style-name="ce5" table:formula="of:=&quot;&quot;&quot;&quot;&amp;[.C156]&amp;&quot;&quot;&quot;,&quot;&quot;&quot;&amp;[.D156]&amp;&quot;&quot;&quot;,&quot;&quot;&quot;&amp;[.E156]&amp;&quot;&quot;&quot;,&quot;&quot;&quot;&amp;[.F156]&amp;&quot;&quot;&quot;&quot;" office:value-type="string" office:string-value="&quot;l10n_no_hr_payroll.res_field_selection_Naeringsinntektsbeskrivelse_sykepengerTilJordOgSkogbrukere&quot;,&quot;l10n_no_hr_payroll.res_field_l10n_no_Naeringsinntektsbeskrivelse&quot;,&quot;sykepengerTilJordOgSkogbrukere&quot;,&quot;sykepengerTilJordOgSkogbrukere&quot;" calcext:value-type="string">
            <text:p>"l10n_no_hr_payroll.res_field_selection_Naeringsinntektsbeskrivelse_sykepengerTilJordOgSkogbrukere","l10n_no_hr_payroll.res_field_l10n_no_Naeringsinntektsbeskrivelse","sykepengerTilJordOgSkogbrukere","sykepengerTilJordOgSkogbrukere"</text:p>
          </table:table-cell>
          <table:table-cell table:style-name="ce5" table:formula="of:=&quot;l10n_no_hr_payroll.res_field_selection_&quot;&amp;SUBSTITUTE([.H156]&amp;&quot;_&quot;&amp;[.E156];&quot;.&quot;;&quot;_&quot;)" office:value-type="string" office:string-value="l10n_no_hr_payroll.res_field_selection_Naeringsinntektsbeskrivelse_sykepengerTilJordOgSkogbrukere" calcext:value-type="string">
            <text:p>l10n_no_hr_payroll.res_field_selection_Naeringsinntektsbeskrivelse_sykepengerTilJordOgSkogbrukere</text:p>
          </table:table-cell>
          <table:table-cell table:style-name="ce5" table:formula="of:=&quot;l10n_no_hr_payroll.res_field_l10n_no_&quot;&amp;[.H156]" office:value-type="string" office:string-value="l10n_no_hr_payroll.res_field_l10n_no_Naeringsinntektsbeskrivelse" calcext:value-type="string">
            <text:p>l10n_no_hr_payroll.res_field_l10n_no_Naeringsinntektsbeskrivelse</text:p>
          </table:table-cell>
          <table:table-cell table:style-name="ce22" table:formula="of:=[.I156]" office:value-type="string" office:string-value="sykepengerTilJordOgSkogbrukere" calcext:value-type="string">
            <text:p>sykepengerTilJordOgSkogbrukere</text:p>
          </table:table-cell>
          <table:table-cell table:style-name="ce25" table:formula="of:=[.I156]" office:value-type="string" office:string-value="sykepengerTilJordOgSkogbrukere" calcext:value-type="string">
            <text:p>sykepengerTilJordOgSkogbrukere</text:p>
          </table:table-cell>
          <table:table-cell table:style-name="ce29"/>
          <table:table-cell table:style-name="ce34" office:value-type="string" calcext:value-type="string">
            <text:p>Naeringsinntektsbeskrivelse</text:p>
          </table:table-cell>
          <table:table-cell table:style-name="ce34" office:value-type="string" calcext:value-type="string">
            <text:p>sykepengerTilJordOgSkogbrukere</text:p>
          </table:table-cell>
          <table:table-cell table:style-name="ce34" office:value-type="string" calcext:value-type="string">
            <text:p>2013-01</text:p>
          </table:table-cell>
          <table:table-cell table:style-name="ce29"/>
          <table:table-cell table:style-name="ce34" office:value-type="string" calcext:value-type="string">
            <text:p>Sykepenger til jord- og skogbrukere</text:p>
          </table:table-cell>
          <table:table-cell table:style-name="ce40" office:value-type="string" calcext:value-type="string">
            <text:p><text:span text:style-name="T1">Sjukepengar til jord- og skogbrukarar</text:span></text:p>
          </table:table-cell>
          <table:table-cell table:style-name="ce44" office:value-type="string" calcext:value-type="string">
            <text:p>Sickness benefits to farmers and foresters</text:p>
          </table:table-cell>
          <table:table-cell table:style-name="ce29"/>
          <table:table-cell table:number-columns-repeated="1009"/>
        </table:table-row>
        <table:table-row table:style-name="ro1">
          <table:table-cell table:style-name="ce3" table:formula="of:=IF([.G157]=&quot;UTGÅR&quot;;&quot;&quot;;VLOOKUP([.H157];[$'res.field'.E$1:$'res.field'.M$1048576];9;0))">
            <text:p/>
          </table:table-cell>
          <table:table-cell table:style-name="ce5" table:formula="of:=&quot;&quot;&quot;&quot;&amp;[.C157]&amp;&quot;&quot;&quot;,&quot;&quot;&quot;&amp;[.D157]&amp;&quot;&quot;&quot;,&quot;&quot;&quot;&amp;[.E157]&amp;&quot;&quot;&quot;,&quot;&quot;&quot;&amp;[.F157]&amp;&quot;&quot;&quot;&quot;" office:value-type="string" office:string-value="&quot;l10n_no_hr_payroll.res_field_selection_Naeringsinntektsbeskrivelse_vederlag&quot;,&quot;l10n_no_hr_payroll.res_field_l10n_no_Naeringsinntektsbeskrivelse&quot;,&quot;vederlag&quot;,&quot;vederlag&quot;" calcext:value-type="string">
            <text:p>"l10n_no_hr_payroll.res_field_selection_Naeringsinntektsbeskrivelse_vederlag","l10n_no_hr_payroll.res_field_l10n_no_Naeringsinntektsbeskrivelse","vederlag","vederlag"</text:p>
          </table:table-cell>
          <table:table-cell table:style-name="ce5" table:formula="of:=&quot;l10n_no_hr_payroll.res_field_selection_&quot;&amp;SUBSTITUTE([.H157]&amp;&quot;_&quot;&amp;[.E157];&quot;.&quot;;&quot;_&quot;)" office:value-type="string" office:string-value="l10n_no_hr_payroll.res_field_selection_Naeringsinntektsbeskrivelse_vederlag" calcext:value-type="string">
            <text:p>l10n_no_hr_payroll.res_field_selection_Naeringsinntektsbeskrivelse_vederlag</text:p>
          </table:table-cell>
          <table:table-cell table:style-name="ce5" table:formula="of:=&quot;l10n_no_hr_payroll.res_field_l10n_no_&quot;&amp;[.H157]" office:value-type="string" office:string-value="l10n_no_hr_payroll.res_field_l10n_no_Naeringsinntektsbeskrivelse" calcext:value-type="string">
            <text:p>l10n_no_hr_payroll.res_field_l10n_no_Naeringsinntektsbeskrivelse</text:p>
          </table:table-cell>
          <table:table-cell table:style-name="ce22" table:formula="of:=[.I157]" office:value-type="string" office:string-value="vederlag" calcext:value-type="string">
            <text:p>vederlag</text:p>
          </table:table-cell>
          <table:table-cell table:style-name="ce25" table:formula="of:=[.I157]" office:value-type="string" office:string-value="vederlag" calcext:value-type="string">
            <text:p>vederlag</text:p>
          </table:table-cell>
          <table:table-cell table:style-name="ce29"/>
          <table:table-cell table:style-name="ce34" office:value-type="string" calcext:value-type="string">
            <text:p>Naeringsinntektsbeskrivelse</text:p>
          </table:table-cell>
          <table:table-cell table:style-name="ce34" office:value-type="string" calcext:value-type="string">
            <text:p>vederlag</text:p>
          </table:table-cell>
          <table:table-cell table:style-name="ce34" office:value-type="string" calcext:value-type="string">
            <text:p>2013-01</text:p>
          </table:table-cell>
          <table:table-cell table:style-name="ce29"/>
          <table:table-cell table:style-name="ce34" office:value-type="string" calcext:value-type="string">
            <text:p>Vederlag</text:p>
          </table:table-cell>
          <table:table-cell table:style-name="ce40" office:value-type="string" calcext:value-type="string">
            <text:p><text:span text:style-name="T1">Vederlag</text:span></text:p>
          </table:table-cell>
          <table:table-cell table:style-name="ce44" office:value-type="string" calcext:value-type="string">
            <text:p>Remuneration</text:p>
          </table:table-cell>
          <table:table-cell table:style-name="ce29"/>
          <table:table-cell table:number-columns-repeated="1009"/>
        </table:table-row>
        <table:table-row table:style-name="ro1">
          <table:table-cell table:style-name="ce3" table:formula="of:=IF([.G158]=&quot;UTGÅR&quot;;&quot;&quot;;VLOOKUP([.H158];[$'res.field'.E$1:$'res.field'.M$1048576];9;0))">
            <text:p/>
          </table:table-cell>
          <table:table-cell table:style-name="ce5" table:formula="of:=&quot;&quot;&quot;&quot;&amp;[.C158]&amp;&quot;&quot;&quot;,&quot;&quot;&quot;&amp;[.D158]&amp;&quot;&quot;&quot;,&quot;&quot;&quot;&amp;[.E158]&amp;&quot;&quot;&quot;,&quot;&quot;&quot;&amp;[.F158]&amp;&quot;&quot;&quot;&quot;" office:value-type="string" office:string-value="&quot;l10n_no_hr_payroll.res_field_selection_Naeringsinntektsbeskrivelse_vederlagDagmammaIEgetHjem&quot;,&quot;l10n_no_hr_payroll.res_field_l10n_no_Naeringsinntektsbeskrivelse&quot;,&quot;vederlagDagmammaIEgetHjem&quot;,&quot;vederlagDagmammaIEgetHjem&quot;" calcext:value-type="string">
            <text:p>"l10n_no_hr_payroll.res_field_selection_Naeringsinntektsbeskrivelse_vederlagDagmammaIEgetHjem","l10n_no_hr_payroll.res_field_l10n_no_Naeringsinntektsbeskrivelse","vederlagDagmammaIEgetHjem","vederlagDagmammaIEgetHjem"</text:p>
          </table:table-cell>
          <table:table-cell table:style-name="ce5" table:formula="of:=&quot;l10n_no_hr_payroll.res_field_selection_&quot;&amp;SUBSTITUTE([.H158]&amp;&quot;_&quot;&amp;[.E158];&quot;.&quot;;&quot;_&quot;)" office:value-type="string" office:string-value="l10n_no_hr_payroll.res_field_selection_Naeringsinntektsbeskrivelse_vederlagDagmammaIEgetHjem" calcext:value-type="string">
            <text:p>l10n_no_hr_payroll.res_field_selection_Naeringsinntektsbeskrivelse_vederlagDagmammaIEgetHjem</text:p>
          </table:table-cell>
          <table:table-cell table:style-name="ce5" table:formula="of:=&quot;l10n_no_hr_payroll.res_field_l10n_no_&quot;&amp;[.H158]" office:value-type="string" office:string-value="l10n_no_hr_payroll.res_field_l10n_no_Naeringsinntektsbeskrivelse" calcext:value-type="string">
            <text:p>l10n_no_hr_payroll.res_field_l10n_no_Naeringsinntektsbeskrivelse</text:p>
          </table:table-cell>
          <table:table-cell table:style-name="ce22" table:formula="of:=[.I158]" office:value-type="string" office:string-value="vederlagDagmammaIEgetHjem" calcext:value-type="string">
            <text:p>vederlagDagmammaIEgetHjem</text:p>
          </table:table-cell>
          <table:table-cell table:style-name="ce25" table:formula="of:=[.I158]" office:value-type="string" office:string-value="vederlagDagmammaIEgetHjem" calcext:value-type="string">
            <text:p>vederlagDagmammaIEgetHjem</text:p>
          </table:table-cell>
          <table:table-cell table:style-name="ce29"/>
          <table:table-cell table:style-name="ce34" office:value-type="string" calcext:value-type="string">
            <text:p>Naeringsinntektsbeskrivelse</text:p>
          </table:table-cell>
          <table:table-cell table:style-name="ce34" office:value-type="string" calcext:value-type="string">
            <text:p>vederlagDagmammaIEgetHjem</text:p>
          </table:table-cell>
          <table:table-cell table:style-name="ce34" office:value-type="string" calcext:value-type="string">
            <text:p>2014-01</text:p>
          </table:table-cell>
          <table:table-cell table:style-name="ce29"/>
          <table:table-cell table:style-name="ce34" office:value-type="string" calcext:value-type="string">
            <text:p>Vederlag til dagmamma i eget hjem</text:p>
          </table:table-cell>
          <table:table-cell table:style-name="ce40" office:value-type="string" calcext:value-type="string">
            <text:p><text:span text:style-name="T1">Vederlag til dagmamma i eigen heim</text:span></text:p>
          </table:table-cell>
          <table:table-cell table:style-name="ce44" office:value-type="string" calcext:value-type="string">
            <text:p>Payment to child-minder in own home</text:p>
          </table:table-cell>
          <table:table-cell table:style-name="ce29"/>
          <table:table-cell table:number-columns-repeated="1009"/>
        </table:table-row>
        <table:table-row table:style-name="ro1">
          <table:table-cell table:style-name="ce3" table:formula="of:=IF([.G159]=&quot;UTGÅR&quot;;&quot;&quot;;VLOOKUP([.H159];[$'res.field'.E$1:$'res.field'.M$1048576];9;0))">
            <text:p/>
          </table:table-cell>
          <table:table-cell table:style-name="ce5" table:formula="of:=&quot;&quot;&quot;&quot;&amp;[.C159]&amp;&quot;&quot;&quot;,&quot;&quot;&quot;&amp;[.D159]&amp;&quot;&quot;&quot;,&quot;&quot;&quot;&amp;[.E159]&amp;&quot;&quot;&quot;,&quot;&quot;&quot;&amp;[.F159]&amp;&quot;&quot;&quot;&quot;" office:value-type="string" office:string-value="&quot;l10n_no_hr_payroll.res_field_selection_Naeringsinntektsbeskrivelse_lottKunTrygdeavgift&quot;,&quot;l10n_no_hr_payroll.res_field_l10n_no_Naeringsinntektsbeskrivelse&quot;,&quot;lottKunTrygdeavgift&quot;,&quot;lottKunTrygdeavgift&quot;" calcext:value-type="string">
            <text:p>"l10n_no_hr_payroll.res_field_selection_Naeringsinntektsbeskrivelse_lottKunTrygdeavgift","l10n_no_hr_payroll.res_field_l10n_no_Naeringsinntektsbeskrivelse","lottKunTrygdeavgift","lottKunTrygdeavgift"</text:p>
          </table:table-cell>
          <table:table-cell table:style-name="ce5" table:formula="of:=&quot;l10n_no_hr_payroll.res_field_selection_&quot;&amp;SUBSTITUTE([.H159]&amp;&quot;_&quot;&amp;[.E159];&quot;.&quot;;&quot;_&quot;)" office:value-type="string" office:string-value="l10n_no_hr_payroll.res_field_selection_Naeringsinntektsbeskrivelse_lottKunTrygdeavgift" calcext:value-type="string">
            <text:p>l10n_no_hr_payroll.res_field_selection_Naeringsinntektsbeskrivelse_lottKunTrygdeavgift</text:p>
          </table:table-cell>
          <table:table-cell table:style-name="ce5" table:formula="of:=&quot;l10n_no_hr_payroll.res_field_l10n_no_&quot;&amp;[.H159]" office:value-type="string" office:string-value="l10n_no_hr_payroll.res_field_l10n_no_Naeringsinntektsbeskrivelse" calcext:value-type="string">
            <text:p>l10n_no_hr_payroll.res_field_l10n_no_Naeringsinntektsbeskrivelse</text:p>
          </table:table-cell>
          <table:table-cell table:style-name="ce22" table:formula="of:=[.I159]" office:value-type="string" office:string-value="lottKunTrygdeavgift" calcext:value-type="string">
            <text:p>lottKunTrygdeavgift</text:p>
          </table:table-cell>
          <table:table-cell table:style-name="ce25" table:formula="of:=[.I159]" office:value-type="string" office:string-value="lottKunTrygdeavgift" calcext:value-type="string">
            <text:p>lottKunTrygdeavgift</text:p>
          </table:table-cell>
          <table:table-cell table:style-name="ce29"/>
          <table:table-cell table:style-name="ce34" office:value-type="string" calcext:value-type="string">
            <text:p>Naeringsinntektsbeskrivelse</text:p>
          </table:table-cell>
          <table:table-cell table:style-name="ce34" office:value-type="string" calcext:value-type="string">
            <text:p>lottKunTrygdeavgift</text:p>
          </table:table-cell>
          <table:table-cell table:style-name="ce34" office:value-type="string" calcext:value-type="string">
            <text:p>2016-01</text:p>
          </table:table-cell>
          <table:table-cell table:style-name="ce29"/>
          <table:table-cell table:number-columns-repeated="2" table:style-name="ce34" office:value-type="string" calcext:value-type="string">
            <text:p>Lott det skal beregnes trygdeavgift av</text:p>
          </table:table-cell>
          <table:table-cell table:style-name="ce44" office:value-type="string" calcext:value-type="string">
            <text:p>Share of catch EEC fishermen (regarding social security contribution)</text:p>
          </table:table-cell>
          <table:table-cell table:style-name="ce29"/>
          <table:table-cell table:number-columns-repeated="1009"/>
        </table:table-row>
        <table:table-row table:style-name="ro1">
          <table:table-cell table:style-name="ce3" table:formula="of:=IF([.G160]=&quot;UTGÅR&quot;;&quot;&quot;;VLOOKUP([.H160];[$'res.field'.E$1:$'res.field'.M$1048576];9;0))">
            <text:p/>
          </table:table-cell>
          <table:table-cell table:style-name="ce5" table:formula="of:=&quot;&quot;&quot;&quot;&amp;[.C160]&amp;&quot;&quot;&quot;,&quot;&quot;&quot;&amp;[.D160]&amp;&quot;&quot;&quot;,&quot;&quot;&quot;&amp;[.E160]&amp;&quot;&quot;&quot;,&quot;&quot;&quot;&amp;[.F160]&amp;&quot;&quot;&quot;&quot;" office:value-type="string" office:string-value="&quot;l10n_no_hr_payroll.res_field_selection_OppholdsbeskrivelseForSvalbardJanMayenOgBilandene_svalbard&quot;,&quot;l10n_no_hr_payroll.res_field_l10n_no_OppholdsbeskrivelseForSvalbardJanMayenOgBilandene&quot;,&quot;svalbard&quot;,&quot;svalbard&quot;" calcext:value-type="string">
            <text:p>"l10n_no_hr_payroll.res_field_selection_OppholdsbeskrivelseForSvalbardJanMayenOgBilandene_svalbard","l10n_no_hr_payroll.res_field_l10n_no_OppholdsbeskrivelseForSvalbardJanMayenOgBilandene","svalbard","svalbard"</text:p>
          </table:table-cell>
          <table:table-cell table:style-name="ce5" table:formula="of:=&quot;l10n_no_hr_payroll.res_field_selection_&quot;&amp;SUBSTITUTE([.H160]&amp;&quot;_&quot;&amp;[.E160];&quot;.&quot;;&quot;_&quot;)" office:value-type="string" office:string-value="l10n_no_hr_payroll.res_field_selection_OppholdsbeskrivelseForSvalbardJanMayenOgBilandene_svalbard" calcext:value-type="string">
            <text:p>l10n_no_hr_payroll.res_field_selection_OppholdsbeskrivelseForSvalbardJanMayenOgBilandene_svalbard</text:p>
          </table:table-cell>
          <table:table-cell table:style-name="ce5" table:formula="of:=&quot;l10n_no_hr_payroll.res_field_l10n_no_&quot;&amp;[.H160]" office:value-type="string" office:string-value="l10n_no_hr_payroll.res_field_l10n_no_OppholdsbeskrivelseForSvalbardJanMayenOgBilandene" calcext:value-type="string">
            <text:p>l10n_no_hr_payroll.res_field_l10n_no_OppholdsbeskrivelseForSvalbardJanMayenOgBilandene</text:p>
          </table:table-cell>
          <table:table-cell table:style-name="ce22" table:formula="of:=[.I160]" office:value-type="string" office:string-value="svalbard" calcext:value-type="string">
            <text:p>svalbard</text:p>
          </table:table-cell>
          <table:table-cell table:style-name="ce25" table:formula="of:=[.I160]" office:value-type="string" office:string-value="svalbard" calcext:value-type="string">
            <text:p>svalbard</text:p>
          </table:table-cell>
          <table:table-cell table:style-name="ce29"/>
          <table:table-cell table:style-name="ce34" office:value-type="string" calcext:value-type="string">
            <text:p>OppholdsbeskrivelseForSvalbardJanMayenOgBilandene</text:p>
          </table:table-cell>
          <table:table-cell table:style-name="ce34" office:value-type="string" calcext:value-type="string">
            <text:p>svalbard</text:p>
          </table:table-cell>
          <table:table-cell table:style-name="ce34" office:value-type="string" calcext:value-type="string">
            <text:p>2014-01</text:p>
          </table:table-cell>
          <table:table-cell table:style-name="ce29"/>
          <table:table-cell table:style-name="ce34" office:value-type="string" calcext:value-type="string">
            <text:p>Svalbard</text:p>
          </table:table-cell>
          <table:table-cell table:style-name="ce40" office:value-type="string" calcext:value-type="string">
            <text:p><text:span text:style-name="T1">Svalbard</text:span></text:p>
          </table:table-cell>
          <table:table-cell table:style-name="ce40" office:value-type="string" calcext:value-type="string">
            <text:p>Svalbard</text:p>
          </table:table-cell>
          <table:table-cell table:style-name="ce29"/>
          <table:table-cell table:number-columns-repeated="1009"/>
        </table:table-row>
        <table:table-row table:style-name="ro1">
          <table:table-cell table:style-name="ce3" table:formula="of:=IF([.G161]=&quot;UTGÅR&quot;;&quot;&quot;;VLOOKUP([.H161];[$'res.field'.E$1:$'res.field'.M$1048576];9;0))">
            <text:p/>
          </table:table-cell>
          <table:table-cell table:style-name="ce5" table:formula="of:=&quot;&quot;&quot;&quot;&amp;[.C161]&amp;&quot;&quot;&quot;,&quot;&quot;&quot;&amp;[.D161]&amp;&quot;&quot;&quot;,&quot;&quot;&quot;&amp;[.E161]&amp;&quot;&quot;&quot;,&quot;&quot;&quot;&amp;[.F161]&amp;&quot;&quot;&quot;&quot;" office:value-type="string" office:string-value="&quot;l10n_no_hr_payroll.res_field_selection_OppholdsbeskrivelseForSvalbardJanMayenOgBilandene_janMayenOgBilandene&quot;,&quot;l10n_no_hr_payroll.res_field_l10n_no_OppholdsbeskrivelseForSvalbardJanMayenOgBilandene&quot;,&quot;janMayenOgBilandene&quot;,&quot;janMayenOgBilandene&quot;" calcext:value-type="string">
            <text:p>"l10n_no_hr_payroll.res_field_selection_OppholdsbeskrivelseForSvalbardJanMayenOgBilandene_janMayenOgBilandene","l10n_no_hr_payroll.res_field_l10n_no_OppholdsbeskrivelseForSvalbardJanMayenOgBilandene","janMayenOgBilandene","janMayenOgBilandene"</text:p>
          </table:table-cell>
          <table:table-cell table:style-name="ce5" table:formula="of:=&quot;l10n_no_hr_payroll.res_field_selection_&quot;&amp;SUBSTITUTE([.H161]&amp;&quot;_&quot;&amp;[.E161];&quot;.&quot;;&quot;_&quot;)" office:value-type="string" office:string-value="l10n_no_hr_payroll.res_field_selection_OppholdsbeskrivelseForSvalbardJanMayenOgBilandene_janMayenOgBilandene" calcext:value-type="string">
            <text:p>l10n_no_hr_payroll.res_field_selection_OppholdsbeskrivelseForSvalbardJanMayenOgBilandene_janMayenOgBilandene</text:p>
          </table:table-cell>
          <table:table-cell table:style-name="ce5" table:formula="of:=&quot;l10n_no_hr_payroll.res_field_l10n_no_&quot;&amp;[.H161]" office:value-type="string" office:string-value="l10n_no_hr_payroll.res_field_l10n_no_OppholdsbeskrivelseForSvalbardJanMayenOgBilandene" calcext:value-type="string">
            <text:p>l10n_no_hr_payroll.res_field_l10n_no_OppholdsbeskrivelseForSvalbardJanMayenOgBilandene</text:p>
          </table:table-cell>
          <table:table-cell table:style-name="ce22" table:formula="of:=[.I161]" office:value-type="string" office:string-value="janMayenOgBilandene" calcext:value-type="string">
            <text:p>janMayenOgBilandene</text:p>
          </table:table-cell>
          <table:table-cell table:style-name="ce25" table:formula="of:=[.I161]" office:value-type="string" office:string-value="janMayenOgBilandene" calcext:value-type="string">
            <text:p>janMayenOgBilandene</text:p>
          </table:table-cell>
          <table:table-cell table:style-name="ce29"/>
          <table:table-cell table:style-name="ce34" office:value-type="string" calcext:value-type="string">
            <text:p>OppholdsbeskrivelseForSvalbardJanMayenOgBilandene</text:p>
          </table:table-cell>
          <table:table-cell table:style-name="ce34" office:value-type="string" calcext:value-type="string">
            <text:p>janMayenOgBilandene</text:p>
          </table:table-cell>
          <table:table-cell table:style-name="ce34" office:value-type="string" calcext:value-type="string">
            <text:p>2014-01</text:p>
          </table:table-cell>
          <table:table-cell table:style-name="ce29"/>
          <table:table-cell table:style-name="ce34" office:value-type="string" calcext:value-type="string">
            <text:p>Jan Mayen og bilandene</text:p>
          </table:table-cell>
          <table:table-cell table:style-name="ce40" office:value-type="string" calcext:value-type="string">
            <text:p><text:span text:style-name="T1">Jan Mayen og bilanda</text:span></text:p>
          </table:table-cell>
          <table:table-cell table:style-name="ce44" office:value-type="string" calcext:value-type="string">
            <text:p>Jan Mayen and the Norwegian dependencies</text:p>
          </table:table-cell>
          <table:table-cell table:style-name="ce29"/>
          <table:table-cell table:number-columns-repeated="1009"/>
        </table:table-row>
        <table:table-row table:style-name="ro1">
          <table:table-cell table:style-name="ce3" table:formula="of:=IF([.G162]=&quot;UTGÅR&quot;;&quot;&quot;;VLOOKUP([.H162];[$'res.field'.E$1:$'res.field'.M$1048576];9;0))">
            <text:p/>
          </table:table-cell>
          <table:table-cell table:style-name="ce5" table:formula="of:=&quot;&quot;&quot;&quot;&amp;[.C162]&amp;&quot;&quot;&quot;,&quot;&quot;&quot;&amp;[.D162]&amp;&quot;&quot;&quot;,&quot;&quot;&quot;&amp;[.E162]&amp;&quot;&quot;&quot;,&quot;&quot;&quot;&amp;[.F162]&amp;&quot;&quot;&quot;&quot;" office:value-type="string" office:string-value="&quot;l10n_no_hr_payroll.res_field_selection_PensjonEllerTrygdeBeskrivelse_alderspensjon&quot;,&quot;l10n_no_hr_payroll.res_field_l10n_no_PensjonEllerTrygdeBeskrivelse&quot;,&quot;alderspensjon&quot;,&quot;alderspensjon&quot;" calcext:value-type="string">
            <text:p>"l10n_no_hr_payroll.res_field_selection_PensjonEllerTrygdeBeskrivelse_alderspensjon","l10n_no_hr_payroll.res_field_l10n_no_PensjonEllerTrygdeBeskrivelse","alderspensjon","alderspensjon"</text:p>
          </table:table-cell>
          <table:table-cell table:style-name="ce5" table:formula="of:=&quot;l10n_no_hr_payroll.res_field_selection_&quot;&amp;SUBSTITUTE([.H162]&amp;&quot;_&quot;&amp;[.E162];&quot;.&quot;;&quot;_&quot;)" office:value-type="string" office:string-value="l10n_no_hr_payroll.res_field_selection_PensjonEllerTrygdeBeskrivelse_alderspensjon" calcext:value-type="string">
            <text:p>l10n_no_hr_payroll.res_field_selection_PensjonEllerTrygdeBeskrivelse_alderspensjon</text:p>
          </table:table-cell>
          <table:table-cell table:style-name="ce5" table:formula="of:=&quot;l10n_no_hr_payroll.res_field_l10n_no_&quot;&amp;[.H162]" office:value-type="string" office:string-value="l10n_no_hr_payroll.res_field_l10n_no_PensjonEllerTrygdeBeskrivelse" calcext:value-type="string">
            <text:p>l10n_no_hr_payroll.res_field_l10n_no_PensjonEllerTrygdeBeskrivelse</text:p>
          </table:table-cell>
          <table:table-cell table:style-name="ce22" table:formula="of:=[.I162]" office:value-type="string" office:string-value="alderspensjon" calcext:value-type="string">
            <text:p>alderspensjon</text:p>
          </table:table-cell>
          <table:table-cell table:style-name="ce25" table:formula="of:=[.I162]" office:value-type="string" office:string-value="alderspensjon" calcext:value-type="string">
            <text:p>alderspensjon</text:p>
          </table:table-cell>
          <table:table-cell table:style-name="ce29"/>
          <table:table-cell table:style-name="ce34" office:value-type="string" calcext:value-type="string">
            <text:p>PensjonEllerTrygdeBeskrivelse</text:p>
          </table:table-cell>
          <table:table-cell table:style-name="ce34" office:value-type="string" calcext:value-type="string">
            <text:p>alderspensjon</text:p>
          </table:table-cell>
          <table:table-cell table:style-name="ce34" office:value-type="string" calcext:value-type="string">
            <text:p>2013-01</text:p>
          </table:table-cell>
          <table:table-cell table:style-name="ce29"/>
          <table:table-cell table:style-name="ce34" office:value-type="string" calcext:value-type="string">
            <text:p>Alderspensjon fra folketrygden</text:p>
          </table:table-cell>
          <table:table-cell table:style-name="ce40" office:value-type="string" calcext:value-type="string">
            <text:p><text:span text:style-name="T1">Alderspensjon frå folketrygda</text:span></text:p>
          </table:table-cell>
          <table:table-cell table:style-name="ce44" office:value-type="string" calcext:value-type="string">
            <text:p>Old-age pension from the national insurance scheme</text:p>
          </table:table-cell>
          <table:table-cell table:style-name="ce47"/>
          <table:table-cell table:number-columns-repeated="1009"/>
        </table:table-row>
        <table:table-row table:style-name="ro1">
          <table:table-cell table:style-name="ce3" table:formula="of:=IF([.G163]=&quot;UTGÅR&quot;;&quot;&quot;;VLOOKUP([.H163];[$'res.field'.E$1:$'res.field'.M$1048576];9;0))">
            <text:p/>
          </table:table-cell>
          <table:table-cell table:style-name="ce5" table:formula="of:=&quot;&quot;&quot;&quot;&amp;[.C163]&amp;&quot;&quot;&quot;,&quot;&quot;&quot;&amp;[.D163]&amp;&quot;&quot;&quot;,&quot;&quot;&quot;&amp;[.E163]&amp;&quot;&quot;&quot;,&quot;&quot;&quot;&amp;[.F163]&amp;&quot;&quot;&quot;&quot;" office:value-type="string" office:string-value="&quot;l10n_no_hr_payroll.res_field_selection_PensjonEllerTrygdeBeskrivelse_annet&quot;,&quot;l10n_no_hr_payroll.res_field_l10n_no_PensjonEllerTrygdeBeskrivelse&quot;,&quot;annet&quot;,&quot;annet&quot;" calcext:value-type="string">
            <text:p>"l10n_no_hr_payroll.res_field_selection_PensjonEllerTrygdeBeskrivelse_annet","l10n_no_hr_payroll.res_field_l10n_no_PensjonEllerTrygdeBeskrivelse","annet","annet"</text:p>
          </table:table-cell>
          <table:table-cell table:style-name="ce5" table:formula="of:=&quot;l10n_no_hr_payroll.res_field_selection_&quot;&amp;SUBSTITUTE([.H163]&amp;&quot;_&quot;&amp;[.E163];&quot;.&quot;;&quot;_&quot;)" office:value-type="string" office:string-value="l10n_no_hr_payroll.res_field_selection_PensjonEllerTrygdeBeskrivelse_annet" calcext:value-type="string">
            <text:p>l10n_no_hr_payroll.res_field_selection_PensjonEllerTrygdeBeskrivelse_annet</text:p>
          </table:table-cell>
          <table:table-cell table:style-name="ce5" table:formula="of:=&quot;l10n_no_hr_payroll.res_field_l10n_no_&quot;&amp;[.H163]" office:value-type="string" office:string-value="l10n_no_hr_payroll.res_field_l10n_no_PensjonEllerTrygdeBeskrivelse" calcext:value-type="string">
            <text:p>l10n_no_hr_payroll.res_field_l10n_no_PensjonEllerTrygdeBeskrivelse</text:p>
          </table:table-cell>
          <table:table-cell table:style-name="ce22" table:formula="of:=[.I163]" office:value-type="string" office:string-value="annet" calcext:value-type="string">
            <text:p>annet</text:p>
          </table:table-cell>
          <table:table-cell table:style-name="ce25" table:formula="of:=[.I163]" office:value-type="string" office:string-value="annet" calcext:value-type="string">
            <text:p>annet</text:p>
          </table:table-cell>
          <table:table-cell table:style-name="ce29"/>
          <table:table-cell table:style-name="ce34" office:value-type="string" calcext:value-type="string">
            <text:p>PensjonEllerTrygdeBeskrivelse</text:p>
          </table:table-cell>
          <table:table-cell table:style-name="ce34" office:value-type="string" calcext:value-type="string">
            <text:p>annet</text:p>
          </table:table-cell>
          <table:table-cell table:style-name="ce34" office:value-type="string" calcext:value-type="string">
            <text:p>2013-01</text:p>
          </table:table-cell>
          <table:table-cell table:style-name="ce29"/>
          <table:table-cell table:style-name="ce34" office:value-type="string" calcext:value-type="string">
            <text:p>Annet</text:p>
          </table:table-cell>
          <table:table-cell table:style-name="ce40" office:value-type="string" calcext:value-type="string">
            <text:p><text:span text:style-name="T1">Anna</text:span></text:p>
          </table:table-cell>
          <table:table-cell table:style-name="ce40" office:value-type="string" calcext:value-type="string">
            <text:p>Other</text:p>
          </table:table-cell>
          <table:table-cell table:style-name="ce29"/>
          <table:table-cell table:number-columns-repeated="1009"/>
        </table:table-row>
        <table:table-row table:style-name="ro1">
          <table:table-cell table:style-name="ce3" table:formula="of:=IF([.G164]=&quot;UTGÅR&quot;;&quot;&quot;;VLOOKUP([.H164];[$'res.field'.E$1:$'res.field'.M$1048576];9;0))">
            <text:p/>
          </table:table-cell>
          <table:table-cell table:style-name="ce5" table:formula="of:=&quot;&quot;&quot;&quot;&amp;[.C164]&amp;&quot;&quot;&quot;,&quot;&quot;&quot;&amp;[.D164]&amp;&quot;&quot;&quot;,&quot;&quot;&quot;&amp;[.E164]&amp;&quot;&quot;&quot;,&quot;&quot;&quot;&amp;[.F164]&amp;&quot;&quot;&quot;&quot;" office:value-type="string" office:string-value="&quot;l10n_no_hr_payroll.res_field_selection_PensjonEllerTrygdeBeskrivelse_avtalefestetPensjon&quot;,&quot;l10n_no_hr_payroll.res_field_l10n_no_PensjonEllerTrygdeBeskrivelse&quot;,&quot;avtalefestetPensjon&quot;,&quot;avtalefestetPensjon&quot;" calcext:value-type="string">
            <text:p>"l10n_no_hr_payroll.res_field_selection_PensjonEllerTrygdeBeskrivelse_avtalefestetPensjon","l10n_no_hr_payroll.res_field_l10n_no_PensjonEllerTrygdeBeskrivelse","avtalefestetPensjon","avtalefestetPensjon"</text:p>
          </table:table-cell>
          <table:table-cell table:style-name="ce5" table:formula="of:=&quot;l10n_no_hr_payroll.res_field_selection_&quot;&amp;SUBSTITUTE([.H164]&amp;&quot;_&quot;&amp;[.E164];&quot;.&quot;;&quot;_&quot;)" office:value-type="string" office:string-value="l10n_no_hr_payroll.res_field_selection_PensjonEllerTrygdeBeskrivelse_avtalefestetPensjon" calcext:value-type="string">
            <text:p>l10n_no_hr_payroll.res_field_selection_PensjonEllerTrygdeBeskrivelse_avtalefestetPensjon</text:p>
          </table:table-cell>
          <table:table-cell table:style-name="ce5" table:formula="of:=&quot;l10n_no_hr_payroll.res_field_l10n_no_&quot;&amp;[.H164]" office:value-type="string" office:string-value="l10n_no_hr_payroll.res_field_l10n_no_PensjonEllerTrygdeBeskrivelse" calcext:value-type="string">
            <text:p>l10n_no_hr_payroll.res_field_l10n_no_PensjonEllerTrygdeBeskrivelse</text:p>
          </table:table-cell>
          <table:table-cell table:style-name="ce22" table:formula="of:=[.I164]" office:value-type="string" office:string-value="avtalefestetPensjon" calcext:value-type="string">
            <text:p>avtalefestetPensjon</text:p>
          </table:table-cell>
          <table:table-cell table:style-name="ce25" table:formula="of:=[.I164]" office:value-type="string" office:string-value="avtalefestetPensjon" calcext:value-type="string">
            <text:p>avtalefestetPensjon</text:p>
          </table:table-cell>
          <table:table-cell table:style-name="ce29"/>
          <table:table-cell table:style-name="ce34" office:value-type="string" calcext:value-type="string">
            <text:p>PensjonEllerTrygdeBeskrivelse</text:p>
          </table:table-cell>
          <table:table-cell table:style-name="ce34" office:value-type="string" calcext:value-type="string">
            <text:p>avtalefestetPensjon</text:p>
          </table:table-cell>
          <table:table-cell table:style-name="ce34" office:value-type="string" calcext:value-type="string">
            <text:p>2013-01</text:p>
          </table:table-cell>
          <table:table-cell table:style-name="ce29"/>
          <table:table-cell table:style-name="ce34" office:value-type="string" calcext:value-type="string">
            <text:p>Avtalefestet pensjon (AFP)</text:p>
          </table:table-cell>
          <table:table-cell table:style-name="ce40" office:value-type="string" calcext:value-type="string">
            <text:p><text:span text:style-name="T1">Avtalefesta pensjon (AFP)</text:span></text:p>
          </table:table-cell>
          <table:table-cell table:style-name="ce44" office:value-type="string" calcext:value-type="string">
            <text:p>Early-retirement pension (AFP)</text:p>
          </table:table-cell>
          <table:table-cell table:style-name="ce29"/>
          <table:table-cell table:number-columns-repeated="1009"/>
        </table:table-row>
        <table:table-row table:style-name="ro1">
          <table:table-cell table:style-name="ce3" table:formula="of:=IF([.G165]=&quot;UTGÅR&quot;;&quot;&quot;;VLOOKUP([.H165];[$'res.field'.E$1:$'res.field'.M$1048576];9;0))">
            <text:p/>
          </table:table-cell>
          <table:table-cell table:style-name="ce5" table:formula="of:=&quot;&quot;&quot;&quot;&amp;[.C165]&amp;&quot;&quot;&quot;,&quot;&quot;&quot;&amp;[.D165]&amp;&quot;&quot;&quot;,&quot;&quot;&quot;&amp;[.E165]&amp;&quot;&quot;&quot;,&quot;&quot;&quot;&amp;[.F165]&amp;&quot;&quot;&quot;&quot;" office:value-type="string" office:string-value="&quot;l10n_no_hr_payroll.res_field_selection_PensjonEllerTrygdeBeskrivelse_barnepensjonFraAndreEnnFolketrygden&quot;,&quot;l10n_no_hr_payroll.res_field_l10n_no_PensjonEllerTrygdeBeskrivelse&quot;,&quot;barnepensjonFraAndreEnnFolketrygden&quot;,&quot;barnepensjonFraAndreEnnFolketrygden&quot;" calcext:value-type="string">
            <text:p>"l10n_no_hr_payroll.res_field_selection_PensjonEllerTrygdeBeskrivelse_barnepensjonFraAndreEnnFolketrygden","l10n_no_hr_payroll.res_field_l10n_no_PensjonEllerTrygdeBeskrivelse","barnepensjonFraAndreEnnFolketrygden","barnepensjonFraAndreEnnFolketrygden"</text:p>
          </table:table-cell>
          <table:table-cell table:style-name="ce5" table:formula="of:=&quot;l10n_no_hr_payroll.res_field_selection_&quot;&amp;SUBSTITUTE([.H165]&amp;&quot;_&quot;&amp;[.E165];&quot;.&quot;;&quot;_&quot;)" office:value-type="string" office:string-value="l10n_no_hr_payroll.res_field_selection_PensjonEllerTrygdeBeskrivelse_barnepensjonFraAndreEnnFolketrygden" calcext:value-type="string">
            <text:p>l10n_no_hr_payroll.res_field_selection_PensjonEllerTrygdeBeskrivelse_barnepensjonFraAndreEnnFolketrygden</text:p>
          </table:table-cell>
          <table:table-cell table:style-name="ce5" table:formula="of:=&quot;l10n_no_hr_payroll.res_field_l10n_no_&quot;&amp;[.H165]" office:value-type="string" office:string-value="l10n_no_hr_payroll.res_field_l10n_no_PensjonEllerTrygdeBeskrivelse" calcext:value-type="string">
            <text:p>l10n_no_hr_payroll.res_field_l10n_no_PensjonEllerTrygdeBeskrivelse</text:p>
          </table:table-cell>
          <table:table-cell table:style-name="ce22" table:formula="of:=[.I165]" office:value-type="string" office:string-value="barnepensjonFraAndreEnnFolketrygden" calcext:value-type="string">
            <text:p>barnepensjonFraAndreEnnFolketrygden</text:p>
          </table:table-cell>
          <table:table-cell table:style-name="ce25" table:formula="of:=[.I165]" office:value-type="string" office:string-value="barnepensjonFraAndreEnnFolketrygden" calcext:value-type="string">
            <text:p>barnepensjonFraAndreEnnFolketrygden</text:p>
          </table:table-cell>
          <table:table-cell table:style-name="ce29"/>
          <table:table-cell table:style-name="ce34" office:value-type="string" calcext:value-type="string">
            <text:p>PensjonEllerTrygdeBeskrivelse</text:p>
          </table:table-cell>
          <table:table-cell table:style-name="ce34" office:value-type="string" calcext:value-type="string">
            <text:p>barnepensjonFraAndreEnnFolketrygden</text:p>
          </table:table-cell>
          <table:table-cell table:style-name="ce34" office:value-type="string" calcext:value-type="string">
            <text:p>2013-01</text:p>
          </table:table-cell>
          <table:table-cell table:style-name="ce29"/>
          <table:table-cell table:style-name="ce34" office:value-type="string" calcext:value-type="string">
            <text:p>Barnepensjon fra andre enn folketrygden</text:p>
          </table:table-cell>
          <table:table-cell table:style-name="ce40" office:value-type="string" calcext:value-type="string">
            <text:p><text:span text:style-name="T1">Barnepensjon frå andre enn folketrygda</text:span></text:p>
          </table:table-cell>
          <table:table-cell table:style-name="ce44" office:value-type="string" calcext:value-type="string">
            <text:p>Children’s pension from parties other than the national insurance scheme</text:p>
          </table:table-cell>
          <table:table-cell table:style-name="ce29"/>
          <table:table-cell table:number-columns-repeated="1009"/>
        </table:table-row>
        <table:table-row table:style-name="ro1">
          <table:table-cell table:style-name="ce3" table:formula="of:=IF([.G166]=&quot;UTGÅR&quot;;&quot;&quot;;VLOOKUP([.H166];[$'res.field'.E$1:$'res.field'.M$1048576];9;0))">
            <text:p/>
          </table:table-cell>
          <table:table-cell table:style-name="ce5" table:formula="of:=&quot;&quot;&quot;&quot;&amp;[.C166]&amp;&quot;&quot;&quot;,&quot;&quot;&quot;&amp;[.D166]&amp;&quot;&quot;&quot;,&quot;&quot;&quot;&amp;[.E166]&amp;&quot;&quot;&quot;,&quot;&quot;&quot;&amp;[.F166]&amp;&quot;&quot;&quot;&quot;" office:value-type="string" office:string-value="&quot;l10n_no_hr_payroll.res_field_selection_PensjonEllerTrygdeBeskrivelse_barnepensjon&quot;,&quot;l10n_no_hr_payroll.res_field_l10n_no_PensjonEllerTrygdeBeskrivelse&quot;,&quot;barnepensjon&quot;,&quot;barnepensjon&quot;" calcext:value-type="string">
            <text:p>"l10n_no_hr_payroll.res_field_selection_PensjonEllerTrygdeBeskrivelse_barnepensjon","l10n_no_hr_payroll.res_field_l10n_no_PensjonEllerTrygdeBeskrivelse","barnepensjon","barnepensjon"</text:p>
          </table:table-cell>
          <table:table-cell table:style-name="ce5" table:formula="of:=&quot;l10n_no_hr_payroll.res_field_selection_&quot;&amp;SUBSTITUTE([.H166]&amp;&quot;_&quot;&amp;[.E166];&quot;.&quot;;&quot;_&quot;)" office:value-type="string" office:string-value="l10n_no_hr_payroll.res_field_selection_PensjonEllerTrygdeBeskrivelse_barnepensjon" calcext:value-type="string">
            <text:p>l10n_no_hr_payroll.res_field_selection_PensjonEllerTrygdeBeskrivelse_barnepensjon</text:p>
          </table:table-cell>
          <table:table-cell table:style-name="ce5" table:formula="of:=&quot;l10n_no_hr_payroll.res_field_l10n_no_&quot;&amp;[.H166]" office:value-type="string" office:string-value="l10n_no_hr_payroll.res_field_l10n_no_PensjonEllerTrygdeBeskrivelse" calcext:value-type="string">
            <text:p>l10n_no_hr_payroll.res_field_l10n_no_PensjonEllerTrygdeBeskrivelse</text:p>
          </table:table-cell>
          <table:table-cell table:style-name="ce22" table:formula="of:=[.I166]" office:value-type="string" office:string-value="barnepensjon" calcext:value-type="string">
            <text:p>barnepensjon</text:p>
          </table:table-cell>
          <table:table-cell table:style-name="ce25" table:formula="of:=[.I166]" office:value-type="string" office:string-value="barnepensjon" calcext:value-type="string">
            <text:p>barnepensjon</text:p>
          </table:table-cell>
          <table:table-cell table:style-name="ce29"/>
          <table:table-cell table:style-name="ce34" office:value-type="string" calcext:value-type="string">
            <text:p>PensjonEllerTrygdeBeskrivelse</text:p>
          </table:table-cell>
          <table:table-cell table:style-name="ce34" office:value-type="string" calcext:value-type="string">
            <text:p>barnepensjon</text:p>
          </table:table-cell>
          <table:table-cell table:style-name="ce34" office:value-type="string" calcext:value-type="string">
            <text:p>2013-01</text:p>
          </table:table-cell>
          <table:table-cell table:style-name="ce29"/>
          <table:table-cell table:style-name="ce34" office:value-type="string" calcext:value-type="string">
            <text:p>Barnepensjon fra folketrygden</text:p>
          </table:table-cell>
          <table:table-cell table:style-name="ce40" office:value-type="string" calcext:value-type="string">
            <text:p><text:span text:style-name="T1">Barnepensjon frå folketrygda</text:span></text:p>
          </table:table-cell>
          <table:table-cell table:style-name="ce40" office:value-type="string" calcext:value-type="string">
            <text:p>Children’s pension from the national insurance scheme</text:p>
          </table:table-cell>
          <table:table-cell table:style-name="ce29"/>
          <table:table-cell table:number-columns-repeated="1009"/>
        </table:table-row>
        <table:table-row table:style-name="ro1">
          <table:table-cell table:style-name="ce3" table:formula="of:=IF([.G167]=&quot;UTGÅR&quot;;&quot;&quot;;VLOOKUP([.H167];[$'res.field'.E$1:$'res.field'.M$1048576];9;0))">
            <text:p/>
          </table:table-cell>
          <table:table-cell table:style-name="ce5" table:formula="of:=&quot;&quot;&quot;&quot;&amp;[.C167]&amp;&quot;&quot;&quot;,&quot;&quot;&quot;&amp;[.D167]&amp;&quot;&quot;&quot;,&quot;&quot;&quot;&amp;[.E167]&amp;&quot;&quot;&quot;,&quot;&quot;&quot;&amp;[.F167]&amp;&quot;&quot;&quot;&quot;" office:value-type="string" office:string-value="&quot;l10n_no_hr_payroll.res_field_selection_PensjonEllerTrygdeBeskrivelse_bil&quot;,&quot;l10n_no_hr_payroll.res_field_l10n_no_PensjonEllerTrygdeBeskrivelse&quot;,&quot;bil&quot;,&quot;bil&quot;" calcext:value-type="string">
            <text:p>"l10n_no_hr_payroll.res_field_selection_PensjonEllerTrygdeBeskrivelse_bil","l10n_no_hr_payroll.res_field_l10n_no_PensjonEllerTrygdeBeskrivelse","bil","bil"</text:p>
          </table:table-cell>
          <table:table-cell table:style-name="ce5" table:formula="of:=&quot;l10n_no_hr_payroll.res_field_selection_&quot;&amp;SUBSTITUTE([.H167]&amp;&quot;_&quot;&amp;[.E167];&quot;.&quot;;&quot;_&quot;)" office:value-type="string" office:string-value="l10n_no_hr_payroll.res_field_selection_PensjonEllerTrygdeBeskrivelse_bil" calcext:value-type="string">
            <text:p>l10n_no_hr_payroll.res_field_selection_PensjonEllerTrygdeBeskrivelse_bil</text:p>
          </table:table-cell>
          <table:table-cell table:style-name="ce5" table:formula="of:=&quot;l10n_no_hr_payroll.res_field_l10n_no_&quot;&amp;[.H167]" office:value-type="string" office:string-value="l10n_no_hr_payroll.res_field_l10n_no_PensjonEllerTrygdeBeskrivelse" calcext:value-type="string">
            <text:p>l10n_no_hr_payroll.res_field_l10n_no_PensjonEllerTrygdeBeskrivelse</text:p>
          </table:table-cell>
          <table:table-cell table:style-name="ce22" table:formula="of:=[.I167]" office:value-type="string" office:string-value="bil" calcext:value-type="string">
            <text:p>bil</text:p>
          </table:table-cell>
          <table:table-cell table:style-name="ce25" table:formula="of:=[.I167]" office:value-type="string" office:string-value="bil" calcext:value-type="string">
            <text:p>bil</text:p>
          </table:table-cell>
          <table:table-cell table:style-name="ce29"/>
          <table:table-cell table:style-name="ce34" office:value-type="string" calcext:value-type="string">
            <text:p>PensjonEllerTrygdeBeskrivelse</text:p>
          </table:table-cell>
          <table:table-cell table:style-name="ce34" office:value-type="string" calcext:value-type="string">
            <text:p>bil</text:p>
          </table:table-cell>
          <table:table-cell table:style-name="ce34" office:value-type="string" calcext:value-type="string">
            <text:p>2013-01</text:p>
          </table:table-cell>
          <table:table-cell table:style-name="ce29"/>
          <table:table-cell table:style-name="ce34" office:value-type="string" calcext:value-type="string">
            <text:p>Bil</text:p>
          </table:table-cell>
          <table:table-cell table:style-name="ce40" office:value-type="string" calcext:value-type="string">
            <text:p><text:span text:style-name="T1">Bil</text:span></text:p>
          </table:table-cell>
          <table:table-cell table:style-name="ce40" office:value-type="string" calcext:value-type="string">
            <text:p>Car</text:p>
          </table:table-cell>
          <table:table-cell table:style-name="ce29"/>
          <table:table-cell table:number-columns-repeated="1009"/>
        </table:table-row>
        <table:table-row table:style-name="ro1">
          <table:table-cell table:style-name="ce3" table:formula="of:=IF([.G168]=&quot;UTGÅR&quot;;&quot;&quot;;VLOOKUP([.H168];[$'res.field'.E$1:$'res.field'.M$1048576];9;0))">
            <text:p/>
          </table:table-cell>
          <table:table-cell table:style-name="ce5" table:formula="of:=&quot;&quot;&quot;&quot;&amp;[.C168]&amp;&quot;&quot;&quot;,&quot;&quot;&quot;&amp;[.D168]&amp;&quot;&quot;&quot;,&quot;&quot;&quot;&amp;[.E168]&amp;&quot;&quot;&quot;,&quot;&quot;&quot;&amp;[.F168]&amp;&quot;&quot;&quot;&quot;" office:value-type="string" office:string-value="&quot;l10n_no_hr_payroll.res_field_selection_PensjonEllerTrygdeBeskrivelse_bolig&quot;,&quot;l10n_no_hr_payroll.res_field_l10n_no_PensjonEllerTrygdeBeskrivelse&quot;,&quot;bolig&quot;,&quot;bolig&quot;" calcext:value-type="string">
            <text:p>"l10n_no_hr_payroll.res_field_selection_PensjonEllerTrygdeBeskrivelse_bolig","l10n_no_hr_payroll.res_field_l10n_no_PensjonEllerTrygdeBeskrivelse","bolig","bolig"</text:p>
          </table:table-cell>
          <table:table-cell table:style-name="ce5" table:formula="of:=&quot;l10n_no_hr_payroll.res_field_selection_&quot;&amp;SUBSTITUTE([.H168]&amp;&quot;_&quot;&amp;[.E168];&quot;.&quot;;&quot;_&quot;)" office:value-type="string" office:string-value="l10n_no_hr_payroll.res_field_selection_PensjonEllerTrygdeBeskrivelse_bolig" calcext:value-type="string">
            <text:p>l10n_no_hr_payroll.res_field_selection_PensjonEllerTrygdeBeskrivelse_bolig</text:p>
          </table:table-cell>
          <table:table-cell table:style-name="ce5" table:formula="of:=&quot;l10n_no_hr_payroll.res_field_l10n_no_&quot;&amp;[.H168]" office:value-type="string" office:string-value="l10n_no_hr_payroll.res_field_l10n_no_PensjonEllerTrygdeBeskrivelse" calcext:value-type="string">
            <text:p>l10n_no_hr_payroll.res_field_l10n_no_PensjonEllerTrygdeBeskrivelse</text:p>
          </table:table-cell>
          <table:table-cell table:style-name="ce22" table:formula="of:=[.I168]" office:value-type="string" office:string-value="bolig" calcext:value-type="string">
            <text:p>bolig</text:p>
          </table:table-cell>
          <table:table-cell table:style-name="ce25" table:formula="of:=[.I168]" office:value-type="string" office:string-value="bolig" calcext:value-type="string">
            <text:p>bolig</text:p>
          </table:table-cell>
          <table:table-cell table:style-name="ce29"/>
          <table:table-cell table:style-name="ce34" office:value-type="string" calcext:value-type="string">
            <text:p>PensjonEllerTrygdeBeskrivelse</text:p>
          </table:table-cell>
          <table:table-cell table:style-name="ce34" office:value-type="string" calcext:value-type="string">
            <text:p>bolig</text:p>
          </table:table-cell>
          <table:table-cell table:style-name="ce34" office:value-type="string" calcext:value-type="string">
            <text:p>2013-01</text:p>
          </table:table-cell>
          <table:table-cell table:style-name="ce29"/>
          <table:table-cell table:style-name="ce34" office:value-type="string" calcext:value-type="string">
            <text:p>Bolig</text:p>
          </table:table-cell>
          <table:table-cell table:style-name="ce40" office:value-type="string" calcext:value-type="string">
            <text:p><text:span text:style-name="T1">Bustad</text:span></text:p>
          </table:table-cell>
          <table:table-cell table:style-name="ce40" office:value-type="string" calcext:value-type="string">
            <text:p>Housing</text:p>
          </table:table-cell>
          <table:table-cell table:style-name="ce29"/>
          <table:table-cell table:number-columns-repeated="1009"/>
        </table:table-row>
        <table:table-row table:style-name="ro1">
          <table:table-cell table:style-name="ce3" table:formula="of:=IF([.G169]=&quot;UTGÅR&quot;;&quot;&quot;;VLOOKUP([.H169];[$'res.field'.E$1:$'res.field'.M$1048576];9;0))">
            <text:p/>
          </table:table-cell>
          <table:table-cell table:style-name="ce5" table:formula="of:=&quot;&quot;&quot;&quot;&amp;[.C169]&amp;&quot;&quot;&quot;,&quot;&quot;&quot;&amp;[.D169]&amp;&quot;&quot;&quot;,&quot;&quot;&quot;&amp;[.E169]&amp;&quot;&quot;&quot;,&quot;&quot;&quot;&amp;[.F169]&amp;&quot;&quot;&quot;&quot;" office:value-type="string" office:string-value="&quot;l10n_no_hr_payroll.res_field_selection_PensjonEllerTrygdeBeskrivelse_ektefelletillegg&quot;,&quot;l10n_no_hr_payroll.res_field_l10n_no_PensjonEllerTrygdeBeskrivelse&quot;,&quot;ektefelletillegg&quot;,&quot;ektefelletillegg&quot;" calcext:value-type="string">
            <text:p>"l10n_no_hr_payroll.res_field_selection_PensjonEllerTrygdeBeskrivelse_ektefelletillegg","l10n_no_hr_payroll.res_field_l10n_no_PensjonEllerTrygdeBeskrivelse","ektefelletillegg","ektefelletillegg"</text:p>
          </table:table-cell>
          <table:table-cell table:style-name="ce5" table:formula="of:=&quot;l10n_no_hr_payroll.res_field_selection_&quot;&amp;SUBSTITUTE([.H169]&amp;&quot;_&quot;&amp;[.E169];&quot;.&quot;;&quot;_&quot;)" office:value-type="string" office:string-value="l10n_no_hr_payroll.res_field_selection_PensjonEllerTrygdeBeskrivelse_ektefelletillegg" calcext:value-type="string">
            <text:p>l10n_no_hr_payroll.res_field_selection_PensjonEllerTrygdeBeskrivelse_ektefelletillegg</text:p>
          </table:table-cell>
          <table:table-cell table:style-name="ce5" table:formula="of:=&quot;l10n_no_hr_payroll.res_field_l10n_no_&quot;&amp;[.H169]" office:value-type="string" office:string-value="l10n_no_hr_payroll.res_field_l10n_no_PensjonEllerTrygdeBeskrivelse" calcext:value-type="string">
            <text:p>l10n_no_hr_payroll.res_field_l10n_no_PensjonEllerTrygdeBeskrivelse</text:p>
          </table:table-cell>
          <table:table-cell table:style-name="ce22" table:formula="of:=[.I169]" office:value-type="string" office:string-value="ektefelletillegg" calcext:value-type="string">
            <text:p>ektefelletillegg</text:p>
          </table:table-cell>
          <table:table-cell table:style-name="ce25" table:formula="of:=[.I169]" office:value-type="string" office:string-value="ektefelletillegg" calcext:value-type="string">
            <text:p>ektefelletillegg</text:p>
          </table:table-cell>
          <table:table-cell table:style-name="ce29"/>
          <table:table-cell table:style-name="ce34" office:value-type="string" calcext:value-type="string">
            <text:p>PensjonEllerTrygdeBeskrivelse</text:p>
          </table:table-cell>
          <table:table-cell table:style-name="ce34" office:value-type="string" calcext:value-type="string">
            <text:p>ektefelletillegg</text:p>
          </table:table-cell>
          <table:table-cell table:style-name="ce34" office:value-type="string" calcext:value-type="string">
            <text:p>2013-01</text:p>
          </table:table-cell>
          <table:table-cell table:style-name="ce29"/>
          <table:table-cell table:style-name="ce34" office:value-type="string" calcext:value-type="string">
            <text:p>Ektefelletillegg</text:p>
          </table:table-cell>
          <table:table-cell table:style-name="ce40" office:value-type="string" calcext:value-type="string">
            <text:p><text:span text:style-name="T1">Ektefelletillegg</text:span></text:p>
          </table:table-cell>
          <table:table-cell table:style-name="ce44" office:value-type="string" calcext:value-type="string">
            <text:p>Supplementary benefit for spouses</text:p>
          </table:table-cell>
          <table:table-cell table:style-name="ce29"/>
          <table:table-cell table:number-columns-repeated="1009"/>
        </table:table-row>
        <table:table-row table:style-name="ro1">
          <table:table-cell table:style-name="ce3" table:formula="of:=IF([.G170]=&quot;UTGÅR&quot;;&quot;&quot;;VLOOKUP([.H170];[$'res.field'.E$1:$'res.field'.M$1048576];9;0))">
            <text:p/>
          </table:table-cell>
          <table:table-cell table:style-name="ce5" table:formula="of:=&quot;&quot;&quot;&quot;&amp;[.C170]&amp;&quot;&quot;&quot;,&quot;&quot;&quot;&amp;[.D170]&amp;&quot;&quot;&quot;,&quot;&quot;&quot;&amp;[.E170]&amp;&quot;&quot;&quot;,&quot;&quot;&quot;&amp;[.F170]&amp;&quot;&quot;&quot;&quot;" office:value-type="string" office:string-value="&quot;l10n_no_hr_payroll.res_field_selection_PensjonEllerTrygdeBeskrivelse_elektroniskKommunikasjon&quot;,&quot;l10n_no_hr_payroll.res_field_l10n_no_PensjonEllerTrygdeBeskrivelse&quot;,&quot;elektroniskKommunikasjon&quot;,&quot;elektroniskKommunikasjon&quot;" calcext:value-type="string">
            <text:p>"l10n_no_hr_payroll.res_field_selection_PensjonEllerTrygdeBeskrivelse_elektroniskKommunikasjon","l10n_no_hr_payroll.res_field_l10n_no_PensjonEllerTrygdeBeskrivelse","elektroniskKommunikasjon","elektroniskKommunikasjon"</text:p>
          </table:table-cell>
          <table:table-cell table:style-name="ce5" table:formula="of:=&quot;l10n_no_hr_payroll.res_field_selection_&quot;&amp;SUBSTITUTE([.H170]&amp;&quot;_&quot;&amp;[.E170];&quot;.&quot;;&quot;_&quot;)" office:value-type="string" office:string-value="l10n_no_hr_payroll.res_field_selection_PensjonEllerTrygdeBeskrivelse_elektroniskKommunikasjon" calcext:value-type="string">
            <text:p>l10n_no_hr_payroll.res_field_selection_PensjonEllerTrygdeBeskrivelse_elektroniskKommunikasjon</text:p>
          </table:table-cell>
          <table:table-cell table:style-name="ce5" table:formula="of:=&quot;l10n_no_hr_payroll.res_field_l10n_no_&quot;&amp;[.H170]" office:value-type="string" office:string-value="l10n_no_hr_payroll.res_field_l10n_no_PensjonEllerTrygdeBeskrivelse" calcext:value-type="string">
            <text:p>l10n_no_hr_payroll.res_field_l10n_no_PensjonEllerTrygdeBeskrivelse</text:p>
          </table:table-cell>
          <table:table-cell table:style-name="ce22" table:formula="of:=[.I170]" office:value-type="string" office:string-value="elektroniskKommunikasjon" calcext:value-type="string">
            <text:p>elektroniskKommunikasjon</text:p>
          </table:table-cell>
          <table:table-cell table:style-name="ce25" table:formula="of:=[.I170]" office:value-type="string" office:string-value="elektroniskKommunikasjon" calcext:value-type="string">
            <text:p>elektroniskKommunikasjon</text:p>
          </table:table-cell>
          <table:table-cell table:style-name="ce29"/>
          <table:table-cell table:style-name="ce34" office:value-type="string" calcext:value-type="string">
            <text:p>PensjonEllerTrygdeBeskrivelse</text:p>
          </table:table-cell>
          <table:table-cell table:style-name="ce34" office:value-type="string" calcext:value-type="string">
            <text:p>elektroniskKommunikasjon</text:p>
          </table:table-cell>
          <table:table-cell table:style-name="ce34" office:value-type="string" calcext:value-type="string">
            <text:p>2013-01</text:p>
          </table:table-cell>
          <table:table-cell table:style-name="ce29"/>
          <table:table-cell table:style-name="ce34" office:value-type="string" calcext:value-type="string">
            <text:p>Elektronisk kommunikasjon</text:p>
          </table:table-cell>
          <table:table-cell table:style-name="ce40" office:value-type="string" calcext:value-type="string">
            <text:p><text:span text:style-name="T1">Elektronisk kommunikasjon</text:span></text:p>
          </table:table-cell>
          <table:table-cell table:style-name="ce40" office:value-type="string" calcext:value-type="string">
            <text:p>Electronic communications</text:p>
          </table:table-cell>
          <table:table-cell table:style-name="ce29"/>
          <table:table-cell table:number-columns-repeated="1009"/>
        </table:table-row>
        <table:table-row table:style-name="ro1">
          <table:table-cell table:style-name="ce3" table:formula="of:=IF([.G171]=&quot;UTGÅR&quot;;&quot;&quot;;VLOOKUP([.H171];[$'res.field'.E$1:$'res.field'.M$1048576];9;0))">
            <text:p/>
          </table:table-cell>
          <table:table-cell table:style-name="ce5" table:formula="of:=&quot;&quot;&quot;&quot;&amp;[.C171]&amp;&quot;&quot;&quot;,&quot;&quot;&quot;&amp;[.D171]&amp;&quot;&quot;&quot;,&quot;&quot;&quot;&amp;[.E171]&amp;&quot;&quot;&quot;,&quot;&quot;&quot;&amp;[.F171]&amp;&quot;&quot;&quot;&quot;" office:value-type="string" office:string-value="&quot;l10n_no_hr_payroll.res_field_selection_PensjonEllerTrygdeBeskrivelse_etterlattepensjon&quot;,&quot;l10n_no_hr_payroll.res_field_l10n_no_PensjonEllerTrygdeBeskrivelse&quot;,&quot;etterlattepensjon&quot;,&quot;etterlattepensjon&quot;" calcext:value-type="string">
            <text:p>"l10n_no_hr_payroll.res_field_selection_PensjonEllerTrygdeBeskrivelse_etterlattepensjon","l10n_no_hr_payroll.res_field_l10n_no_PensjonEllerTrygdeBeskrivelse","etterlattepensjon","etterlattepensjon"</text:p>
          </table:table-cell>
          <table:table-cell table:style-name="ce5" table:formula="of:=&quot;l10n_no_hr_payroll.res_field_selection_&quot;&amp;SUBSTITUTE([.H171]&amp;&quot;_&quot;&amp;[.E171];&quot;.&quot;;&quot;_&quot;)" office:value-type="string" office:string-value="l10n_no_hr_payroll.res_field_selection_PensjonEllerTrygdeBeskrivelse_etterlattepensjon" calcext:value-type="string">
            <text:p>l10n_no_hr_payroll.res_field_selection_PensjonEllerTrygdeBeskrivelse_etterlattepensjon</text:p>
          </table:table-cell>
          <table:table-cell table:style-name="ce5" table:formula="of:=&quot;l10n_no_hr_payroll.res_field_l10n_no_&quot;&amp;[.H171]" office:value-type="string" office:string-value="l10n_no_hr_payroll.res_field_l10n_no_PensjonEllerTrygdeBeskrivelse" calcext:value-type="string">
            <text:p>l10n_no_hr_payroll.res_field_l10n_no_PensjonEllerTrygdeBeskrivelse</text:p>
          </table:table-cell>
          <table:table-cell table:style-name="ce22" table:formula="of:=[.I171]" office:value-type="string" office:string-value="etterlattepensjon" calcext:value-type="string">
            <text:p>etterlattepensjon</text:p>
          </table:table-cell>
          <table:table-cell table:style-name="ce25" table:formula="of:=[.I171]" office:value-type="string" office:string-value="etterlattepensjon" calcext:value-type="string">
            <text:p>etterlattepensjon</text:p>
          </table:table-cell>
          <table:table-cell table:style-name="ce29"/>
          <table:table-cell table:style-name="ce34" office:value-type="string" calcext:value-type="string">
            <text:p>PensjonEllerTrygdeBeskrivelse</text:p>
          </table:table-cell>
          <table:table-cell table:style-name="ce34" office:value-type="string" calcext:value-type="string">
            <text:p>etterlattepensjon</text:p>
          </table:table-cell>
          <table:table-cell table:style-name="ce34" office:value-type="string" calcext:value-type="string">
            <text:p>2013-01</text:p>
          </table:table-cell>
          <table:table-cell table:style-name="ce29"/>
          <table:table-cell table:style-name="ce34" office:value-type="string" calcext:value-type="string">
            <text:p>Etterlattepensjon fra folketrygden</text:p>
          </table:table-cell>
          <table:table-cell table:style-name="ce40" office:value-type="string" calcext:value-type="string">
            <text:p><text:span text:style-name="T1">Etterlatnepensjon frå folketrygda</text:span></text:p>
          </table:table-cell>
          <table:table-cell table:style-name="ce44" office:value-type="string" calcext:value-type="string">
            <text:p>Surviving spouse's pension from the national insurance scheme</text:p>
          </table:table-cell>
          <table:table-cell table:style-name="ce29"/>
          <table:table-cell table:number-columns-repeated="1009"/>
        </table:table-row>
        <table:table-row table:style-name="ro1">
          <table:table-cell table:style-name="ce3" table:formula="of:=IF([.G172]=&quot;UTGÅR&quot;;&quot;&quot;;VLOOKUP([.H172];[$'res.field'.E$1:$'res.field'.M$1048576];9;0))">
            <text:p/>
          </table:table-cell>
          <table:table-cell table:style-name="ce5" table:formula="of:=&quot;&quot;&quot;&quot;&amp;[.C172]&amp;&quot;&quot;&quot;,&quot;&quot;&quot;&amp;[.D172]&amp;&quot;&quot;&quot;,&quot;&quot;&quot;&amp;[.E172]&amp;&quot;&quot;&quot;,&quot;&quot;&quot;&amp;[.F172]&amp;&quot;&quot;&quot;&quot;" office:value-type="string" office:string-value="&quot;l10n_no_hr_payroll.res_field_selection_PensjonEllerTrygdeBeskrivelse_etterloennOgEtterpensjon&quot;,&quot;l10n_no_hr_payroll.res_field_l10n_no_PensjonEllerTrygdeBeskrivelse&quot;,&quot;etterloennOgEtterpensjon&quot;,&quot;etterloennOgEtterpensjon&quot;" calcext:value-type="string">
            <text:p>"l10n_no_hr_payroll.res_field_selection_PensjonEllerTrygdeBeskrivelse_etterloennOgEtterpensjon","l10n_no_hr_payroll.res_field_l10n_no_PensjonEllerTrygdeBeskrivelse","etterloennOgEtterpensjon","etterloennOgEtterpensjon"</text:p>
          </table:table-cell>
          <table:table-cell table:style-name="ce5" table:formula="of:=&quot;l10n_no_hr_payroll.res_field_selection_&quot;&amp;SUBSTITUTE([.H172]&amp;&quot;_&quot;&amp;[.E172];&quot;.&quot;;&quot;_&quot;)" office:value-type="string" office:string-value="l10n_no_hr_payroll.res_field_selection_PensjonEllerTrygdeBeskrivelse_etterloennOgEtterpensjon" calcext:value-type="string">
            <text:p>l10n_no_hr_payroll.res_field_selection_PensjonEllerTrygdeBeskrivelse_etterloennOgEtterpensjon</text:p>
          </table:table-cell>
          <table:table-cell table:style-name="ce5" table:formula="of:=&quot;l10n_no_hr_payroll.res_field_l10n_no_&quot;&amp;[.H172]" office:value-type="string" office:string-value="l10n_no_hr_payroll.res_field_l10n_no_PensjonEllerTrygdeBeskrivelse" calcext:value-type="string">
            <text:p>l10n_no_hr_payroll.res_field_l10n_no_PensjonEllerTrygdeBeskrivelse</text:p>
          </table:table-cell>
          <table:table-cell table:style-name="ce22" table:formula="of:=[.I172]" office:value-type="string" office:string-value="etterloennOgEtterpensjon" calcext:value-type="string">
            <text:p>etterloennOgEtterpensjon</text:p>
          </table:table-cell>
          <table:table-cell table:style-name="ce25" table:formula="of:=[.I172]" office:value-type="string" office:string-value="etterloennOgEtterpensjon" calcext:value-type="string">
            <text:p>etterloennOgEtterpensjon</text:p>
          </table:table-cell>
          <table:table-cell table:style-name="ce29"/>
          <table:table-cell table:style-name="ce34" office:value-type="string" calcext:value-type="string">
            <text:p>PensjonEllerTrygdeBeskrivelse</text:p>
          </table:table-cell>
          <table:table-cell table:style-name="ce34" office:value-type="string" calcext:value-type="string">
            <text:p>etterloennOgEtterpensjon</text:p>
          </table:table-cell>
          <table:table-cell table:style-name="ce34" office:value-type="string" calcext:value-type="string">
            <text:p>2013-01</text:p>
          </table:table-cell>
          <table:table-cell table:style-name="ce29"/>
          <table:table-cell table:style-name="ce34" office:value-type="string" calcext:value-type="string">
            <text:p>Etterlønn og etterpensjon</text:p>
          </table:table-cell>
          <table:table-cell table:style-name="ce40" office:value-type="string" calcext:value-type="string">
            <text:p><text:span text:style-name="T1">Etterlønn og etterpensjon</text:span></text:p>
          </table:table-cell>
          <table:table-cell table:style-name="ce44" office:value-type="string" calcext:value-type="string">
            <text:p>Back payment of wages and pension</text:p>
          </table:table-cell>
          <table:table-cell table:style-name="ce29"/>
          <table:table-cell table:number-columns-repeated="1009"/>
        </table:table-row>
        <table:table-row table:style-name="ro1">
          <table:table-cell table:style-name="ce3" table:formula="of:=IF([.G173]=&quot;UTGÅR&quot;;&quot;&quot;;VLOOKUP([.H173];[$'res.field'.E$1:$'res.field'.M$1048576];9;0))">
            <text:p/>
          </table:table-cell>
          <table:table-cell table:style-name="ce5" table:formula="of:=&quot;&quot;&quot;&quot;&amp;[.C173]&amp;&quot;&quot;&quot;,&quot;&quot;&quot;&amp;[.D173]&amp;&quot;&quot;&quot;,&quot;&quot;&quot;&amp;[.E173]&amp;&quot;&quot;&quot;,&quot;&quot;&quot;&amp;[.F173]&amp;&quot;&quot;&quot;&quot;" office:value-type="string" office:string-value="&quot;l10n_no_hr_payroll.res_field_selection_PensjonEllerTrygdeBeskrivelse_foederaad&quot;,&quot;l10n_no_hr_payroll.res_field_l10n_no_PensjonEllerTrygdeBeskrivelse&quot;,&quot;foederaad&quot;,&quot;foederaad&quot;" calcext:value-type="string">
            <text:p>"l10n_no_hr_payroll.res_field_selection_PensjonEllerTrygdeBeskrivelse_foederaad","l10n_no_hr_payroll.res_field_l10n_no_PensjonEllerTrygdeBeskrivelse","foederaad","foederaad"</text:p>
          </table:table-cell>
          <table:table-cell table:style-name="ce5" table:formula="of:=&quot;l10n_no_hr_payroll.res_field_selection_&quot;&amp;SUBSTITUTE([.H173]&amp;&quot;_&quot;&amp;[.E173];&quot;.&quot;;&quot;_&quot;)" office:value-type="string" office:string-value="l10n_no_hr_payroll.res_field_selection_PensjonEllerTrygdeBeskrivelse_foederaad" calcext:value-type="string">
            <text:p>l10n_no_hr_payroll.res_field_selection_PensjonEllerTrygdeBeskrivelse_foederaad</text:p>
          </table:table-cell>
          <table:table-cell table:style-name="ce5" table:formula="of:=&quot;l10n_no_hr_payroll.res_field_l10n_no_&quot;&amp;[.H173]" office:value-type="string" office:string-value="l10n_no_hr_payroll.res_field_l10n_no_PensjonEllerTrygdeBeskrivelse" calcext:value-type="string">
            <text:p>l10n_no_hr_payroll.res_field_l10n_no_PensjonEllerTrygdeBeskrivelse</text:p>
          </table:table-cell>
          <table:table-cell table:style-name="ce22" table:formula="of:=[.I173]" office:value-type="string" office:string-value="foederaad" calcext:value-type="string">
            <text:p>foederaad</text:p>
          </table:table-cell>
          <table:table-cell table:style-name="ce25" table:formula="of:=[.I173]" office:value-type="string" office:string-value="foederaad" calcext:value-type="string">
            <text:p>foederaad</text:p>
          </table:table-cell>
          <table:table-cell table:style-name="ce29"/>
          <table:table-cell table:style-name="ce34" office:value-type="string" calcext:value-type="string">
            <text:p>PensjonEllerTrygdeBeskrivelse</text:p>
          </table:table-cell>
          <table:table-cell table:style-name="ce34" office:value-type="string" calcext:value-type="string">
            <text:p>foederaad</text:p>
          </table:table-cell>
          <table:table-cell table:style-name="ce34" office:value-type="string" calcext:value-type="string">
            <text:p>2013-01</text:p>
          </table:table-cell>
          <table:table-cell table:style-name="ce29"/>
          <table:table-cell table:style-name="ce34" office:value-type="string" calcext:value-type="string">
            <text:p>Føderåd</text:p>
          </table:table-cell>
          <table:table-cell table:style-name="ce40" office:value-type="string" calcext:value-type="string">
            <text:p><text:span text:style-name="T1">Føderåd</text:span></text:p>
          </table:table-cell>
          <table:table-cell table:style-name="ce40" office:value-type="string" calcext:value-type="string">
            <text:p><text:span text:style-name="T1">Benefit derived from surrendered property</text:span></text:p>
          </table:table-cell>
          <table:table-cell table:style-name="ce29"/>
          <table:table-cell table:number-columns-repeated="1009"/>
        </table:table-row>
        <table:table-row table:style-name="ro1">
          <table:table-cell table:style-name="ce3" table:formula="of:=IF([.G174]=&quot;UTGÅR&quot;;&quot;&quot;;VLOOKUP([.H174];[$'res.field'.E$1:$'res.field'.M$1048576];9;0))">
            <text:p/>
          </table:table-cell>
          <table:table-cell table:style-name="ce5" table:formula="of:=&quot;&quot;&quot;&quot;&amp;[.C174]&amp;&quot;&quot;&quot;,&quot;&quot;&quot;&amp;[.D174]&amp;&quot;&quot;&quot;,&quot;&quot;&quot;&amp;[.E174]&amp;&quot;&quot;&quot;,&quot;&quot;&quot;&amp;[.F174]&amp;&quot;&quot;&quot;&quot;" office:value-type="string" office:string-value="&quot;l10n_no_hr_payroll.res_field_selection_PensjonEllerTrygdeBeskrivelse_introduksjonsstoenad&quot;,&quot;l10n_no_hr_payroll.res_field_l10n_no_PensjonEllerTrygdeBeskrivelse&quot;,&quot;introduksjonsstoenad&quot;,&quot;introduksjonsstoenad&quot;" calcext:value-type="string">
            <text:p>"l10n_no_hr_payroll.res_field_selection_PensjonEllerTrygdeBeskrivelse_introduksjonsstoenad","l10n_no_hr_payroll.res_field_l10n_no_PensjonEllerTrygdeBeskrivelse","introduksjonsstoenad","introduksjonsstoenad"</text:p>
          </table:table-cell>
          <table:table-cell table:style-name="ce5" table:formula="of:=&quot;l10n_no_hr_payroll.res_field_selection_&quot;&amp;SUBSTITUTE([.H174]&amp;&quot;_&quot;&amp;[.E174];&quot;.&quot;;&quot;_&quot;)" office:value-type="string" office:string-value="l10n_no_hr_payroll.res_field_selection_PensjonEllerTrygdeBeskrivelse_introduksjonsstoenad" calcext:value-type="string">
            <text:p>l10n_no_hr_payroll.res_field_selection_PensjonEllerTrygdeBeskrivelse_introduksjonsstoenad</text:p>
          </table:table-cell>
          <table:table-cell table:style-name="ce5" table:formula="of:=&quot;l10n_no_hr_payroll.res_field_l10n_no_&quot;&amp;[.H174]" office:value-type="string" office:string-value="l10n_no_hr_payroll.res_field_l10n_no_PensjonEllerTrygdeBeskrivelse" calcext:value-type="string">
            <text:p>l10n_no_hr_payroll.res_field_l10n_no_PensjonEllerTrygdeBeskrivelse</text:p>
          </table:table-cell>
          <table:table-cell table:style-name="ce22" table:formula="of:=[.I174]" office:value-type="string" office:string-value="introduksjonsstoenad" calcext:value-type="string">
            <text:p>introduksjonsstoenad</text:p>
          </table:table-cell>
          <table:table-cell table:style-name="ce25" table:formula="of:=[.I174]" office:value-type="string" office:string-value="introduksjonsstoenad" calcext:value-type="string">
            <text:p>introduksjonsstoenad</text:p>
          </table:table-cell>
          <table:table-cell table:style-name="ce29"/>
          <table:table-cell table:style-name="ce34" office:value-type="string" calcext:value-type="string">
            <text:p>PensjonEllerTrygdeBeskrivelse</text:p>
          </table:table-cell>
          <table:table-cell table:style-name="ce34" office:value-type="string" calcext:value-type="string">
            <text:p>introduksjonsstoenad</text:p>
          </table:table-cell>
          <table:table-cell table:style-name="ce34" office:value-type="string" calcext:value-type="string">
            <text:p>2013-01</text:p>
          </table:table-cell>
          <table:table-cell table:style-name="ce29"/>
          <table:table-cell table:style-name="ce34" office:value-type="string" calcext:value-type="string">
            <text:p>Introduksjonsstønad</text:p>
          </table:table-cell>
          <table:table-cell table:style-name="ce40" office:value-type="string" calcext:value-type="string">
            <text:p><text:span text:style-name="T1">Introduksjonsstønad</text:span></text:p>
          </table:table-cell>
          <table:table-cell table:style-name="ce44" office:value-type="string" calcext:value-type="string">
            <text:p>Introductory benefit</text:p>
          </table:table-cell>
          <table:table-cell table:style-name="ce29"/>
          <table:table-cell table:number-columns-repeated="1009"/>
        </table:table-row>
        <table:table-row table:style-name="ro1">
          <table:table-cell table:style-name="ce3" table:formula="of:=IF([.G175]=&quot;UTGÅR&quot;;&quot;&quot;;VLOOKUP([.H175];[$'res.field'.E$1:$'res.field'.M$1048576];9;0))">
            <text:p/>
          </table:table-cell>
          <table:table-cell table:style-name="ce5" table:formula="of:=&quot;&quot;&quot;&quot;&amp;[.C175]&amp;&quot;&quot;&quot;,&quot;&quot;&quot;&amp;[.D175]&amp;&quot;&quot;&quot;,&quot;&quot;&quot;&amp;[.E175]&amp;&quot;&quot;&quot;,&quot;&quot;&quot;&amp;[.F175]&amp;&quot;&quot;&quot;&quot;" office:value-type="string" office:string-value="&quot;l10n_no_hr_payroll.res_field_selection_PensjonEllerTrygdeBeskrivelse_krigspensjon&quot;,&quot;l10n_no_hr_payroll.res_field_l10n_no_PensjonEllerTrygdeBeskrivelse&quot;,&quot;krigspensjon&quot;,&quot;krigspensjon&quot;" calcext:value-type="string">
            <text:p>"l10n_no_hr_payroll.res_field_selection_PensjonEllerTrygdeBeskrivelse_krigspensjon","l10n_no_hr_payroll.res_field_l10n_no_PensjonEllerTrygdeBeskrivelse","krigspensjon","krigspensjon"</text:p>
          </table:table-cell>
          <table:table-cell table:style-name="ce5" table:formula="of:=&quot;l10n_no_hr_payroll.res_field_selection_&quot;&amp;SUBSTITUTE([.H175]&amp;&quot;_&quot;&amp;[.E175];&quot;.&quot;;&quot;_&quot;)" office:value-type="string" office:string-value="l10n_no_hr_payroll.res_field_selection_PensjonEllerTrygdeBeskrivelse_krigspensjon" calcext:value-type="string">
            <text:p>l10n_no_hr_payroll.res_field_selection_PensjonEllerTrygdeBeskrivelse_krigspensjon</text:p>
          </table:table-cell>
          <table:table-cell table:style-name="ce5" table:formula="of:=&quot;l10n_no_hr_payroll.res_field_l10n_no_&quot;&amp;[.H175]" office:value-type="string" office:string-value="l10n_no_hr_payroll.res_field_l10n_no_PensjonEllerTrygdeBeskrivelse" calcext:value-type="string">
            <text:p>l10n_no_hr_payroll.res_field_l10n_no_PensjonEllerTrygdeBeskrivelse</text:p>
          </table:table-cell>
          <table:table-cell table:style-name="ce22" table:formula="of:=[.I175]" office:value-type="string" office:string-value="krigspensjon" calcext:value-type="string">
            <text:p>krigspensjon</text:p>
          </table:table-cell>
          <table:table-cell table:style-name="ce25" table:formula="of:=[.I175]" office:value-type="string" office:string-value="krigspensjon" calcext:value-type="string">
            <text:p>krigspensjon</text:p>
          </table:table-cell>
          <table:table-cell table:style-name="ce29"/>
          <table:table-cell table:style-name="ce34" office:value-type="string" calcext:value-type="string">
            <text:p>PensjonEllerTrygdeBeskrivelse</text:p>
          </table:table-cell>
          <table:table-cell table:style-name="ce34" office:value-type="string" calcext:value-type="string">
            <text:p>krigspensjon</text:p>
          </table:table-cell>
          <table:table-cell table:style-name="ce34" office:value-type="string" calcext:value-type="string">
            <text:p>2013-01</text:p>
          </table:table-cell>
          <table:table-cell table:style-name="ce29"/>
          <table:table-cell table:style-name="ce34" office:value-type="string" calcext:value-type="string">
            <text:p>Krigspensjon mv.</text:p>
          </table:table-cell>
          <table:table-cell table:style-name="ce40" office:value-type="string" calcext:value-type="string">
            <text:p><text:span text:style-name="T1">Krigspensjon m.m.</text:span></text:p>
          </table:table-cell>
          <table:table-cell table:style-name="ce44" office:value-type="string" calcext:value-type="string">
            <text:p>War pension </text:p>
          </table:table-cell>
          <table:table-cell table:style-name="ce29"/>
          <table:table-cell table:number-columns-repeated="1009"/>
        </table:table-row>
        <table:table-row table:style-name="ro1">
          <table:table-cell table:style-name="ce3" table:formula="of:=IF([.G176]=&quot;UTGÅR&quot;;&quot;&quot;;VLOOKUP([.H176];[$'res.field'.E$1:$'res.field'.M$1048576];9;0))">
            <text:p/>
          </table:table-cell>
          <table:table-cell table:style-name="ce5" table:formula="of:=&quot;&quot;&quot;&quot;&amp;[.C176]&amp;&quot;&quot;&quot;,&quot;&quot;&quot;&amp;[.D176]&amp;&quot;&quot;&quot;,&quot;&quot;&quot;&amp;[.E176]&amp;&quot;&quot;&quot;,&quot;&quot;&quot;&amp;[.F176]&amp;&quot;&quot;&quot;&quot;" office:value-type="string" office:string-value="&quot;l10n_no_hr_payroll.res_field_selection_PensjonEllerTrygdeBeskrivelse_kvalifiseringstoenad&quot;,&quot;l10n_no_hr_payroll.res_field_l10n_no_PensjonEllerTrygdeBeskrivelse&quot;,&quot;kvalifiseringstoenad&quot;,&quot;kvalifiseringstoenad&quot;" calcext:value-type="string">
            <text:p>"l10n_no_hr_payroll.res_field_selection_PensjonEllerTrygdeBeskrivelse_kvalifiseringstoenad","l10n_no_hr_payroll.res_field_l10n_no_PensjonEllerTrygdeBeskrivelse","kvalifiseringstoenad","kvalifiseringstoenad"</text:p>
          </table:table-cell>
          <table:table-cell table:style-name="ce5" table:formula="of:=&quot;l10n_no_hr_payroll.res_field_selection_&quot;&amp;SUBSTITUTE([.H176]&amp;&quot;_&quot;&amp;[.E176];&quot;.&quot;;&quot;_&quot;)" office:value-type="string" office:string-value="l10n_no_hr_payroll.res_field_selection_PensjonEllerTrygdeBeskrivelse_kvalifiseringstoenad" calcext:value-type="string">
            <text:p>l10n_no_hr_payroll.res_field_selection_PensjonEllerTrygdeBeskrivelse_kvalifiseringstoenad</text:p>
          </table:table-cell>
          <table:table-cell table:style-name="ce5" table:formula="of:=&quot;l10n_no_hr_payroll.res_field_l10n_no_&quot;&amp;[.H176]" office:value-type="string" office:string-value="l10n_no_hr_payroll.res_field_l10n_no_PensjonEllerTrygdeBeskrivelse" calcext:value-type="string">
            <text:p>l10n_no_hr_payroll.res_field_l10n_no_PensjonEllerTrygdeBeskrivelse</text:p>
          </table:table-cell>
          <table:table-cell table:style-name="ce22" table:formula="of:=[.I176]" office:value-type="string" office:string-value="kvalifiseringstoenad" calcext:value-type="string">
            <text:p>kvalifiseringstoenad</text:p>
          </table:table-cell>
          <table:table-cell table:style-name="ce25" table:formula="of:=[.I176]" office:value-type="string" office:string-value="kvalifiseringstoenad" calcext:value-type="string">
            <text:p>kvalifiseringstoenad</text:p>
          </table:table-cell>
          <table:table-cell table:style-name="ce29"/>
          <table:table-cell table:style-name="ce34" office:value-type="string" calcext:value-type="string">
            <text:p>PensjonEllerTrygdeBeskrivelse</text:p>
          </table:table-cell>
          <table:table-cell table:style-name="ce34" office:value-type="string" calcext:value-type="string">
            <text:p>kvalifiseringstoenad</text:p>
          </table:table-cell>
          <table:table-cell table:style-name="ce34" office:value-type="string" calcext:value-type="string">
            <text:p>2013-01</text:p>
          </table:table-cell>
          <table:table-cell table:style-name="ce29"/>
          <table:table-cell table:style-name="ce34" office:value-type="string" calcext:value-type="string">
            <text:p>Kvalifiseringstønad</text:p>
          </table:table-cell>
          <table:table-cell table:style-name="ce40" office:value-type="string" calcext:value-type="string">
            <text:p><text:span text:style-name="T1">Kvalifiseringstønad</text:span></text:p>
          </table:table-cell>
          <table:table-cell table:style-name="ce44" office:value-type="string" calcext:value-type="string">
            <text:p>Qualification benefit</text:p>
          </table:table-cell>
          <table:table-cell table:style-name="ce29"/>
          <table:table-cell table:number-columns-repeated="1009"/>
        </table:table-row>
        <table:table-row table:style-name="ro1">
          <table:table-cell table:style-name="ce3" table:formula="of:=IF([.G177]=&quot;UTGÅR&quot;;&quot;&quot;;VLOOKUP([.H177];[$'res.field'.E$1:$'res.field'.M$1048576];9;0))">
            <text:p/>
          </table:table-cell>
          <table:table-cell table:style-name="ce5" table:formula="of:=&quot;&quot;&quot;&quot;&amp;[.C177]&amp;&quot;&quot;&quot;,&quot;&quot;&quot;&amp;[.D177]&amp;&quot;&quot;&quot;,&quot;&quot;&quot;&amp;[.E177]&amp;&quot;&quot;&quot;,&quot;&quot;&quot;&amp;[.F177]&amp;&quot;&quot;&quot;&quot;" office:value-type="string" office:string-value="&quot;l10n_no_hr_payroll.res_field_selection_PensjonEllerTrygdeBeskrivelse_nyAvtalefestetPensjonPrivatSektor&quot;,&quot;l10n_no_hr_payroll.res_field_l10n_no_PensjonEllerTrygdeBeskrivelse&quot;,&quot;nyAvtalefestetPensjonPrivatSektor&quot;,&quot;nyAvtalefestetPensjonPrivatSektor&quot;" calcext:value-type="string">
            <text:p>"l10n_no_hr_payroll.res_field_selection_PensjonEllerTrygdeBeskrivelse_nyAvtalefestetPensjonPrivatSektor","l10n_no_hr_payroll.res_field_l10n_no_PensjonEllerTrygdeBeskrivelse","nyAvtalefestetPensjonPrivatSektor","nyAvtalefestetPensjonPrivatSektor"</text:p>
          </table:table-cell>
          <table:table-cell table:style-name="ce5" table:formula="of:=&quot;l10n_no_hr_payroll.res_field_selection_&quot;&amp;SUBSTITUTE([.H177]&amp;&quot;_&quot;&amp;[.E177];&quot;.&quot;;&quot;_&quot;)" office:value-type="string" office:string-value="l10n_no_hr_payroll.res_field_selection_PensjonEllerTrygdeBeskrivelse_nyAvtalefestetPensjonPrivatSektor" calcext:value-type="string">
            <text:p>l10n_no_hr_payroll.res_field_selection_PensjonEllerTrygdeBeskrivelse_nyAvtalefestetPensjonPrivatSektor</text:p>
          </table:table-cell>
          <table:table-cell table:style-name="ce5" table:formula="of:=&quot;l10n_no_hr_payroll.res_field_l10n_no_&quot;&amp;[.H177]" office:value-type="string" office:string-value="l10n_no_hr_payroll.res_field_l10n_no_PensjonEllerTrygdeBeskrivelse" calcext:value-type="string">
            <text:p>l10n_no_hr_payroll.res_field_l10n_no_PensjonEllerTrygdeBeskrivelse</text:p>
          </table:table-cell>
          <table:table-cell table:style-name="ce22" table:formula="of:=[.I177]" office:value-type="string" office:string-value="nyAvtalefestetPensjonPrivatSektor" calcext:value-type="string">
            <text:p>nyAvtalefestetPensjonPrivatSektor</text:p>
          </table:table-cell>
          <table:table-cell table:style-name="ce25" table:formula="of:=[.I177]" office:value-type="string" office:string-value="nyAvtalefestetPensjonPrivatSektor" calcext:value-type="string">
            <text:p>nyAvtalefestetPensjonPrivatSektor</text:p>
          </table:table-cell>
          <table:table-cell table:style-name="ce29"/>
          <table:table-cell table:style-name="ce34" office:value-type="string" calcext:value-type="string">
            <text:p>PensjonEllerTrygdeBeskrivelse</text:p>
          </table:table-cell>
          <table:table-cell table:style-name="ce34" office:value-type="string" calcext:value-type="string">
            <text:p>nyAvtalefestetPensjonPrivatSektor</text:p>
          </table:table-cell>
          <table:table-cell table:style-name="ce34" office:value-type="string" calcext:value-type="string">
            <text:p>2013-01</text:p>
          </table:table-cell>
          <table:table-cell table:style-name="ce29"/>
          <table:table-cell table:style-name="ce34" office:value-type="string" calcext:value-type="string">
            <text:p>Ny avtalefestet pensjon (AFP) i privat sektor</text:p>
          </table:table-cell>
          <table:table-cell table:style-name="ce40" office:value-type="string" calcext:value-type="string">
            <text:p><text:span text:style-name="T1">Ny avtalefesta pensjon (AFP) i privat sektor</text:span></text:p>
          </table:table-cell>
          <table:table-cell table:style-name="ce44" office:value-type="string" calcext:value-type="string">
            <text:p>New early-retirement pension (AFP) in the private sector</text:p>
          </table:table-cell>
          <table:table-cell table:style-name="ce29"/>
          <table:table-cell table:number-columns-repeated="1009"/>
        </table:table-row>
        <table:table-row table:style-name="ro1">
          <table:table-cell table:style-name="ce3" table:formula="of:=IF([.G178]=&quot;UTGÅR&quot;;&quot;&quot;;VLOOKUP([.H178];[$'res.field'.E$1:$'res.field'.M$1048576];9;0))">
            <text:p/>
          </table:table-cell>
          <table:table-cell table:style-name="ce5" table:formula="of:=&quot;&quot;&quot;&quot;&amp;[.C178]&amp;&quot;&quot;&quot;,&quot;&quot;&quot;&amp;[.D178]&amp;&quot;&quot;&quot;,&quot;&quot;&quot;&amp;[.E178]&amp;&quot;&quot;&quot;,&quot;&quot;&quot;&amp;[.F178]&amp;&quot;&quot;&quot;&quot;" office:value-type="string" office:string-value="&quot;l10n_no_hr_payroll.res_field_selection_PensjonEllerTrygdeBeskrivelse_nyeLivrenterIArbeidsforholdOgLivrenterFortsettelsesforsikringer&quot;,&quot;l10n_no_hr_payroll.res_field_l10n_no_PensjonEllerTrygdeBeskrivelse&quot;,&quot;nyeLivrenterIArbeidsforholdOgLivrenterFortsettelsesforsikringer&quot;,&quot;nyeLivrenterIArbeidsforholdOgLivrenterFortsettelsesforsikringer&quot;" calcext:value-type="string">
            <text:p>"l10n_no_hr_payroll.res_field_selection_PensjonEllerTrygdeBeskrivelse_nyeLivrenterIArbeidsforholdOgLivrenterFortsettelsesforsikringer","l10n_no_hr_payroll.res_field_l10n_no_PensjonEllerTrygdeBeskrivelse","nyeLivrenterIArbeidsforholdOgLivrenterFortsettelsesforsikringer","nyeLivrenterIArbeidsforholdOgLivrenterFortsettelsesforsikringer"</text:p>
          </table:table-cell>
          <table:table-cell table:style-name="ce5" table:formula="of:=&quot;l10n_no_hr_payroll.res_field_selection_&quot;&amp;SUBSTITUTE([.H178]&amp;&quot;_&quot;&amp;[.E178];&quot;.&quot;;&quot;_&quot;)" office:value-type="string" office:string-value="l10n_no_hr_payroll.res_field_selection_PensjonEllerTrygdeBeskrivelse_nyeLivrenterIArbeidsforholdOgLivrenterFortsettelsesforsikringer" calcext:value-type="string">
            <text:p>l10n_no_hr_payroll.res_field_selection_PensjonEllerTrygdeBeskrivelse_nyeLivrenterIArbeidsforholdOgLivrenterFortsettelsesforsikringer</text:p>
          </table:table-cell>
          <table:table-cell table:style-name="ce5" table:formula="of:=&quot;l10n_no_hr_payroll.res_field_l10n_no_&quot;&amp;[.H178]" office:value-type="string" office:string-value="l10n_no_hr_payroll.res_field_l10n_no_PensjonEllerTrygdeBeskrivelse" calcext:value-type="string">
            <text:p>l10n_no_hr_payroll.res_field_l10n_no_PensjonEllerTrygdeBeskrivelse</text:p>
          </table:table-cell>
          <table:table-cell table:style-name="ce22" table:formula="of:=[.I178]" office:value-type="string" office:string-value="nyeLivrenterIArbeidsforholdOgLivrenterFortsettelsesforsikringer" calcext:value-type="string">
            <text:p>nyeLivrenterIArbeidsforholdOgLivrenterFortsettelsesforsikringer</text:p>
          </table:table-cell>
          <table:table-cell table:style-name="ce25" table:formula="of:=[.I178]" office:value-type="string" office:string-value="nyeLivrenterIArbeidsforholdOgLivrenterFortsettelsesforsikringer" calcext:value-type="string">
            <text:p>nyeLivrenterIArbeidsforholdOgLivrenterFortsettelsesforsikringer</text:p>
          </table:table-cell>
          <table:table-cell table:style-name="ce29"/>
          <table:table-cell table:style-name="ce34" office:value-type="string" calcext:value-type="string">
            <text:p>PensjonEllerTrygdeBeskrivelse</text:p>
          </table:table-cell>
          <table:table-cell table:style-name="ce34" office:value-type="string" calcext:value-type="string">
            <text:p>nyeLivrenterIArbeidsforholdOgLivrenterFortsettelsesforsikringer</text:p>
          </table:table-cell>
          <table:table-cell table:style-name="ce34" office:value-type="string" calcext:value-type="string">
            <text:p>2013-01</text:p>
          </table:table-cell>
          <table:table-cell table:style-name="ce29"/>
          <table:table-cell table:style-name="ce34" office:value-type="string" calcext:value-type="string">
            <text:p>Nye livrenter i arbeidsforhold (kollektive livrenter) og livrenter tegnet som fortsettelsesforsikringer</text:p>
          </table:table-cell>
          <table:table-cell table:style-name="ce40" office:value-type="string" calcext:value-type="string">
            <text:p><text:span text:style-name="T1">Nye livrenter i arbeidsforhold (kollektive livrenter) og livrenter teikna som framhaldsforsikringar</text:span></text:p>
          </table:table-cell>
          <table:table-cell table:style-name="ce44" office:value-type="string" calcext:value-type="string">
            <text:p>New employment-related annuities (group annuities) and annuities taken out as continuity insurance</text:p>
          </table:table-cell>
          <table:table-cell table:style-name="ce29"/>
          <table:table-cell table:number-columns-repeated="1009"/>
        </table:table-row>
        <table:table-row table:style-name="ro1">
          <table:table-cell table:style-name="ce3" table:formula="of:=IF([.G179]=&quot;UTGÅR&quot;;&quot;&quot;;VLOOKUP([.H179];[$'res.field'.E$1:$'res.field'.M$1048576];9;0))">
            <text:p/>
          </table:table-cell>
          <table:table-cell table:style-name="ce5" table:formula="of:=&quot;&quot;&quot;&quot;&amp;[.C179]&amp;&quot;&quot;&quot;,&quot;&quot;&quot;&amp;[.D179]&amp;&quot;&quot;&quot;,&quot;&quot;&quot;&amp;[.E179]&amp;&quot;&quot;&quot;,&quot;&quot;&quot;&amp;[.F179]&amp;&quot;&quot;&quot;&quot;" office:value-type="string" office:string-value="&quot;l10n_no_hr_payroll.res_field_selection_PensjonEllerTrygdeBeskrivelse_pensjonIDoedsmaaneden&quot;,&quot;l10n_no_hr_payroll.res_field_l10n_no_PensjonEllerTrygdeBeskrivelse&quot;,&quot;pensjonIDoedsmaaneden&quot;,&quot;pensjonIDoedsmaaneden&quot;" calcext:value-type="string">
            <text:p>"l10n_no_hr_payroll.res_field_selection_PensjonEllerTrygdeBeskrivelse_pensjonIDoedsmaaneden","l10n_no_hr_payroll.res_field_l10n_no_PensjonEllerTrygdeBeskrivelse","pensjonIDoedsmaaneden","pensjonIDoedsmaaneden"</text:p>
          </table:table-cell>
          <table:table-cell table:style-name="ce5" table:formula="of:=&quot;l10n_no_hr_payroll.res_field_selection_&quot;&amp;SUBSTITUTE([.H179]&amp;&quot;_&quot;&amp;[.E179];&quot;.&quot;;&quot;_&quot;)" office:value-type="string" office:string-value="l10n_no_hr_payroll.res_field_selection_PensjonEllerTrygdeBeskrivelse_pensjonIDoedsmaaneden" calcext:value-type="string">
            <text:p>l10n_no_hr_payroll.res_field_selection_PensjonEllerTrygdeBeskrivelse_pensjonIDoedsmaaneden</text:p>
          </table:table-cell>
          <table:table-cell table:style-name="ce5" table:formula="of:=&quot;l10n_no_hr_payroll.res_field_l10n_no_&quot;&amp;[.H179]" office:value-type="string" office:string-value="l10n_no_hr_payroll.res_field_l10n_no_PensjonEllerTrygdeBeskrivelse" calcext:value-type="string">
            <text:p>l10n_no_hr_payroll.res_field_l10n_no_PensjonEllerTrygdeBeskrivelse</text:p>
          </table:table-cell>
          <table:table-cell table:style-name="ce22" table:formula="of:=[.I179]" office:value-type="string" office:string-value="pensjonIDoedsmaaneden" calcext:value-type="string">
            <text:p>pensjonIDoedsmaaneden</text:p>
          </table:table-cell>
          <table:table-cell table:style-name="ce25" table:formula="of:=[.I179]" office:value-type="string" office:string-value="pensjonIDoedsmaaneden" calcext:value-type="string">
            <text:p>pensjonIDoedsmaaneden</text:p>
          </table:table-cell>
          <table:table-cell table:style-name="ce29"/>
          <table:table-cell table:style-name="ce34" office:value-type="string" calcext:value-type="string">
            <text:p>PensjonEllerTrygdeBeskrivelse</text:p>
          </table:table-cell>
          <table:table-cell table:style-name="ce34" office:value-type="string" calcext:value-type="string">
            <text:p>pensjonIDoedsmaaneden</text:p>
          </table:table-cell>
          <table:table-cell table:style-name="ce34" office:value-type="string" calcext:value-type="string">
            <text:p>2013-01</text:p>
          </table:table-cell>
          <table:table-cell table:style-name="ce29"/>
          <table:table-cell table:style-name="ce34" office:value-type="string" calcext:value-type="string">
            <text:p>Pensjon i dødsmåneden (skattefri)</text:p>
          </table:table-cell>
          <table:table-cell table:style-name="ce40" office:value-type="string" calcext:value-type="string">
            <text:p><text:span text:style-name="T1">Pensjon i dødsmånaden (skattefri)</text:span></text:p>
          </table:table-cell>
          <table:table-cell table:style-name="ce44" office:value-type="string" calcext:value-type="string">
            <text:p>Pension during the month of death (tax-free)</text:p>
          </table:table-cell>
          <table:table-cell table:style-name="ce29"/>
          <table:table-cell table:number-columns-repeated="1009"/>
        </table:table-row>
        <table:table-row table:style-name="ro1">
          <table:table-cell table:style-name="ce3" table:formula="of:=IF([.G180]=&quot;UTGÅR&quot;;&quot;&quot;;VLOOKUP([.H180];[$'res.field'.E$1:$'res.field'.M$1048576];9;0))">
            <text:p/>
          </table:table-cell>
          <table:table-cell table:style-name="ce5" table:formula="of:=&quot;&quot;&quot;&quot;&amp;[.C180]&amp;&quot;&quot;&quot;,&quot;&quot;&quot;&amp;[.D180]&amp;&quot;&quot;&quot;,&quot;&quot;&quot;&amp;[.E180]&amp;&quot;&quot;&quot;,&quot;&quot;&quot;&amp;[.F180]&amp;&quot;&quot;&quot;&quot;" office:value-type="string" office:string-value="&quot;l10n_no_hr_payroll.res_field_selection_PensjonEllerTrygdeBeskrivelse_pensjonOgLivrenterIArbeidsforhold&quot;,&quot;l10n_no_hr_payroll.res_field_l10n_no_PensjonEllerTrygdeBeskrivelse&quot;,&quot;pensjonOgLivrenterIArbeidsforhold&quot;,&quot;pensjonOgLivrenterIArbeidsforhold&quot;" calcext:value-type="string">
            <text:p>"l10n_no_hr_payroll.res_field_selection_PensjonEllerTrygdeBeskrivelse_pensjonOgLivrenterIArbeidsforhold","l10n_no_hr_payroll.res_field_l10n_no_PensjonEllerTrygdeBeskrivelse","pensjonOgLivrenterIArbeidsforhold","pensjonOgLivrenterIArbeidsforhold"</text:p>
          </table:table-cell>
          <table:table-cell table:style-name="ce5" table:formula="of:=&quot;l10n_no_hr_payroll.res_field_selection_&quot;&amp;SUBSTITUTE([.H180]&amp;&quot;_&quot;&amp;[.E180];&quot;.&quot;;&quot;_&quot;)" office:value-type="string" office:string-value="l10n_no_hr_payroll.res_field_selection_PensjonEllerTrygdeBeskrivelse_pensjonOgLivrenterIArbeidsforhold" calcext:value-type="string">
            <text:p>l10n_no_hr_payroll.res_field_selection_PensjonEllerTrygdeBeskrivelse_pensjonOgLivrenterIArbeidsforhold</text:p>
          </table:table-cell>
          <table:table-cell table:style-name="ce5" table:formula="of:=&quot;l10n_no_hr_payroll.res_field_l10n_no_&quot;&amp;[.H180]" office:value-type="string" office:string-value="l10n_no_hr_payroll.res_field_l10n_no_PensjonEllerTrygdeBeskrivelse" calcext:value-type="string">
            <text:p>l10n_no_hr_payroll.res_field_l10n_no_PensjonEllerTrygdeBeskrivelse</text:p>
          </table:table-cell>
          <table:table-cell table:style-name="ce22" table:formula="of:=[.I180]" office:value-type="string" office:string-value="pensjonOgLivrenterIArbeidsforhold" calcext:value-type="string">
            <text:p>pensjonOgLivrenterIArbeidsforhold</text:p>
          </table:table-cell>
          <table:table-cell table:style-name="ce25" table:formula="of:=[.I180]" office:value-type="string" office:string-value="pensjonOgLivrenterIArbeidsforhold" calcext:value-type="string">
            <text:p>pensjonOgLivrenterIArbeidsforhold</text:p>
          </table:table-cell>
          <table:table-cell table:style-name="ce29"/>
          <table:table-cell table:style-name="ce34" office:value-type="string" calcext:value-type="string">
            <text:p>PensjonEllerTrygdeBeskrivelse</text:p>
          </table:table-cell>
          <table:table-cell table:style-name="ce34" office:value-type="string" calcext:value-type="string">
            <text:p>pensjonOgLivrenterIArbeidsforhold</text:p>
          </table:table-cell>
          <table:table-cell table:style-name="ce34" office:value-type="string" calcext:value-type="string">
            <text:p>2013-01</text:p>
          </table:table-cell>
          <table:table-cell table:style-name="ce29"/>
          <table:table-cell table:style-name="ce34" office:value-type="string" calcext:value-type="string">
            <text:p>Pensjon og livrenter i arbeidsforhold</text:p>
          </table:table-cell>
          <table:table-cell table:style-name="ce40" office:value-type="string" calcext:value-type="string">
            <text:p><text:span text:style-name="T1">Pensjon og livrenter i arbeidsforhold</text:span></text:p>
          </table:table-cell>
          <table:table-cell table:style-name="ce44" office:value-type="string" calcext:value-type="string">
            <text:p>Pensions and employment-related annuities etc</text:p>
          </table:table-cell>
          <table:table-cell table:style-name="ce29"/>
          <table:table-cell table:number-columns-repeated="1009"/>
        </table:table-row>
        <table:table-row table:style-name="ro1">
          <table:table-cell table:style-name="ce3" table:formula="of:=IF([.G181]=&quot;UTGÅR&quot;;&quot;&quot;;VLOOKUP([.H181];[$'res.field'.E$1:$'res.field'.M$1048576];9;0))">
            <text:p/>
          </table:table-cell>
          <table:table-cell table:style-name="ce5" table:formula="of:=&quot;&quot;&quot;&quot;&amp;[.C181]&amp;&quot;&quot;&quot;,&quot;&quot;&quot;&amp;[.D181]&amp;&quot;&quot;&quot;,&quot;&quot;&quot;&amp;[.E181]&amp;&quot;&quot;&quot;,&quot;&quot;&quot;&amp;[.F181]&amp;&quot;&quot;&quot;&quot;" office:value-type="string" office:string-value="&quot;l10n_no_hr_payroll.res_field_selection_PensjonEllerTrygdeBeskrivelse_rentefordelLaan&quot;,&quot;l10n_no_hr_payroll.res_field_l10n_no_PensjonEllerTrygdeBeskrivelse&quot;,&quot;rentefordelLaan&quot;,&quot;rentefordelLaan&quot;" calcext:value-type="string">
            <text:p>"l10n_no_hr_payroll.res_field_selection_PensjonEllerTrygdeBeskrivelse_rentefordelLaan","l10n_no_hr_payroll.res_field_l10n_no_PensjonEllerTrygdeBeskrivelse","rentefordelLaan","rentefordelLaan"</text:p>
          </table:table-cell>
          <table:table-cell table:style-name="ce5" table:formula="of:=&quot;l10n_no_hr_payroll.res_field_selection_&quot;&amp;SUBSTITUTE([.H181]&amp;&quot;_&quot;&amp;[.E181];&quot;.&quot;;&quot;_&quot;)" office:value-type="string" office:string-value="l10n_no_hr_payroll.res_field_selection_PensjonEllerTrygdeBeskrivelse_rentefordelLaan" calcext:value-type="string">
            <text:p>l10n_no_hr_payroll.res_field_selection_PensjonEllerTrygdeBeskrivelse_rentefordelLaan</text:p>
          </table:table-cell>
          <table:table-cell table:style-name="ce5" table:formula="of:=&quot;l10n_no_hr_payroll.res_field_l10n_no_&quot;&amp;[.H181]" office:value-type="string" office:string-value="l10n_no_hr_payroll.res_field_l10n_no_PensjonEllerTrygdeBeskrivelse" calcext:value-type="string">
            <text:p>l10n_no_hr_payroll.res_field_l10n_no_PensjonEllerTrygdeBeskrivelse</text:p>
          </table:table-cell>
          <table:table-cell table:style-name="ce22" table:formula="of:=[.I181]" office:value-type="string" office:string-value="rentefordelLaan" calcext:value-type="string">
            <text:p>rentefordelLaan</text:p>
          </table:table-cell>
          <table:table-cell table:style-name="ce25" table:formula="of:=[.I181]" office:value-type="string" office:string-value="rentefordelLaan" calcext:value-type="string">
            <text:p>rentefordelLaan</text:p>
          </table:table-cell>
          <table:table-cell table:style-name="ce29"/>
          <table:table-cell table:style-name="ce34" office:value-type="string" calcext:value-type="string">
            <text:p>PensjonEllerTrygdeBeskrivelse</text:p>
          </table:table-cell>
          <table:table-cell table:style-name="ce34" office:value-type="string" calcext:value-type="string">
            <text:p>rentefordelLaan</text:p>
          </table:table-cell>
          <table:table-cell table:style-name="ce34" office:value-type="string" calcext:value-type="string">
            <text:p>2013-01</text:p>
          </table:table-cell>
          <table:table-cell table:style-name="ce29"/>
          <table:table-cell table:style-name="ce34" office:value-type="string" calcext:value-type="string">
            <text:p>Rentefordel lån</text:p>
          </table:table-cell>
          <table:table-cell table:style-name="ce40" office:value-type="string" calcext:value-type="string">
            <text:p><text:span text:style-name="T1">Rentefordel lån</text:span></text:p>
          </table:table-cell>
          <table:table-cell table:style-name="ce44" office:value-type="string" calcext:value-type="string">
            <text:p>Benefit on loan interest</text:p>
          </table:table-cell>
          <table:table-cell table:style-name="ce29"/>
          <table:table-cell table:number-columns-repeated="1009"/>
        </table:table-row>
        <table:table-row table:style-name="ro1">
          <table:table-cell table:style-name="ce3" table:formula="of:=IF([.G182]=&quot;UTGÅR&quot;;&quot;&quot;;VLOOKUP([.H182];[$'res.field'.E$1:$'res.field'.M$1048576];9;0))">
            <text:p/>
          </table:table-cell>
          <table:table-cell table:style-name="ce5" table:formula="of:=&quot;&quot;&quot;&quot;&amp;[.C182]&amp;&quot;&quot;&quot;,&quot;&quot;&quot;&amp;[.D182]&amp;&quot;&quot;&quot;,&quot;&quot;&quot;&amp;[.E182]&amp;&quot;&quot;&quot;,&quot;&quot;&quot;&amp;[.F182]&amp;&quot;&quot;&quot;&quot;" office:value-type="string" office:string-value="&quot;l10n_no_hr_payroll.res_field_selection_PensjonEllerTrygdeBeskrivelse_supplerendeStoenadTilPersonKortBotidNorge&quot;,&quot;l10n_no_hr_payroll.res_field_l10n_no_PensjonEllerTrygdeBeskrivelse&quot;,&quot;supplerendeStoenadTilPersonKortBotidNorge&quot;,&quot;supplerendeStoenadTilPersonKortBotidNorge&quot;" calcext:value-type="string">
            <text:p>"l10n_no_hr_payroll.res_field_selection_PensjonEllerTrygdeBeskrivelse_supplerendeStoenadTilPersonKortBotidNorge","l10n_no_hr_payroll.res_field_l10n_no_PensjonEllerTrygdeBeskrivelse","supplerendeStoenadTilPersonKortBotidNorge","supplerendeStoenadTilPersonKortBotidNorge"</text:p>
          </table:table-cell>
          <table:table-cell table:style-name="ce5" table:formula="of:=&quot;l10n_no_hr_payroll.res_field_selection_&quot;&amp;SUBSTITUTE([.H182]&amp;&quot;_&quot;&amp;[.E182];&quot;.&quot;;&quot;_&quot;)" office:value-type="string" office:string-value="l10n_no_hr_payroll.res_field_selection_PensjonEllerTrygdeBeskrivelse_supplerendeStoenadTilPersonKortBotidNorge" calcext:value-type="string">
            <text:p>l10n_no_hr_payroll.res_field_selection_PensjonEllerTrygdeBeskrivelse_supplerendeStoenadTilPersonKortBotidNorge</text:p>
          </table:table-cell>
          <table:table-cell table:style-name="ce5" table:formula="of:=&quot;l10n_no_hr_payroll.res_field_l10n_no_&quot;&amp;[.H182]" office:value-type="string" office:string-value="l10n_no_hr_payroll.res_field_l10n_no_PensjonEllerTrygdeBeskrivelse" calcext:value-type="string">
            <text:p>l10n_no_hr_payroll.res_field_l10n_no_PensjonEllerTrygdeBeskrivelse</text:p>
          </table:table-cell>
          <table:table-cell table:style-name="ce22" table:formula="of:=[.I182]" office:value-type="string" office:string-value="supplerendeStoenadTilPersonKortBotidNorge" calcext:value-type="string">
            <text:p>supplerendeStoenadTilPersonKortBotidNorge</text:p>
          </table:table-cell>
          <table:table-cell table:style-name="ce25" table:formula="of:=[.I182]" office:value-type="string" office:string-value="supplerendeStoenadTilPersonKortBotidNorge" calcext:value-type="string">
            <text:p>supplerendeStoenadTilPersonKortBotidNorge</text:p>
          </table:table-cell>
          <table:table-cell table:style-name="ce29"/>
          <table:table-cell table:style-name="ce34" office:value-type="string" calcext:value-type="string">
            <text:p>PensjonEllerTrygdeBeskrivelse</text:p>
          </table:table-cell>
          <table:table-cell table:style-name="ce34" office:value-type="string" calcext:value-type="string">
            <text:p>supplerendeStoenadTilPersonKortBotidNorge</text:p>
          </table:table-cell>
          <table:table-cell table:style-name="ce34" office:value-type="string" calcext:value-type="string">
            <text:p>2013-01</text:p>
          </table:table-cell>
          <table:table-cell table:style-name="ce29"/>
          <table:table-cell table:style-name="ce34" office:value-type="string" calcext:value-type="string">
            <text:p>Supplerende stønad til person med kort botid i Norge</text:p>
          </table:table-cell>
          <table:table-cell table:style-name="ce40" office:value-type="string" calcext:value-type="string">
            <text:p><text:span text:style-name="T1">Supplerande stønad til person med kort butid i Noreg</text:span></text:p>
          </table:table-cell>
          <table:table-cell table:style-name="ce44" office:value-type="string" calcext:value-type="string">
            <text:p>Supplementary benefits for persons who have only lived in Norway for a short period</text:p>
          </table:table-cell>
          <table:table-cell table:style-name="ce29"/>
          <table:table-cell table:number-columns-repeated="1009"/>
        </table:table-row>
        <table:table-row table:style-name="ro1">
          <table:table-cell table:style-name="ce3" table:formula="of:=IF([.G183]=&quot;UTGÅR&quot;;&quot;&quot;;VLOOKUP([.H183];[$'res.field'.E$1:$'res.field'.M$1048576];9;0))">
            <text:p/>
          </table:table-cell>
          <table:table-cell table:style-name="ce5" table:formula="of:=&quot;&quot;&quot;&quot;&amp;[.C183]&amp;&quot;&quot;&quot;,&quot;&quot;&quot;&amp;[.D183]&amp;&quot;&quot;&quot;,&quot;&quot;&quot;&amp;[.E183]&amp;&quot;&quot;&quot;,&quot;&quot;&quot;&amp;[.F183]&amp;&quot;&quot;&quot;&quot;" office:value-type="string" office:string-value="&quot;l10n_no_hr_payroll.res_field_selection_PensjonEllerTrygdeBeskrivelse_ufoerepensjonFraAndreEnnFolketrygden&quot;,&quot;l10n_no_hr_payroll.res_field_l10n_no_PensjonEllerTrygdeBeskrivelse&quot;,&quot;ufoerepensjonFraAndreEnnFolketrygden&quot;,&quot;ufoerepensjonFraAndreEnnFolketrygden&quot;" calcext:value-type="string">
            <text:p>"l10n_no_hr_payroll.res_field_selection_PensjonEllerTrygdeBeskrivelse_ufoerepensjonFraAndreEnnFolketrygden","l10n_no_hr_payroll.res_field_l10n_no_PensjonEllerTrygdeBeskrivelse","ufoerepensjonFraAndreEnnFolketrygden","ufoerepensjonFraAndreEnnFolketrygden"</text:p>
          </table:table-cell>
          <table:table-cell table:style-name="ce5" table:formula="of:=&quot;l10n_no_hr_payroll.res_field_selection_&quot;&amp;SUBSTITUTE([.H183]&amp;&quot;_&quot;&amp;[.E183];&quot;.&quot;;&quot;_&quot;)" office:value-type="string" office:string-value="l10n_no_hr_payroll.res_field_selection_PensjonEllerTrygdeBeskrivelse_ufoerepensjonFraAndreEnnFolketrygden" calcext:value-type="string">
            <text:p>l10n_no_hr_payroll.res_field_selection_PensjonEllerTrygdeBeskrivelse_ufoerepensjonFraAndreEnnFolketrygden</text:p>
          </table:table-cell>
          <table:table-cell table:style-name="ce5" table:formula="of:=&quot;l10n_no_hr_payroll.res_field_l10n_no_&quot;&amp;[.H183]" office:value-type="string" office:string-value="l10n_no_hr_payroll.res_field_l10n_no_PensjonEllerTrygdeBeskrivelse" calcext:value-type="string">
            <text:p>l10n_no_hr_payroll.res_field_l10n_no_PensjonEllerTrygdeBeskrivelse</text:p>
          </table:table-cell>
          <table:table-cell table:style-name="ce22" table:formula="of:=[.I183]" office:value-type="string" office:string-value="ufoerepensjonFraAndreEnnFolketrygden" calcext:value-type="string">
            <text:p>ufoerepensjonFraAndreEnnFolketrygden</text:p>
          </table:table-cell>
          <table:table-cell table:style-name="ce25" table:formula="of:=[.I183]" office:value-type="string" office:string-value="ufoerepensjonFraAndreEnnFolketrygden" calcext:value-type="string">
            <text:p>ufoerepensjonFraAndreEnnFolketrygden</text:p>
          </table:table-cell>
          <table:table-cell table:style-name="ce29"/>
          <table:table-cell table:style-name="ce34" office:value-type="string" calcext:value-type="string">
            <text:p>PensjonEllerTrygdeBeskrivelse</text:p>
          </table:table-cell>
          <table:table-cell table:style-name="ce34" office:value-type="string" calcext:value-type="string">
            <text:p>ufoerepensjonFraAndreEnnFolketrygden</text:p>
          </table:table-cell>
          <table:table-cell table:style-name="ce34" office:value-type="string" calcext:value-type="string">
            <text:p>2013-01</text:p>
          </table:table-cell>
          <table:table-cell table:style-name="ce29"/>
          <table:table-cell table:style-name="ce34" office:value-type="string" calcext:value-type="string">
            <text:p>Uførepensjon fra andre enn folketrygden</text:p>
          </table:table-cell>
          <table:table-cell table:style-name="ce40" office:value-type="string" calcext:value-type="string">
            <text:p><text:span text:style-name="T1">Uførepensjon frå andre enn folketrygda</text:span></text:p>
          </table:table-cell>
          <table:table-cell table:style-name="ce44" office:value-type="string" calcext:value-type="string">
            <text:p>Disability pension from parties other than the national insurance scheme</text:p>
          </table:table-cell>
          <table:table-cell table:style-name="ce29"/>
          <table:table-cell table:style-name="ce51" table:number-columns-repeated="1009"/>
        </table:table-row>
        <table:table-row table:style-name="ro1">
          <table:table-cell table:style-name="ce3" table:formula="of:=IF([.G184]=&quot;UTGÅR&quot;;&quot;&quot;;VLOOKUP([.H184];[$'res.field'.E$1:$'res.field'.M$1048576];9;0))">
            <text:p/>
          </table:table-cell>
          <table:table-cell table:style-name="ce5" table:formula="of:=&quot;&quot;&quot;&quot;&amp;[.C184]&amp;&quot;&quot;&quot;,&quot;&quot;&quot;&amp;[.D184]&amp;&quot;&quot;&quot;,&quot;&quot;&quot;&amp;[.E184]&amp;&quot;&quot;&quot;,&quot;&quot;&quot;&amp;[.F184]&amp;&quot;&quot;&quot;&quot;" office:value-type="string" office:string-value="&quot;l10n_no_hr_payroll.res_field_selection_PensjonEllerTrygdeBeskrivelse_ufoerepensjon&quot;,&quot;l10n_no_hr_payroll.res_field_l10n_no_PensjonEllerTrygdeBeskrivelse&quot;,&quot;ufoerepensjon&quot;,&quot;ufoerepensjon&quot;" calcext:value-type="string">
            <text:p>"l10n_no_hr_payroll.res_field_selection_PensjonEllerTrygdeBeskrivelse_ufoerepensjon","l10n_no_hr_payroll.res_field_l10n_no_PensjonEllerTrygdeBeskrivelse","ufoerepensjon","ufoerepensjon"</text:p>
          </table:table-cell>
          <table:table-cell table:style-name="ce5" table:formula="of:=&quot;l10n_no_hr_payroll.res_field_selection_&quot;&amp;SUBSTITUTE([.H184]&amp;&quot;_&quot;&amp;[.E184];&quot;.&quot;;&quot;_&quot;)" office:value-type="string" office:string-value="l10n_no_hr_payroll.res_field_selection_PensjonEllerTrygdeBeskrivelse_ufoerepensjon" calcext:value-type="string">
            <text:p>l10n_no_hr_payroll.res_field_selection_PensjonEllerTrygdeBeskrivelse_ufoerepensjon</text:p>
          </table:table-cell>
          <table:table-cell table:style-name="ce5" table:formula="of:=&quot;l10n_no_hr_payroll.res_field_l10n_no_&quot;&amp;[.H184]" office:value-type="string" office:string-value="l10n_no_hr_payroll.res_field_l10n_no_PensjonEllerTrygdeBeskrivelse" calcext:value-type="string">
            <text:p>l10n_no_hr_payroll.res_field_l10n_no_PensjonEllerTrygdeBeskrivelse</text:p>
          </table:table-cell>
          <table:table-cell table:style-name="ce22" table:formula="of:=[.I184]" office:value-type="string" office:string-value="ufoerepensjon" calcext:value-type="string">
            <text:p>ufoerepensjon</text:p>
          </table:table-cell>
          <table:table-cell table:style-name="ce25" table:formula="of:=[.I184]" office:value-type="string" office:string-value="ufoerepensjon" calcext:value-type="string">
            <text:p>ufoerepensjon</text:p>
          </table:table-cell>
          <table:table-cell table:style-name="ce29"/>
          <table:table-cell table:style-name="ce34" office:value-type="string" calcext:value-type="string">
            <text:p>PensjonEllerTrygdeBeskrivelse</text:p>
          </table:table-cell>
          <table:table-cell table:style-name="ce34" office:value-type="string" calcext:value-type="string">
            <text:p>ufoerepensjon</text:p>
          </table:table-cell>
          <table:table-cell table:style-name="ce34" office:value-type="string" calcext:value-type="string">
            <text:p>2013-01</text:p>
          </table:table-cell>
          <table:table-cell table:style-name="ce29"/>
          <table:table-cell table:style-name="ce34" office:value-type="string" calcext:value-type="string">
            <text:p>Uførepensjon fra folketrygden</text:p>
          </table:table-cell>
          <table:table-cell table:style-name="ce40" office:value-type="string" calcext:value-type="string">
            <text:p><text:span text:style-name="T1">Uførepensjon frå folketrygda</text:span></text:p>
          </table:table-cell>
          <table:table-cell table:style-name="ce44" office:value-type="string" calcext:value-type="string">
            <text:p>Disability pension from the national insurance scheme</text:p>
          </table:table-cell>
          <table:table-cell table:style-name="ce29"/>
          <table:table-cell table:number-columns-repeated="1009"/>
        </table:table-row>
        <table:table-row table:style-name="ro1">
          <table:table-cell table:style-name="ce3" table:formula="of:=IF([.G185]=&quot;UTGÅR&quot;;&quot;&quot;;VLOOKUP([.H185];[$'res.field'.E$1:$'res.field'.M$1048576];9;0))">
            <text:p/>
          </table:table-cell>
          <table:table-cell table:style-name="ce5" table:formula="of:=&quot;&quot;&quot;&quot;&amp;[.C185]&amp;&quot;&quot;&quot;,&quot;&quot;&quot;&amp;[.D185]&amp;&quot;&quot;&quot;,&quot;&quot;&quot;&amp;[.E185]&amp;&quot;&quot;&quot;,&quot;&quot;&quot;&amp;[.F185]&amp;&quot;&quot;&quot;&quot;" office:value-type="string" office:string-value="&quot;l10n_no_hr_payroll.res_field_selection_PensjonEllerTrygdeBeskrivelse_underholdsbidragTilTidligereEktefelle&quot;,&quot;l10n_no_hr_payroll.res_field_l10n_no_PensjonEllerTrygdeBeskrivelse&quot;,&quot;underholdsbidragTilTidligereEktefelle&quot;,&quot;underholdsbidragTilTidligereEktefelle&quot;" calcext:value-type="string">
            <text:p>"l10n_no_hr_payroll.res_field_selection_PensjonEllerTrygdeBeskrivelse_underholdsbidragTilTidligereEktefelle","l10n_no_hr_payroll.res_field_l10n_no_PensjonEllerTrygdeBeskrivelse","underholdsbidragTilTidligereEktefelle","underholdsbidragTilTidligereEktefelle"</text:p>
          </table:table-cell>
          <table:table-cell table:style-name="ce5" table:formula="of:=&quot;l10n_no_hr_payroll.res_field_selection_&quot;&amp;SUBSTITUTE([.H185]&amp;&quot;_&quot;&amp;[.E185];&quot;.&quot;;&quot;_&quot;)" office:value-type="string" office:string-value="l10n_no_hr_payroll.res_field_selection_PensjonEllerTrygdeBeskrivelse_underholdsbidragTilTidligereEktefelle" calcext:value-type="string">
            <text:p>l10n_no_hr_payroll.res_field_selection_PensjonEllerTrygdeBeskrivelse_underholdsbidragTilTidligereEktefelle</text:p>
          </table:table-cell>
          <table:table-cell table:style-name="ce5" table:formula="of:=&quot;l10n_no_hr_payroll.res_field_l10n_no_&quot;&amp;[.H185]" office:value-type="string" office:string-value="l10n_no_hr_payroll.res_field_l10n_no_PensjonEllerTrygdeBeskrivelse" calcext:value-type="string">
            <text:p>l10n_no_hr_payroll.res_field_l10n_no_PensjonEllerTrygdeBeskrivelse</text:p>
          </table:table-cell>
          <table:table-cell table:style-name="ce22" table:formula="of:=[.I185]" office:value-type="string" office:string-value="underholdsbidragTilTidligereEktefelle" calcext:value-type="string">
            <text:p>underholdsbidragTilTidligereEktefelle</text:p>
          </table:table-cell>
          <table:table-cell table:style-name="ce25" table:formula="of:=[.I185]" office:value-type="string" office:string-value="underholdsbidragTilTidligereEktefelle" calcext:value-type="string">
            <text:p>underholdsbidragTilTidligereEktefelle</text:p>
          </table:table-cell>
          <table:table-cell table:style-name="ce29"/>
          <table:table-cell table:style-name="ce34" office:value-type="string" calcext:value-type="string">
            <text:p>PensjonEllerTrygdeBeskrivelse</text:p>
          </table:table-cell>
          <table:table-cell table:style-name="ce34" office:value-type="string" calcext:value-type="string">
            <text:p>underholdsbidragTilTidligereEktefelle</text:p>
          </table:table-cell>
          <table:table-cell table:style-name="ce34" office:value-type="string" calcext:value-type="string">
            <text:p>2013-01</text:p>
          </table:table-cell>
          <table:table-cell table:style-name="ce29"/>
          <table:table-cell table:style-name="ce34" office:value-type="string" calcext:value-type="string">
            <text:p>Underholdsbidrag til tidligere ektefelle</text:p>
          </table:table-cell>
          <table:table-cell table:style-name="ce40" office:value-type="string" calcext:value-type="string">
            <text:p><text:span text:style-name="T1">Underhaldsbidrag til tidlegare ektefelle</text:span></text:p>
          </table:table-cell>
          <table:table-cell table:style-name="ce44" office:value-type="string" calcext:value-type="string">
            <text:p>Maintenance payments – former spouses</text:p>
          </table:table-cell>
          <table:table-cell table:style-name="ce29"/>
          <table:table-cell table:number-columns-repeated="1009"/>
        </table:table-row>
        <table:table-row table:style-name="ro1">
          <table:table-cell table:style-name="ce3" table:formula="of:=IF([.G186]=&quot;UTGÅR&quot;;&quot;&quot;;VLOOKUP([.H186];[$'res.field'.E$1:$'res.field'.M$1048576];9;0))">
            <text:p/>
          </table:table-cell>
          <table:table-cell table:style-name="ce5" table:formula="of:=&quot;&quot;&quot;&quot;&amp;[.C186]&amp;&quot;&quot;&quot;,&quot;&quot;&quot;&amp;[.D186]&amp;&quot;&quot;&quot;,&quot;&quot;&quot;&amp;[.E186]&amp;&quot;&quot;&quot;,&quot;&quot;&quot;&amp;[.F186]&amp;&quot;&quot;&quot;&quot;" office:value-type="string" office:string-value="&quot;l10n_no_hr_payroll.res_field_selection_PensjonEllerTrygdeBeskrivelse_overgangsstoenadTilEnsligMorEllerFarSomBegynteAaLoepe31Mars2014EllerTidligere&quot;,&quot;l10n_no_hr_payroll.res_field_l10n_no_PensjonEllerTrygdeBeskrivelse&quot;,&quot;overgangsstoenadTilEnsligMorEllerFarSomBegynteAaLoepe31Mars2014EllerTidligere&quot;,&quot;overgangsstoenadTilEnsligMorEllerFarSomBegynteAaLoepe31Mars2014EllerTidligere&quot;" calcext:value-type="string">
            <text:p>"l10n_no_hr_payroll.res_field_selection_PensjonEllerTrygdeBeskrivelse_overgangsstoenadTilEnsligMorEllerFarSomBegynteAaLoepe31Mars2014EllerTidligere","l10n_no_hr_payroll.res_field_l10n_no_PensjonEllerTrygdeBeskrivelse","overgangsstoenadTilEnsligMorEllerFarSomBegynteAaLoepe31Mars2014EllerTidligere","overgangsstoenadTilEnsligMorEllerFarSomBegynteAaLoepe31Mars2014EllerTidligere"</text:p>
          </table:table-cell>
          <table:table-cell table:style-name="ce5" table:formula="of:=&quot;l10n_no_hr_payroll.res_field_selection_&quot;&amp;SUBSTITUTE([.H186]&amp;&quot;_&quot;&amp;[.E186];&quot;.&quot;;&quot;_&quot;)" office:value-type="string" office:string-value="l10n_no_hr_payroll.res_field_selection_PensjonEllerTrygdeBeskrivelse_overgangsstoenadTilEnsligMorEllerFarSomBegynteAaLoepe31Mars2014EllerTidligere" calcext:value-type="string">
            <text:p>l10n_no_hr_payroll.res_field_selection_PensjonEllerTrygdeBeskrivelse_overgangsstoenadTilEnsligMorEllerFarSomBegynteAaLoepe31Mars2014EllerTidligere</text:p>
          </table:table-cell>
          <table:table-cell table:style-name="ce5" table:formula="of:=&quot;l10n_no_hr_payroll.res_field_l10n_no_&quot;&amp;[.H186]" office:value-type="string" office:string-value="l10n_no_hr_payroll.res_field_l10n_no_PensjonEllerTrygdeBeskrivelse" calcext:value-type="string">
            <text:p>l10n_no_hr_payroll.res_field_l10n_no_PensjonEllerTrygdeBeskrivelse</text:p>
          </table:table-cell>
          <table:table-cell table:style-name="ce22" table:formula="of:=[.I186]" office:value-type="string" office:string-value="overgangsstoenadTilEnsligMorEllerFarSomBegynteAaLoepe31Mars2014EllerTidligere" calcext:value-type="string">
            <text:p>overgangsstoenadTilEnsligMorEllerFarSomBegynteAaLoepe31Mars2014EllerTidligere</text:p>
          </table:table-cell>
          <table:table-cell table:style-name="ce25" table:formula="of:=[.I186]" office:value-type="string" office:string-value="overgangsstoenadTilEnsligMorEllerFarSomBegynteAaLoepe31Mars2014EllerTidligere" calcext:value-type="string">
            <text:p>overgangsstoenadTilEnsligMorEllerFarSomBegynteAaLoepe31Mars2014EllerTidligere</text:p>
          </table:table-cell>
          <table:table-cell table:style-name="ce29"/>
          <table:table-cell table:style-name="ce34" office:value-type="string" calcext:value-type="string">
            <text:p>PensjonEllerTrygdeBeskrivelse</text:p>
          </table:table-cell>
          <table:table-cell table:style-name="ce34" office:value-type="string" calcext:value-type="string">
            <text:p>overgangsstoenadTilEnsligMorEllerFarSomBegynteAaLoepe31Mars2014EllerTidligere</text:p>
          </table:table-cell>
          <table:table-cell table:style-name="ce34" office:value-type="string" calcext:value-type="string">
            <text:p>2014-01</text:p>
          </table:table-cell>
          <table:table-cell table:style-name="ce29"/>
          <table:table-cell table:style-name="ce34" office:value-type="string" calcext:value-type="string">
            <text:p>Overgangsstønad til enslig mor eller far som begynte å løpe 31. mars 2014 eller tidligere</text:p>
          </table:table-cell>
          <table:table-cell table:style-name="ce40" office:value-type="string" calcext:value-type="string">
            <text:p><text:span text:style-name="T1">Overgangsstønad til einsleg mor eller far som byrja å gjelde 31. mars 2014 eller tidlegare</text:span></text:p>
          </table:table-cell>
          <table:table-cell table:style-name="ce40" office:value-type="string" calcext:value-type="string">
            <text:p>Transitional benefits for single mothers or fathers commencing on 31 March 2014 or later</text:p>
          </table:table-cell>
          <table:table-cell table:style-name="ce29"/>
          <table:table-cell table:number-columns-repeated="1009"/>
        </table:table-row>
        <table:table-row table:style-name="ro1">
          <table:table-cell table:style-name="ce3" table:formula="of:=IF([.G187]=&quot;UTGÅR&quot;;&quot;&quot;;VLOOKUP([.H187];[$'res.field'.E$1:$'res.field'.M$1048576];9;0))">
            <text:p/>
          </table:table-cell>
          <table:table-cell table:style-name="ce5" table:formula="of:=&quot;&quot;&quot;&quot;&amp;[.C187]&amp;&quot;&quot;&quot;,&quot;&quot;&quot;&amp;[.D187]&amp;&quot;&quot;&quot;,&quot;&quot;&quot;&amp;[.E187]&amp;&quot;&quot;&quot;,&quot;&quot;&quot;&amp;[.F187]&amp;&quot;&quot;&quot;&quot;" office:value-type="string" office:string-value="&quot;l10n_no_hr_payroll.res_field_selection_PensjonEllerTrygdeBeskrivelse_overgangsstoenadTilGjenlevendeEktefelle&quot;,&quot;l10n_no_hr_payroll.res_field_l10n_no_PensjonEllerTrygdeBeskrivelse&quot;,&quot;overgangsstoenadTilGjenlevendeEktefelle&quot;,&quot;overgangsstoenadTilGjenlevendeEktefelle&quot;" calcext:value-type="string">
            <text:p>"l10n_no_hr_payroll.res_field_selection_PensjonEllerTrygdeBeskrivelse_overgangsstoenadTilGjenlevendeEktefelle","l10n_no_hr_payroll.res_field_l10n_no_PensjonEllerTrygdeBeskrivelse","overgangsstoenadTilGjenlevendeEktefelle","overgangsstoenadTilGjenlevendeEktefelle"</text:p>
          </table:table-cell>
          <table:table-cell table:style-name="ce5" table:formula="of:=&quot;l10n_no_hr_payroll.res_field_selection_&quot;&amp;SUBSTITUTE([.H187]&amp;&quot;_&quot;&amp;[.E187];&quot;.&quot;;&quot;_&quot;)" office:value-type="string" office:string-value="l10n_no_hr_payroll.res_field_selection_PensjonEllerTrygdeBeskrivelse_overgangsstoenadTilGjenlevendeEktefelle" calcext:value-type="string">
            <text:p>l10n_no_hr_payroll.res_field_selection_PensjonEllerTrygdeBeskrivelse_overgangsstoenadTilGjenlevendeEktefelle</text:p>
          </table:table-cell>
          <table:table-cell table:style-name="ce5" table:formula="of:=&quot;l10n_no_hr_payroll.res_field_l10n_no_&quot;&amp;[.H187]" office:value-type="string" office:string-value="l10n_no_hr_payroll.res_field_l10n_no_PensjonEllerTrygdeBeskrivelse" calcext:value-type="string">
            <text:p>l10n_no_hr_payroll.res_field_l10n_no_PensjonEllerTrygdeBeskrivelse</text:p>
          </table:table-cell>
          <table:table-cell table:style-name="ce22" table:formula="of:=[.I187]" office:value-type="string" office:string-value="overgangsstoenadTilGjenlevendeEktefelle" calcext:value-type="string">
            <text:p>overgangsstoenadTilGjenlevendeEktefelle</text:p>
          </table:table-cell>
          <table:table-cell table:style-name="ce25" table:formula="of:=[.I187]" office:value-type="string" office:string-value="overgangsstoenadTilGjenlevendeEktefelle" calcext:value-type="string">
            <text:p>overgangsstoenadTilGjenlevendeEktefelle</text:p>
          </table:table-cell>
          <table:table-cell table:style-name="ce29"/>
          <table:table-cell table:style-name="ce34" office:value-type="string" calcext:value-type="string">
            <text:p>PensjonEllerTrygdeBeskrivelse</text:p>
          </table:table-cell>
          <table:table-cell table:style-name="ce34" office:value-type="string" calcext:value-type="string">
            <text:p>overgangsstoenadTilGjenlevendeEktefelle</text:p>
          </table:table-cell>
          <table:table-cell table:style-name="ce34" office:value-type="string" calcext:value-type="string">
            <text:p>2014-01</text:p>
          </table:table-cell>
          <table:table-cell table:style-name="ce29"/>
          <table:table-cell table:style-name="ce34" office:value-type="string" calcext:value-type="string">
            <text:p>Overgangsstønad til gjenlevende ektefelle</text:p>
          </table:table-cell>
          <table:table-cell table:style-name="ce40" office:value-type="string" calcext:value-type="string">
            <text:p><text:span text:style-name="T1">Overgangsstønad til attlevande ektefelle</text:span></text:p>
          </table:table-cell>
          <table:table-cell table:style-name="ce44" office:value-type="string" calcext:value-type="string">
            <text:p>Transitional benefits for a surviving spouse</text:p>
          </table:table-cell>
          <table:table-cell table:style-name="ce29"/>
          <table:table-cell table:number-columns-repeated="1009"/>
        </table:table-row>
        <table:table-row table:style-name="ro1">
          <table:table-cell table:style-name="ce3" table:formula="of:=IF([.G188]=&quot;UTGÅR&quot;;&quot;&quot;;VLOOKUP([.H188];[$'res.field'.E$1:$'res.field'.M$1048576];9;0))">
            <text:p/>
          </table:table-cell>
          <table:table-cell table:style-name="ce5" table:formula="of:=&quot;&quot;&quot;&quot;&amp;[.C188]&amp;&quot;&quot;&quot;,&quot;&quot;&quot;&amp;[.D188]&amp;&quot;&quot;&quot;,&quot;&quot;&quot;&amp;[.E188]&amp;&quot;&quot;&quot;,&quot;&quot;&quot;&amp;[.F188]&amp;&quot;&quot;&quot;&quot;" office:value-type="string" office:string-value="&quot;l10n_no_hr_payroll.res_field_selection_PensjonEllerTrygdeBeskrivelse_ipaEllerIpsBarnepensjon&quot;,&quot;l10n_no_hr_payroll.res_field_l10n_no_PensjonEllerTrygdeBeskrivelse&quot;,&quot;ipaEllerIpsBarnepensjon&quot;,&quot;ipaEllerIpsBarnepensjon&quot;" calcext:value-type="string">
            <text:p>"l10n_no_hr_payroll.res_field_selection_PensjonEllerTrygdeBeskrivelse_ipaEllerIpsBarnepensjon","l10n_no_hr_payroll.res_field_l10n_no_PensjonEllerTrygdeBeskrivelse","ipaEllerIpsBarnepensjon","ipaEllerIpsBarnepensjon"</text:p>
          </table:table-cell>
          <table:table-cell table:style-name="ce5" table:formula="of:=&quot;l10n_no_hr_payroll.res_field_selection_&quot;&amp;SUBSTITUTE([.H188]&amp;&quot;_&quot;&amp;[.E188];&quot;.&quot;;&quot;_&quot;)" office:value-type="string" office:string-value="l10n_no_hr_payroll.res_field_selection_PensjonEllerTrygdeBeskrivelse_ipaEllerIpsBarnepensjon" calcext:value-type="string">
            <text:p>l10n_no_hr_payroll.res_field_selection_PensjonEllerTrygdeBeskrivelse_ipaEllerIpsBarnepensjon</text:p>
          </table:table-cell>
          <table:table-cell table:style-name="ce5" table:formula="of:=&quot;l10n_no_hr_payroll.res_field_l10n_no_&quot;&amp;[.H188]" office:value-type="string" office:string-value="l10n_no_hr_payroll.res_field_l10n_no_PensjonEllerTrygdeBeskrivelse" calcext:value-type="string">
            <text:p>l10n_no_hr_payroll.res_field_l10n_no_PensjonEllerTrygdeBeskrivelse</text:p>
          </table:table-cell>
          <table:table-cell table:style-name="ce22" table:formula="of:=[.I188]" office:value-type="string" office:string-value="ipaEllerIpsBarnepensjon" calcext:value-type="string">
            <text:p>ipaEllerIpsBarnepensjon</text:p>
          </table:table-cell>
          <table:table-cell table:style-name="ce25" table:formula="of:=[.I188]" office:value-type="string" office:string-value="ipaEllerIpsBarnepensjon" calcext:value-type="string">
            <text:p>ipaEllerIpsBarnepensjon</text:p>
          </table:table-cell>
          <table:table-cell table:style-name="ce31"/>
          <table:table-cell table:style-name="ce34" office:value-type="string" calcext:value-type="string">
            <text:p>PensjonEllerTrygdeBeskrivelse</text:p>
          </table:table-cell>
          <table:table-cell table:style-name="ce34" office:value-type="string" calcext:value-type="string">
            <text:p>ipaEllerIpsBarnepensjon</text:p>
          </table:table-cell>
          <table:table-cell table:style-name="ce34" office:value-type="string" calcext:value-type="string">
            <text:p>2015-01</text:p>
          </table:table-cell>
          <table:table-cell table:style-name="ce31"/>
          <table:table-cell table:style-name="ce34" office:value-type="string" calcext:value-type="string">
            <text:p>IPA eller IPS barnepensjon</text:p>
          </table:table-cell>
          <table:table-cell table:style-name="ce40" office:value-type="string" calcext:value-type="string">
            <text:p>IPA eller IPS barnepensjon</text:p>
          </table:table-cell>
          <table:table-cell table:style-name="ce40" office:value-type="string" calcext:value-type="string">
            <text:p>IPA or IPS children's pension</text:p>
          </table:table-cell>
          <table:table-cell table:style-name="ce29"/>
          <table:table-cell table:number-columns-repeated="1009"/>
        </table:table-row>
        <table:table-row table:style-name="ro1">
          <table:table-cell table:style-name="ce3" table:formula="of:=IF([.G189]=&quot;UTGÅR&quot;;&quot;&quot;;VLOOKUP([.H189];[$'res.field'.E$1:$'res.field'.M$1048576];9;0))">
            <text:p/>
          </table:table-cell>
          <table:table-cell table:style-name="ce5" table:formula="of:=&quot;&quot;&quot;&quot;&amp;[.C189]&amp;&quot;&quot;&quot;,&quot;&quot;&quot;&amp;[.D189]&amp;&quot;&quot;&quot;,&quot;&quot;&quot;&amp;[.E189]&amp;&quot;&quot;&quot;,&quot;&quot;&quot;&amp;[.F189]&amp;&quot;&quot;&quot;&quot;" office:value-type="string" office:string-value="&quot;l10n_no_hr_payroll.res_field_selection_PensjonEllerTrygdeBeskrivelse_ipaEllerIpsEngangsutbetaling&quot;,&quot;l10n_no_hr_payroll.res_field_l10n_no_PensjonEllerTrygdeBeskrivelse&quot;,&quot;ipaEllerIpsEngangsutbetaling&quot;,&quot;ipaEllerIpsEngangsutbetaling&quot;" calcext:value-type="string">
            <text:p>"l10n_no_hr_payroll.res_field_selection_PensjonEllerTrygdeBeskrivelse_ipaEllerIpsEngangsutbetaling","l10n_no_hr_payroll.res_field_l10n_no_PensjonEllerTrygdeBeskrivelse","ipaEllerIpsEngangsutbetaling","ipaEllerIpsEngangsutbetaling"</text:p>
          </table:table-cell>
          <table:table-cell table:style-name="ce5" table:formula="of:=&quot;l10n_no_hr_payroll.res_field_selection_&quot;&amp;SUBSTITUTE([.H189]&amp;&quot;_&quot;&amp;[.E189];&quot;.&quot;;&quot;_&quot;)" office:value-type="string" office:string-value="l10n_no_hr_payroll.res_field_selection_PensjonEllerTrygdeBeskrivelse_ipaEllerIpsEngangsutbetaling" calcext:value-type="string">
            <text:p>l10n_no_hr_payroll.res_field_selection_PensjonEllerTrygdeBeskrivelse_ipaEllerIpsEngangsutbetaling</text:p>
          </table:table-cell>
          <table:table-cell table:style-name="ce5" table:formula="of:=&quot;l10n_no_hr_payroll.res_field_l10n_no_&quot;&amp;[.H189]" office:value-type="string" office:string-value="l10n_no_hr_payroll.res_field_l10n_no_PensjonEllerTrygdeBeskrivelse" calcext:value-type="string">
            <text:p>l10n_no_hr_payroll.res_field_l10n_no_PensjonEllerTrygdeBeskrivelse</text:p>
          </table:table-cell>
          <table:table-cell table:style-name="ce22" table:formula="of:=[.I189]" office:value-type="string" office:string-value="ipaEllerIpsEngangsutbetaling" calcext:value-type="string">
            <text:p>ipaEllerIpsEngangsutbetaling</text:p>
          </table:table-cell>
          <table:table-cell table:style-name="ce25" table:formula="of:=[.I189]" office:value-type="string" office:string-value="ipaEllerIpsEngangsutbetaling" calcext:value-type="string">
            <text:p>ipaEllerIpsEngangsutbetaling</text:p>
          </table:table-cell>
          <table:table-cell table:style-name="ce31"/>
          <table:table-cell table:style-name="ce34" office:value-type="string" calcext:value-type="string">
            <text:p>PensjonEllerTrygdeBeskrivelse</text:p>
          </table:table-cell>
          <table:table-cell table:style-name="ce34" office:value-type="string" calcext:value-type="string">
            <text:p>ipaEllerIpsEngangsutbetaling</text:p>
          </table:table-cell>
          <table:table-cell table:style-name="ce34" office:value-type="string" calcext:value-type="string">
            <text:p>2015-01</text:p>
          </table:table-cell>
          <table:table-cell table:style-name="ce29"/>
          <table:table-cell table:style-name="ce34" office:value-type="string" calcext:value-type="string">
            <text:p>IPA eller IPS engangsutbetaling</text:p>
          </table:table-cell>
          <table:table-cell table:style-name="ce40" office:value-type="string" calcext:value-type="string">
            <text:p>IPA eller IPS eingongsutbetaling</text:p>
          </table:table-cell>
          <table:table-cell table:style-name="ce40" office:value-type="string" calcext:value-type="string">
            <text:p>IPA or IPS single payout</text:p>
          </table:table-cell>
          <table:table-cell table:style-name="ce29"/>
          <table:table-cell table:number-columns-repeated="1009"/>
        </table:table-row>
        <table:table-row table:style-name="ro1">
          <table:table-cell table:style-name="ce3" table:formula="of:=IF([.G190]=&quot;UTGÅR&quot;;&quot;&quot;;VLOOKUP([.H190];[$'res.field'.E$1:$'res.field'.M$1048576];9;0))">
            <text:p/>
          </table:table-cell>
          <table:table-cell table:style-name="ce5" table:formula="of:=&quot;&quot;&quot;&quot;&amp;[.C190]&amp;&quot;&quot;&quot;,&quot;&quot;&quot;&amp;[.D190]&amp;&quot;&quot;&quot;,&quot;&quot;&quot;&amp;[.E190]&amp;&quot;&quot;&quot;,&quot;&quot;&quot;&amp;[.F190]&amp;&quot;&quot;&quot;&quot;" office:value-type="string" office:string-value="&quot;l10n_no_hr_payroll.res_field_selection_PensjonEllerTrygdeBeskrivelse_ipaEllerIpsPeriodiskeYtelser&quot;,&quot;l10n_no_hr_payroll.res_field_l10n_no_PensjonEllerTrygdeBeskrivelse&quot;,&quot;ipaEllerIpsPeriodiskeYtelser&quot;,&quot;ipaEllerIpsPeriodiskeYtelser&quot;" calcext:value-type="string">
            <text:p>"l10n_no_hr_payroll.res_field_selection_PensjonEllerTrygdeBeskrivelse_ipaEllerIpsPeriodiskeYtelser","l10n_no_hr_payroll.res_field_l10n_no_PensjonEllerTrygdeBeskrivelse","ipaEllerIpsPeriodiskeYtelser","ipaEllerIpsPeriodiskeYtelser"</text:p>
          </table:table-cell>
          <table:table-cell table:style-name="ce5" table:formula="of:=&quot;l10n_no_hr_payroll.res_field_selection_&quot;&amp;SUBSTITUTE([.H190]&amp;&quot;_&quot;&amp;[.E190];&quot;.&quot;;&quot;_&quot;)" office:value-type="string" office:string-value="l10n_no_hr_payroll.res_field_selection_PensjonEllerTrygdeBeskrivelse_ipaEllerIpsPeriodiskeYtelser" calcext:value-type="string">
            <text:p>l10n_no_hr_payroll.res_field_selection_PensjonEllerTrygdeBeskrivelse_ipaEllerIpsPeriodiskeYtelser</text:p>
          </table:table-cell>
          <table:table-cell table:style-name="ce5" table:formula="of:=&quot;l10n_no_hr_payroll.res_field_l10n_no_&quot;&amp;[.H190]" office:value-type="string" office:string-value="l10n_no_hr_payroll.res_field_l10n_no_PensjonEllerTrygdeBeskrivelse" calcext:value-type="string">
            <text:p>l10n_no_hr_payroll.res_field_l10n_no_PensjonEllerTrygdeBeskrivelse</text:p>
          </table:table-cell>
          <table:table-cell table:style-name="ce22" table:formula="of:=[.I190]" office:value-type="string" office:string-value="ipaEllerIpsPeriodiskeYtelser" calcext:value-type="string">
            <text:p>ipaEllerIpsPeriodiskeYtelser</text:p>
          </table:table-cell>
          <table:table-cell table:style-name="ce25" table:formula="of:=[.I190]" office:value-type="string" office:string-value="ipaEllerIpsPeriodiskeYtelser" calcext:value-type="string">
            <text:p>ipaEllerIpsPeriodiskeYtelser</text:p>
          </table:table-cell>
          <table:table-cell table:style-name="ce31"/>
          <table:table-cell table:style-name="ce34" office:value-type="string" calcext:value-type="string">
            <text:p>PensjonEllerTrygdeBeskrivelse</text:p>
          </table:table-cell>
          <table:table-cell table:style-name="ce34" office:value-type="string" calcext:value-type="string">
            <text:p>ipaEllerIpsPeriodiskeYtelser</text:p>
          </table:table-cell>
          <table:table-cell table:style-name="ce34" office:value-type="string" calcext:value-type="string">
            <text:p>2015-01</text:p>
          </table:table-cell>
          <table:table-cell table:style-name="ce31"/>
          <table:table-cell table:style-name="ce34" office:value-type="string" calcext:value-type="string">
            <text:p>IPA eller IPS periodiske ytelser</text:p>
          </table:table-cell>
          <table:table-cell table:style-name="ce40" office:value-type="string" calcext:value-type="string">
            <text:p>IPA eller IPS periodiske ytingar</text:p>
          </table:table-cell>
          <table:table-cell table:style-name="ce40" office:value-type="string" calcext:value-type="string">
            <text:p>IPA or IPS periodic benefits</text:p>
          </table:table-cell>
          <table:table-cell table:style-name="ce29"/>
          <table:table-cell table:number-columns-repeated="1009"/>
        </table:table-row>
        <table:table-row table:style-name="ro1">
          <table:table-cell table:style-name="ce3" table:formula="of:=IF([.G191]=&quot;UTGÅR&quot;;&quot;&quot;;VLOOKUP([.H191];[$'res.field'.E$1:$'res.field'.M$1048576];9;0))">
            <text:p/>
          </table:table-cell>
          <table:table-cell table:style-name="ce5" table:formula="of:=&quot;&quot;&quot;&quot;&amp;[.C191]&amp;&quot;&quot;&quot;,&quot;&quot;&quot;&amp;[.D191]&amp;&quot;&quot;&quot;,&quot;&quot;&quot;&amp;[.E191]&amp;&quot;&quot;&quot;,&quot;&quot;&quot;&amp;[.F191]&amp;&quot;&quot;&quot;&quot;" office:value-type="string" office:string-value="&quot;l10n_no_hr_payroll.res_field_selection_PensjonEllerTrygdeBeskrivelse_ipaEllerIpsUfoerepensjon&quot;,&quot;l10n_no_hr_payroll.res_field_l10n_no_PensjonEllerTrygdeBeskrivelse&quot;,&quot;ipaEllerIpsUfoerepensjon&quot;,&quot;ipaEllerIpsUfoerepensjon&quot;" calcext:value-type="string">
            <text:p>"l10n_no_hr_payroll.res_field_selection_PensjonEllerTrygdeBeskrivelse_ipaEllerIpsUfoerepensjon","l10n_no_hr_payroll.res_field_l10n_no_PensjonEllerTrygdeBeskrivelse","ipaEllerIpsUfoerepensjon","ipaEllerIpsUfoerepensjon"</text:p>
          </table:table-cell>
          <table:table-cell table:style-name="ce5" table:formula="of:=&quot;l10n_no_hr_payroll.res_field_selection_&quot;&amp;SUBSTITUTE([.H191]&amp;&quot;_&quot;&amp;[.E191];&quot;.&quot;;&quot;_&quot;)" office:value-type="string" office:string-value="l10n_no_hr_payroll.res_field_selection_PensjonEllerTrygdeBeskrivelse_ipaEllerIpsUfoerepensjon" calcext:value-type="string">
            <text:p>l10n_no_hr_payroll.res_field_selection_PensjonEllerTrygdeBeskrivelse_ipaEllerIpsUfoerepensjon</text:p>
          </table:table-cell>
          <table:table-cell table:style-name="ce5" table:formula="of:=&quot;l10n_no_hr_payroll.res_field_l10n_no_&quot;&amp;[.H191]" office:value-type="string" office:string-value="l10n_no_hr_payroll.res_field_l10n_no_PensjonEllerTrygdeBeskrivelse" calcext:value-type="string">
            <text:p>l10n_no_hr_payroll.res_field_l10n_no_PensjonEllerTrygdeBeskrivelse</text:p>
          </table:table-cell>
          <table:table-cell table:style-name="ce22" table:formula="of:=[.I191]" office:value-type="string" office:string-value="ipaEllerIpsUfoerepensjon" calcext:value-type="string">
            <text:p>ipaEllerIpsUfoerepensjon</text:p>
          </table:table-cell>
          <table:table-cell table:style-name="ce25" table:formula="of:=[.I191]" office:value-type="string" office:string-value="ipaEllerIpsUfoerepensjon" calcext:value-type="string">
            <text:p>ipaEllerIpsUfoerepensjon</text:p>
          </table:table-cell>
          <table:table-cell table:style-name="ce31"/>
          <table:table-cell table:style-name="ce34" office:value-type="string" calcext:value-type="string">
            <text:p>PensjonEllerTrygdeBeskrivelse</text:p>
          </table:table-cell>
          <table:table-cell table:style-name="ce34" office:value-type="string" calcext:value-type="string">
            <text:p>ipaEllerIpsUfoerepensjon</text:p>
          </table:table-cell>
          <table:table-cell table:style-name="ce34" office:value-type="string" calcext:value-type="string">
            <text:p>2015-01</text:p>
          </table:table-cell>
          <table:table-cell table:style-name="ce31"/>
          <table:table-cell table:style-name="ce34" office:value-type="string" calcext:value-type="string">
            <text:p>IPA eller IPS uførepensjon</text:p>
          </table:table-cell>
          <table:table-cell table:style-name="ce40" office:value-type="string" calcext:value-type="string">
            <text:p>IPA eller IPS uførepensjon</text:p>
          </table:table-cell>
          <table:table-cell table:style-name="ce40" office:value-type="string" calcext:value-type="string">
            <text:p>IPA or IPS disability pension</text:p>
          </table:table-cell>
          <table:table-cell table:style-name="ce29"/>
          <table:table-cell table:number-columns-repeated="1009"/>
        </table:table-row>
        <table:table-row table:style-name="ro1">
          <table:table-cell table:style-name="ce3" table:formula="of:=IF([.G192]=&quot;UTGÅR&quot;;&quot;&quot;;VLOOKUP([.H192];[$'res.field'.E$1:$'res.field'.M$1048576];9;0))">
            <text:p/>
          </table:table-cell>
          <table:table-cell table:style-name="ce5" table:formula="of:=&quot;&quot;&quot;&quot;&amp;[.C192]&amp;&quot;&quot;&quot;,&quot;&quot;&quot;&amp;[.D192]&amp;&quot;&quot;&quot;,&quot;&quot;&quot;&amp;[.E192]&amp;&quot;&quot;&quot;,&quot;&quot;&quot;&amp;[.F192]&amp;&quot;&quot;&quot;&quot;" office:value-type="string" office:string-value="&quot;l10n_no_hr_payroll.res_field_selection_PensjonEllerTrygdeBeskrivelse_engangsutbetalingInnskuddspensjon&quot;,&quot;l10n_no_hr_payroll.res_field_l10n_no_PensjonEllerTrygdeBeskrivelse&quot;,&quot;engangsutbetalingInnskuddspensjon&quot;,&quot;engangsutbetalingInnskuddspensjon&quot;" calcext:value-type="string">
            <text:p>"l10n_no_hr_payroll.res_field_selection_PensjonEllerTrygdeBeskrivelse_engangsutbetalingInnskuddspensjon","l10n_no_hr_payroll.res_field_l10n_no_PensjonEllerTrygdeBeskrivelse","engangsutbetalingInnskuddspensjon","engangsutbetalingInnskuddspensjon"</text:p>
          </table:table-cell>
          <table:table-cell table:style-name="ce5" table:formula="of:=&quot;l10n_no_hr_payroll.res_field_selection_&quot;&amp;SUBSTITUTE([.H192]&amp;&quot;_&quot;&amp;[.E192];&quot;.&quot;;&quot;_&quot;)" office:value-type="string" office:string-value="l10n_no_hr_payroll.res_field_selection_PensjonEllerTrygdeBeskrivelse_engangsutbetalingInnskuddspensjon" calcext:value-type="string">
            <text:p>l10n_no_hr_payroll.res_field_selection_PensjonEllerTrygdeBeskrivelse_engangsutbetalingInnskuddspensjon</text:p>
          </table:table-cell>
          <table:table-cell table:style-name="ce5" table:formula="of:=&quot;l10n_no_hr_payroll.res_field_l10n_no_&quot;&amp;[.H192]" office:value-type="string" office:string-value="l10n_no_hr_payroll.res_field_l10n_no_PensjonEllerTrygdeBeskrivelse" calcext:value-type="string">
            <text:p>l10n_no_hr_payroll.res_field_l10n_no_PensjonEllerTrygdeBeskrivelse</text:p>
          </table:table-cell>
          <table:table-cell table:style-name="ce22" table:formula="of:=[.I192]" office:value-type="string" office:string-value="engangsutbetalingInnskuddspensjon" calcext:value-type="string">
            <text:p>engangsutbetalingInnskuddspensjon</text:p>
          </table:table-cell>
          <table:table-cell table:style-name="ce25" table:formula="of:=[.I192]" office:value-type="string" office:string-value="engangsutbetalingInnskuddspensjon" calcext:value-type="string">
            <text:p>engangsutbetalingInnskuddspensjon</text:p>
          </table:table-cell>
          <table:table-cell table:style-name="ce29"/>
          <table:table-cell table:style-name="ce34" office:value-type="string" calcext:value-type="string">
            <text:p>PensjonEllerTrygdeBeskrivelse</text:p>
          </table:table-cell>
          <table:table-cell table:style-name="ce34" office:value-type="string" calcext:value-type="string">
            <text:p>engangsutbetalingInnskuddspensjon</text:p>
          </table:table-cell>
          <table:table-cell table:style-name="ce34" office:value-type="string" calcext:value-type="string">
            <text:p>2015-01</text:p>
          </table:table-cell>
          <table:table-cell table:style-name="ce29"/>
          <table:table-cell table:style-name="ce34" office:value-type="string" calcext:value-type="string">
            <text:p>Engangsutbetaling innskuddspensjon</text:p>
          </table:table-cell>
          <table:table-cell table:style-name="ce40" office:value-type="string" calcext:value-type="string">
            <text:p>Eingongsutbetaling innskuddspensjon</text:p>
          </table:table-cell>
          <table:table-cell table:style-name="ce40" office:value-type="string" calcext:value-type="string">
            <text:p>Single payout, defined contribution scheme</text:p>
          </table:table-cell>
          <table:table-cell table:style-name="ce29"/>
          <table:table-cell table:number-columns-repeated="1009"/>
        </table:table-row>
        <table:table-row table:style-name="ro1">
          <table:table-cell table:style-name="ce3" table:formula="of:=IF([.G193]=&quot;UTGÅR&quot;;&quot;&quot;;VLOOKUP([.H193];[$'res.field'.E$1:$'res.field'.M$1048576];9;0))">
            <text:p/>
          </table:table-cell>
          <table:table-cell table:style-name="ce5" table:formula="of:=&quot;&quot;&quot;&quot;&amp;[.C193]&amp;&quot;&quot;&quot;,&quot;&quot;&quot;&amp;[.D193]&amp;&quot;&quot;&quot;,&quot;&quot;&quot;&amp;[.E193]&amp;&quot;&quot;&quot;,&quot;&quot;&quot;&amp;[.F193]&amp;&quot;&quot;&quot;&quot;" office:value-type="string" office:string-value="&quot;l10n_no_hr_payroll.res_field_selection_PensjonEllerTrygdeBeskrivelse_ufoereytelseEtteroppgjoerFraAndreEnnFolketrygden&quot;,&quot;l10n_no_hr_payroll.res_field_l10n_no_PensjonEllerTrygdeBeskrivelse&quot;,&quot;ufoereytelseEtteroppgjoerFraAndreEnnFolketrygden&quot;,&quot;ufoereytelseEtteroppgjoerFraAndreEnnFolketrygden&quot;" calcext:value-type="string">
            <text:p>"l10n_no_hr_payroll.res_field_selection_PensjonEllerTrygdeBeskrivelse_ufoereytelseEtteroppgjoerFraAndreEnnFolketrygden","l10n_no_hr_payroll.res_field_l10n_no_PensjonEllerTrygdeBeskrivelse","ufoereytelseEtteroppgjoerFraAndreEnnFolketrygden","ufoereytelseEtteroppgjoerFraAndreEnnFolketrygden"</text:p>
          </table:table-cell>
          <table:table-cell table:style-name="ce5" table:formula="of:=&quot;l10n_no_hr_payroll.res_field_selection_&quot;&amp;SUBSTITUTE([.H193]&amp;&quot;_&quot;&amp;[.E193];&quot;.&quot;;&quot;_&quot;)" office:value-type="string" office:string-value="l10n_no_hr_payroll.res_field_selection_PensjonEllerTrygdeBeskrivelse_ufoereytelseEtteroppgjoerFraAndreEnnFolketrygden" calcext:value-type="string">
            <text:p>l10n_no_hr_payroll.res_field_selection_PensjonEllerTrygdeBeskrivelse_ufoereytelseEtteroppgjoerFraAndreEnnFolketrygden</text:p>
          </table:table-cell>
          <table:table-cell table:style-name="ce5" table:formula="of:=&quot;l10n_no_hr_payroll.res_field_l10n_no_&quot;&amp;[.H193]" office:value-type="string" office:string-value="l10n_no_hr_payroll.res_field_l10n_no_PensjonEllerTrygdeBeskrivelse" calcext:value-type="string">
            <text:p>l10n_no_hr_payroll.res_field_l10n_no_PensjonEllerTrygdeBeskrivelse</text:p>
          </table:table-cell>
          <table:table-cell table:style-name="ce22" table:formula="of:=[.I193]" office:value-type="string" office:string-value="ufoereytelseEtteroppgjoerFraAndreEnnFolketrygden" calcext:value-type="string">
            <text:p>ufoereytelseEtteroppgjoerFraAndreEnnFolketrygden</text:p>
          </table:table-cell>
          <table:table-cell table:style-name="ce25" table:formula="of:=[.I193]" office:value-type="string" office:string-value="ufoereytelseEtteroppgjoerFraAndreEnnFolketrygden" calcext:value-type="string">
            <text:p>ufoereytelseEtteroppgjoerFraAndreEnnFolketrygden</text:p>
          </table:table-cell>
          <table:table-cell table:style-name="ce29"/>
          <table:table-cell table:style-name="ce34" office:value-type="string" calcext:value-type="string">
            <text:p>PensjonEllerTrygdeBeskrivelse</text:p>
          </table:table-cell>
          <table:table-cell table:style-name="ce34" office:value-type="string" calcext:value-type="string">
            <text:p>ufoereytelseEtteroppgjoerFraAndreEnnFolketrygden</text:p>
          </table:table-cell>
          <table:table-cell table:style-name="ce34" office:value-type="string" calcext:value-type="string">
            <text:p>2016-01</text:p>
          </table:table-cell>
          <table:table-cell table:style-name="ce29"/>
          <table:table-cell table:style-name="ce34" office:value-type="string" calcext:value-type="string">
            <text:p>Uføreytelse etteroppgjør fra andre enn folketrygden</text:p>
          </table:table-cell>
          <table:table-cell table:style-name="ce40" office:value-type="string" calcext:value-type="string">
            <text:p>Uføreyting etteroppgjer frå andre enn folketrygda</text:p>
          </table:table-cell>
          <table:table-cell table:style-name="ce40" office:value-type="string" calcext:value-type="string">
            <text:p>Disability benefit, settlement from other than the National Insurance scheme</text:p>
          </table:table-cell>
          <table:table-cell table:style-name="ce29"/>
          <table:table-cell table:number-columns-repeated="1009"/>
        </table:table-row>
        <table:table-row table:style-name="ro1">
          <table:table-cell table:style-name="ce3" table:formula="of:=IF([.G194]=&quot;UTGÅR&quot;;&quot;&quot;;VLOOKUP([.H194];[$'res.field'.E$1:$'res.field'.M$1048576];9;0))">
            <text:p/>
          </table:table-cell>
          <table:table-cell table:style-name="ce5" table:formula="of:=&quot;&quot;&quot;&quot;&amp;[.C194]&amp;&quot;&quot;&quot;,&quot;&quot;&quot;&amp;[.D194]&amp;&quot;&quot;&quot;,&quot;&quot;&quot;&amp;[.E194]&amp;&quot;&quot;&quot;,&quot;&quot;&quot;&amp;[.F194]&amp;&quot;&quot;&quot;&quot;" office:value-type="string" office:string-value="&quot;l10n_no_hr_payroll.res_field_selection_PensjonEllerTrygdeBeskrivelse_etterloenn&quot;,&quot;l10n_no_hr_payroll.res_field_l10n_no_PensjonEllerTrygdeBeskrivelse&quot;,&quot;etterloenn&quot;,&quot;etterloenn&quot;" calcext:value-type="string">
            <text:p>"l10n_no_hr_payroll.res_field_selection_PensjonEllerTrygdeBeskrivelse_etterloenn","l10n_no_hr_payroll.res_field_l10n_no_PensjonEllerTrygdeBeskrivelse","etterloenn","etterloenn"</text:p>
          </table:table-cell>
          <table:table-cell table:style-name="ce5" table:formula="of:=&quot;l10n_no_hr_payroll.res_field_selection_&quot;&amp;SUBSTITUTE([.H194]&amp;&quot;_&quot;&amp;[.E194];&quot;.&quot;;&quot;_&quot;)" office:value-type="string" office:string-value="l10n_no_hr_payroll.res_field_selection_PensjonEllerTrygdeBeskrivelse_etterloenn" calcext:value-type="string">
            <text:p>l10n_no_hr_payroll.res_field_selection_PensjonEllerTrygdeBeskrivelse_etterloenn</text:p>
          </table:table-cell>
          <table:table-cell table:style-name="ce5" table:formula="of:=&quot;l10n_no_hr_payroll.res_field_l10n_no_&quot;&amp;[.H194]" office:value-type="string" office:string-value="l10n_no_hr_payroll.res_field_l10n_no_PensjonEllerTrygdeBeskrivelse" calcext:value-type="string">
            <text:p>l10n_no_hr_payroll.res_field_l10n_no_PensjonEllerTrygdeBeskrivelse</text:p>
          </table:table-cell>
          <table:table-cell table:style-name="ce22" table:formula="of:=[.I194]" office:value-type="string" office:string-value="etterloenn" calcext:value-type="string">
            <text:p>etterloenn</text:p>
          </table:table-cell>
          <table:table-cell table:style-name="ce25" table:formula="of:=[.I194]" office:value-type="string" office:string-value="etterloenn" calcext:value-type="string">
            <text:p>etterloenn</text:p>
          </table:table-cell>
          <table:table-cell table:style-name="ce29"/>
          <table:table-cell table:style-name="ce34" office:value-type="string" calcext:value-type="string">
            <text:p>PensjonEllerTrygdeBeskrivelse</text:p>
          </table:table-cell>
          <table:table-cell table:style-name="ce34" office:value-type="string" calcext:value-type="string">
            <text:p>etterloenn</text:p>
          </table:table-cell>
          <table:table-cell table:style-name="ce34" office:value-type="string" calcext:value-type="string">
            <text:p>2017-01</text:p>
          </table:table-cell>
          <table:table-cell table:style-name="ce29"/>
          <table:table-cell table:style-name="ce34" office:value-type="string" calcext:value-type="string">
            <text:p>Etterlønn</text:p>
          </table:table-cell>
          <table:table-cell table:style-name="ce40" office:value-type="string" calcext:value-type="string">
            <text:p>Etterlønn</text:p>
          </table:table-cell>
          <table:table-cell table:style-name="ce41" office:value-type="string" calcext:value-type="string">
            <text:p>Back payment of wages</text:p>
          </table:table-cell>
          <table:table-cell table:style-name="ce29"/>
          <table:table-cell table:number-columns-repeated="1009"/>
        </table:table-row>
        <table:table-row table:style-name="ro1">
          <table:table-cell table:style-name="ce3" table:formula="of:=IF([.G195]=&quot;UTGÅR&quot;;&quot;&quot;;VLOOKUP([.H195];[$'res.field'.E$1:$'res.field'.M$1048576];9;0))">
            <text:p/>
          </table:table-cell>
          <table:table-cell table:style-name="ce5" table:formula="of:=&quot;&quot;&quot;&quot;&amp;[.C195]&amp;&quot;&quot;&quot;,&quot;&quot;&quot;&amp;[.D195]&amp;&quot;&quot;&quot;,&quot;&quot;&quot;&amp;[.E195]&amp;&quot;&quot;&quot;,&quot;&quot;&quot;&amp;[.F195]&amp;&quot;&quot;&quot;&quot;" office:value-type="string" office:string-value="&quot;l10n_no_hr_payroll.res_field_selection_PermisjonsOgPermitteringsBeskrivelse_permisjon&quot;,&quot;l10n_no_hr_payroll.res_field_l10n_no_PermisjonsOgPermitteringsBeskrivelse&quot;,&quot;permisjon&quot;,&quot;permisjon&quot;" calcext:value-type="string">
            <text:p>"l10n_no_hr_payroll.res_field_selection_PermisjonsOgPermitteringsBeskrivelse_permisjon","l10n_no_hr_payroll.res_field_l10n_no_PermisjonsOgPermitteringsBeskrivelse","permisjon","permisjon"</text:p>
          </table:table-cell>
          <table:table-cell table:style-name="ce5" table:formula="of:=&quot;l10n_no_hr_payroll.res_field_selection_&quot;&amp;SUBSTITUTE([.H195]&amp;&quot;_&quot;&amp;[.E195];&quot;.&quot;;&quot;_&quot;)" office:value-type="string" office:string-value="l10n_no_hr_payroll.res_field_selection_PermisjonsOgPermitteringsBeskrivelse_permisjon" calcext:value-type="string">
            <text:p>l10n_no_hr_payroll.res_field_selection_PermisjonsOgPermitteringsBeskrivelse_permisjon</text:p>
          </table:table-cell>
          <table:table-cell table:style-name="ce5" table:formula="of:=&quot;l10n_no_hr_payroll.res_field_l10n_no_&quot;&amp;[.H195]" office:value-type="string" office:string-value="l10n_no_hr_payroll.res_field_l10n_no_PermisjonsOgPermitteringsBeskrivelse" calcext:value-type="string">
            <text:p>l10n_no_hr_payroll.res_field_l10n_no_PermisjonsOgPermitteringsBeskrivelse</text:p>
          </table:table-cell>
          <table:table-cell table:style-name="ce22" table:formula="of:=[.I195]" office:value-type="string" office:string-value="permisjon" calcext:value-type="string">
            <text:p>permisjon</text:p>
          </table:table-cell>
          <table:table-cell table:style-name="ce25" table:formula="of:=[.I195]" office:value-type="string" office:string-value="permisjon" calcext:value-type="string">
            <text:p>permisjon</text:p>
          </table:table-cell>
          <table:table-cell table:style-name="ce30" office:value-type="string" calcext:value-type="string">
            <text:p>UTGÅR</text:p>
          </table:table-cell>
          <table:table-cell table:style-name="ce34" office:value-type="string" calcext:value-type="string">
            <text:p>PermisjonsOgPermitteringsBeskrivelse</text:p>
          </table:table-cell>
          <table:table-cell table:style-name="ce34" office:value-type="string" calcext:value-type="string">
            <text:p>permisjon</text:p>
          </table:table-cell>
          <table:table-cell table:style-name="ce34" office:value-type="string" calcext:value-type="string">
            <text:p>2014-01</text:p>
          </table:table-cell>
          <table:table-cell table:style-name="ce31" office:value-type="string" calcext:value-type="string">
            <text:p>2018-01</text:p>
          </table:table-cell>
          <table:table-cell table:style-name="ce34" office:value-type="string" calcext:value-type="string">
            <text:p>Permisjon</text:p>
          </table:table-cell>
          <table:table-cell table:style-name="ce40" office:value-type="string" calcext:value-type="string">
            <text:p><text:span text:style-name="T1">Permisjon</text:span></text:p>
          </table:table-cell>
          <table:table-cell table:style-name="ce40" office:value-type="string" calcext:value-type="string">
            <text:p><text:span text:style-name="T1">Leave</text:span></text:p>
          </table:table-cell>
          <table:table-cell table:style-name="ce29"/>
          <table:table-cell table:number-columns-repeated="1009"/>
        </table:table-row>
        <table:table-row table:style-name="ro1">
          <table:table-cell table:style-name="ce3" table:formula="of:=IF([.G196]=&quot;UTGÅR&quot;;&quot;&quot;;VLOOKUP([.H196];[$'res.field'.E$1:$'res.field'.M$1048576];9;0))" office:value-type="string" office:string-value="i" calcext:value-type="string">
            <text:p>i</text:p>
          </table:table-cell>
          <table:table-cell table:style-name="ce5" table:formula="of:=&quot;&quot;&quot;&quot;&amp;[.C196]&amp;&quot;&quot;&quot;,&quot;&quot;&quot;&amp;[.D196]&amp;&quot;&quot;&quot;,&quot;&quot;&quot;&amp;[.E196]&amp;&quot;&quot;&quot;,&quot;&quot;&quot;&amp;[.F196]&amp;&quot;&quot;&quot;&quot;" office:value-type="string" office:string-value="&quot;l10n_no_hr_payroll.res_field_selection_PermisjonsOgPermitteringsBeskrivelse_permittering&quot;,&quot;l10n_no_hr_payroll.res_field_l10n_no_PermisjonsOgPermitteringsBeskrivelse&quot;,&quot;permittering&quot;,&quot;permittering&quot;" calcext:value-type="string">
            <text:p>"l10n_no_hr_payroll.res_field_selection_PermisjonsOgPermitteringsBeskrivelse_permittering","l10n_no_hr_payroll.res_field_l10n_no_PermisjonsOgPermitteringsBeskrivelse","permittering","permittering"</text:p>
          </table:table-cell>
          <table:table-cell table:style-name="ce5" table:formula="of:=&quot;l10n_no_hr_payroll.res_field_selection_&quot;&amp;SUBSTITUTE([.H196]&amp;&quot;_&quot;&amp;[.E196];&quot;.&quot;;&quot;_&quot;)" office:value-type="string" office:string-value="l10n_no_hr_payroll.res_field_selection_PermisjonsOgPermitteringsBeskrivelse_permittering" calcext:value-type="string">
            <text:p>l10n_no_hr_payroll.res_field_selection_PermisjonsOgPermitteringsBeskrivelse_permittering</text:p>
          </table:table-cell>
          <table:table-cell table:style-name="ce5" table:formula="of:=&quot;l10n_no_hr_payroll.res_field_l10n_no_&quot;&amp;[.H196]" office:value-type="string" office:string-value="l10n_no_hr_payroll.res_field_l10n_no_PermisjonsOgPermitteringsBeskrivelse" calcext:value-type="string">
            <text:p>l10n_no_hr_payroll.res_field_l10n_no_PermisjonsOgPermitteringsBeskrivelse</text:p>
          </table:table-cell>
          <table:table-cell table:style-name="ce22" table:formula="of:=[.I196]" office:value-type="string" office:string-value="permittering" calcext:value-type="string">
            <text:p>permittering</text:p>
          </table:table-cell>
          <table:table-cell table:style-name="ce25" table:formula="of:=[.I196]" office:value-type="string" office:string-value="permittering" calcext:value-type="string">
            <text:p>permittering</text:p>
          </table:table-cell>
          <table:table-cell table:style-name="ce29"/>
          <table:table-cell table:style-name="ce34" office:value-type="string" calcext:value-type="string">
            <text:p>PermisjonsOgPermitteringsBeskrivelse</text:p>
          </table:table-cell>
          <table:table-cell table:style-name="ce34" office:value-type="string" calcext:value-type="string">
            <text:p>permittering</text:p>
          </table:table-cell>
          <table:table-cell table:style-name="ce34" office:value-type="string" calcext:value-type="string">
            <text:p>2014-01</text:p>
          </table:table-cell>
          <table:table-cell table:style-name="ce29"/>
          <table:table-cell table:style-name="ce34" office:value-type="string" calcext:value-type="string">
            <text:p>Permittering</text:p>
          </table:table-cell>
          <table:table-cell table:style-name="ce40" office:value-type="string" calcext:value-type="string">
            <text:p><text:span text:style-name="T1">Permittering</text:span></text:p>
          </table:table-cell>
          <table:table-cell table:style-name="ce40" office:value-type="string" calcext:value-type="string">
            <text:p><text:span text:style-name="T1">Layoffs</text:span></text:p>
          </table:table-cell>
          <table:table-cell table:style-name="ce34"/>
          <table:table-cell table:number-columns-repeated="1009"/>
        </table:table-row>
        <table:table-row table:style-name="ro1">
          <table:table-cell table:style-name="ce3" table:formula="of:=IF([.G197]=&quot;UTGÅR&quot;;&quot;&quot;;VLOOKUP([.H197];[$'res.field'.E$1:$'res.field'.M$1048576];9;0))" office:value-type="string" office:string-value="i" calcext:value-type="string">
            <text:p>i</text:p>
          </table:table-cell>
          <table:table-cell table:style-name="ce5" table:formula="of:=&quot;&quot;&quot;&quot;&amp;[.C197]&amp;&quot;&quot;&quot;,&quot;&quot;&quot;&amp;[.D197]&amp;&quot;&quot;&quot;,&quot;&quot;&quot;&amp;[.E197]&amp;&quot;&quot;&quot;,&quot;&quot;&quot;&amp;[.F197]&amp;&quot;&quot;&quot;&quot;" office:value-type="string" office:string-value="&quot;l10n_no_hr_payroll.res_field_selection_PermisjonsOgPermitteringsBeskrivelse_permisjonMedForeldrepenger&quot;,&quot;l10n_no_hr_payroll.res_field_l10n_no_PermisjonsOgPermitteringsBeskrivelse&quot;,&quot;permisjonMedForeldrepenger&quot;,&quot;permisjonMedForeldrepenger&quot;" calcext:value-type="string">
            <text:p>"l10n_no_hr_payroll.res_field_selection_PermisjonsOgPermitteringsBeskrivelse_permisjonMedForeldrepenger","l10n_no_hr_payroll.res_field_l10n_no_PermisjonsOgPermitteringsBeskrivelse","permisjonMedForeldrepenger","permisjonMedForeldrepenger"</text:p>
          </table:table-cell>
          <table:table-cell table:style-name="ce5" table:formula="of:=&quot;l10n_no_hr_payroll.res_field_selection_&quot;&amp;SUBSTITUTE([.H197]&amp;&quot;_&quot;&amp;[.E197];&quot;.&quot;;&quot;_&quot;)" office:value-type="string" office:string-value="l10n_no_hr_payroll.res_field_selection_PermisjonsOgPermitteringsBeskrivelse_permisjonMedForeldrepenger" calcext:value-type="string">
            <text:p>l10n_no_hr_payroll.res_field_selection_PermisjonsOgPermitteringsBeskrivelse_permisjonMedForeldrepenger</text:p>
          </table:table-cell>
          <table:table-cell table:style-name="ce5" table:formula="of:=&quot;l10n_no_hr_payroll.res_field_l10n_no_&quot;&amp;[.H197]" office:value-type="string" office:string-value="l10n_no_hr_payroll.res_field_l10n_no_PermisjonsOgPermitteringsBeskrivelse" calcext:value-type="string">
            <text:p>l10n_no_hr_payroll.res_field_l10n_no_PermisjonsOgPermitteringsBeskrivelse</text:p>
          </table:table-cell>
          <table:table-cell table:style-name="ce22" table:formula="of:=[.I197]" office:value-type="string" office:string-value="permisjonMedForeldrepenger" calcext:value-type="string">
            <text:p>permisjonMedForeldrepenger</text:p>
          </table:table-cell>
          <table:table-cell table:style-name="ce25" table:formula="of:=[.I197]" office:value-type="string" office:string-value="permisjonMedForeldrepenger" calcext:value-type="string">
            <text:p>permisjonMedForeldrepenger</text:p>
          </table:table-cell>
          <table:table-cell table:style-name="ce30" office:value-type="string" calcext:value-type="string">
            <text:p>NY</text:p>
          </table:table-cell>
          <table:table-cell table:style-name="ce35" office:value-type="string" calcext:value-type="string">
            <text:p>PermisjonsOgPermitteringsBeskrivelse</text:p>
          </table:table-cell>
          <table:table-cell table:style-name="ce35" office:value-type="string" calcext:value-type="string">
            <text:p>permisjonMedForeldrepenger</text:p>
          </table:table-cell>
          <table:table-cell table:style-name="ce35" office:value-type="string" calcext:value-type="string">
            <text:p>2018-01</text:p>
          </table:table-cell>
          <table:table-cell table:style-name="ce29"/>
          <table:table-cell table:style-name="ce35" office:value-type="string" calcext:value-type="string">
            <text:p>Permisjon med foreldrepenger</text:p>
          </table:table-cell>
          <table:table-cell table:style-name="ce43" office:value-type="string" calcext:value-type="string">
            <text:p>Permisjon med foreldrepengar</text:p>
          </table:table-cell>
          <table:table-cell table:style-name="ce43" office:value-type="string" calcext:value-type="string">
            <text:p>Leave with parental benefits</text:p>
          </table:table-cell>
          <table:table-cell table:style-name="ce34"/>
          <table:table-cell table:number-columns-repeated="1009"/>
        </table:table-row>
        <table:table-row table:style-name="ro1">
          <table:table-cell table:style-name="ce3" table:formula="of:=IF([.G198]=&quot;UTGÅR&quot;;&quot;&quot;;VLOOKUP([.H198];[$'res.field'.E$1:$'res.field'.M$1048576];9;0))" office:value-type="string" office:string-value="i" calcext:value-type="string">
            <text:p>i</text:p>
          </table:table-cell>
          <table:table-cell table:style-name="ce5" table:formula="of:=&quot;&quot;&quot;&quot;&amp;[.C198]&amp;&quot;&quot;&quot;,&quot;&quot;&quot;&amp;[.D198]&amp;&quot;&quot;&quot;,&quot;&quot;&quot;&amp;[.E198]&amp;&quot;&quot;&quot;,&quot;&quot;&quot;&amp;[.F198]&amp;&quot;&quot;&quot;&quot;" office:value-type="string" office:string-value="&quot;l10n_no_hr_payroll.res_field_selection_PermisjonsOgPermitteringsBeskrivelse_permisjonVedMilitaertjeneste&quot;,&quot;l10n_no_hr_payroll.res_field_l10n_no_PermisjonsOgPermitteringsBeskrivelse&quot;,&quot;permisjonVedMilitaertjeneste&quot;,&quot;permisjonVedMilitaertjeneste&quot;" calcext:value-type="string">
            <text:p>"l10n_no_hr_payroll.res_field_selection_PermisjonsOgPermitteringsBeskrivelse_permisjonVedMilitaertjeneste","l10n_no_hr_payroll.res_field_l10n_no_PermisjonsOgPermitteringsBeskrivelse","permisjonVedMilitaertjeneste","permisjonVedMilitaertjeneste"</text:p>
          </table:table-cell>
          <table:table-cell table:style-name="ce5" table:formula="of:=&quot;l10n_no_hr_payroll.res_field_selection_&quot;&amp;SUBSTITUTE([.H198]&amp;&quot;_&quot;&amp;[.E198];&quot;.&quot;;&quot;_&quot;)" office:value-type="string" office:string-value="l10n_no_hr_payroll.res_field_selection_PermisjonsOgPermitteringsBeskrivelse_permisjonVedMilitaertjeneste" calcext:value-type="string">
            <text:p>l10n_no_hr_payroll.res_field_selection_PermisjonsOgPermitteringsBeskrivelse_permisjonVedMilitaertjeneste</text:p>
          </table:table-cell>
          <table:table-cell table:style-name="ce5" table:formula="of:=&quot;l10n_no_hr_payroll.res_field_l10n_no_&quot;&amp;[.H198]" office:value-type="string" office:string-value="l10n_no_hr_payroll.res_field_l10n_no_PermisjonsOgPermitteringsBeskrivelse" calcext:value-type="string">
            <text:p>l10n_no_hr_payroll.res_field_l10n_no_PermisjonsOgPermitteringsBeskrivelse</text:p>
          </table:table-cell>
          <table:table-cell table:style-name="ce22" table:formula="of:=[.I198]" office:value-type="string" office:string-value="permisjonVedMilitaertjeneste" calcext:value-type="string">
            <text:p>permisjonVedMilitaertjeneste</text:p>
          </table:table-cell>
          <table:table-cell table:style-name="ce25" table:formula="of:=[.I198]" office:value-type="string" office:string-value="permisjonVedMilitaertjeneste" calcext:value-type="string">
            <text:p>permisjonVedMilitaertjeneste</text:p>
          </table:table-cell>
          <table:table-cell table:style-name="ce30" office:value-type="string" calcext:value-type="string">
            <text:p>NY</text:p>
          </table:table-cell>
          <table:table-cell table:style-name="ce35" office:value-type="string" calcext:value-type="string">
            <text:p>PermisjonsOgPermitteringsBeskrivelse</text:p>
          </table:table-cell>
          <table:table-cell table:style-name="ce35" office:value-type="string" calcext:value-type="string">
            <text:p>permisjonVedMilitaertjeneste</text:p>
          </table:table-cell>
          <table:table-cell table:style-name="ce35" office:value-type="string" calcext:value-type="string">
            <text:p>2018-01</text:p>
          </table:table-cell>
          <table:table-cell table:style-name="ce29"/>
          <table:table-cell table:style-name="ce35" office:value-type="string" calcext:value-type="string">
            <text:p>Permisjon ved militærtjeneste</text:p>
          </table:table-cell>
          <table:table-cell table:style-name="ce43" office:value-type="string" calcext:value-type="string">
            <text:p>Permisjon ved militærteneste</text:p>
          </table:table-cell>
          <table:table-cell table:style-name="ce43" office:value-type="string" calcext:value-type="string">
            <text:p><text:s/>Leave for military service</text:p>
          </table:table-cell>
          <table:table-cell table:style-name="ce34"/>
          <table:table-cell table:number-columns-repeated="1009"/>
        </table:table-row>
        <table:table-row table:style-name="ro1">
          <table:table-cell table:style-name="ce3" table:formula="of:=IF([.G199]=&quot;UTGÅR&quot;;&quot;&quot;;VLOOKUP([.H199];[$'res.field'.E$1:$'res.field'.M$1048576];9;0))" office:value-type="string" office:string-value="i" calcext:value-type="string">
            <text:p>i</text:p>
          </table:table-cell>
          <table:table-cell table:style-name="ce5" table:formula="of:=&quot;&quot;&quot;&quot;&amp;[.C199]&amp;&quot;&quot;&quot;,&quot;&quot;&quot;&amp;[.D199]&amp;&quot;&quot;&quot;,&quot;&quot;&quot;&amp;[.E199]&amp;&quot;&quot;&quot;,&quot;&quot;&quot;&amp;[.F199]&amp;&quot;&quot;&quot;&quot;" office:value-type="string" office:string-value="&quot;l10n_no_hr_payroll.res_field_selection_PermisjonsOgPermitteringsBeskrivelse_utdanningspermisjon&quot;,&quot;l10n_no_hr_payroll.res_field_l10n_no_PermisjonsOgPermitteringsBeskrivelse&quot;,&quot;utdanningspermisjon&quot;,&quot;utdanningspermisjon&quot;" calcext:value-type="string">
            <text:p>"l10n_no_hr_payroll.res_field_selection_PermisjonsOgPermitteringsBeskrivelse_utdanningspermisjon","l10n_no_hr_payroll.res_field_l10n_no_PermisjonsOgPermitteringsBeskrivelse","utdanningspermisjon","utdanningspermisjon"</text:p>
          </table:table-cell>
          <table:table-cell table:style-name="ce5" table:formula="of:=&quot;l10n_no_hr_payroll.res_field_selection_&quot;&amp;SUBSTITUTE([.H199]&amp;&quot;_&quot;&amp;[.E199];&quot;.&quot;;&quot;_&quot;)" office:value-type="string" office:string-value="l10n_no_hr_payroll.res_field_selection_PermisjonsOgPermitteringsBeskrivelse_utdanningspermisjon" calcext:value-type="string">
            <text:p>l10n_no_hr_payroll.res_field_selection_PermisjonsOgPermitteringsBeskrivelse_utdanningspermisjon</text:p>
          </table:table-cell>
          <table:table-cell table:style-name="ce5" table:formula="of:=&quot;l10n_no_hr_payroll.res_field_l10n_no_&quot;&amp;[.H199]" office:value-type="string" office:string-value="l10n_no_hr_payroll.res_field_l10n_no_PermisjonsOgPermitteringsBeskrivelse" calcext:value-type="string">
            <text:p>l10n_no_hr_payroll.res_field_l10n_no_PermisjonsOgPermitteringsBeskrivelse</text:p>
          </table:table-cell>
          <table:table-cell table:style-name="ce22" table:formula="of:=[.I199]" office:value-type="string" office:string-value="utdanningspermisjon" calcext:value-type="string">
            <text:p>utdanningspermisjon</text:p>
          </table:table-cell>
          <table:table-cell table:style-name="ce25" table:formula="of:=[.I199]" office:value-type="string" office:string-value="utdanningspermisjon" calcext:value-type="string">
            <text:p>utdanningspermisjon</text:p>
          </table:table-cell>
          <table:table-cell table:style-name="ce30" office:value-type="string" calcext:value-type="string">
            <text:p>NY</text:p>
          </table:table-cell>
          <table:table-cell table:style-name="ce35" office:value-type="string" calcext:value-type="string">
            <text:p>PermisjonsOgPermitteringsBeskrivelse</text:p>
          </table:table-cell>
          <table:table-cell table:style-name="ce35" office:value-type="string" calcext:value-type="string">
            <text:p>utdanningspermisjon</text:p>
          </table:table-cell>
          <table:table-cell table:style-name="ce35" office:value-type="string" calcext:value-type="string">
            <text:p>2018-01</text:p>
          </table:table-cell>
          <table:table-cell table:style-name="ce29"/>
          <table:table-cell table:style-name="ce35" office:value-type="string" calcext:value-type="string">
            <text:p>Utdanningspermisjon</text:p>
          </table:table-cell>
          <table:table-cell table:style-name="ce43" office:value-type="string" calcext:value-type="string">
            <text:p>Utdanningspermisjon</text:p>
          </table:table-cell>
          <table:table-cell table:style-name="ce43" office:value-type="string" calcext:value-type="string">
            <text:p>Educational leave</text:p>
          </table:table-cell>
          <table:table-cell table:style-name="ce34"/>
          <table:table-cell table:number-columns-repeated="1009"/>
        </table:table-row>
        <table:table-row table:style-name="ro1">
          <table:table-cell table:style-name="ce3" table:formula="of:=IF([.G200]=&quot;UTGÅR&quot;;&quot;&quot;;VLOOKUP([.H200];[$'res.field'.E$1:$'res.field'.M$1048576];9;0))" office:value-type="string" office:string-value="i" calcext:value-type="string">
            <text:p>i</text:p>
          </table:table-cell>
          <table:table-cell table:style-name="ce5" table:formula="of:=&quot;&quot;&quot;&quot;&amp;[.C200]&amp;&quot;&quot;&quot;,&quot;&quot;&quot;&amp;[.D200]&amp;&quot;&quot;&quot;,&quot;&quot;&quot;&amp;[.E200]&amp;&quot;&quot;&quot;,&quot;&quot;&quot;&amp;[.F200]&amp;&quot;&quot;&quot;&quot;" office:value-type="string" office:string-value="&quot;l10n_no_hr_payroll.res_field_selection_PermisjonsOgPermitteringsBeskrivelse_velferdspermisjon&quot;,&quot;l10n_no_hr_payroll.res_field_l10n_no_PermisjonsOgPermitteringsBeskrivelse&quot;,&quot;velferdspermisjon&quot;,&quot;velferdspermisjon&quot;" calcext:value-type="string">
            <text:p>"l10n_no_hr_payroll.res_field_selection_PermisjonsOgPermitteringsBeskrivelse_velferdspermisjon","l10n_no_hr_payroll.res_field_l10n_no_PermisjonsOgPermitteringsBeskrivelse","velferdspermisjon","velferdspermisjon"</text:p>
          </table:table-cell>
          <table:table-cell table:style-name="ce5" table:formula="of:=&quot;l10n_no_hr_payroll.res_field_selection_&quot;&amp;SUBSTITUTE([.H200]&amp;&quot;_&quot;&amp;[.E200];&quot;.&quot;;&quot;_&quot;)" office:value-type="string" office:string-value="l10n_no_hr_payroll.res_field_selection_PermisjonsOgPermitteringsBeskrivelse_velferdspermisjon" calcext:value-type="string">
            <text:p>l10n_no_hr_payroll.res_field_selection_PermisjonsOgPermitteringsBeskrivelse_velferdspermisjon</text:p>
          </table:table-cell>
          <table:table-cell table:style-name="ce5" table:formula="of:=&quot;l10n_no_hr_payroll.res_field_l10n_no_&quot;&amp;[.H200]" office:value-type="string" office:string-value="l10n_no_hr_payroll.res_field_l10n_no_PermisjonsOgPermitteringsBeskrivelse" calcext:value-type="string">
            <text:p>l10n_no_hr_payroll.res_field_l10n_no_PermisjonsOgPermitteringsBeskrivelse</text:p>
          </table:table-cell>
          <table:table-cell table:style-name="ce22" table:formula="of:=[.I200]" office:value-type="string" office:string-value="velferdspermisjon" calcext:value-type="string">
            <text:p>velferdspermisjon</text:p>
          </table:table-cell>
          <table:table-cell table:style-name="ce25" table:formula="of:=[.I200]" office:value-type="string" office:string-value="velferdspermisjon" calcext:value-type="string">
            <text:p>velferdspermisjon</text:p>
          </table:table-cell>
          <table:table-cell table:style-name="ce30" office:value-type="string" calcext:value-type="string">
            <text:p>NY</text:p>
          </table:table-cell>
          <table:table-cell table:style-name="ce35" office:value-type="string" calcext:value-type="string">
            <text:p>PermisjonsOgPermitteringsBeskrivelse</text:p>
          </table:table-cell>
          <table:table-cell table:style-name="ce35" office:value-type="string" calcext:value-type="string">
            <text:p>velferdspermisjon</text:p>
          </table:table-cell>
          <table:table-cell table:style-name="ce35" office:value-type="string" calcext:value-type="string">
            <text:p>2018-01</text:p>
          </table:table-cell>
          <table:table-cell table:style-name="ce29"/>
          <table:table-cell table:style-name="ce35" office:value-type="string" calcext:value-type="string">
            <text:p>Velferdspermisjon</text:p>
          </table:table-cell>
          <table:table-cell table:style-name="ce43" office:value-type="string" calcext:value-type="string">
            <text:p>Velferdspermisjon</text:p>
          </table:table-cell>
          <table:table-cell table:style-name="ce43" office:value-type="string" calcext:value-type="string">
            <text:p>Compassionate leave</text:p>
          </table:table-cell>
          <table:table-cell table:style-name="ce34"/>
          <table:table-cell table:number-columns-repeated="1009"/>
        </table:table-row>
        <table:table-row table:style-name="ro1">
          <table:table-cell table:style-name="ce3" table:formula="of:=IF([.G201]=&quot;UTGÅR&quot;;&quot;&quot;;VLOOKUP([.H201];[$'res.field'.E$1:$'res.field'.M$1048576];9;0))">
            <text:p/>
          </table:table-cell>
          <table:table-cell table:style-name="ce5" table:formula="of:=&quot;&quot;&quot;&quot;&amp;[.C201]&amp;&quot;&quot;&quot;,&quot;&quot;&quot;&amp;[.D201]&amp;&quot;&quot;&quot;,&quot;&quot;&quot;&amp;[.E201]&amp;&quot;&quot;&quot;,&quot;&quot;&quot;&amp;[.F201]&amp;&quot;&quot;&quot;&quot;" office:value-type="string" office:string-value="&quot;l10n_no_hr_payroll.res_field_selection_PersontypeForReiseKostLosji_norskPendler&quot;,&quot;l10n_no_hr_payroll.res_field_l10n_no_PersontypeForReiseKostLosji&quot;,&quot;norskPendler&quot;,&quot;norskPendler&quot;" calcext:value-type="string">
            <text:p>"l10n_no_hr_payroll.res_field_selection_PersontypeForReiseKostLosji_norskPendler","l10n_no_hr_payroll.res_field_l10n_no_PersontypeForReiseKostLosji","norskPendler","norskPendler"</text:p>
          </table:table-cell>
          <table:table-cell table:style-name="ce5" table:formula="of:=&quot;l10n_no_hr_payroll.res_field_selection_&quot;&amp;SUBSTITUTE([.H201]&amp;&quot;_&quot;&amp;[.E201];&quot;.&quot;;&quot;_&quot;)" office:value-type="string" office:string-value="l10n_no_hr_payroll.res_field_selection_PersontypeForReiseKostLosji_norskPendler" calcext:value-type="string">
            <text:p>l10n_no_hr_payroll.res_field_selection_PersontypeForReiseKostLosji_norskPendler</text:p>
          </table:table-cell>
          <table:table-cell table:style-name="ce5" table:formula="of:=&quot;l10n_no_hr_payroll.res_field_l10n_no_&quot;&amp;[.H201]" office:value-type="string" office:string-value="l10n_no_hr_payroll.res_field_l10n_no_PersontypeForReiseKostLosji" calcext:value-type="string">
            <text:p>l10n_no_hr_payroll.res_field_l10n_no_PersontypeForReiseKostLosji</text:p>
          </table:table-cell>
          <table:table-cell table:style-name="ce22" table:formula="of:=[.I201]" office:value-type="string" office:string-value="norskPendler" calcext:value-type="string">
            <text:p>norskPendler</text:p>
          </table:table-cell>
          <table:table-cell table:style-name="ce25" table:formula="of:=[.I201]" office:value-type="string" office:string-value="norskPendler" calcext:value-type="string">
            <text:p>norskPendler</text:p>
          </table:table-cell>
          <table:table-cell table:style-name="ce29"/>
          <table:table-cell table:style-name="ce34" office:value-type="string" calcext:value-type="string">
            <text:p>PersontypeForReiseKostLosji</text:p>
          </table:table-cell>
          <table:table-cell table:style-name="ce34" office:value-type="string" calcext:value-type="string">
            <text:p>norskPendler</text:p>
          </table:table-cell>
          <table:table-cell table:style-name="ce34" office:value-type="string" calcext:value-type="string">
            <text:p>2013-01</text:p>
          </table:table-cell>
          <table:table-cell table:style-name="ce29"/>
          <table:table-cell table:style-name="ce34" office:value-type="string" calcext:value-type="string">
            <text:p>Norsk pendler</text:p>
          </table:table-cell>
          <table:table-cell table:style-name="ce40" office:value-type="string" calcext:value-type="string">
            <text:p><text:span text:style-name="T1">Norsk pendlar</text:span></text:p>
          </table:table-cell>
          <table:table-cell table:style-name="ce44" office:value-type="string" calcext:value-type="string">
            <text:p>Norwegian commuters </text:p>
          </table:table-cell>
          <table:table-cell table:style-name="ce29"/>
          <table:table-cell table:number-columns-repeated="1009"/>
        </table:table-row>
        <table:table-row table:style-name="ro1">
          <table:table-cell table:style-name="ce3" table:formula="of:=IF([.G202]=&quot;UTGÅR&quot;;&quot;&quot;;VLOOKUP([.H202];[$'res.field'.E$1:$'res.field'.M$1048576];9;0))">
            <text:p/>
          </table:table-cell>
          <table:table-cell table:style-name="ce5" table:formula="of:=&quot;&quot;&quot;&quot;&amp;[.C202]&amp;&quot;&quot;&quot;,&quot;&quot;&quot;&amp;[.D202]&amp;&quot;&quot;&quot;,&quot;&quot;&quot;&amp;[.E202]&amp;&quot;&quot;&quot;,&quot;&quot;&quot;&amp;[.F202]&amp;&quot;&quot;&quot;&quot;" office:value-type="string" office:string-value="&quot;l10n_no_hr_payroll.res_field_selection_PersontypeForReiseKostLosji_sokkelarbeider&quot;,&quot;l10n_no_hr_payroll.res_field_l10n_no_PersontypeForReiseKostLosji&quot;,&quot;sokkelarbeider&quot;,&quot;sokkelarbeider&quot;" calcext:value-type="string">
            <text:p>"l10n_no_hr_payroll.res_field_selection_PersontypeForReiseKostLosji_sokkelarbeider","l10n_no_hr_payroll.res_field_l10n_no_PersontypeForReiseKostLosji","sokkelarbeider","sokkelarbeider"</text:p>
          </table:table-cell>
          <table:table-cell table:style-name="ce5" table:formula="of:=&quot;l10n_no_hr_payroll.res_field_selection_&quot;&amp;SUBSTITUTE([.H202]&amp;&quot;_&quot;&amp;[.E202];&quot;.&quot;;&quot;_&quot;)" office:value-type="string" office:string-value="l10n_no_hr_payroll.res_field_selection_PersontypeForReiseKostLosji_sokkelarbeider" calcext:value-type="string">
            <text:p>l10n_no_hr_payroll.res_field_selection_PersontypeForReiseKostLosji_sokkelarbeider</text:p>
          </table:table-cell>
          <table:table-cell table:style-name="ce5" table:formula="of:=&quot;l10n_no_hr_payroll.res_field_l10n_no_&quot;&amp;[.H202]" office:value-type="string" office:string-value="l10n_no_hr_payroll.res_field_l10n_no_PersontypeForReiseKostLosji" calcext:value-type="string">
            <text:p>l10n_no_hr_payroll.res_field_l10n_no_PersontypeForReiseKostLosji</text:p>
          </table:table-cell>
          <table:table-cell table:style-name="ce22" table:formula="of:=[.I202]" office:value-type="string" office:string-value="sokkelarbeider" calcext:value-type="string">
            <text:p>sokkelarbeider</text:p>
          </table:table-cell>
          <table:table-cell table:style-name="ce25" table:formula="of:=[.I202]" office:value-type="string" office:string-value="sokkelarbeider" calcext:value-type="string">
            <text:p>sokkelarbeider</text:p>
          </table:table-cell>
          <table:table-cell table:style-name="ce29"/>
          <table:table-cell table:style-name="ce34" office:value-type="string" calcext:value-type="string">
            <text:p>PersontypeForReiseKostLosji</text:p>
          </table:table-cell>
          <table:table-cell table:style-name="ce34" office:value-type="string" calcext:value-type="string">
            <text:p>sokkelarbeider</text:p>
          </table:table-cell>
          <table:table-cell table:style-name="ce34" office:value-type="string" calcext:value-type="string">
            <text:p>2013-01</text:p>
          </table:table-cell>
          <table:table-cell table:style-name="ce29"/>
          <table:table-cell table:style-name="ce34" office:value-type="string" calcext:value-type="string">
            <text:p>Sokkelarbeid</text:p>
          </table:table-cell>
          <table:table-cell table:style-name="ce40" office:value-type="string" calcext:value-type="string">
            <text:p><text:span text:style-name="T1">Sokkelarbeid</text:span></text:p>
          </table:table-cell>
          <table:table-cell table:style-name="ce44" office:value-type="string" calcext:value-type="string">
            <text:p>Offshore workers</text:p>
          </table:table-cell>
          <table:table-cell table:style-name="ce29"/>
          <table:table-cell table:number-columns-repeated="1009"/>
        </table:table-row>
        <table:table-row table:style-name="ro1">
          <table:table-cell table:style-name="ce3" table:formula="of:=IF([.G203]=&quot;UTGÅR&quot;;&quot;&quot;;VLOOKUP([.H203];[$'res.field'.E$1:$'res.field'.M$1048576];9;0))">
            <text:p/>
          </table:table-cell>
          <table:table-cell table:style-name="ce5" table:formula="of:=&quot;&quot;&quot;&quot;&amp;[.C203]&amp;&quot;&quot;&quot;,&quot;&quot;&quot;&amp;[.D203]&amp;&quot;&quot;&quot;,&quot;&quot;&quot;&amp;[.E203]&amp;&quot;&quot;&quot;,&quot;&quot;&quot;&amp;[.F203]&amp;&quot;&quot;&quot;&quot;" office:value-type="string" office:string-value="&quot;l10n_no_hr_payroll.res_field_selection_PersontypeForReiseKostLosji_utenlandskPendlerMedSkattekortUtenStandardFradrag&quot;,&quot;l10n_no_hr_payroll.res_field_l10n_no_PersontypeForReiseKostLosji&quot;,&quot;utenlandskPendlerMedSkattekortUtenStandardFradrag&quot;,&quot;utenlandskPendlerMedSkattekortUtenStandardFradrag&quot;" calcext:value-type="string">
            <text:p>"l10n_no_hr_payroll.res_field_selection_PersontypeForReiseKostLosji_utenlandskPendlerMedSkattekortUtenStandardFradrag","l10n_no_hr_payroll.res_field_l10n_no_PersontypeForReiseKostLosji","utenlandskPendlerMedSkattekortUtenStandardFradrag","utenlandskPendlerMedSkattekortUtenStandardFradrag"</text:p>
          </table:table-cell>
          <table:table-cell table:style-name="ce5" table:formula="of:=&quot;l10n_no_hr_payroll.res_field_selection_&quot;&amp;SUBSTITUTE([.H203]&amp;&quot;_&quot;&amp;[.E203];&quot;.&quot;;&quot;_&quot;)" office:value-type="string" office:string-value="l10n_no_hr_payroll.res_field_selection_PersontypeForReiseKostLosji_utenlandskPendlerMedSkattekortUtenStandardFradrag" calcext:value-type="string">
            <text:p>l10n_no_hr_payroll.res_field_selection_PersontypeForReiseKostLosji_utenlandskPendlerMedSkattekortUtenStandardFradrag</text:p>
          </table:table-cell>
          <table:table-cell table:style-name="ce5" table:formula="of:=&quot;l10n_no_hr_payroll.res_field_l10n_no_&quot;&amp;[.H203]" office:value-type="string" office:string-value="l10n_no_hr_payroll.res_field_l10n_no_PersontypeForReiseKostLosji" calcext:value-type="string">
            <text:p>l10n_no_hr_payroll.res_field_l10n_no_PersontypeForReiseKostLosji</text:p>
          </table:table-cell>
          <table:table-cell table:style-name="ce22" table:formula="of:=[.I203]" office:value-type="string" office:string-value="utenlandskPendlerMedSkattekortUtenStandardFradrag" calcext:value-type="string">
            <text:p>utenlandskPendlerMedSkattekortUtenStandardFradrag</text:p>
          </table:table-cell>
          <table:table-cell table:style-name="ce25" table:formula="of:=[.I203]" office:value-type="string" office:string-value="utenlandskPendlerMedSkattekortUtenStandardFradrag" calcext:value-type="string">
            <text:p>utenlandskPendlerMedSkattekortUtenStandardFradrag</text:p>
          </table:table-cell>
          <table:table-cell table:style-name="ce29"/>
          <table:table-cell table:style-name="ce34" office:value-type="string" calcext:value-type="string">
            <text:p>PersontypeForReiseKostLosji</text:p>
          </table:table-cell>
          <table:table-cell table:style-name="ce34" office:value-type="string" calcext:value-type="string">
            <text:p>utenlandskPendlerMedSkattekortUtenStandardFradrag</text:p>
          </table:table-cell>
          <table:table-cell table:style-name="ce34" office:value-type="string" calcext:value-type="string">
            <text:p>2013-01</text:p>
          </table:table-cell>
          <table:table-cell table:style-name="ce29"/>
          <table:table-cell table:style-name="ce34" office:value-type="string" calcext:value-type="string">
            <text:p>Utenlandsk pendler med skattekort uten standardfradrag</text:p>
          </table:table-cell>
          <table:table-cell table:style-name="ce40" office:value-type="string" calcext:value-type="string">
            <text:p><text:span text:style-name="T1">Utanlandsk pendlar med skattekort utan standardfrådrag</text:span></text:p>
          </table:table-cell>
          <table:table-cell table:style-name="ce44" office:value-type="string" calcext:value-type="string">
            <text:p>Foreign commuter with a tax card without the standard deduction</text:p>
          </table:table-cell>
          <table:table-cell table:style-name="ce29"/>
          <table:table-cell table:number-columns-repeated="1009"/>
        </table:table-row>
        <table:table-row table:style-name="ro1">
          <table:table-cell table:style-name="ce3" table:formula="of:=IF([.G204]=&quot;UTGÅR&quot;;&quot;&quot;;VLOOKUP([.H204];[$'res.field'.E$1:$'res.field'.M$1048576];9;0))">
            <text:p/>
          </table:table-cell>
          <table:table-cell table:style-name="ce5" table:formula="of:=&quot;&quot;&quot;&quot;&amp;[.C204]&amp;&quot;&quot;&quot;,&quot;&quot;&quot;&amp;[.D204]&amp;&quot;&quot;&quot;,&quot;&quot;&quot;&amp;[.E204]&amp;&quot;&quot;&quot;,&quot;&quot;&quot;&amp;[.F204]&amp;&quot;&quot;&quot;&quot;" office:value-type="string" office:string-value="&quot;l10n_no_hr_payroll.res_field_selection_PersontypeForReiseKostLosji_utenlandskPendler&quot;,&quot;l10n_no_hr_payroll.res_field_l10n_no_PersontypeForReiseKostLosji&quot;,&quot;utenlandskPendler&quot;,&quot;utenlandskPendler&quot;" calcext:value-type="string">
            <text:p>"l10n_no_hr_payroll.res_field_selection_PersontypeForReiseKostLosji_utenlandskPendler","l10n_no_hr_payroll.res_field_l10n_no_PersontypeForReiseKostLosji","utenlandskPendler","utenlandskPendler"</text:p>
          </table:table-cell>
          <table:table-cell table:style-name="ce5" table:formula="of:=&quot;l10n_no_hr_payroll.res_field_selection_&quot;&amp;SUBSTITUTE([.H204]&amp;&quot;_&quot;&amp;[.E204];&quot;.&quot;;&quot;_&quot;)" office:value-type="string" office:string-value="l10n_no_hr_payroll.res_field_selection_PersontypeForReiseKostLosji_utenlandskPendler" calcext:value-type="string">
            <text:p>l10n_no_hr_payroll.res_field_selection_PersontypeForReiseKostLosji_utenlandskPendler</text:p>
          </table:table-cell>
          <table:table-cell table:style-name="ce5" table:formula="of:=&quot;l10n_no_hr_payroll.res_field_l10n_no_&quot;&amp;[.H204]" office:value-type="string" office:string-value="l10n_no_hr_payroll.res_field_l10n_no_PersontypeForReiseKostLosji" calcext:value-type="string">
            <text:p>l10n_no_hr_payroll.res_field_l10n_no_PersontypeForReiseKostLosji</text:p>
          </table:table-cell>
          <table:table-cell table:style-name="ce22" table:formula="of:=[.I204]" office:value-type="string" office:string-value="utenlandskPendler" calcext:value-type="string">
            <text:p>utenlandskPendler</text:p>
          </table:table-cell>
          <table:table-cell table:style-name="ce25" table:formula="of:=[.I204]" office:value-type="string" office:string-value="utenlandskPendler" calcext:value-type="string">
            <text:p>utenlandskPendler</text:p>
          </table:table-cell>
          <table:table-cell table:style-name="ce29"/>
          <table:table-cell table:style-name="ce34" office:value-type="string" calcext:value-type="string">
            <text:p>PersontypeForReiseKostLosji</text:p>
          </table:table-cell>
          <table:table-cell table:style-name="ce34" office:value-type="string" calcext:value-type="string">
            <text:p>utenlandskPendler</text:p>
          </table:table-cell>
          <table:table-cell table:style-name="ce34" office:value-type="string" calcext:value-type="string">
            <text:p>2013-01</text:p>
          </table:table-cell>
          <table:table-cell table:style-name="ce29"/>
          <table:table-cell table:style-name="ce34" office:value-type="string" calcext:value-type="string">
            <text:p>Utenlandsk pendler</text:p>
          </table:table-cell>
          <table:table-cell table:style-name="ce40" office:value-type="string" calcext:value-type="string">
            <text:p><text:span text:style-name="T1">Utanlandsk pendlar</text:span></text:p>
          </table:table-cell>
          <table:table-cell table:style-name="ce40" office:value-type="string" calcext:value-type="string">
            <text:p>Foreign commuters</text:p>
          </table:table-cell>
          <table:table-cell table:style-name="ce29"/>
          <table:table-cell table:number-columns-repeated="1009"/>
        </table:table-row>
        <table:table-row table:style-name="ro1">
          <table:table-cell table:style-name="ce3" table:formula="of:=IF([.G205]=&quot;UTGÅR&quot;;&quot;&quot;;VLOOKUP([.H205];[$'res.field'.E$1:$'res.field'.M$1048576];9;0))">
            <text:p/>
          </table:table-cell>
          <table:table-cell table:style-name="ce5" table:formula="of:=&quot;&quot;&quot;&quot;&amp;[.C205]&amp;&quot;&quot;&quot;,&quot;&quot;&quot;&amp;[.D205]&amp;&quot;&quot;&quot;,&quot;&quot;&quot;&amp;[.E205]&amp;&quot;&quot;&quot;,&quot;&quot;&quot;&amp;[.F205]&amp;&quot;&quot;&quot;&quot;" office:value-type="string" office:string-value="&quot;l10n_no_hr_payroll.res_field_selection_PersontypeForReiseKostLosji_utlendingMedOppholdINorge&quot;,&quot;l10n_no_hr_payroll.res_field_l10n_no_PersontypeForReiseKostLosji&quot;,&quot;utlendingMedOppholdINorge&quot;,&quot;utlendingMedOppholdINorge&quot;" calcext:value-type="string">
            <text:p>"l10n_no_hr_payroll.res_field_selection_PersontypeForReiseKostLosji_utlendingMedOppholdINorge","l10n_no_hr_payroll.res_field_l10n_no_PersontypeForReiseKostLosji","utlendingMedOppholdINorge","utlendingMedOppholdINorge"</text:p>
          </table:table-cell>
          <table:table-cell table:style-name="ce5" table:formula="of:=&quot;l10n_no_hr_payroll.res_field_selection_&quot;&amp;SUBSTITUTE([.H205]&amp;&quot;_&quot;&amp;[.E205];&quot;.&quot;;&quot;_&quot;)" office:value-type="string" office:string-value="l10n_no_hr_payroll.res_field_selection_PersontypeForReiseKostLosji_utlendingMedOppholdINorge" calcext:value-type="string">
            <text:p>l10n_no_hr_payroll.res_field_selection_PersontypeForReiseKostLosji_utlendingMedOppholdINorge</text:p>
          </table:table-cell>
          <table:table-cell table:style-name="ce5" table:formula="of:=&quot;l10n_no_hr_payroll.res_field_l10n_no_&quot;&amp;[.H205]" office:value-type="string" office:string-value="l10n_no_hr_payroll.res_field_l10n_no_PersontypeForReiseKostLosji" calcext:value-type="string">
            <text:p>l10n_no_hr_payroll.res_field_l10n_no_PersontypeForReiseKostLosji</text:p>
          </table:table-cell>
          <table:table-cell table:style-name="ce22" table:formula="of:=[.I205]" office:value-type="string" office:string-value="utlendingMedOppholdINorge" calcext:value-type="string">
            <text:p>utlendingMedOppholdINorge</text:p>
          </table:table-cell>
          <table:table-cell table:style-name="ce25" table:formula="of:=[.I205]" office:value-type="string" office:string-value="utlendingMedOppholdINorge" calcext:value-type="string">
            <text:p>utlendingMedOppholdINorge</text:p>
          </table:table-cell>
          <table:table-cell table:style-name="ce29"/>
          <table:table-cell table:style-name="ce34" office:value-type="string" calcext:value-type="string">
            <text:p>PersontypeForReiseKostLosji</text:p>
          </table:table-cell>
          <table:table-cell table:style-name="ce34" office:value-type="string" calcext:value-type="string">
            <text:p>utlendingMedOppholdINorge</text:p>
          </table:table-cell>
          <table:table-cell table:style-name="ce34" office:value-type="string" calcext:value-type="string">
            <text:p>2013-01</text:p>
          </table:table-cell>
          <table:table-cell table:style-name="ce29"/>
          <table:table-cell table:style-name="ce34" office:value-type="string" calcext:value-type="string">
            <text:p>Utlending med opphold i Norge</text:p>
          </table:table-cell>
          <table:table-cell table:style-name="ce40" office:value-type="string" calcext:value-type="string">
            <text:p><text:span text:style-name="T1">Utlending med opphald i Noreg</text:span></text:p>
          </table:table-cell>
          <table:table-cell table:style-name="ce45" office:value-type="string" calcext:value-type="string">
            <text:p>Foreign nationals staying in Norway</text:p>
          </table:table-cell>
          <table:table-cell table:style-name="ce29"/>
          <table:table-cell table:number-columns-repeated="1009"/>
        </table:table-row>
        <table:table-row table:style-name="ro1">
          <table:table-cell table:style-name="ce3" table:formula="of:=IF([.G206]=&quot;UTGÅR&quot;;&quot;&quot;;VLOOKUP([.H206];[$'res.field'.E$1:$'res.field'.M$1048576];9;0))" office:value-type="string" office:string-value="i" calcext:value-type="string">
            <text:p>i</text:p>
          </table:table-cell>
          <table:table-cell table:style-name="ce5" table:formula="of:=&quot;&quot;&quot;&quot;&amp;[.C206]&amp;&quot;&quot;&quot;,&quot;&quot;&quot;&amp;[.D206]&amp;&quot;&quot;&quot;,&quot;&quot;&quot;&amp;[.E206]&amp;&quot;&quot;&quot;,&quot;&quot;&quot;&amp;[.F206]&amp;&quot;&quot;&quot;&quot;" office:value-type="string" office:string-value="&quot;l10n_no_hr_payroll.res_field_selection_SkatteOgAvgiftsregel_janMayenOgBilandene&quot;,&quot;l10n_no_hr_payroll.res_field_l10n_no_SkatteOgAvgiftsregel&quot;,&quot;janMayenOgBilandene&quot;,&quot;janMayenOgBilandene&quot;" calcext:value-type="string">
            <text:p>"l10n_no_hr_payroll.res_field_selection_SkatteOgAvgiftsregel_janMayenOgBilandene","l10n_no_hr_payroll.res_field_l10n_no_SkatteOgAvgiftsregel","janMayenOgBilandene","janMayenOgBilandene"</text:p>
          </table:table-cell>
          <table:table-cell table:style-name="ce5" table:formula="of:=&quot;l10n_no_hr_payroll.res_field_selection_&quot;&amp;SUBSTITUTE([.H206]&amp;&quot;_&quot;&amp;[.E206];&quot;.&quot;;&quot;_&quot;)" office:value-type="string" office:string-value="l10n_no_hr_payroll.res_field_selection_SkatteOgAvgiftsregel_janMayenOgBilandene" calcext:value-type="string">
            <text:p>l10n_no_hr_payroll.res_field_selection_SkatteOgAvgiftsregel_janMayenOgBilandene</text:p>
          </table:table-cell>
          <table:table-cell table:style-name="ce5" table:formula="of:=&quot;l10n_no_hr_payroll.res_field_l10n_no_&quot;&amp;[.H206]" office:value-type="string" office:string-value="l10n_no_hr_payroll.res_field_l10n_no_SkatteOgAvgiftsregel" calcext:value-type="string">
            <text:p>l10n_no_hr_payroll.res_field_l10n_no_SkatteOgAvgiftsregel</text:p>
          </table:table-cell>
          <table:table-cell table:style-name="ce22" table:formula="of:=[.I206]" office:value-type="string" office:string-value="janMayenOgBilandene" calcext:value-type="string">
            <text:p>janMayenOgBilandene</text:p>
          </table:table-cell>
          <table:table-cell table:style-name="ce25" table:formula="of:=[.I206]" office:value-type="string" office:string-value="janMayenOgBilandene" calcext:value-type="string">
            <text:p>janMayenOgBilandene</text:p>
          </table:table-cell>
          <table:table-cell table:style-name="ce29"/>
          <table:table-cell table:style-name="ce34" office:value-type="string" calcext:value-type="string">
            <text:p>SkatteOgAvgiftsregel</text:p>
          </table:table-cell>
          <table:table-cell table:style-name="ce34" office:value-type="string" calcext:value-type="string">
            <text:p>janMayenOgBilandene</text:p>
          </table:table-cell>
          <table:table-cell table:style-name="ce34" office:value-type="string" calcext:value-type="string">
            <text:p>2013-01</text:p>
          </table:table-cell>
          <table:table-cell table:style-name="ce29"/>
          <table:table-cell table:style-name="ce34" office:value-type="string" calcext:value-type="string">
            <text:p>Inntekt på Jan Mayen og i norske biland i Antarktis</text:p>
          </table:table-cell>
          <table:table-cell table:style-name="ce40" office:value-type="string" calcext:value-type="string">
            <text:p><text:span text:style-name="T1">Inntekt på Jan Mayen og i norske biland i Antarktis</text:span></text:p>
          </table:table-cell>
          <table:table-cell table:style-name="ce41" office:value-type="string" calcext:value-type="string">
            <text:p>Jan Mayen and the Norwegian dependencies</text:p>
          </table:table-cell>
          <table:table-cell table:style-name="ce29"/>
          <table:table-cell table:number-columns-repeated="1009"/>
        </table:table-row>
        <table:table-row table:style-name="ro1">
          <table:table-cell table:style-name="ce3" table:formula="of:=IF([.G207]=&quot;UTGÅR&quot;;&quot;&quot;;VLOOKUP([.H207];[$'res.field'.E$1:$'res.field'.M$1048576];9;0))" office:value-type="string" office:string-value="i" calcext:value-type="string">
            <text:p>i</text:p>
          </table:table-cell>
          <table:table-cell table:style-name="ce5" table:formula="of:=&quot;&quot;&quot;&quot;&amp;[.C207]&amp;&quot;&quot;&quot;,&quot;&quot;&quot;&amp;[.D207]&amp;&quot;&quot;&quot;,&quot;&quot;&quot;&amp;[.E207]&amp;&quot;&quot;&quot;,&quot;&quot;&quot;&amp;[.F207]&amp;&quot;&quot;&quot;&quot;" office:value-type="string" office:string-value="&quot;l10n_no_hr_payroll.res_field_selection_SkatteOgAvgiftsregel_kildeskattPaaPensjoner&quot;,&quot;l10n_no_hr_payroll.res_field_l10n_no_SkatteOgAvgiftsregel&quot;,&quot;kildeskattPaaPensjoner&quot;,&quot;kildeskattPaaPensjoner&quot;" calcext:value-type="string">
            <text:p>"l10n_no_hr_payroll.res_field_selection_SkatteOgAvgiftsregel_kildeskattPaaPensjoner","l10n_no_hr_payroll.res_field_l10n_no_SkatteOgAvgiftsregel","kildeskattPaaPensjoner","kildeskattPaaPensjoner"</text:p>
          </table:table-cell>
          <table:table-cell table:style-name="ce5" table:formula="of:=&quot;l10n_no_hr_payroll.res_field_selection_&quot;&amp;SUBSTITUTE([.H207]&amp;&quot;_&quot;&amp;[.E207];&quot;.&quot;;&quot;_&quot;)" office:value-type="string" office:string-value="l10n_no_hr_payroll.res_field_selection_SkatteOgAvgiftsregel_kildeskattPaaPensjoner" calcext:value-type="string">
            <text:p>l10n_no_hr_payroll.res_field_selection_SkatteOgAvgiftsregel_kildeskattPaaPensjoner</text:p>
          </table:table-cell>
          <table:table-cell table:style-name="ce5" table:formula="of:=&quot;l10n_no_hr_payroll.res_field_l10n_no_&quot;&amp;[.H207]" office:value-type="string" office:string-value="l10n_no_hr_payroll.res_field_l10n_no_SkatteOgAvgiftsregel" calcext:value-type="string">
            <text:p>l10n_no_hr_payroll.res_field_l10n_no_SkatteOgAvgiftsregel</text:p>
          </table:table-cell>
          <table:table-cell table:style-name="ce22" table:formula="of:=[.I207]" office:value-type="string" office:string-value="kildeskattPaaPensjoner" calcext:value-type="string">
            <text:p>kildeskattPaaPensjoner</text:p>
          </table:table-cell>
          <table:table-cell table:style-name="ce25" table:formula="of:=[.I207]" office:value-type="string" office:string-value="kildeskattPaaPensjoner" calcext:value-type="string">
            <text:p>kildeskattPaaPensjoner</text:p>
          </table:table-cell>
          <table:table-cell table:style-name="ce29"/>
          <table:table-cell table:style-name="ce34" office:value-type="string" calcext:value-type="string">
            <text:p>SkatteOgAvgiftsregel</text:p>
          </table:table-cell>
          <table:table-cell table:style-name="ce34" office:value-type="string" calcext:value-type="string">
            <text:p>kildeskattPaaPensjoner</text:p>
          </table:table-cell>
          <table:table-cell table:style-name="ce34" office:value-type="string" calcext:value-type="string">
            <text:p>2013-01</text:p>
          </table:table-cell>
          <table:table-cell table:style-name="ce29"/>
          <table:table-cell table:style-name="ce34" office:value-type="string" calcext:value-type="string">
            <text:p>Kildeskatt på pensjoner</text:p>
          </table:table-cell>
          <table:table-cell table:style-name="ce40" office:value-type="string" calcext:value-type="string">
            <text:p><text:span text:style-name="T1">Kjeldeskatt på pensjonar</text:span></text:p>
          </table:table-cell>
          <table:table-cell table:style-name="ce41" office:value-type="string" calcext:value-type="string">
            <text:p>Tax deducted at source on pensions</text:p>
          </table:table-cell>
          <table:table-cell table:style-name="ce29"/>
          <table:table-cell table:number-columns-repeated="1009"/>
        </table:table-row>
        <table:table-row table:style-name="ro1">
          <table:table-cell table:style-name="ce3" table:formula="of:=IF([.G208]=&quot;UTGÅR&quot;;&quot;&quot;;VLOOKUP([.H208];[$'res.field'.E$1:$'res.field'.M$1048576];9;0))" office:value-type="string" office:string-value="i" calcext:value-type="string">
            <text:p>i</text:p>
          </table:table-cell>
          <table:table-cell table:style-name="ce5" table:formula="of:=&quot;&quot;&quot;&quot;&amp;[.C208]&amp;&quot;&quot;&quot;,&quot;&quot;&quot;&amp;[.D208]&amp;&quot;&quot;&quot;,&quot;&quot;&quot;&amp;[.E208]&amp;&quot;&quot;&quot;,&quot;&quot;&quot;&amp;[.F208]&amp;&quot;&quot;&quot;&quot;" office:value-type="string" office:string-value="&quot;l10n_no_hr_payroll.res_field_selection_SkatteOgAvgiftsregel_nettoloenn&quot;,&quot;l10n_no_hr_payroll.res_field_l10n_no_SkatteOgAvgiftsregel&quot;,&quot;nettoloenn&quot;,&quot;nettoloenn&quot;" calcext:value-type="string">
            <text:p>"l10n_no_hr_payroll.res_field_selection_SkatteOgAvgiftsregel_nettoloenn","l10n_no_hr_payroll.res_field_l10n_no_SkatteOgAvgiftsregel","nettoloenn","nettoloenn"</text:p>
          </table:table-cell>
          <table:table-cell table:style-name="ce5" table:formula="of:=&quot;l10n_no_hr_payroll.res_field_selection_&quot;&amp;SUBSTITUTE([.H208]&amp;&quot;_&quot;&amp;[.E208];&quot;.&quot;;&quot;_&quot;)" office:value-type="string" office:string-value="l10n_no_hr_payroll.res_field_selection_SkatteOgAvgiftsregel_nettoloenn" calcext:value-type="string">
            <text:p>l10n_no_hr_payroll.res_field_selection_SkatteOgAvgiftsregel_nettoloenn</text:p>
          </table:table-cell>
          <table:table-cell table:style-name="ce5" table:formula="of:=&quot;l10n_no_hr_payroll.res_field_l10n_no_&quot;&amp;[.H208]" office:value-type="string" office:string-value="l10n_no_hr_payroll.res_field_l10n_no_SkatteOgAvgiftsregel" calcext:value-type="string">
            <text:p>l10n_no_hr_payroll.res_field_l10n_no_SkatteOgAvgiftsregel</text:p>
          </table:table-cell>
          <table:table-cell table:style-name="ce22" table:formula="of:=[.I208]" office:value-type="string" office:string-value="nettoloenn" calcext:value-type="string">
            <text:p>nettoloenn</text:p>
          </table:table-cell>
          <table:table-cell table:style-name="ce25" table:formula="of:=[.I208]" office:value-type="string" office:string-value="nettoloenn" calcext:value-type="string">
            <text:p>nettoloenn</text:p>
          </table:table-cell>
          <table:table-cell table:style-name="ce29"/>
          <table:table-cell table:style-name="ce34" office:value-type="string" calcext:value-type="string">
            <text:p>SkatteOgAvgiftsregel</text:p>
          </table:table-cell>
          <table:table-cell table:style-name="ce34" office:value-type="string" calcext:value-type="string">
            <text:p>nettoloenn</text:p>
          </table:table-cell>
          <table:table-cell table:style-name="ce34" office:value-type="string" calcext:value-type="string">
            <text:p>2013-01</text:p>
          </table:table-cell>
          <table:table-cell table:style-name="ce29"/>
          <table:table-cell table:style-name="ce34" office:value-type="string" calcext:value-type="string">
            <text:p>Nettolønn</text:p>
          </table:table-cell>
          <table:table-cell table:style-name="ce40" office:value-type="string" calcext:value-type="string">
            <text:p><text:span text:style-name="T1">Nettolønn</text:span></text:p>
          </table:table-cell>
          <table:table-cell table:style-name="ce40" office:value-type="string" calcext:value-type="string">
            <text:p>Net pay</text:p>
          </table:table-cell>
          <table:table-cell table:style-name="ce29"/>
          <table:table-cell table:number-columns-repeated="1009"/>
        </table:table-row>
        <table:table-row table:style-name="ro1">
          <table:table-cell table:style-name="ce3" table:formula="of:=IF([.G209]=&quot;UTGÅR&quot;;&quot;&quot;;VLOOKUP([.H209];[$'res.field'.E$1:$'res.field'.M$1048576];9;0))" office:value-type="string" office:string-value="i" calcext:value-type="string">
            <text:p>i</text:p>
          </table:table-cell>
          <table:table-cell table:style-name="ce5" table:formula="of:=&quot;&quot;&quot;&quot;&amp;[.C209]&amp;&quot;&quot;&quot;,&quot;&quot;&quot;&amp;[.D209]&amp;&quot;&quot;&quot;,&quot;&quot;&quot;&amp;[.E209]&amp;&quot;&quot;&quot;,&quot;&quot;&quot;&amp;[.F209]&amp;&quot;&quot;&quot;&quot;" office:value-type="string" office:string-value="&quot;l10n_no_hr_payroll.res_field_selection_SkatteOgAvgiftsregel_svalbard&quot;,&quot;l10n_no_hr_payroll.res_field_l10n_no_SkatteOgAvgiftsregel&quot;,&quot;svalbard&quot;,&quot;svalbard&quot;" calcext:value-type="string">
            <text:p>"l10n_no_hr_payroll.res_field_selection_SkatteOgAvgiftsregel_svalbard","l10n_no_hr_payroll.res_field_l10n_no_SkatteOgAvgiftsregel","svalbard","svalbard"</text:p>
          </table:table-cell>
          <table:table-cell table:style-name="ce5" table:formula="of:=&quot;l10n_no_hr_payroll.res_field_selection_&quot;&amp;SUBSTITUTE([.H209]&amp;&quot;_&quot;&amp;[.E209];&quot;.&quot;;&quot;_&quot;)" office:value-type="string" office:string-value="l10n_no_hr_payroll.res_field_selection_SkatteOgAvgiftsregel_svalbard" calcext:value-type="string">
            <text:p>l10n_no_hr_payroll.res_field_selection_SkatteOgAvgiftsregel_svalbard</text:p>
          </table:table-cell>
          <table:table-cell table:style-name="ce5" table:formula="of:=&quot;l10n_no_hr_payroll.res_field_l10n_no_&quot;&amp;[.H209]" office:value-type="string" office:string-value="l10n_no_hr_payroll.res_field_l10n_no_SkatteOgAvgiftsregel" calcext:value-type="string">
            <text:p>l10n_no_hr_payroll.res_field_l10n_no_SkatteOgAvgiftsregel</text:p>
          </table:table-cell>
          <table:table-cell table:style-name="ce22" table:formula="of:=[.I209]" office:value-type="string" office:string-value="svalbard" calcext:value-type="string">
            <text:p>svalbard</text:p>
          </table:table-cell>
          <table:table-cell table:style-name="ce25" table:formula="of:=[.I209]" office:value-type="string" office:string-value="svalbard" calcext:value-type="string">
            <text:p>svalbard</text:p>
          </table:table-cell>
          <table:table-cell table:style-name="ce29"/>
          <table:table-cell table:style-name="ce34" office:value-type="string" calcext:value-type="string">
            <text:p>SkatteOgAvgiftsregel</text:p>
          </table:table-cell>
          <table:table-cell table:style-name="ce34" office:value-type="string" calcext:value-type="string">
            <text:p>svalbard</text:p>
          </table:table-cell>
          <table:table-cell table:style-name="ce34" office:value-type="string" calcext:value-type="string">
            <text:p>2013-01</text:p>
          </table:table-cell>
          <table:table-cell table:style-name="ce29"/>
          <table:table-cell table:style-name="ce34" office:value-type="string" calcext:value-type="string">
            <text:p>Svalbardinntekt</text:p>
          </table:table-cell>
          <table:table-cell table:style-name="ce40" office:value-type="string" calcext:value-type="string">
            <text:p><text:span text:style-name="T1">Svalbardinntekt</text:span></text:p>
          </table:table-cell>
          <table:table-cell table:style-name="ce40" office:value-type="string" calcext:value-type="string">
            <text:p><text:span text:style-name="T1">Svalbard income</text:span></text:p>
          </table:table-cell>
          <table:table-cell table:style-name="ce29"/>
          <table:table-cell table:number-columns-repeated="1009"/>
        </table:table-row>
        <table:table-row table:style-name="ro1">
          <table:table-cell table:style-name="ce3" table:formula="of:=IF([.G210]=&quot;UTGÅR&quot;;&quot;&quot;;VLOOKUP([.H210];[$'res.field'.E$1:$'res.field'.M$1048576];9;0))" office:value-type="string" office:string-value="i" calcext:value-type="string">
            <text:p>i</text:p>
          </table:table-cell>
          <table:table-cell table:style-name="ce5" table:formula="of:=&quot;&quot;&quot;&quot;&amp;[.C210]&amp;&quot;&quot;&quot;,&quot;&quot;&quot;&amp;[.D210]&amp;&quot;&quot;&quot;,&quot;&quot;&quot;&amp;[.E210]&amp;&quot;&quot;&quot;,&quot;&quot;&quot;&amp;[.F210]&amp;&quot;&quot;&quot;&quot;" office:value-type="string" office:string-value="&quot;l10n_no_hr_payroll.res_field_selection_SkatteOgAvgiftsregel_saerskiltFradragForSjoefolk&quot;,&quot;l10n_no_hr_payroll.res_field_l10n_no_SkatteOgAvgiftsregel&quot;,&quot;saerskiltFradragForSjoefolk&quot;,&quot;saerskiltFradragForSjoefolk&quot;" calcext:value-type="string">
            <text:p>"l10n_no_hr_payroll.res_field_selection_SkatteOgAvgiftsregel_saerskiltFradragForSjoefolk","l10n_no_hr_payroll.res_field_l10n_no_SkatteOgAvgiftsregel","saerskiltFradragForSjoefolk","saerskiltFradragForSjoefolk"</text:p>
          </table:table-cell>
          <table:table-cell table:style-name="ce5" table:formula="of:=&quot;l10n_no_hr_payroll.res_field_selection_&quot;&amp;SUBSTITUTE([.H210]&amp;&quot;_&quot;&amp;[.E210];&quot;.&quot;;&quot;_&quot;)" office:value-type="string" office:string-value="l10n_no_hr_payroll.res_field_selection_SkatteOgAvgiftsregel_saerskiltFradragForSjoefolk" calcext:value-type="string">
            <text:p>l10n_no_hr_payroll.res_field_selection_SkatteOgAvgiftsregel_saerskiltFradragForSjoefolk</text:p>
          </table:table-cell>
          <table:table-cell table:style-name="ce5" table:formula="of:=&quot;l10n_no_hr_payroll.res_field_l10n_no_&quot;&amp;[.H210]" office:value-type="string" office:string-value="l10n_no_hr_payroll.res_field_l10n_no_SkatteOgAvgiftsregel" calcext:value-type="string">
            <text:p>l10n_no_hr_payroll.res_field_l10n_no_SkatteOgAvgiftsregel</text:p>
          </table:table-cell>
          <table:table-cell table:style-name="ce22" table:formula="of:=[.I210]" office:value-type="string" office:string-value="saerskiltFradragForSjoefolk" calcext:value-type="string">
            <text:p>saerskiltFradragForSjoefolk</text:p>
          </table:table-cell>
          <table:table-cell table:style-name="ce25" table:formula="of:=[.I210]" office:value-type="string" office:string-value="saerskiltFradragForSjoefolk" calcext:value-type="string">
            <text:p>saerskiltFradragForSjoefolk</text:p>
          </table:table-cell>
          <table:table-cell table:style-name="ce29"/>
          <table:table-cell table:style-name="ce34" office:value-type="string" calcext:value-type="string">
            <text:p>SkatteOgAvgiftsregel</text:p>
          </table:table-cell>
          <table:table-cell table:style-name="ce34" office:value-type="string" calcext:value-type="string">
            <text:p>saerskiltFradragForSjoefolk</text:p>
          </table:table-cell>
          <table:table-cell table:style-name="ce34" office:value-type="string" calcext:value-type="string">
            <text:p>2013-01</text:p>
          </table:table-cell>
          <table:table-cell table:style-name="ce29"/>
          <table:table-cell table:style-name="ce34" office:value-type="string" calcext:value-type="string">
            <text:p>Særskilt fradrag for sjøfolk</text:p>
          </table:table-cell>
          <table:table-cell table:style-name="ce40" office:value-type="string" calcext:value-type="string">
            <text:p><text:span text:style-name="T1">Særskilt frådrag for sjøfolk</text:span></text:p>
          </table:table-cell>
          <table:table-cell table:style-name="ce41" office:value-type="string" calcext:value-type="string">
            <text:p>Special allowance for seafarers</text:p>
          </table:table-cell>
          <table:table-cell table:style-name="ce29"/>
          <table:table-cell table:number-columns-repeated="1009"/>
        </table:table-row>
        <table:table-row table:style-name="ro1">
          <table:table-cell table:style-name="ce3" table:formula="of:=IF([.G211]=&quot;UTGÅR&quot;;&quot;&quot;;VLOOKUP([.H211];[$'res.field'.E$1:$'res.field'.M$1048576];9;0))" office:value-type="string" office:string-value="i" calcext:value-type="string">
            <text:p>i</text:p>
          </table:table-cell>
          <table:table-cell table:style-name="ce5" table:formula="of:=&quot;&quot;&quot;&quot;&amp;[.C211]&amp;&quot;&quot;&quot;,&quot;&quot;&quot;&amp;[.D211]&amp;&quot;&quot;&quot;,&quot;&quot;&quot;&amp;[.E211]&amp;&quot;&quot;&quot;,&quot;&quot;&quot;&amp;[.F211]&amp;&quot;&quot;&quot;&quot;" office:value-type="string" office:string-value="&quot;l10n_no_hr_payroll.res_field_selection_SkatteOgAvgiftsregel_nettoloennForSjoefolk&quot;,&quot;l10n_no_hr_payroll.res_field_l10n_no_SkatteOgAvgiftsregel&quot;,&quot;nettoloennForSjoefolk&quot;,&quot;nettoloennForSjoefolk&quot;" calcext:value-type="string">
            <text:p>"l10n_no_hr_payroll.res_field_selection_SkatteOgAvgiftsregel_nettoloennForSjoefolk","l10n_no_hr_payroll.res_field_l10n_no_SkatteOgAvgiftsregel","nettoloennForSjoefolk","nettoloennForSjoefolk"</text:p>
          </table:table-cell>
          <table:table-cell table:style-name="ce5" table:formula="of:=&quot;l10n_no_hr_payroll.res_field_selection_&quot;&amp;SUBSTITUTE([.H211]&amp;&quot;_&quot;&amp;[.E211];&quot;.&quot;;&quot;_&quot;)" office:value-type="string" office:string-value="l10n_no_hr_payroll.res_field_selection_SkatteOgAvgiftsregel_nettoloennForSjoefolk" calcext:value-type="string">
            <text:p>l10n_no_hr_payroll.res_field_selection_SkatteOgAvgiftsregel_nettoloennForSjoefolk</text:p>
          </table:table-cell>
          <table:table-cell table:style-name="ce5" table:formula="of:=&quot;l10n_no_hr_payroll.res_field_l10n_no_&quot;&amp;[.H211]" office:value-type="string" office:string-value="l10n_no_hr_payroll.res_field_l10n_no_SkatteOgAvgiftsregel" calcext:value-type="string">
            <text:p>l10n_no_hr_payroll.res_field_l10n_no_SkatteOgAvgiftsregel</text:p>
          </table:table-cell>
          <table:table-cell table:style-name="ce22" table:formula="of:=[.I211]" office:value-type="string" office:string-value="nettoloennForSjoefolk" calcext:value-type="string">
            <text:p>nettoloennForSjoefolk</text:p>
          </table:table-cell>
          <table:table-cell table:style-name="ce25" table:formula="of:=[.I211]" office:value-type="string" office:string-value="nettoloennForSjoefolk" calcext:value-type="string">
            <text:p>nettoloennForSjoefolk</text:p>
          </table:table-cell>
          <table:table-cell table:style-name="ce29"/>
          <table:table-cell table:style-name="ce34" office:value-type="string" calcext:value-type="string">
            <text:p>SkatteOgAvgiftsregel</text:p>
          </table:table-cell>
          <table:table-cell table:style-name="ce34" office:value-type="string" calcext:value-type="string">
            <text:p>nettoloennForSjoefolk</text:p>
          </table:table-cell>
          <table:table-cell table:style-name="ce34" office:value-type="string" calcext:value-type="string">
            <text:p>2016-01</text:p>
          </table:table-cell>
          <table:table-cell table:style-name="ce29"/>
          <table:table-cell table:style-name="ce34" office:value-type="string" calcext:value-type="string">
            <text:p>Nettolønn for sjøfolk</text:p>
          </table:table-cell>
          <table:table-cell table:style-name="ce40" office:value-type="string" calcext:value-type="string">
            <text:p>Nettolønn for sjøfolk</text:p>
          </table:table-cell>
          <table:table-cell table:style-name="ce40" office:value-type="string" calcext:value-type="string">
            <text:p>Net pay for seafarers</text:p>
          </table:table-cell>
          <table:table-cell table:style-name="ce29"/>
          <table:table-cell table:number-columns-repeated="1009"/>
        </table:table-row>
        <table:table-row table:style-name="ro1">
          <table:table-cell table:style-name="ce3" table:formula="of:=IF([.G212]=&quot;UTGÅR&quot;;&quot;&quot;;VLOOKUP([.H212];[$'res.field'.E$1:$'res.field'.M$1048576];9;0))" office:value-type="string" office:string-value="i" calcext:value-type="string">
            <text:p>i</text:p>
          </table:table-cell>
          <table:table-cell table:style-name="ce5" table:formula="of:=&quot;&quot;&quot;&quot;&amp;[.C212]&amp;&quot;&quot;&quot;,&quot;&quot;&quot;&amp;[.D212]&amp;&quot;&quot;&quot;,&quot;&quot;&quot;&amp;[.E212]&amp;&quot;&quot;&quot;,&quot;&quot;&quot;&amp;[.F212]&amp;&quot;&quot;&quot;&quot;" office:value-type="string" office:string-value="&quot;l10n_no_hr_payroll.res_field_selection_SkatteOgAvgiftsregel_skattefriOrganisasjon&quot;,&quot;l10n_no_hr_payroll.res_field_l10n_no_SkatteOgAvgiftsregel&quot;,&quot;skattefriOrganisasjon&quot;,&quot;skattefriOrganisasjon&quot;" calcext:value-type="string">
            <text:p>"l10n_no_hr_payroll.res_field_selection_SkatteOgAvgiftsregel_skattefriOrganisasjon","l10n_no_hr_payroll.res_field_l10n_no_SkatteOgAvgiftsregel","skattefriOrganisasjon","skattefriOrganisasjon"</text:p>
          </table:table-cell>
          <table:table-cell table:style-name="ce5" table:formula="of:=&quot;l10n_no_hr_payroll.res_field_selection_&quot;&amp;SUBSTITUTE([.H212]&amp;&quot;_&quot;&amp;[.E212];&quot;.&quot;;&quot;_&quot;)" office:value-type="string" office:string-value="l10n_no_hr_payroll.res_field_selection_SkatteOgAvgiftsregel_skattefriOrganisasjon" calcext:value-type="string">
            <text:p>l10n_no_hr_payroll.res_field_selection_SkatteOgAvgiftsregel_skattefriOrganisasjon</text:p>
          </table:table-cell>
          <table:table-cell table:style-name="ce5" table:formula="of:=&quot;l10n_no_hr_payroll.res_field_l10n_no_&quot;&amp;[.H212]" office:value-type="string" office:string-value="l10n_no_hr_payroll.res_field_l10n_no_SkatteOgAvgiftsregel" calcext:value-type="string">
            <text:p>l10n_no_hr_payroll.res_field_l10n_no_SkatteOgAvgiftsregel</text:p>
          </table:table-cell>
          <table:table-cell table:style-name="ce22" table:formula="of:=[.I212]" office:value-type="string" office:string-value="skattefriOrganisasjon" calcext:value-type="string">
            <text:p>skattefriOrganisasjon</text:p>
          </table:table-cell>
          <table:table-cell table:style-name="ce25" table:formula="of:=[.I212]" office:value-type="string" office:string-value="skattefriOrganisasjon" calcext:value-type="string">
            <text:p>skattefriOrganisasjon</text:p>
          </table:table-cell>
          <table:table-cell table:style-name="ce29"/>
          <table:table-cell table:style-name="ce34" office:value-type="string" calcext:value-type="string">
            <text:p>SkatteOgAvgiftsregel</text:p>
          </table:table-cell>
          <table:table-cell table:style-name="ce34" office:value-type="string" calcext:value-type="string">
            <text:p>skattefriOrganisasjon</text:p>
          </table:table-cell>
          <table:table-cell table:style-name="ce34" office:value-type="string" calcext:value-type="string">
            <text:p>2016-01</text:p>
          </table:table-cell>
          <table:table-cell table:style-name="ce29"/>
          <table:table-cell table:number-columns-repeated="2" table:style-name="ce34" office:value-type="string" calcext:value-type="string">
            <text:p>Skattefri organisasjon</text:p>
          </table:table-cell>
          <table:table-cell table:style-name="ce34" office:value-type="string" calcext:value-type="string">
            <text:p>Tax-exempt organisation</text:p>
          </table:table-cell>
          <table:table-cell table:style-name="ce29"/>
          <table:table-cell table:number-columns-repeated="1009"/>
        </table:table-row>
        <table:table-row table:style-name="ro1">
          <table:table-cell table:style-name="ce3" table:formula="of:=IF([.G213]=&quot;UTGÅR&quot;;&quot;&quot;;VLOOKUP([.H213];[$'res.field'.E$1:$'res.field'.M$1048576];9;0))">
            <text:p/>
          </table:table-cell>
          <table:table-cell table:style-name="ce5" table:formula="of:=&quot;&quot;&quot;&quot;&amp;[.C213]&amp;&quot;&quot;&quot;,&quot;&quot;&quot;&amp;[.D213]&amp;&quot;&quot;&quot;,&quot;&quot;&quot;&amp;[.E213]&amp;&quot;&quot;&quot;,&quot;&quot;&quot;&amp;[.F213]&amp;&quot;&quot;&quot;&quot;" office:value-type="string" office:string-value="&quot;l10n_no_hr_payroll.res_field_selection_Skipsregister_nis&quot;,&quot;l10n_no_hr_payroll.res_field_l10n_no_Skipsregister&quot;,&quot;nis&quot;,&quot;nis&quot;" calcext:value-type="string">
            <text:p>"l10n_no_hr_payroll.res_field_selection_Skipsregister_nis","l10n_no_hr_payroll.res_field_l10n_no_Skipsregister","nis","nis"</text:p>
          </table:table-cell>
          <table:table-cell table:style-name="ce5" table:formula="of:=&quot;l10n_no_hr_payroll.res_field_selection_&quot;&amp;SUBSTITUTE([.H213]&amp;&quot;_&quot;&amp;[.E213];&quot;.&quot;;&quot;_&quot;)" office:value-type="string" office:string-value="l10n_no_hr_payroll.res_field_selection_Skipsregister_nis" calcext:value-type="string">
            <text:p>l10n_no_hr_payroll.res_field_selection_Skipsregister_nis</text:p>
          </table:table-cell>
          <table:table-cell table:style-name="ce5" table:formula="of:=&quot;l10n_no_hr_payroll.res_field_l10n_no_&quot;&amp;[.H213]" office:value-type="string" office:string-value="l10n_no_hr_payroll.res_field_l10n_no_Skipsregister" calcext:value-type="string">
            <text:p>l10n_no_hr_payroll.res_field_l10n_no_Skipsregister</text:p>
          </table:table-cell>
          <table:table-cell table:style-name="ce22" table:formula="of:=[.I213]" office:value-type="string" office:string-value="nis" calcext:value-type="string">
            <text:p>nis</text:p>
          </table:table-cell>
          <table:table-cell table:style-name="ce25" table:formula="of:=[.I213]" office:value-type="string" office:string-value="nis" calcext:value-type="string">
            <text:p>nis</text:p>
          </table:table-cell>
          <table:table-cell table:style-name="ce29"/>
          <table:table-cell table:style-name="ce34" office:value-type="string" calcext:value-type="string">
            <text:p>Skipsregister</text:p>
          </table:table-cell>
          <table:table-cell table:style-name="ce34" office:value-type="string" calcext:value-type="string">
            <text:p>nis</text:p>
          </table:table-cell>
          <table:table-cell table:style-name="ce34" office:value-type="string" calcext:value-type="string">
            <text:p>2013-01</text:p>
          </table:table-cell>
          <table:table-cell table:style-name="ce29"/>
          <table:table-cell table:style-name="ce34" office:value-type="string" calcext:value-type="string">
            <text:p>Norsk internasjonalt skipsregister</text:p>
          </table:table-cell>
          <table:table-cell table:style-name="ce40" office:value-type="string" calcext:value-type="string">
            <text:p><text:span text:style-name="T1">Norsk internasjonalt skipsregister</text:span></text:p>
          </table:table-cell>
          <table:table-cell table:style-name="ce40" office:value-type="string" calcext:value-type="string">
            <text:p><text:span text:style-name="T1">Norwegian International Ship Register</text:span></text:p>
          </table:table-cell>
          <table:table-cell table:style-name="ce47" office:value-type="string" calcext:value-type="string">
            <text:p>SKD_EDAG_Skipsregister</text:p>
          </table:table-cell>
          <table:table-cell table:number-columns-repeated="1009"/>
        </table:table-row>
        <table:table-row table:style-name="ro1">
          <table:table-cell table:style-name="ce3" table:formula="of:=IF([.G214]=&quot;UTGÅR&quot;;&quot;&quot;;VLOOKUP([.H214];[$'res.field'.E$1:$'res.field'.M$1048576];9;0))">
            <text:p/>
          </table:table-cell>
          <table:table-cell table:style-name="ce5" table:formula="of:=&quot;&quot;&quot;&quot;&amp;[.C214]&amp;&quot;&quot;&quot;,&quot;&quot;&quot;&amp;[.D214]&amp;&quot;&quot;&quot;,&quot;&quot;&quot;&amp;[.E214]&amp;&quot;&quot;&quot;,&quot;&quot;&quot;&amp;[.F214]&amp;&quot;&quot;&quot;&quot;" office:value-type="string" office:string-value="&quot;l10n_no_hr_payroll.res_field_selection_Skipsregister_nor&quot;,&quot;l10n_no_hr_payroll.res_field_l10n_no_Skipsregister&quot;,&quot;nor&quot;,&quot;nor&quot;" calcext:value-type="string">
            <text:p>"l10n_no_hr_payroll.res_field_selection_Skipsregister_nor","l10n_no_hr_payroll.res_field_l10n_no_Skipsregister","nor","nor"</text:p>
          </table:table-cell>
          <table:table-cell table:style-name="ce5" table:formula="of:=&quot;l10n_no_hr_payroll.res_field_selection_&quot;&amp;SUBSTITUTE([.H214]&amp;&quot;_&quot;&amp;[.E214];&quot;.&quot;;&quot;_&quot;)" office:value-type="string" office:string-value="l10n_no_hr_payroll.res_field_selection_Skipsregister_nor" calcext:value-type="string">
            <text:p>l10n_no_hr_payroll.res_field_selection_Skipsregister_nor</text:p>
          </table:table-cell>
          <table:table-cell table:style-name="ce5" table:formula="of:=&quot;l10n_no_hr_payroll.res_field_l10n_no_&quot;&amp;[.H214]" office:value-type="string" office:string-value="l10n_no_hr_payroll.res_field_l10n_no_Skipsregister" calcext:value-type="string">
            <text:p>l10n_no_hr_payroll.res_field_l10n_no_Skipsregister</text:p>
          </table:table-cell>
          <table:table-cell table:style-name="ce22" table:formula="of:=[.I214]" office:value-type="string" office:string-value="nor" calcext:value-type="string">
            <text:p>nor</text:p>
          </table:table-cell>
          <table:table-cell table:style-name="ce25" table:formula="of:=[.I214]" office:value-type="string" office:string-value="nor" calcext:value-type="string">
            <text:p>nor</text:p>
          </table:table-cell>
          <table:table-cell table:style-name="ce29"/>
          <table:table-cell table:style-name="ce34" office:value-type="string" calcext:value-type="string">
            <text:p>Skipsregister</text:p>
          </table:table-cell>
          <table:table-cell table:style-name="ce34" office:value-type="string" calcext:value-type="string">
            <text:p>nor</text:p>
          </table:table-cell>
          <table:table-cell table:style-name="ce34" office:value-type="string" calcext:value-type="string">
            <text:p>2013-01</text:p>
          </table:table-cell>
          <table:table-cell table:style-name="ce29"/>
          <table:table-cell table:style-name="ce34" office:value-type="string" calcext:value-type="string">
            <text:p>Norsk ordnært skipsregister</text:p>
          </table:table-cell>
          <table:table-cell table:style-name="ce40" office:value-type="string" calcext:value-type="string">
            <text:p><text:span text:style-name="T1">Norsk ordinært skipsregister</text:span></text:p>
          </table:table-cell>
          <table:table-cell table:style-name="ce40" office:value-type="string" calcext:value-type="string">
            <text:p><text:span text:style-name="T1">Norwegian Ordinary Ship Register</text:span></text:p>
          </table:table-cell>
          <table:table-cell table:style-name="ce29"/>
          <table:table-cell table:number-columns-repeated="1009"/>
        </table:table-row>
        <table:table-row table:style-name="ro1">
          <table:table-cell table:style-name="ce3" table:formula="of:=IF([.G215]=&quot;UTGÅR&quot;;&quot;&quot;;VLOOKUP([.H215];[$'res.field'.E$1:$'res.field'.M$1048576];9;0))">
            <text:p/>
          </table:table-cell>
          <table:table-cell table:style-name="ce5" table:formula="of:=&quot;&quot;&quot;&quot;&amp;[.C215]&amp;&quot;&quot;&quot;,&quot;&quot;&quot;&amp;[.D215]&amp;&quot;&quot;&quot;,&quot;&quot;&quot;&amp;[.E215]&amp;&quot;&quot;&quot;,&quot;&quot;&quot;&amp;[.F215]&amp;&quot;&quot;&quot;&quot;" office:value-type="string" office:string-value="&quot;l10n_no_hr_payroll.res_field_selection_Skipsregister_utl&quot;,&quot;l10n_no_hr_payroll.res_field_l10n_no_Skipsregister&quot;,&quot;utl&quot;,&quot;utl&quot;" calcext:value-type="string">
            <text:p>"l10n_no_hr_payroll.res_field_selection_Skipsregister_utl","l10n_no_hr_payroll.res_field_l10n_no_Skipsregister","utl","utl"</text:p>
          </table:table-cell>
          <table:table-cell table:style-name="ce5" table:formula="of:=&quot;l10n_no_hr_payroll.res_field_selection_&quot;&amp;SUBSTITUTE([.H215]&amp;&quot;_&quot;&amp;[.E215];&quot;.&quot;;&quot;_&quot;)" office:value-type="string" office:string-value="l10n_no_hr_payroll.res_field_selection_Skipsregister_utl" calcext:value-type="string">
            <text:p>l10n_no_hr_payroll.res_field_selection_Skipsregister_utl</text:p>
          </table:table-cell>
          <table:table-cell table:style-name="ce5" table:formula="of:=&quot;l10n_no_hr_payroll.res_field_l10n_no_&quot;&amp;[.H215]" office:value-type="string" office:string-value="l10n_no_hr_payroll.res_field_l10n_no_Skipsregister" calcext:value-type="string">
            <text:p>l10n_no_hr_payroll.res_field_l10n_no_Skipsregister</text:p>
          </table:table-cell>
          <table:table-cell table:style-name="ce22" table:formula="of:=[.I215]" office:value-type="string" office:string-value="utl" calcext:value-type="string">
            <text:p>utl</text:p>
          </table:table-cell>
          <table:table-cell table:style-name="ce25" table:formula="of:=[.I215]" office:value-type="string" office:string-value="utl" calcext:value-type="string">
            <text:p>utl</text:p>
          </table:table-cell>
          <table:table-cell table:style-name="ce29"/>
          <table:table-cell table:style-name="ce34" office:value-type="string" calcext:value-type="string">
            <text:p>Skipsregister</text:p>
          </table:table-cell>
          <table:table-cell table:style-name="ce34" office:value-type="string" calcext:value-type="string">
            <text:p>utl</text:p>
          </table:table-cell>
          <table:table-cell table:style-name="ce34" office:value-type="string" calcext:value-type="string">
            <text:p>2013-01</text:p>
          </table:table-cell>
          <table:table-cell table:style-name="ce29"/>
          <table:table-cell table:style-name="ce34" office:value-type="string" calcext:value-type="string">
            <text:p>Utenlandsk skipsregister</text:p>
          </table:table-cell>
          <table:table-cell table:style-name="ce40" office:value-type="string" calcext:value-type="string">
            <text:p><text:span text:style-name="T1">Utanlandsk skipsregister</text:span></text:p>
          </table:table-cell>
          <table:table-cell table:style-name="ce40" office:value-type="string" calcext:value-type="string">
            <text:p><text:span text:style-name="T1">Foreign ship register</text:span></text:p>
          </table:table-cell>
          <table:table-cell table:style-name="ce29"/>
          <table:table-cell table:number-columns-repeated="1009"/>
        </table:table-row>
        <table:table-row table:style-name="ro1">
          <table:table-cell table:style-name="ce3" table:formula="of:=IF([.G216]=&quot;UTGÅR&quot;;&quot;&quot;;VLOOKUP([.H216];[$'res.field'.E$1:$'res.field'.M$1048576];9;0))">
            <text:p/>
          </table:table-cell>
          <table:table-cell table:style-name="ce5" table:formula="of:=&quot;&quot;&quot;&quot;&amp;[.C216]&amp;&quot;&quot;&quot;,&quot;&quot;&quot;&amp;[.D216]&amp;&quot;&quot;&quot;,&quot;&quot;&quot;&amp;[.E216]&amp;&quot;&quot;&quot;,&quot;&quot;&quot;&amp;[.F216]&amp;&quot;&quot;&quot;&quot;" office:value-type="string" office:string-value="&quot;l10n_no_hr_payroll.res_field_selection_Skipstype_annet&quot;,&quot;l10n_no_hr_payroll.res_field_l10n_no_Skipstype&quot;,&quot;annet&quot;,&quot;annet&quot;" calcext:value-type="string">
            <text:p>"l10n_no_hr_payroll.res_field_selection_Skipstype_annet","l10n_no_hr_payroll.res_field_l10n_no_Skipstype","annet","annet"</text:p>
          </table:table-cell>
          <table:table-cell table:style-name="ce5" table:formula="of:=&quot;l10n_no_hr_payroll.res_field_selection_&quot;&amp;SUBSTITUTE([.H216]&amp;&quot;_&quot;&amp;[.E216];&quot;.&quot;;&quot;_&quot;)" office:value-type="string" office:string-value="l10n_no_hr_payroll.res_field_selection_Skipstype_annet" calcext:value-type="string">
            <text:p>l10n_no_hr_payroll.res_field_selection_Skipstype_annet</text:p>
          </table:table-cell>
          <table:table-cell table:style-name="ce5" table:formula="of:=&quot;l10n_no_hr_payroll.res_field_l10n_no_&quot;&amp;[.H216]" office:value-type="string" office:string-value="l10n_no_hr_payroll.res_field_l10n_no_Skipstype" calcext:value-type="string">
            <text:p>l10n_no_hr_payroll.res_field_l10n_no_Skipstype</text:p>
          </table:table-cell>
          <table:table-cell table:style-name="ce22" table:formula="of:=[.I216]" office:value-type="string" office:string-value="annet" calcext:value-type="string">
            <text:p>annet</text:p>
          </table:table-cell>
          <table:table-cell table:style-name="ce25" table:formula="of:=[.I216]" office:value-type="string" office:string-value="annet" calcext:value-type="string">
            <text:p>annet</text:p>
          </table:table-cell>
          <table:table-cell table:style-name="ce29"/>
          <table:table-cell table:style-name="ce34" office:value-type="string" calcext:value-type="string">
            <text:p>Skipstype</text:p>
          </table:table-cell>
          <table:table-cell table:style-name="ce34" office:value-type="string" calcext:value-type="string">
            <text:p>annet</text:p>
          </table:table-cell>
          <table:table-cell table:style-name="ce34" office:value-type="string" calcext:value-type="string">
            <text:p>2013-01</text:p>
          </table:table-cell>
          <table:table-cell table:style-name="ce29"/>
          <table:table-cell table:style-name="ce34" office:value-type="string" calcext:value-type="string">
            <text:p>Annet</text:p>
          </table:table-cell>
          <table:table-cell table:style-name="ce40" office:value-type="string" calcext:value-type="string">
            <text:p><text:span text:style-name="T1">Anna</text:span></text:p>
          </table:table-cell>
          <table:table-cell table:style-name="ce40" office:value-type="string" calcext:value-type="string">
            <text:p>Other</text:p>
          </table:table-cell>
          <table:table-cell table:style-name="ce34" office:value-type="string" calcext:value-type="string">
            <text:p>SKD_EDAG_Skipstype</text:p>
          </table:table-cell>
          <table:table-cell table:number-columns-repeated="1009"/>
        </table:table-row>
        <table:table-row table:style-name="ro1">
          <table:table-cell table:style-name="ce3" table:formula="of:=IF([.G217]=&quot;UTGÅR&quot;;&quot;&quot;;VLOOKUP([.H217];[$'res.field'.E$1:$'res.field'.M$1048576];9;0))">
            <text:p/>
          </table:table-cell>
          <table:table-cell table:style-name="ce5" table:formula="of:=&quot;&quot;&quot;&quot;&amp;[.C217]&amp;&quot;&quot;&quot;,&quot;&quot;&quot;&amp;[.D217]&amp;&quot;&quot;&quot;,&quot;&quot;&quot;&amp;[.E217]&amp;&quot;&quot;&quot;,&quot;&quot;&quot;&amp;[.F217]&amp;&quot;&quot;&quot;&quot;" office:value-type="string" office:string-value="&quot;l10n_no_hr_payroll.res_field_selection_Skipstype_boreplattform&quot;,&quot;l10n_no_hr_payroll.res_field_l10n_no_Skipstype&quot;,&quot;boreplattform&quot;,&quot;boreplattform&quot;" calcext:value-type="string">
            <text:p>"l10n_no_hr_payroll.res_field_selection_Skipstype_boreplattform","l10n_no_hr_payroll.res_field_l10n_no_Skipstype","boreplattform","boreplattform"</text:p>
          </table:table-cell>
          <table:table-cell table:style-name="ce5" table:formula="of:=&quot;l10n_no_hr_payroll.res_field_selection_&quot;&amp;SUBSTITUTE([.H217]&amp;&quot;_&quot;&amp;[.E217];&quot;.&quot;;&quot;_&quot;)" office:value-type="string" office:string-value="l10n_no_hr_payroll.res_field_selection_Skipstype_boreplattform" calcext:value-type="string">
            <text:p>l10n_no_hr_payroll.res_field_selection_Skipstype_boreplattform</text:p>
          </table:table-cell>
          <table:table-cell table:style-name="ce5" table:formula="of:=&quot;l10n_no_hr_payroll.res_field_l10n_no_&quot;&amp;[.H217]" office:value-type="string" office:string-value="l10n_no_hr_payroll.res_field_l10n_no_Skipstype" calcext:value-type="string">
            <text:p>l10n_no_hr_payroll.res_field_l10n_no_Skipstype</text:p>
          </table:table-cell>
          <table:table-cell table:style-name="ce22" table:formula="of:=[.I217]" office:value-type="string" office:string-value="boreplattform" calcext:value-type="string">
            <text:p>boreplattform</text:p>
          </table:table-cell>
          <table:table-cell table:style-name="ce25" table:formula="of:=[.I217]" office:value-type="string" office:string-value="boreplattform" calcext:value-type="string">
            <text:p>boreplattform</text:p>
          </table:table-cell>
          <table:table-cell table:style-name="ce29"/>
          <table:table-cell table:style-name="ce34" office:value-type="string" calcext:value-type="string">
            <text:p>Skipstype</text:p>
          </table:table-cell>
          <table:table-cell table:style-name="ce34" office:value-type="string" calcext:value-type="string">
            <text:p>boreplattform</text:p>
          </table:table-cell>
          <table:table-cell table:style-name="ce34" office:value-type="string" calcext:value-type="string">
            <text:p>2013-01</text:p>
          </table:table-cell>
          <table:table-cell table:style-name="ce29"/>
          <table:table-cell table:style-name="ce34" office:value-type="string" calcext:value-type="string">
            <text:p>Boreplattform</text:p>
          </table:table-cell>
          <table:table-cell table:style-name="ce40" office:value-type="string" calcext:value-type="string">
            <text:p><text:span text:style-name="T1">Boreplattform</text:span></text:p>
          </table:table-cell>
          <table:table-cell table:style-name="ce40" office:value-type="string" calcext:value-type="string">
            <text:p><text:span text:style-name="T1">Drilling platform</text:span></text:p>
          </table:table-cell>
          <table:table-cell table:style-name="ce29"/>
          <table:table-cell table:number-columns-repeated="1009"/>
        </table:table-row>
        <table:table-row table:style-name="ro1">
          <table:table-cell table:style-name="ce3" table:formula="of:=IF([.G218]=&quot;UTGÅR&quot;;&quot;&quot;;VLOOKUP([.H218];[$'res.field'.E$1:$'res.field'.M$1048576];9;0))">
            <text:p/>
          </table:table-cell>
          <table:table-cell table:style-name="ce5" table:formula="of:=&quot;&quot;&quot;&quot;&amp;[.C218]&amp;&quot;&quot;&quot;,&quot;&quot;&quot;&amp;[.D218]&amp;&quot;&quot;&quot;,&quot;&quot;&quot;&amp;[.E218]&amp;&quot;&quot;&quot;,&quot;&quot;&quot;&amp;[.F218]&amp;&quot;&quot;&quot;&quot;" office:value-type="string" office:string-value="&quot;l10n_no_hr_payroll.res_field_selection_Skipstype_turist&quot;,&quot;l10n_no_hr_payroll.res_field_l10n_no_Skipstype&quot;,&quot;turist&quot;,&quot;turist&quot;" calcext:value-type="string">
            <text:p>"l10n_no_hr_payroll.res_field_selection_Skipstype_turist","l10n_no_hr_payroll.res_field_l10n_no_Skipstype","turist","turist"</text:p>
          </table:table-cell>
          <table:table-cell table:style-name="ce5" table:formula="of:=&quot;l10n_no_hr_payroll.res_field_selection_&quot;&amp;SUBSTITUTE([.H218]&amp;&quot;_&quot;&amp;[.E218];&quot;.&quot;;&quot;_&quot;)" office:value-type="string" office:string-value="l10n_no_hr_payroll.res_field_selection_Skipstype_turist" calcext:value-type="string">
            <text:p>l10n_no_hr_payroll.res_field_selection_Skipstype_turist</text:p>
          </table:table-cell>
          <table:table-cell table:style-name="ce5" table:formula="of:=&quot;l10n_no_hr_payroll.res_field_l10n_no_&quot;&amp;[.H218]" office:value-type="string" office:string-value="l10n_no_hr_payroll.res_field_l10n_no_Skipstype" calcext:value-type="string">
            <text:p>l10n_no_hr_payroll.res_field_l10n_no_Skipstype</text:p>
          </table:table-cell>
          <table:table-cell table:style-name="ce22" table:formula="of:=[.I218]" office:value-type="string" office:string-value="turist" calcext:value-type="string">
            <text:p>turist</text:p>
          </table:table-cell>
          <table:table-cell table:style-name="ce25" table:formula="of:=[.I218]" office:value-type="string" office:string-value="turist" calcext:value-type="string">
            <text:p>turist</text:p>
          </table:table-cell>
          <table:table-cell table:style-name="ce29"/>
          <table:table-cell table:style-name="ce34" office:value-type="string" calcext:value-type="string">
            <text:p>Skipstype</text:p>
          </table:table-cell>
          <table:table-cell table:style-name="ce34" office:value-type="string" calcext:value-type="string">
            <text:p>turist</text:p>
          </table:table-cell>
          <table:table-cell table:style-name="ce34" office:value-type="string" calcext:value-type="string">
            <text:p>2013-01</text:p>
          </table:table-cell>
          <table:table-cell table:style-name="ce29"/>
          <table:table-cell table:style-name="ce34" office:value-type="string" calcext:value-type="string">
            <text:p>Turist</text:p>
          </table:table-cell>
          <table:table-cell table:style-name="ce40" office:value-type="string" calcext:value-type="string">
            <text:p><text:span text:style-name="T1">Turist</text:span></text:p>
          </table:table-cell>
          <table:table-cell table:style-name="ce40" office:value-type="string" calcext:value-type="string">
            <text:p><text:span text:style-name="T1">Tourist</text:span></text:p>
          </table:table-cell>
          <table:table-cell table:style-name="ce29"/>
          <table:table-cell table:number-columns-repeated="1009"/>
        </table:table-row>
        <table:table-row table:style-name="ro1">
          <table:table-cell table:style-name="ce3" table:formula="of:=IF([.G219]=&quot;UTGÅR&quot;;&quot;&quot;;VLOOKUP([.H219];[$'res.field'.E$1:$'res.field'.M$1048576];9;0))">
            <text:p/>
          </table:table-cell>
          <table:table-cell table:style-name="ce5" table:formula="of:=&quot;&quot;&quot;&quot;&amp;[.C219]&amp;&quot;&quot;&quot;,&quot;&quot;&quot;&amp;[.D219]&amp;&quot;&quot;&quot;,&quot;&quot;&quot;&amp;[.E219]&amp;&quot;&quot;&quot;,&quot;&quot;&quot;&amp;[.F219]&amp;&quot;&quot;&quot;&quot;" office:value-type="string" office:string-value="&quot;l10n_no_hr_payroll.res_field_selection_Spesielleinntjeningsforhold_hyreTilMannskapPaaFiskeSmaahvalfangstOgSelfangstfartoey&quot;,&quot;l10n_no_hr_payroll.res_field_l10n_no_Spesielleinntjeningsforhold&quot;,&quot;hyreTilMannskapPaaFiskeSmaahvalfangstOgSelfangstfartoey&quot;,&quot;hyreTilMannskapPaaFiskeSmaahvalfangstOgSelfangstfartoey&quot;" calcext:value-type="string">
            <text:p>"l10n_no_hr_payroll.res_field_selection_Spesielleinntjeningsforhold_hyreTilMannskapPaaFiskeSmaahvalfangstOgSelfangstfartoey","l10n_no_hr_payroll.res_field_l10n_no_Spesielleinntjeningsforhold","hyreTilMannskapPaaFiskeSmaahvalfangstOgSelfangstfartoey","hyreTilMannskapPaaFiskeSmaahvalfangstOgSelfangstfartoey"</text:p>
          </table:table-cell>
          <table:table-cell table:style-name="ce5" table:formula="of:=&quot;l10n_no_hr_payroll.res_field_selection_&quot;&amp;SUBSTITUTE([.H219]&amp;&quot;_&quot;&amp;[.E219];&quot;.&quot;;&quot;_&quot;)" office:value-type="string" office:string-value="l10n_no_hr_payroll.res_field_selection_Spesielleinntjeningsforhold_hyreTilMannskapPaaFiskeSmaahvalfangstOgSelfangstfartoey" calcext:value-type="string">
            <text:p>l10n_no_hr_payroll.res_field_selection_Spesielleinntjeningsforhold_hyreTilMannskapPaaFiskeSmaahvalfangstOgSelfangstfartoey</text:p>
          </table:table-cell>
          <table:table-cell table:style-name="ce5" table:formula="of:=&quot;l10n_no_hr_payroll.res_field_l10n_no_&quot;&amp;[.H219]" office:value-type="string" office:string-value="l10n_no_hr_payroll.res_field_l10n_no_Spesielleinntjeningsforhold" calcext:value-type="string">
            <text:p>l10n_no_hr_payroll.res_field_l10n_no_Spesielleinntjeningsforhold</text:p>
          </table:table-cell>
          <table:table-cell table:style-name="ce22" table:formula="of:=[.I219]" office:value-type="string" office:string-value="hyreTilMannskapPaaFiskeSmaahvalfangstOgSelfangstfartoey" calcext:value-type="string">
            <text:p>hyreTilMannskapPaaFiskeSmaahvalfangstOgSelfangstfartoey</text:p>
          </table:table-cell>
          <table:table-cell table:style-name="ce25" table:formula="of:=[.I219]" office:value-type="string" office:string-value="hyreTilMannskapPaaFiskeSmaahvalfangstOgSelfangstfartoey" calcext:value-type="string">
            <text:p>hyreTilMannskapPaaFiskeSmaahvalfangstOgSelfangstfartoey</text:p>
          </table:table-cell>
          <table:table-cell table:style-name="ce29"/>
          <table:table-cell table:style-name="ce34" office:value-type="string" calcext:value-type="string">
            <text:p>Spesielleinntjeningsforhold</text:p>
          </table:table-cell>
          <table:table-cell table:style-name="ce34" office:value-type="string" calcext:value-type="string">
            <text:p>hyreTilMannskapPaaFiskeSmaahvalfangstOgSelfangstfartoey</text:p>
          </table:table-cell>
          <table:table-cell table:style-name="ce34" office:value-type="string" calcext:value-type="string">
            <text:p>2013-01</text:p>
          </table:table-cell>
          <table:table-cell table:style-name="ce29"/>
          <table:table-cell table:style-name="ce34" office:value-type="string" calcext:value-type="string">
            <text:p>Hyre til mannskap på fiske-, småhvalfangst- og selfangstfartøy</text:p>
          </table:table-cell>
          <table:table-cell table:style-name="ce40" office:value-type="string" calcext:value-type="string">
            <text:p><text:span text:style-name="T1">Hyre til mannskap på fiske-, småkvalfangst- og selfangstfartøy</text:span></text:p>
          </table:table-cell>
          <table:table-cell table:style-name="ce41" office:value-type="string" calcext:value-type="string">
            <text:p>Seafarers’ wages paid to crew members on fishing, small whaling and sealing vessels </text:p>
          </table:table-cell>
          <table:table-cell table:style-name="ce29"/>
          <table:table-cell table:number-columns-repeated="1009"/>
        </table:table-row>
        <table:table-row table:style-name="ro1">
          <table:table-cell table:style-name="ce3" table:formula="of:=IF([.G220]=&quot;UTGÅR&quot;;&quot;&quot;;VLOOKUP([.H220];[$'res.field'.E$1:$'res.field'.M$1048576];9;0))">
            <text:p/>
          </table:table-cell>
          <table:table-cell table:style-name="ce5" table:formula="of:=&quot;&quot;&quot;&quot;&amp;[.C220]&amp;&quot;&quot;&quot;,&quot;&quot;&quot;&amp;[.D220]&amp;&quot;&quot;&quot;,&quot;&quot;&quot;&amp;[.E220]&amp;&quot;&quot;&quot;,&quot;&quot;&quot;&amp;[.F220]&amp;&quot;&quot;&quot;&quot;" office:value-type="string" office:string-value="&quot;l10n_no_hr_payroll.res_field_selection_Spesielleinntjeningsforhold_loennOgAnnenGodtgjoerelseSomIkkeErSkattepliktig&quot;,&quot;l10n_no_hr_payroll.res_field_l10n_no_Spesielleinntjeningsforhold&quot;,&quot;loennOgAnnenGodtgjoerelseSomIkkeErSkattepliktig&quot;,&quot;loennOgAnnenGodtgjoerelseSomIkkeErSkattepliktig&quot;" calcext:value-type="string">
            <text:p>"l10n_no_hr_payroll.res_field_selection_Spesielleinntjeningsforhold_loennOgAnnenGodtgjoerelseSomIkkeErSkattepliktig","l10n_no_hr_payroll.res_field_l10n_no_Spesielleinntjeningsforhold","loennOgAnnenGodtgjoerelseSomIkkeErSkattepliktig","loennOgAnnenGodtgjoerelseSomIkkeErSkattepliktig"</text:p>
          </table:table-cell>
          <table:table-cell table:style-name="ce5" table:formula="of:=&quot;l10n_no_hr_payroll.res_field_selection_&quot;&amp;SUBSTITUTE([.H220]&amp;&quot;_&quot;&amp;[.E220];&quot;.&quot;;&quot;_&quot;)" office:value-type="string" office:string-value="l10n_no_hr_payroll.res_field_selection_Spesielleinntjeningsforhold_loennOgAnnenGodtgjoerelseSomIkkeErSkattepliktig" calcext:value-type="string">
            <text:p>l10n_no_hr_payroll.res_field_selection_Spesielleinntjeningsforhold_loennOgAnnenGodtgjoerelseSomIkkeErSkattepliktig</text:p>
          </table:table-cell>
          <table:table-cell table:style-name="ce5" table:formula="of:=&quot;l10n_no_hr_payroll.res_field_l10n_no_&quot;&amp;[.H220]" office:value-type="string" office:string-value="l10n_no_hr_payroll.res_field_l10n_no_Spesielleinntjeningsforhold" calcext:value-type="string">
            <text:p>l10n_no_hr_payroll.res_field_l10n_no_Spesielleinntjeningsforhold</text:p>
          </table:table-cell>
          <table:table-cell table:style-name="ce22" table:formula="of:=[.I220]" office:value-type="string" office:string-value="loennOgAnnenGodtgjoerelseSomIkkeErSkattepliktig" calcext:value-type="string">
            <text:p>loennOgAnnenGodtgjoerelseSomIkkeErSkattepliktig</text:p>
          </table:table-cell>
          <table:table-cell table:style-name="ce25" table:formula="of:=[.I220]" office:value-type="string" office:string-value="loennOgAnnenGodtgjoerelseSomIkkeErSkattepliktig" calcext:value-type="string">
            <text:p>loennOgAnnenGodtgjoerelseSomIkkeErSkattepliktig</text:p>
          </table:table-cell>
          <table:table-cell table:style-name="ce29"/>
          <table:table-cell table:style-name="ce34" office:value-type="string" calcext:value-type="string">
            <text:p>Spesielleinntjeningsforhold</text:p>
          </table:table-cell>
          <table:table-cell table:style-name="ce34" office:value-type="string" calcext:value-type="string">
            <text:p>loennOgAnnenGodtgjoerelseSomIkkeErSkattepliktig</text:p>
          </table:table-cell>
          <table:table-cell table:style-name="ce34" office:value-type="string" calcext:value-type="string">
            <text:p>2013-01</text:p>
          </table:table-cell>
          <table:table-cell table:style-name="ce29"/>
          <table:table-cell table:style-name="ce34" office:value-type="string" calcext:value-type="string">
            <text:p>Lønn og annen godtgjørelse som ikke er skattepliktig</text:p>
          </table:table-cell>
          <table:table-cell table:style-name="ce40" office:value-type="string" calcext:value-type="string">
            <text:p><text:span text:style-name="T1">Lønn og anna godtgjersle som ikkje er skattepliktig</text:span></text:p>
          </table:table-cell>
          <table:table-cell table:style-name="ce41" office:value-type="string" calcext:value-type="string">
            <text:p>Pay and other remuneration not liable for tax </text:p>
          </table:table-cell>
          <table:table-cell table:style-name="ce29"/>
          <table:table-cell table:number-columns-repeated="1009"/>
        </table:table-row>
        <table:table-row table:style-name="ro1">
          <table:table-cell table:style-name="ce3" table:formula="of:=IF([.G221]=&quot;UTGÅR&quot;;&quot;&quot;;VLOOKUP([.H221];[$'res.field'.E$1:$'res.field'.M$1048576];9;0))">
            <text:p/>
          </table:table-cell>
          <table:table-cell table:style-name="ce5" table:formula="of:=&quot;&quot;&quot;&quot;&amp;[.C221]&amp;&quot;&quot;&quot;,&quot;&quot;&quot;&amp;[.D221]&amp;&quot;&quot;&quot;,&quot;&quot;&quot;&amp;[.E221]&amp;&quot;&quot;&quot;,&quot;&quot;&quot;&amp;[.F221]&amp;&quot;&quot;&quot;&quot;" office:value-type="string" office:string-value="&quot;l10n_no_hr_payroll.res_field_selection_Spesielleinntjeningsforhold_loennUtbetaltFraDenNorskeStatOpptjentIUtlandet&quot;,&quot;l10n_no_hr_payroll.res_field_l10n_no_Spesielleinntjeningsforhold&quot;,&quot;loennUtbetaltFraDenNorskeStatOpptjentIUtlandet&quot;,&quot;loennUtbetaltFraDenNorskeStatOpptjentIUtlandet&quot;" calcext:value-type="string">
            <text:p>"l10n_no_hr_payroll.res_field_selection_Spesielleinntjeningsforhold_loennUtbetaltFraDenNorskeStatOpptjentIUtlandet","l10n_no_hr_payroll.res_field_l10n_no_Spesielleinntjeningsforhold","loennUtbetaltFraDenNorskeStatOpptjentIUtlandet","loennUtbetaltFraDenNorskeStatOpptjentIUtlandet"</text:p>
          </table:table-cell>
          <table:table-cell table:style-name="ce5" table:formula="of:=&quot;l10n_no_hr_payroll.res_field_selection_&quot;&amp;SUBSTITUTE([.H221]&amp;&quot;_&quot;&amp;[.E221];&quot;.&quot;;&quot;_&quot;)" office:value-type="string" office:string-value="l10n_no_hr_payroll.res_field_selection_Spesielleinntjeningsforhold_loennUtbetaltFraDenNorskeStatOpptjentIUtlandet" calcext:value-type="string">
            <text:p>l10n_no_hr_payroll.res_field_selection_Spesielleinntjeningsforhold_loennUtbetaltFraDenNorskeStatOpptjentIUtlandet</text:p>
          </table:table-cell>
          <table:table-cell table:style-name="ce5" table:formula="of:=&quot;l10n_no_hr_payroll.res_field_l10n_no_&quot;&amp;[.H221]" office:value-type="string" office:string-value="l10n_no_hr_payroll.res_field_l10n_no_Spesielleinntjeningsforhold" calcext:value-type="string">
            <text:p>l10n_no_hr_payroll.res_field_l10n_no_Spesielleinntjeningsforhold</text:p>
          </table:table-cell>
          <table:table-cell table:style-name="ce22" table:formula="of:=[.I221]" office:value-type="string" office:string-value="loennUtbetaltFraDenNorskeStatOpptjentIUtlandet" calcext:value-type="string">
            <text:p>loennUtbetaltFraDenNorskeStatOpptjentIUtlandet</text:p>
          </table:table-cell>
          <table:table-cell table:style-name="ce25" table:formula="of:=[.I221]" office:value-type="string" office:string-value="loennUtbetaltFraDenNorskeStatOpptjentIUtlandet" calcext:value-type="string">
            <text:p>loennUtbetaltFraDenNorskeStatOpptjentIUtlandet</text:p>
          </table:table-cell>
          <table:table-cell table:style-name="ce29"/>
          <table:table-cell table:style-name="ce34" office:value-type="string" calcext:value-type="string">
            <text:p>Spesielleinntjeningsforhold</text:p>
          </table:table-cell>
          <table:table-cell table:style-name="ce34" office:value-type="string" calcext:value-type="string">
            <text:p>loennUtbetaltFraDenNorskeStatOpptjentIUtlandet</text:p>
          </table:table-cell>
          <table:table-cell table:style-name="ce34" office:value-type="string" calcext:value-type="string">
            <text:p>2014-01</text:p>
          </table:table-cell>
          <table:table-cell table:style-name="ce29"/>
          <table:table-cell table:style-name="ce34" office:value-type="string" calcext:value-type="string">
            <text:p>Lønn utbetalt fra den norske stat, opptjent i utlandet</text:p>
          </table:table-cell>
          <table:table-cell table:style-name="ce40" office:value-type="string" calcext:value-type="string">
            <text:p><text:span text:style-name="T1">Lønn utbetalt frå den norske stat, tent opp i utlandet</text:span></text:p>
          </table:table-cell>
          <table:table-cell table:style-name="ce41" office:value-type="string" calcext:value-type="string">
            <text:p>Pay from the Norwegian State earned abroad</text:p>
          </table:table-cell>
          <table:table-cell table:style-name="ce29"/>
          <table:table-cell table:number-columns-repeated="1009"/>
        </table:table-row>
        <table:table-row table:style-name="ro1">
          <table:table-cell table:style-name="ce3" table:formula="of:=IF([.G222]=&quot;UTGÅR&quot;;&quot;&quot;;VLOOKUP([.H222];[$'res.field'.E$1:$'res.field'.M$1048576];9;0))">
            <text:p/>
          </table:table-cell>
          <table:table-cell table:style-name="ce5" table:formula="of:=&quot;&quot;&quot;&quot;&amp;[.C222]&amp;&quot;&quot;&quot;,&quot;&quot;&quot;&amp;[.D222]&amp;&quot;&quot;&quot;,&quot;&quot;&quot;&amp;[.E222]&amp;&quot;&quot;&quot;,&quot;&quot;&quot;&amp;[.F222]&amp;&quot;&quot;&quot;&quot;" office:value-type="string" office:string-value="&quot;l10n_no_hr_payroll.res_field_selection_Spesielleinntjeningsforhold_loennVedArbeidsmarkedstiltak&quot;,&quot;l10n_no_hr_payroll.res_field_l10n_no_Spesielleinntjeningsforhold&quot;,&quot;loennVedArbeidsmarkedstiltak&quot;,&quot;loennVedArbeidsmarkedstiltak&quot;" calcext:value-type="string">
            <text:p>"l10n_no_hr_payroll.res_field_selection_Spesielleinntjeningsforhold_loennVedArbeidsmarkedstiltak","l10n_no_hr_payroll.res_field_l10n_no_Spesielleinntjeningsforhold","loennVedArbeidsmarkedstiltak","loennVedArbeidsmarkedstiltak"</text:p>
          </table:table-cell>
          <table:table-cell table:style-name="ce5" table:formula="of:=&quot;l10n_no_hr_payroll.res_field_selection_&quot;&amp;SUBSTITUTE([.H222]&amp;&quot;_&quot;&amp;[.E222];&quot;.&quot;;&quot;_&quot;)" office:value-type="string" office:string-value="l10n_no_hr_payroll.res_field_selection_Spesielleinntjeningsforhold_loennVedArbeidsmarkedstiltak" calcext:value-type="string">
            <text:p>l10n_no_hr_payroll.res_field_selection_Spesielleinntjeningsforhold_loennVedArbeidsmarkedstiltak</text:p>
          </table:table-cell>
          <table:table-cell table:style-name="ce5" table:formula="of:=&quot;l10n_no_hr_payroll.res_field_l10n_no_&quot;&amp;[.H222]" office:value-type="string" office:string-value="l10n_no_hr_payroll.res_field_l10n_no_Spesielleinntjeningsforhold" calcext:value-type="string">
            <text:p>l10n_no_hr_payroll.res_field_l10n_no_Spesielleinntjeningsforhold</text:p>
          </table:table-cell>
          <table:table-cell table:style-name="ce22" table:formula="of:=[.I222]" office:value-type="string" office:string-value="loennVedArbeidsmarkedstiltak" calcext:value-type="string">
            <text:p>loennVedArbeidsmarkedstiltak</text:p>
          </table:table-cell>
          <table:table-cell table:style-name="ce25" table:formula="of:=[.I222]" office:value-type="string" office:string-value="loennVedArbeidsmarkedstiltak" calcext:value-type="string">
            <text:p>loennVedArbeidsmarkedstiltak</text:p>
          </table:table-cell>
          <table:table-cell table:style-name="ce29"/>
          <table:table-cell table:style-name="ce34" office:value-type="string" calcext:value-type="string">
            <text:p>Spesielleinntjeningsforhold</text:p>
          </table:table-cell>
          <table:table-cell table:style-name="ce34" office:value-type="string" calcext:value-type="string">
            <text:p>loennVedArbeidsmarkedstiltak</text:p>
          </table:table-cell>
          <table:table-cell table:style-name="ce34" office:value-type="string" calcext:value-type="string">
            <text:p>2014-01</text:p>
          </table:table-cell>
          <table:table-cell table:style-name="ce29"/>
          <table:table-cell table:style-name="ce34" office:value-type="string" calcext:value-type="string">
            <text:p>Lønn ved arbeidsmarkedstiltak</text:p>
          </table:table-cell>
          <table:table-cell table:style-name="ce40" office:value-type="string" calcext:value-type="string">
            <text:p><text:span text:style-name="T1">Lønn ved arbeidsmarknadstiltak</text:span></text:p>
          </table:table-cell>
          <table:table-cell table:style-name="ce41" office:value-type="string" calcext:value-type="string">
            <text:p>Pay from labour market schemes </text:p>
          </table:table-cell>
          <table:table-cell table:style-name="ce29"/>
          <table:table-cell table:number-columns-repeated="1009"/>
        </table:table-row>
        <table:table-row table:style-name="ro1">
          <table:table-cell table:style-name="ce3" table:formula="of:=IF([.G223]=&quot;UTGÅR&quot;;&quot;&quot;;VLOOKUP([.H223];[$'res.field'.E$1:$'res.field'.M$1048576];9;0))">
            <text:p/>
          </table:table-cell>
          <table:table-cell table:style-name="ce5" table:formula="of:=&quot;&quot;&quot;&quot;&amp;[.C223]&amp;&quot;&quot;&quot;,&quot;&quot;&quot;&amp;[.D223]&amp;&quot;&quot;&quot;,&quot;&quot;&quot;&amp;[.E223]&amp;&quot;&quot;&quot;,&quot;&quot;&quot;&amp;[.F223]&amp;&quot;&quot;&quot;&quot;" office:value-type="string" office:string-value="&quot;l10n_no_hr_payroll.res_field_selection_Spesielleinntjeningsforhold_loennVedKonkursEllerStatsgarantiOsv&quot;,&quot;l10n_no_hr_payroll.res_field_l10n_no_Spesielleinntjeningsforhold&quot;,&quot;loennVedKonkursEllerStatsgarantiOsv&quot;,&quot;loennVedKonkursEllerStatsgarantiOsv&quot;" calcext:value-type="string">
            <text:p>"l10n_no_hr_payroll.res_field_selection_Spesielleinntjeningsforhold_loennVedKonkursEllerStatsgarantiOsv","l10n_no_hr_payroll.res_field_l10n_no_Spesielleinntjeningsforhold","loennVedKonkursEllerStatsgarantiOsv","loennVedKonkursEllerStatsgarantiOsv"</text:p>
          </table:table-cell>
          <table:table-cell table:style-name="ce5" table:formula="of:=&quot;l10n_no_hr_payroll.res_field_selection_&quot;&amp;SUBSTITUTE([.H223]&amp;&quot;_&quot;&amp;[.E223];&quot;.&quot;;&quot;_&quot;)" office:value-type="string" office:string-value="l10n_no_hr_payroll.res_field_selection_Spesielleinntjeningsforhold_loennVedKonkursEllerStatsgarantiOsv" calcext:value-type="string">
            <text:p>l10n_no_hr_payroll.res_field_selection_Spesielleinntjeningsforhold_loennVedKonkursEllerStatsgarantiOsv</text:p>
          </table:table-cell>
          <table:table-cell table:style-name="ce5" table:formula="of:=&quot;l10n_no_hr_payroll.res_field_l10n_no_&quot;&amp;[.H223]" office:value-type="string" office:string-value="l10n_no_hr_payroll.res_field_l10n_no_Spesielleinntjeningsforhold" calcext:value-type="string">
            <text:p>l10n_no_hr_payroll.res_field_l10n_no_Spesielleinntjeningsforhold</text:p>
          </table:table-cell>
          <table:table-cell table:style-name="ce22" table:formula="of:=[.I223]" office:value-type="string" office:string-value="loennVedKonkursEllerStatsgarantiOsv" calcext:value-type="string">
            <text:p>loennVedKonkursEllerStatsgarantiOsv</text:p>
          </table:table-cell>
          <table:table-cell table:style-name="ce25" table:formula="of:=[.I223]" office:value-type="string" office:string-value="loennVedKonkursEllerStatsgarantiOsv" calcext:value-type="string">
            <text:p>loennVedKonkursEllerStatsgarantiOsv</text:p>
          </table:table-cell>
          <table:table-cell table:style-name="ce29"/>
          <table:table-cell table:style-name="ce34" office:value-type="string" calcext:value-type="string">
            <text:p>Spesielleinntjeningsforhold</text:p>
          </table:table-cell>
          <table:table-cell table:style-name="ce34" office:value-type="string" calcext:value-type="string">
            <text:p>loennVedKonkursEllerStatsgarantiOsv</text:p>
          </table:table-cell>
          <table:table-cell table:style-name="ce34" office:value-type="string" calcext:value-type="string">
            <text:p>2013-01</text:p>
          </table:table-cell>
          <table:table-cell table:style-name="ce29"/>
          <table:table-cell table:style-name="ce34" office:value-type="string" calcext:value-type="string">
            <text:p>Lønn ved konkurs eller statsgaranti</text:p>
          </table:table-cell>
          <table:table-cell table:style-name="ce40" office:value-type="string" calcext:value-type="string">
            <text:p><text:span text:style-name="T1">Lønn ved konkurs eller statsgaranti</text:span></text:p>
          </table:table-cell>
          <table:table-cell table:style-name="ce44" office:value-type="string" calcext:value-type="string">
            <text:p>Pay in the event of compulsory liquidation – State guarantee</text:p>
          </table:table-cell>
          <table:table-cell table:style-name="ce29"/>
          <table:table-cell table:number-columns-repeated="1009"/>
        </table:table-row>
        <table:table-row table:style-name="ro1">
          <table:table-cell table:style-name="ce3" table:formula="of:=IF([.G224]=&quot;UTGÅR&quot;;&quot;&quot;;VLOOKUP([.H224];[$'res.field'.E$1:$'res.field'.M$1048576];9;0))">
            <text:p/>
          </table:table-cell>
          <table:table-cell table:style-name="ce5" table:formula="of:=&quot;&quot;&quot;&quot;&amp;[.C224]&amp;&quot;&quot;&quot;,&quot;&quot;&quot;&amp;[.D224]&amp;&quot;&quot;&quot;,&quot;&quot;&quot;&amp;[.E224]&amp;&quot;&quot;&quot;,&quot;&quot;&quot;&amp;[.F224]&amp;&quot;&quot;&quot;&quot;" office:value-type="string" office:string-value="&quot;l10n_no_hr_payroll.res_field_selection_Spesielleinntjeningsforhold_skattefriArbeidsinntektBarnUnderTrettenAar&quot;,&quot;l10n_no_hr_payroll.res_field_l10n_no_Spesielleinntjeningsforhold&quot;,&quot;skattefriArbeidsinntektBarnUnderTrettenAar&quot;,&quot;skattefriArbeidsinntektBarnUnderTrettenAar&quot;" calcext:value-type="string">
            <text:p>"l10n_no_hr_payroll.res_field_selection_Spesielleinntjeningsforhold_skattefriArbeidsinntektBarnUnderTrettenAar","l10n_no_hr_payroll.res_field_l10n_no_Spesielleinntjeningsforhold","skattefriArbeidsinntektBarnUnderTrettenAar","skattefriArbeidsinntektBarnUnderTrettenAar"</text:p>
          </table:table-cell>
          <table:table-cell table:style-name="ce5" table:formula="of:=&quot;l10n_no_hr_payroll.res_field_selection_&quot;&amp;SUBSTITUTE([.H224]&amp;&quot;_&quot;&amp;[.E224];&quot;.&quot;;&quot;_&quot;)" office:value-type="string" office:string-value="l10n_no_hr_payroll.res_field_selection_Spesielleinntjeningsforhold_skattefriArbeidsinntektBarnUnderTrettenAar" calcext:value-type="string">
            <text:p>l10n_no_hr_payroll.res_field_selection_Spesielleinntjeningsforhold_skattefriArbeidsinntektBarnUnderTrettenAar</text:p>
          </table:table-cell>
          <table:table-cell table:style-name="ce5" table:formula="of:=&quot;l10n_no_hr_payroll.res_field_l10n_no_&quot;&amp;[.H224]" office:value-type="string" office:string-value="l10n_no_hr_payroll.res_field_l10n_no_Spesielleinntjeningsforhold" calcext:value-type="string">
            <text:p>l10n_no_hr_payroll.res_field_l10n_no_Spesielleinntjeningsforhold</text:p>
          </table:table-cell>
          <table:table-cell table:style-name="ce22" table:formula="of:=[.I224]" office:value-type="string" office:string-value="skattefriArbeidsinntektBarnUnderTrettenAar" calcext:value-type="string">
            <text:p>skattefriArbeidsinntektBarnUnderTrettenAar</text:p>
          </table:table-cell>
          <table:table-cell table:style-name="ce25" table:formula="of:=[.I224]" office:value-type="string" office:string-value="skattefriArbeidsinntektBarnUnderTrettenAar" calcext:value-type="string">
            <text:p>skattefriArbeidsinntektBarnUnderTrettenAar</text:p>
          </table:table-cell>
          <table:table-cell table:style-name="ce29"/>
          <table:table-cell table:style-name="ce34" office:value-type="string" calcext:value-type="string">
            <text:p>Spesielleinntjeningsforhold</text:p>
          </table:table-cell>
          <table:table-cell table:style-name="ce34" office:value-type="string" calcext:value-type="string">
            <text:p>skattefriArbeidsinntektBarnUnderTrettenAar</text:p>
          </table:table-cell>
          <table:table-cell table:style-name="ce34" office:value-type="string" calcext:value-type="string">
            <text:p>2013-01</text:p>
          </table:table-cell>
          <table:table-cell table:style-name="ce29"/>
          <table:table-cell table:style-name="ce34" office:value-type="string" calcext:value-type="string">
            <text:p>Skattefri arbeidsinntekt, barn under 13 år</text:p>
          </table:table-cell>
          <table:table-cell table:style-name="ce40" office:value-type="string" calcext:value-type="string">
            <text:p><text:span text:style-name="T1">Skattefri arbeidsinntekt, barn under 13 år</text:span></text:p>
          </table:table-cell>
          <table:table-cell table:style-name="ce44" office:value-type="string" calcext:value-type="string">
            <text:p>Tax-free income from employment for children under the age of 13 </text:p>
          </table:table-cell>
          <table:table-cell table:style-name="ce29"/>
          <table:table-cell table:number-columns-repeated="1009"/>
        </table:table-row>
        <table:table-row table:style-name="ro1">
          <table:table-cell table:style-name="ce3" table:formula="of:=IF([.G225]=&quot;UTGÅR&quot;;&quot;&quot;;VLOOKUP([.H225];[$'res.field'.E$1:$'res.field'.M$1048576];9;0))">
            <text:p/>
          </table:table-cell>
          <table:table-cell table:style-name="ce5" table:formula="of:=&quot;&quot;&quot;&quot;&amp;[.C225]&amp;&quot;&quot;&quot;,&quot;&quot;&quot;&amp;[.D225]&amp;&quot;&quot;&quot;,&quot;&quot;&quot;&amp;[.E225]&amp;&quot;&quot;&quot;,&quot;&quot;&quot;&amp;[.F225]&amp;&quot;&quot;&quot;&quot;" office:value-type="string" office:string-value="&quot;l10n_no_hr_payroll.res_field_selection_Spesielleinntjeningsforhold_statsansattUtlandet&quot;,&quot;l10n_no_hr_payroll.res_field_l10n_no_Spesielleinntjeningsforhold&quot;,&quot;statsansattUtlandet&quot;,&quot;statsansattUtlandet&quot;" calcext:value-type="string">
            <text:p>"l10n_no_hr_payroll.res_field_selection_Spesielleinntjeningsforhold_statsansattUtlandet","l10n_no_hr_payroll.res_field_l10n_no_Spesielleinntjeningsforhold","statsansattUtlandet","statsansattUtlandet"</text:p>
          </table:table-cell>
          <table:table-cell table:style-name="ce5" table:formula="of:=&quot;l10n_no_hr_payroll.res_field_selection_&quot;&amp;SUBSTITUTE([.H225]&amp;&quot;_&quot;&amp;[.E225];&quot;.&quot;;&quot;_&quot;)" office:value-type="string" office:string-value="l10n_no_hr_payroll.res_field_selection_Spesielleinntjeningsforhold_statsansattUtlandet" calcext:value-type="string">
            <text:p>l10n_no_hr_payroll.res_field_selection_Spesielleinntjeningsforhold_statsansattUtlandet</text:p>
          </table:table-cell>
          <table:table-cell table:style-name="ce5" table:formula="of:=&quot;l10n_no_hr_payroll.res_field_l10n_no_&quot;&amp;[.H225]" office:value-type="string" office:string-value="l10n_no_hr_payroll.res_field_l10n_no_Spesielleinntjeningsforhold" calcext:value-type="string">
            <text:p>l10n_no_hr_payroll.res_field_l10n_no_Spesielleinntjeningsforhold</text:p>
          </table:table-cell>
          <table:table-cell table:style-name="ce22" table:formula="of:=[.I225]" office:value-type="string" office:string-value="statsansattUtlandet" calcext:value-type="string">
            <text:p>statsansattUtlandet</text:p>
          </table:table-cell>
          <table:table-cell table:style-name="ce25" table:formula="of:=[.I225]" office:value-type="string" office:string-value="statsansattUtlandet" calcext:value-type="string">
            <text:p>statsansattUtlandet</text:p>
          </table:table-cell>
          <table:table-cell table:style-name="ce29"/>
          <table:table-cell table:style-name="ce34" office:value-type="string" calcext:value-type="string">
            <text:p>Spesielleinntjeningsforhold</text:p>
          </table:table-cell>
          <table:table-cell table:style-name="ce34" office:value-type="string" calcext:value-type="string">
            <text:p>statsansattUtlandet</text:p>
          </table:table-cell>
          <table:table-cell table:style-name="ce34" office:value-type="string" calcext:value-type="string">
            <text:p>2013-01</text:p>
          </table:table-cell>
          <table:table-cell table:style-name="ce29"/>
          <table:table-cell table:style-name="ce34" office:value-type="string" calcext:value-type="string">
            <text:p>Statsansatt i utlandet</text:p>
          </table:table-cell>
          <table:table-cell table:style-name="ce40" office:value-type="string" calcext:value-type="string">
            <text:p><text:span text:style-name="T1">Statstilsett i utlandet</text:span></text:p>
          </table:table-cell>
          <table:table-cell table:style-name="ce44" office:value-type="string" calcext:value-type="string">
            <text:p>State employees abroad</text:p>
          </table:table-cell>
          <table:table-cell table:style-name="ce29"/>
          <table:table-cell table:number-columns-repeated="1009"/>
        </table:table-row>
        <table:table-row table:style-name="ro1">
          <table:table-cell table:style-name="ce3" table:formula="of:=IF([.G226]=&quot;UTGÅR&quot;;&quot;&quot;;VLOOKUP([.H226];[$'res.field'.E$1:$'res.field'.M$1048576];9;0))">
            <text:p/>
          </table:table-cell>
          <table:table-cell table:style-name="ce5" table:formula="of:=&quot;&quot;&quot;&quot;&amp;[.C226]&amp;&quot;&quot;&quot;,&quot;&quot;&quot;&amp;[.D226]&amp;&quot;&quot;&quot;,&quot;&quot;&quot;&amp;[.E226]&amp;&quot;&quot;&quot;,&quot;&quot;&quot;&amp;[.F226]&amp;&quot;&quot;&quot;&quot;" office:value-type="string" office:string-value="&quot;l10n_no_hr_payroll.res_field_selection_Spesielleinntjeningsforhold_utenlandskeSjoefolkSomIkkeErSkattepliktig&quot;,&quot;l10n_no_hr_payroll.res_field_l10n_no_Spesielleinntjeningsforhold&quot;,&quot;utenlandskeSjoefolkSomIkkeErSkattepliktig&quot;,&quot;utenlandskeSjoefolkSomIkkeErSkattepliktig&quot;" calcext:value-type="string">
            <text:p>"l10n_no_hr_payroll.res_field_selection_Spesielleinntjeningsforhold_utenlandskeSjoefolkSomIkkeErSkattepliktig","l10n_no_hr_payroll.res_field_l10n_no_Spesielleinntjeningsforhold","utenlandskeSjoefolkSomIkkeErSkattepliktig","utenlandskeSjoefolkSomIkkeErSkattepliktig"</text:p>
          </table:table-cell>
          <table:table-cell table:style-name="ce5" table:formula="of:=&quot;l10n_no_hr_payroll.res_field_selection_&quot;&amp;SUBSTITUTE([.H226]&amp;&quot;_&quot;&amp;[.E226];&quot;.&quot;;&quot;_&quot;)" office:value-type="string" office:string-value="l10n_no_hr_payroll.res_field_selection_Spesielleinntjeningsforhold_utenlandskeSjoefolkSomIkkeErSkattepliktig" calcext:value-type="string">
            <text:p>l10n_no_hr_payroll.res_field_selection_Spesielleinntjeningsforhold_utenlandskeSjoefolkSomIkkeErSkattepliktig</text:p>
          </table:table-cell>
          <table:table-cell table:style-name="ce5" table:formula="of:=&quot;l10n_no_hr_payroll.res_field_l10n_no_&quot;&amp;[.H226]" office:value-type="string" office:string-value="l10n_no_hr_payroll.res_field_l10n_no_Spesielleinntjeningsforhold" calcext:value-type="string">
            <text:p>l10n_no_hr_payroll.res_field_l10n_no_Spesielleinntjeningsforhold</text:p>
          </table:table-cell>
          <table:table-cell table:style-name="ce22" table:formula="of:=[.I226]" office:value-type="string" office:string-value="utenlandskeSjoefolkSomIkkeErSkattepliktig" calcext:value-type="string">
            <text:p>utenlandskeSjoefolkSomIkkeErSkattepliktig</text:p>
          </table:table-cell>
          <table:table-cell table:style-name="ce25" table:formula="of:=[.I226]" office:value-type="string" office:string-value="utenlandskeSjoefolkSomIkkeErSkattepliktig" calcext:value-type="string">
            <text:p>utenlandskeSjoefolkSomIkkeErSkattepliktig</text:p>
          </table:table-cell>
          <table:table-cell table:style-name="ce29"/>
          <table:table-cell table:style-name="ce34" office:value-type="string" calcext:value-type="string">
            <text:p>Spesielleinntjeningsforhold</text:p>
          </table:table-cell>
          <table:table-cell table:style-name="ce34" office:value-type="string" calcext:value-type="string">
            <text:p>utenlandskeSjoefolkSomIkkeErSkattepliktig</text:p>
          </table:table-cell>
          <table:table-cell table:style-name="ce34" office:value-type="string" calcext:value-type="string">
            <text:p>2013-01</text:p>
          </table:table-cell>
          <table:table-cell table:style-name="ce29"/>
          <table:table-cell table:style-name="ce34" office:value-type="string" calcext:value-type="string">
            <text:p>Utenlandske sjøfolk som ikke er skattepliktig</text:p>
          </table:table-cell>
          <table:table-cell table:style-name="ce40" office:value-type="string" calcext:value-type="string">
            <text:p><text:span text:style-name="T1">Utanlandske sjøfolk som ikkje er skattepliktige</text:span></text:p>
          </table:table-cell>
          <table:table-cell table:style-name="ce44" office:value-type="string" calcext:value-type="string">
            <text:p>Foreign seafarers who are not liable for tax</text:p>
          </table:table-cell>
          <table:table-cell table:style-name="ce29"/>
          <table:table-cell table:number-columns-repeated="1009"/>
        </table:table-row>
        <table:table-row table:style-name="ro1">
          <table:table-cell table:style-name="ce3" table:formula="of:=IF([.G227]=&quot;UTGÅR&quot;;&quot;&quot;;VLOOKUP([.H227];[$'res.field'.E$1:$'res.field'.M$1048576];9;0))" office:value-type="string" office:string-value="i" calcext:value-type="string">
            <text:p>i</text:p>
          </table:table-cell>
          <table:table-cell table:style-name="ce5" table:formula="of:=&quot;&quot;&quot;&quot;&amp;[.C227]&amp;&quot;&quot;&quot;,&quot;&quot;&quot;&amp;[.D227]&amp;&quot;&quot;&quot;,&quot;&quot;&quot;&amp;[.E227]&amp;&quot;&quot;&quot;,&quot;&quot;&quot;&amp;[.F227]&amp;&quot;&quot;&quot;&quot;" office:value-type="string" office:string-value="&quot;l10n_no_hr_payroll.res_field_selection_Spraak_bokmaal&quot;,&quot;l10n_no_hr_payroll.res_field_l10n_no_Spraak&quot;,&quot;bokmaal&quot;,&quot;bokmaal&quot;" calcext:value-type="string">
            <text:p>"l10n_no_hr_payroll.res_field_selection_Spraak_bokmaal","l10n_no_hr_payroll.res_field_l10n_no_Spraak","bokmaal","bokmaal"</text:p>
          </table:table-cell>
          <table:table-cell table:style-name="ce5" table:formula="of:=&quot;l10n_no_hr_payroll.res_field_selection_&quot;&amp;SUBSTITUTE([.H227]&amp;&quot;_&quot;&amp;[.E227];&quot;.&quot;;&quot;_&quot;)" office:value-type="string" office:string-value="l10n_no_hr_payroll.res_field_selection_Spraak_bokmaal" calcext:value-type="string">
            <text:p>l10n_no_hr_payroll.res_field_selection_Spraak_bokmaal</text:p>
          </table:table-cell>
          <table:table-cell table:style-name="ce5" table:formula="of:=&quot;l10n_no_hr_payroll.res_field_l10n_no_&quot;&amp;[.H227]" office:value-type="string" office:string-value="l10n_no_hr_payroll.res_field_l10n_no_Spraak" calcext:value-type="string">
            <text:p>l10n_no_hr_payroll.res_field_l10n_no_Spraak</text:p>
          </table:table-cell>
          <table:table-cell table:style-name="ce22" table:formula="of:=[.I227]" office:value-type="string" office:string-value="bokmaal" calcext:value-type="string">
            <text:p>bokmaal</text:p>
          </table:table-cell>
          <table:table-cell table:style-name="ce25" table:formula="of:=[.I227]" office:value-type="string" office:string-value="bokmaal" calcext:value-type="string">
            <text:p>bokmaal</text:p>
          </table:table-cell>
          <table:table-cell table:style-name="ce29"/>
          <table:table-cell table:style-name="ce34" office:value-type="string" calcext:value-type="string">
            <text:p>Spraak</text:p>
          </table:table-cell>
          <table:table-cell table:style-name="ce34" office:value-type="string" calcext:value-type="string">
            <text:p>bokmaal</text:p>
          </table:table-cell>
          <table:table-cell table:style-name="ce34" office:value-type="string" calcext:value-type="string">
            <text:p>2013-01</text:p>
          </table:table-cell>
          <table:table-cell table:style-name="ce29"/>
          <table:table-cell table:style-name="ce34" office:value-type="string" calcext:value-type="string">
            <text:p>Bokmål</text:p>
          </table:table-cell>
          <table:table-cell table:style-name="ce40" office:value-type="string" calcext:value-type="string">
            <text:p><text:span text:style-name="T1">Bokmål</text:span></text:p>
          </table:table-cell>
          <table:table-cell table:style-name="ce46" office:value-type="string" calcext:value-type="string">
            <text:p>Bokmaal</text:p>
          </table:table-cell>
          <table:table-cell table:style-name="ce29"/>
          <table:table-cell table:number-columns-repeated="1009"/>
        </table:table-row>
        <table:table-row table:style-name="ro1">
          <table:table-cell table:style-name="ce3" table:formula="of:=IF([.G228]=&quot;UTGÅR&quot;;&quot;&quot;;VLOOKUP([.H228];[$'res.field'.E$1:$'res.field'.M$1048576];9;0))" office:value-type="string" office:string-value="i" calcext:value-type="string">
            <text:p>i</text:p>
          </table:table-cell>
          <table:table-cell table:style-name="ce5" table:formula="of:=&quot;&quot;&quot;&quot;&amp;[.C228]&amp;&quot;&quot;&quot;,&quot;&quot;&quot;&amp;[.D228]&amp;&quot;&quot;&quot;,&quot;&quot;&quot;&amp;[.E228]&amp;&quot;&quot;&quot;,&quot;&quot;&quot;&amp;[.F228]&amp;&quot;&quot;&quot;&quot;" office:value-type="string" office:string-value="&quot;l10n_no_hr_payroll.res_field_selection_Spraak_engelsk&quot;,&quot;l10n_no_hr_payroll.res_field_l10n_no_Spraak&quot;,&quot;engelsk&quot;,&quot;engelsk&quot;" calcext:value-type="string">
            <text:p>"l10n_no_hr_payroll.res_field_selection_Spraak_engelsk","l10n_no_hr_payroll.res_field_l10n_no_Spraak","engelsk","engelsk"</text:p>
          </table:table-cell>
          <table:table-cell table:style-name="ce5" table:formula="of:=&quot;l10n_no_hr_payroll.res_field_selection_&quot;&amp;SUBSTITUTE([.H228]&amp;&quot;_&quot;&amp;[.E228];&quot;.&quot;;&quot;_&quot;)" office:value-type="string" office:string-value="l10n_no_hr_payroll.res_field_selection_Spraak_engelsk" calcext:value-type="string">
            <text:p>l10n_no_hr_payroll.res_field_selection_Spraak_engelsk</text:p>
          </table:table-cell>
          <table:table-cell table:style-name="ce5" table:formula="of:=&quot;l10n_no_hr_payroll.res_field_l10n_no_&quot;&amp;[.H228]" office:value-type="string" office:string-value="l10n_no_hr_payroll.res_field_l10n_no_Spraak" calcext:value-type="string">
            <text:p>l10n_no_hr_payroll.res_field_l10n_no_Spraak</text:p>
          </table:table-cell>
          <table:table-cell table:style-name="ce22" table:formula="of:=[.I228]" office:value-type="string" office:string-value="engelsk" calcext:value-type="string">
            <text:p>engelsk</text:p>
          </table:table-cell>
          <table:table-cell table:style-name="ce25" table:formula="of:=[.I228]" office:value-type="string" office:string-value="engelsk" calcext:value-type="string">
            <text:p>engelsk</text:p>
          </table:table-cell>
          <table:table-cell table:style-name="ce29"/>
          <table:table-cell table:style-name="ce34" office:value-type="string" calcext:value-type="string">
            <text:p>Spraak</text:p>
          </table:table-cell>
          <table:table-cell table:style-name="ce34" office:value-type="string" calcext:value-type="string">
            <text:p>engelsk</text:p>
          </table:table-cell>
          <table:table-cell table:style-name="ce34" office:value-type="string" calcext:value-type="string">
            <text:p>2013-01</text:p>
          </table:table-cell>
          <table:table-cell table:style-name="ce29"/>
          <table:table-cell table:style-name="ce34" office:value-type="string" calcext:value-type="string">
            <text:p>Engelsk</text:p>
          </table:table-cell>
          <table:table-cell table:style-name="ce40" office:value-type="string" calcext:value-type="string">
            <text:p><text:span text:style-name="T1">Engelsk</text:span></text:p>
          </table:table-cell>
          <table:table-cell table:style-name="ce40" office:value-type="string" calcext:value-type="string">
            <text:p>English</text:p>
          </table:table-cell>
          <table:table-cell table:style-name="ce29"/>
          <table:table-cell table:number-columns-repeated="1009"/>
        </table:table-row>
        <table:table-row table:style-name="ro1">
          <table:table-cell table:style-name="ce3" table:formula="of:=IF([.G229]=&quot;UTGÅR&quot;;&quot;&quot;;VLOOKUP([.H229];[$'res.field'.E$1:$'res.field'.M$1048576];9;0))" office:value-type="string" office:string-value="i" calcext:value-type="string">
            <text:p>i</text:p>
          </table:table-cell>
          <table:table-cell table:style-name="ce5" table:formula="of:=&quot;&quot;&quot;&quot;&amp;[.C229]&amp;&quot;&quot;&quot;,&quot;&quot;&quot;&amp;[.D229]&amp;&quot;&quot;&quot;,&quot;&quot;&quot;&amp;[.E229]&amp;&quot;&quot;&quot;,&quot;&quot;&quot;&amp;[.F229]&amp;&quot;&quot;&quot;&quot;" office:value-type="string" office:string-value="&quot;l10n_no_hr_payroll.res_field_selection_Spraak_nynorsk&quot;,&quot;l10n_no_hr_payroll.res_field_l10n_no_Spraak&quot;,&quot;nynorsk&quot;,&quot;nynorsk&quot;" calcext:value-type="string">
            <text:p>"l10n_no_hr_payroll.res_field_selection_Spraak_nynorsk","l10n_no_hr_payroll.res_field_l10n_no_Spraak","nynorsk","nynorsk"</text:p>
          </table:table-cell>
          <table:table-cell table:style-name="ce5" table:formula="of:=&quot;l10n_no_hr_payroll.res_field_selection_&quot;&amp;SUBSTITUTE([.H229]&amp;&quot;_&quot;&amp;[.E229];&quot;.&quot;;&quot;_&quot;)" office:value-type="string" office:string-value="l10n_no_hr_payroll.res_field_selection_Spraak_nynorsk" calcext:value-type="string">
            <text:p>l10n_no_hr_payroll.res_field_selection_Spraak_nynorsk</text:p>
          </table:table-cell>
          <table:table-cell table:style-name="ce5" table:formula="of:=&quot;l10n_no_hr_payroll.res_field_l10n_no_&quot;&amp;[.H229]" office:value-type="string" office:string-value="l10n_no_hr_payroll.res_field_l10n_no_Spraak" calcext:value-type="string">
            <text:p>l10n_no_hr_payroll.res_field_l10n_no_Spraak</text:p>
          </table:table-cell>
          <table:table-cell table:style-name="ce22" table:formula="of:=[.I229]" office:value-type="string" office:string-value="nynorsk" calcext:value-type="string">
            <text:p>nynorsk</text:p>
          </table:table-cell>
          <table:table-cell table:style-name="ce25" table:formula="of:=[.I229]" office:value-type="string" office:string-value="nynorsk" calcext:value-type="string">
            <text:p>nynorsk</text:p>
          </table:table-cell>
          <table:table-cell table:style-name="ce29"/>
          <table:table-cell table:style-name="ce34" office:value-type="string" calcext:value-type="string">
            <text:p>Spraak</text:p>
          </table:table-cell>
          <table:table-cell table:style-name="ce34" office:value-type="string" calcext:value-type="string">
            <text:p>nynorsk</text:p>
          </table:table-cell>
          <table:table-cell table:style-name="ce34" office:value-type="string" calcext:value-type="string">
            <text:p>2013-01</text:p>
          </table:table-cell>
          <table:table-cell table:style-name="ce29"/>
          <table:table-cell table:style-name="ce34" office:value-type="string" calcext:value-type="string">
            <text:p>Nynorsk</text:p>
          </table:table-cell>
          <table:table-cell table:style-name="ce40" office:value-type="string" calcext:value-type="string">
            <text:p><text:span text:style-name="T1">Nynorsk</text:span></text:p>
          </table:table-cell>
          <table:table-cell table:style-name="ce40" office:value-type="string" calcext:value-type="string">
            <text:p>Nynorsk</text:p>
          </table:table-cell>
          <table:table-cell table:style-name="ce29"/>
          <table:table-cell table:number-columns-repeated="1009"/>
        </table:table-row>
        <table:table-row table:style-name="ro1">
          <table:table-cell table:style-name="ce3" table:formula="of:=IF([.G230]=&quot;UTGÅR&quot;;&quot;&quot;;VLOOKUP([.H230];[$'res.field'.E$1:$'res.field'.M$1048576];9;0))">
            <text:p/>
          </table:table-cell>
          <table:table-cell table:style-name="ce5" table:formula="of:=&quot;&quot;&quot;&quot;&amp;[.C230]&amp;&quot;&quot;&quot;,&quot;&quot;&quot;&amp;[.D230]&amp;&quot;&quot;&quot;,&quot;&quot;&quot;&amp;[.E230]&amp;&quot;&quot;&quot;,&quot;&quot;&quot;&amp;[.F230]&amp;&quot;&quot;&quot;&quot;" office:value-type="string" office:string-value="&quot;l10n_no_hr_payroll.res_field_selection_YtelseFraOffentligeBeskrivelse_arbeidsavklaringspenger&quot;,&quot;l10n_no_hr_payroll.res_field_l10n_no_YtelseFraOffentligeBeskrivelse&quot;,&quot;arbeidsavklaringspenger&quot;,&quot;arbeidsavklaringspenger&quot;" calcext:value-type="string">
            <text:p>"l10n_no_hr_payroll.res_field_selection_YtelseFraOffentligeBeskrivelse_arbeidsavklaringspenger","l10n_no_hr_payroll.res_field_l10n_no_YtelseFraOffentligeBeskrivelse","arbeidsavklaringspenger","arbeidsavklaringspenger"</text:p>
          </table:table-cell>
          <table:table-cell table:style-name="ce5" table:formula="of:=&quot;l10n_no_hr_payroll.res_field_selection_&quot;&amp;SUBSTITUTE([.H230]&amp;&quot;_&quot;&amp;[.E230];&quot;.&quot;;&quot;_&quot;)" office:value-type="string" office:string-value="l10n_no_hr_payroll.res_field_selection_YtelseFraOffentligeBeskrivelse_arbeidsavklaringspenger" calcext:value-type="string">
            <text:p>l10n_no_hr_payroll.res_field_selection_YtelseFraOffentligeBeskrivelse_arbeidsavklaringspenger</text:p>
          </table:table-cell>
          <table:table-cell table:style-name="ce5" table:formula="of:=&quot;l10n_no_hr_payroll.res_field_l10n_no_&quot;&amp;[.H230]" office:value-type="string" office:string-value="l10n_no_hr_payroll.res_field_l10n_no_YtelseFraOffentligeBeskrivelse" calcext:value-type="string">
            <text:p>l10n_no_hr_payroll.res_field_l10n_no_YtelseFraOffentligeBeskrivelse</text:p>
          </table:table-cell>
          <table:table-cell table:style-name="ce22" table:formula="of:=[.I230]" office:value-type="string" office:string-value="arbeidsavklaringspenger" calcext:value-type="string">
            <text:p>arbeidsavklaringspenger</text:p>
          </table:table-cell>
          <table:table-cell table:style-name="ce25" table:formula="of:=[.I230]" office:value-type="string" office:string-value="arbeidsavklaringspenger" calcext:value-type="string">
            <text:p>arbeidsavklaringspenger</text:p>
          </table:table-cell>
          <table:table-cell table:style-name="ce29"/>
          <table:table-cell table:style-name="ce34" office:value-type="string" calcext:value-type="string">
            <text:p>YtelseFraOffentligeBeskrivelse</text:p>
          </table:table-cell>
          <table:table-cell table:style-name="ce34" office:value-type="string" calcext:value-type="string">
            <text:p>arbeidsavklaringspenger</text:p>
          </table:table-cell>
          <table:table-cell table:style-name="ce34" office:value-type="string" calcext:value-type="string">
            <text:p>2013-01</text:p>
          </table:table-cell>
          <table:table-cell table:style-name="ce29"/>
          <table:table-cell table:style-name="ce34" office:value-type="string" calcext:value-type="string">
            <text:p>Arbeidsavklaringspenger</text:p>
          </table:table-cell>
          <table:table-cell table:style-name="ce40" office:value-type="string" calcext:value-type="string">
            <text:p><text:span text:style-name="T1">Arbeidsavklaringspengar</text:span></text:p>
          </table:table-cell>
          <table:table-cell table:style-name="ce41" office:value-type="string" calcext:value-type="string">
            <text:p>Work assessment allowance</text:p>
          </table:table-cell>
          <table:table-cell table:style-name="ce26"/>
          <table:table-cell table:number-columns-repeated="1009"/>
        </table:table-row>
        <table:table-row table:style-name="ro1">
          <table:table-cell table:style-name="ce3" table:formula="of:=IF([.G231]=&quot;UTGÅR&quot;;&quot;&quot;;VLOOKUP([.H231];[$'res.field'.E$1:$'res.field'.M$1048576];9;0))">
            <text:p/>
          </table:table-cell>
          <table:table-cell table:style-name="ce5" table:formula="of:=&quot;&quot;&quot;&quot;&amp;[.C231]&amp;&quot;&quot;&quot;,&quot;&quot;&quot;&amp;[.D231]&amp;&quot;&quot;&quot;,&quot;&quot;&quot;&amp;[.E231]&amp;&quot;&quot;&quot;,&quot;&quot;&quot;&amp;[.F231]&amp;&quot;&quot;&quot;&quot;" office:value-type="string" office:string-value="&quot;l10n_no_hr_payroll.res_field_selection_YtelseFraOffentligeBeskrivelse_dagpengerTilFiskerSomBareHarHyre&quot;,&quot;l10n_no_hr_payroll.res_field_l10n_no_YtelseFraOffentligeBeskrivelse&quot;,&quot;dagpengerTilFiskerSomBareHarHyre&quot;,&quot;dagpengerTilFiskerSomBareHarHyre&quot;" calcext:value-type="string">
            <text:p>"l10n_no_hr_payroll.res_field_selection_YtelseFraOffentligeBeskrivelse_dagpengerTilFiskerSomBareHarHyre","l10n_no_hr_payroll.res_field_l10n_no_YtelseFraOffentligeBeskrivelse","dagpengerTilFiskerSomBareHarHyre","dagpengerTilFiskerSomBareHarHyre"</text:p>
          </table:table-cell>
          <table:table-cell table:style-name="ce5" table:formula="of:=&quot;l10n_no_hr_payroll.res_field_selection_&quot;&amp;SUBSTITUTE([.H231]&amp;&quot;_&quot;&amp;[.E231];&quot;.&quot;;&quot;_&quot;)" office:value-type="string" office:string-value="l10n_no_hr_payroll.res_field_selection_YtelseFraOffentligeBeskrivelse_dagpengerTilFiskerSomBareHarHyre" calcext:value-type="string">
            <text:p>l10n_no_hr_payroll.res_field_selection_YtelseFraOffentligeBeskrivelse_dagpengerTilFiskerSomBareHarHyre</text:p>
          </table:table-cell>
          <table:table-cell table:style-name="ce5" table:formula="of:=&quot;l10n_no_hr_payroll.res_field_l10n_no_&quot;&amp;[.H231]" office:value-type="string" office:string-value="l10n_no_hr_payroll.res_field_l10n_no_YtelseFraOffentligeBeskrivelse" calcext:value-type="string">
            <text:p>l10n_no_hr_payroll.res_field_l10n_no_YtelseFraOffentligeBeskrivelse</text:p>
          </table:table-cell>
          <table:table-cell table:style-name="ce22" table:formula="of:=[.I231]" office:value-type="string" office:string-value="dagpengerTilFiskerSomBareHarHyre" calcext:value-type="string">
            <text:p>dagpengerTilFiskerSomBareHarHyre</text:p>
          </table:table-cell>
          <table:table-cell table:style-name="ce25" table:formula="of:=[.I231]" office:value-type="string" office:string-value="dagpengerTilFiskerSomBareHarHyre" calcext:value-type="string">
            <text:p>dagpengerTilFiskerSomBareHarHyre</text:p>
          </table:table-cell>
          <table:table-cell table:style-name="ce29"/>
          <table:table-cell table:style-name="ce34" office:value-type="string" calcext:value-type="string">
            <text:p>YtelseFraOffentligeBeskrivelse</text:p>
          </table:table-cell>
          <table:table-cell table:style-name="ce34" office:value-type="string" calcext:value-type="string">
            <text:p>dagpengerTilFiskerSomBareHarHyre</text:p>
          </table:table-cell>
          <table:table-cell table:style-name="ce34" office:value-type="string" calcext:value-type="string">
            <text:p>2013-01</text:p>
          </table:table-cell>
          <table:table-cell table:style-name="ce29"/>
          <table:table-cell table:style-name="ce34" office:value-type="string" calcext:value-type="string">
            <text:p>Dagpenger til fisker som bare har hyre</text:p>
          </table:table-cell>
          <table:table-cell table:style-name="ce40" office:value-type="string" calcext:value-type="string">
            <text:p><text:span text:style-name="T1">Dagpengar til fiskarar som berre har hyre</text:span></text:p>
          </table:table-cell>
          <table:table-cell table:style-name="ce41" office:value-type="string" calcext:value-type="string">
            <text:p>Unemployment benefits to fishermen who only receive seafarers' wages</text:p>
          </table:table-cell>
          <table:table-cell table:style-name="ce29"/>
          <table:table-cell table:number-columns-repeated="1009"/>
        </table:table-row>
        <table:table-row table:style-name="ro1">
          <table:table-cell table:style-name="ce3" table:formula="of:=IF([.G232]=&quot;UTGÅR&quot;;&quot;&quot;;VLOOKUP([.H232];[$'res.field'.E$1:$'res.field'.M$1048576];9;0))">
            <text:p/>
          </table:table-cell>
          <table:table-cell table:style-name="ce5" table:formula="of:=&quot;&quot;&quot;&quot;&amp;[.C232]&amp;&quot;&quot;&quot;,&quot;&quot;&quot;&amp;[.D232]&amp;&quot;&quot;&quot;,&quot;&quot;&quot;&amp;[.E232]&amp;&quot;&quot;&quot;,&quot;&quot;&quot;&amp;[.F232]&amp;&quot;&quot;&quot;&quot;" office:value-type="string" office:string-value="&quot;l10n_no_hr_payroll.res_field_selection_YtelseFraOffentligeBeskrivelse_dagpengerVedArbeidsloeshet&quot;,&quot;l10n_no_hr_payroll.res_field_l10n_no_YtelseFraOffentligeBeskrivelse&quot;,&quot;dagpengerVedArbeidsloeshet&quot;,&quot;dagpengerVedArbeidsloeshet&quot;" calcext:value-type="string">
            <text:p>"l10n_no_hr_payroll.res_field_selection_YtelseFraOffentligeBeskrivelse_dagpengerVedArbeidsloeshet","l10n_no_hr_payroll.res_field_l10n_no_YtelseFraOffentligeBeskrivelse","dagpengerVedArbeidsloeshet","dagpengerVedArbeidsloeshet"</text:p>
          </table:table-cell>
          <table:table-cell table:style-name="ce5" table:formula="of:=&quot;l10n_no_hr_payroll.res_field_selection_&quot;&amp;SUBSTITUTE([.H232]&amp;&quot;_&quot;&amp;[.E232];&quot;.&quot;;&quot;_&quot;)" office:value-type="string" office:string-value="l10n_no_hr_payroll.res_field_selection_YtelseFraOffentligeBeskrivelse_dagpengerVedArbeidsloeshet" calcext:value-type="string">
            <text:p>l10n_no_hr_payroll.res_field_selection_YtelseFraOffentligeBeskrivelse_dagpengerVedArbeidsloeshet</text:p>
          </table:table-cell>
          <table:table-cell table:style-name="ce5" table:formula="of:=&quot;l10n_no_hr_payroll.res_field_l10n_no_&quot;&amp;[.H232]" office:value-type="string" office:string-value="l10n_no_hr_payroll.res_field_l10n_no_YtelseFraOffentligeBeskrivelse" calcext:value-type="string">
            <text:p>l10n_no_hr_payroll.res_field_l10n_no_YtelseFraOffentligeBeskrivelse</text:p>
          </table:table-cell>
          <table:table-cell table:style-name="ce22" table:formula="of:=[.I232]" office:value-type="string" office:string-value="dagpengerVedArbeidsloeshet" calcext:value-type="string">
            <text:p>dagpengerVedArbeidsloeshet</text:p>
          </table:table-cell>
          <table:table-cell table:style-name="ce25" table:formula="of:=[.I232]" office:value-type="string" office:string-value="dagpengerVedArbeidsloeshet" calcext:value-type="string">
            <text:p>dagpengerVedArbeidsloeshet</text:p>
          </table:table-cell>
          <table:table-cell table:style-name="ce29"/>
          <table:table-cell table:style-name="ce34" office:value-type="string" calcext:value-type="string">
            <text:p>YtelseFraOffentligeBeskrivelse</text:p>
          </table:table-cell>
          <table:table-cell table:style-name="ce34" office:value-type="string" calcext:value-type="string">
            <text:p>dagpengerVedArbeidsloeshet</text:p>
          </table:table-cell>
          <table:table-cell table:style-name="ce34" office:value-type="string" calcext:value-type="string">
            <text:p>2013-01</text:p>
          </table:table-cell>
          <table:table-cell table:style-name="ce29"/>
          <table:table-cell table:style-name="ce34" office:value-type="string" calcext:value-type="string">
            <text:p>Dagpenger ved arbeidsløshet</text:p>
          </table:table-cell>
          <table:table-cell table:style-name="ce40" office:value-type="string" calcext:value-type="string">
            <text:p><text:span text:style-name="T1">Dagpengar ved arbeidsløyse</text:span></text:p>
          </table:table-cell>
          <table:table-cell table:style-name="ce41" office:value-type="string" calcext:value-type="string">
            <text:p>Unemployment benefits</text:p>
          </table:table-cell>
          <table:table-cell table:style-name="ce29"/>
          <table:table-cell table:number-columns-repeated="1009"/>
        </table:table-row>
        <table:table-row table:style-name="ro1">
          <table:table-cell table:style-name="ce3" table:formula="of:=IF([.G233]=&quot;UTGÅR&quot;;&quot;&quot;;VLOOKUP([.H233];[$'res.field'.E$1:$'res.field'.M$1048576];9;0))">
            <text:p/>
          </table:table-cell>
          <table:table-cell table:style-name="ce5" table:formula="of:=&quot;&quot;&quot;&quot;&amp;[.C233]&amp;&quot;&quot;&quot;,&quot;&quot;&quot;&amp;[.D233]&amp;&quot;&quot;&quot;,&quot;&quot;&quot;&amp;[.E233]&amp;&quot;&quot;&quot;,&quot;&quot;&quot;&amp;[.F233]&amp;&quot;&quot;&quot;&quot;" office:value-type="string" office:string-value="&quot;l10n_no_hr_payroll.res_field_selection_YtelseFraOffentligeBeskrivelse_foreldrepenger&quot;,&quot;l10n_no_hr_payroll.res_field_l10n_no_YtelseFraOffentligeBeskrivelse&quot;,&quot;foreldrepenger&quot;,&quot;foreldrepenger&quot;" calcext:value-type="string">
            <text:p>"l10n_no_hr_payroll.res_field_selection_YtelseFraOffentligeBeskrivelse_foreldrepenger","l10n_no_hr_payroll.res_field_l10n_no_YtelseFraOffentligeBeskrivelse","foreldrepenger","foreldrepenger"</text:p>
          </table:table-cell>
          <table:table-cell table:style-name="ce5" table:formula="of:=&quot;l10n_no_hr_payroll.res_field_selection_&quot;&amp;SUBSTITUTE([.H233]&amp;&quot;_&quot;&amp;[.E233];&quot;.&quot;;&quot;_&quot;)" office:value-type="string" office:string-value="l10n_no_hr_payroll.res_field_selection_YtelseFraOffentligeBeskrivelse_foreldrepenger" calcext:value-type="string">
            <text:p>l10n_no_hr_payroll.res_field_selection_YtelseFraOffentligeBeskrivelse_foreldrepenger</text:p>
          </table:table-cell>
          <table:table-cell table:style-name="ce5" table:formula="of:=&quot;l10n_no_hr_payroll.res_field_l10n_no_&quot;&amp;[.H233]" office:value-type="string" office:string-value="l10n_no_hr_payroll.res_field_l10n_no_YtelseFraOffentligeBeskrivelse" calcext:value-type="string">
            <text:p>l10n_no_hr_payroll.res_field_l10n_no_YtelseFraOffentligeBeskrivelse</text:p>
          </table:table-cell>
          <table:table-cell table:style-name="ce22" table:formula="of:=[.I233]" office:value-type="string" office:string-value="foreldrepenger" calcext:value-type="string">
            <text:p>foreldrepenger</text:p>
          </table:table-cell>
          <table:table-cell table:style-name="ce25" table:formula="of:=[.I233]" office:value-type="string" office:string-value="foreldrepenger" calcext:value-type="string">
            <text:p>foreldrepenger</text:p>
          </table:table-cell>
          <table:table-cell table:style-name="ce29"/>
          <table:table-cell table:style-name="ce34" office:value-type="string" calcext:value-type="string">
            <text:p>YtelseFraOffentligeBeskrivelse</text:p>
          </table:table-cell>
          <table:table-cell table:style-name="ce34" office:value-type="string" calcext:value-type="string">
            <text:p>foreldrepenger</text:p>
          </table:table-cell>
          <table:table-cell table:style-name="ce34" office:value-type="string" calcext:value-type="string">
            <text:p>2013-01</text:p>
          </table:table-cell>
          <table:table-cell table:style-name="ce29"/>
          <table:table-cell table:style-name="ce34" office:value-type="string" calcext:value-type="string">
            <text:p>Foreldrepenger fra folketrygden</text:p>
          </table:table-cell>
          <table:table-cell table:style-name="ce40" office:value-type="string" calcext:value-type="string">
            <text:p><text:span text:style-name="T1">Foreldrepengar frå folketrygda</text:span></text:p>
          </table:table-cell>
          <table:table-cell table:style-name="ce41" office:value-type="string" calcext:value-type="string">
            <text:p>Parental benefit from the national insurance scheme</text:p>
          </table:table-cell>
          <table:table-cell table:style-name="ce29"/>
          <table:table-cell table:number-columns-repeated="1009"/>
        </table:table-row>
        <table:table-row table:style-name="ro1">
          <table:table-cell table:style-name="ce3" table:formula="of:=IF([.G234]=&quot;UTGÅR&quot;;&quot;&quot;;VLOOKUP([.H234];[$'res.field'.E$1:$'res.field'.M$1048576];9;0))">
            <text:p/>
          </table:table-cell>
          <table:table-cell table:style-name="ce5" table:formula="of:=&quot;&quot;&quot;&quot;&amp;[.C234]&amp;&quot;&quot;&quot;,&quot;&quot;&quot;&amp;[.D234]&amp;&quot;&quot;&quot;,&quot;&quot;&quot;&amp;[.E234]&amp;&quot;&quot;&quot;,&quot;&quot;&quot;&amp;[.F234]&amp;&quot;&quot;&quot;&quot;" office:value-type="string" office:string-value="&quot;l10n_no_hr_payroll.res_field_selection_YtelseFraOffentligeBeskrivelse_skattefriStoenadTilBarnetilsyn&quot;,&quot;l10n_no_hr_payroll.res_field_l10n_no_YtelseFraOffentligeBeskrivelse&quot;,&quot;skattefriStoenadTilBarnetilsyn&quot;,&quot;skattefriStoenadTilBarnetilsyn&quot;" calcext:value-type="string">
            <text:p>"l10n_no_hr_payroll.res_field_selection_YtelseFraOffentligeBeskrivelse_skattefriStoenadTilBarnetilsyn","l10n_no_hr_payroll.res_field_l10n_no_YtelseFraOffentligeBeskrivelse","skattefriStoenadTilBarnetilsyn","skattefriStoenadTilBarnetilsyn"</text:p>
          </table:table-cell>
          <table:table-cell table:style-name="ce5" table:formula="of:=&quot;l10n_no_hr_payroll.res_field_selection_&quot;&amp;SUBSTITUTE([.H234]&amp;&quot;_&quot;&amp;[.E234];&quot;.&quot;;&quot;_&quot;)" office:value-type="string" office:string-value="l10n_no_hr_payroll.res_field_selection_YtelseFraOffentligeBeskrivelse_skattefriStoenadTilBarnetilsyn" calcext:value-type="string">
            <text:p>l10n_no_hr_payroll.res_field_selection_YtelseFraOffentligeBeskrivelse_skattefriStoenadTilBarnetilsyn</text:p>
          </table:table-cell>
          <table:table-cell table:style-name="ce5" table:formula="of:=&quot;l10n_no_hr_payroll.res_field_l10n_no_&quot;&amp;[.H234]" office:value-type="string" office:string-value="l10n_no_hr_payroll.res_field_l10n_no_YtelseFraOffentligeBeskrivelse" calcext:value-type="string">
            <text:p>l10n_no_hr_payroll.res_field_l10n_no_YtelseFraOffentligeBeskrivelse</text:p>
          </table:table-cell>
          <table:table-cell table:style-name="ce22" table:formula="of:=[.I234]" office:value-type="string" office:string-value="skattefriStoenadTilBarnetilsyn" calcext:value-type="string">
            <text:p>skattefriStoenadTilBarnetilsyn</text:p>
          </table:table-cell>
          <table:table-cell table:style-name="ce25" table:formula="of:=[.I234]" office:value-type="string" office:string-value="skattefriStoenadTilBarnetilsyn" calcext:value-type="string">
            <text:p>skattefriStoenadTilBarnetilsyn</text:p>
          </table:table-cell>
          <table:table-cell table:style-name="ce29"/>
          <table:table-cell table:style-name="ce34" office:value-type="string" calcext:value-type="string">
            <text:p>YtelseFraOffentligeBeskrivelse</text:p>
          </table:table-cell>
          <table:table-cell table:style-name="ce34" office:value-type="string" calcext:value-type="string">
            <text:p>skattefriStoenadTilBarnetilsyn</text:p>
          </table:table-cell>
          <table:table-cell table:style-name="ce34" office:value-type="string" calcext:value-type="string">
            <text:p>2013-01</text:p>
          </table:table-cell>
          <table:table-cell table:style-name="ce29" office:value-type="string" calcext:value-type="string">
            <text:p>2016-01</text:p>
          </table:table-cell>
          <table:table-cell table:style-name="ce34" office:value-type="string" calcext:value-type="string">
            <text:p>Skattefri stønad til barnetilsyn fra folketrygden</text:p>
          </table:table-cell>
          <table:table-cell table:style-name="ce40" office:value-type="string" calcext:value-type="string">
            <text:p><text:span text:style-name="T1">Skattefri stønad til barnetilsyn frå folketrygda</text:span></text:p>
          </table:table-cell>
          <table:table-cell table:style-name="ce41" office:value-type="string" calcext:value-type="string">
            <text:p>Tax-free child-minding benefits from the national insurance scheme</text:p>
          </table:table-cell>
          <table:table-cell table:style-name="ce29"/>
          <table:table-cell table:number-columns-repeated="1009"/>
        </table:table-row>
        <table:table-row table:style-name="ro1">
          <table:table-cell table:style-name="ce3" table:formula="of:=IF([.G235]=&quot;UTGÅR&quot;;&quot;&quot;;VLOOKUP([.H235];[$'res.field'.E$1:$'res.field'.M$1048576];9;0))">
            <text:p/>
          </table:table-cell>
          <table:table-cell table:style-name="ce5" table:formula="of:=&quot;&quot;&quot;&quot;&amp;[.C235]&amp;&quot;&quot;&quot;,&quot;&quot;&quot;&amp;[.D235]&amp;&quot;&quot;&quot;,&quot;&quot;&quot;&amp;[.E235]&amp;&quot;&quot;&quot;,&quot;&quot;&quot;&amp;[.F235]&amp;&quot;&quot;&quot;&quot;" office:value-type="string" office:string-value="&quot;l10n_no_hr_payroll.res_field_selection_YtelseFraOffentligeBeskrivelse_skattefrieTilleggsstoenader&quot;,&quot;l10n_no_hr_payroll.res_field_l10n_no_YtelseFraOffentligeBeskrivelse&quot;,&quot;skattefrieTilleggsstoenader&quot;,&quot;skattefrieTilleggsstoenader&quot;" calcext:value-type="string">
            <text:p>"l10n_no_hr_payroll.res_field_selection_YtelseFraOffentligeBeskrivelse_skattefrieTilleggsstoenader","l10n_no_hr_payroll.res_field_l10n_no_YtelseFraOffentligeBeskrivelse","skattefrieTilleggsstoenader","skattefrieTilleggsstoenader"</text:p>
          </table:table-cell>
          <table:table-cell table:style-name="ce5" table:formula="of:=&quot;l10n_no_hr_payroll.res_field_selection_&quot;&amp;SUBSTITUTE([.H235]&amp;&quot;_&quot;&amp;[.E235];&quot;.&quot;;&quot;_&quot;)" office:value-type="string" office:string-value="l10n_no_hr_payroll.res_field_selection_YtelseFraOffentligeBeskrivelse_skattefrieTilleggsstoenader" calcext:value-type="string">
            <text:p>l10n_no_hr_payroll.res_field_selection_YtelseFraOffentligeBeskrivelse_skattefrieTilleggsstoenader</text:p>
          </table:table-cell>
          <table:table-cell table:style-name="ce5" table:formula="of:=&quot;l10n_no_hr_payroll.res_field_l10n_no_&quot;&amp;[.H235]" office:value-type="string" office:string-value="l10n_no_hr_payroll.res_field_l10n_no_YtelseFraOffentligeBeskrivelse" calcext:value-type="string">
            <text:p>l10n_no_hr_payroll.res_field_l10n_no_YtelseFraOffentligeBeskrivelse</text:p>
          </table:table-cell>
          <table:table-cell table:style-name="ce22" table:formula="of:=[.I235]" office:value-type="string" office:string-value="skattefrieTilleggsstoenader" calcext:value-type="string">
            <text:p>skattefrieTilleggsstoenader</text:p>
          </table:table-cell>
          <table:table-cell table:style-name="ce25" table:formula="of:=[.I235]" office:value-type="string" office:string-value="skattefrieTilleggsstoenader" calcext:value-type="string">
            <text:p>skattefrieTilleggsstoenader</text:p>
          </table:table-cell>
          <table:table-cell table:style-name="ce29"/>
          <table:table-cell table:style-name="ce34" office:value-type="string" calcext:value-type="string">
            <text:p>YtelseFraOffentligeBeskrivelse</text:p>
          </table:table-cell>
          <table:table-cell table:style-name="ce34" office:value-type="string" calcext:value-type="string">
            <text:p>skattefrieTilleggsstoenader</text:p>
          </table:table-cell>
          <table:table-cell table:style-name="ce34" office:value-type="string" calcext:value-type="string">
            <text:p>2013-01</text:p>
          </table:table-cell>
          <table:table-cell table:style-name="ce29" office:value-type="string" calcext:value-type="string">
            <text:p>2016-01</text:p>
          </table:table-cell>
          <table:table-cell table:style-name="ce34" office:value-type="string" calcext:value-type="string">
            <text:p>Skattefrie tilleggsstønader</text:p>
          </table:table-cell>
          <table:table-cell table:style-name="ce40" office:value-type="string" calcext:value-type="string">
            <text:p><text:span text:style-name="T1">Skattefrie tilleggsstønader</text:span></text:p>
          </table:table-cell>
          <table:table-cell table:style-name="ce41" office:value-type="string" calcext:value-type="string">
            <text:p>Tax-free supplementary benefits <text:s/></text:p>
          </table:table-cell>
          <table:table-cell table:style-name="ce29"/>
          <table:table-cell table:number-columns-repeated="1009"/>
        </table:table-row>
        <table:table-row table:style-name="ro1">
          <table:table-cell table:style-name="ce3" table:formula="of:=IF([.G236]=&quot;UTGÅR&quot;;&quot;&quot;;VLOOKUP([.H236];[$'res.field'.E$1:$'res.field'.M$1048576];9;0))">
            <text:p/>
          </table:table-cell>
          <table:table-cell table:style-name="ce5" table:formula="of:=&quot;&quot;&quot;&quot;&amp;[.C236]&amp;&quot;&quot;&quot;,&quot;&quot;&quot;&amp;[.D236]&amp;&quot;&quot;&quot;,&quot;&quot;&quot;&amp;[.E236]&amp;&quot;&quot;&quot;,&quot;&quot;&quot;&amp;[.F236]&amp;&quot;&quot;&quot;&quot;" office:value-type="string" office:string-value="&quot;l10n_no_hr_payroll.res_field_selection_YtelseFraOffentligeBeskrivelse_svangerskapspenger&quot;,&quot;l10n_no_hr_payroll.res_field_l10n_no_YtelseFraOffentligeBeskrivelse&quot;,&quot;svangerskapspenger&quot;,&quot;svangerskapspenger&quot;" calcext:value-type="string">
            <text:p>"l10n_no_hr_payroll.res_field_selection_YtelseFraOffentligeBeskrivelse_svangerskapspenger","l10n_no_hr_payroll.res_field_l10n_no_YtelseFraOffentligeBeskrivelse","svangerskapspenger","svangerskapspenger"</text:p>
          </table:table-cell>
          <table:table-cell table:style-name="ce5" table:formula="of:=&quot;l10n_no_hr_payroll.res_field_selection_&quot;&amp;SUBSTITUTE([.H236]&amp;&quot;_&quot;&amp;[.E236];&quot;.&quot;;&quot;_&quot;)" office:value-type="string" office:string-value="l10n_no_hr_payroll.res_field_selection_YtelseFraOffentligeBeskrivelse_svangerskapspenger" calcext:value-type="string">
            <text:p>l10n_no_hr_payroll.res_field_selection_YtelseFraOffentligeBeskrivelse_svangerskapspenger</text:p>
          </table:table-cell>
          <table:table-cell table:style-name="ce5" table:formula="of:=&quot;l10n_no_hr_payroll.res_field_l10n_no_&quot;&amp;[.H236]" office:value-type="string" office:string-value="l10n_no_hr_payroll.res_field_l10n_no_YtelseFraOffentligeBeskrivelse" calcext:value-type="string">
            <text:p>l10n_no_hr_payroll.res_field_l10n_no_YtelseFraOffentligeBeskrivelse</text:p>
          </table:table-cell>
          <table:table-cell table:style-name="ce22" table:formula="of:=[.I236]" office:value-type="string" office:string-value="svangerskapspenger" calcext:value-type="string">
            <text:p>svangerskapspenger</text:p>
          </table:table-cell>
          <table:table-cell table:style-name="ce25" table:formula="of:=[.I236]" office:value-type="string" office:string-value="svangerskapspenger" calcext:value-type="string">
            <text:p>svangerskapspenger</text:p>
          </table:table-cell>
          <table:table-cell table:style-name="ce29"/>
          <table:table-cell table:style-name="ce34" office:value-type="string" calcext:value-type="string">
            <text:p>YtelseFraOffentligeBeskrivelse</text:p>
          </table:table-cell>
          <table:table-cell table:style-name="ce34" office:value-type="string" calcext:value-type="string">
            <text:p>svangerskapspenger</text:p>
          </table:table-cell>
          <table:table-cell table:style-name="ce34" office:value-type="string" calcext:value-type="string">
            <text:p>2013-01</text:p>
          </table:table-cell>
          <table:table-cell table:style-name="ce29"/>
          <table:table-cell table:style-name="ce34" office:value-type="string" calcext:value-type="string">
            <text:p>Svangerskapspenger</text:p>
          </table:table-cell>
          <table:table-cell table:style-name="ce40" office:value-type="string" calcext:value-type="string">
            <text:p><text:span text:style-name="T1">Svangerskapspengar</text:span></text:p>
          </table:table-cell>
          <table:table-cell table:style-name="ce41" office:value-type="string" calcext:value-type="string">
            <text:p>Pregnancy benefit</text:p>
          </table:table-cell>
          <table:table-cell table:style-name="ce29"/>
          <table:table-cell table:number-columns-repeated="1009"/>
        </table:table-row>
        <table:table-row table:style-name="ro1">
          <table:table-cell table:style-name="ce3" table:formula="of:=IF([.G237]=&quot;UTGÅR&quot;;&quot;&quot;;VLOOKUP([.H237];[$'res.field'.E$1:$'res.field'.M$1048576];9;0))">
            <text:p/>
          </table:table-cell>
          <table:table-cell table:style-name="ce5" table:formula="of:=&quot;&quot;&quot;&quot;&amp;[.C237]&amp;&quot;&quot;&quot;,&quot;&quot;&quot;&amp;[.D237]&amp;&quot;&quot;&quot;,&quot;&quot;&quot;&amp;[.E237]&amp;&quot;&quot;&quot;,&quot;&quot;&quot;&amp;[.F237]&amp;&quot;&quot;&quot;&quot;" office:value-type="string" office:string-value="&quot;l10n_no_hr_payroll.res_field_selection_YtelseFraOffentligeBeskrivelse_sykepenger&quot;,&quot;l10n_no_hr_payroll.res_field_l10n_no_YtelseFraOffentligeBeskrivelse&quot;,&quot;sykepenger&quot;,&quot;sykepenger&quot;" calcext:value-type="string">
            <text:p>"l10n_no_hr_payroll.res_field_selection_YtelseFraOffentligeBeskrivelse_sykepenger","l10n_no_hr_payroll.res_field_l10n_no_YtelseFraOffentligeBeskrivelse","sykepenger","sykepenger"</text:p>
          </table:table-cell>
          <table:table-cell table:style-name="ce5" table:formula="of:=&quot;l10n_no_hr_payroll.res_field_selection_&quot;&amp;SUBSTITUTE([.H237]&amp;&quot;_&quot;&amp;[.E237];&quot;.&quot;;&quot;_&quot;)" office:value-type="string" office:string-value="l10n_no_hr_payroll.res_field_selection_YtelseFraOffentligeBeskrivelse_sykepenger" calcext:value-type="string">
            <text:p>l10n_no_hr_payroll.res_field_selection_YtelseFraOffentligeBeskrivelse_sykepenger</text:p>
          </table:table-cell>
          <table:table-cell table:style-name="ce5" table:formula="of:=&quot;l10n_no_hr_payroll.res_field_l10n_no_&quot;&amp;[.H237]" office:value-type="string" office:string-value="l10n_no_hr_payroll.res_field_l10n_no_YtelseFraOffentligeBeskrivelse" calcext:value-type="string">
            <text:p>l10n_no_hr_payroll.res_field_l10n_no_YtelseFraOffentligeBeskrivelse</text:p>
          </table:table-cell>
          <table:table-cell table:style-name="ce22" table:formula="of:=[.I237]" office:value-type="string" office:string-value="sykepenger" calcext:value-type="string">
            <text:p>sykepenger</text:p>
          </table:table-cell>
          <table:table-cell table:style-name="ce25" table:formula="of:=[.I237]" office:value-type="string" office:string-value="sykepenger" calcext:value-type="string">
            <text:p>sykepenger</text:p>
          </table:table-cell>
          <table:table-cell table:style-name="ce29"/>
          <table:table-cell table:style-name="ce34" office:value-type="string" calcext:value-type="string">
            <text:p>YtelseFraOffentligeBeskrivelse</text:p>
          </table:table-cell>
          <table:table-cell table:style-name="ce34" office:value-type="string" calcext:value-type="string">
            <text:p>sykepenger</text:p>
          </table:table-cell>
          <table:table-cell table:style-name="ce34" office:value-type="string" calcext:value-type="string">
            <text:p>2013-01</text:p>
          </table:table-cell>
          <table:table-cell table:style-name="ce29"/>
          <table:table-cell table:style-name="ce34" office:value-type="string" calcext:value-type="string">
            <text:p>Sykepenger fra folketrygden</text:p>
          </table:table-cell>
          <table:table-cell table:style-name="ce40" office:value-type="string" calcext:value-type="string">
            <text:p><text:span text:style-name="T1">Sjukepengar frå folketrygda</text:span></text:p>
          </table:table-cell>
          <table:table-cell table:style-name="ce41" office:value-type="string" calcext:value-type="string">
            <text:p>Sickness benefit from the national insurance scheme</text:p>
          </table:table-cell>
          <table:table-cell table:style-name="ce29"/>
          <table:table-cell table:number-columns-repeated="1009"/>
        </table:table-row>
        <table:table-row table:style-name="ro1">
          <table:table-cell table:style-name="ce3" table:formula="of:=IF([.G238]=&quot;UTGÅR&quot;;&quot;&quot;;VLOOKUP([.H238];[$'res.field'.E$1:$'res.field'.M$1048576];9;0))">
            <text:p/>
          </table:table-cell>
          <table:table-cell table:style-name="ce5" table:formula="of:=&quot;&quot;&quot;&quot;&amp;[.C238]&amp;&quot;&quot;&quot;,&quot;&quot;&quot;&amp;[.D238]&amp;&quot;&quot;&quot;,&quot;&quot;&quot;&amp;[.E238]&amp;&quot;&quot;&quot;,&quot;&quot;&quot;&amp;[.F238]&amp;&quot;&quot;&quot;&quot;" office:value-type="string" office:string-value="&quot;l10n_no_hr_payroll.res_field_selection_YtelseFraOffentligeBeskrivelse_sykepengerTilFiskerSomBareHarHyre&quot;,&quot;l10n_no_hr_payroll.res_field_l10n_no_YtelseFraOffentligeBeskrivelse&quot;,&quot;sykepengerTilFiskerSomBareHarHyre&quot;,&quot;sykepengerTilFiskerSomBareHarHyre&quot;" calcext:value-type="string">
            <text:p>"l10n_no_hr_payroll.res_field_selection_YtelseFraOffentligeBeskrivelse_sykepengerTilFiskerSomBareHarHyre","l10n_no_hr_payroll.res_field_l10n_no_YtelseFraOffentligeBeskrivelse","sykepengerTilFiskerSomBareHarHyre","sykepengerTilFiskerSomBareHarHyre"</text:p>
          </table:table-cell>
          <table:table-cell table:style-name="ce5" table:formula="of:=&quot;l10n_no_hr_payroll.res_field_selection_&quot;&amp;SUBSTITUTE([.H238]&amp;&quot;_&quot;&amp;[.E238];&quot;.&quot;;&quot;_&quot;)" office:value-type="string" office:string-value="l10n_no_hr_payroll.res_field_selection_YtelseFraOffentligeBeskrivelse_sykepengerTilFiskerSomBareHarHyre" calcext:value-type="string">
            <text:p>l10n_no_hr_payroll.res_field_selection_YtelseFraOffentligeBeskrivelse_sykepengerTilFiskerSomBareHarHyre</text:p>
          </table:table-cell>
          <table:table-cell table:style-name="ce5" table:formula="of:=&quot;l10n_no_hr_payroll.res_field_l10n_no_&quot;&amp;[.H238]" office:value-type="string" office:string-value="l10n_no_hr_payroll.res_field_l10n_no_YtelseFraOffentligeBeskrivelse" calcext:value-type="string">
            <text:p>l10n_no_hr_payroll.res_field_l10n_no_YtelseFraOffentligeBeskrivelse</text:p>
          </table:table-cell>
          <table:table-cell table:style-name="ce22" table:formula="of:=[.I238]" office:value-type="string" office:string-value="sykepengerTilFiskerSomBareHarHyre" calcext:value-type="string">
            <text:p>sykepengerTilFiskerSomBareHarHyre</text:p>
          </table:table-cell>
          <table:table-cell table:style-name="ce25" table:formula="of:=[.I238]" office:value-type="string" office:string-value="sykepengerTilFiskerSomBareHarHyre" calcext:value-type="string">
            <text:p>sykepengerTilFiskerSomBareHarHyre</text:p>
          </table:table-cell>
          <table:table-cell table:style-name="ce29"/>
          <table:table-cell table:style-name="ce34" office:value-type="string" calcext:value-type="string">
            <text:p>YtelseFraOffentligeBeskrivelse</text:p>
          </table:table-cell>
          <table:table-cell table:style-name="ce34" office:value-type="string" calcext:value-type="string">
            <text:p>sykepengerTilFiskerSomBareHarHyre</text:p>
          </table:table-cell>
          <table:table-cell table:style-name="ce34" office:value-type="string" calcext:value-type="string">
            <text:p>2013-01</text:p>
          </table:table-cell>
          <table:table-cell table:style-name="ce29"/>
          <table:table-cell table:style-name="ce34" office:value-type="string" calcext:value-type="string">
            <text:p>Sykepenger til fisker som bare har hyre</text:p>
          </table:table-cell>
          <table:table-cell table:style-name="ce40" office:value-type="string" calcext:value-type="string">
            <text:p><text:span text:style-name="T1">Sjukepengar til fiskarar som berre har hyre</text:span></text:p>
          </table:table-cell>
          <table:table-cell table:style-name="ce41" office:value-type="string" calcext:value-type="string">
            <text:p>Sickness benefit to fishermen who only receive seafarers' wages</text:p>
          </table:table-cell>
          <table:table-cell table:style-name="ce29"/>
          <table:table-cell table:number-columns-repeated="1009"/>
        </table:table-row>
        <table:table-row table:style-name="ro1">
          <table:table-cell table:style-name="ce3" table:formula="of:=IF([.G239]=&quot;UTGÅR&quot;;&quot;&quot;;VLOOKUP([.H239];[$'res.field'.E$1:$'res.field'.M$1048576];9;0))">
            <text:p/>
          </table:table-cell>
          <table:table-cell table:style-name="ce5" table:formula="of:=&quot;&quot;&quot;&quot;&amp;[.C239]&amp;&quot;&quot;&quot;,&quot;&quot;&quot;&amp;[.D239]&amp;&quot;&quot;&quot;,&quot;&quot;&quot;&amp;[.E239]&amp;&quot;&quot;&quot;,&quot;&quot;&quot;&amp;[.F239]&amp;&quot;&quot;&quot;&quot;" office:value-type="string" office:string-value="&quot;l10n_no_hr_payroll.res_field_selection_YtelseFraOffentligeBeskrivelse_ufoeretrygd&quot;,&quot;l10n_no_hr_payroll.res_field_l10n_no_YtelseFraOffentligeBeskrivelse&quot;,&quot;ufoeretrygd&quot;,&quot;ufoeretrygd&quot;" calcext:value-type="string">
            <text:p>"l10n_no_hr_payroll.res_field_selection_YtelseFraOffentligeBeskrivelse_ufoeretrygd","l10n_no_hr_payroll.res_field_l10n_no_YtelseFraOffentligeBeskrivelse","ufoeretrygd","ufoeretrygd"</text:p>
          </table:table-cell>
          <table:table-cell table:style-name="ce5" table:formula="of:=&quot;l10n_no_hr_payroll.res_field_selection_&quot;&amp;SUBSTITUTE([.H239]&amp;&quot;_&quot;&amp;[.E239];&quot;.&quot;;&quot;_&quot;)" office:value-type="string" office:string-value="l10n_no_hr_payroll.res_field_selection_YtelseFraOffentligeBeskrivelse_ufoeretrygd" calcext:value-type="string">
            <text:p>l10n_no_hr_payroll.res_field_selection_YtelseFraOffentligeBeskrivelse_ufoeretrygd</text:p>
          </table:table-cell>
          <table:table-cell table:style-name="ce5" table:formula="of:=&quot;l10n_no_hr_payroll.res_field_l10n_no_&quot;&amp;[.H239]" office:value-type="string" office:string-value="l10n_no_hr_payroll.res_field_l10n_no_YtelseFraOffentligeBeskrivelse" calcext:value-type="string">
            <text:p>l10n_no_hr_payroll.res_field_l10n_no_YtelseFraOffentligeBeskrivelse</text:p>
          </table:table-cell>
          <table:table-cell table:style-name="ce22" table:formula="of:=[.I239]" office:value-type="string" office:string-value="ufoeretrygd" calcext:value-type="string">
            <text:p>ufoeretrygd</text:p>
          </table:table-cell>
          <table:table-cell table:style-name="ce25" table:formula="of:=[.I239]" office:value-type="string" office:string-value="ufoeretrygd" calcext:value-type="string">
            <text:p>ufoeretrygd</text:p>
          </table:table-cell>
          <table:table-cell table:style-name="ce29"/>
          <table:table-cell table:style-name="ce34" office:value-type="string" calcext:value-type="string">
            <text:p>YtelseFraOffentligeBeskrivelse</text:p>
          </table:table-cell>
          <table:table-cell table:style-name="ce34" office:value-type="string" calcext:value-type="string">
            <text:p>ufoeretrygd</text:p>
          </table:table-cell>
          <table:table-cell table:style-name="ce34" office:value-type="string" calcext:value-type="string">
            <text:p>2015-01</text:p>
          </table:table-cell>
          <table:table-cell table:style-name="ce34"/>
          <table:table-cell table:style-name="ce34" office:value-type="string" calcext:value-type="string">
            <text:p>Uføretrygd</text:p>
          </table:table-cell>
          <table:table-cell table:style-name="ce40" office:value-type="string" calcext:value-type="string">
            <text:p><text:span text:style-name="T1">Uføretrygd</text:span></text:p>
          </table:table-cell>
          <table:table-cell table:style-name="ce40" office:value-type="string" calcext:value-type="string">
            <text:p><text:span text:style-name="T1">Disability allowance</text:span></text:p>
          </table:table-cell>
          <table:table-cell table:style-name="ce29"/>
          <table:table-cell table:number-columns-repeated="1009"/>
        </table:table-row>
        <table:table-row table:style-name="ro1">
          <table:table-cell table:style-name="ce3" table:formula="of:=IF([.G240]=&quot;UTGÅR&quot;;&quot;&quot;;VLOOKUP([.H240];[$'res.field'.E$1:$'res.field'.M$1048576];9;0))">
            <text:p/>
          </table:table-cell>
          <table:table-cell table:style-name="ce5" table:formula="of:=&quot;&quot;&quot;&quot;&amp;[.C240]&amp;&quot;&quot;&quot;,&quot;&quot;&quot;&amp;[.D240]&amp;&quot;&quot;&quot;,&quot;&quot;&quot;&amp;[.E240]&amp;&quot;&quot;&quot;,&quot;&quot;&quot;&amp;[.F240]&amp;&quot;&quot;&quot;&quot;" office:value-type="string" office:string-value="&quot;l10n_no_hr_payroll.res_field_selection_YtelseFraOffentligeBeskrivelse_underholdsbidragTilBarn&quot;,&quot;l10n_no_hr_payroll.res_field_l10n_no_YtelseFraOffentligeBeskrivelse&quot;,&quot;underholdsbidragTilBarn&quot;,&quot;underholdsbidragTilBarn&quot;" calcext:value-type="string">
            <text:p>"l10n_no_hr_payroll.res_field_selection_YtelseFraOffentligeBeskrivelse_underholdsbidragTilBarn","l10n_no_hr_payroll.res_field_l10n_no_YtelseFraOffentligeBeskrivelse","underholdsbidragTilBarn","underholdsbidragTilBarn"</text:p>
          </table:table-cell>
          <table:table-cell table:style-name="ce5" table:formula="of:=&quot;l10n_no_hr_payroll.res_field_selection_&quot;&amp;SUBSTITUTE([.H240]&amp;&quot;_&quot;&amp;[.E240];&quot;.&quot;;&quot;_&quot;)" office:value-type="string" office:string-value="l10n_no_hr_payroll.res_field_selection_YtelseFraOffentligeBeskrivelse_underholdsbidragTilBarn" calcext:value-type="string">
            <text:p>l10n_no_hr_payroll.res_field_selection_YtelseFraOffentligeBeskrivelse_underholdsbidragTilBarn</text:p>
          </table:table-cell>
          <table:table-cell table:style-name="ce5" table:formula="of:=&quot;l10n_no_hr_payroll.res_field_l10n_no_&quot;&amp;[.H240]" office:value-type="string" office:string-value="l10n_no_hr_payroll.res_field_l10n_no_YtelseFraOffentligeBeskrivelse" calcext:value-type="string">
            <text:p>l10n_no_hr_payroll.res_field_l10n_no_YtelseFraOffentligeBeskrivelse</text:p>
          </table:table-cell>
          <table:table-cell table:style-name="ce22" table:formula="of:=[.I240]" office:value-type="string" office:string-value="underholdsbidragTilBarn" calcext:value-type="string">
            <text:p>underholdsbidragTilBarn</text:p>
          </table:table-cell>
          <table:table-cell table:style-name="ce25" table:formula="of:=[.I240]" office:value-type="string" office:string-value="underholdsbidragTilBarn" calcext:value-type="string">
            <text:p>underholdsbidragTilBarn</text:p>
          </table:table-cell>
          <table:table-cell table:style-name="ce29"/>
          <table:table-cell table:style-name="ce34" office:value-type="string" calcext:value-type="string">
            <text:p>YtelseFraOffentligeBeskrivelse</text:p>
          </table:table-cell>
          <table:table-cell table:style-name="ce34" office:value-type="string" calcext:value-type="string">
            <text:p>underholdsbidragTilBarn</text:p>
          </table:table-cell>
          <table:table-cell table:style-name="ce34" office:value-type="string" calcext:value-type="string">
            <text:p>2013-01</text:p>
          </table:table-cell>
          <table:table-cell table:style-name="ce29" office:value-type="string" calcext:value-type="string">
            <text:p>2017-01</text:p>
          </table:table-cell>
          <table:table-cell table:style-name="ce34" office:value-type="string" calcext:value-type="string">
            <text:p>Underholdsbidrag til barn</text:p>
          </table:table-cell>
          <table:table-cell table:style-name="ce40" office:value-type="string" calcext:value-type="string">
            <text:p><text:span text:style-name="T1">Underhaldsbidrag til barn</text:span></text:p>
          </table:table-cell>
          <table:table-cell table:style-name="ce41" office:value-type="string" calcext:value-type="string">
            <text:p>Maintenance payments </text:p>
          </table:table-cell>
          <table:table-cell table:style-name="ce29"/>
          <table:table-cell table:number-columns-repeated="1009"/>
        </table:table-row>
        <table:table-row table:style-name="ro1">
          <table:table-cell table:style-name="ce3" table:formula="of:=IF([.G241]=&quot;UTGÅR&quot;;&quot;&quot;;VLOOKUP([.H241];[$'res.field'.E$1:$'res.field'.M$1048576];9;0))">
            <text:p/>
          </table:table-cell>
          <table:table-cell table:style-name="ce5" table:formula="of:=&quot;&quot;&quot;&quot;&amp;[.C241]&amp;&quot;&quot;&quot;,&quot;&quot;&quot;&amp;[.D241]&amp;&quot;&quot;&quot;,&quot;&quot;&quot;&amp;[.E241]&amp;&quot;&quot;&quot;,&quot;&quot;&quot;&amp;[.F241]&amp;&quot;&quot;&quot;&quot;" office:value-type="string" office:string-value="&quot;l10n_no_hr_payroll.res_field_selection_YtelseFraOffentligeBeskrivelse_venteloenn&quot;,&quot;l10n_no_hr_payroll.res_field_l10n_no_YtelseFraOffentligeBeskrivelse&quot;,&quot;venteloenn&quot;,&quot;venteloenn&quot;" calcext:value-type="string">
            <text:p>"l10n_no_hr_payroll.res_field_selection_YtelseFraOffentligeBeskrivelse_venteloenn","l10n_no_hr_payroll.res_field_l10n_no_YtelseFraOffentligeBeskrivelse","venteloenn","venteloenn"</text:p>
          </table:table-cell>
          <table:table-cell table:style-name="ce5" table:formula="of:=&quot;l10n_no_hr_payroll.res_field_selection_&quot;&amp;SUBSTITUTE([.H241]&amp;&quot;_&quot;&amp;[.E241];&quot;.&quot;;&quot;_&quot;)" office:value-type="string" office:string-value="l10n_no_hr_payroll.res_field_selection_YtelseFraOffentligeBeskrivelse_venteloenn" calcext:value-type="string">
            <text:p>l10n_no_hr_payroll.res_field_selection_YtelseFraOffentligeBeskrivelse_venteloenn</text:p>
          </table:table-cell>
          <table:table-cell table:style-name="ce5" table:formula="of:=&quot;l10n_no_hr_payroll.res_field_l10n_no_&quot;&amp;[.H241]" office:value-type="string" office:string-value="l10n_no_hr_payroll.res_field_l10n_no_YtelseFraOffentligeBeskrivelse" calcext:value-type="string">
            <text:p>l10n_no_hr_payroll.res_field_l10n_no_YtelseFraOffentligeBeskrivelse</text:p>
          </table:table-cell>
          <table:table-cell table:style-name="ce22" table:formula="of:=[.I241]" office:value-type="string" office:string-value="venteloenn" calcext:value-type="string">
            <text:p>venteloenn</text:p>
          </table:table-cell>
          <table:table-cell table:style-name="ce25" table:formula="of:=[.I241]" office:value-type="string" office:string-value="venteloenn" calcext:value-type="string">
            <text:p>venteloenn</text:p>
          </table:table-cell>
          <table:table-cell table:style-name="ce29"/>
          <table:table-cell table:style-name="ce34" office:value-type="string" calcext:value-type="string">
            <text:p>YtelseFraOffentligeBeskrivelse</text:p>
          </table:table-cell>
          <table:table-cell table:style-name="ce34" office:value-type="string" calcext:value-type="string">
            <text:p>venteloenn</text:p>
          </table:table-cell>
          <table:table-cell table:style-name="ce34" office:value-type="string" calcext:value-type="string">
            <text:p>2013-01</text:p>
          </table:table-cell>
          <table:table-cell table:style-name="ce29"/>
          <table:table-cell table:style-name="ce34" office:value-type="string" calcext:value-type="string">
            <text:p>Ventelønn</text:p>
          </table:table-cell>
          <table:table-cell table:style-name="ce40" office:value-type="string" calcext:value-type="string">
            <text:p><text:span text:style-name="T1">Ventelønn</text:span></text:p>
          </table:table-cell>
          <table:table-cell table:style-name="ce41" office:value-type="string" calcext:value-type="string">
            <text:p>Redundancy pay</text:p>
          </table:table-cell>
          <table:table-cell table:style-name="ce29"/>
          <table:table-cell table:number-columns-repeated="1009"/>
        </table:table-row>
        <table:table-row table:style-name="ro1">
          <table:table-cell table:style-name="ce3" table:formula="of:=IF([.G242]=&quot;UTGÅR&quot;;&quot;&quot;;VLOOKUP([.H242];[$'res.field'.E$1:$'res.field'.M$1048576];9;0))">
            <text:p/>
          </table:table-cell>
          <table:table-cell table:style-name="ce5" table:formula="of:=&quot;&quot;&quot;&quot;&amp;[.C242]&amp;&quot;&quot;&quot;,&quot;&quot;&quot;&amp;[.D242]&amp;&quot;&quot;&quot;,&quot;&quot;&quot;&amp;[.E242]&amp;&quot;&quot;&quot;,&quot;&quot;&quot;&amp;[.F242]&amp;&quot;&quot;&quot;&quot;" office:value-type="string" office:string-value="&quot;l10n_no_hr_payroll.res_field_selection_YtelseFraOffentligeBeskrivelse_overgangsstoenadTilEnsligMorEllerFarSomBegynteAaLoepe1April2014EllerSenere&quot;,&quot;l10n_no_hr_payroll.res_field_l10n_no_YtelseFraOffentligeBeskrivelse&quot;,&quot;overgangsstoenadTilEnsligMorEllerFarSomBegynteAaLoepe1April2014EllerSenere&quot;,&quot;overgangsstoenadTilEnsligMorEllerFarSomBegynteAaLoepe1April2014EllerSenere&quot;" calcext:value-type="string">
            <text:p>"l10n_no_hr_payroll.res_field_selection_YtelseFraOffentligeBeskrivelse_overgangsstoenadTilEnsligMorEllerFarSomBegynteAaLoepe1April2014EllerSenere","l10n_no_hr_payroll.res_field_l10n_no_YtelseFraOffentligeBeskrivelse","overgangsstoenadTilEnsligMorEllerFarSomBegynteAaLoepe1April2014EllerSenere","overgangsstoenadTilEnsligMorEllerFarSomBegynteAaLoepe1April2014EllerSenere"</text:p>
          </table:table-cell>
          <table:table-cell table:style-name="ce5" table:formula="of:=&quot;l10n_no_hr_payroll.res_field_selection_&quot;&amp;SUBSTITUTE([.H242]&amp;&quot;_&quot;&amp;[.E242];&quot;.&quot;;&quot;_&quot;)" office:value-type="string" office:string-value="l10n_no_hr_payroll.res_field_selection_YtelseFraOffentligeBeskrivelse_overgangsstoenadTilEnsligMorEllerFarSomBegynteAaLoepe1April2014EllerSenere" calcext:value-type="string">
            <text:p>l10n_no_hr_payroll.res_field_selection_YtelseFraOffentligeBeskrivelse_overgangsstoenadTilEnsligMorEllerFarSomBegynteAaLoepe1April2014EllerSenere</text:p>
          </table:table-cell>
          <table:table-cell table:style-name="ce5" table:formula="of:=&quot;l10n_no_hr_payroll.res_field_l10n_no_&quot;&amp;[.H242]" office:value-type="string" office:string-value="l10n_no_hr_payroll.res_field_l10n_no_YtelseFraOffentligeBeskrivelse" calcext:value-type="string">
            <text:p>l10n_no_hr_payroll.res_field_l10n_no_YtelseFraOffentligeBeskrivelse</text:p>
          </table:table-cell>
          <table:table-cell table:style-name="ce22" table:formula="of:=[.I242]" office:value-type="string" office:string-value="overgangsstoenadTilEnsligMorEllerFarSomBegynteAaLoepe1April2014EllerSenere" calcext:value-type="string">
            <text:p>overgangsstoenadTilEnsligMorEllerFarSomBegynteAaLoepe1April2014EllerSenere</text:p>
          </table:table-cell>
          <table:table-cell table:style-name="ce25" table:formula="of:=[.I242]" office:value-type="string" office:string-value="overgangsstoenadTilEnsligMorEllerFarSomBegynteAaLoepe1April2014EllerSenere" calcext:value-type="string">
            <text:p>overgangsstoenadTilEnsligMorEllerFarSomBegynteAaLoepe1April2014EllerSenere</text:p>
          </table:table-cell>
          <table:table-cell table:style-name="ce29"/>
          <table:table-cell table:style-name="ce34" office:value-type="string" calcext:value-type="string">
            <text:p>YtelseFraOffentligeBeskrivelse</text:p>
          </table:table-cell>
          <table:table-cell table:style-name="ce34" office:value-type="string" calcext:value-type="string">
            <text:p>overgangsstoenadTilEnsligMorEllerFarSomBegynteAaLoepe1April2014EllerSenere</text:p>
          </table:table-cell>
          <table:table-cell table:style-name="ce34" office:value-type="string" calcext:value-type="string">
            <text:p>2014-01</text:p>
          </table:table-cell>
          <table:table-cell table:style-name="ce29"/>
          <table:table-cell table:style-name="ce34" office:value-type="string" calcext:value-type="string">
            <text:p>Overgangsstønad til enslig mor eller far som begynte å løpe 1. april 2014 eller senere</text:p>
          </table:table-cell>
          <table:table-cell table:style-name="ce40" office:value-type="string" calcext:value-type="string">
            <text:p><text:span text:style-name="T1">Overgangsstønad til einsleg mor eller far som er utbetalt frå 1. april 2014 eller seinare</text:span></text:p>
          </table:table-cell>
          <table:table-cell table:style-name="ce41" office:value-type="string" calcext:value-type="string">
            <text:p>Transitional benefits for single mothers or fathers commencing on 01 April 2014 or later</text:p>
          </table:table-cell>
          <table:table-cell table:style-name="ce29"/>
          <table:table-cell table:number-columns-repeated="1009"/>
        </table:table-row>
        <table:table-row table:style-name="ro1">
          <table:table-cell table:style-name="ce3" table:formula="of:=IF([.G243]=&quot;UTGÅR&quot;;&quot;&quot;;VLOOKUP([.H243];[$'res.field'.E$1:$'res.field'.M$1048576];9;0))">
            <text:p/>
          </table:table-cell>
          <table:table-cell table:style-name="ce5" table:formula="of:=&quot;&quot;&quot;&quot;&amp;[.C243]&amp;&quot;&quot;&quot;,&quot;&quot;&quot;&amp;[.D243]&amp;&quot;&quot;&quot;,&quot;&quot;&quot;&amp;[.E243]&amp;&quot;&quot;&quot;,&quot;&quot;&quot;&amp;[.F243]&amp;&quot;&quot;&quot;&quot;" office:value-type="string" office:string-value="&quot;l10n_no_hr_payroll.res_field_selection_YtelseFraOffentligeBeskrivelse_ektefelletilleggUfoeretrygd&quot;,&quot;l10n_no_hr_payroll.res_field_l10n_no_YtelseFraOffentligeBeskrivelse&quot;,&quot;ektefelletilleggUfoeretrygd&quot;,&quot;ektefelletilleggUfoeretrygd&quot;" calcext:value-type="string">
            <text:p>"l10n_no_hr_payroll.res_field_selection_YtelseFraOffentligeBeskrivelse_ektefelletilleggUfoeretrygd","l10n_no_hr_payroll.res_field_l10n_no_YtelseFraOffentligeBeskrivelse","ektefelletilleggUfoeretrygd","ektefelletilleggUfoeretrygd"</text:p>
          </table:table-cell>
          <table:table-cell table:style-name="ce5" table:formula="of:=&quot;l10n_no_hr_payroll.res_field_selection_&quot;&amp;SUBSTITUTE([.H243]&amp;&quot;_&quot;&amp;[.E243];&quot;.&quot;;&quot;_&quot;)" office:value-type="string" office:string-value="l10n_no_hr_payroll.res_field_selection_YtelseFraOffentligeBeskrivelse_ektefelletilleggUfoeretrygd" calcext:value-type="string">
            <text:p>l10n_no_hr_payroll.res_field_selection_YtelseFraOffentligeBeskrivelse_ektefelletilleggUfoeretrygd</text:p>
          </table:table-cell>
          <table:table-cell table:style-name="ce5" table:formula="of:=&quot;l10n_no_hr_payroll.res_field_l10n_no_&quot;&amp;[.H243]" office:value-type="string" office:string-value="l10n_no_hr_payroll.res_field_l10n_no_YtelseFraOffentligeBeskrivelse" calcext:value-type="string">
            <text:p>l10n_no_hr_payroll.res_field_l10n_no_YtelseFraOffentligeBeskrivelse</text:p>
          </table:table-cell>
          <table:table-cell table:style-name="ce22" table:formula="of:=[.I243]" office:value-type="string" office:string-value="ektefelletilleggUfoeretrygd" calcext:value-type="string">
            <text:p>ektefelletilleggUfoeretrygd</text:p>
          </table:table-cell>
          <table:table-cell table:style-name="ce25" table:formula="of:=[.I243]" office:value-type="string" office:string-value="ektefelletilleggUfoeretrygd" calcext:value-type="string">
            <text:p>ektefelletilleggUfoeretrygd</text:p>
          </table:table-cell>
          <table:table-cell table:style-name="ce29"/>
          <table:table-cell table:style-name="ce34" office:value-type="string" calcext:value-type="string">
            <text:p>YtelseFraOffentligeBeskrivelse</text:p>
          </table:table-cell>
          <table:table-cell table:style-name="ce34" office:value-type="string" calcext:value-type="string">
            <text:p>ektefelletilleggUfoeretrygd</text:p>
          </table:table-cell>
          <table:table-cell table:style-name="ce34" office:value-type="string" calcext:value-type="string">
            <text:p>2015-01</text:p>
          </table:table-cell>
          <table:table-cell table:style-name="ce29"/>
          <table:table-cell table:style-name="ce34" office:value-type="string" calcext:value-type="string">
            <text:p>Ektefelletillegg uføretrygd</text:p>
          </table:table-cell>
          <table:table-cell table:style-name="ce41" office:value-type="string" calcext:value-type="string">
            <text:p>Ektefelletillegg uføretrygd</text:p>
          </table:table-cell>
          <table:table-cell table:style-name="ce41" office:value-type="string" calcext:value-type="string">
            <text:p>Supplementary benefit for spouses, disability allowance</text:p>
          </table:table-cell>
          <table:table-cell table:style-name="ce29"/>
          <table:table-cell table:number-columns-repeated="1009"/>
        </table:table-row>
        <table:table-row table:style-name="ro1">
          <table:table-cell table:style-name="ce3" table:formula="of:=IF([.G244]=&quot;UTGÅR&quot;;&quot;&quot;;VLOOKUP([.H244];[$'res.field'.E$1:$'res.field'.M$1048576];9;0))">
            <text:p/>
          </table:table-cell>
          <table:table-cell table:style-name="ce5" table:formula="of:=&quot;&quot;&quot;&quot;&amp;[.C244]&amp;&quot;&quot;&quot;,&quot;&quot;&quot;&amp;[.D244]&amp;&quot;&quot;&quot;,&quot;&quot;&quot;&amp;[.E244]&amp;&quot;&quot;&quot;,&quot;&quot;&quot;&amp;[.F244]&amp;&quot;&quot;&quot;&quot;" office:value-type="string" office:string-value="&quot;l10n_no_hr_payroll.res_field_selection_YtelseFraOffentligeBeskrivelse_ufoereytelseEtteroppgjoer&quot;,&quot;l10n_no_hr_payroll.res_field_l10n_no_YtelseFraOffentligeBeskrivelse&quot;,&quot;ufoereytelseEtteroppgjoer&quot;,&quot;ufoereytelseEtteroppgjoer&quot;" calcext:value-type="string">
            <text:p>"l10n_no_hr_payroll.res_field_selection_YtelseFraOffentligeBeskrivelse_ufoereytelseEtteroppgjoer","l10n_no_hr_payroll.res_field_l10n_no_YtelseFraOffentligeBeskrivelse","ufoereytelseEtteroppgjoer","ufoereytelseEtteroppgjoer"</text:p>
          </table:table-cell>
          <table:table-cell table:style-name="ce5" table:formula="of:=&quot;l10n_no_hr_payroll.res_field_selection_&quot;&amp;SUBSTITUTE([.H244]&amp;&quot;_&quot;&amp;[.E244];&quot;.&quot;;&quot;_&quot;)" office:value-type="string" office:string-value="l10n_no_hr_payroll.res_field_selection_YtelseFraOffentligeBeskrivelse_ufoereytelseEtteroppgjoer" calcext:value-type="string">
            <text:p>l10n_no_hr_payroll.res_field_selection_YtelseFraOffentligeBeskrivelse_ufoereytelseEtteroppgjoer</text:p>
          </table:table-cell>
          <table:table-cell table:style-name="ce5" table:formula="of:=&quot;l10n_no_hr_payroll.res_field_l10n_no_&quot;&amp;[.H244]" office:value-type="string" office:string-value="l10n_no_hr_payroll.res_field_l10n_no_YtelseFraOffentligeBeskrivelse" calcext:value-type="string">
            <text:p>l10n_no_hr_payroll.res_field_l10n_no_YtelseFraOffentligeBeskrivelse</text:p>
          </table:table-cell>
          <table:table-cell table:style-name="ce22" table:formula="of:=[.I244]" office:value-type="string" office:string-value="ufoereytelseEtteroppgjoer" calcext:value-type="string">
            <text:p>ufoereytelseEtteroppgjoer</text:p>
          </table:table-cell>
          <table:table-cell table:style-name="ce25" table:formula="of:=[.I244]" office:value-type="string" office:string-value="ufoereytelseEtteroppgjoer" calcext:value-type="string">
            <text:p>ufoereytelseEtteroppgjoer</text:p>
          </table:table-cell>
          <table:table-cell table:style-name="ce29"/>
          <table:table-cell table:style-name="ce34" office:value-type="string" calcext:value-type="string">
            <text:p>YtelseFraOffentligeBeskrivelse</text:p>
          </table:table-cell>
          <table:table-cell table:style-name="ce34" office:value-type="string" calcext:value-type="string">
            <text:p>ufoereytelseEtteroppgjoer</text:p>
          </table:table-cell>
          <table:table-cell table:style-name="ce34" office:value-type="string" calcext:value-type="string">
            <text:p>2016-01</text:p>
          </table:table-cell>
          <table:table-cell table:style-name="ce29"/>
          <table:table-cell table:style-name="ce34" office:value-type="string" calcext:value-type="string">
            <text:p>Uføreytelse etteroppgjoer</text:p>
          </table:table-cell>
          <table:table-cell table:style-name="ce41" office:value-type="string" calcext:value-type="string">
            <text:p>Uføreyting etteroppgjer</text:p>
          </table:table-cell>
          <table:table-cell table:style-name="ce41" office:value-type="string" calcext:value-type="string">
            <text:p>Disability benefit, settlement</text:p>
          </table:table-cell>
          <table:table-cell table:style-name="ce29"/>
          <table:table-cell table:number-columns-repeated="1009"/>
        </table:table-row>
        <table:table-row table:style-name="ro4">
          <table:table-cell table:style-name="ce3" table:formula="of:=IF([.G245]=&quot;UTGÅR&quot;;&quot;&quot;;VLOOKUP([.H245];[$'res.field'.E$1:$'res.field'.M$1048576];9;0))" office:value-type="string" office:string-value="" calcext:value-type="error">
            <text:p>#N/A</text:p>
          </table:table-cell>
          <table:table-cell table:style-name="ce5" table:formula="of:=&quot;&quot;&quot;&quot;&amp;[.C245]&amp;&quot;&quot;&quot;,&quot;&quot;&quot;&amp;[.D245]&amp;&quot;&quot;&quot;,&quot;&quot;&quot;&amp;[.E245]&amp;&quot;&quot;&quot;,&quot;&quot;&quot;&amp;[.F245]&amp;&quot;&quot;&quot;&quot;" office:value-type="string" office:string-value="&quot;&quot;,&quot;&quot;,&quot;&quot;,&quot;&quot;" calcext:value-type="string">
            <text:p>"","","",""</text:p>
          </table:table-cell>
          <table:table-cell table:number-columns-repeated="3"/>
          <table:table-cell table:style-name="ce26" table:number-columns-repeated="2"/>
          <table:table-cell table:number-columns-repeated="1017"/>
        </table:table-row>
        <table:table-row table:style-name="ro4">
          <table:table-cell table:style-name="ce3" table:formula="of:=IF([.G246]=&quot;UTGÅR&quot;;&quot;&quot;;VLOOKUP([.H246];[$'res.field'.E$1:$'res.field'.M$1048576];9;0))" office:value-type="string" office:string-value="" calcext:value-type="error">
            <text:p>#N/A</text:p>
          </table:table-cell>
          <table:table-cell table:style-name="ce5" table:formula="of:=&quot;&quot;&quot;&quot;&amp;[.C246]&amp;&quot;&quot;&quot;,&quot;&quot;&quot;&amp;[.D246]&amp;&quot;&quot;&quot;,&quot;&quot;&quot;&amp;[.E246]&amp;&quot;&quot;&quot;,&quot;&quot;&quot;&amp;[.F246]&amp;&quot;&quot;&quot;&quot;" office:value-type="string" office:string-value="&quot;&quot;,&quot;&quot;,&quot;&quot;,&quot;&quot;" calcext:value-type="string">
            <text:p>"","","",""</text:p>
          </table:table-cell>
          <table:table-cell table:number-columns-repeated="3"/>
          <table:table-cell table:style-name="ce26" table:number-columns-repeated="2"/>
          <table:table-cell table:number-columns-repeated="1017"/>
        </table:table-row>
        <table:table-row table:style-name="ro4">
          <table:table-cell table:style-name="ce3" table:formula="of:=IF([.G247]=&quot;UTGÅR&quot;;&quot;&quot;;VLOOKUP([.H247];[$'res.field'.E$1:$'res.field'.M$1048576];9;0))" office:value-type="string" office:string-value="" calcext:value-type="error">
            <text:p>#N/A</text:p>
          </table:table-cell>
          <table:table-cell table:style-name="ce5" table:formula="of:=&quot;&quot;&quot;&quot;&amp;[.C247]&amp;&quot;&quot;&quot;,&quot;&quot;&quot;&amp;[.D247]&amp;&quot;&quot;&quot;,&quot;&quot;&quot;&amp;[.E247]&amp;&quot;&quot;&quot;,&quot;&quot;&quot;&amp;[.F247]&amp;&quot;&quot;&quot;&quot;" office:value-type="string" office:string-value="&quot;&quot;,&quot;&quot;,&quot;&quot;,&quot;&quot;" calcext:value-type="string">
            <text:p>"","","",""</text:p>
          </table:table-cell>
          <table:table-cell table:number-columns-repeated="3"/>
          <table:table-cell table:style-name="ce26" table:number-columns-repeated="2"/>
          <table:table-cell table:number-columns-repeated="1017"/>
        </table:table-row>
        <table:table-row table:style-name="ro4">
          <table:table-cell table:style-name="ce3" table:formula="of:=IF([.G248]=&quot;UTGÅR&quot;;&quot;&quot;;VLOOKUP([.H248];[$'res.field'.E$1:$'res.field'.M$1048576];9;0))" office:value-type="string" office:string-value="i" calcext:value-type="string">
            <text:p>i</text:p>
          </table:table-cell>
          <table:table-cell table:style-name="ce5" table:formula="of:=&quot;&quot;&quot;&quot;&amp;[.C248]&amp;&quot;&quot;&quot;,&quot;&quot;&quot;&amp;[.D248]&amp;&quot;&quot;&quot;,&quot;&quot;&quot;&amp;[.E248]&amp;&quot;&quot;&quot;,&quot;&quot;&quot;&amp;[.F248]&amp;&quot;&quot;&quot;&quot;" office:value-type="string" office:string-value="&quot;l10n_no_hr_payroll.res_field_selection_BeregnTrekk_tabelltrekk&quot;,&quot;l10n_no_hr_payroll.res_field_l10n_no_BeregnTrekk&quot;,&quot;tabelltrekk&quot;,&quot;Tabelltrekk&quot;" calcext:value-type="string">
            <text:p>"l10n_no_hr_payroll.res_field_selection_BeregnTrekk_tabelltrekk","l10n_no_hr_payroll.res_field_l10n_no_BeregnTrekk","tabelltrekk","Tabelltrekk"</text:p>
          </table:table-cell>
          <table:table-cell table:style-name="ce5" table:formula="of:=&quot;l10n_no_hr_payroll.res_field_selection_&quot;&amp;SUBSTITUTE([.H248]&amp;&quot;_&quot;&amp;[.E248];&quot;.&quot;;&quot;_&quot;)" office:value-type="string" office:string-value="l10n_no_hr_payroll.res_field_selection_BeregnTrekk_tabelltrekk" calcext:value-type="string">
            <text:p>l10n_no_hr_payroll.res_field_selection_BeregnTrekk_tabelltrekk</text:p>
          </table:table-cell>
          <table:table-cell table:style-name="ce5" table:formula="of:=&quot;l10n_no_hr_payroll.res_field_l10n_no_&quot;&amp;[.H248]" office:value-type="string" office:string-value="l10n_no_hr_payroll.res_field_l10n_no_BeregnTrekk" calcext:value-type="string">
            <text:p>l10n_no_hr_payroll.res_field_l10n_no_BeregnTrekk</text:p>
          </table:table-cell>
          <table:table-cell office:value-type="string" calcext:value-type="string">
            <text:p>tabelltrekk</text:p>
          </table:table-cell>
          <table:table-cell table:style-name="ce26" office:value-type="string" calcext:value-type="string">
            <text:p>Tabelltrekk</text:p>
          </table:table-cell>
          <table:table-cell table:style-name="ce26"/>
          <table:table-cell table:style-name="ce5" office:value-type="string" calcext:value-type="string">
            <text:p>BeregnTrekk</text:p>
          </table:table-cell>
          <table:table-cell table:number-columns-repeated="1016"/>
        </table:table-row>
        <table:table-row table:style-name="ro4">
          <table:table-cell table:style-name="ce3" table:formula="of:=IF([.G249]=&quot;UTGÅR&quot;;&quot;&quot;;VLOOKUP([.H249];[$'res.field'.E$1:$'res.field'.M$1048576];9;0))" office:value-type="string" office:string-value="i" calcext:value-type="string">
            <text:p>i</text:p>
          </table:table-cell>
          <table:table-cell table:style-name="ce5" table:formula="of:=&quot;&quot;&quot;&quot;&amp;[.C249]&amp;&quot;&quot;&quot;,&quot;&quot;&quot;&amp;[.D249]&amp;&quot;&quot;&quot;,&quot;&quot;&quot;&amp;[.E249]&amp;&quot;&quot;&quot;,&quot;&quot;&quot;&amp;[.F249]&amp;&quot;&quot;&quot;&quot;" office:value-type="string" office:string-value="&quot;l10n_no_hr_payroll.res_field_selection_BeregnTrekk_prosenttrekk&quot;,&quot;l10n_no_hr_payroll.res_field_l10n_no_BeregnTrekk&quot;,&quot;prosenttrekk&quot;,&quot;Prosenttrekk&quot;" calcext:value-type="string">
            <text:p>"l10n_no_hr_payroll.res_field_selection_BeregnTrekk_prosenttrekk","l10n_no_hr_payroll.res_field_l10n_no_BeregnTrekk","prosenttrekk","Prosenttrekk"</text:p>
          </table:table-cell>
          <table:table-cell table:style-name="ce5" table:formula="of:=&quot;l10n_no_hr_payroll.res_field_selection_&quot;&amp;SUBSTITUTE([.H249]&amp;&quot;_&quot;&amp;[.E249];&quot;.&quot;;&quot;_&quot;)" office:value-type="string" office:string-value="l10n_no_hr_payroll.res_field_selection_BeregnTrekk_prosenttrekk" calcext:value-type="string">
            <text:p>l10n_no_hr_payroll.res_field_selection_BeregnTrekk_prosenttrekk</text:p>
          </table:table-cell>
          <table:table-cell table:style-name="ce5" table:formula="of:=&quot;l10n_no_hr_payroll.res_field_l10n_no_&quot;&amp;[.H249]" office:value-type="string" office:string-value="l10n_no_hr_payroll.res_field_l10n_no_BeregnTrekk" calcext:value-type="string">
            <text:p>l10n_no_hr_payroll.res_field_l10n_no_BeregnTrekk</text:p>
          </table:table-cell>
          <table:table-cell office:value-type="string" calcext:value-type="string">
            <text:p>prosenttrekk</text:p>
          </table:table-cell>
          <table:table-cell table:style-name="ce26" office:value-type="string" calcext:value-type="string">
            <text:p>Prosenttrekk</text:p>
          </table:table-cell>
          <table:table-cell table:style-name="ce26"/>
          <table:table-cell table:style-name="ce5" office:value-type="string" calcext:value-type="string">
            <text:p>BeregnTrekk</text:p>
          </table:table-cell>
          <table:table-cell table:number-columns-repeated="1016"/>
        </table:table-row>
        <table:table-row table:style-name="ro4">
          <table:table-cell table:style-name="ce3" table:formula="of:=IF([.G250]=&quot;UTGÅR&quot;;&quot;&quot;;VLOOKUP([.H250];[$'res.field'.E$1:$'res.field'.M$1048576];9;0))" office:value-type="string" office:string-value="i" calcext:value-type="string">
            <text:p>i</text:p>
          </table:table-cell>
          <table:table-cell table:style-name="ce5" table:formula="of:=&quot;&quot;&quot;&quot;&amp;[.C250]&amp;&quot;&quot;&quot;,&quot;&quot;&quot;&amp;[.D250]&amp;&quot;&quot;&quot;,&quot;&quot;&quot;&amp;[.E250]&amp;&quot;&quot;&quot;,&quot;&quot;&quot;&amp;[.F250]&amp;&quot;&quot;&quot;&quot;" office:value-type="string" office:string-value="&quot;l10n_no_hr_payroll.res_field_selection_BeregnTrekk_skattepliktUtenTrekk&quot;,&quot;l10n_no_hr_payroll.res_field_l10n_no_BeregnTrekk&quot;,&quot;skattepliktUtenTrekk&quot;,&quot;Ingen trekk, men skatteplikt&quot;" calcext:value-type="string">
            <text:p>"l10n_no_hr_payroll.res_field_selection_BeregnTrekk_skattepliktUtenTrekk","l10n_no_hr_payroll.res_field_l10n_no_BeregnTrekk","skattepliktUtenTrekk","Ingen trekk, men skatteplikt"</text:p>
          </table:table-cell>
          <table:table-cell table:style-name="ce5" table:formula="of:=&quot;l10n_no_hr_payroll.res_field_selection_&quot;&amp;SUBSTITUTE([.H250]&amp;&quot;_&quot;&amp;[.E250];&quot;.&quot;;&quot;_&quot;)" office:value-type="string" office:string-value="l10n_no_hr_payroll.res_field_selection_BeregnTrekk_skattepliktUtenTrekk" calcext:value-type="string">
            <text:p>l10n_no_hr_payroll.res_field_selection_BeregnTrekk_skattepliktUtenTrekk</text:p>
          </table:table-cell>
          <table:table-cell table:style-name="ce5" table:formula="of:=&quot;l10n_no_hr_payroll.res_field_l10n_no_&quot;&amp;[.H250]" office:value-type="string" office:string-value="l10n_no_hr_payroll.res_field_l10n_no_BeregnTrekk" calcext:value-type="string">
            <text:p>l10n_no_hr_payroll.res_field_l10n_no_BeregnTrekk</text:p>
          </table:table-cell>
          <table:table-cell office:value-type="string" calcext:value-type="string">
            <text:p>skattepliktUtenTrekk</text:p>
          </table:table-cell>
          <table:table-cell table:style-name="ce26" office:value-type="string" calcext:value-type="string">
            <text:p>Ingen trekk, men skatteplikt</text:p>
          </table:table-cell>
          <table:table-cell table:style-name="ce26"/>
          <table:table-cell table:style-name="ce5" office:value-type="string" calcext:value-type="string">
            <text:p>BeregnTrekk</text:p>
          </table:table-cell>
          <table:table-cell table:number-columns-repeated="1016"/>
        </table:table-row>
        <table:table-row table:style-name="ro4">
          <table:table-cell table:style-name="ce3" table:formula="of:=IF([.G251]=&quot;UTGÅR&quot;;&quot;&quot;;VLOOKUP([.H251];[$'res.field'.E$1:$'res.field'.M$1048576];9;0))" office:value-type="string" office:string-value="" calcext:value-type="error">
            <text:p>#N/A</text:p>
          </table:table-cell>
          <table:table-cell table:style-name="ce5" table:formula="of:=&quot;&quot;&quot;&quot;&amp;[.C251]&amp;&quot;&quot;&quot;,&quot;&quot;&quot;&amp;[.D251]&amp;&quot;&quot;&quot;,&quot;&quot;&quot;&amp;[.E251]&amp;&quot;&quot;&quot;,&quot;&quot;&quot;&amp;[.F251]&amp;&quot;&quot;&quot;&quot;" office:value-type="string" office:string-value="&quot;&quot;,&quot;&quot;,&quot;&quot;,&quot;&quot;" calcext:value-type="string">
            <text:p>"","","",""</text:p>
          </table:table-cell>
          <table:table-cell table:number-columns-repeated="3"/>
          <table:table-cell table:style-name="ce26" table:number-columns-repeated="2"/>
          <table:table-cell table:number-columns-repeated="1017"/>
        </table:table-row>
        <table:table-row table:style-name="ro4">
          <table:table-cell table:style-name="ce3" table:formula="of:=IF([.G252]=&quot;UTGÅR&quot;;&quot;&quot;;VLOOKUP([.H252];[$'res.field'.E$1:$'res.field'.M$1048576];9;0))" office:value-type="string" office:string-value="i" calcext:value-type="string">
            <text:p>i</text:p>
          </table:table-cell>
          <table:table-cell table:style-name="ce5" table:formula="of:=&quot;&quot;&quot;&quot;&amp;[.C252]&amp;&quot;&quot;&quot;,&quot;&quot;&quot;&amp;[.D252]&amp;&quot;&quot;&quot;,&quot;&quot;&quot;&amp;[.E252]&amp;&quot;&quot;&quot;,&quot;&quot;&quot;&amp;[.F252]&amp;&quot;&quot;&quot;&quot;" office:value-type="string" office:string-value="&quot;l10n_no_hr_payroll.res_field_selection_BeregnAga_loennOgGodtgjoerelse&quot;,&quot;l10n_no_hr_payroll.res_field_l10n_no_BeregnAga&quot;,&quot;loennOgGodtgjoerelse&quot;,&quot;Lønn og godtgjørelse&quot;" calcext:value-type="string">
            <text:p>"l10n_no_hr_payroll.res_field_selection_BeregnAga_loennOgGodtgjoerelse","l10n_no_hr_payroll.res_field_l10n_no_BeregnAga","loennOgGodtgjoerelse","Lønn og godtgjørelse"</text:p>
          </table:table-cell>
          <table:table-cell table:style-name="ce5" table:formula="of:=&quot;l10n_no_hr_payroll.res_field_selection_&quot;&amp;SUBSTITUTE([.H252]&amp;&quot;_&quot;&amp;[.E252];&quot;.&quot;;&quot;_&quot;)" office:value-type="string" office:string-value="l10n_no_hr_payroll.res_field_selection_BeregnAga_loennOgGodtgjoerelse" calcext:value-type="string">
            <text:p>l10n_no_hr_payroll.res_field_selection_BeregnAga_loennOgGodtgjoerelse</text:p>
          </table:table-cell>
          <table:table-cell table:style-name="ce5" table:formula="of:=&quot;l10n_no_hr_payroll.res_field_l10n_no_&quot;&amp;[.H252]" office:value-type="string" office:string-value="l10n_no_hr_payroll.res_field_l10n_no_BeregnAga" calcext:value-type="string">
            <text:p>l10n_no_hr_payroll.res_field_l10n_no_BeregnAga</text:p>
          </table:table-cell>
          <table:table-cell office:value-type="string" calcext:value-type="string">
            <text:p>loennOgGodtgjoerelse</text:p>
          </table:table-cell>
          <table:table-cell table:style-name="ce26" office:value-type="string" calcext:value-type="string">
            <text:p>Lønn og godtgjørelse</text:p>
          </table:table-cell>
          <table:table-cell table:style-name="ce26"/>
          <table:table-cell table:style-name="ce5" office:value-type="string" calcext:value-type="string">
            <text:p>BeregnAga</text:p>
          </table:table-cell>
          <table:table-cell table:number-columns-repeated="1016"/>
        </table:table-row>
        <table:table-row table:style-name="ro4">
          <table:table-cell table:style-name="ce3" table:formula="of:=IF([.G253]=&quot;UTGÅR&quot;;&quot;&quot;;VLOOKUP([.H253];[$'res.field'.E$1:$'res.field'.M$1048576];9;0))" office:value-type="string" office:string-value="i" calcext:value-type="string">
            <text:p>i</text:p>
          </table:table-cell>
          <table:table-cell table:style-name="ce5" table:formula="of:=&quot;&quot;&quot;&quot;&amp;[.C253]&amp;&quot;&quot;&quot;,&quot;&quot;&quot;&amp;[.D253]&amp;&quot;&quot;&quot;,&quot;&quot;&quot;&amp;[.E253]&amp;&quot;&quot;&quot;,&quot;&quot;&quot;&amp;[.F253]&amp;&quot;&quot;&quot;&quot;" office:value-type="string" office:string-value="&quot;l10n_no_hr_payroll.res_field_selection_BeregnAga_tilskuddOgPremieTilPensjon&quot;,&quot;l10n_no_hr_payroll.res_field_l10n_no_BeregnAga&quot;,&quot;tilskuddOgPremieTilPensjon&quot;,&quot;Tilskudd og premie til pensjon&quot;" calcext:value-type="string">
            <text:p>"l10n_no_hr_payroll.res_field_selection_BeregnAga_tilskuddOgPremieTilPensjon","l10n_no_hr_payroll.res_field_l10n_no_BeregnAga","tilskuddOgPremieTilPensjon","Tilskudd og premie til pensjon"</text:p>
          </table:table-cell>
          <table:table-cell table:style-name="ce5" table:formula="of:=&quot;l10n_no_hr_payroll.res_field_selection_&quot;&amp;SUBSTITUTE([.H253]&amp;&quot;_&quot;&amp;[.E253];&quot;.&quot;;&quot;_&quot;)" office:value-type="string" office:string-value="l10n_no_hr_payroll.res_field_selection_BeregnAga_tilskuddOgPremieTilPensjon" calcext:value-type="string">
            <text:p>l10n_no_hr_payroll.res_field_selection_BeregnAga_tilskuddOgPremieTilPensjon</text:p>
          </table:table-cell>
          <table:table-cell table:style-name="ce5" table:formula="of:=&quot;l10n_no_hr_payroll.res_field_l10n_no_&quot;&amp;[.H253]" office:value-type="string" office:string-value="l10n_no_hr_payroll.res_field_l10n_no_BeregnAga" calcext:value-type="string">
            <text:p>l10n_no_hr_payroll.res_field_l10n_no_BeregnAga</text:p>
          </table:table-cell>
          <table:table-cell office:value-type="string" calcext:value-type="string">
            <text:p>tilskuddOgPremieTilPensjon</text:p>
          </table:table-cell>
          <table:table-cell table:style-name="ce26" office:value-type="string" calcext:value-type="string">
            <text:p>Tilskudd og premie til pensjon</text:p>
          </table:table-cell>
          <table:table-cell table:style-name="ce26"/>
          <table:table-cell table:style-name="ce5" office:value-type="string" calcext:value-type="string">
            <text:p>BeregnAga</text:p>
          </table:table-cell>
          <table:table-cell table:number-columns-repeated="1016"/>
        </table:table-row>
        <table:table-row table:style-name="ro4">
          <table:table-cell table:style-name="ce3" table:formula="of:=IF([.G254]=&quot;UTGÅR&quot;;&quot;&quot;;VLOOKUP([.H254];[$'res.field'.E$1:$'res.field'.M$1048576];9;0))" office:value-type="string" office:string-value="i" calcext:value-type="string">
            <text:p>i</text:p>
          </table:table-cell>
          <table:table-cell table:style-name="ce5" table:formula="of:=&quot;&quot;&quot;&quot;&amp;[.C254]&amp;&quot;&quot;&quot;,&quot;&quot;&quot;&amp;[.D254]&amp;&quot;&quot;&quot;,&quot;&quot;&quot;&amp;[.E254]&amp;&quot;&quot;&quot;,&quot;&quot;&quot;&amp;[.F254]&amp;&quot;&quot;&quot;&quot;" office:value-type="string" office:string-value="&quot;l10n_no_hr_payroll.res_field_selection_BeregnAga_fradragIGrunnlagetForSone&quot;,&quot;l10n_no_hr_payroll.res_field_l10n_no_BeregnAga&quot;,&quot;fradragIGrunnlagetForSone&quot;,&quot;Fradrag&quot;" calcext:value-type="string">
            <text:p>"l10n_no_hr_payroll.res_field_selection_BeregnAga_fradragIGrunnlagetForSone","l10n_no_hr_payroll.res_field_l10n_no_BeregnAga","fradragIGrunnlagetForSone","Fradrag"</text:p>
          </table:table-cell>
          <table:table-cell table:style-name="ce5" table:formula="of:=&quot;l10n_no_hr_payroll.res_field_selection_&quot;&amp;SUBSTITUTE([.H254]&amp;&quot;_&quot;&amp;[.E254];&quot;.&quot;;&quot;_&quot;)" office:value-type="string" office:string-value="l10n_no_hr_payroll.res_field_selection_BeregnAga_fradragIGrunnlagetForSone" calcext:value-type="string">
            <text:p>l10n_no_hr_payroll.res_field_selection_BeregnAga_fradragIGrunnlagetForSone</text:p>
          </table:table-cell>
          <table:table-cell table:style-name="ce5" table:formula="of:=&quot;l10n_no_hr_payroll.res_field_l10n_no_&quot;&amp;[.H254]" office:value-type="string" office:string-value="l10n_no_hr_payroll.res_field_l10n_no_BeregnAga" calcext:value-type="string">
            <text:p>l10n_no_hr_payroll.res_field_l10n_no_BeregnAga</text:p>
          </table:table-cell>
          <table:table-cell office:value-type="string" calcext:value-type="string">
            <text:p>fradragIGrunnlagetForSone</text:p>
          </table:table-cell>
          <table:table-cell table:style-name="ce26" office:value-type="string" calcext:value-type="string">
            <text:p>Fradrag</text:p>
          </table:table-cell>
          <table:table-cell table:style-name="ce26"/>
          <table:table-cell table:style-name="ce5" office:value-type="string" calcext:value-type="string">
            <text:p>BeregnAga</text:p>
          </table:table-cell>
          <table:table-cell table:number-columns-repeated="1016"/>
        </table:table-row>
        <table:table-row table:style-name="ro4">
          <table:table-cell table:style-name="ce3" table:formula="of:=IF([.G255]=&quot;UTGÅR&quot;;&quot;&quot;;VLOOKUP([.H255];[$'res.field'.E$1:$'res.field'.M$1048576];9;0))" office:value-type="string" office:string-value="" calcext:value-type="error">
            <text:p>#N/A</text:p>
          </table:table-cell>
          <table:table-cell table:style-name="ce5" table:formula="of:=&quot;&quot;&quot;&quot;&amp;[.C255]&amp;&quot;&quot;&quot;,&quot;&quot;&quot;&amp;[.D255]&amp;&quot;&quot;&quot;,&quot;&quot;&quot;&amp;[.E255]&amp;&quot;&quot;&quot;,&quot;&quot;&quot;&amp;[.F255]&amp;&quot;&quot;&quot;&quot;" office:value-type="string" office:string-value="&quot;&quot;,&quot;&quot;,&quot;&quot;,&quot;&quot;" calcext:value-type="string">
            <text:p>"","","",""</text:p>
          </table:table-cell>
          <table:table-cell table:number-columns-repeated="3"/>
          <table:table-cell table:style-name="ce26" table:number-columns-repeated="2"/>
          <table:table-cell table:number-columns-repeated="1017"/>
        </table:table-row>
        <table:table-row table:style-name="ro4">
          <table:table-cell table:style-name="ce3" table:formula="of:=IF([.G256]=&quot;UTGÅR&quot;;&quot;&quot;;VLOOKUP([.H256];[$'res.field'.E$1:$'res.field'.M$1048576];9;0))" office:value-type="string" office:string-value="i" calcext:value-type="string">
            <text:p>i</text:p>
          </table:table-cell>
          <table:table-cell table:style-name="ce5" table:formula="of:=&quot;&quot;&quot;&quot;&amp;[.C256]&amp;&quot;&quot;&quot;,&quot;&quot;&quot;&amp;[.D256]&amp;&quot;&quot;&quot;,&quot;&quot;&quot;&amp;[.E256]&amp;&quot;&quot;&quot;,&quot;&quot;&quot;&amp;[.F256]&amp;&quot;&quot;&quot;&quot;" office:value-type="string" office:string-value="&quot;l10n_no_hr_payroll.res_field_selection_RegelType_loennsinntekt&quot;,&quot;l10n_no_hr_payroll.res_field_l10n_no_RegelType&quot;,&quot;loennsinntekt&quot;,&quot;Lønnsinntekt&quot;" calcext:value-type="string">
            <text:p>"l10n_no_hr_payroll.res_field_selection_RegelType_loennsinntekt","l10n_no_hr_payroll.res_field_l10n_no_RegelType","loennsinntekt","Lønnsinntekt"</text:p>
          </table:table-cell>
          <table:table-cell table:style-name="ce5" table:formula="of:=&quot;l10n_no_hr_payroll.res_field_selection_&quot;&amp;SUBSTITUTE([.H256]&amp;&quot;_&quot;&amp;[.E256];&quot;.&quot;;&quot;_&quot;)" office:value-type="string" office:string-value="l10n_no_hr_payroll.res_field_selection_RegelType_loennsinntekt" calcext:value-type="string">
            <text:p>l10n_no_hr_payroll.res_field_selection_RegelType_loennsinntekt</text:p>
          </table:table-cell>
          <table:table-cell table:style-name="ce5" table:formula="of:=&quot;l10n_no_hr_payroll.res_field_l10n_no_&quot;&amp;[.H256]" office:value-type="string" office:string-value="l10n_no_hr_payroll.res_field_l10n_no_RegelType" calcext:value-type="string">
            <text:p>l10n_no_hr_payroll.res_field_l10n_no_RegelType</text:p>
          </table:table-cell>
          <table:table-cell office:value-type="string" calcext:value-type="string">
            <text:p>loennsinntekt</text:p>
          </table:table-cell>
          <table:table-cell table:style-name="ce26" office:value-type="string" calcext:value-type="string">
            <text:p>Lønnsinntekt</text:p>
          </table:table-cell>
          <table:table-cell table:style-name="ce26"/>
          <table:table-cell office:value-type="string" calcext:value-type="string">
            <text:p>RegelType</text:p>
          </table:table-cell>
          <table:table-cell table:number-columns-repeated="1016"/>
        </table:table-row>
        <table:table-row table:style-name="ro4">
          <table:table-cell table:style-name="ce3" table:formula="of:=IF([.G257]=&quot;UTGÅR&quot;;&quot;&quot;;VLOOKUP([.H257];[$'res.field'.E$1:$'res.field'.M$1048576];9;0))" office:value-type="string" office:string-value="i" calcext:value-type="string">
            <text:p>i</text:p>
          </table:table-cell>
          <table:table-cell table:style-name="ce5" table:formula="of:=&quot;&quot;&quot;&quot;&amp;[.C257]&amp;&quot;&quot;&quot;,&quot;&quot;&quot;&amp;[.D257]&amp;&quot;&quot;&quot;,&quot;&quot;&quot;&amp;[.E257]&amp;&quot;&quot;&quot;,&quot;&quot;&quot;&amp;[.F257]&amp;&quot;&quot;&quot;&quot;" office:value-type="string" office:string-value="&quot;l10n_no_hr_payroll.res_field_selection_RegelType_ytelseFraOffentlige&quot;,&quot;l10n_no_hr_payroll.res_field_l10n_no_RegelType&quot;,&quot;ytelseFraOffentlige&quot;,&quot;Ytelser fra det offentlige&quot;" calcext:value-type="string">
            <text:p>"l10n_no_hr_payroll.res_field_selection_RegelType_ytelseFraOffentlige","l10n_no_hr_payroll.res_field_l10n_no_RegelType","ytelseFraOffentlige","Ytelser fra det offentlige"</text:p>
          </table:table-cell>
          <table:table-cell table:style-name="ce5" table:formula="of:=&quot;l10n_no_hr_payroll.res_field_selection_&quot;&amp;SUBSTITUTE([.H257]&amp;&quot;_&quot;&amp;[.E257];&quot;.&quot;;&quot;_&quot;)" office:value-type="string" office:string-value="l10n_no_hr_payroll.res_field_selection_RegelType_ytelseFraOffentlige" calcext:value-type="string">
            <text:p>l10n_no_hr_payroll.res_field_selection_RegelType_ytelseFraOffentlige</text:p>
          </table:table-cell>
          <table:table-cell table:style-name="ce5" table:formula="of:=&quot;l10n_no_hr_payroll.res_field_l10n_no_&quot;&amp;[.H257]" office:value-type="string" office:string-value="l10n_no_hr_payroll.res_field_l10n_no_RegelType" calcext:value-type="string">
            <text:p>l10n_no_hr_payroll.res_field_l10n_no_RegelType</text:p>
          </table:table-cell>
          <table:table-cell office:value-type="string" calcext:value-type="string">
            <text:p>ytelseFraOffentlige</text:p>
          </table:table-cell>
          <table:table-cell table:style-name="ce26" office:value-type="string" calcext:value-type="string">
            <text:p>Ytelser fra det offentlige</text:p>
          </table:table-cell>
          <table:table-cell table:style-name="ce26"/>
          <table:table-cell office:value-type="string" calcext:value-type="string">
            <text:p>RegelType</text:p>
          </table:table-cell>
          <table:table-cell table:number-columns-repeated="1016"/>
        </table:table-row>
        <table:table-row table:style-name="ro4">
          <table:table-cell table:style-name="ce3" table:formula="of:=IF([.G258]=&quot;UTGÅR&quot;;&quot;&quot;;VLOOKUP([.H258];[$'res.field'.E$1:$'res.field'.M$1048576];9;0))" office:value-type="string" office:string-value="i" calcext:value-type="string">
            <text:p>i</text:p>
          </table:table-cell>
          <table:table-cell table:style-name="ce5" table:formula="of:=&quot;&quot;&quot;&quot;&amp;[.C258]&amp;&quot;&quot;&quot;,&quot;&quot;&quot;&amp;[.D258]&amp;&quot;&quot;&quot;,&quot;&quot;&quot;&amp;[.E258]&amp;&quot;&quot;&quot;,&quot;&quot;&quot;&amp;[.F258]&amp;&quot;&quot;&quot;&quot;" office:value-type="string" office:string-value="&quot;l10n_no_hr_payroll.res_field_selection_RegelType_pensjonEllerTrygd&quot;,&quot;l10n_no_hr_payroll.res_field_l10n_no_RegelType&quot;,&quot;pensjonEllerTrygd&quot;,&quot;Pensjon eller trygd&quot;" calcext:value-type="string">
            <text:p>"l10n_no_hr_payroll.res_field_selection_RegelType_pensjonEllerTrygd","l10n_no_hr_payroll.res_field_l10n_no_RegelType","pensjonEllerTrygd","Pensjon eller trygd"</text:p>
          </table:table-cell>
          <table:table-cell table:style-name="ce5" table:formula="of:=&quot;l10n_no_hr_payroll.res_field_selection_&quot;&amp;SUBSTITUTE([.H258]&amp;&quot;_&quot;&amp;[.E258];&quot;.&quot;;&quot;_&quot;)" office:value-type="string" office:string-value="l10n_no_hr_payroll.res_field_selection_RegelType_pensjonEllerTrygd" calcext:value-type="string">
            <text:p>l10n_no_hr_payroll.res_field_selection_RegelType_pensjonEllerTrygd</text:p>
          </table:table-cell>
          <table:table-cell table:style-name="ce5" table:formula="of:=&quot;l10n_no_hr_payroll.res_field_l10n_no_&quot;&amp;[.H258]" office:value-type="string" office:string-value="l10n_no_hr_payroll.res_field_l10n_no_RegelType" calcext:value-type="string">
            <text:p>l10n_no_hr_payroll.res_field_l10n_no_RegelType</text:p>
          </table:table-cell>
          <table:table-cell office:value-type="string" calcext:value-type="string">
            <text:p>pensjonEllerTrygd</text:p>
          </table:table-cell>
          <table:table-cell table:style-name="ce26" office:value-type="string" calcext:value-type="string">
            <text:p>Pensjon eller trygd</text:p>
          </table:table-cell>
          <table:table-cell table:style-name="ce26"/>
          <table:table-cell office:value-type="string" calcext:value-type="string">
            <text:p>RegelType</text:p>
          </table:table-cell>
          <table:table-cell table:number-columns-repeated="1016"/>
        </table:table-row>
        <table:table-row table:style-name="ro4">
          <table:table-cell table:style-name="ce3" table:formula="of:=IF([.G259]=&quot;UTGÅR&quot;;&quot;&quot;;VLOOKUP([.H259];[$'res.field'.E$1:$'res.field'.M$1048576];9;0))" office:value-type="string" office:string-value="i" calcext:value-type="string">
            <text:p>i</text:p>
          </table:table-cell>
          <table:table-cell table:style-name="ce5" table:formula="of:=&quot;&quot;&quot;&quot;&amp;[.C259]&amp;&quot;&quot;&quot;,&quot;&quot;&quot;&amp;[.D259]&amp;&quot;&quot;&quot;,&quot;&quot;&quot;&amp;[.E259]&amp;&quot;&quot;&quot;,&quot;&quot;&quot;&amp;[.F259]&amp;&quot;&quot;&quot;&quot;" office:value-type="string" office:string-value="&quot;l10n_no_hr_payroll.res_field_selection_RegelType_naeringsinntekt&quot;,&quot;l10n_no_hr_payroll.res_field_l10n_no_RegelType&quot;,&quot;naeringsinntekt&quot;,&quot;Naeringsinntekt&quot;" calcext:value-type="string">
            <text:p>"l10n_no_hr_payroll.res_field_selection_RegelType_naeringsinntekt","l10n_no_hr_payroll.res_field_l10n_no_RegelType","naeringsinntekt","Naeringsinntekt"</text:p>
          </table:table-cell>
          <table:table-cell table:style-name="ce5" table:formula="of:=&quot;l10n_no_hr_payroll.res_field_selection_&quot;&amp;SUBSTITUTE([.H259]&amp;&quot;_&quot;&amp;[.E259];&quot;.&quot;;&quot;_&quot;)" office:value-type="string" office:string-value="l10n_no_hr_payroll.res_field_selection_RegelType_naeringsinntekt" calcext:value-type="string">
            <text:p>l10n_no_hr_payroll.res_field_selection_RegelType_naeringsinntekt</text:p>
          </table:table-cell>
          <table:table-cell table:style-name="ce5" table:formula="of:=&quot;l10n_no_hr_payroll.res_field_l10n_no_&quot;&amp;[.H259]" office:value-type="string" office:string-value="l10n_no_hr_payroll.res_field_l10n_no_RegelType" calcext:value-type="string">
            <text:p>l10n_no_hr_payroll.res_field_l10n_no_RegelType</text:p>
          </table:table-cell>
          <table:table-cell office:value-type="string" calcext:value-type="string">
            <text:p>naeringsinntekt</text:p>
          </table:table-cell>
          <table:table-cell table:style-name="ce26" office:value-type="string" calcext:value-type="string">
            <text:p>Naeringsinntekt</text:p>
          </table:table-cell>
          <table:table-cell table:style-name="ce26"/>
          <table:table-cell office:value-type="string" calcext:value-type="string">
            <text:p>RegelType</text:p>
          </table:table-cell>
          <table:table-cell table:number-columns-repeated="1016"/>
        </table:table-row>
        <table:table-row table:style-name="ro4">
          <table:table-cell table:style-name="ce3" table:formula="of:=IF([.G260]=&quot;UTGÅR&quot;;&quot;&quot;;VLOOKUP([.H260];[$'res.field'.E$1:$'res.field'.M$1048576];9;0))" office:value-type="string" office:string-value="i" calcext:value-type="string">
            <text:p>i</text:p>
          </table:table-cell>
          <table:table-cell table:style-name="ce5" table:formula="of:=&quot;&quot;&quot;&quot;&amp;[.C260]&amp;&quot;&quot;&quot;,&quot;&quot;&quot;&amp;[.D260]&amp;&quot;&quot;&quot;,&quot;&quot;&quot;&amp;[.E260]&amp;&quot;&quot;&quot;,&quot;&quot;&quot;&amp;[.F260]&amp;&quot;&quot;&quot;&quot;" office:value-type="string" office:string-value="&quot;l10n_no_hr_payroll.res_field_selection_RegelType_fradrag&quot;,&quot;l10n_no_hr_payroll.res_field_l10n_no_RegelType&quot;,&quot;fradrag&quot;,&quot;Fradrag&quot;" calcext:value-type="string">
            <text:p>"l10n_no_hr_payroll.res_field_selection_RegelType_fradrag","l10n_no_hr_payroll.res_field_l10n_no_RegelType","fradrag","Fradrag"</text:p>
          </table:table-cell>
          <table:table-cell table:style-name="ce5" table:formula="of:=&quot;l10n_no_hr_payroll.res_field_selection_&quot;&amp;SUBSTITUTE([.H260]&amp;&quot;_&quot;&amp;[.E260];&quot;.&quot;;&quot;_&quot;)" office:value-type="string" office:string-value="l10n_no_hr_payroll.res_field_selection_RegelType_fradrag" calcext:value-type="string">
            <text:p>l10n_no_hr_payroll.res_field_selection_RegelType_fradrag</text:p>
          </table:table-cell>
          <table:table-cell table:style-name="ce5" table:formula="of:=&quot;l10n_no_hr_payroll.res_field_l10n_no_&quot;&amp;[.H260]" office:value-type="string" office:string-value="l10n_no_hr_payroll.res_field_l10n_no_RegelType" calcext:value-type="string">
            <text:p>l10n_no_hr_payroll.res_field_l10n_no_RegelType</text:p>
          </table:table-cell>
          <table:table-cell office:value-type="string" calcext:value-type="string">
            <text:p>fradrag</text:p>
          </table:table-cell>
          <table:table-cell table:style-name="ce26" office:value-type="string" calcext:value-type="string">
            <text:p>Fradrag</text:p>
          </table:table-cell>
          <table:table-cell table:style-name="ce26"/>
          <table:table-cell office:value-type="string" calcext:value-type="string">
            <text:p>RegelType</text:p>
          </table:table-cell>
          <table:table-cell table:number-columns-repeated="1016"/>
        </table:table-row>
        <table:table-row table:style-name="ro4">
          <table:table-cell table:style-name="ce3" table:formula="of:=IF([.G261]=&quot;UTGÅR&quot;;&quot;&quot;;VLOOKUP([.H261];[$'res.field'.E$1:$'res.field'.M$1048576];9;0))" office:value-type="string" office:string-value="i" calcext:value-type="string">
            <text:p>i</text:p>
          </table:table-cell>
          <table:table-cell table:style-name="ce5" table:formula="of:=&quot;&quot;&quot;&quot;&amp;[.C261]&amp;&quot;&quot;&quot;,&quot;&quot;&quot;&amp;[.D261]&amp;&quot;&quot;&quot;,&quot;&quot;&quot;&amp;[.E261]&amp;&quot;&quot;&quot;,&quot;&quot;&quot;&amp;[.F261]&amp;&quot;&quot;&quot;&quot;" office:value-type="string" office:string-value="&quot;l10n_no_hr_payroll.res_field_selection_RegelType_forskuddstrekk&quot;,&quot;l10n_no_hr_payroll.res_field_l10n_no_RegelType&quot;,&quot;forskuddstrekk&quot;,&quot;Forskuddstrekk&quot;" calcext:value-type="string">
            <text:p>"l10n_no_hr_payroll.res_field_selection_RegelType_forskuddstrekk","l10n_no_hr_payroll.res_field_l10n_no_RegelType","forskuddstrekk","Forskuddstrekk"</text:p>
          </table:table-cell>
          <table:table-cell table:style-name="ce5" table:formula="of:=&quot;l10n_no_hr_payroll.res_field_selection_&quot;&amp;SUBSTITUTE([.H261]&amp;&quot;_&quot;&amp;[.E261];&quot;.&quot;;&quot;_&quot;)" office:value-type="string" office:string-value="l10n_no_hr_payroll.res_field_selection_RegelType_forskuddstrekk" calcext:value-type="string">
            <text:p>l10n_no_hr_payroll.res_field_selection_RegelType_forskuddstrekk</text:p>
          </table:table-cell>
          <table:table-cell table:style-name="ce5" table:formula="of:=&quot;l10n_no_hr_payroll.res_field_l10n_no_&quot;&amp;[.H261]" office:value-type="string" office:string-value="l10n_no_hr_payroll.res_field_l10n_no_RegelType" calcext:value-type="string">
            <text:p>l10n_no_hr_payroll.res_field_l10n_no_RegelType</text:p>
          </table:table-cell>
          <table:table-cell office:value-type="string" calcext:value-type="string">
            <text:p>forskuddstrekk</text:p>
          </table:table-cell>
          <table:table-cell table:style-name="ce26" office:value-type="string" calcext:value-type="string">
            <text:p>Forskuddstrekk</text:p>
          </table:table-cell>
          <table:table-cell table:style-name="ce26"/>
          <table:table-cell office:value-type="string" calcext:value-type="string">
            <text:p>RegelType</text:p>
          </table:table-cell>
          <table:table-cell table:number-columns-repeated="1016"/>
        </table:table-row>
        <table:table-row table:style-name="ro4">
          <table:table-cell table:style-name="ce3" table:formula="of:=IF([.G262]=&quot;UTGÅR&quot;;&quot;&quot;;VLOOKUP([.H262];[$'res.field'.E$1:$'res.field'.M$1048576];9;0))" office:value-type="string" office:string-value="" calcext:value-type="error">
            <text:p>#N/A</text:p>
          </table:table-cell>
          <table:table-cell table:style-name="ce5" table:formula="of:=&quot;&quot;&quot;&quot;&amp;[.C262]&amp;&quot;&quot;&quot;,&quot;&quot;&quot;&amp;[.D262]&amp;&quot;&quot;&quot;,&quot;&quot;&quot;&amp;[.E262]&amp;&quot;&quot;&quot;,&quot;&quot;&quot;&amp;[.F262]&amp;&quot;&quot;&quot;&quot;" office:value-type="string" office:string-value="&quot;l10n_no_hr_payroll.res_field_selection__&quot;,&quot;l10n_no_hr_payroll.res_field_l10n_no_&quot;,&quot;&quot;,&quot;&quot;" calcext:value-type="string">
            <text:p>"l10n_no_hr_payroll.res_field_selection__","l10n_no_hr_payroll.res_field_l10n_no_","",""</text:p>
          </table:table-cell>
          <table:table-cell table:style-name="ce5" table:formula="of:=&quot;l10n_no_hr_payroll.res_field_selection_&quot;&amp;SUBSTITUTE([.H262]&amp;&quot;_&quot;&amp;[.E262];&quot;.&quot;;&quot;_&quot;)" office:value-type="string" office:string-value="l10n_no_hr_payroll.res_field_selection__" calcext:value-type="string">
            <text:p>l10n_no_hr_payroll.res_field_selection__</text:p>
          </table:table-cell>
          <table:table-cell table:style-name="ce5" table:formula="of:=&quot;l10n_no_hr_payroll.res_field_l10n_no_&quot;&amp;[.H262]" office:value-type="string" office:string-value="l10n_no_hr_payroll.res_field_l10n_no_" calcext:value-type="string">
            <text:p>l10n_no_hr_payroll.res_field_l10n_no_</text:p>
          </table:table-cell>
          <table:table-cell/>
          <table:table-cell table:style-name="ce26" table:number-columns-repeated="2"/>
          <table:table-cell table:number-columns-repeated="1017"/>
        </table:table-row>
        <table:table-row table:style-name="ro1">
          <table:table-cell table:style-name="ce3" table:formula="of:=IF([.G263]=&quot;UTGÅR&quot;;&quot;&quot;;VLOOKUP([.H263];[$'res.field'.E$1:$'res.field'.M$1048576];9;0))" office:value-type="string" office:string-value="i" calcext:value-type="string">
            <text:p>i</text:p>
          </table:table-cell>
          <table:table-cell table:style-name="ce5" table:formula="of:=&quot;&quot;&quot;&quot;&amp;[.C263]&amp;&quot;&quot;&quot;,&quot;&quot;&quot;&amp;[.D263]&amp;&quot;&quot;&quot;,&quot;&quot;&quot;&amp;[.E263]&amp;&quot;&quot;&quot;,&quot;&quot;&quot;&amp;[.F263]&amp;&quot;&quot;&quot;&quot;" office:value-type="string" office:string-value="&quot;l10n_no_hr_payroll.res_field_selection_AarsakTilSluttdato_arbeidsforholdetSkulleAldriVaertRapportert&quot;,&quot;l10n_no_hr_payroll.res_field_l10n_no_AarsakTilSluttdato&quot;,&quot;arbeidsforholdetSkulleAldriVaertRapportert&quot;,&quot;Arbeidsforholdet skulle aldri vært rapportert&quot;" calcext:value-type="string">
            <text:p>"l10n_no_hr_payroll.res_field_selection_AarsakTilSluttdato_arbeidsforholdetSkulleAldriVaertRapportert","l10n_no_hr_payroll.res_field_l10n_no_AarsakTilSluttdato","arbeidsforholdetSkulleAldriVaertRapportert","Arbeidsforholdet skulle aldri vært rapportert"</text:p>
          </table:table-cell>
          <table:table-cell table:style-name="ce5" table:formula="of:=&quot;l10n_no_hr_payroll.res_field_selection_&quot;&amp;SUBSTITUTE([.H263]&amp;&quot;_&quot;&amp;[.E263];&quot;.&quot;;&quot;_&quot;)" office:value-type="string" office:string-value="l10n_no_hr_payroll.res_field_selection_AarsakTilSluttdato_arbeidsforholdetSkulleAldriVaertRapportert" calcext:value-type="string">
            <text:p>l10n_no_hr_payroll.res_field_selection_AarsakTilSluttdato_arbeidsforholdetSkulleAldriVaertRapportert</text:p>
          </table:table-cell>
          <table:table-cell table:style-name="ce5" table:formula="of:=&quot;l10n_no_hr_payroll.res_field_l10n_no_&quot;&amp;[.H263]" office:value-type="string" office:string-value="l10n_no_hr_payroll.res_field_l10n_no_AarsakTilSluttdato" calcext:value-type="string">
            <text:p>l10n_no_hr_payroll.res_field_l10n_no_AarsakTilSluttdato</text:p>
          </table:table-cell>
          <table:table-cell table:style-name="Default" office:value-type="string" calcext:value-type="string">
            <text:p>arbeidsforholdetSkulleAldriVaertRapportert</text:p>
          </table:table-cell>
          <table:table-cell table:style-name="Default" office:value-type="string" calcext:value-type="string">
            <text:p>Arbeidsforholdet skulle aldri vært rapportert</text:p>
          </table:table-cell>
          <table:table-cell table:style-name="ce26"/>
          <table:table-cell table:style-name="Default" office:value-type="string" calcext:value-type="string">
            <text:p>AarsakTilSluttdato</text:p>
          </table:table-cell>
          <table:table-cell table:number-columns-repeated="1016"/>
        </table:table-row>
        <table:table-row table:style-name="ro1">
          <table:table-cell table:style-name="ce3" table:formula="of:=IF([.G264]=&quot;UTGÅR&quot;;&quot;&quot;;VLOOKUP([.H264];[$'res.field'.E$1:$'res.field'.M$1048576];9;0))" office:value-type="string" office:string-value="i" calcext:value-type="string">
            <text:p>i</text:p>
          </table:table-cell>
          <table:table-cell table:style-name="ce5" table:formula="of:=&quot;&quot;&quot;&quot;&amp;[.C264]&amp;&quot;&quot;&quot;,&quot;&quot;&quot;&amp;[.D264]&amp;&quot;&quot;&quot;,&quot;&quot;&quot;&amp;[.E264]&amp;&quot;&quot;&quot;,&quot;&quot;&quot;&amp;[.F264]&amp;&quot;&quot;&quot;&quot;" office:value-type="string" office:string-value="&quot;l10n_no_hr_payroll.res_field_selection_AarsakTilSluttdato_arbeidsgiverHarSagtOppArbeidstaker&quot;,&quot;l10n_no_hr_payroll.res_field_l10n_no_AarsakTilSluttdato&quot;,&quot;arbeidsgiverHarSagtOppArbeidstaker&quot;,&quot;Arbeidsgiver har sagt opp arbeidstaker&quot;" calcext:value-type="string">
            <text:p>"l10n_no_hr_payroll.res_field_selection_AarsakTilSluttdato_arbeidsgiverHarSagtOppArbeidstaker","l10n_no_hr_payroll.res_field_l10n_no_AarsakTilSluttdato","arbeidsgiverHarSagtOppArbeidstaker","Arbeidsgiver har sagt opp arbeidstaker"</text:p>
          </table:table-cell>
          <table:table-cell table:style-name="ce5" table:formula="of:=&quot;l10n_no_hr_payroll.res_field_selection_&quot;&amp;SUBSTITUTE([.H264]&amp;&quot;_&quot;&amp;[.E264];&quot;.&quot;;&quot;_&quot;)" office:value-type="string" office:string-value="l10n_no_hr_payroll.res_field_selection_AarsakTilSluttdato_arbeidsgiverHarSagtOppArbeidstaker" calcext:value-type="string">
            <text:p>l10n_no_hr_payroll.res_field_selection_AarsakTilSluttdato_arbeidsgiverHarSagtOppArbeidstaker</text:p>
          </table:table-cell>
          <table:table-cell table:style-name="ce5" table:formula="of:=&quot;l10n_no_hr_payroll.res_field_l10n_no_&quot;&amp;[.H264]" office:value-type="string" office:string-value="l10n_no_hr_payroll.res_field_l10n_no_AarsakTilSluttdato" calcext:value-type="string">
            <text:p>l10n_no_hr_payroll.res_field_l10n_no_AarsakTilSluttdato</text:p>
          </table:table-cell>
          <table:table-cell table:style-name="Default" office:value-type="string" calcext:value-type="string">
            <text:p>arbeidsgiverHarSagtOppArbeidstaker</text:p>
          </table:table-cell>
          <table:table-cell table:style-name="Default" office:value-type="string" calcext:value-type="string">
            <text:p>Arbeidsgiver har sagt opp arbeidstaker</text:p>
          </table:table-cell>
          <table:table-cell table:style-name="ce26"/>
          <table:table-cell table:style-name="Default" office:value-type="string" calcext:value-type="string">
            <text:p>AarsakTilSluttdato</text:p>
          </table:table-cell>
          <table:table-cell table:number-columns-repeated="1016"/>
        </table:table-row>
        <table:table-row table:style-name="ro1">
          <table:table-cell table:style-name="ce3" table:formula="of:=IF([.G265]=&quot;UTGÅR&quot;;&quot;&quot;;VLOOKUP([.H265];[$'res.field'.E$1:$'res.field'.M$1048576];9;0))" office:value-type="string" office:string-value="i" calcext:value-type="string">
            <text:p>i</text:p>
          </table:table-cell>
          <table:table-cell table:style-name="ce5" table:formula="of:=&quot;&quot;&quot;&quot;&amp;[.C265]&amp;&quot;&quot;&quot;,&quot;&quot;&quot;&amp;[.D265]&amp;&quot;&quot;&quot;,&quot;&quot;&quot;&amp;[.E265]&amp;&quot;&quot;&quot;,&quot;&quot;&quot;&amp;[.F265]&amp;&quot;&quot;&quot;&quot;" office:value-type="string" office:string-value="&quot;l10n_no_hr_payroll.res_field_selection_AarsakTilSluttdato_arbeidstakerHarSagtOppSelv&quot;,&quot;l10n_no_hr_payroll.res_field_l10n_no_AarsakTilSluttdato&quot;,&quot;arbeidstakerHarSagtOppSelv&quot;,&quot;Arbeidstaker har sagt opp selv&quot;" calcext:value-type="string">
            <text:p>"l10n_no_hr_payroll.res_field_selection_AarsakTilSluttdato_arbeidstakerHarSagtOppSelv","l10n_no_hr_payroll.res_field_l10n_no_AarsakTilSluttdato","arbeidstakerHarSagtOppSelv","Arbeidstaker har sagt opp selv"</text:p>
          </table:table-cell>
          <table:table-cell table:style-name="ce5" table:formula="of:=&quot;l10n_no_hr_payroll.res_field_selection_&quot;&amp;SUBSTITUTE([.H265]&amp;&quot;_&quot;&amp;[.E265];&quot;.&quot;;&quot;_&quot;)" office:value-type="string" office:string-value="l10n_no_hr_payroll.res_field_selection_AarsakTilSluttdato_arbeidstakerHarSagtOppSelv" calcext:value-type="string">
            <text:p>l10n_no_hr_payroll.res_field_selection_AarsakTilSluttdato_arbeidstakerHarSagtOppSelv</text:p>
          </table:table-cell>
          <table:table-cell table:style-name="ce5" table:formula="of:=&quot;l10n_no_hr_payroll.res_field_l10n_no_&quot;&amp;[.H265]" office:value-type="string" office:string-value="l10n_no_hr_payroll.res_field_l10n_no_AarsakTilSluttdato" calcext:value-type="string">
            <text:p>l10n_no_hr_payroll.res_field_l10n_no_AarsakTilSluttdato</text:p>
          </table:table-cell>
          <table:table-cell table:style-name="Default" office:value-type="string" calcext:value-type="string">
            <text:p>arbeidstakerHarSagtOppSelv</text:p>
          </table:table-cell>
          <table:table-cell table:style-name="Default" office:value-type="string" calcext:value-type="string">
            <text:p>Arbeidstaker har sagt opp selv</text:p>
          </table:table-cell>
          <table:table-cell table:style-name="ce26"/>
          <table:table-cell table:style-name="Default" office:value-type="string" calcext:value-type="string">
            <text:p>AarsakTilSluttdato</text:p>
          </table:table-cell>
          <table:table-cell table:number-columns-repeated="1016"/>
        </table:table-row>
        <table:table-row table:style-name="ro1">
          <table:table-cell table:style-name="ce3" table:formula="of:=IF([.G266]=&quot;UTGÅR&quot;;&quot;&quot;;VLOOKUP([.H266];[$'res.field'.E$1:$'res.field'.M$1048576];9;0))" office:value-type="string" office:string-value="i" calcext:value-type="string">
            <text:p>i</text:p>
          </table:table-cell>
          <table:table-cell table:style-name="ce5" table:formula="of:=&quot;&quot;&quot;&quot;&amp;[.C266]&amp;&quot;&quot;&quot;,&quot;&quot;&quot;&amp;[.D266]&amp;&quot;&quot;&quot;,&quot;&quot;&quot;&amp;[.E266]&amp;&quot;&quot;&quot;,&quot;&quot;&quot;&amp;[.F266]&amp;&quot;&quot;&quot;&quot;" office:value-type="string" office:string-value="&quot;l10n_no_hr_payroll.res_field_selection_AarsakTilSluttdato_byttetLoenssystemEllerRegnskapsfoerer&quot;,&quot;l10n_no_hr_payroll.res_field_l10n_no_AarsakTilSluttdato&quot;,&quot;byttetLoenssystemEllerRegnskapsfoerer&quot;,&quot;Byttet lønnssystem eller regnskapsfører&quot;" calcext:value-type="string">
            <text:p>"l10n_no_hr_payroll.res_field_selection_AarsakTilSluttdato_byttetLoenssystemEllerRegnskapsfoerer","l10n_no_hr_payroll.res_field_l10n_no_AarsakTilSluttdato","byttetLoenssystemEllerRegnskapsfoerer","Byttet lønnssystem eller regnskapsfører"</text:p>
          </table:table-cell>
          <table:table-cell table:style-name="ce5" table:formula="of:=&quot;l10n_no_hr_payroll.res_field_selection_&quot;&amp;SUBSTITUTE([.H266]&amp;&quot;_&quot;&amp;[.E266];&quot;.&quot;;&quot;_&quot;)" office:value-type="string" office:string-value="l10n_no_hr_payroll.res_field_selection_AarsakTilSluttdato_byttetLoenssystemEllerRegnskapsfoerer" calcext:value-type="string">
            <text:p>l10n_no_hr_payroll.res_field_selection_AarsakTilSluttdato_byttetLoenssystemEllerRegnskapsfoerer</text:p>
          </table:table-cell>
          <table:table-cell table:style-name="ce5" table:formula="of:=&quot;l10n_no_hr_payroll.res_field_l10n_no_&quot;&amp;[.H266]" office:value-type="string" office:string-value="l10n_no_hr_payroll.res_field_l10n_no_AarsakTilSluttdato" calcext:value-type="string">
            <text:p>l10n_no_hr_payroll.res_field_l10n_no_AarsakTilSluttdato</text:p>
          </table:table-cell>
          <table:table-cell table:style-name="Default" office:value-type="string" calcext:value-type="string">
            <text:p>byttetLoenssystemEllerRegnskapsfoerer</text:p>
          </table:table-cell>
          <table:table-cell table:style-name="Default" office:value-type="string" calcext:value-type="string">
            <text:p>Byttet lønnssystem eller regnskapsfører</text:p>
          </table:table-cell>
          <table:table-cell table:style-name="ce26"/>
          <table:table-cell table:style-name="Default" office:value-type="string" calcext:value-type="string">
            <text:p>AarsakTilSluttdato</text:p>
          </table:table-cell>
          <table:table-cell table:number-columns-repeated="1016"/>
        </table:table-row>
        <table:table-row table:style-name="ro1">
          <table:table-cell table:style-name="ce3" table:formula="of:=IF([.G267]=&quot;UTGÅR&quot;;&quot;&quot;;VLOOKUP([.H267];[$'res.field'.E$1:$'res.field'.M$1048576];9;0))" office:value-type="string" office:string-value="i" calcext:value-type="string">
            <text:p>i</text:p>
          </table:table-cell>
          <table:table-cell table:style-name="ce5" table:formula="of:=&quot;&quot;&quot;&quot;&amp;[.C267]&amp;&quot;&quot;&quot;,&quot;&quot;&quot;&amp;[.D267]&amp;&quot;&quot;&quot;,&quot;&quot;&quot;&amp;[.E267]&amp;&quot;&quot;&quot;,&quot;&quot;&quot;&amp;[.F267]&amp;&quot;&quot;&quot;&quot;" office:value-type="string" office:string-value="&quot;l10n_no_hr_payroll.res_field_selection_AarsakTilSluttdato_endringIOrganisasjonsstrukturEllerByttetJobbInternt&quot;,&quot;l10n_no_hr_payroll.res_field_l10n_no_AarsakTilSluttdato&quot;,&quot;endringIOrganisasjonsstrukturEllerByttetJobbInternt&quot;,&quot;Endring i organisasjonsstruktur eller byttet jobb internt&quot;" calcext:value-type="string">
            <text:p>"l10n_no_hr_payroll.res_field_selection_AarsakTilSluttdato_endringIOrganisasjonsstrukturEllerByttetJobbInternt","l10n_no_hr_payroll.res_field_l10n_no_AarsakTilSluttdato","endringIOrganisasjonsstrukturEllerByttetJobbInternt","Endring i organisasjonsstruktur eller byttet jobb internt"</text:p>
          </table:table-cell>
          <table:table-cell table:style-name="ce5" table:formula="of:=&quot;l10n_no_hr_payroll.res_field_selection_&quot;&amp;SUBSTITUTE([.H267]&amp;&quot;_&quot;&amp;[.E267];&quot;.&quot;;&quot;_&quot;)" office:value-type="string" office:string-value="l10n_no_hr_payroll.res_field_selection_AarsakTilSluttdato_endringIOrganisasjonsstrukturEllerByttetJobbInternt" calcext:value-type="string">
            <text:p>l10n_no_hr_payroll.res_field_selection_AarsakTilSluttdato_endringIOrganisasjonsstrukturEllerByttetJobbInternt</text:p>
          </table:table-cell>
          <table:table-cell table:style-name="ce5" table:formula="of:=&quot;l10n_no_hr_payroll.res_field_l10n_no_&quot;&amp;[.H267]" office:value-type="string" office:string-value="l10n_no_hr_payroll.res_field_l10n_no_AarsakTilSluttdato" calcext:value-type="string">
            <text:p>l10n_no_hr_payroll.res_field_l10n_no_AarsakTilSluttdato</text:p>
          </table:table-cell>
          <table:table-cell table:style-name="Default" office:value-type="string" calcext:value-type="string">
            <text:p>endringIOrganisasjonsstrukturEllerByttetJobbInternt</text:p>
          </table:table-cell>
          <table:table-cell table:style-name="Default" office:value-type="string" calcext:value-type="string">
            <text:p>Endring i organisasjonsstruktur eller byttet jobb internt</text:p>
          </table:table-cell>
          <table:table-cell table:style-name="ce26"/>
          <table:table-cell table:style-name="Default" office:value-type="string" calcext:value-type="string">
            <text:p>AarsakTilSluttdato</text:p>
          </table:table-cell>
          <table:table-cell table:number-columns-repeated="1016"/>
        </table:table-row>
        <table:table-row table:style-name="ro1">
          <table:table-cell table:style-name="ce3" table:formula="of:=IF([.G268]=&quot;UTGÅR&quot;;&quot;&quot;;VLOOKUP([.H268];[$'res.field'.E$1:$'res.field'.M$1048576];9;0))" office:value-type="string" office:string-value="i" calcext:value-type="string">
            <text:p>i</text:p>
          </table:table-cell>
          <table:table-cell table:style-name="ce5" table:formula="of:=&quot;&quot;&quot;&quot;&amp;[.C268]&amp;&quot;&quot;&quot;,&quot;&quot;&quot;&amp;[.D268]&amp;&quot;&quot;&quot;,&quot;&quot;&quot;&amp;[.E268]&amp;&quot;&quot;&quot;,&quot;&quot;&quot;&amp;[.F268]&amp;&quot;&quot;&quot;&quot;" office:value-type="string" office:string-value="&quot;l10n_no_hr_payroll.res_field_selection_AarsakTilSluttdato_kontraktEngasjementEllerVikariatErUtloept&quot;,&quot;l10n_no_hr_payroll.res_field_l10n_no_AarsakTilSluttdato&quot;,&quot;kontraktEngasjementEllerVikariatErUtloept&quot;,&quot;Kontrakt, engasjement eller vikariat er utløpt&quot;" calcext:value-type="string">
            <text:p>"l10n_no_hr_payroll.res_field_selection_AarsakTilSluttdato_kontraktEngasjementEllerVikariatErUtloept","l10n_no_hr_payroll.res_field_l10n_no_AarsakTilSluttdato","kontraktEngasjementEllerVikariatErUtloept","Kontrakt, engasjement eller vikariat er utløpt"</text:p>
          </table:table-cell>
          <table:table-cell table:style-name="ce5" table:formula="of:=&quot;l10n_no_hr_payroll.res_field_selection_&quot;&amp;SUBSTITUTE([.H268]&amp;&quot;_&quot;&amp;[.E268];&quot;.&quot;;&quot;_&quot;)" office:value-type="string" office:string-value="l10n_no_hr_payroll.res_field_selection_AarsakTilSluttdato_kontraktEngasjementEllerVikariatErUtloept" calcext:value-type="string">
            <text:p>l10n_no_hr_payroll.res_field_selection_AarsakTilSluttdato_kontraktEngasjementEllerVikariatErUtloept</text:p>
          </table:table-cell>
          <table:table-cell table:style-name="ce5" table:formula="of:=&quot;l10n_no_hr_payroll.res_field_l10n_no_&quot;&amp;[.H268]" office:value-type="string" office:string-value="l10n_no_hr_payroll.res_field_l10n_no_AarsakTilSluttdato" calcext:value-type="string">
            <text:p>l10n_no_hr_payroll.res_field_l10n_no_AarsakTilSluttdato</text:p>
          </table:table-cell>
          <table:table-cell table:style-name="Default" office:value-type="string" calcext:value-type="string">
            <text:p>kontraktEngasjementEllerVikariatErUtloept</text:p>
          </table:table-cell>
          <table:table-cell table:style-name="Default" office:value-type="string" calcext:value-type="string">
            <text:p>Kontrakt, engasjement eller vikariat er utløpt</text:p>
          </table:table-cell>
          <table:table-cell table:style-name="ce26"/>
          <table:table-cell table:style-name="Default" office:value-type="string" calcext:value-type="string">
            <text:p>AarsakTilSluttdato</text:p>
          </table:table-cell>
          <table:table-cell table:number-columns-repeated="1016"/>
        </table:table-row>
        <table:table-row table:style-name="ro4">
          <table:table-cell table:style-name="ce3" table:formula="of:=IF([.G269]=&quot;UTGÅR&quot;;&quot;&quot;;VLOOKUP([.H269];[$'res.field'.E$1:$'res.field'.M$1048576];9;0))" office:value-type="string" office:string-value="" calcext:value-type="error">
            <text:p>#N/A</text:p>
          </table:table-cell>
          <table:table-cell table:style-name="ce5" table:formula="of:=&quot;&quot;&quot;&quot;&amp;[.C269]&amp;&quot;&quot;&quot;,&quot;&quot;&quot;&amp;[.D269]&amp;&quot;&quot;&quot;,&quot;&quot;&quot;&amp;[.E269]&amp;&quot;&quot;&quot;,&quot;&quot;&quot;&amp;[.F269]&amp;&quot;&quot;&quot;&quot;" office:value-type="string" office:string-value="&quot;l10n_no_hr_payroll.res_field_selection__&quot;,&quot;l10n_no_hr_payroll.res_field_l10n_no_&quot;,&quot;&quot;,&quot;&quot;" calcext:value-type="string">
            <text:p>"l10n_no_hr_payroll.res_field_selection__","l10n_no_hr_payroll.res_field_l10n_no_","",""</text:p>
          </table:table-cell>
          <table:table-cell table:style-name="ce5" table:formula="of:=&quot;l10n_no_hr_payroll.res_field_selection_&quot;&amp;SUBSTITUTE([.H269]&amp;&quot;_&quot;&amp;[.E269];&quot;.&quot;;&quot;_&quot;)" office:value-type="string" office:string-value="l10n_no_hr_payroll.res_field_selection__" calcext:value-type="string">
            <text:p>l10n_no_hr_payroll.res_field_selection__</text:p>
          </table:table-cell>
          <table:table-cell table:style-name="ce5" table:formula="of:=&quot;l10n_no_hr_payroll.res_field_l10n_no_&quot;&amp;[.H269]" office:value-type="string" office:string-value="l10n_no_hr_payroll.res_field_l10n_no_" calcext:value-type="string">
            <text:p>l10n_no_hr_payroll.res_field_l10n_no_</text:p>
          </table:table-cell>
          <table:table-cell/>
          <table:table-cell table:style-name="ce26" table:number-columns-repeated="2"/>
          <table:table-cell table:number-columns-repeated="1017"/>
        </table:table-row>
        <table:table-row table:style-name="ro1">
          <table:table-cell table:style-name="ce3" table:formula="of:=IF([.G270]=&quot;UTGÅR&quot;;&quot;&quot;;VLOOKUP([.H270];[$'res.field'.E$1:$'res.field'.M$1048576];9;0))" office:value-type="string" office:string-value="i" calcext:value-type="string">
            <text:p>i</text:p>
          </table:table-cell>
          <table:table-cell table:style-name="ce5" table:formula="of:=&quot;&quot;&quot;&quot;&amp;[.C270]&amp;&quot;&quot;&quot;,&quot;&quot;&quot;&amp;[.D270]&amp;&quot;&quot;&quot;,&quot;&quot;&quot;&amp;[.E270]&amp;&quot;&quot;&quot;,&quot;&quot;&quot;&amp;[.F270]&amp;&quot;&quot;&quot;&quot;" office:value-type="string" office:string-value="&quot;l10n_no_hr_payroll.res_field_selection_FormForAnsettelse_fast&quot;,&quot;l10n_no_hr_payroll.res_field_l10n_no_FormForAnsettelse&quot;,&quot;fast&quot;,&quot;Fast ansettelse&quot;" calcext:value-type="string">
            <text:p>"l10n_no_hr_payroll.res_field_selection_FormForAnsettelse_fast","l10n_no_hr_payroll.res_field_l10n_no_FormForAnsettelse","fast","Fast ansettelse"</text:p>
          </table:table-cell>
          <table:table-cell table:style-name="ce5" table:formula="of:=&quot;l10n_no_hr_payroll.res_field_selection_&quot;&amp;SUBSTITUTE([.H270]&amp;&quot;_&quot;&amp;[.E270];&quot;.&quot;;&quot;_&quot;)" office:value-type="string" office:string-value="l10n_no_hr_payroll.res_field_selection_FormForAnsettelse_fast" calcext:value-type="string">
            <text:p>l10n_no_hr_payroll.res_field_selection_FormForAnsettelse_fast</text:p>
          </table:table-cell>
          <table:table-cell table:style-name="ce5" table:formula="of:=&quot;l10n_no_hr_payroll.res_field_l10n_no_&quot;&amp;[.H270]" office:value-type="string" office:string-value="l10n_no_hr_payroll.res_field_l10n_no_FormForAnsettelse" calcext:value-type="string">
            <text:p>l10n_no_hr_payroll.res_field_l10n_no_FormForAnsettelse</text:p>
          </table:table-cell>
          <table:table-cell table:style-name="Default" office:value-type="string" calcext:value-type="string">
            <text:p>fast</text:p>
          </table:table-cell>
          <table:table-cell table:style-name="Default" office:value-type="string" calcext:value-type="string">
            <text:p>Fast ansettelse</text:p>
          </table:table-cell>
          <table:table-cell table:style-name="ce26"/>
          <table:table-cell table:style-name="Default" office:value-type="string" calcext:value-type="string">
            <text:p>FormForAnsettelse</text:p>
          </table:table-cell>
          <table:table-cell table:number-columns-repeated="1016"/>
        </table:table-row>
        <table:table-row table:style-name="ro1">
          <table:table-cell table:style-name="ce3" table:formula="of:=IF([.G271]=&quot;UTGÅR&quot;;&quot;&quot;;VLOOKUP([.H271];[$'res.field'.E$1:$'res.field'.M$1048576];9;0))" office:value-type="string" office:string-value="i" calcext:value-type="string">
            <text:p>i</text:p>
          </table:table-cell>
          <table:table-cell table:style-name="ce5" table:formula="of:=&quot;&quot;&quot;&quot;&amp;[.C271]&amp;&quot;&quot;&quot;,&quot;&quot;&quot;&amp;[.D271]&amp;&quot;&quot;&quot;,&quot;&quot;&quot;&amp;[.E271]&amp;&quot;&quot;&quot;,&quot;&quot;&quot;&amp;[.F271]&amp;&quot;&quot;&quot;&quot;" office:value-type="string" office:string-value="&quot;l10n_no_hr_payroll.res_field_selection_FormForAnsettelse_midlertidig&quot;,&quot;l10n_no_hr_payroll.res_field_l10n_no_FormForAnsettelse&quot;,&quot;midlertidig&quot;,&quot;Midlertidig ansettelse&quot;" calcext:value-type="string">
            <text:p>"l10n_no_hr_payroll.res_field_selection_FormForAnsettelse_midlertidig","l10n_no_hr_payroll.res_field_l10n_no_FormForAnsettelse","midlertidig","Midlertidig ansettelse"</text:p>
          </table:table-cell>
          <table:table-cell table:style-name="ce5" table:formula="of:=&quot;l10n_no_hr_payroll.res_field_selection_&quot;&amp;SUBSTITUTE([.H271]&amp;&quot;_&quot;&amp;[.E271];&quot;.&quot;;&quot;_&quot;)" office:value-type="string" office:string-value="l10n_no_hr_payroll.res_field_selection_FormForAnsettelse_midlertidig" calcext:value-type="string">
            <text:p>l10n_no_hr_payroll.res_field_selection_FormForAnsettelse_midlertidig</text:p>
          </table:table-cell>
          <table:table-cell table:style-name="ce5" table:formula="of:=&quot;l10n_no_hr_payroll.res_field_l10n_no_&quot;&amp;[.H271]" office:value-type="string" office:string-value="l10n_no_hr_payroll.res_field_l10n_no_FormForAnsettelse" calcext:value-type="string">
            <text:p>l10n_no_hr_payroll.res_field_l10n_no_FormForAnsettelse</text:p>
          </table:table-cell>
          <table:table-cell table:style-name="Default" office:value-type="string" calcext:value-type="string">
            <text:p>midlertidig</text:p>
          </table:table-cell>
          <table:table-cell table:style-name="Default" office:value-type="string" calcext:value-type="string">
            <text:p>Midlertidig ansettelse</text:p>
          </table:table-cell>
          <table:table-cell table:style-name="ce26"/>
          <table:table-cell table:style-name="Default" office:value-type="string" calcext:value-type="string">
            <text:p>FormForAnsettelse</text:p>
          </table:table-cell>
          <table:table-cell table:number-columns-repeated="1016"/>
        </table:table-row>
        <table:table-row table:style-name="ro4" table:number-rows-repeated="26">
          <table:table-cell table:number-columns-repeated="5"/>
          <table:table-cell table:style-name="ce26" table:number-columns-repeated="2"/>
          <table:table-cell table:number-columns-repeated="1017"/>
        </table:table-row>
        <table:table-row table:style-name="ro4" table:number-rows-repeated="2">
          <table:table-cell table:number-columns-repeated="6"/>
          <table:table-cell table:style-name="ce26"/>
          <table:table-cell table:number-columns-repeated="1017"/>
        </table:table-row>
        <table:table-row table:style-name="ro4" table:number-rows-repeated="1048276">
          <table:table-cell table:number-columns-repeated="1024"/>
        </table:table-row>
        <table:table-row table:style-name="ro4">
          <table:table-cell table:number-columns-repeated="1024"/>
        </table:table-row>
        <table:named-expressions>
          <table:named-range table:name="a_meldingen_koder_ny" table:base-cell-address="" table:cell-range-address="$'res.field.selection_value'.$H$3:.$L$244"/>
          <table:named-expression table:name="bank_account" table:base-cell-address="" table:expression="'res.field.selection_value'!#ref!"/>
          <table:named-expression table:name="bank_text" table:base-cell-address="" table:expression="'res.field.selection_value'!#ref!"/>
          <table:named-expression table:name="export_path" table:base-cell-address="" table:expression="'res.field.selection_value'!#ref!"/>
          <table:named-expression table:name="journal_code" table:base-cell-address="" table:expression="'res.field.selection_value'!#ref!"/>
          <table:named-expression table:name="next_entry" table:base-cell-address="" table:expression="'res.field.selection_value'!#ref!"/>
          <table:named-expression table:name="period" table:base-cell-address="" table:expression="'res.field.selection_value'!#ref!"/>
          <table:named-expression table:name="supplier_account" table:base-cell-address="" table:expression="'res.field.selection_value'!#ref!"/>
          <table:named-range table:name="_xlnm.Print_Area" table:base-cell-address="" table:cell-range-address="$'res.field.selection_value'.$A$3:.$A$12" table:range-usable-as="print-range"/>
          <table:named-range table:name="_xlnm._FilterDatabase" table:base-cell-address="" table:cell-range-address="$'res.field.selection_value'.$A$3:.$O$244"/>
        </table:named-expressions>
      </table:table>
      <table:table table:name="KODETYPE" table:style-name="ta3">
        <office:forms form:automatic-focus="false" form:apply-design-mode="false"/>
        <table:table-column table:style-name="co22" table:default-cell-style-name="Default"/>
        <table:table-column table:style-name="co23" table:default-cell-style-name="Default"/>
        <table:table-column table:style-name="co24" table:number-columns-repeated="1022" table:default-cell-style-name="Default"/>
        <table:table-row table:style-name="ro5">
          <table:table-cell/>
          <table:table-cell table:style-name="ce52" office:value-type="string" calcext:value-type="string">
            <text:p>Kodetype</text:p>
          </table:table-cell>
          <table:table-cell table:style-name="ce56" office:value-type="string" calcext:value-type="string">
            <text:p>(empty)</text:p>
          </table:table-cell>
          <table:table-cell table:number-columns-repeated="1021"/>
        </table:table-row>
        <table:table-row table:style-name="ro5">
          <table:table-cell table:style-name="ce7" office:value-type="string" calcext:value-type="string">
            <text:p>Arbeidsforholdtype</text:p>
          </table:table-cell>
          <table:table-cell table:style-name="ce53" office:value-type="string" calcext:value-type="string">
            <text:p>Arbeidsforholdtype</text:p>
          </table:table-cell>
          <table:table-cell table:style-name="ce57"/>
          <table:table-cell table:number-columns-repeated="1021"/>
        </table:table-row>
        <table:table-row table:style-name="ro5">
          <table:table-cell table:style-name="ce7" office:value-type="string" calcext:value-type="string">
            <text:p>Arbeidsgiveravgiftsone</text:p>
          </table:table-cell>
          <table:table-cell table:style-name="ce54" office:value-type="string" calcext:value-type="string">
            <text:p>Arbeidsgiveravgiftsone</text:p>
          </table:table-cell>
          <table:table-cell table:style-name="ce58"/>
          <table:table-cell table:number-columns-repeated="1021"/>
        </table:table-row>
        <table:table-row table:style-name="ro6">
          <table:table-cell table:style-name="ce7" office:value-type="string" calcext:value-type="string">
            <text:p>Arbeidstidsordning</text:p>
          </table:table-cell>
          <table:table-cell table:style-name="ce54" office:value-type="string" calcext:value-type="string">
            <text:p>Arbeidstidsordning</text:p>
          </table:table-cell>
          <table:table-cell table:style-name="ce58"/>
          <table:table-cell table:number-columns-repeated="1021"/>
        </table:table-row>
        <table:table-row table:style-name="ro5">
          <table:table-cell/>
          <table:table-cell table:style-name="ce54" office:value-type="string" calcext:value-type="string">
            <text:p>Avloenningstype</text:p>
          </table:table-cell>
          <table:table-cell table:style-name="ce58"/>
          <table:table-cell table:number-columns-repeated="1021"/>
        </table:table-row>
        <table:table-row table:style-name="ro5">
          <table:table-cell table:style-name="ce8" office:value-type="string" calcext:value-type="string">
            <text:p>BeregningskodeForArbeidsgiveravgift</text:p>
          </table:table-cell>
          <table:table-cell table:style-name="ce54" office:value-type="string" calcext:value-type="string">
            <text:p>BeregningskodeForArbeidsgiveravgift</text:p>
          </table:table-cell>
          <table:table-cell table:style-name="ce58"/>
          <table:table-cell table:number-columns-repeated="1021"/>
        </table:table-row>
        <table:table-row table:style-name="ro5">
          <table:table-cell table:style-name="ce7" office:value-type="string" calcext:value-type="string">
            <text:p>Fartsomraade</text:p>
          </table:table-cell>
          <table:table-cell table:style-name="ce54" office:value-type="string" calcext:value-type="string">
            <text:p>Fartsomraade</text:p>
          </table:table-cell>
          <table:table-cell table:style-name="ce58"/>
          <table:table-cell table:number-columns-repeated="1021"/>
        </table:table-row>
        <table:table-row table:style-name="ro5">
          <table:table-cell table:style-name="ce7" office:value-type="string" calcext:value-type="string">
            <text:p>Fordel</text:p>
          </table:table-cell>
          <table:table-cell table:style-name="ce54" office:value-type="string" calcext:value-type="string">
            <text:p>Fordel</text:p>
          </table:table-cell>
          <table:table-cell table:style-name="ce58"/>
          <table:table-cell table:number-columns-repeated="1021"/>
        </table:table-row>
        <table:table-row table:style-name="ro5">
          <table:table-cell table:style-name="ce7" office:value-type="string" calcext:value-type="string">
            <text:p>Forskuddstrekkbeskrivelse</text:p>
          </table:table-cell>
          <table:table-cell table:style-name="ce54" office:value-type="string" calcext:value-type="string">
            <text:p>Forskuddstrekkbeskrivelse</text:p>
          </table:table-cell>
          <table:table-cell table:style-name="ce58"/>
          <table:table-cell table:number-columns-repeated="1021"/>
        </table:table-row>
        <table:table-row table:style-name="ro5">
          <table:table-cell table:style-name="ce7" office:value-type="string" calcext:value-type="string">
            <text:p>Fradragbeskrivelse</text:p>
          </table:table-cell>
          <table:table-cell table:style-name="ce54" office:value-type="string" calcext:value-type="string">
            <text:p>Fradragbeskrivelse</text:p>
          </table:table-cell>
          <table:table-cell table:style-name="ce58"/>
          <table:table-cell table:number-columns-repeated="1021"/>
        </table:table-row>
        <table:table-row table:style-name="ro5">
          <table:table-cell table:style-name="ce9" office:value-type="string" calcext:value-type="string">
            <text:p>GrunnlagsbeloepForUtenlandske</text:p>
          </table:table-cell>
          <table:table-cell table:style-name="ce54" office:value-type="string" calcext:value-type="string">
            <text:p>GrunnlagsbeloepForUtenlandske</text:p>
          </table:table-cell>
          <table:table-cell table:style-name="ce58"/>
          <table:table-cell table:number-columns-repeated="1021"/>
        </table:table-row>
        <table:table-row table:style-name="ro5">
          <table:table-cell table:style-name="ce7" office:value-type="string" calcext:value-type="string">
            <text:p>Grunnlagsprosent</text:p>
          </table:table-cell>
          <table:table-cell table:style-name="ce54" office:value-type="string" calcext:value-type="string">
            <text:p>Grunnlagsprosent</text:p>
          </table:table-cell>
          <table:table-cell table:style-name="ce58"/>
          <table:table-cell table:number-columns-repeated="1021"/>
        </table:table-row>
        <table:table-row table:style-name="ro5">
          <table:table-cell table:style-name="ce9" office:value-type="string" calcext:value-type="string">
            <text:p>GrunnlagsprosentForUtenlandske</text:p>
          </table:table-cell>
          <table:table-cell table:style-name="ce54" office:value-type="string" calcext:value-type="string">
            <text:p>GrunnlagsprosentForUtenlandske</text:p>
          </table:table-cell>
          <table:table-cell table:style-name="ce58"/>
          <table:table-cell table:number-columns-repeated="1021"/>
        </table:table-row>
        <table:table-row table:style-name="ro5">
          <table:table-cell/>
          <table:table-cell table:style-name="ce54" office:value-type="string" calcext:value-type="string">
            <text:p>Internasjonalidentifikatortype</text:p>
          </table:table-cell>
          <table:table-cell table:style-name="ce58"/>
          <table:table-cell table:number-columns-repeated="1021"/>
        </table:table-row>
        <table:table-row table:style-name="ro5">
          <table:table-cell/>
          <table:table-cell table:style-name="ce54" office:value-type="string" calcext:value-type="string">
            <text:p>Kodetype</text:p>
          </table:table-cell>
          <table:table-cell table:style-name="ce58"/>
          <table:table-cell table:number-columns-repeated="1021"/>
        </table:table-row>
        <table:table-row table:style-name="ro5">
          <table:table-cell table:style-name="ce7" office:value-type="string" calcext:value-type="string">
            <text:p>Loennsbeskrivelse</text:p>
          </table:table-cell>
          <table:table-cell table:style-name="ce54" office:value-type="string" calcext:value-type="string">
            <text:p>Loennsbeskrivelse</text:p>
          </table:table-cell>
          <table:table-cell table:style-name="ce58"/>
          <table:table-cell table:number-columns-repeated="1021"/>
        </table:table-row>
        <table:table-row table:style-name="ro5">
          <table:table-cell table:style-name="ce7" office:value-type="string" calcext:value-type="string">
            <text:p>Naeringsinntektsbeskrivelse</text:p>
          </table:table-cell>
          <table:table-cell table:style-name="ce54" office:value-type="string" calcext:value-type="string">
            <text:p>Naeringsinntektsbeskrivelse</text:p>
          </table:table-cell>
          <table:table-cell table:style-name="ce58"/>
          <table:table-cell table:number-columns-repeated="1021"/>
        </table:table-row>
        <table:table-row table:style-name="ro5">
          <table:table-cell table:style-name="ce7" office:value-type="string" calcext:value-type="string">
            <text:p>OppholdsbeskrivelseForSvalbardJanMayenOgBilandene</text:p>
          </table:table-cell>
          <table:table-cell table:style-name="ce54" office:value-type="string" calcext:value-type="string">
            <text:p>OppholdsbeskrivelseForSvalbardJanMayenOgBilandene</text:p>
          </table:table-cell>
          <table:table-cell table:style-name="ce58"/>
          <table:table-cell table:number-columns-repeated="1021"/>
        </table:table-row>
        <table:table-row table:style-name="ro5">
          <table:table-cell table:style-name="ce7" office:value-type="string" calcext:value-type="string">
            <text:p>PensjonEllerTrygdeBeskrivelse</text:p>
          </table:table-cell>
          <table:table-cell table:style-name="ce54" office:value-type="string" calcext:value-type="string">
            <text:p>PensjonEllerTrygdeBeskrivelse</text:p>
          </table:table-cell>
          <table:table-cell table:style-name="ce58"/>
          <table:table-cell table:number-columns-repeated="1021"/>
        </table:table-row>
        <table:table-row table:style-name="ro5">
          <table:table-cell table:style-name="ce7" office:value-type="string" calcext:value-type="string">
            <text:p>PermisjonsOgPermitteringsBeskrivelse</text:p>
          </table:table-cell>
          <table:table-cell table:style-name="ce54" office:value-type="string" calcext:value-type="string">
            <text:p>PermisjonsOgPermitteringsBeskrivelse</text:p>
          </table:table-cell>
          <table:table-cell table:style-name="ce58"/>
          <table:table-cell table:number-columns-repeated="1021"/>
        </table:table-row>
        <table:table-row table:style-name="ro5">
          <table:table-cell table:style-name="ce7" office:value-type="string" calcext:value-type="string">
            <text:p>PersontypeForReiseKostLosji</text:p>
          </table:table-cell>
          <table:table-cell table:style-name="ce54" office:value-type="string" calcext:value-type="string">
            <text:p>PersontypeForReiseKostLosji</text:p>
          </table:table-cell>
          <table:table-cell table:style-name="ce58"/>
          <table:table-cell table:number-columns-repeated="1021"/>
        </table:table-row>
        <table:table-row table:style-name="ro5">
          <table:table-cell table:style-name="ce7" office:value-type="string" calcext:value-type="string">
            <text:p>SkatteOgAvgiftsregel</text:p>
          </table:table-cell>
          <table:table-cell table:style-name="ce54" office:value-type="string" calcext:value-type="string">
            <text:p>SkatteOgAvgiftsregel</text:p>
          </table:table-cell>
          <table:table-cell table:style-name="ce58"/>
          <table:table-cell table:number-columns-repeated="1021"/>
        </table:table-row>
        <table:table-row table:style-name="ro5">
          <table:table-cell table:style-name="ce7" office:value-type="string" calcext:value-type="string">
            <text:p>Skipsregister</text:p>
          </table:table-cell>
          <table:table-cell table:style-name="ce54" office:value-type="string" calcext:value-type="string">
            <text:p>Skipsregister</text:p>
          </table:table-cell>
          <table:table-cell table:style-name="ce58"/>
          <table:table-cell table:number-columns-repeated="1021"/>
        </table:table-row>
        <table:table-row table:style-name="ro5">
          <table:table-cell table:style-name="ce7" office:value-type="string" calcext:value-type="string">
            <text:p>Skipstype</text:p>
          </table:table-cell>
          <table:table-cell table:style-name="ce54" office:value-type="string" calcext:value-type="string">
            <text:p>Skipstype</text:p>
          </table:table-cell>
          <table:table-cell table:style-name="ce58"/>
          <table:table-cell table:number-columns-repeated="1021"/>
        </table:table-row>
        <table:table-row table:style-name="ro5">
          <table:table-cell table:style-name="ce7" office:value-type="string" calcext:value-type="string">
            <text:p>Spesielleinntjeningsforhold</text:p>
          </table:table-cell>
          <table:table-cell table:style-name="ce54" office:value-type="string" calcext:value-type="string">
            <text:p>Spesielleinntjeningsforhold</text:p>
          </table:table-cell>
          <table:table-cell table:style-name="ce58"/>
          <table:table-cell table:number-columns-repeated="1021"/>
        </table:table-row>
        <table:table-row table:style-name="ro5">
          <table:table-cell table:style-name="ce7" office:value-type="string" calcext:value-type="string">
            <text:p>Spraak</text:p>
          </table:table-cell>
          <table:table-cell table:style-name="ce54" office:value-type="string" calcext:value-type="string">
            <text:p>Spraak</text:p>
          </table:table-cell>
          <table:table-cell table:style-name="ce58"/>
          <table:table-cell table:number-columns-repeated="1021"/>
        </table:table-row>
        <table:table-row table:style-name="ro5">
          <table:table-cell table:style-name="ce7" office:value-type="string" calcext:value-type="string">
            <text:p>YtelseFraOffentligeBeskrivelse</text:p>
          </table:table-cell>
          <table:table-cell table:style-name="ce54" office:value-type="string" calcext:value-type="string">
            <text:p>YtelseFraOffentligeBeskrivelse</text:p>
          </table:table-cell>
          <table:table-cell table:style-name="ce58"/>
          <table:table-cell table:number-columns-repeated="1021"/>
        </table:table-row>
        <table:table-row table:style-name="ro5">
          <table:table-cell/>
          <table:table-cell table:style-name="ce54" office:value-type="string" calcext:value-type="string">
            <text:p>(empty)</text:p>
          </table:table-cell>
          <table:table-cell table:style-name="ce58"/>
          <table:table-cell table:number-columns-repeated="1021"/>
        </table:table-row>
        <table:table-row table:style-name="ro5">
          <table:table-cell/>
          <table:table-cell table:style-name="ce54" office:value-type="string" calcext:value-type="string">
            <text:p>BeregnAga</text:p>
          </table:table-cell>
          <table:table-cell table:style-name="ce58"/>
          <table:table-cell table:number-columns-repeated="1021"/>
        </table:table-row>
        <table:table-row table:style-name="ro5">
          <table:table-cell table:style-name="ce7" office:value-type="string" calcext:value-type="string">
            <text:p>profession_code</text:p>
          </table:table-cell>
          <table:table-cell table:style-name="ce54" office:value-type="string" calcext:value-type="string">
            <text:p>BeregnTrekk</text:p>
          </table:table-cell>
          <table:table-cell table:style-name="ce58"/>
          <table:table-cell table:number-columns-repeated="1021"/>
        </table:table-row>
        <table:table-row table:style-name="ro5">
          <table:table-cell/>
          <table:table-cell table:style-name="ce54" office:value-type="string" calcext:value-type="string">
            <text:p>RegelType</text:p>
          </table:table-cell>
          <table:table-cell table:style-name="ce59"/>
          <table:table-cell table:number-columns-repeated="1021"/>
        </table:table-row>
        <table:table-row table:style-name="ro5">
          <table:table-cell/>
          <table:table-cell table:style-name="ce55" office:value-type="string" calcext:value-type="string">
            <text:p>Total Result</text:p>
          </table:table-cell>
          <table:table-cell table:style-name="ce60"/>
          <table:table-cell table:number-columns-repeated="1021"/>
        </table:table-row>
        <table:table-row table:style-name="ro5" table:number-rows-repeated="1048543">
          <table:table-cell table:number-columns-repeated="1024"/>
        </table:table-row>
        <table:table-row table:style-name="ro5">
          <table:table-cell table:number-columns-repeated="1024"/>
        </table:table-row>
      </table:table>
      <table:named-expressions>
        <table:named-expression table:name="bank_account" table:base-cell-address="" table:expression="#REF!"/>
        <table:named-expression table:name="bank_text" table:base-cell-address="" table:expression="#REF!"/>
        <table:named-expression table:name="export_path" table:base-cell-address="" table:expression="#REF!"/>
        <table:named-expression table:name="journal_code" table:base-cell-address="" table:expression="#REF!"/>
        <table:named-expression table:name="next_entry" table:base-cell-address="" table:expression="#REF!"/>
        <table:named-expression table:name="period" table:base-cell-address="" table:expression="#REF!"/>
        <table:named-expression table:name="supplier_account" table:base-cell-address="" table:expression="#REF!"/>
      </table:named-expressions>
      <table:database-ranges>
        <table:database-range table:name="__Anonymous_Sheet_DB__0" table:target-range-address="'res.field'.A3:'res.field'.L56" table:display-filter-buttons="true"/>
        <table:database-range table:name="__Anonymous_Sheet_DB__1" table:target-range-address="'res.field.selection_value'.A3:'res.field.selection_value'.O261" table:display-filter-buttons="true"/>
      </table:database-ranges>
      <table:data-pilot-tables>
        <table:data-pilot-table table:name="Pivottabell1" table:application-data="" table:target-range-address="KODETYPE.B1:KODETYPE.C32" table:buttons="KODETYPE.B1" table:show-filter-button="false">
          <table:source-cell-range table:cell-range-address="'res.field.selection_value'.H1:'res.field.selection_value'.H1048576"/>
          <table:data-pilot-field table:source-field-name="Kodetype" table:orientation="row" table:used-hierarchy="-1" table:function="auto">
            <table:data-pilot-level table:show-empty="false" calcext:repeat-item-labels="false">
              <table:data-pilot-subtotals>
                <table:data-pilot-subtotal table:function="auto"/>
              </table:data-pilot-subtotals>
              <table:data-pilot-members>
                <table:data-pilot-member table:name="Arbeidsforholdtype" table:display="true" table:show-details="true"/>
                <table:data-pilot-member table:name="Arbeidsgiveravgiftsone" table:display="true" table:show-details="true"/>
                <table:data-pilot-member table:name="Arbeidstidsordning" table:display="true" table:show-details="true"/>
                <table:data-pilot-member table:name="Avloenningstype" table:display="true" table:show-details="true"/>
                <table:data-pilot-member table:name="BeregningskodeForArbeidsgiveravgift" table:display="true" table:show-details="true"/>
                <table:data-pilot-member table:name="Fartsomraade" table:display="true" table:show-details="true"/>
                <table:data-pilot-member table:name="Fordel" table:display="true" table:show-details="true"/>
                <table:data-pilot-member table:name="Forskuddstrekkbeskrivelse" table:display="true" table:show-details="true"/>
                <table:data-pilot-member table:name="Fradragbeskrivelse" table:display="true" table:show-details="true"/>
                <table:data-pilot-member table:name="GrunnlagsbeloepForUtenlandske" table:display="true" table:show-details="true"/>
                <table:data-pilot-member table:name="Grunnlagsprosent" table:display="true" table:show-details="true"/>
                <table:data-pilot-member table:name="GrunnlagsprosentForUtenlandske" table:display="true" table:show-details="true"/>
                <table:data-pilot-member table:name="Internasjonalidentifikatortype" table:display="true" table:show-details="true"/>
                <table:data-pilot-member table:name="Kodetype" table:display="true" table:show-details="true"/>
                <table:data-pilot-member table:name="Loennsbeskrivelse" table:display="true" table:show-details="true"/>
                <table:data-pilot-member table:name="Naeringsinntektsbeskrivelse" table:display="true" table:show-details="true"/>
                <table:data-pilot-member table:name="OppholdsbeskrivelseForSvalbardJanMayenOgBilandene" table:display="true" table:show-details="true"/>
                <table:data-pilot-member table:name="PensjonEllerTrygdeBeskrivelse" table:display="true" table:show-details="true"/>
                <table:data-pilot-member table:name="PermisjonsOgPermitteringsBeskrivelse" table:display="true" table:show-details="true"/>
                <table:data-pilot-member table:name="PersontypeForReiseKostLosji" table:display="true" table:show-details="true"/>
                <table:data-pilot-member table:name="SkatteOgAvgiftsregel" table:display="true" table:show-details="true"/>
                <table:data-pilot-member table:name="Skipsregister" table:display="true" table:show-details="true"/>
                <table:data-pilot-member table:name="Skipstype" table:display="true" table:show-details="true"/>
                <table:data-pilot-member table:name="Spesielleinntjeningsforhold" table:display="true" table:show-details="true"/>
                <table:data-pilot-member table:name="Spraak" table:display="true" table:show-details="true"/>
                <table:data-pilot-member table:name="YtelseFraOffentligeBeskrivelse" table:display="true" table:show-details="true"/>
                <table:data-pilot-member table:name="" table:display="true" table:show-details="true"/>
              </table:data-pilot-members>
              <table:data-pilot-sort-info table:order="descending" table:sort-mode="manual"/>
              <table:data-pilot-layout-info table:add-empty-lines="false" table:layout-mode="outline-subtotals-top"/>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2" loext:min-decimal-places="2" number:min-integer-digits="1" number:grouping="true">
        <number:embedded-text number:position="9"> </number:embedded-text>
      </number:number>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ableStyleLigh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mport" style:display-name="PageStyle_Import" style:page-layout-name="Mpm3">
      <style:header style:display="false"/>
      <style:header-left style:display="false"/>
      <style:footer style:display="false"/>
      <style:footer-left style:display="false"/>
    </style:master-page>
    <style:master-page style:name="PageStyle_5f_res.field" style:display-name="PageStyle_res.field" style:page-layout-name="Mpm4">
      <style:header style:display="false"/>
      <style:header-left style:display="false"/>
      <style:footer style:display="false"/>
      <style:footer-left style:display="false"/>
    </style:master-page>
    <style:master-page style:name="PageStyle_5f_KODETYPE" style:display-name="PageStyle_KODETYPE" style:page-layout-name="Mpm5">
      <style:header style:display="false"/>
      <style:header-left style:display="false"/>
      <style:footer style:display="false"/>
      <style:footer-left style:display="false"/>
    </style:master-page>
    <style:master-page style:name="PageStyle_5f_CSV" style:display-name="PageStyle_CSV" style:page-layout-name="Mpm3">
      <style:header style:display="false"/>
      <style:header-left style:display="false"/>
      <style:footer style:display="false"/>
      <style:footer-left style:display="false"/>
    </style:master-page>
    <style:master-page style:name="PageStyle_5f_res.field.selection_5f_value" style:display-name="PageStyle_res.field.selection_valu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meta:initial-creator>
    <meta:print-date>2016-04-05T16:31:51</meta:print-date>
    <meta:creation-date>2014-06-15T08:04:29</meta:creation-date>
    <dc:date>2021-01-19T19:50:08.499897615</dc:date>
    <meta:generator>LibreOffice/6.0.7.3$Linux_X86_64 LibreOffice_project/00m0$Build-3</meta:generator>
    <meta:editing-duration>PT1H11M29S</meta:editing-duration>
    <meta:editing-cycles>5</meta:editing-cycles>
    <meta:document-statistic meta:table-count="3" meta:cell-count="380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Ark13.xml><?xml version="1.0" encoding="utf-8"?>
<!DOCTYPE module  PUBLIC '-//OpenOffice.org//DTD OfficeDocument 1.0//EN'  'module.dtd'>
<script:module xmlns:script="http://openoffice.org/2000/script" script:name="Ark13" script:language="StarBasic" script:moduleType="document">Rem Attribute VBA_ModuleType=VBADocumentModule
Option VBASupport 1
Sub import()
    Dim r As Integer
    Dim r_output As Integer
    Dim c As Integer
    Const r_max = 1000
    Const c_max = 100
    r = 2
    c = 2
    r_output = 7
    source_sheet = CStr(Range("B2"))
    file_path = CStr(Range("B3"))
    
    Dim s As String
    Dim ws As Worksheet
    
    Set ws = Worksheets(source_sheet)
    
    Dim fsT As Object
    Set fsT = CreateObject("ADODB.Stream")
    fsT.Type = 2 'Specify stream type - we want To save text/string data.
    fsT.Charset = "utf-8" 'Specify charset For the source text data.
    fsT.Open 'Open the stream And write binary data To the object
    
    Range("A7:A1000").ClearContents
    
    Do
            
        If (ws.Cells(r, 1) = "end") Or (r &gt; r_max) Then Exit Do
        
        If ws.Cells(r, 1) = "i" Then
        
            Do
                If (ws.Cells(1, c) = "end") Or (c &gt; c_max) Then Exit Do
                
                If ws.Cells(1, c) = "i" Then s = s &amp; """" &amp; ws.Cells(r, c) &amp; ""","
                
                c = c + 1
            
            Loop
        
        End If
        
        If Len(s) &gt; 0 Then
            csv_line = Left(s, Len(s) - 1)
            Cells(r_output, 1) = csv_line
            If file_path &lt;&gt; "" Then fsT.WriteText csv_line &amp; vbNewLine
            r_output = r_output + 1
        End If
        
        s = ""
        c = 2
        r = r + 1
    Loop
    
    fsT.SaveToFile file_path, 2 'Save binary data To disk
    
End Sub



Sub importBackup()
    Dim r As Integer
    Dim r_output As Integer
    Dim c As Integer
    Const r_max = 1000
    Const c_max = 100
    r = 2
    c = 2
    r_output = 7
    source_sheet = CStr(Range("B2"))
    file_path = CStr(Range("B3"))
    
    Dim s As String
    Dim ws As Worksheet
    
    Set ws = Worksheets(source_sheet)
    
    Dim fsT As Object
    Set fsT = CreateObject("ADODB.Stream")
    fsT.Type = 2 'Specify stream type - we want To save text/string data.
    fsT.Charset = "utf-8" 'Specify charset For the source text data.
    fsT.Open 'Open the stream And write binary data To the object
    
    Range("A7:A1000").ClearContents
    
    Do
            
        If (ws.Cells(r, 1) = "end") Or (r &gt; r_max) Then Exit Do
        
        If ws.Cells(r, 1) = "i" Then
        
            Do
                If (ws.Cells(1, c) = "end") Or (c &gt; c_max) Then Exit Do
                
                If ws.Cells(1, c) = "i" Then s = s &amp; """" &amp; ws.Cells(r, c) &amp; ""","
                
                c = c + 1
            
            Loop
        
        End If
        
        If Len(s) &gt; 0 Then
            Cells(r_output, 1) = Left(s, Len(s) - 1)
            If file_path &lt;&gt; "" Then fsT.WriteLine Left(s, Len(s) - 1) &amp; vbNewLine
            r_output = r_output + 1
        End If
        
        s = ""
        c = 2
        r = r + 1
    Loop
    
    fsT.SaveToFile file_path, 2 'Save binary data To disk
    
End Sub


</script:module>
</file>

<file path=Basic/VBAProject/Ark14.xml><?xml version="1.0" encoding="utf-8"?>
<!DOCTYPE module  PUBLIC '-//OpenOffice.org//DTD OfficeDocument 1.0//EN'  'module.dtd'>
<script:module xmlns:script="http://openoffice.org/2000/script" script:name="Ark14" script:language="StarBasic" script:moduleType="document">Rem Attribute VBA_ModuleType=VBADocumentModule
Option VBASupport 1
Sub import()
    Dim r As Integer
    Dim r_output As Integer
    Dim c As Integer
    Const r_max = 1000
    Const c_max = 100
    r = 2
    c = 2
    r_output = 7
    source_sheet = CStr(Range("B2"))
    file_path = CStr(Range("B3"))
    
    Dim s As String
    Dim ws As Worksheet
    
    Set ws = Worksheets(source_sheet)
    
    Dim fsT As Object
    Set fsT = CreateObject("ADODB.Stream")
    fsT.Type = 2 'Specify stream type - we want To save text/string data.
    fsT.Charset = "utf-8" 'Specify charset For the source text data.
    fsT.Open 'Open the stream And write binary data To the object
    
    Range("A7:A1000").ClearContents
    
    Do
            
        If (ws.Cells(r, 1) = "end") Or (r &gt; r_max) Then Exit Do
        
        If ws.Cells(r, 1) = "i" Then
        
            Do
                If (ws.Cells(1, c) = "end") Or (c &gt; c_max) Then Exit Do
                
                If ws.Cells(1, c) = "i" Then s = s &amp; """" &amp; ws.Cells(r, c) &amp; ""","
                
                c = c + 1
            
            Loop
        
        End If
        
        If Len(s) &gt; 0 Then
            csv_line = Left(s, Len(s) - 1)
            Cells(r_output, 1) = csv_line
            If file_path &lt;&gt; "" Then fsT.WriteText csv_line &amp; vbNewLine
            r_output = r_output + 1
        End If
        
        s = ""
        c = 2
        r = r + 1
    Loop
    
    fsT.SaveToFile file_path, 2 'Save binary data To disk
    
End Sub



Sub importBackup()
    Dim r As Integer
    Dim r_output As Integer
    Dim c As Integer
    Const r_max = 1000
    Const c_max = 100
    r = 2
    c = 2
    r_output = 7
    source_sheet = CStr(Range("B2"))
    file_path = CStr(Range("B3"))
    
    Dim s As String
    Dim ws As Worksheet
    
    Set ws = Worksheets(source_sheet)
    
    Dim fsT As Object
    Set fsT = CreateObject("ADODB.Stream")
    fsT.Type = 2 'Specify stream type - we want To save text/string data.
    fsT.Charset = "utf-8" 'Specify charset For the source text data.
    fsT.Open 'Open the stream And write binary data To the object
    
    Range("A7:A1000").ClearContents
    
    Do
            
        If (ws.Cells(r, 1) = "end") Or (r &gt; r_max) Then Exit Do
        
        If ws.Cells(r, 1) = "i" Then
        
            Do
                If (ws.Cells(1, c) = "end") Or (c &gt; c_max) Then Exit Do
                
                If ws.Cells(1, c) = "i" Then s = s &amp; """" &amp; ws.Cells(r, c) &amp; ""","
                
                c = c + 1
            
            Loop
        
        End If
        
        If Len(s) &gt; 0 Then
            Cells(r_output, 1) = Left(s, Len(s) - 1)
            If file_path &lt;&gt; "" Then fsT.WriteLine Left(s, Len(s) - 1) &amp; vbNewLine
            r_output = r_output + 1
        End If
        
        s = ""
        c = 2
        r = r + 1
    Loop
    
    fsT.SaveToFile file_path, 2 'Save binary data To disk
    
End Sub


</script:modul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Sub create_csv()
    On Error GoTo error
    Dim source_sheet As String
    Dim r_header As Integer
    Dim r_total As Integer
    Dim r As Integer
    Dim r_max As Integer
    Dim date_name_input As String
    Dim date_name As String
    Dim debit_name As String
    Dim credit_name As String
    source_sheet = ActiveSheet.Name
    r_header = 2
    r_total = 3
    r = 2
    r_max = 1000
    date_name_input = "dato"
    date_name = "line_id/date"
    debit_name = "line_id/debit"
    credit_name = "line_id/credit"
    
    Dim csv_sheet As String
    Dim r_output As Integer
    Dim output_file_path As String
    csv_sheet = "CSV"
    r_output = 4
    output_file_path = ActiveSheet.Range("export_path")
    
    '''''''''''''''''''''''''''''''''''''''''''''''''''''''''''''
    
    Dim ws As Worksheet
    Set ws = Worksheets(source_sheet)
    
    Dim ws2 As Worksheet
    Set ws2 = Worksheets(csv_sheet)
    
    Dim fsT As Object
    Set fsT = CreateObject("ADODB.Stream")
    fsT.Type = 2 'Specify stream type - we want To save text/string data.
    fsT.Charset = "utf-8" 'Specify charset For the source text data.
    fsT.Open 'Open the stream And write binary data To the object
    
    ws2.Range("A1:A1000").ClearContents
    ws2.Range("A1") = source_sheet
    ws2.Range("A2") = output_file_path
    
    Dim c_date_name_input As Integer
    Dim c_debit_name As Integer
    Dim c_credit_name As Integer
        Dim c_date_name As Integer
    Dim last_date As String
    c_date_name_input = find_column(ws, r_header, date_name_input)
    c_date_name = find_column(ws, r_header, date_name)
    c_debit_name = find_column(ws, r_header, debit_name)
    c_credit_name = find_column(ws, r_header, credit_name)
    last_date = ""
    
    Dim this_date As String
    Dim debit_credit As Double
    Dim csv As String 'Building CSV line
    Dim dict As New Scripting.Dictionary
    
    Do
        If ws.Cells(r, 1) = "i" Then
        
            If r &lt;&gt; r_header Then
                'Set date
                this_date = Format(ws.Cells(r, c_date_name_input), "yyyy-mm-dd")
                ws.Cells(r, c_date_name).value = this_date

                'Add line with total amount if new date
                If this_date &lt;&gt; last_date And last_date &lt;&gt; "" Then
                    ws.Cells(r_total, c_date_name).value = last_date 'Necessary to get the right period
                    dict.RemoveAll
                    dict.Add date_name, last_date
                    If debit_credit &gt; 0 Then
                        dict.Add debit_name, Replace(debit_credit, ",", ".")
                    Else
                        dict.Add credit_name, Replace(-debit_credit, ",", ".")
                    End If
                
                    csv = build_csv_line(ws, r_header, r_total, , , dict)
                    ws2.Cells(r_output, 1) = csv
                    fsT.WriteText csv &amp; vbNewLine
                    r_output = r_output + 1
                    debit_credit = 0
                End If
                
                'Accumulate debit - credit
                If ws.Cells(r, c_debit_name) &lt;&gt; "" Then debit_credit = debit_credit - CDbl(Replace(ws.Cells(r, c_debit_name), ".", ","))
                If ws.Cells(r, c_credit_name) &lt;&gt; "" Then debit_credit = debit_credit + CDbl(Replace(ws.Cells(r, c_credit_name), ".", ","))
                
            End If
            
            'Add line
            csv = build_csv_line(ws, r_header, r)
            ws2.Cells(r_output, 1) = csv
            If output_file_path &lt;&gt; "" Then fsT.WriteText csv &amp; vbNewLine
            r_output = r_output + 1
            last_date = this_date
        End If
        csv = ""
        r = r + 1
        If r &gt; r_max Then Exit Do
    Loop
    
    'Add the last line with total amount
    ws.Cells(r_total, c_date_name).value = last_date 'Necessary to get the right period
    dict.RemoveAll
    dict.Add date_name, this_date
    If debit_credit &gt; 0 Then
        dict.Add debit_name, Replace(debit_credit, ",", ".")
    Else
        dict.Add credit_name, Replace(-debit_credit, ",", ".")
    End If
    csv = build_csv_line(ws, r_header, r_total, , , dict)
    ws2.Cells(r_output, 1) = csv
    fsT.WriteText csv &amp; vbNewLine
    
    'Save the file
    fsT.SaveToFile output_file_path, 2 'Save binary data To disk
    Exit Sub
    
error:
    MsgBox "Det oppsto en feil. Sjekk beløpet på rad " &amp; r &amp; "."
End Sub


Function find_column(ws As Worksheet, _
                    row_header As Integer, _
                    col_name As String, _
                    Optional col_end As Integer = 1000) As Integer
    Dim col As Integer
    col = 1
    
    For col = 1 To col_end:
        If ws.Cells(row_header, col) = col_name Then
            find_column = col
            Exit For
        End If
    Next col
End Function


Function build_csv_line(ws As Worksheet, _
                        row_header As Integer, _
                        row As Integer, _
                        Optional col_start As Integer = 2, _
                        Optional col_end As Integer = 1000, _
                        Optional ByVal fixed_values As Scripting.Dictionary = Null) As String
    On Error GoTo error
                            
    Dim csv As String
    Dim col As Integer
    col = col_start
    
    Do
        If ws.Cells(1, col) = "i" Then
            If row = 7 Then
                'Debug.Print row &amp; "," &amp; col &amp; " " &amp; CStr(Cells(row_header, col)) &amp; "      " &amp; CStr(Cells(row, col))
            End If
            
            If fixed_values Is Nothing Then
                csv = csv + ws.Cells(row, col)
            ElseIf IsEmpty(fixed_values.Item(CStr(Cells(row_header, col)))) Then
                csv = csv + ws.Cells(row, col)
            Else
                csv = csv + CStr(fixed_values.Item(CStr(Cells(row_header, col))))
            End If
            csv = csv &amp; ","
        End If
        col = col + 1
        If col &gt; col_end Then Exit Do
    Loop
    csv = Left(csv, Len(csv) - 1)
    build_csv_line = csv
    Exit Function
    
error:
    MsgBox "Det oppsto en feil. Sjekk partner og konto på rad " &amp; row &amp; " (kolonne " &amp; col &amp; ")."
    
End Function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Ark13"/>
  <library:element library:name="Ark14"/>
  <library:element library:name="ThisWorkbook"/>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